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YOYGroundfishBiodiv_Dat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YEAR_STATION,YEAR,STATION,WOLF_EEL,SABLEFISH,ARROWTOOTH_FLOUNDER,PACIFIC_SANDDAB,SPECKLED_SANDDAB,SCULPIN,REX_SOLE,GREENLING,SLENDER_SOLE,PACIFIC_HAKE,DOVER_SOLE,LINGCOD,PAINTED_GREENLING,RIGHT_EYED_FLATFISH,TURBOT,SAND_SOLE,CABEZON,BROWN_ROCKFISH,DARKBLOTCHED_ROCKFISH,CALICO_ROCKFISH,SPLITNOSE_ROCKFISH,GREENSTRIPED_ROCKFISH,WIDOW_ROCKFISH,YELLOWTAIL_ROCKFISH,CHILIPEPPER,SQUARESPOT_ROCKFISH,SHORTBELLY_ROCKFISH,COWCOD,BLACK_ROCKFISH,BLACKGILL_ROCKFISH,BLUE_ROCKFISH,BOCACCIO,CANARY_ROCKFISH,YELLOWMOUTH_ROCKFISH,YELLOWEYE_ROCKFISH,BANK_ROCKFISH,STRIPETAIL_ROCKFISH,HALFBANDED_ROCKFISH,OLIVE_ROCKFISH,PYGMY_ROCKFISH,SHARPCHIN_ROCKFISH,ROCKFISH,ROSY_ROCKFISH_GROUP,PACIFIC_TOMCOD,COPPER_ROCKFISH_GROUP,IRISH_LORD,sdiv,nspec,eve,LCBD,LONDD,LATDD,PROVINCE,SURVEY,CRUISE,STATION_BOTTOM_DEPTH,AREA,ACTIVE,clust_6,core,cpue,MDS1,MDS2,MDS3,centroid_distance,rar50,fMDS1,fMDS2,fMDS3,centroid_distance_fd,feve,fric,fdi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_109,1990,109,0,0,0,1.290400337,1.809781876,0,0,0,0,2.274065797,0.23104906,0,0,0.23104906,0.597253156,0,0,0.23104906,0,0,0,0,0,0,0.597253156,0.366204096,0.799298424,0,0,0,0.46209812,0,0,0,0,0,0,0,0,0,0,0,0,0,0,0,2.102077898,11,0.87663424,0.047915493,-122.0333333,36.58333333,CENTRAL,RREAS,9005,608,Monterey Bay Outside,Y,1,YES,8.889502144,-0.010491217,-0.225822223,-0.031940587,0.116498995,6,-0.038847448,0.082113842,-0.04893778,0.099214679,0.699297,0.134831624,0.8188220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_110,1990,110,0.23104906,0,0,4.402645129,3.118146905,0.23104906,0,0,0,7.032675976,0,0,0.46209812,0,0.46209812,0,0.366204096,0.366204096,0.23104906,0,0,0,2.095952853,0.46209812,1.030347484,2.153822725,2.781025957,0,0,0,0.924196241,1.086032179,0,0,0,0,0.799298424,1.290400337,0.879685777,0.23104906,0,0,0,0,0.23104906,0,2.573709812,22,0.832634774,0.200720971,-122.175,36.58333333,CENTRAL,RREAS,9005,2304,Monterey Bay Outside,Y,2,YES,30.86817784,-0.706558295,-0.070907903,-0.078311683,0.66122932,5.397341756,-0.009545518,0.055914544,-0.123821818,0.134880188,0.552901,0.382232644,0.9110555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_112,1990,112,0,0,0,0.597253156,1.381044909,0,0,0,0,0,0,0,0,0,0,0,0.23104906,0.23104906,0,0,0,0,0.23104906,0.23104906,0.693147181,0,1.730985617,0,0,0,0.366204096,0,0,0,0,0,0.23104906,1.059351277,0.366204096,0,0,0,0,0,0,0,2.203278791,12,0.886664315,0.2240935,-121.9466634,36.65500081,CENTRAL,RREAS,9005,73,Monterey Bay Inside,Y,3,YES,7.349435633,-0.120032502,-0.32801839,0.469341073,0.551923128,5,-0.173893351,0.016192366,-0.025583662,0.16467827,0.591794,0.029056205,0.7144881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_113,1990,113,0.23104906,0,0,1.791759469,2.113453101,0.23104906,0,0,0,4.059332398,0,0,0.23104906,0,0.23104906,0,0,0.23104906,0,0,0,0,0,0,0,0,0.854983119,0,0,0,0,0,0,0,0,0,0.23104906,0.46209812,0,0.23104906,0,0,0,0,0,0,1.888308755,12,0.75991109,0.063299213,-122.05,36.64666748,CENTRAL,RREAS,9005,900,Monterey Bay Outside,Y,1,YES,10.89896963,-0.138227419,-0.260159431,-0.105919052,0.184391527,3.968528828,-0.046353266,0.094689506,-0.06847568,0.121590734,0.60682,0.155719687,0.9174035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_114,1990,114,0,0,0,0,0.597253156,0,0,0,0,1.086032179,0.23104906,0.23104906,0,0,0,0,0,0.23104906,0,0,0,0,0,0,0,0,0,0,0,0,0,0,0,0,0,0,0.366204096,0,0,0.23104906,0,0,0,0,0,0,1.742238435,7,0.895332787,0.41637837,-121.8666667,36.76666667,CENTRAL,RREAS,9005,73,Monterey Bay Inside,Y,4,YES,2.973685673,0.558526467,-0.492093062,-0.530612075,0.869205659,NA,0.007575554,-0.154730777,0.021629025,0.156955248,0.788161,0.036440175,0.7445028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_115,1990,115,0,0,0,1.194506313,1.416165081,0,0,0,0,0,0.23104906,0,0,0,0,0,0,0,0,0,0,0,0,0,0,0,0.23104906,0,0,0,0,0,0,0,0,0,0.23104906,0.23104906,0,0,0,0,0,0,0,0,1.446275875,6,0.807181184,0.227861518,-121.9083333,36.70833333,CENTRAL,RREAS,9005,91,Monterey Bay Inside,Y,3,YES,3.534867634,0.454973056,-0.034324319,0.382842567,0.65914357,NA,-0.155285349,-0.004422327,0.212543271,0.257606079,0.732291,0.004146772,0.8494391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_116,1990,116,0.23104906,0,0,0.693147181,1.261396545,0,0,0,0,2.585968736,0,0,0.23104906,0,0,0,0,0,0,0,0,0,0,0,0,0,0.597253156,0,0,0,0,0,0,0,0,0,0.23104906,0.46209812,0,0.23104906,0,0,0,0,0,0,1.802355726,9,0.820287026,0.104822821,-121.9766602,36.73999837,CENTRAL,RREAS,9005,287,Monterey Bay Inside,Y,1,YES,6.524059979,0.087177025,-0.372578265,-0.198177756,0.333128292,4,-0.046929088,0.086087532,-0.043283865,0.102534973,0.590422,0.117954058,0.8627411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_117,1990,117,0,0,0,1.791759469,1.627600641,0,0.23104906,0,0,3.707751654,0,0,0,0,0,0,0,0,0,0,0,0,0,0,0.23104906,0,0.23104906,0,0,0,0,0,0,0,0,0,0,0.23104906,0,0,0,0,0,0,0,0,1.422285738,7,0.730909746,0.054128776,-122.1083333,36.7,CENTRAL,RREAS,9005,1920,Monterey Bay Outside,Y,1,YES,8.051308005,0.025313081,-0.185145185,-0.177645734,0.174889181,2.999340902,-0.123053752,0.110925412,0.057369901,0.168158554,0.646842,0.030756183,0.7699749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_119,1990,119,0,0,0,0,0,0,0,0,0,2.607481576,0,0,0,0.23104906,0,0,0,0.23104906,0,0,0,0,0,0,0,0,0.767528364,0,0,0,0,0,0,0,0,0,0,0,0,0,0,0,0,0,0,0,0.922821374,4,0.66567371,0.390925311,-121.9833333,36.84666748,CENTRAL,RREAS,9005,91,Monterey Bay Inside,Y,4,YES,3.837108061,-0.017504566,-0.652367159,-0.624245037,0.797617792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_123,1990,123,0,0,0,0,0.998577425,0,0,0,0,0,0,0.46209812,0,0,0.23104906,0,0,0.693147181,0,0,0,0,0.23104906,0.23104906,0.366204096,0,1.691724605,0,0.23104906,0,0.693147181,0,0,0,0,0,0.23104906,0.23104906,0,0.23104906,0,0,0,0,0,0,2.291380379,13,0.893343054,0.356573785,-122.2916667,36.98333333,CENTRAL,RREAS,9005,82,Davenport,Y,2,YES,6.522242029,-0.238036989,-0.610930697,0.476293231,0.736708126,5,-0.003868105,-0.032221521,-0.115854556,0.118965245,0.56167,0.104798671,0.7673020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_124,1990,124,0,0,0,0.366204096,0.828302217,0,0,0,0,0,0,0.23104906,0,0,0,0,0,0,0,0,0,0,0,0,0,0.366204096,1.622511483,0,0,0,0.23104906,0,0,0,0,0,0,0,0,0,0,0,0,0,0,0,1.508393927,6,0.841849896,0.304716995,-122.375,36.98333333,CENTRAL,RREAS,9005,128,Davenport,Y,3,YES,3.645320013,0.213886976,-0.524962885,0.436735663,0.677347871,2,-0.044694717,-0.191557975,0.173317439,0.260839316,0.610266,0.006559659,0.9496179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_125,1990,125,0,0,0,0.366204096,1.133732461,0,0,0,0,0.9026834,0,0,0,0,0,0,0,0,0,0,0,0,0,0,0,0,1.030347484,0,0,0,0,0.23104906,0,0,0,0,0,0,0,0,0,0,0,0,0,0,1.469330775,5,0.912945406,0.16048533,-122.425,36.98333333,CENTRAL,RREAS,9005,446,Davenport,Y,3,YES,3.664016502,0.327739358,-0.405425745,-0.017003869,0.475046574,3,-0.1951631,-0.018114781,0.191894657,0.266961559,0.718052,0.002689143,0.8515138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_126,1990,126,0,0,0,0.366204096,0.597253156,0,0,0,0,0.366204096,0,0,0,0,0.23104906,0,0,0,0,0,0,0,0.597253156,0.366204096,0.963457253,0.366204096,1.364781521,0,0,0,0.597253156,0,0,0,0,0,0.366204096,0,0.23104906,0,0,0,0,0,0,0,2.334141412,12,0.93932729,0.257239543,-122.5916667,36.98333333,CENTRAL,RREAS,9005,432,Davenport,Y,2,YES,6.413116844,-0.085742527,-0.62455022,0.169346058,0.549668467,5,-0.121762053,0.048588272,-0.100999718,0.156270054,0.594368,0.120183924,0.7434668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_131,1990,131,0,0,0,0.536479304,0.597253156,0,0,0,0,0.23104906,0.23104906,0,0,0,0,0,0,0,0,0,0,0,0,0,0,0.23104906,1.18511602,0,0,0,0.366204096,0,0,0,0,0,0,0,0.23104906,0,0,0,0,0,0,0,1.882674482,8,0.905374502,0.275647831,-122.5666667,37.275,CENTRAL,RREAS,9005,82,Pescadero,Y,3,YES,3.609248818,0.355176407,-0.508504991,0.280239954,0.645351154,3,-0.122697829,-0.076444053,0.007165327,0.134507787,0.61723,0.035626881,0.8736641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_132,1990,132,0,0,0,0.23104906,0.366204096,0,0,0,0,0,0,0,0,0,0,0,0,0,0,0,0,0,0,0,0,0,0.648636716,0,0,0,0,0,0,0,0,0,0.23104906,0,0,0,0,0,0,0,0,0,1.287565096,4,0.928780214,0.477260381,-122.65,37.275,CENTRAL,RREAS,9005,95,Pescadero,Y,3,YES,1.476938933,0.663332406,-0.709247842,0.304515296,0.98691420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_133,1990,133,0,0,0,1.364781521,0.767528364,0,0,0,0,0.924196241,0,0,0,0,0,0,0,0,0,0,0,0,0,0,0,0,0.46209812,0,0,0,0,0,0,0,0,0,0,0,0,0,0,0,0,0,0,0,1.317240682,4,0.950186586,0.112045554,-122.8166667,37.275,CENTRAL,RREAS,9005,184,Pescadero,Y,3,YES,3.518604246,0.383663205,-0.262386512,0.051756494,0.46435074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_134,1990,134,0,0,0,0.924196241,1.386294361,0,0,0,0,1.563782627,0.23104906,0,0,0,0,0,0,0,0,0,0,0,0.998577425,0,0,0.23104906,0.23104906,0,0,0,0,0,0,0,0,0,0,0,0,0.46209812,0,0,0.23104906,0,0,0,1.935188264,9,0.880741689,0.120711358,-122.9833333,37.275,CENTRAL,RREAS,9005,518,Pescadero,Y,3,YES,6.259145015,0.246975572,-0.187464219,-0.148966647,0.324514473,5,-0.0039698,-0.172973405,-0.042945802,0.177383011,0.584304,0.039784945,0.7451353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_138,1990,138,0,0,0,0,1.521449397,0,0,0,0,0,0,1.059351277,0,0,0,0,0,0,0,0,0,0,0.366204096,1.014840813,0,0,1.341783897,0,0.23104906,0,0.23104906,0.366204096,0.366204096,0,0,0,0.23104906,0,0,0,0,0,0,0,0,0,2.056570863,10,0.89315699,0.339999789,-122.9083333,37.7,CENTRAL,RREAS,9005,55,Gulf of the Farallones,Y,2,YES,6.729184853,-0.158106587,-0.355436583,0.630577775,0.715938774,4,0.107978552,-0.174578373,-0.052768035,0.217336228,0.670355,0.038724679,0.8388954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_139,1990,139,0,0,0,0,1.560710409,0,0,0,0,0.98147966,0,0.23104906,0,0,0,0,0,0.597253156,0,0,0,0,0,0,0,0,0.46209812,0,0,0,0,0.23104906,0.23104906,0,0,0,0,0,0,0,0,0,0,0,0,0,1.691091249,7,0.869048352,0.280719733,-122.8666667,37.79166667,CENTRAL,RREAS,9005,55,Gulf of the Farallones,Y,3,YES,4.294688526,0.430861837,-0.389641804,-0.252255521,0.593148206,4,-0.005683747,-0.11370064,-0.032339652,0.117317146,0.664794,0.055703978,0.9023891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_152,1990,152,0,0,0,1.245889873,1.110734837,0,0,0,0,0.536479304,0,0,0,0,0,0,0,0,0,0,0,0,0,0,0,0,0.46209812,0,0,0,0,0,0.23104906,0,0,0,0,0,0,0,0,0,0,0,0,0,1.455222494,5,0.904179449,0.126740107,-123.0416667,37.65833333,CENTRAL,RREAS,9005,108,Farallones Outside,Y,3,YES,3.586251194,0.414291046,-0.173943517,0.137779132,0.497206762,NA,-0.053610657,-0.280842703,-0.273786564,0.392943266,0.593955,0.002455474,0.8681530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_154,1990,154,0,0,0,2.4508137,2.433715935,0,0,0,0,2.469510189,0,0,0,0,0,0,0,0,0,0,0,0,0.23104906,0.23104906,0,0,0.366204096,0,0,0,0.23104906,0.366204096,0.366204096,0,0,0,0,0,0.23104906,0,0,0,0,0,0,0,1.797120162,10,0.780479031,0.05486202,-123.2083333,37.65833333,CENTRAL,RREAS,9005,1301,Farallones Outside,Y,2,YES,9.376848354,-0.006756451,-0.098781401,-0.053107954,0.048327153,3,-0.066992821,-0.087773833,-0.066566783,0.121916452,0.7045,0.079023492,0.9293579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_156,1990,156,0,0,0,1.460675545,1.290400337,0,0,0,0,1.31708124,0,0,0,0,0,0,0.23104906,0,0,0,0,0,0.693147181,0,0.23104906,0,0.998577425,0,0.23104906,0,0,0,0,0,0,0,0,0,0,0.23104906,0,0,0,0,0,0,1.954237633,9,0.889411426,0.038760728,-123.1383301,37.74333496,CENTRAL,RREAS,9005,91,Farallones Outside,Y,1,YES,6.684077967,0.12406549,-0.191367349,0.017452898,0.195404341,5,0.004025766,-0.14376011,-0.070376915,0.159605133,0.516985,0.069499103,0.9249255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_160,1990,160,0,0,0,0,1.572832957,0,0,0,0,0.879685777,0,0,0,0,0,0,0,0,0,0,0,0,0.46209812,0,0,0,0.597253156,0,0,0,0.23104906,0,0.366204096,0,0,0,0,0,0,0,0,0,0,0,0,0,1.600942912,6,0.89350242,0.249091719,-123.3166667,37.88333333,CENTRAL,RREAS,9005,91,Farallones Outside,Y,3,YES,4.109123167,0.432942526,-0.200174545,-0.323798561,0.567540957,NA,0.005905079,-0.233409401,-0.069562327,0.243131207,0.729936,0.020287819,0.9098338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_162,1990,162,0,0,0,0.23104906,0.23104906,0,0,0,0,0.963457253,0,0,0,0,0,0,0,0,0,0,0,0,0.597253156,0.366204096,0,0.366204096,0.23104906,0,0,0,0,0.46209812,0.23104906,0,0,0,0,0,0,0,0,0,0,0,0,0,2.061092555,9,0.938043172,0.391208244,-123.5,37.88333333,CENTRAL,RREAS,9005,1328,Farallones Outside,Y,4,YES,3.679412963,0.337538851,-0.634927709,-0.527301705,0.812916125,NA,-0.067013743,-0.098886015,-0.078536343,0.136482083,0.791512,0.073657408,0.8293550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_165,1990,165,0,0,0,1.030347484,3.200568852,0,0,0,0,0,0.366204096,2.545101295,0,0,0,0,0,0.46209812,0,0,0,0,0,0,0,0,0.799298424,0,0,0,0.23104906,0.597253156,0.732408192,0,0,0,0.23104906,0,0,0,0,0.366204096,0,0.23104906,0,0,2.072296081,12,0.833953012,0.259094785,-123,38.16666667,CENTRAL,RREAS,9005,55,Point Reyes,Y,2,YES,10.7926309,-0.0759333,0.228907371,0.606156298,0.728416777,4.6198675,0.06523978,-0.096758236,-0.049411874,0.132200561,0.64602,0.086990741,0.8561668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_167,1990,167,0,0,0,1.245889873,1.110734837,0,0,0,0,1.762755677,0,0,0,0,0,0,0,0,0,0,0,0,0,0,0,0,0,0,0,0,0,0.23104906,0,0,0,0,0,0,0,0,0,0,0,0,0,0,1.228617393,4,0.886258512,0.116827985,-123.1666667,38.16666667,CENTRAL,RREAS,9005,91,Point Reyes,Y,4,YES,4.350429447,0.326430271,-0.233292885,-0.109716854,0.399770464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0_170,1990,170,0,0,0,1.098612289,1.039720771,0,0,0,0,4.849521539,0.34657359,0,0,0,0,0,0,0,0,0,0,0,0,0,0.549306144,0,0.693147181,0,0,0,0,0.34657359,0.34657359,0,0,0,0,0,0,0,0,0,0,0,0,0,1.567053099,8,0.753592792,0.087791743,-123.3666667,38.16666667,CENTRAL,RREAS,9005,183,Point Reyes,Y,1,YES,9.270028695,-0.063421805,-0.265523863,-0.282864818,0.290032732,2.801801802,0.037974827,-0.097658816,-0.023111403,0.111159537,0.66823,0.08832051,0.6991140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_109,1991,109,0,0,0,1.762755677,2.740582576,0,0.366204096,0,0.23104906,2.865088242,0,0,0,0.23104906,0.23104906,0.732408192,0,0.767528364,0,0,0,0,0.23104906,0.23104906,0.597253156,0,1.290400337,0,0,0,0,0,0.46209812,0,0,0,0,0,0,0,0,0,0,0,0,0,2.23458811,14,0.846737007,0.017838032,-122.0333333,36.58333333,CENTRAL,RREAS,9105,608,Monterey Bay Outside,Y,2,YES,12.73956406,-0.116803627,-0.000306017,-0.098200021,0.148312194,6.431548303,0.034685809,0.019365345,-0.053399145,0.072610896,0.676425,0.215660153,0.9190117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_110,1991,110,0,0,0,2.074192089,2.744943427,0,0.767528364,0,0.23104906,3.16124022,0.23104906,0,0,0.648636716,0,0,0,0.46209812,0,0,0,0,0.23104906,0.366204096,0.23104906,0,1.341783897,0,0,0,0,0.23104906,0.46209812,0,0,0,0,0,0,0,0,0,0,0,0,0,2.195187382,14,0.831807162,0,-122.175,36.58333333,CENTRAL,RREAS,9105,2304,Monterey Bay Outside,Y,2,YES,13.18397035,-0.136589947,0.034124985,-0.104414604,0.187224995,6.401236288,0.06483538,-0.005104897,-0.045919076,0.08879225,0.672971,0.223502025,0.8787648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_112,1991,112,0.099021026,0,0,0.799774566,1.640092882,0.099021026,0.099021026,0.198042052,0,0,0.099021026,1.963755584,0,0.277987164,0,0,0,0.652049742,0,0,0,0,1.542329275,0.837661597,1.788321741,0.297063077,2.484022083,0,0.434931777,0,1.306314367,0.709973329,1.671376767,0,0,0,1.180807167,0.229919702,0,0.93989303,0,0,0,0,0.099021026,0,2.776604962,23,0.88553969,0.268096159,-121.9466634,36.65500081,CENTRAL,RREAS,9105,73,Monterey Bay Inside,Y,2,YES,19.44942103,-0.618632808,0.390352037,0.151389282,0.784927657,12.50432679,0.060873363,0.030330848,-0.103488725,0.129124727,0.38971,0.350361367,0.829926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_113,1991,113,0.23104906,0,0,2.01022842,2.533634153,0,0.23104906,0,1.133732461,4.758698111,0,0,0,0.46209812,0.23104906,0.23104906,0,0.693147181,0,0,0,0,0.23104906,0.23104906,0,0,0.879685777,0,0,0,0,0,0.366204096,0,0,0,0,0,0,0,0,0.23104906,0,0,0,0,2.126999417,15,0.785435548,0.06452567,-122.05,36.64666748,CENTRAL,RREAS,9105,900,Monterey Bay Outside,Y,2,YES,14.45477174,-0.171451567,-0.020832766,-0.200484475,0.227040533,3.474572033,0.035409944,0.022350551,-0.056603232,0.076238867,0.60647,0.225922997,0.9011558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_114,1991,114,0.138629436,0,0,0.876405327,0.693147181,0,0,0,0,1.163422232,0.415888308,0.876405327,0,0,0,0.138629436,0,0.277258872,0.138629436,0,0,0,0.277258872,0.277258872,0.358351894,0.138629436,0.790248744,0,0,0,0.358351894,0,0.554517744,0,0,0,0.358351894,0,0,0.358351894,0,0,0,0,0.277258872,0.138629436,2.785767751,20,0.929911965,0.142408305,-121.8666667,36.76666667,CENTRAL,RREAS,9105,73,Monterey Bay Inside,Y,3,YES,8.605625108,0.164515091,-0.220105525,-0.098875176,0.245486275,6,0.071594143,0.013706005,-0.105865563,0.13447464,0.619172,0.466585799,0.8967552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_115,1991,115,0,0,0.099021026,0.526982779,2.411497196,0.198042052,0.099021026,0,0,0,0.099021026,0.610952303,0.099021026,0.297063077,0,0.099021026,0,0.198042052,0,0,0,0,0.45400769,0.495105129,1.223711908,0.198042052,1.556040711,0,0,0,0.45400769,0.198042052,0.90801538,0,0,0,0.255965638,0.099021026,0,0.808994354,0,0,0.099021026,0,0,0.099021026,2.685381708,24,0.844976674,0.214796288,-121.9083333,36.70833333,CENTRAL,RREAS,9105,91,Monterey Bay Inside,Y,2,YES,11.58668027,-0.31007942,0.26216768,0.376330886,0.616849908,7,0.066156921,0.049588538,-0.134690239,0.162415439,0.535031,0.553032993,0.8681020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_116,1991,116,0,0,0,1.473541714,2.288740799,0,0.138629436,0,0.138629436,2.647709026,0.138629436,0,0,0.277258872,0,0.138629436,0,1.373386657,0,0,0,0,0.138629436,0,0.358351894,0.138629436,0.38918203,0,0,0,0,0,0.54161004,0,0,0,0.138629436,0,0,0.277258872,0,0,0,0,0,0,2.192254124,16,0.79068836,0.070367545,-121.9766602,36.73999837,CENTRAL,RREAS,9105,287,Monterey Bay Inside,Y,1,YES,10.59744596,-0.005205827,-0.083459202,-0.142058485,0.119791315,5.552187996,0.060128152,0.005138976,-0.073666113,0.102166576,0.61454,0.306575674,0.8586969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_117,1991,117,0,0,0,2.706565418,2.662054953,0,0.648636716,0,0.767528364,4.370959513,0,0,0,0.366204096,0,0,0,1.766105789,0.46209812,0,0,0,0.366204096,0,1.329661349,0,1.261396545,0,0,0,0.23104906,0.536479304,1.364781521,0,0,0,0,0,0,0.23104906,0,0,0,0,0,0,2.357637621,15,0.870603152,0.073081768,-122.1083333,36.7,CENTRAL,RREAS,9105,1920,Monterey Bay Outside,Y,2,YES,19.0707739,-0.325021958,0.084443693,-0.159793271,0.36359989,5.245399619,0.043706585,-0.013304905,-0.029427328,0.063502845,0.702727,0.16156343,0.9020415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_119,1991,119,0,0,0,0.970406053,1.781630723,0.138629436,0.138629436,0,0,2.925295266,0.138629436,1.513572521,0,0.138629436,0,0,0,1.271221532,0.138629436,0,0,0,0,0.54161004,0.138629436,0.219722458,0.358351894,0,0,0,0.415888308,0.138629436,0.138629436,0,0,0,0.554517744,0,0,0.358351894,0,0,0,0,0,0,2.420950644,19,0.822211032,0.133012935,-121.9833333,36.84666748,CENTRAL,RREAS,9105,91,Monterey Bay Inside,Y,1,YES,12.01960392,-0.098644148,-0.186207332,-0.297454578,0.276387543,5.438059345,0.065420684,0.002992814,-0.088966667,0.116844399,0.491737,0.369338238,0.8683514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_123,1991,123,0,0,0,2.022808529,1.18511602,0,0.46209812,0.23104906,0,0.46209812,0.23104906,0,0,0,0,0,0,0.366204096,0,0,0,0,0,0.23104906,0.23104906,0.23104906,0.828302217,0,0,0,0.597253156,0,0.536479304,0,0,0,0.693147181,0,0,0,0,0,0,0,0,0,2.382040455,14,0.902610104,0.085775852,-122.2916667,36.98333333,CENTRAL,RREAS,9105,82,Davenport,Y,1,YES,8.308752046,0.093107064,0.0750722,0.161327306,0.3080836,8,0.05780511,-0.002521732,-0.076218648,0.102241956,0.633566,0.303628736,0.8895219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_124,1991,124,0,0,0,3.327448314,2.96429538,0,0.597253156,0,0.23104906,1.452236276,0,0.23104906,0,0.693147181,0,0,0,0.23104906,0,0,0,0,0.46209812,0,0.23104906,0.23104906,0.597253156,0,0,0,0,0,0.767528364,0,0,0,0,0,0,0.23104906,0,0,0,0,0.23104906,0,2.206343046,15,0.814734713,0.058702677,-122.375,36.98333333,CENTRAL,RREAS,9105,128,Davenport,Y,2,YES,12.47860337,-0.077695217,0.145243465,0.057870354,0.278503898,7.079598537,0.029896888,-0.0094076,-0.05633641,0.069544676,0.693672,0.208518432,0.8852996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_125,1991,125,0,0,0,2.775666913,3.405612457,0,1.290400337,0,0.963457253,2.511587552,0,0,0,0.46209812,0,0,0,0.366204096,0,0,0,0,0,0,0.597253156,0,0.597253156,0,0,0,0,0.23104906,0,0,0,0,0.23104906,0,0,0,0,0,0,0,0,0,2.032099917,11,0.847451167,0.041691802,-122.425,36.98333333,CENTRAL,RREAS,9105,446,Davenport,Y,2,YES,13.43163116,-0.1170948,0.098216888,-0.060254551,0.226092929,6.083532044,-0.10891128,0.102581303,0.050730522,0.151006092,0.7188,0.03019425,0.9192618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_126,1991,126,0,0,0,1.724426236,2.741877099,0.173286795,0.447939867,0,0.34657359,4.095591448,0,0,0,0.274653072,0,0,0,0.34657359,0,0,0,0,0,0,0,0,2.206316488,0,0,0,0,0.173286795,0.794513458,0,0,0,0.173286795,0,0,0,0,0,0,0,0,0,1.959344742,12,0.788498065,0.025664171,-122.5916667,36.98333333,CENTRAL,RREAS,9105,432,Davenport,Y,2,YES,13.49832523,-0.207733004,-0.044584172,-0.133176693,0.200292745,4.712943486,0.022998533,-0.009114357,-0.010605232,0.037031773,0.622458,0.114283018,0.8809298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_131,1991,131,0,0,0,1.95073416,2.55116497,0,0.23104906,0,0,3.314748515,0.536479304,0,0,0.366204096,0,0,0,0,0,0,0,0,1.843143029,1.059351277,0.23104906,0.366204096,2.273702491,0,0,0,0.597253156,0.23104906,1.521449397,0,0,0,0.693147181,0,0,0,0,0,0,0.366204096,0.23104906,0,2.474444592,17,0.873370191,0.056862701,-122.5666667,37.275,CENTRAL,RREAS,9105,82,Pescadero,Y,2,YES,18.36398201,-0.338248043,0.088965244,-0.161540032,0.376788463,5.908178459,0.064907057,-0.013997016,-0.068124119,0.102575289,0.580575,0.258960593,0.830440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_132,1991,132,0,0,0,0.34657359,2.13833306,0,0,0,0.549306144,1.81879308,0.693147181,0,0,0,0,0.34657359,0,0,0,0,0,0,0,0,0,0,0.549306144,0,0,0,0,0,0.804718956,0,0,0,0,0,0,0,0,0.34657359,0,0,0,0,1.958217892,9,0.891222919,0.134833908,-122.65,37.275,CENTRAL,RREAS,9105,95,Pescadero,Y,2,YES,7.593325336,0.200548828,-0.013358906,-0.292894303,0.37266336,6,0.103081216,-0.033262964,-0.007841026,0.119652047,0.778456,0.130462935,0.7942918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_133,1991,133,0,0,0,0.46209812,1.612093969,0,0.366204096,0,0.693147181,2.340361321,0,0,0.23104906,0.46209812,0,0,0,0,0.23104906,0,0,0,1.229626485,0,0,0,1.133732461,0,0,0,0.828302217,0.23104906,0.998577425,0,0,0,0.366204096,0,0,0.366204096,0,0.23104906,0,0,0,0,2.502826383,16,0.902703599,0.090509114,-122.8166667,37.275,CENTRAL,RREAS,9105,184,Pescadero,Y,1,YES,11.78284583,-0.101595645,0.054851765,-0.349722784,0.361884745,8,0.053368252,0.020252076,-0.070768388,0.097492799,0.703854,0.261578244,0.8663872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_134,1991,134,0,0,0,3.489106871,3.834046855,0,1.868834809,0,1.319528665,3.448852472,0,0,0,0.34657359,0,0,0,0,0,0,0,0,1.319528665,0.549306144,0,0,3.020127356,0,0,0,0,1.386294361,2.087193635,0,0,0,0,0,0,0.34657359,0,0.895879735,0.34657359,0,0.34657359,0,2.426150051,15,0.895902688,0.098153859,-122.9833333,37.275,CENTRAL,RREAS,9105,518,Pescadero,Y,2,YES,24.60499393,-0.432273964,0.222533205,-0.100019618,0.515811944,8.26147433,0.066183471,-0.031379635,-0.007719525,0.084107703,0.74368,0.121221184,0.9051916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_138,1991,138,0,0,0,0.963457253,3.083187028,0.23104906,0.23104906,0,0.46209812,1.521449397,0,0.963457253,0,0.828302217,0,0,0,0,0,0,0,0,1.21252872,1.329661349,0.597253156,0,0.828302217,0,0.597253156,0,0.693147181,0.924196241,1.439162705,0,0,0,1.194506313,0,0,0.366204096,0,0,0,0,0,0.366204096,2.748513321,19,0.93345892,0.15342944,-122.9083333,37.7,CENTRAL,RREAS,9105,55,Gulf of the Farallones,Y,2,YES,17.83246862,-0.277478869,0.296421311,-0.222033717,0.507273316,13.13763348,0.096238677,-0.030028088,-0.053151696,0.123389144,0.651336,0.240290848,0.8925611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_139,1991,139,0,0,0,1.059351277,2.751075882,0,0.23104906,0,0,2.013418237,0,0.46209812,0,0.23104906,0,0,0,0,0,0,0,0,1.499936557,0.998577425,0,0,0.732408192,0,0.536479304,0,0.23104906,0.597253156,0.854983119,0,0,0,0.23104906,0,0,0.23104906,0,0,0,0.767528364,0,0,2.477878155,16,0.89370543,0.111820568,-122.8666667,37.79166667,CENTRAL,RREAS,9105,55,Gulf of the Farallones,Y,2,YES,13.42835493,-0.089711317,0.149632101,-0.261798192,0.351467475,9.64930981,0.078214921,-0.048832015,-0.029432347,0.105913102,0.6546,0.153342148,0.8783643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_152,1991,152,0,0,0,3.200433598,2.979335525,0.23104906,0.998577425,0,0.366204096,1.95073416,0.23104906,0,0,0.23104906,0,0,0,0,0,0,0,0,0.879685777,0.46209812,0,0,1.386294361,0,0,0,0.597253156,0.23104906,1.194506313,0,0,0,0.23104906,0,0,0.9026834,0,0,0,0.23104906,0,0.23104906,2.482811464,18,0.85899365,0.05275386,-123.0416667,37.65833333,CENTRAL,RREAS,9105,108,Farallones Outside,Y,2,YES,16.53514935,-0.204021029,0.196861901,-0.056828554,0.349865021,8.059599016,0.114663574,-0.010547298,-0.06101202,0.140214943,0.623275,0.303484637,0.8970995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_154,1991,154,0,0,0,3.306650426,3.93944974,0,1.656604433,0,0,2.918631694,0,0,0.23104906,0.366204096,0,0,0,0,0.46209812,0,0,0,1.194506313,1.194506313,0.46209812,0,3.041594161,0,0.366204096,0,0.23104906,1.364781521,1.406502568,0,0,0,0.693147181,0,0,0,0,0.23104906,0.23104906,0,0.366204096,0.23104906,2.576577378,20,0.860082515,0.090279756,-123.2083333,37.65833333,CENTRAL,RREAS,9105,1301,Farallones Outside,Y,2,YES,23.89442818,-0.431327637,0.201646012,-0.094294794,0.500932094,7.966408369,0.070662195,0.023918854,-0.11201154,0.140174486,0.605948,0.387790419,0.8776976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_156,1991,156,0,0,0,1.535056729,2.022808529,0,0.366204096,0,0.366204096,0.597253156,0.23104906,0,0.23104906,0,0.23104906,0.366204096,0,0,0,0,0,0,0.597253156,0,0,0,1.499936557,0,0,0,0.23104906,0.23104906,0.536479304,0,0,0,0.366204096,0,0,0.366204096,0,0,0,0,0.23104906,0.366204096,2.579883217,18,0.892578166,0.064514775,-123.1383301,37.74333496,CENTRAL,RREAS,9105,91,Farallones Outside,Y,2,YES,10.37230637,-0.003676455,0.127725681,0.105185838,0.28439614,6,0.085904319,0.040627261,-0.105017474,0.148327847,0.677891,0.509648127,0.9096777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_160,1991,160,0,0,0,1.954543725,2.366125213,0,0.366204096,0,0.732408192,1.229626485,0,0,0,0.46209812,0,0,0,0.23104906,0.23104906,0,0,0,1.175453508,0.828302217,0.23104906,0,1.584530064,0,0,0,0.46209812,0.597253156,2.003755725,0,0,0,0.46209812,0,0,0,0,0,0,0,0,0.23104906,2.557517786,17,0.902691377,0.068302417,-123.3166667,37.88333333,CENTRAL,RREAS,9105,91,Farallones Outside,Y,2,YES,15.14869298,-0.185155732,0.208224689,-0.039436302,0.351652941,8.125242388,0.052202428,-0.012185591,-0.051335975,0.082033005,0.590367,0.21294285,0.8985587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_162,1991,162,0,0,0,1.497866137,2.326980175,0,0.34657359,0,0,2.312486407,0,0,0,0.549306144,0,0,0,0,0,0,0,0,0.34657359,0,0,0,1.039720771,0,0,0,0,0,0.693147181,0,0,0,0,0,0,0,0,0,0,0,0,0,1.854995112,8,0.892063547,0.002452426,-123.5,37.88333333,CENTRAL,RREAS,9105,1328,Farallones Outside,Y,2,YES,9.112653995,0.019261345,-0.032886473,-0.088519335,0.119476653,5.960784314,0.05691362,-0.063665325,0.011020974,0.094081492,0.79424,0.077911764,0.8022429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_165,1991,165,0,0,0,0,1.268887497,0.23104906,0.648636716,0,0.46209812,0.366204096,0,0.828302217,0,1.098612289,0,0.366204096,0,0,0,0,0,0,0.693147181,0.963457253,0,0,0.23104906,0,0.366204096,0,0.366204096,0,1.110734837,0,0,0,0.23104906,0,0,0,0,0,0,0,0,0,2.552859415,15,0.942692564,0.341350147,-123,38.16666667,CENTRAL,RREAS,9105,55,Point Reyes,Y,2,YES,9.231839674,0.150119308,0.593795837,-0.481438675,0.861383726,8,0.111256829,-0.044733729,-0.041972353,0.136912175,0.74263,0.164999835,0.9063947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_167,1991,167,0,0,0,0.879685777,2.079441542,0,0,0,0.23104906,1.701981825,0,0,0,0.597253156,0,0,0,0,0,0,0,0,0.23104906,0.366204096,0,0,0,0,0,0,0,0,0.828302217,0,0,0,0,0,0,0,0,0,0,0.23104906,0,0,1.901147326,9,0.865248998,0.139753506,-123.1666667,38.16666667,CENTRAL,RREAS,9105,91,Point Reyes,Y,2,YES,7.146015793,0.258096857,0.018016942,-0.229336523,0.386640019,5,0.089034215,-0.109726238,0.015083998,0.149471776,0.723644,0.050069625,0.8289462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1_170,1991,170,0,0,0,2.18178322,2.729563041,0,0.366204096,0,0.46209812,5.140131372,0,0,0,0.23104906,0,0,0,0,0,0,0,0,0.23104906,0,0,0,0.366204096,0,0,0,0.23104906,0.536479304,1.609437912,0,0,0,0.23104906,0,0,0,0,0,0,0,0,0,1.90398183,12,0.766218398,0.089770065,-123.3666667,38.16666667,CENTRAL,RREAS,9105,183,Point Reyes,Y,2,YES,14.3160974,-0.184470422,0.031050115,-0.275939277,0.313242239,3.998220964,0.059967296,-0.032135955,-0.002599715,0.07842821,0.729808,0.110458287,0.8841304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_109,1992,109,0,0,0,1.863679987,2.020832152,0,0,0,0,3.70876991,0,0,0,0,0.173286795,0,0,0.34657359,0,0,0,0,0,0,0.794513458,0.34657359,3.018078164,0.34657359,0,0,0,0,0,0,0,0,0.34657359,0,0,0,0,0.519860385,0,0,0.173286795,0,2.015662251,12,0.81116189,0.03091746,-122.0333333,36.58333333,CENTRAL,RREAS,9206,608,Monterey Bay Outside,Y,2,YES,13.65860201,-0.303897492,-0.173265735,-0.026329326,0.262183837,4.946582432,-0.193871424,0.07095602,-0.096775867,0.217599801,0.543041,0.049628873,0.9018942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_110,1992,110,0,0,0,1.059351277,0.46209812,0,0,0,0.46209812,1.866140653,0.23104906,0,0,0,0,0,0.23104906,0,0,0,0.366204096,0,0,0,0.767528364,0.98147966,2.868218156,0,0,0,0,0,0,0,0,0,0,0,0,0,0,0.46209812,0,0,0.46209812,0,2.172197982,12,0.874156481,0.12219063,-122.175,36.58333333,CENTRAL,RREAS,9206,2304,Monterey Bay Outside,Y,2,YES,10.21941281,-0.261965836,-0.393268864,0.005392883,0.352655313,5.306898584,0.017929613,0.056746355,0.030874617,0.072329208,0.64634,0.081289882,0.9154463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_112,1992,112,0,0,0,0,0.693147181,0,0,0,0,0,0,0,0,0,0,0,0,0,0,0,0,0,0,0,0.46209812,0,0.23104906,0,0,0,0,0,0,0,0,0,0,0,0,0.46209812,0,0.648636716,0.23104906,0,0,0,1.709340254,6,0.954000073,0.511552884,-121.9466634,36.65500081,CENTRAL,RREAS,9206,73,Monterey Bay Inside,Y,3,YES,2.728078258,0.322242111,-0.648307433,0.748497179,1.01728968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_113,1992,113,0,0,0,1.517106397,1.141087048,0,0,0,0,3.107400031,0,0,0.173286795,0,0,0,0,0,0,0,0.173286795,0,0,0,0.621226662,0.519860385,2.884648303,0.173286795,0,0,0,0,0,0,0,0,0,0,0,0.173286795,0,0,0,0,0.748933068,0,1.947551194,11,0.812191624,0.057333803,-122.05,36.64666748,CENTRAL,RREAS,9206,900,Monterey Bay Outside,Y,2,YES,11.23340908,-0.243649802,-0.275265094,-0.056748753,0.253219542,5.742724606,-0.093842913,0.019912748,-0.065198272,0.10588238,0.389048,0.084764626,0.9619677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_114,1992,114,0,0,0,0.366204096,1.21252872,0,0,0,0,0.998577425,0.366204096,0,0,0,0,0,0,0.23104906,0,0,0,0,0,0,0,0,0.46209812,0,0,0,0,0,0,0,0,0,0,0,0,0,0,0,0,0,0,0,1.620696493,6,0.904527094,0.197234737,-121.8666667,36.76666667,CENTRAL,RREAS,9206,73,Monterey Bay Inside,Y,3,YES,3.636661517,0.448478833,-0.336048174,-0.084470944,0.545686404,2,-0.133551454,-0.118233543,0.116402557,0.206158621,0.70668,0.010583271,0.6933491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_115,1992,115,0,0,0,0,0.597253156,0,0,0,0,0,0.23104906,0,0,0,0,0,0,0.23104906,0,0,0,0,0,0,0.46209812,0,0,0,0,0,0,0,0,0,0,0,0,0,0,0,0,0,0,0,0,0,1.301450211,4,0.938796189,0.633209186,-121.9083333,36.70833333,CENTRAL,RREAS,9206,91,Monterey Bay Inside,Y,3,YES,1.521449397,1.196048726,-0.104021956,-0.026945945,1.24439691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_116,1992,116,0,0,0,0.46209812,0.23104906,0,0,0,0,0.9026834,0,0,0.23104906,0,0,0,0,0,0,0,0,0,0,0,0,0,0.23104906,0,0,0,0,0,0,0,0,0,0,0,0,0,0,0,0,0,0,0,1.433433491,5,0.890641198,0.3703386,-121.9766602,36.73999837,CENTRAL,RREAS,9206,287,Monterey Bay Inside,Y,4,YES,2.057928701,0.593347212,-0.626851809,-0.201644184,0.837109085,NA,-0.325138125,-0.00938317,0.104652545,0.330847915,0.63559,0.002320291,0.8282164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_117,1992,117,0,0,0,2.57422002,1.401450517,0,0,0,0.402359478,2.838118746,0,0,0,0,0,0,0,0,0,0,0.274653072,0,0.173286795,0,1.242453325,0.274653072,3.902129812,0,0,0,0,0.274653072,0,0,0,0,0.173286795,0,0,0,0,0,0,0,0.621226662,0,2.00577256,12,0.807181987,0.053012507,-122.1083333,36.7,CENTRAL,RREAS,9206,1920,Monterey Bay Outside,Y,2,YES,14.15249137,-0.335460302,-0.154209191,-0.005294993,0.291288148,5.611220381,-0.103996012,0.034484159,0.045284336,0.109112378,0.62394,0.033555947,0.8976175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_119,1992,119,0,0,0,0,0.924196241,0,0,0,0.23104906,3.337566879,0,0,0,0,0,0,0,0,0,0,0,0,0,0,0.23104906,0.366204096,0.46209812,0,0,0,0,0,0,0,0,0,0,0,0,0.23104906,0,0,0,0,0,0,1.372893445,7,0.705527148,0.239897422,-121.9833333,36.84666748,CENTRAL,RREAS,9206,91,Monterey Bay Inside,Y,4,YES,5.783212517,0.010468453,-0.458700044,-0.498214584,0.579380108,2.587301587,-0.057659195,-0.038287419,0.032582803,0.06830196,0.749398,0.043512186,0.89482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_123,1992,123,0,0,0,0.366204096,0.366204096,0,0,0,0,0,0.23104906,0,0,0,0,0,0,0,0,0,0.23104906,0,0,0,0.366204096,0,0.536479304,0,0,0,0,0,0,0,0,0,0,0,0,0,0,0,0,0,0,0,1.74896611,6,0.976115663,0.44722807,-122.2916667,36.98333333,CENTRAL,RREAS,9206,82,Davenport,Y,3,YES,2.097189713,0.597305781,-0.6414959,0.409772586,0.943981915,NA,0.026085994,0.034373358,0.218444482,0.225858583,0.631116,0.00835025,0.8205753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_124,1992,124,0,0,0,1.323430638,0.648636716,0,0,0,0,1.253733372,0,0,0.23104906,0,0,0,0,0,0,0,0.536479304,0,0,0.366204096,1.133732461,0.23104906,1.902370088,0,0,0,0,0.23104906,0,0,0,0,0,0.23104906,0,0,0,0.9026834,0.23104906,0,1.175453508,0,2.39524044,14,0.907611883,0.117400565,-122.375,36.98333333,CENTRAL,RREAS,9206,128,Davenport,Y,2,YES,10.39796888,-0.233720926,-0.339929047,0.176218184,0.359593987,6.589511062,-0.112977926,0.05361554,-0.089097664,0.144426816,0.658006,0.112481018,0.8378210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_125,1992,125,0,0,0,1.122431943,1.560710409,0,0,0,0,2.317894737,0,0,0.648636716,0,0,0,0,0,0,0,0.23104906,0,0,0,0.879685777,1.030347484,2.916735954,0,0,0,0.366204096,0,0,0,0,0,0,0,0,0.536479304,0,0.23104906,0.23104906,0,0.98147966,0,2.278232128,13,0.88821693,0.093629543,-122.425,36.98333333,CENTRAL,RREAS,9206,446,Davenport,Y,2,YES,13.05375326,-0.332968918,-0.291491183,0.044952661,0.344043115,4.183217997,-0.07086106,0.004943105,-0.048031772,0.075390258,0.510855,0.087986252,0.9525461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_126,1992,126,0,0,0,0.23104906,1.939037053,0,0,0,0,0.597253156,0,0,0,0,0,0,0.23104906,0,0,0,0,0,0,0.23104906,0,0,0.597253156,0,0,0,0,0,0,0,0,0,0,0,0,0,0,0.23104906,0,0,0.23104906,0,1.694820181,8,0.815035734,0.235281643,-122.5916667,36.98333333,CENTRAL,RREAS,9206,432,Davenport,Y,3,YES,4.288788667,0.352268325,-0.408295641,0.128435494,0.522283072,3,-0.203039007,-0.17711914,0.134883984,0.293676638,0.565527,0.002712558,0.9073508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_131,1992,131,0,0,0,1.086032179,0.23104906,0,0,0,0,1.098612289,0,0,0,0,0,0,0,0,0,0,0,0,0,0,0.23104906,0,0.23104906,0,0,0,0,0,0,0,0,0,0,0,0,0,0,0,0,0,0,0,1.34286536,5,0.834368124,0.22661142,-122.5666667,37.275,CENTRAL,RREAS,9206,82,Pescadero,Y,3,YES,2.877791649,0.456489863,-0.434634245,-0.07666712,0.598547539,NA,-0.266688819,-0.133429629,0.173446319,0.336341062,0.743767,0.000861023,0.7987604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_132,1992,132,0,0,0,0.732408192,0.828302217,0,0,0,0,0,0,0,0,0,0,0,0.23104906,0,0,0,0,0,0,0,0.366204096,0,0.879685777,0,0,0,0,0,0,0,0,0,0,0,0,0,0,0,0,0,0.366204096,0,1.686488611,6,0.94124634,0.252549939,-122.65,37.275,CENTRAL,RREAS,9206,95,Pescadero,Y,3,YES,3.403853438,0.380586642,-0.330695411,0.401667489,0.648726319,NA,-0.272147005,0.17146537,0.207121631,0.375329602,0.477197,0.000817619,0.946600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_133,1992,133,0,0,0,0.648636716,0.23104906,0,0,0,0,0.828302217,0,0,0,0,0,0,0,0,0,0,0.23104906,0,0,0,0,0,1.122431943,0,0,0,0,0.23104906,0,0,0,0,0,0,0,0,0,0,0,0,0.46209812,0,1.770290215,7,0.909748539,0.251369827,-122.8166667,37.275,CENTRAL,RREAS,9206,184,Pescadero,Y,3,YES,3.754616177,0.241386991,-0.63017062,0.027758846,0.59376795,4,-0.133217419,0.02000266,0.185509284,0.223819955,0.663991,0.005387794,0.8701562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_134,1992,134,0,0,0,1.715831492,0,0,0,0,0,0.828302217,0,0,0,0,0,0,0,0,0,0,0.366204096,0,0,0,0,0.963457253,1.598596849,0,0,0,0,0.23104906,0,0,0,0,0,0,0,0,0.23104906,0,0.648636716,0,0.23104906,0,1.945389688,9,0.885384555,0.239533259,-122.9833333,37.275,CENTRAL,RREAS,9206,518,Pescadero,Y,2,YES,6.814175803,-0.177529238,-0.560393863,0.294511148,0.568403272,4.753529135,-0.049014632,-0.035655528,0.018352169,0.054700338,0.691271,0.048610256,0.9266279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_139,1992,139,0,0,0,0,0,0,0,0,0,0,0,0,0,0,0,0,0,0,0,0,0,0,0,0,0,0,1.386294361,0,0,0,0,0,0,0,0,0,0,0,0,0,0,0,0,0,0,0,0,1,0,0.671415677,-122.8666667,37.79166667,CENTRAL,RREAS,9206,55,Gulf of the Farallones,Y,3,YES,1.386294361,0.061394122,-1.1626523,0.374717531,1.12964418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_152,1992,152,0,0,0,0.23104906,0.767528364,0,0,0,0,0.46209812,0,0,0,0.23104906,0,0,0,0.23104906,0,0,0,0,0,0,0,0.366204096,0.828302217,0,0,0,0,0,0,0,0,0,0,0,0,0,0,0,0,0,0,0,1.810387147,7,0.930354271,0.293683853,-123.0416667,37.65833333,CENTRAL,RREAS,9206,108,Farallones Outside,Y,3,YES,3.117279978,0.433873958,-0.578302736,0.07629744,0.677412745,NA,-0.23830247,-0.144402035,-0.255666234,0.369540033,0.618048,0.005439783,0.9141232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_154,1992,154,0,0,0,1.75595272,0.23104906,0,0,0,0,0.732408192,0,0,1.072958608,0.23104906,0,0,0,0,0,0,0.23104906,0,0,0.366204096,0.799298424,0.46209812,2.193546379,0,0,0,0,0,0,0,0,0,0,0,0,0,0.23104906,0.828302217,0,0,0.879685777,0,2.300789893,13,0.897011552,0.190624989,-123.2083333,37.65833333,CENTRAL,RREAS,9206,1301,Farallones Outside,Y,2,YES,10.01465077,-0.304051658,-0.34888882,0.330373673,0.503317307,7.177067056,-0.063063773,-0.000134294,-0.065866746,0.082303076,0.610994,0.096933075,0.9397845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_156,1992,156,0,0,0,0.366204096,0.46209812,0,0,0,0,0,0,0,0,0.23104906,0,0.23104906,0,0,0,0,0,0,0,0,0.366204096,0,0.963457253,0,0,0,0,0,0,0,0,0,0.23104906,0,0,0,0,0,0,0,0.366204096,0,1.949251135,8,0.937391085,0.351902318,-123.1383301,37.74333496,CENTRAL,RREAS,9206,91,Farallones Outside,Y,3,YES,3.217314842,0.335822797,-0.606152979,0.403303277,0.761727813,NA,-0.115182368,0.179835288,0.25763515,0.332228182,0.430754,0.001302755,0.9316902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_160,1992,160,0,0,0,0,0,0,0,0,0,0.366204096,0,0,0,0,0,0,0.23104906,0,0,0,0,0,0,0,0,0,0.46209812,0,0,0,0,0,0,0,0,0,0,0,0,0,0,0.23104906,0,0,0,0,1.34115559,4,0.967437515,0.652053076,-123.3166667,37.88333333,CENTRAL,RREAS,9206,91,Farallones Outside,Y,3,YES,1.290400337,0.452680899,-1.177287822,-0.186443473,1.1836098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_162,1992,162,0,0,0,0.924196241,1.144662401,0,0,0,0,0,0,0,0,0,0,0,0.23104906,0,0,0,0,0,0,0,0,0.23104906,0.879685777,0,0,0,0.23104906,0,0,0,0,0,0,0,0,0,0,0.23104906,0,0,0,0,1.711598237,7,0.879586851,0.204066238,-123.5,37.88333333,CENTRAL,RREAS,9206,1328,Farallones Outside,Y,3,YES,3.87274066,0.342478778,-0.196593118,0.402660723,0.59227631,3,-0.198170888,0.142127577,0.17570255,0.294072343,0.630187,0.005403648,0.9455888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_167,1992,167,0,0,0,0,0,0,0,0,0.46209812,0.732408192,0,0,0,0,0,0.366204096,0,0,0,0,0,0,0,0,0,0,0,0,0,0,0,0,0,0,0,0,0,0,0,0,0,0.23104906,0,0,0.23104906,0,1.510159498,5,0.938313687,0.64228289,-123.1666667,38.16666667,CENTRAL,RREAS,9206,91,Point Reyes,Y,4,YES,2.022808529,0.650569587,-0.354701822,-1.01027537,1.22337659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2_170,1992,170,0,0,0,0,1.777674031,0,0,0,0.34657359,0.972955075,0,0,0,0,0,0.693147181,0,0,0,0,0,0,0,0,0,0,0.804718956,0.34657359,0,0,0,0,0,0,0,0,0,0,0,0,0,0,0,0,0,0,1.63156352,6,0.910592091,0.245289069,-123.3666667,38.16666667,CENTRAL,RREAS,9206,183,Point Reyes,Y,3,YES,4.941642423,0.427450089,-0.147335351,-0.327707068,0.559446425,4,-0.045420258,0.089602382,0.138764853,0.170093913,0.813874,0.015966971,0.953492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_109,1993,109,0,0,0,2.3758979,0.924196241,0,0,0,0,6.026736465,0,0,0,0,0,0,0.23104906,1.848392481,0.23104906,0,0,0,0.46209812,0.23104906,2.167096557,0.597253156,3.252782056,0.23104906,0,0,0.46209812,0.23104906,0.23104906,0,0,0,1.584530064,0.23104906,0.23104906,0,0,0.23104906,0,0,0,0,2.340994932,19,0.795056216,0.154605703,-122.0333333,36.58333333,CENTRAL,RREAS,9307,608,Monterey Bay Outside,Y,2,YES,21.7805227,-0.564538207,-0.144267876,-0.180655277,0.537182747,3.298623093,-0.037183114,-0.041285895,-0.129368556,0.136595061,0.452217,0.202213722,0.8149431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_110,1993,110,0,0,0,3.85390521,1.939037053,0,0,0,0,7.806365502,0,0,0,0,0,0,0,0.366204096,0,0,0,0,0.732408192,0.23104906,0.46209812,0,2.937614478,0,0,0,0,0.46209812,0.693147181,0,0,0.23104906,0.46209812,0,0,0,0,0,0,0,0,0,1.860019584,12,0.748526694,0.118750603,-122.175,36.58333333,CENTRAL,RREAS,9307,2304,Monterey Bay Outside,Y,2,YES,20.17707419,-0.476522278,-0.074150305,-0.154098249,0.446437497,1.538933782,-0.077003678,-0.096467728,-0.035104518,0.120613346,0.709492,0.048003601,0.9197784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_112,1993,112,0,0,0,3.172608357,3.530071388,0,0,0,0,1.732832344,0,1.939037053,0,0.23104906,0,0.23104906,0,1.941015298,0,0,0,0,1.133732461,0.46209812,3.326816198,0.23104906,2.73324632,0,0,0,0.767528364,0,0,0,0,0,2.53396732,0,0,0,0,0.963457253,0,0,0.23104906,0,2.472706331,16,0.891840089,0.174880465,-121.9466634,36.65500081,CENTRAL,RREAS,9307,73,Monterey Bay Inside,Y,2,YES,25.16060672,-0.586519022,0.118856458,0.122557541,0.607899258,8.988092231,0.014861584,-0.022729974,-0.057146287,0.065616177,0.612907,0.14867284,0.8443793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_113,1993,113,0,0,0,4.231197939,0.998577425,0,0,0,0,6.429945549,0.23104906,0.23104906,0,0,0,0,0,1.229626485,0,0,0,0,0,0.366204096,1.707987993,0,2.363358945,0,0,0,0,0.648636716,0,0,0,0.23104906,0.828302217,0,0,0,0,0.366204096,0,0,0.23104906,0,2.067704254,14,0.783500863,0.132559198,-122.05,36.64666748,CENTRAL,RREAS,9307,900,Monterey Bay Outside,Y,2,YES,20.0942377,-0.511374309,-0.161335907,-0.119028481,0.472876928,1.786604656,0.014743292,-0.060261757,0.000940799,0.06528154,0.411095,0.081243895,0.8009634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_114,1993,114,0,0,0,2.024348178,2.72207209,0,0.23104906,0,0,0.648636716,0.46209812,1.939037053,0,1.059351277,0.23104906,0.23104906,0,2.104516015,0,0,0,0,0.46209812,0.23104906,2.616571253,0.597253156,1.290400337,0,0,0,0.23104906,0,0,0,0,0.23104906,1.133732461,0,0,0,0,0,0,0,0.46209812,0,2.603110292,19,0.884076676,0.183627159,-121.8666667,36.76666667,CENTRAL,RREAS,9307,73,Monterey Bay Inside,Y,2,YES,18.90850726,-0.411671086,0.197144153,0.289532968,0.578998529,10.24581809,0.045440872,0.049419178,-0.082553913,0.111264231,0.586897,0.360395385,0.8985274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_115,1993,115,0,0,0,1.381044909,2.877435333,0,0,0,0,0.648636716,1.447935141,1.866140653,0,1.059351277,0,0.46209812,0,2.489123689,0,0,0,0,1.144662401,0,3.256880546,0.23104906,3.04083076,0.23104906,0,0,0.23104906,0.23104906,0,0,0,0.23104906,1.460675545,0,0,0,0,0.536479304,0,0,0.366204096,0,2.608255678,19,0.885824169,0.223409194,-121.9083333,36.70833333,CENTRAL,RREAS,9307,91,Monterey Bay Inside,Y,2,YES,23.19274379,-0.576146424,0.267944673,0.223437934,0.701859145,9.334755033,0.042449603,0.001752193,-0.069202075,0.086899523,0.57682,0.212650201,0.8581811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_116,1993,116,0,0,0,4.066550693,2.4508137,0,0,0,0,4.057305296,0.23104906,1.268887497,0,0.648636716,0,0,0,2.390552274,0.23104906,0,0,0,0.366204096,0.23104906,2.840129361,0.23104906,2.848658331,0,0,0,0.23104906,0,0.23104906,0,0,0,0.366204096,0,0,0,0,0.732408192,0,0,0.879685777,0,2.428187468,18,0.840095048,0.128241885,-121.9766602,36.73999837,CENTRAL,RREAS,9307,287,Monterey Bay Inside,Y,2,YES,24.30233039,-0.535777847,0.013519626,0.002232354,0.505708481,7.159098112,0.046702073,-0.081467465,-0.106655629,0.145013682,0.514973,0.208317083,0.8660298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_117,1993,117,0,0,0,3.50958577,1.16550252,0,0,0,0,6.149728077,0,0,0,0,0,0,0,1.194506313,0,0,0,0,0,0,1.587391312,0.23104906,2.909421387,0.23104906,0,0,0,0.46209812,0.23104906,0,0,0,0.828302217,0,0,0.23104906,0,0,0,0,1.030347484,0,2.074243656,13,0.808687715,0.128529141,-122.1083333,36.7,CENTRAL,RREAS,9307,1920,Monterey Bay Outside,Y,2,YES,19.76107944,-0.510866676,-0.162904268,-0.100080333,0.469535478,1.502090614,-0.063657481,-0.068174391,-0.076544922,0.11347983,0.480331,0.089735743,0.8708274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_119,1993,119,0,0,0,3.924370144,2.939986967,0,0.366204096,0,0,6.399202583,0.536479304,0.9026834,0,1.439162705,0,0,0,2.463393809,0,0,0,0,0,0,2.88478101,0.597253156,1.799387567,0,0,0,0.23104906,0,0,0,0,0,0.23104906,0,0,0,0,0,0,0,0.963457253,0,2.254278603,14,0.854198189,0.171471368,-121.9833333,36.84666748,CENTRAL,RREAS,9307,91,Monterey Bay Inside,Y,2,YES,25.67846012,-0.590953539,0.007464882,-0.063607622,0.55721236,4.415722355,0.041753818,0.028394371,-0.040442524,0.07242458,0.52297,0.201529654,0.828507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_123,1993,123,0,0,0,0.799298424,0.998577425,0,0,0,0.23104906,1.705997937,0.597253156,0.366204096,0,0.597253156,0,0.23104906,0,1.290400337,0,0,0,0,0.23104906,0.23104906,1.364781521,0,0.536479304,0,0,0,0.23104906,0,0.23104906,0,0,0,0.46209812,0,0,0,0,0.23104906,0,0,0,0,2.583264319,17,0.911778772,0.124176113,-122.2916667,36.98333333,CENTRAL,RREAS,9307,82,Davenport,Y,3,YES,10.3356869,0.057961128,-0.065285355,-0.260953162,0.254698069,7.017246613,0.075128492,-0.014400073,-0.049579984,0.100382715,0.697101,0.227429745,0.8706288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_124,1993,124,0.23104906,0,0,3.689763697,3.089787904,0,0.23104906,0,0,2.939198012,0,0.597253156,0.23104906,0.23104906,0,0.828302217,0.23104906,3.061468997,0,0,0,0,0.828302217,0.23104906,2.513894367,0.23104906,2.725463866,0.23104906,0,0,0,0.23104906,0,0,0,0,0.924196241,0,0,0,0,0,0,0,0.879685777,0,2.518290337,20,0.840625826,0.139572594,-122.375,36.98333333,CENTRAL,RREAS,9307,128,Davenport,Y,2,YES,24.15675799,-0.535833466,0.046607098,0.009822658,0.515811611,7.884947689,0.02884444,0.050489366,-0.098446012,0.117014504,0.519358,0.366201902,0.945370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_125,1993,125,0,0,0,4.209923507,2.157963565,0,0,0,0,4.784064461,0,0.46209812,0.23104906,0.23104906,0,0.924196241,0,2.830419936,0,0,0,0,0.23104906,0.23104906,2.013418237,0.46209812,2.366675722,0.23104906,0.23104906,0,0,0,0,0,0,0,0.879685777,0,0,0,0,0.597253156,0,0,0.828302217,0,2.412610225,18,0.834705693,0.134351969,-122.425,36.98333333,CENTRAL,RREAS,9307,446,Davenport,Y,2,YES,23.90239342,-0.543557072,-0.048224893,-0.039126394,0.499876168,5.140374029,0.026754679,-0.003390849,-0.124848278,0.129359329,0.50003,0.367237852,0.8910273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_126,1993,126,0,0,0,2.823995533,0.998577425,0,0.23104906,0,0.23104906,6.934591319,0,0,0.23104906,0.23104906,0,0,0,1.290400337,0,0,0,0,0,0,1.155245301,0.23104906,2.732696416,0,0,0,0,0,0,0,0,0,0.23104906,0,0,0,0,0,0,0,0,0,1.837575463,12,0.739494519,0.120529217,-122.5916667,36.98333333,CENTRAL,RREAS,9307,432,Davenport,Y,2,YES,17.32180069,-0.428788517,-0.184459564,-0.171290245,0.410001038,1.467329704,-0.10263145,0.118160737,-0.072197074,0.165450537,0.473907,0.094319518,0.9449544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_131,1993,131,0,0,0,2.686951918,1.229626485,0,0,0,0,2.786300204,0.23104906,0.23104906,0,0,0,0.23104906,0,2.42918688,0,0,0,0,0,0,0.693147181,0,0.828302217,0,0,0,0.23104906,0,0,0,0,0,0.23104906,0,0,0,0,0.23104906,0,0,0.23104906,0,2.088227014,13,0.814139422,0.078587945,-122.5666667,37.275,CENTRAL,RREAS,9307,82,Pescadero,Y,1,YES,12.27085831,-0.150100488,-0.215604465,-0.020116001,0.14345933,3.500668356,0.076865639,0.010784974,-0.002228629,0.089485151,0.5212,0.127680765,0.8751609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_132,1993,132,0,0,0,1.364781521,1.014840813,0,0,0,0.597253156,2.538268455,0.23104906,0,0,0,0,0,0,2.551481075,0,0,0,0,0.23104906,0,0.366204096,0,1.962034677,0,0,0,0,0.23104906,0,0,0,0,0,0,0,0,0,0,0,0,1.261396545,0,2.099200462,11,0.875434257,0.111186757,-122.65,37.275,CENTRAL,RREAS,9307,95,Pescadero,Y,1,YES,12.34940752,-0.210669847,-0.308323742,-0.073061418,0.254835491,5.68039571,-0.007257724,0.052970686,0.036042618,0.065615963,0.6673,0.068732414,0.8643169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_133,1993,133,0,0,0,1.416165081,0.924196241,0,0,0,1.110734837,5.481107633,0,0,0,0,0,0.23104906,0,1.030347484,0.23104906,0,0,0,0.46209812,0.597253156,1.749008024,0.597253156,4.226186895,0,0.46209812,0,0.23104906,0.366204096,0.23104906,0,0,0,0.879685777,0.23104906,0.46209812,0,0,0.46209812,0,0,0.366204096,0,2.510378268,21,0.824555551,0.144222737,-122.8166667,37.275,CENTRAL,RREAS,9307,184,Pescadero,Y,2,YES,21.74798426,-0.537371203,-0.10298851,-0.234700947,0.528448778,3.156670246,0.010561037,-0.00142141,-0.117408944,0.118140298,0.498117,0.327048591,0.8381944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_134,1993,134,0,0,0,0.998577425,0.648636716,0,0,0,0,3.21714333,0,0,0,0,0,0.46209812,0,0,0,0,0,0,0,0,0,0,1.510866498,0,0.23104906,0,0.23104906,0,0,0,0,0,0.536479304,0,0,0,0,0,0,0,0,0,1.709977806,8,0.822325006,0.072786237,-122.9833333,37.275,CENTRAL,RREAS,9307,518,Pescadero,Y,1,YES,7.835899514,-0.035673325,-0.308176243,-0.248685625,0.287883106,4.050705112,0.060796785,-0.077715188,-0.018493305,0.107256691,0.456166,0.097591706,0.8467627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_138,1993,138,0,0,0,0.549306144,0.895879735,0,0,0,0,0.549306144,0,1.242453325,0,0,0,0,0,0,0,0,0,0,0,0.549306144,1.151292546,0,0,0,0,0,0,0.549306144,0,0,0,0,1.151292546,0,0,0,0,0,0,0,0,0,2.016471479,8,0.969717218,0.313341589,-122.9083333,37.7,CENTRAL,RREAS,9307,55,Gulf of the Farallones,Y,2,YES,6.63814273,0.102053157,-0.619110388,0.27342298,0.609254138,8,-0.005378251,-0.117310518,0.069639782,0.136710366,0.628467,0.023510755,0.831532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_139,1993,139,0,0,0,1.647918433,0.549306144,0,0,0,0,0.549306144,0,0.34657359,0,0,0,0,0,0,0,0,0,0,0,0,0,0,0,0,0,0,0,0,0,0,0,0,0,0,0.34657359,0,0,0,0,0,0,0,1.400951985,5,0.870459328,0.257847221,-122.8666667,37.79166667,CENTRAL,RREAS,9307,55,Gulf of the Farallones,Y,3,YES,3.439677902,0.557092675,-0.19596191,0.193586965,0.65204859,3,0.082430935,-0.245977515,-0.388821026,0.468116745,0.691988,9.19070434808891e-05,0.7248393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_152,1993,152,0,0,0,0.924196241,0.693147181,0,0,0,0,2.082035588,0,0.23104906,0,0,0,0,0,0,0,0,0,0,0.828302217,0.366204096,1.843143029,0,3.101883517,0,0.23104906,0,0.693147181,0.23104906,0,0,0,0,0.767528364,0,0,0.23104906,0,0,0,0,0,0,2.216790557,13,0.864262636,0.112892839,-123.0416667,37.65833333,CENTRAL,RREAS,9307,108,Farallones Outside,Y,2,YES,12.22378365,-0.352858856,-0.250395238,-0.206398831,0.374569361,6.359235719,0.037368353,-0.112343031,-0.04502654,0.129577973,0.510566,0.093963632,0.7613097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_154,1993,154,0,0,0,0.732408192,0.23104906,0,0,0,0,4.088826924,0,0,0,0,0,0,0,0.23104906,0.23104906,0,0,0,0.23104906,0.23104906,1.268887497,0,0.924196241,0,0,0,0.23104906,0,0.366204096,0,0,0,0.366204096,0,0,0,0,0,0,0,0.23104906,0,1.953456788,13,0.761596402,0.168565904,-123.2083333,37.65833333,CENTRAL,RREAS,9307,1301,Farallones Outside,Y,1,YES,9.364070468,-0.235530798,-0.353587339,-0.417642294,0.48793598,2.97876392,-0.017282018,-0.118813287,-0.043827455,0.12561108,0.578243,0.061551648,0.8259058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_156,1993,156,0,0,0,1.110734837,0.46209812,0,0,0,0,2.281249983,0,0,0,0,0,0,0,0,0,0,0,0,1.194506313,0.46209812,0.799298424,0.23104906,2.109312261,0,0.23104906,0,0.23104906,0.23104906,0,0,0,0,0.693147181,0,0,0,0,0,0,0,0,0,2.178307702,12,0.876615213,0.084238095,-123.1383301,37.74333496,CENTRAL,RREAS,9307,91,Farallones Outside,Y,2,YES,10.03664148,-0.232435504,-0.276669783,-0.221198394,0.307419263,8,-0.044766681,-0.097757974,-0.093857025,0.138008593,0.585055,0.102871282,0.7349175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_160,1993,160,0,0,0,0.693147181,0.549306144,0,0,0,0,3.304000313,0,0,0,0,0,0,0,0,0,0,0,0,1.039720771,0.34657359,1.445185879,0,1.497866137,0,0,0,0.549306144,0,0,0,0,0,1.098612289,0,0,0,0,0.34657359,0,0,0,0,2.056402026,10,0.893083665,0.109889964,-123.3166667,37.88333333,CENTRAL,RREAS,9307,91,Farallones Outside,Y,1,YES,10.87029204,-0.280636987,-0.256949484,-0.340024398,0.408643886,8,-0.12967274,-0.110922109,0.099645578,0.19036644,0.789196,0.009922492,0.7450287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_162,1993,162,0,0,0,0,0.549306144,0,0,0,0,2.83148024,0,0,0,0,0,0,0,0.34657359,0.895879735,0,0,0,1.098612289,0,1.445185879,0,1.935600505,0,0,0,0,0.34657359,0,0,0,0,0,0,0,0,0,0,0,0,0,0,1.854500602,8,0.891825738,0.225599605,-123.5,37.88333333,CENTRAL,RREAS,9307,1328,Farallones Outside,Y,1,YES,9.449211973,-0.3781561,-0.335074367,-0.487049223,0.60108673,6,-0.107557676,-0.07492681,0.049546652,0.131385982,0.754019,0.021567835,0.7172484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_165,1993,165,0,0,0,0,1.151292546,0,0,0,0,0,0,0,0,0,0,0,0,0,0,0,0,0,0.34657359,0.549306144,0.693147181,0,0.972955075,0,0,0,0,0,0,0,0,0,0,0,0,0,0,0,0,0,0,0,1.53135985,5,0.95148619,0.355295602,-123,38.16666667,CENTRAL,RREAS,9307,55,Point Reyes,Y,2,YES,3.713274536,0.154103788,-0.603087288,0.415424523,0.693853598,NA,-0.182536425,-0.350751788,0.059511751,0.39417474,0.550578,0.00025047,0.7143643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_167,1993,167,0,0,0,0.879685777,0.46209812,0,0,0,0,3.440699733,0,0,0,0,0,0,0,0,0,0,0,0,0.366204096,0.23104906,0,0.23104906,1.889960308,0,0,0,0,0,0.23104906,0,0,0,0.693147181,0,0,0,0,0,0,0,0,0,1.733842702,9,0.789105421,0.093310129,-123.1666667,38.16666667,CENTRAL,RREAS,9307,91,Point Reyes,Y,1,YES,8.424942395,-0.152735082,-0.331508406,-0.293384793,0.352504586,2.939392549,-0.08647575,-0.139122901,-0.081156745,0.176305684,0.789194,0.052684192,0.8419669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3_170,1993,170,0,0,0,0.895879735,0.895879735,0,0,0,0,5.132813768,0,0,0,0,0,0,0,0,0,0,0,0,0,0,0,0,0.549306144,0,0,0,0,0,0,0,0,0,0.34657359,0,0,0,0,0,0,0,0,0,1.097441795,5,0.681878078,0.140249154,-123.3666667,38.16666667,CENTRAL,RREAS,9307,183,Point Reyes,Y,1,YES,7.820452972,-0.012556033,-0.355908827,-0.348541002,0.396603165,2.274001727,-0.237039469,-0.081754577,0.191491403,0.307381966,0.811798,0.001372147,0.6685811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4_109,1994,109,0.23104906,0,0,2.92549193,2.153822725,0,0,0,0.963457253,2.224853797,0,0,0,0.366204096,0,0.23104906,0,0,0,0,0,0,0,0,0,0,0.767528364,0,0,0,0,0,0,0,0,0,0,0.23104906,0,0,0,0,0,0,0,0,1.821650419,9,0.829068415,0.045532979,-122.0333333,36.58333333,CENTRAL,RREAS,9406,608,Monterey Bay Outside,Y,2,YES,10.09450535,-0.022366854,-0.0828608,0.011832418,0.062779033,5,-0.066983043,0.118521145,0.045342652,0.139418378,0.80934,0.044797626,0.8684445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4_110,1994,110,0,0,0,4.078435384,2.857227126,0,0.23104906,0,0.879685777,3.514674928,0,0,0,0,0,0,0,0,0,0,0,0,0,0,0,0,1.514431594,0,0,0,0,0,0,0,0,0,0,0,0,0,0,0.23104906,0,0,0.23104906,0,1.670979841,8,0.80357096,0.047394853,-122.175,36.58333333,CENTRAL,RREAS,9406,2304,Monterey Bay Outside,Y,2,YES,13.53760199,-0.225882595,-0.085907706,-0.020688079,0.180658639,4.557990148,-0.064502981,0.072675896,0.198884851,0.2197184,0.747117,0.007844507,0.7872344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4_112,1994,112,0,0,0,0.693147181,1.656604433,0,0,0,0.23104906,0,0,0.648636716,0,0,0,0,0,0,0,0,0,0,0,0,0.23104906,0,0.23104906,0,0,0,0.366204096,0,0,0,0,0,0.46209812,0,0,0,0,0,0,0,0,0,1.826801524,8,0.878505305,0.271534993,-121.9466634,36.65500081,CENTRAL,RREAS,9406,73,Monterey Bay Inside,Y,3,YES,4.519837727,0.411549186,-0.030477005,0.450331102,0.67397839,NA,0.068933648,0.018982329,0.132696545,0.157813433,0.502589,0.023034609,0.9509827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4_113,1994,113,0,0,0,4.015207388,2.662621365,0,0,0,1.059351277,2.693825013,0,0,0,0,0,0.597253156,0,0.23104906,0,0,0,0,0,0,0.23104906,0,1.996320472,0,0,0,0,0,0,0,0,0,0,0,0,0,0,0.23104906,0,0,0,0,1.818536169,9,0.82765106,0.046525678,-122.05,36.64666748,CENTRAL,RREAS,9406,900,Monterey Bay Outside,Y,2,YES,13.71772585,-0.223538227,-0.060683349,0.03519141,0.19664945,5.055208457,-0.079199985,0.075903106,0.077082998,0.12869952,0.744831,0.025999522,0.9184137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4_114,1994,114,0,0,0,1.945910149,1.844439727,0,0,0,2.178354413,0.895879735,0.549306144,0,0,0.804718956,0,0.34657359,0,1.242453325,0,0,0,0,0,0.34657359,0,0,0,0,0,0,0,0,0,0,0,0,0,0.34657359,0,0,0,0,0,0,0,0,2.095648166,10,0.910128039,0.2047088,-121.8666667,36.76666667,CENTRAL,RREAS,9406,73,Monterey Bay Inside,Y,2,YES,10.50078322,0.165466683,0.275042722,0.159265277,0.485876309,7,0.020805664,0.046448173,0.01527257,0.059747401,0.657583,0.093035698,0.7874487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4_115,1994,115,0,0,0,2.873490514,1.499936557,0,0,0,1.730985617,0,1.059351277,0.693147181,0,0.23104906,0,0,0,0.23104906,0,0,0,0,0,0.23104906,0,0,0,0,0,0,0,0,0,0,0,0,0,0,0,0,0,0,0,0,0.366204096,0,1.849782132,9,0.841871703,0.275569462,-121.9083333,36.70833333,CENTRAL,RREAS,9406,91,Monterey Bay Inside,Y,2,YES,8.916262421,0.101451216,0.353047046,0.537358345,0.754792714,4.668096125,0.112797398,0.049063311,0.056324855,0.146131469,0.658348,0.05364551,0.6844150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4_116,1994,116,0,0,0,0.46209812,2.53629021,0,0,0,2.100872992,2.022808529,0.23104906,0,0,0.23104906,0.23104906,1.059351277,0,0,0,0,0,0,0,0,0,0,0,0,0,0,0,0,0.23104906,0,0,0,0.23104906,0,0,0,0,0,0,0,0,0,1.874406272,10,0.814043947,0.228481283,-121.9766602,36.73999837,CENTRAL,RREAS,9406,287,Monterey Bay Inside,Y,2,YES,9.336666429,0.215746585,0.092541136,-0.479395412,0.557249613,5,0.111870173,0.032881412,-0.034984973,0.132541797,0.72406,0.18545561,0.7126075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4_117,1994,117,0.23104906,0,0,3.943948181,2.465853845,0,0,0,0.23104906,5.204142513,0,0,0.46209812,0,0,0,0,0.366204096,0,0,0,0,0,0,0,0,1.261396545,0,0,0,0,0,0,0,0,0,0.23104906,0,0,0,0.23104906,0,0,0,0.23104906,0,1.749867919,11,0.729751326,0.098003358,-122.1083333,36.7,CENTRAL,RREAS,9406,1920,Monterey Bay Outside,Y,2,YES,14.8588886,-0.315946689,-0.20264115,-0.074087635,0.284155708,3.465911527,-0.025113031,0.079513577,-0.027784021,0.085466662,0.480676,0.114833515,0.9225178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4_119,1994,119,0,0,0,0.854983119,0.693147181,0,0,0,1.896786485,4.177413996,0.597253156,0,0,0.23104906,0,0,0,0,0,0,0,0,0,0,0,0,0,0,0,0,0,0,0,0,0,0,0,0,0,0,0,0,0,0,0,0,1.40621106,6,0.784820606,0.225149355,-121.9833333,36.84666748,CENTRAL,RREAS,9406,91,Monterey Bay Inside,Y,1,YES,8.450632997,0.073591066,-0.195869637,-0.560748921,0.54560153,1.663652098,0.232307077,0.159373448,0.228163875,0.371427155,0.604792,0.005210711,0.9052320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4_123,1994,123,0,0,0,1.595830581,0.767528364,0,0,0.23104906,1.014840813,0.23104906,0,0,0,0,0,0.23104906,0,0,0,0,0,0,0,0,0,0,0,0,0,0,0,0,0,0,0,0,0.366204096,0,0,0,0,0.23104906,0,0,0,0,1.790222831,8,0.860914683,0.248197142,-122.2916667,36.98333333,CENTRAL,RREAS,9406,82,Davenport,Y,2,YES,4.668600095,0.498115065,0.068909322,0.256539858,0.646222389,3,0.10297132,-0.003970419,0.091996435,0.148078835,0.60515,0.038291933,0.7880194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4_124,1994,124,0,0,0,1.059351277,1.617343421,0,0,0,1.460675545,2.454003517,0,0.23104906,0,0.23104906,0,0.597253156,0,0,0,0,0,0,0,0,0,0,1.110734837,0,0,0,0,0.23104906,0,0,0,0,0,0,0.23104906,0,0,0.23104906,0,0,0,0,2.065492907,11,0.86137712,0.056669499,-122.375,36.98333333,CENTRAL,RREAS,9406,128,Davenport,Y,1,YES,9.454607054,0.043180584,-0.139009578,-0.148955855,0.14795561,6,0.001114941,0.016107035,-0.006983097,0.021958818,0.811734,0.103811363,0.8194511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4_125,1994,125,0,0,0,1.430153147,1.18511602,0,0,0,1.268887497,2.74582643,0,0,0,0,0,0,0,0,0,0,0,0,0,0,0,0,1.155245301,0,0,0,0,0,0,0,0,0,0,0,0,0,0,0,0,0,0.366204096,0,1.658088468,6,0.925395933,0.040212708,-122.425,36.98333333,CENTRAL,RREAS,9406,446,Davenport,Y,1,YES,8.151432491,0.024253477,-0.217876781,-0.124974554,0.154273917,5,-0.126665237,0.038985517,0.21565442,0.248743576,0.757271,0.004195858,0.8136042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4_126,1994,126,0,0,0,2.738335478,2.209347125,0,0,0,0,1.045164739,0,0.23104906,0,0,0,0,0,0,0,0,0,0,0,0.23104906,0,0,0.98147966,0,0,0,0,0,0,0,0,0,0,0,0,0,0.366204096,0,0,0,0.23104906,0,1.691019757,8,0.813208117,0.065310001,-122.5916667,36.98333333,CENTRAL,RREAS,9406,432,Davenport,Y,3,YES,8.033678278,0.033128214,-0.109412012,0.200589065,0.249344652,4,0.017900917,-0.313674745,0.060405479,0.320409075,0.624899,0.003715043,0.8621414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4_131,1994,131,0,0,0,3.184926926,2.178897199,0.23104906,0,0,0.23104906,2.785674813,0.46209812,0.46209812,0,0.46209812,0,0,0,0,0,0,0,0,0,0,0,0,0,0,0,0,0,0,0,0,0,0,0.23104906,0,0,0,0,0.366204096,0,0,0.536479304,0,1.919952866,11,0.800682232,0.089723345,-122.5666667,37.275,CENTRAL,RREAS,9406,82,Pescadero,Y,2,YES,11.13162388,-0.065420172,-0.017295745,-0.009689433,0.103010705,4.030516108,0.146194403,0.044192868,0.038489794,0.169098922,0.681333,0.077274695,0.7511252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4_132,1994,132,0,0.23104906,0,2.25385759,0.9026834,0,0,0,0.597253156,1.381044909,0.23104906,0.23104906,0,0,0,0,0,0.23104906,0,0,0,0,0,0,0,0,0.46209812,0,0,0,0,0,0,0,0,0,0,0,0,0,0,0,0,0,0.366204096,0,1.958938526,10,0.850755823,0.091243897,-122.65,37.275,CENTRAL,RREAS,9406,95,Pescadero,Y,3,YES,6.887337513,0.187453668,-0.170283224,0.042597756,0.254109387,4,0.066532136,0.036554733,-0.001655578,0.086808986,0.635408,0.154024437,0.7908779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4_133,1994,133,0,0,0,0.804718956,2.012675845,0,0,0,0,1.039720771,0,0,0,0,0,0.34657359,0,0.549306144,0,0,0,0,0,0,0,0,0,0,0,0,0,0,0,0,0,0,0,0,0,0,0,0,0,0,0.34657359,0,1.588001243,6,0.886279544,0.194446234,-122.8166667,37.275,CENTRAL,RREAS,9406,184,Pescadero,Y,2,YES,5.099568897,0.439708472,-0.108941533,-0.022692521,0.488177842,4,-0.099389763,0.121929947,0.187882016,0.241935106,0.671327,0.005787199,0.7174175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4_134,1994,134,0,0,0,3.787792326,2.498606137,0.549306144,0,0,0,2.410140783,0,0,0,0,0,0,0.34657359,0,0,0,0,0,0,0,0,0,0.895879735,0,0,0,0,0,0,0,0,0,0,0,0,0,0.693147181,0.34657359,0,0,0.34657359,0,1.828538793,9,0.832203448,0.087185085,-122.9833333,37.275,CENTRAL,RREAS,9406,518,Pescadero,Y,2,YES,11.87459308,-0.156526157,-0.158298416,0.108807936,0.184992947,3.973707631,-0.095068739,-0.181840404,0.150503222,0.25062658,0.516097,0.005438163,0.8465595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4_138,1994,138,0,0,0,3.073826039,2.822667649,0,0,0,1.492445605,1.683285336,0,0,0,0,0,0.366204096,0,0,0,0,0,0,0.23104906,0.366204096,0,0,1.098612289,0,0,0,0,0,0,0,0,0,0,0,0,0,0,0,0,0,0,0,1.791766781,8,0.861657165,0.061428673,-122.9083333,37.7,CENTRAL,RREAS,9406,55,Gulf of the Farallones,Y,2,YES,11.13429417,-0.062725877,-0.008765516,0.078042518,0.156260225,4.882534352,-0.002082458,-0.002202836,0.109161311,0.111025269,0.614958,0.028777166,0.9139045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4_139,1994,139,0,0,0,1.902370088,1.740118608,0,0,0,0.732408192,2.511587552,0,0.23104906,0,0.366204096,0,0,0,0,0,0,0,0,0.23104906,0,0,0,1.16550252,0,0.23104906,0,0,0,0,0,0,0,0,0,0,0,0,0,0,0,0,0,1.872871992,9,0.852380346,0.009371112,-122.8666667,37.79166667,CENTRAL,RREAS,9406,55,Gulf of the Farallones,Y,1,YES,9.111338239,-0.007446679,-0.130996344,-0.059999763,0.050257865,4.993251333,0.068389609,-0.072020405,-0.013583886,0.108060017,0.497823,0.107689978,0.8595547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4_152,1994,152,0,0,0,3.578798892,2.057928701,0.46209812,0.23104906,0,2.002937728,2.733978117,0,0.23104906,0,0,0,0,0,0,0,0,0,0,0.366204096,0.23104906,0,0.366204096,1.965717956,0,0,0,0.46209812,0,0.23104906,0,0,0,0.23104906,0,0,0.46209812,0.366204096,0.23104906,0,0,1.133732461,0,2.423427822,18,0.838448324,0.074892193,-123.0416667,37.65833333,CENTRAL,RREAS,9406,108,Farallones Outside,Y,2,YES,17.34429487,-0.32746523,-0.010056763,-0.001289742,0.300401089,6.355620523,0.054239641,-0.02124693,-0.056102035,0.088223599,0.681205,0.212979097,0.9285289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4_154,1994,154,0,0,0,1.933030885,0.597253156,0,0,0,0,4.648729294,0,0,0,0,0,0,0,0,0,0,0,0,0,0,0.23104906,0,1.604061452,0,0,0,0,0,0,0,0,0,0,0,0,0,0,0.536479304,0,0,0,0,1.398564124,6,0.780552773,0.059779517,-123.2083333,37.65833333,CENTRAL,RREAS,9406,1301,Farallones Outside,Y,1,YES,9.550603151,-0.162833502,-0.291318912,-0.169997371,0.249402908,3.359219248,-0.266688819,-0.133429629,0.173446319,0.336341062,0.798955,0.000861023,0.7428914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4_156,1994,156,0,0,0,3.025221823,2.415693528,0,0.23104906,0,0,2.132309885,0,0.536479304,0,0.23104906,0,0,0,0,0,0,0,0,0.46209812,0,0,0,2.112864693,0,0,0,0.23104906,0.597253156,0,0,0,0,0,0,0,0.23104906,0.23104906,0.46209812,0,0,0.597253156,0,2.208343837,14,0.836792446,0.023888495,-123.1383301,37.74333496,CENTRAL,RREAS,9406,91,Farallones Outside,Y,2,YES,13.49651709,-0.233955148,-0.042245373,0.077518422,0.229200929,4.74026,0.070127833,-0.017738037,0.018604263,0.086115395,0.60466,0.09373176,0.912397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4_160,1994,160,0,0,0,1.584530064,1.341783897,0,0,0,0,3.757121109,0,0,0,0,0,0,0,0,0,0,0,0,0,0,0,0,0.963457253,0,0.23104906,0,0,0,0,0,0,0,0,0,0,0,0,0.23104906,0,0,0.23104906,0,1.516090617,7,0.779115883,0.032255794,-123.3166667,37.88333333,CENTRAL,RREAS,9406,91,Farallones Outside,Y,1,YES,8.340039503,-0.02345189,-0.243968465,-0.13772725,0.166219223,3.693200186,-0.048843247,-0.267429389,-0.285130234,0.391154421,0.463347,0.003418227,0.7535635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4_162,1994,162,0,0,0,3.846284824,0.972955075,0,0,0,0,2.56198199,0,0,0,0,0,0,0,0,0,0,0,0,0,0,0,0,3.14578457,0,0,0,0,0,0,0,0,0,0,0,0,0,0.895879735,0.549306144,0,0,0.693147181,0,1.710736592,7,0.879144053,0.086122672,-123.5,37.88333333,CENTRAL,RREAS,9406,1328,Farallones Outside,Y,2,YES,12.66533952,-0.3017772,-0.206666708,0.060980867,0.285944105,4.860140751,-0.110822341,-0.298644134,0.196673862,0.37121741,0.725802,0.000547703,0.8572092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4_165,1994,165,0,0,0,3.949947662,1.647918433,2.071567363,0,0,1.039720771,2.890371758,0,0,0,0,0,0.895879735,0,0,0,0,0,0,0.34657359,0,0,0,0,0,0,0,0,0,0,0,0,0,0,0,0,0,0,0,0,0,0,0,1.742837398,7,0.895640592,0.174044738,-123,38.16666667,CENTRAL,RREAS,9406,55,Point Reyes,Y,2,YES,12.84197931,0.009169057,0.115384123,-0.326719899,0.37652831,5.40427248,0.13261777,0.098246624,0.227957656,0.288588765,0.739127,0.006509809,0.8434294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4_167,1994,167,0,0,0,2.83148024,1.589026915,0,0.34657359,0,0.804718956,2.948576934,0,0,0,0.549306144,0,0,0,0,0,0,0,0,0,0,0,0,0,0,0,0,0,0,0,0,0,0,0,0,0,0,0,0,0,0,0,0,1.543381018,6,0.861376546,0.074439072,-123.1666667,38.16666667,CENTRAL,RREAS,9406,91,Point Reyes,Y,2,YES,9.06968278,0.058258773,-0.00870792,-0.16935202,0.202073569,5,0.166178,0.213988373,0.274346414,0.392227142,0.723857,0.001496689,0.7865372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4_170,1994,170,0,0,0,1.77917936,1.155245301,0,0,0,0,2.933622414,0,0,0,0,0,0,0,0,0,0,0,0,0.23104906,0,0,0,0,0,0,0,0,0,0,0,0,0,0,0,0,0,0,0,0,0,0,0,1.150575156,4,0.829963039,0.087200808,-123.3666667,38.16666667,CENTRAL,RREAS,9406,183,Point Reyes,Y,4,YES,6.099096135,0.152676292,-0.199735955,-0.200907023,0.273802537,2.67097036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_109,1995,109,0,0,0,0.732408192,0.767528364,0,0,0,0.23104906,2.491023029,0,0,0,0,0,0,0,0.46209812,0,0,0,0,0,0,0,0,1.110734837,0,0,0,0,0,0,0,0,0,0,0,0,0,0,0,0,0,0.23104906,0,1.64251562,7,0.844085435,0.095171522,-122.0333333,36.58333333,CENTRAL,RREAS,9506,608,Monterey Bay Outside,Y,1,YES,6.025890664,0.093827003,-0.367204992,-0.198575335,0.331990792,4,-0.163431856,0.069328594,0.088996364,0.18986485,0.660671,0.013373196,0.8046575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_110,1995,110,0,0.366204096,0,1.014840813,1.439162705,0,0,0,0,0.46209812,0,0,0,0,0,0,0,0.23104906,0.23104906,0,0,0,0,0,0,0,0.998577425,0,0,0,0,0,0,0,0,0,0,0,0,0,0,0,0,0,0.23104906,0,1.84602231,8,0.887748544,0.141579532,-122.175,36.58333333,CENTRAL,RREAS,9506,2304,Monterey Bay Outside,Y,3,YES,4.974030339,0.276283989,-0.222951743,0.237283613,0.437024737,3,-0.068033488,-0.043497565,0.064621412,0.096679261,0.617784,0.037756883,0.9329792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_112,1995,112,0,0,0,0.924196241,1.476938933,0,0,0,0,0,0,0.767528364,0,0,0,0.23104906,0,0.23104906,0,0,0,0,0.536479304,0.366204096,0.366204096,0,0.767528364,0,0,0,0.46209812,0,0,0,0,0,0,0,0,0,0,0,0,0,0.23104906,0,2.218794012,11,0.925308622,0.197476041,-121.9466634,36.65500081,CENTRAL,RREAS,9506,73,Monterey Bay Inside,Y,3,YES,6.3603247,0.202709757,-0.01345498,0.422631556,0.531859387,6,0.051825405,-0.017031158,0.084240861,0.107992912,0.52304,0.042328847,0.8875196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_113,1995,113,0,0,0,1.460675545,1.353481004,0,0,0,0,2.180343333,0,0.46209812,0,0,0,0,0,0.23104906,0,0,0,0,0,0,0,0,0.924196241,0,0,0,0,0,0,0,0,0,0,0,0,0,0,0.23104906,0,0,0,0,1.695815038,7,0.871475897,0.019594805,-122.05,36.64666748,CENTRAL,RREAS,9506,900,Monterey Bay Outside,Y,1,YES,6.842892363,0.089385866,-0.226516934,-0.030011137,0.176812224,4,-0.130779539,-0.351928657,0.089711461,0.381843427,0.722678,0.000444122,0.7966339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_114,1995,114,0,0,0,0.767528364,1.396551581,0,0,0,0,0.23104906,0.46209812,0.828302217,0.23104906,0,0,0,0,0,0,0,0,0,0.732408192,0.46209812,0.732408192,0,0.879685777,0,0,0,0.23104906,0,0,0,0,0,0.23104906,0,0,0,0,0,0,0,0.23104906,0,2.390347444,13,0.931927455,0.171979064,-121.8666667,36.76666667,CENTRAL,RREAS,9506,73,Monterey Bay Inside,Y,3,YES,7.416325865,0.108058866,-0.108277363,0.348346775,0.414074091,7,0.051041589,0.035961797,-0.035687865,0.08047939,0.644127,0.160062109,0.8718140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_115,1995,115,0,0,0,1.826879641,0.854983119,0,0,0,0,0.23104906,0.924196241,0.536479304,0,0.46209812,0,0,0,0,0,0,0,0,0,0.23104906,0.597253156,0,0.998577425,0,0.23104906,0,0,0,0,0,0,0,0,0,0,0,0,0.46209812,0,0,0.23104906,0,2.265870699,12,0.911853143,0.1341005,-121.9083333,36.70833333,CENTRAL,RREAS,9506,91,Monterey Bay Inside,Y,2,YES,7.586761368,0.082602858,-0.014865742,0.373714257,0.440845636,7,0.073293947,-0.140030053,-0.07973524,0.181106828,0.627374,0.11060253,0.9181900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_116,1995,116,0,0,0,0.536479304,1.261396545,0,0,0,0.46209812,0.597253156,0,0.23104906,0,0,0,0,0,0,0,0,0,0,0,0.23104906,0,0,0,0,0,0,0,0,0,0,0,0,0,0,0,0,0,0,0,0,0,0,1.616338183,6,0.902094677,0.267031348,-121.9766602,36.73999837,CENTRAL,RREAS,9506,287,Monterey Bay Inside,Y,3,YES,3.319325246,0.627978135,-0.149802368,-0.032791673,0.677110688,NA,0.108206694,-0.064991636,0.090130275,0.164118095,0.631279,0.032031618,0.7353353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_117,1995,117,0,0,0,0.46209812,1.452236276,0,0,0,0.23104906,2.132309885,0.23104906,0,0,0,0,0,0.23104906,0,0,0,0,0,0,0,0,0,1.133732461,0,0,0,0,0.23104906,0,0,0,0,0,0,0,0,0,0.23104906,0,0,0.23104906,0,1.895574036,10,0.823236986,0.086311066,-122.1083333,36.7,CENTRAL,RREAS,9506,1920,Monterey Bay Outside,Y,1,YES,6.566671103,0.069861456,-0.329975329,-0.149009551,0.269963559,4,0.067982399,0.061577483,0.042310454,0.110310071,0.66271,0.079042724,0.8036015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_119,1995,119,0,0,0,1.290400337,0.597253156,0,0,0,0.23104906,2.508726304,0,0.366204096,0,0,0,0,0,0,0,0,0,0,0.366204096,0,0.693147181,0,0,0,0,0,0,0,0,0,0,0,0,0,0,0,0,0,0,0,0,0,1.635292799,7,0.840373642,0.130500014,-121.9833333,36.84666748,CENTRAL,RREAS,9506,91,Monterey Bay Inside,Y,4,YES,6.052984231,0.154209726,-0.272825289,-0.284618098,0.357771331,4,0.082602253,-0.006241438,0.097445454,0.136862542,0.646931,0.036993867,0.8534632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_123,1995,123,0,0,0,1.268887497,1.110734837,0,0,0,0,0,0,0.536479304,0,0,0.23104906,0,0,0,0,0,0,0,0.366204096,0,0,0,0.366204096,0,0,0,0,0,0,0,0,0,0,0,0,0,0,0,0,0,0,0,1.610782009,6,0.89899372,0.22726062,-122.2916667,36.98333333,CENTRAL,RREAS,9506,82,Davenport,Y,3,YES,3.87955889,0.445892272,-0.048222303,0.376997445,0.646911681,NA,0.012543409,0.113778585,0.085033956,0.145520562,0.644114,0.028848877,0.7948191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_124,1995,124,0,0,0,0.536479304,0,0,0,0,0,0.46209812,0,0.963457253,0,0,0,0,0,0,0,0,0,0,0,0,0,0,0.23104906,0,0,0,0,0,0,0,0,0,0.23104906,0,0,0,0,0.23104906,0,0,0,0,1.632673133,6,0.911211377,0.469811286,-122.375,36.98333333,CENTRAL,RREAS,9506,128,Davenport,Y,3,YES,2.655181858,0.527622025,-0.824858506,0.144586802,0.931056544,NA,-0.076645951,-0.161297794,0.088124747,0.194948936,0.728386,0.010014447,0.9038021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_125,1995,125,0,0,0,0.648636716,0.924196241,0,0,0,0.998577425,1.221187215,0,0,0,0,0,0,0,0,0.23104906,0,0,0,0,0,0,0,1.16550252,0,0,0,0,0,0,0,0,0,0,0,0,0,0,0,0,0,0,0,1.698804641,6,0.948120041,0.123450633,-122.425,36.98333333,CENTRAL,RREAS,9506,446,Davenport,Y,3,YES,5.189149178,0.262083695,-0.311650235,-0.089323446,0.371051693,5,-0.001981912,-0.013526995,0.124060589,0.126522849,0.762523,0.022588394,0.8679469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_126,1995,126,0,0,0,1.656604433,0.879685777,0,0,0,0.23104906,1.637551629,0,0,0,0,0,0,0,0,0,0,0,0,0,0.23104906,0,0,1.460675545,0,0,0,0,0,0,0,0,0,0.23104906,0,0,0,0,0.23104906,0.23104906,0,0.23104906,0,1.94126795,10,0.843081593,0.021581298,-122.5916667,36.98333333,CENTRAL,RREAS,9506,432,Davenport,Y,1,YES,7.020811744,0.041752082,-0.24799223,0.015388282,0.167795821,4,-0.073683457,-0.004807586,0.121455615,0.13760716,0.599086,0.01647965,0.9006290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_131,1995,131,0,0,0,1.803882017,1.707987993,0,0,0,0,0,0.23104906,0,0,0,0,0,0,0,0,0,0,0,0,0,0,0,0,0,0,0,0,0,0,0,0,0,0,0,0,0,0,0,0,0,0,0,0.881710032,3,0.802564623,0.244683752,-122.5666667,37.275,CENTRAL,RREAS,9506,82,Pescadero,Y,3,YES,3.742919071,0.424538479,0.093129575,0.403229579,0.677639866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_132,1995,132,0,0,0,1.560710409,0.46209812,0,0,0,0.828302217,0.767528364,0.597253156,0,0,0,0,0.23104906,0,0,0,0,0,0,0,0.23104906,0,0,0.23104906,0,0,0,0,0,0,0,0,0,0,0,0,0,0,0,0,0,0,0,1.864956552,8,0.896853984,0.196755445,-122.65,37.275,CENTRAL,RREAS,9506,95,Pescadero,Y,2,YES,4.909039447,0.463040581,-0.085393248,-0.006392602,0.513002276,NA,0.080617141,0.016730686,0.066575017,0.116113002,0.715987,0.061587133,0.7768848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_133,1995,133,0,0,0,1.304007668,0.732408192,0,0,0,0.46209812,2.401135174,0,0.23104906,0,0,0,0,0,0,0,0,0,0,0,0,0,0,1.972964618,0,0,0,0,0,0,0,0,0,0,0,0,0,0,0,0,0,0,0,1.557048858,6,0.869004705,0.040897096,-122.8166667,37.275,CENTRAL,RREAS,9506,184,Pescadero,Y,1,YES,7.103662833,0.015198257,-0.284750522,-0.109246119,0.195268395,5,0.033109661,-0.032868523,0.098008835,0.113774987,0.663315,0.033094065,0.8915682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_134,1995,134,0,0,0,0.963457253,0.648636716,0,0.46209812,0,0.767528364,1.059351277,0.23104906,0,0,0,0,0,0,0,0,0,0,0,0,0,0,0,1.541657604,0,0,0,0,0.23104906,0,0,0,0,0,0,0,0,0,0.46209812,0,0,0,0,2.036734669,9,0.926957426,0.07099839,-122.9833333,37.275,CENTRAL,RREAS,9506,518,Pescadero,Y,3,YES,6.366925576,0.187398516,-0.13447543,-0.042492492,0.236534246,7,0.062287421,0.06779964,0.064865814,0.120774124,0.69832,0.070269799,0.8026210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_138,1995,138,0,0,0,1.386294361,1.098612289,0,0,0,0,0,0,3.80666249,0,0,0,0,0,0,0,0,0,0,0,0,0,0,0,0,0,0,0,0,0,0,0,0,0,0,0,0,0,0,0,0,0,0,0.942025714,3,0.857466156,0.415347386,-122.9083333,37.7,CENTRAL,RREAS,9506,55,Gulf of the Farallones,Y,5,YES,6.29156914,0.432893122,0.182041672,0.747262876,0.965452393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_139,1995,139,0,0,0,0,0.895879735,0,0,0,0,0,0,1.844439727,0.549306144,0,0,0,0,0,0,0,0,0,0,0,0,0,0,0,0,0,0,0,0,0,0,0,0,0,0,0,0,0,0,0,0,0,0.977518247,3,0.889772754,0.652539595,-122.8666667,37.79166667,CENTRAL,RREAS,9506,55,Gulf of the Farallones,Y,5,YES,3.289625606,1.051142758,0.383937758,0.534286223,1.33506696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_152,1995,152,0,0,0,0.597253156,1.476938933,0,0,0,0.23104906,1.059351277,0,0.799298424,0,0,0,0,0,0,0,0,0,0,0.366204096,0.693147181,0,0,0.597253156,0,0,0,0,0,0,0,0,0,0,0,0,0,0,0,0,0,0,0,1.953485997,8,0.939427622,0.143757404,-123.0416667,37.65833333,CENTRAL,RREAS,9506,108,Farallones Outside,Y,3,YES,5.820495284,0.309530393,-0.217689361,-0.077326192,0.374459089,6,0.055753688,-0.039732291,0.045205065,0.090946105,0.759866,0.059882192,0.89311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_154,1995,154,0.23104906,0,0,1.44357778,1.791759469,0,0,0,0,0.23104906,0,0,0.23104906,0,0,0,0,0,0,0,0,0,0.23104906,0,0,0,0.597253156,0,0,0,0,0,0,0,0,0,0,0,0,0,0,0.46209812,0,0,0,0,1.737302274,8,0.835465289,0.133894622,-123.2083333,37.65833333,CENTRAL,RREAS,9506,1301,Farallones Outside,Y,3,YES,5.218884767,0.247895669,-0.057720166,0.332999887,0.475923782,4,-0.106050762,0.120366879,0.014730882,0.154230877,0.534822,0.04734931,0.8443294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_156,1995,156,0,0,0,1.133732461,1.425555373,0,0,0,0,0.23104906,0,0,0,0,0,0,0,0,0,0,0,0,0.23104906,0.23104906,0,0,0.767528364,0,0,0,0,0,0,0,0,0,0,0,0,0,0,0,0,0,0,0,1.5332821,6,0.855740237,0.134309747,-123.1383301,37.74333496,CENTRAL,RREAS,9506,91,Farallones Outside,Y,3,YES,4.019963378,0.343823086,-0.142346117,0.246302648,0.48330717,3,-0.154467263,-0.221930329,0.083381942,0.276525753,0.534467,0.003927478,0.9380207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_160,1995,160,0,0,0,1.290400337,0.924196241,0,0,0,0,0,0,0,0,0,0,0,0,0,0,0,0,0,0,0.23104906,0,0,0,0,0,0,0,0.23104906,0,0,0,0,0,0,0,0,0,0,0,0,0,0,1.141827382,4,0.823652865,0.30007125,-123.3166667,37.88333333,CENTRAL,RREAS,9506,91,Farallones Outside,Y,3,YES,2.676694698,0.603634178,-0.022222542,0.370992415,0.77365833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_165,1995,165,0,0,0,0,1.098612289,0,0,0,0.549306144,0.549306144,0,0.549306144,0,1.151292546,0,0.972955075,0,0,0,0,0,0,0,0.549306144,0,0,0,0,0,0,0,0,0,0,0,0,0,0,0,0,0,0,0,0,0,0,1.888910784,7,0.970707408,0.423099485,-123,38.16666667,CENTRAL,RREAS,9506,55,Point Reyes,Y,5,YES,5.420084487,0.63600266,0.292699741,-0.518672459,0.932153683,7,0.164655035,-0.077365386,0.046216933,0.198267382,0.72882,0.038950675,0.8093438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_167,1995,167,0,0,0,0.46209812,0.23104906,0,0,0,0.23104906,1.821277268,0.23104906,0,0,0,0,0,0,0,0,0,0,0,0,0,0,0,0.46209812,0,0,0,0,0,0,0,0,0,0,0,0,0,0,0,0,0,0,0,1.420342849,6,0.7927077,0.257635214,-123.1666667,38.16666667,CENTRAL,RREAS,9506,91,Point Reyes,Y,4,YES,3.43862069,0.303826901,-0.537084786,-0.359008199,0.637605994,3,0.036182528,0.032810508,0.128301316,0.142339256,0.566078,0.032409032,0.8122724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5_170,1995,170,0,0.23104906,0,0.23104906,0.46209812,0,0,0,0,0,0,0,0,0,0,0,0,0,0,0,0,0,0,0,0,0,0,0,0,0,0,0,0,0,0,0,0,0,0,0,0,0,0,0,0,0,1.039720771,3,0.946391759,0.633787918,-123.3666667,38.16666667,CENTRAL,RREAS,9506,183,Point Reyes,Y,3,YES,0.924196241,1.188165243,-0.321740758,0.280511787,1.29259085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_109,1996,109,0,0,0,2.157963565,1.18511602,0,0.23104906,0.23104906,1.560710409,4.080611821,0,0,0,0.23104906,0,0,0,0.23104906,0,0,0,0,0,0,0.23104906,0,2.843698699,0,0,0,0,0,0,0,0,0,0,0.536479304,0,0,0,0.597253156,0,0,0,0,2.014699955,12,0.810774634,0.047336547,-122.0333333,36.58333333,CENTRAL,RREAS,9606,608,Monterey Bay Outside,Y,2,YES,14.11707828,-0.278190678,-0.137428627,-0.109734746,0.24273805,5.11287868,0.015322848,0.020938085,0.004679645,0.035287538,0.713913,0.101035048,0.8677691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_110,1996,110,0,0,0,2.064801797,1.194506313,0.23104906,0,0,0.46209812,3.575887665,0,0,0,0,0,0,0,0,0,0,0,0,0,0,0,0,2.328238773,0,0,0,0,0,0,0,0,0,0,0,0,0,0,0.46209812,0,0,0,0,1.637990151,7,0.841759805,0.015913032,-122.175,36.58333333,CENTRAL,RREAS,9606,2304,Monterey Bay Outside,Y,2,YES,10.31867985,-0.147225626,-0.191236901,-0.088589064,0.135553663,4.00212918,-0.126665237,0.038985517,0.21565442,0.248743576,0.670006,0.004195858,0.8366996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_112,1996,112,0,0,0,0.366204096,1.695865445,0,0,0,0,0,0,0.23104906,0,0.46209812,0,0.23104906,0,0,0,0,0,0,0,0,0,0,1.133732461,0,0,0,0,0,0,0,0,0,0,0,0,0,0,0,0,0,0,0,1.504103142,6,0.839455166,0.258768351,-121.9466634,36.65500081,CENTRAL,RREAS,9606,73,Monterey Bay Inside,Y,3,YES,4.119998243,0.319700609,-0.201064147,0.45596618,0.619479682,NA,0.078018672,0.051365995,0.322799313,0.340456654,0.51113,0.002893087,0.7600573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_113,1996,113,0,0,0,2.592737158,1.926914505,0,0,0,1.098612289,5.28680651,0,0,0.23104906,0,0,0,0,0.23104906,0,0,0,0,0,0,0,0,1.329661349,0,0,0,0,0,0,0,0,0,0,0,0,0,0,0.23104906,0,0,0.536479304,0,1.733294582,9,0.788855961,0.067521358,-122.05,36.64666748,CENTRAL,RREAS,9606,900,Monterey Bay Outside,Y,2,YES,13.4643583,-0.237706475,-0.1782199,-0.111980555,0.213833316,3.693044476,-0.147420213,0.126988768,-0.020055831,0.187147406,0.644442,0.04105697,0.8490201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_114,1996,114,0,0,0,3.510541982,1.791759469,0,0.34657359,0,0,0,1.497866137,0,0.34657359,1.777674031,0,0.693147181,0,0,0,0,0,0,0,0,0,0,2.297559925,0,0,0,0,0,0,0,0,0,0,0,0,0,0,0,0,0,0,0,1.853718683,8,0.891449715,0.17647535,-121.8666667,36.76666667,CENTRAL,RREAS,9606,73,Monterey Bay Inside,Y,2,YES,12.26169591,-0.167717095,0.326368914,0.376502738,0.615632922,5.758389944,0.121408917,0.158472192,0.007816281,0.207812627,0.724317,0.059259474,0.7914987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_115,1996,115,0,0,0,3.067436067,1.701981825,0.23104906,0.46209812,0,0.9026834,0,0.693147181,0,0,0.536479304,0,0.998577425,0,0.597253156,0,0,0,0,0,0,0.23104906,0,1.476938933,0,0,0,0.23104906,0,0,0,0,0,0,0,0,0,0,0.23104906,0,0,0.23104906,0,2.288112567,14,0.867018659,0.129918629,-121.9083333,36.70833333,CENTRAL,RREAS,9606,91,Monterey Bay Inside,Y,2,YES,11.59184071,-0.070647309,0.289647172,0.283361168,0.515885369,8,0.0828012,0.108582647,0.034432292,0.148969787,0.572918,0.060797703,0.8788210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_116,1996,116,0,0,0,2.881627518,2.128959773,0.23104906,0,0.366204096,1.155245301,1.364781521,0.23104906,0,0,0.46209812,0,0.23104906,0,0.23104906,0,0,0,0,0,0,0.23104906,0,1.229626485,0,0,0,0,0,0,0,0,0,0,0,0,0,0,0.366204096,0,0,0,0,2.163130813,13,0.843342251,0.051230352,-121.9766602,36.73999837,CENTRAL,RREAS,9606,287,Monterey Bay Inside,Y,2,YES,11.10999221,-0.060286936,-0.011546821,0.13171948,0.196936512,5,0.06478906,0.012604632,-0.001899517,0.077812212,0.75424,0.133982045,0.8221973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_117,1996,117,0,0,0,3.508469075,1.329661349,0,0,0,0.879685777,5.019316135,0,0,0.23104906,0.46209812,0.23104906,0,0,0.23104906,0,0,0,0,0,0,0.23104906,0,3.28483579,0,0,0,0,0,0,0,0,0,0,0,0,0,0,0.23104906,0,0,0.366204096,0,1.882177854,12,0.757443835,0.079304334,-122.1083333,36.7,CENTRAL,RREAS,9606,1920,Monterey Bay Outside,Y,2,YES,16.00551564,-0.366683584,-0.138423585,-0.093014401,0.324454946,3.710452535,-0.123766133,0.145127924,-0.069217631,0.195912774,0.524625,0.077215387,0.9496481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_119,1996,119,0,0,0,2.118702554,1.133732461,0.23104906,0,1.627600641,2.698126148,4.398940429,0.732408192,0,0,0.648636716,0,0.46209812,0,1.194506313,0,0,0,0,0,0,0.23104906,0,1.452236276,0,0,0,0,0.23104906,0,0,0,0,0.23104906,0.23104906,0,0,0,0.648636716,0,0,0.366204096,0,2.427884528,17,0.856936534,0.135608547,-121.9833333,36.84666748,CENTRAL,RREAS,9606,91,Monterey Bay Inside,Y,2,YES,18.63707396,-0.357188649,-0.084326599,-0.242469467,0.373432925,8.198079617,0.059296268,0.02582072,-0.02846758,0.080624711,0.692866,0.18357176,0.8533145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_123,1996,123,0,0,0,3.827791021,2.175985973,0.46209812,0,0,0.693147181,0.828302217,0.23104906,0,0,0.46209812,0,0,0,0.597253156,0,0,0,0,0,0,0.597253156,0,2.066159572,0,0,0,0,0,0,0,0,0,0,0,0,0,0,0,0,0,0,0,1.956466337,10,0.849682165,0.087080453,-122.2916667,36.98333333,CENTRAL,RREAS,9606,82,Davenport,Y,2,YES,11.94113758,-0.175380599,0.006029691,0.249602428,0.334622719,6.246724189,-0.017836268,0.050325818,0.064498317,0.083573797,0.628109,0.048105587,0.8681361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_124,1996,124,0,0,0,1.734668896,1.030347484,0,0,0,1.560710409,1.887653493,0,0,0.366204096,0.23104906,0,0,0,0.23104906,0,0,0,0,0,0,0.23104906,0,4.329938881,0,0,0,0,0,0,0,0,0,0,0,0,0.23104906,0,0.46209812,0,0,0.23104906,0,1.984332884,12,0.798554029,0.093055665,-122.375,36.98333333,CENTRAL,RREAS,9606,128,Davenport,Y,2,YES,12.52686668,-0.240963075,-0.215176757,0.056258779,0.235298797,4.781545892,-0.061342137,0.057318982,-0.009161301,0.076636247,0.662169,0.073181462,0.9188813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_125,1996,125,0,0,0,2.828911328,0.767528364,0,0,0,1.637551629,3.287033945,0,0,0,0.597253156,0,0,0,0,0,0,0,0,0,0,0.366204096,0,3.503692282,0,0,0,0,0,0,0,0,0,0,0,0,0,0,0,0,0,0,0,1.703630613,7,0.875492305,0.07737698,-122.425,36.98333333,CENTRAL,RREAS,9606,446,Davenport,Y,2,YES,12.9881748,-0.281300793,-0.166609035,-0.123479188,0.254413853,4.435812383,-0.136585406,0.043917149,0.181708036,0.226007747,0.651423,0.005977599,0.8908417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_126,1996,126,0,0,0,3.388617272,1.059351277,0,0.23104906,0,0,3.922600071,0,0,0,0,0,0,0.23104906,0.23104906,0,0,0,0,0,0,0.23104906,0,1.637551629,0,0,0,0,0,0,0,0,0,0,0,0,0,0,0.597253156,0.23104906,0,0,0,1.753477128,10,0.76152511,0.029488264,-122.5916667,36.98333333,CENTRAL,RREAS,9606,432,Davenport,Y,2,YES,11.76061871,-0.201415446,-0.177653099,-0.06624723,0.168145349,3.850492385,-0.100948326,0.109106174,0.037010636,0.146521172,0.559307,0.035224055,0.891287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_131,1996,131,0,0,0,3.363045633,1.809781876,0,0.597253156,0.23104906,0.597253156,2.208464123,0.597253156,0.597253156,0,1.133732461,0,0.828302217,0,0,0,0,0,0,0,0,0.23104906,0,2.633669017,0,0,0,0,0,0,0,0,0,0,0,0,0,0,0,0,0,0,0,2.18867227,12,0.88078622,0.035154659,-122.5666667,37.275,CENTRAL,RREAS,9606,82,Pescadero,Y,2,YES,14.82810607,-0.178093879,0.118006699,-0.001791063,0.269367988,7.186522703,0.102545102,0.014342178,0.002497239,0.11547187,0.789597,0.149749156,0.8666313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_132,1996,132,0,0,0,2.125575649,0.963457253,0,0,0,0.46209812,1.77917936,0.46209812,0,0,0,0,0.23104906,0,0,0,0,0,0,0,0,0,0,1.560710409,0,0,0,0,0,0,0,0,0,0,0,0,0,0,0.23104906,0,0,0,0,1.813439467,8,0.872079518,0.011714955,-122.65,37.275,CENTRAL,RREAS,9606,95,Pescadero,Y,1,YES,7.815217032,0.038034012,-0.153482936,0.008892384,0.103952765,6,0.073161401,0.045373712,0.096231675,0.137441592,0.783936,0.045278662,0.8253307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_133,1996,133,0,0,0,1.396551581,0.366204096,0,0,0,0.46209812,2.244467297,0,0,0,0,0,0,0,0,0,0,0,0,0,0,0,0,0.963457253,0,0,0,0,0,0,0,0,0,0,0,0,0,0,0,0.23104906,0,0,0,1.525398375,6,0.851340251,0.092783162,-122.8166667,37.275,CENTRAL,RREAS,9606,184,Pescadero,Y,1,YES,5.663827407,0.10717467,-0.365628804,-0.148975728,0.315648092,3,-0.126665237,0.038985517,0.21565442,0.248743576,0.641379,0.004195858,0.8352515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_134,1996,134,0,0,0,3.374582316,0.924196241,0,0,0,0.536479304,3.839824659,0.23104906,0,0,0,0,0,0,0,0,0,0,0,0,0,0,0,0.597253156,0,0,0,0,0,0,0,0,0,0,0,0,0,0,0,0,0,0,0,1.386974298,6,0.774084374,0.073905225,-122.9833333,37.275,CENTRAL,RREAS,9606,518,Pescadero,Y,1,YES,9.503384737,-0.051785556,-0.216652586,-0.172963128,0.171002577,3.473377591,0.036182528,0.032810508,0.128301316,0.142339256,0.598142,0.032409032,0.7319764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_138,1996,138,0,0,0,2.326980175,3.030728459,0,0.549306144,0,0,0,0,1.545521227,0,0.972955075,0,0,0,0,0,0,0,0,0,0,0,0,3.167527126,0,0,0,0,0,0,0,0,0,0,0,0,0,0,0,0,0.549306144,0.549306144,0,1.860438934,8,0.89468147,0.180518972,-122.9083333,37.7,CENTRAL,RREAS,9606,55,Gulf of the Farallones,Y,2,YES,12.69163049,-0.241437255,0.255353344,0.427778623,0.623812748,6.435591355,0.127656232,-0.070599709,0.131403473,0.204932622,0.656688,0.019224049,0.7615982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_139,1996,139,0,0,0,0,2.930393112,0,0.549306144,0,0,0,0,2.13833306,0,0.895879735,0,0.693147181,0,0,0,0,0,0,0,0,0,0,2.249904835,0,0.693147181,0,0,0,0,0,0,0,0,0,0,0,0,0,0,1.935600505,0,0,1.917560166,8,0.922150959,0.390430407,-122.8666667,37.79166667,CENTRAL,RREAS,9606,55,Gulf of the Farallones,Y,2,YES,12.08571175,-0.346609931,0.670448272,0.466503008,0.979027202,8,0.200628969,-0.079713696,-0.023852515,0.227825522,0.777646,0.056487703,0.7379418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_152,1996,152,0,0,0,2.787974552,1.039720771,1.497866137,0,0,2.232954059,1.777674031,0,0.34657359,0,0,0,1.039720771,0,0,0,0,0,0,0,0,0.34657359,0,3.211623482,0,0,0,0,0,0,0,0,0,0,0,0,0,0,0,0,0,0,0,2.002496823,9,0.911375119,0.129587837,-123.0416667,37.65833333,CENTRAL,RREAS,9606,108,Farallones Outside,Y,2,YES,14.28068098,-0.243048147,-0.06086659,0.10055375,0.24355753,6.31780901,0.044664989,-0.011036338,0.064790067,0.087678843,0.628147,0.053210362,0.8880759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_154,1996,154,0,0,0,1.560710409,0.828302217,0,0,0,0,3.991237248,0,0,0,0,0,0,0,0,0,0,0,0,0,0,0,0,0.963457253,0,0,0,0,0,0,0,0,0,0,0,0,0,0,0.46209812,0,0,0,0,1.328436159,5,0.825402768,0.048378616,-123.2083333,37.65833333,CENTRAL,RREAS,9606,1301,Farallones Outside,Y,1,YES,7.805805247,-0.017740034,-0.282951112,-0.175871996,0.220814745,1.765923351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_156,1996,156,0,0,0,1.506466493,1.291196493,0.402359478,0,0,1.659968958,0.274653072,0.34657359,0.402359478,0,0.274653072,0,0.34657359,0,0,0,0,0,0,0,0,0,0,1.811770146,0,0,0,0,0,0,0,0,0,0,0,0,0,0,0,0,0,0,0,2.035483128,10,0.883998706,0.14347516,-123.1383301,37.74333496,CENTRAL,RREAS,9606,91,Farallones Outside,Y,2,YES,8.316574373,0.105156731,0.050309621,0.305351042,0.408574419,6,0.108703844,0.007817025,0.030225016,0.124953757,0.660643,0.101004131,0.7603059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_160,1996,160,0,0,0,0.963457253,0,0,0,0,0,1.194506313,0,0,0,0,0,0,0,0,0,0,0,0,0,0,0,0,0.46209812,0,0,0,0,0,0,0,0,0,0,0,0,0,0,0,0,0,0,0,1.032010446,3,0.93937354,0.270763978,-123.3166667,37.88333333,CENTRAL,RREAS,9606,91,Farallones Outside,Y,4,YES,2.620061686,0.407538203,-0.55772721,-0.132512993,0.64240779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_162,1996,162,0,0,0,1.700598691,0,0,0,0,0,2.341065614,0,0,0,0,0,0.34657359,0,0,0,0,0,0,0,0,0,0,0.34657359,0,0,0,0,0,0,0,0,0,0,0,0,0,0,0,0,0,0,0,1.098786675,4,0.792605614,0.193521253,-123.5,37.88333333,CENTRAL,RREAS,9606,1328,Farallones Outside,Y,1,YES,4.734811485,0.16976161,-0.41470227,-0.291965264,0.450540621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_165,1996,165,0,0,0,0.536479304,1.933030885,0.693147181,0.23104906,0,0,0,0,0.597253156,0,1.901260825,0,1.341783897,0,0,0,0,0,0,0,0,0,0,0,0,0,0,0,0,0,0,0,0,0,0,0,0,0,0,0,2.797209989,0,0,1.853820784,8,0.891498815,0.47346174,-123,38.16666667,CENTRAL,RREAS,9606,55,Point Reyes,Y,5,YES,10.0312143,0.400279561,0.793457342,0.414184541,1.108814293,6.297275639,0.369614004,-0.003385869,0.125781949,0.402146961,0.659823,0.005675146,0.8150666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_167,1996,167,0,0,0,3.534867634,2.288977761,1.290400337,0.23104906,0,1.341783897,3.317489392,0,1.098612289,0,1.460675545,0,0.732408192,0,0,0,0,0,0,0,0,0,0,1.521449397,0,0,0,0,0,0,0,0,0,0,0,0,0,0,0,0,0.732408192,0,0,2.206300489,11,0.92009842,0.108567915,-123.1666667,38.16666667,CENTRAL,RREAS,9606,91,Point Reyes,Y,2,YES,17.5501217,-0.232409185,0.132804152,-0.096353029,0.315286492,8.166319413,0.076689849,-0.006972236,0.049541819,0.102373799,0.810942,0.070937935,0.81866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6_170,1996,170,0,0,0,0.549306144,0.34657359,0,0,0,0,3.797693639,0,0,0,0,0,0,0,0,0,0,0,0,0,0,0,0,0.895879735,0,0,0,0,0,0,0,0,0,0,0,0,0,0,0,0,0,0,0,0.956445468,4,0.689928323,0.193528783,-123.3666667,38.16666667,CENTRAL,RREAS,9606,183,Point Reyes,Y,1,YES,5.589453109,0.020486439,-0.472268644,-0.383732753,0.503489361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_109,1997,109,0,0,0,0,1.039720771,0,0,0,0.549306144,3.134548142,0,0,0,0,0,0,0,0,0,0,0,0,0,0,0,0,1.868834809,0,0,0,0,0,0,0,0,0,0,0,0,0,0,0,0,0,0.972955075,0,1.437419888,5,0.893118082,0.188363707,-122.0333333,36.58333333,CENTRAL,RREAS,9707,608,Monterey Bay Outside,Y,1,YES,7.565364941,-0.166708749,-0.406420821,-0.38505234,0.470209571,5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_110,1997,110,0,0,0,1.086032179,1.364781521,0,0.23104906,0,0.23104906,3.310594474,0.23104906,0,0,0,0,0,0,0,0,0,0,0,0,0,0,0,1.44357778,0,0,0,0,0.366204096,0,0,0,0,0,0,0,0,0,0.879685777,0,0,0.854983119,0,1.964741695,10,0.853276106,0.0274605,-122.175,36.58333333,CENTRAL,RREAS,9707,2304,Monterey Bay Outside,Y,1,YES,9.999006127,-0.102470926,-0.191365234,-0.128379888,0.131857824,4.996104631,0.062287421,0.06779964,0.064865814,0.120774124,0.546622,0.070269799,0.8084290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_112,1997,112,0,0,0,0.366204096,0.366204096,0,0,0,0,0,0,0,0,0,0,0,0,0,0,0,0,0,0,0,0.23104906,0,1.425555373,0,0,0,0.23104906,0,0,0,0,0,0.597253156,0.828302217,0,0,0,0,0,0,0.23104906,0,1.852951907,8,0.891080973,0.36552882,-121.9466634,36.65500081,CENTRAL,RREAS,9707,73,Monterey Bay Inside,Y,3,YES,4.276666119,-0.05004747,-0.734713062,0.426586196,0.772206423,3,-0.281752923,0.057036579,0.154616579,0.317041059,0.382978,0.001661244,0.7357724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_113,1997,113,0,0,0,0,0,0,0,0,0,1.386294361,0,0,0,0,0,0,0,0,0,0,0,0,0.549306144,0,0.34657359,0,1.868834809,0,0,0,0,0.34657359,0,0,0,0,0,0,0,0.34657359,0,0.34657359,0,0,0,0,1.680909542,7,0.863815993,0.330206468,-122.05,36.64666748,CENTRAL,RREAS,9707,900,Monterey Bay Outside,Y,4,YES,5.190729676,-0.287626609,-0.70928742,-0.343733771,0.710629002,3,-0.063806601,-0.2737127,-0.022656957,0.27871741,0.711055,0.005764051,0.7683983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_114,1997,114,0,0,0,0,0,0,0,0,0,1.609437912,0,0.34657359,0.34657359,1.791759469,0,0,0,0,0,0,0,0,0,0.34657359,0,0,1.925073801,0,0,0,0,0,0,0,0,0,0.895879735,0.972955075,0,0,0,0,0,0,0,0,1.884350006,8,0.906180258,0.36502418,-121.8666667,36.76666667,CENTRAL,RREAS,9707,73,Monterey Bay Inside,Y,2,YES,8.234826762,-0.511673144,-0.62656134,-0.430090532,0.794889965,5,-0.123897614,-0.052375943,-0.082661204,0.147713326,0.46435,0.032832114,0.7030973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_115,1997,115,0,0,0,0.597253156,0.693147181,0,0,0,0.648636716,0,0,0.23104906,0.23104906,0,0,0,0,0,0,0,0,0,0,0,0,0,0.799298424,0,0,0,0.46209812,0,0.23104906,0,0,0,0.46209812,0.963457253,0,0,0,0,0,0,0,0,2.195192326,10,0.9533595,0.300006526,-121.9083333,36.70833333,CENTRAL,RREAS,9707,91,Monterey Bay Inside,Y,3,YES,5.319136152,0.215935075,-0.446981688,0.470906348,0.659947813,6,-0.007606028,0.032132441,-0.113336743,0.116710637,0.627958,0.139272792,0.9318341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_116,1997,116,0,0,0,0.46209812,0,0,0.23104906,0,0,1.364781521,0,0,0.23104906,0,0,0,0,0,0,0,0,0,0.23104906,0,0,0,1.261396545,0,0,0,0,0.23104906,0,0,0,0,0,0.46209812,0,0,0,0.366204096,0,0,0,0,1.931984448,9,0.87928357,0.248713801,-121.9766602,36.73999837,CENTRAL,RREAS,9707,287,Monterey Bay Inside,Y,4,YES,4.840774643,-0.015707785,-0.661283202,-0.197845597,0.570331692,4,-0.097474385,0.137808216,-0.085297751,0.183158783,0.558818,0.094098248,0.8045039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_117,1997,117,0,0,0,1.52490366,2.342733811,0,0.23104906,0,0.597253156,3.345539622,0,0,0.23104906,0,0,0,0,0,0,0,0,0,0,0,0,0,1.329661349,0,0,0,0,0.23104906,0,0,0,0,0,0,0,0,0,0.23104906,0,0,0.536479304,0,1.883521197,10,0.818002507,0.01775972,-122.1083333,36.7,CENTRAL,RREAS,9707,1920,Monterey Bay Outside,Y,1,YES,10.60076714,-0.106666297,-0.150501206,-0.088617374,0.086589039,4.718836763,-0.073954338,0.162555413,-0.008315681,0.174796515,0.645561,0.062020444,0.8633774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_119,1997,119,0,0,0,0,0,0,0,0,0,5.278114659,0,0,0.693147181,3.36729583,0,0,0,1.098612289,0,0,0,0,0.693147181,0,0,0,4.804021045,0,0,0,0,0,0,0,0,0,1.098612289,1.609437912,0,0,0,1.098612289,0,0,1.386294361,0,2.036283008,10,0.88434609,0.382215398,-121.9833333,36.84666748,CENTRAL,RREAS,9707,91,Monterey Bay Inside,Y,2,YES,21.12729503,-0.874049849,-0.207471402,-0.438820857,0.923799817,4.860332002,-0.271900967,0.078891867,-0.134557473,0.302776209,0.430814,0.013313936,0.7034654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_123,1997,123,0,0,0,0.23104906,0.366204096,0,0.366204096,0,0,0,0,0,0,0,0,0,0,0,0,0,0,0,0,0,0,0,0.693147181,0,0,0,0,0,0,0,0,0,0,0,0,0,0,0,0,0,0,0,1.306599568,4,0.942510659,0.44534739,-122.2916667,36.98333333,CENTRAL,RREAS,9707,82,Davenport,Y,3,YES,1.656604433,0.800799742,-0.477113017,0.181210438,0.94779516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_124,1997,124,0,0.23104906,0,0.944404448,1.341783897,0,0.597253156,0,0.23104906,1.630116376,0.23104906,0,0.23104906,0,0,0.23104906,0,0,0,0,0,0,1.072958608,0.597253156,0,0,2.595517269,0,0,0,0,0.23104906,0,0,0,0,0.732408192,1.014840813,0,0.23104906,0,0,0.23104906,0,0,0,2.503452527,17,0.883608717,0.064282251,-122.375,36.98333333,CENTRAL,RREAS,9707,128,Davenport,Y,2,YES,12.3749284,-0.194623268,-0.022142631,-0.153060673,0.210002023,8.288989881,0.054576697,0.074727429,-0.082635495,0.129232737,0.617629,0.36393863,0.9105266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_125,1997,125,0.23104906,0,0,1.476938933,1.229626485,0,0,0,0,3.811496045,0,0,0.23104906,0,0,0,0,0,0,0,0.366204096,0,0.46209812,0,0.23104906,0,1.416165081,0,0,0,0,0,0,0,0,0,0.23104906,0.23104906,0,0.23104906,0,0.828302217,0.366204096,0,0.879685777,0,2.255395942,15,0.832848441,0.050828369,-122.425,36.98333333,CENTRAL,RREAS,9707,446,Davenport,Y,1,YES,12.22301521,-0.224527268,-0.246410208,-0.105992485,0.230653224,5.967895639,-0.034230537,0.069304738,-0.044340168,0.085103126,0.601178,0.135123626,0.8950968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_126,1997,126,0,0,0,2.913765427,2.646742588,0,0.693147181,0,0.23104906,4.262829787,0.23104906,0,0,0.366204096,0,0,0,0,0,0,0.732408192,0,0.23104906,0,0,0.23104906,3.186764257,0,0,0,0,0.23104906,0,0,0,0,0.46209812,0,0,0,0,1.752498457,1.059351277,0,0.963457253,0,2.328212646,16,0.839725021,0.068874079,-122.5916667,36.98333333,CENTRAL,RREAS,9707,432,Davenport,Y,2,YES,20.19451194,-0.433817903,0.002833847,-0.003887593,0.404547691,6.139744761,0.027443004,0.061604108,0.008111661,0.074287998,0.694713,0.10876985,0.8738760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_131,1997,131,0,0,0,0.366204096,1.31708124,0.23104906,0,0,0.366204096,0.597253156,0,0,0,0,0,0,0,0,0,0,0,0,0.23104906,0,0,0,1.133732461,0,0,0,0,0,0,0,0,0,0,0,0,0,0,0,0,0,0,0,1.731686384,7,0.889910109,0.178534224,-122.5666667,37.275,CENTRAL,RREAS,9707,82,Pescadero,Y,3,YES,4.242573169,0.336644085,-0.342640406,0.040511502,0.453189467,3,-0.073741416,0.005158104,0.161882872,0.174727923,0.666189,0.011140299,0.8733280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_132,1997,132,0,0,0,0.366204096,0.963457253,0.23104906,0,0,0,0.46209812,0,0.597253156,0,0,0,0,0,0,0,0,0,0,0.23104906,0,0.366204096,0,0.597253156,0,0,0,0,0,0,0,0,0,0,0,0,0,0,0.366204096,0,0,0,0,2.097578552,9,0.954648657,0.235545264,-122.65,37.275,CENTRAL,RREAS,9707,95,Pescadero,Y,3,YES,4.180772095,0.397238492,-0.411141129,0.139403946,0.562321614,NA,-0.055784032,-0.177595382,0.056371768,0.191205941,0.696655,0.013631551,0.9156299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_133,1997,133,0,0,0,0.46209812,0.46209812,0,0,0,0.9026834,0.767528364,0,0,0,0,0,0,0,0,0,0,0.23104906,0,0,0,0.366204096,0,0.23104906,0,0,0,0,0,0,0,0,0,0,0.23104906,0,0,0,0.23104906,0,0,0,0,2.060040208,9,0.937564229,0.305540714,-122.8166667,37.275,CENTRAL,RREAS,9707,184,Pescadero,Y,3,YES,3.884808342,0.500808799,-0.500330291,-0.137667759,0.678228139,NA,-0.138070646,0.089919845,0.058660873,0.166574504,0.693237,0.024151625,0.8891804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_134,1997,134,0,0,0,1.959245261,1.229626485,0,0.46209812,0,0,3.853123341,0,0,0.23104906,0,0.23104906,0,0,0,0,0,0,0,0.46209812,0,0,0.23104906,2.357756572,0,0,0,0,0,0,0,0,0,0.23104906,0.767528364,0,0,0,0,0,0,0,0,1.943505652,11,0.810504502,0.02147887,-122.9833333,37.275,CENTRAL,RREAS,9707,518,Pescadero,Y,2,YES,12.0156725,-0.217712276,-0.164004393,-0.131848914,0.201061544,2.785282479,-0.074406571,0.110280499,-0.091481026,0.15600553,0.577258,0.177475173,0.9357023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_138,1997,138,0,0,0,0,0,0,0,0,0,0,0,0.23104906,0,0.23104906,0,0,0,0,0,0,0,0,0.23104906,0,0.46209812,0,0.693147181,0,0,0,0,0,0,0,0,0,0.23104906,0,0,0,0,0,0,0.597253156,0,0,1.833642176,7,0.942304983,0.640521631,-122.9083333,37.7,CENTRAL,RREAS,9707,55,Gulf of the Farallones,Y,5,YES,2.676694698,-0.076785544,-1.222985497,0.255008341,1.145029934,NA,0.007615791,-0.338191755,-0.060858973,0.343239088,0.691316,0.002542942,0.7713909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_139,1997,139,0,0,0,0,0,0,0,0,0,0,0,0,0,0,0,0,0,0,0,0,0,0,1.945910149,0,1.098612289,0,0.693147181,0,0,0,0.693147181,0,0,0,0,0,0.693147181,0,0,0,0,0,0,0,0,0,1.509682691,5,0.938017431,0.591837839,-122.8666667,37.79166667,CENTRAL,RREAS,9707,55,Gulf of the Farallones,Y,5,YES,5.123963979,-0.784786606,0.1746971,-0.9138884,1.182873457,5,-0.150515908,-0.142188867,-0.421964653,0.464862357,0.757571,3.20077150490319e-05,0.78963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_152,1997,152,0,0,0,1.57579594,0.963457253,0,0,0,1.304007668,0.366204096,0,0,0,0,0,0,0,0,0,0,0,0,0.366204096,0,0,0,1.425555373,0,0,0,0.23104906,0,0,0,0,0,0,0,0,0,0,0,0,0,0,0,1.756242845,7,0.902529624,0.116084466,-123.0416667,37.65833333,CENTRAL,RREAS,9707,108,Farallones Outside,Y,2,YES,6.232273486,0.181920545,-0.119413289,0.206842346,0.333908328,4,-0.071548666,0.004567657,0.157580926,0.169912421,0.524495,0.012019427,0.9659872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_154,1997,154,0,0,0,1.678984201,1.290400337,0,0.23104906,0,0,3.949036457,0,0,0,0,0,0,0,0,0,0,0,0,0.23104906,0,0,0,1.425555373,0,0,0,0,0,0,0,0,0,0,0,0,0,0,0,0,0,0,0,1.442842151,6,0.805264788,0.011016432,-123.2083333,37.65833333,CENTRAL,RREAS,9707,1301,Farallones Outside,Y,1,YES,8.806074488,-0.055742885,-0.194958497,-0.15295284,0.142315667,3.48725922,-0.040199217,0.015665505,0.160015464,0.164717342,0.675602,0.015286801,0.7463580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_156,1997,156,0,0,0,0.23104906,1.347683756,0.23104906,0,0,0.23104906,0.597253156,0,0,0.23104906,0,0,0,0,0,0,0,0,0,0.23104906,0,0,0,1.670211765,0,0,0,0,0,0,0,0,0,0,0,0,0,0,0,0,0,0,0,1.71787604,8,0.826123251,0.202298694,-123.1383301,37.74333496,CENTRAL,RREAS,9707,91,Farallones Outside,Y,3,YES,4.770393978,0.184311479,-0.471174802,0.087859373,0.442245229,3,-0.095349603,0.094486906,0.041470782,0.133672217,0.565151,0.040253132,0.8665176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_160,1997,160,0,0,0,0,0.366204096,0,0,0,0,1.396551581,0,0,0,0,0,0,0,0,0,0,0,0,0,0,0,0,0.963457253,0,0,0,0,0,0,0,0,0,0,0.23104906,0,0,0,0,0.366204096,0,0,0,1.394684703,5,0.866565252,0.331494508,-123.3166667,37.88333333,CENTRAL,RREAS,9707,91,Farallones Outside,Y,4,YES,3.323466086,0.178815224,-0.730640278,-0.331677673,0.719566585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_162,1997,162,0,0,0,0,0,0,0,0,0.23104906,0.23104906,0,0,0,0,0.23104906,0,0,0,0,0,0,0,0,0,0,0,0,0,0,0,0,0,0,0,0,0,0,0,0,0,0,0,0,0,0,0,1.098612289,3,0.999996966,0.857573671,-123.5,37.88333333,CENTRAL,RREAS,9707,1328,Farallones Outside,Y,4,YES,0.693147181,0.646527284,-1.105539365,-1.047882008,1.57749883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_165,1997,165,0,0,0,0,1.914334396,0.23104906,0,0,0,0,0,0.46209812,0,0.366204096,0,0.23104906,0,0,0,0,0,0,0.23104906,0,0,0,0,0,0,0,0,0,0.23104906,0,0,0,0,0,0,0,0,0.23104906,0,0.963457253,0,0,1.830204154,9,0.832961385,0.493869827,-123,38.16666667,CENTRAL,RREAS,9707,55,Point Reyes,Y,5,YES,4.861339166,0.560495537,0.691453474,0.430777428,1.113097963,3,0.23031617,-0.171843975,-0.031712107,0.298101491,0.569495,0.021382865,0.7760622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_167,1997,167,0,0,0,0.597253156,1.059351277,0.46209812,0,0,0,4.321266324,0,0,0,0,0,0,0,0,0,0,0,0,0,0,0,0,0.597253156,0,0,0,0,0,0,0,0,0,0,0,0,0,0,0,0,0,0,0,1.182008491,5,0.734422256,0.155010306,-123.1666667,38.16666667,CENTRAL,RREAS,9707,91,Point Reyes,Y,1,YES,7.037222034,0.041490758,-0.364235768,-0.36766857,0.424859541,3.09104938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7_170,1997,170,0,0,0,0,0.732408192,0,0,0,0,3.341429418,0,0,0,0,0,0,0,0,0,0,0.23104906,0,0,0,0,0,0.23104906,0,0,0,0,0,0,0,0,0,0,0,0,0.23104906,0,0,0,0,0,0,0.976970337,5,0.607025046,0.313587072,-123.3666667,38.16666667,CENTRAL,RREAS,9707,183,Point Reyes,Y,4,YES,4.766984791,0.116962214,-0.476662141,-0.603999411,0.693806967,1.961538462,0.023584092,-0.184726662,0.120005441,0.223310025,0.528436,0.008875888,0.8782899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_109,1998,109,0,0,0,0,0,0,0,0,0,2.436850053,0,0,0.23104906,0,0,0,0,0,0,0,0,0,0,0,0,0,0.46209812,0,0,0,0,0,0,0,0,0,0,0,0,0,0,0,0,0,0,0,0.669698746,3,0.609584219,0.449902906,-122.0333333,36.58333333,CENTRAL,RREAS,9807,608,Monterey Bay Outside,Y,4,YES,3.129997233,0.100496455,-0.68642347,-0.676734756,0.871611855,1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_110,1998,110,0,0,0,0,0.597253156,0,0,0,0,0.23104906,0,0,0,0,0,0,0,0,0,0,0,0,0,0,0,0,0.23104906,0,0,0,0,0,0,0,0,0,0,0,0,0,0,0,0,0,0,0,0.987343017,3,0.898715617,0.539936624,-122.175,36.58333333,CENTRAL,RREAS,9807,2304,Monterey Bay Outside,Y,3,YES,1.059351277,0.986852944,-0.492691779,-0.115020078,1.10454875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_112,1998,112,0,0,0,0.23104906,0,0,0,0,0,0.366204096,0,0,0,0,0,0,0,0,0,0,0,0,0,0,0,0,0,0,0,0,0,0,0,0,0,0,0.23104906,0,0,0,0,0,0,0,0,0,1.073127609,3,0.976799881,0.675358763,-121.9466634,36.65500081,CENTRAL,RREAS,9807,73,Monterey Bay Inside,Y,4,YES,0.828302217,0.874258362,-0.953333117,-0.296579009,1.27325001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_113,1998,113,0,0,0,0,0.23104906,0,0,0,0,2.47232654,0,0,0,0,0,0,0,0,0,0,0,0,0,0,0,0,0.536479304,0,0,0,0,0,0,0,0,0,0,0,0,0,0,0.366204096,0,0,0,0,0.950569217,4,0.685689511,0.341540508,-122.05,36.64666748,CENTRAL,RREAS,9807,900,Monterey Bay Outside,Y,4,YES,3.606059001,0.101998288,-0.623771417,-0.558887658,0.745117841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_114,1998,114,0,0,0,0,0,0,0,0,0,0.366204096,0,0,0,0.23104906,0,0,0,0,0,0,0,0,0,0,0,0,0,0,0,0,0,0,0,0,0,0,0,0,0,0,0,0,0,0,0,0,0.667319472,2,0.962731548,0.811749494,-121.8666667,36.76666667,CENTRAL,RREAS,9807,73,Monterey Bay Inside,Y,4,YES,0.597253156,0.774910173,-1.029285682,-0.898109372,1.50242035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_115,1998,115,0,0,0,0,0.23104906,0,0,0,0,0,0.828302217,0,0,0,0,0,0,0,0,0,0,0,0,0,0,0,0,0,0,0,0,0,0,0,0,0,0,0,0,0,0,0,0,0,0,0,0.524498135,2,0.7566854,0.813291497,-121.9083333,36.70833333,CENTRAL,RREAS,9807,91,Monterey Bay Inside,Y,5,YES,1.059351277,1.41240653,0.412607288,0.221575569,1.57431699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_116,1998,116,0,0,0,0,0.23104906,0,0,0,0.23104906,0.46209812,0,0,0,0,0,0,0,0,0,0,0,0,0,0,0.23104906,0,0.46209812,0,0,0,0,0,0,0,0,0,0,0,0,0,0,0,0,0,0.23104906,0,1.732867951,6,0.967131118,0.514368562,-121.9766602,36.73999837,CENTRAL,RREAS,9807,287,Monterey Bay Inside,Y,3,YES,1.848392481,0.490711608,-0.943401279,-0.242696697,1.009348891,NA,-0.156424803,0.045780657,0.298568877,0.336227423,0.770662,0.00092228,0.8782395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_117,1998,117,0,0,0,0,0.366204096,0,0,0,0,0.767528364,0,0,0,0,0,0,0,0,0,0,0,0,0,0,0,0,0,0,0,0,0,0,0,0,0,0,0,0,0,0,0,0,0,0,0,0,0.629115682,2,0.907615528,0.55668686,-122.1083333,36.7,CENTRAL,RREAS,9807,1920,Monterey Bay Outside,Y,4,YES,1.133732461,0.826603268,-0.60349215,-0.490773104,1.10049783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_119,1998,119,0,0,0,0,0,0,0,0,0,2.259973969,0,0,0,0,0,0,0,0,0,0,0,0,0,0,0,0,0,0,0,0,0,0,0,0,0,0,0.23104906,0,0,0,0,0,0,0,0,0,0.308860677,2,0.445588554,0.53673984,-121.9833333,36.84666748,CENTRAL,RREAS,9807,91,Monterey Bay Inside,Y,4,YES,2.491023029,0.217509134,-0.623602078,-0.810976954,0.964759699,1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_123,1998,123,0,0,0,0.23104906,0,0,0,0,0,0.23104906,0,0,0,0,0,0,0,0,0,0,0,0,0,0,0,0,0,0,0,0,0,0,0,0,0,0,0.23104906,0,0,0,0,0,0,0,0,0,1.098612289,3,0.999996966,0.718696007,-122.2916667,36.98333333,CENTRAL,RREAS,9807,82,Davenport,Y,4,YES,0.693147181,0.946821035,-1.017314257,-0.10784586,1.34479916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_124,1998,124,0,0,0,0,0,0,0,0,0,1.198947636,0,0,0,0,0,0,0,0,0,0,0,0,0,0,0,0,0.549306144,0,0,0,0,0,0,0,0,0,0,0,0,0,0,0.693147181,0,0,0,0,1.04231977,3,0.948757463,0.462521058,-122.375,36.98333333,CENTRAL,RREAS,9807,128,Davenport,Y,4,YES,2.441400961,0.228481961,-0.849900733,-0.469044765,0.89670612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_125,1998,125,0,0,0,0,0,0,0,0,0,0.693147181,0,0,0,0,0,0,0,0,0,0,0,0,0,0,0,0,0.34657359,0,0,0,0,0,0,0,0,0,0,0,0,0,0,0.693147181,0,0,0.693147181,0,1.351783994,4,0.975104274,0.572317991,-122.425,36.98333333,CENTRAL,RREAS,9807,446,Davenport,Y,4,YES,2.426015132,0.174486426,-1.088606791,-0.375578212,1.05462202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_126,1998,126,0,0,0,0,0.23104906,0,0,0,0,0,0,0,0,0,0,0,0,0,0,0,0,0,0,0,0,0,0.597253156,0,0,0,0,0,0,0,0,0,0,0,0,0,0,0,0,0,0,0,0.591952197,2,0.854000339,0.657523245,-122.5916667,36.98333333,CENTRAL,RREAS,9807,432,Davenport,Y,3,YES,0.828302217,0.717552013,-1.015504364,0.257708878,1.21732665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_131,1998,131,0,0,0,0,0,0,0,0,0,0.23104906,0,0,0,0,0,0.23104906,0,0,0,0,0,0,0,0,0,0,0,0,0,0,0,0,0,0,0,0,0.23104906,0,0,0,0,0,0,0,0,0,1.098612289,3,0.999996966,0.831230797,-122.5666667,37.275,CENTRAL,RREAS,9807,82,Pescadero,Y,4,YES,0.693147181,0.825662459,-0.704093184,-1.146348354,1.53136284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_132,1998,132,0,0,0,0.34657359,0,0,0,0,0,0,0,0,0,0,0,0,0,0,0,0,0,0,0,0,0.34657359,0,1.666102255,0,0,0,0,0,0,0,0,0,0.693147181,0,0,0,0,0.34657359,0,0,0,0,1.372127709,5,0.852549821,0.434517764,-122.65,37.275,CENTRAL,RREAS,9807,95,Pescadero,Y,2,YES,3.398970206,-0.161862223,-0.82494993,0.456175965,0.870207717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_133,1998,133,0,0,0,0,0,0,0,0,0,0.549306144,0,0.34657359,0,0,0,0,0,0,0,0,0,0,0,0,0,0,0.34657359,0,0,0,0,0,0,0,0,0,0.549306144,0,0,0,0,0,0,0,0,0,1.360466652,4,0.981367476,0.608038714,-122.8166667,37.275,CENTRAL,RREAS,9807,184,Pescadero,Y,3,YES,1.791759469,0.291357013,-1.121498154,-0.430345688,1.1328465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_134,1998,134,0,0,0,0,0.23104906,0,0.23104906,0,0,0.23104906,0,0,0,0,0,0,0,0,0,0,0,0,0,0,0,0,0,0,0,0,0,0,0,0,0,0,0,0,0,0,0,0,0,0,0,0,1.098612289,3,0.999996966,0.706626271,-122.9833333,37.275,CENTRAL,RREAS,9807,518,Pescadero,Y,4,YES,0.693147181,1.166550505,-0.315777982,-0.621526269,1.36375492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_138,1998,138,0,0,0,0,0.46209812,0,0,0,0,1.098612289,0,0.597253156,0,0,0,0,0,0,0,0,0,0,0,0,0,0,0,0,0,0,0,0,0,0,0,0,0.23104906,0,0,0,0,0,0,0,0,0,1.247502718,4,0.899881369,0.462417757,-122.9083333,37.7,CENTRAL,RREAS,9807,55,Gulf of the Farallones,Y,4,YES,2.389012626,0.588864907,-0.572879863,-0.563210731,0.94550497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_139,1998,139,0,0,0,0,0.23104906,0,0,0,0,0,0,0.366204096,0,0.46209812,0,0,0,0,0,0,0,0,0,0,0,0,0.366204096,0,0,0,0,0.23104906,0,0,0,0,0.23104906,0,0,0,0,0,0,0,0,0,1.752079861,6,0.97785348,0.642889705,-122.8666667,37.79166667,CENTRAL,RREAS,9807,55,Gulf of the Farallones,Y,5,YES,1.887653493,0.456288675,-1.105664346,0.390395674,1.189813681,NA,0.093040956,-0.121537916,0.26652361,0.312095289,0.633248,0.00323392,0.8289921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_152,1998,152,0,0,0,0,0,0,0.23104906,0,0.366204096,0,0,0,0,0,0,0,0,0,0,0,0,0,0,0,0,0,0.46209812,0,0,0,0,0,0,0,0,0,0,0,0,0,0,0,0,0,0,0,1.061215256,3,0.965956823,0.736863803,-123.0416667,37.65833333,CENTRAL,RREAS,9807,108,Farallones Outside,Y,3,YES,1.059351277,0.997620923,-0.182053058,-0.915444449,1.36874027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_154,1998,154,0,0,0,0,0,0,0,0,0,0,0,0,0,0,0,0,0,0,0,0,0,0,0,0,0,0,0.274653072,0,0,0,0,0,0,0,0,0,0,0,0,0,0,0,0,0,0,0,0,1,0,0.880058705,-123.2083333,37.65833333,CENTRAL,RREAS,9807,1301,Farallones Outside,Y,3,YES,0.274653072,0.388440933,-1.522306892,0.455254702,1.55233048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_156,1998,156,0,0,0,0,0.173286795,0,0,0,0,0.447939867,0,0,0,0,0,0,0,0,0,0,0,0,0,0.621226662,0,0,0.34657359,0,0,0,0,0,0,0,0,0,0.447939867,0,0,0,0,0,0,0,0,0,1.539264703,5,0.956397745,0.562482828,-123.1383301,37.74333496,CENTRAL,RREAS,9807,91,Farallones Outside,Y,3,YES,2.036966782,0.409862623,-1.016598084,-0.391985423,1.071914318,NA,-0.147816345,-0.253485773,0.075248037,0.29708307,0.539451,0.002597571,0.7675978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_160,1998,160,0,0,0,0,0.23104906,0,0,0,0,0.23104906,0,0,0,0,0,0,0,0,0,0,0,0,0,0,0.23104906,0,0.23104906,0,0,0,0,0,0,0,0,0,0,0,0,0,0,0,0,0,0,0,1.386294361,4,0.999998197,0.64294882,-123.3166667,37.88333333,CENTRAL,RREAS,9807,91,Farallones Outside,Y,3,YES,0.924196241,0.782326493,-1.005674661,-0.181690278,1.22618320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_162,1998,162,0,0,0,0,0.549306144,0,0,0,0,0.693147181,0,0,0,0,0,0,0,0,0,0,0,0,0,0,0,0,0.693147181,0,0.34657359,0,0,0,0,0,0,0,0.34657359,0,0,0,0,0.804718956,0,0,0,0,1.742245584,6,0.97236487,0.343043197,-123.5,37.88333333,CENTRAL,RREAS,9807,1328,Farallones Outside,Y,3,YES,3.433466642,0.326092005,-0.713829135,-0.150114234,0.714981551,NA,-0.056051845,-0.253391899,-0.051787386,0.2614215,0.764508,0.012825103,0.8601157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_165,1998,165,0,0,0,0,0.23104906,0,0,0,0,0,0,0.23104906,0,0.597253156,0,0,0,0,0,0,0,0,0,0,0,0,0,0,0,0,0,0,0,0,0,0,0,0,0,0,0,0,0,0.23104906,0,0,1.28051034,4,0.923691293,0.796061591,-123,38.16666667,CENTRAL,RREAS,9807,55,Point Reyes,Y,5,YES,1.290400337,1.440619515,0.019045003,-0.302814149,1.51876525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_167,1998,167,0,0,0,0.366204096,0,0,0.23104906,0,0,1.844463163,0,0,0,0.597253156,0,0,0,0,0,0,0,0,0,0,0,0,0.366204096,0,0,0,0,0,0,0,0,0,0,0,0,0,0,0,0,0,0,0,1.299577326,5,0.807471789,0.335623016,-123.1666667,38.16666667,CENTRAL,RREAS,9807,91,Point Reyes,Y,4,YES,3.405173572,0.270390041,-0.528969688,-0.568287293,0.74615556,1.58823529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8_170,1998,170,0,0,0,0,0,0,0,0,0,2.803944225,0,0,0,0,0,0,0,0,0,0,0,0,0.23104906,0,0,0,0,0,0,0,0,0,0,0,0,0,0,0,0,0,0,0,0,0,0,0,0.269210113,2,0.388385294,0.520921097,-123.3666667,38.16666667,CENTRAL,RREAS,9807,183,Point Reyes,Y,4,YES,3.034993285,0.123364923,-0.572131921,-0.830397713,0.932984487,1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9_109,1999,109,0,0,0,1.587391312,1.843143029,0,0,0,0.23104906,3.647591458,0,0.597253156,0,0,0,0,0,0,0,0,0,0,0.23104906,0,0,0,1.460675545,0,0,0,0.23104906,0,0,0,0,0,0.366204096,0,0,0,0,0,0,0,0,0,1.788071995,9,0.813786223,0.012800335,-122.0333333,36.58333333,CENTRAL,RREAS,9903,608,Monterey Bay Outside,Y,1,YES,10.19540578,-0.103612512,-0.184050587,-0.112392154,0.117165317,4.451502392,0.04288785,-0.027226364,0.045680803,0.076949593,0.7784,0.060162877,0.876503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9_110,1999,110,0,0,0,1.572832957,1.707987993,0,0,0,0.23104906,6.292685239,0,0,0,0,0,0,0,0.23104906,0,0,0,0,0,0,0.23104906,0,1.155245301,0,0,0,0,0,0.23104906,0,0,0,0,0,0,0,0,0,0,0,0,0,1.424579015,8,0.685077282,0.085706453,-122.175,36.58333333,CENTRAL,RREAS,9903,2304,Monterey Bay Outside,Y,1,YES,11.65294773,-0.160283231,-0.239771202,-0.215896633,0.246312171,1.844196283,-0.032422459,-0.038281586,0.015677763,0.046117983,0.773678,0.057522034,0.8047723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9_112,1999,112,0,0,0,0.549306144,1.151292546,0,0,0,0,0,0,2.414156869,0,0,0,0,0,0,0,0,0,0,0,0,0.693147181,0,0.34657359,0,0,0,0,0,0,0,0,0,0.34657359,0,0,0,0,0,0,0,0,0.34657359,1.662569277,7,0.854390968,0.372521086,-121.9466634,36.65500081,CENTRAL,RREAS,9903,73,Monterey Bay Inside,Y,5,YES,5.847623511,0.286935777,-0.204009639,0.726228593,0.836454348,4,0.019963431,-0.14621685,0.198358275,0.24919965,0.451931,0.011467067,0.9023457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9_113,1999,113,0,0,0,1.637551629,1.386294361,0,0,0,0,4.693329324,0,0,0,0,0.23104906,0,0,0,0,0,0,0,0,0,0.23104906,0,0.46209812,0,0,0,0,0.23104906,0.23104906,0,0,0,0.23104906,0,0,0,0,0,0,0,0,0,1.540839227,9,0.701265799,0.071503196,-122.05,36.64666748,CENTRAL,RREAS,9903,900,Monterey Bay Outside,Y,1,YES,9.334518735,-0.052765279,-0.239712623,-0.221626314,0.224128347,1.936823035,-0.082539519,-0.042508344,-0.030451659,0.087086424,0.697681,0.054580883,0.8508750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9_114,1999,114,0,0,0,0.732408192,1.983547518,0,0,0,0,0.23104906,0,0.828302217,0,0,0.23104906,0,0,0,0,0,0,0,0,0,0,0,0,0,0,0,0,0,0,0,0,0,0.23104906,0.366204096,0,0,0,0,0,0,0,0,1.615691566,7,0.830300608,0.295921079,-121.8666667,36.76666667,CENTRAL,RREAS,9903,73,Monterey Bay Inside,Y,3,YES,4.603609203,0.438969897,-0.041399246,0.486392453,0.717481034,3,-0.03174944,0.105900565,0.04116416,0.116500085,0.598901,0.05098838,0.7915204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9_115,1999,115,0,0,0,2.395129005,1.18511602,0,0,0,0,0,0.46209812,0.9026834,0,0,0,0,0,0,0,0,0,0,0,0,0,0,0,0,0,0,0,0,0,0,0,0,0,0,0,0,0,0,0,0,0,0,1.225456926,4,0.883978721,0.267054008,-121.9083333,36.70833333,CENTRAL,RREAS,9903,91,Monterey Bay Inside,Y,2,YES,4.945026546,0.350206711,0.154532953,0.50501541,0.723475912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9_116,1999,116,0,0,0,1.098612289,1.155245301,0,0,0,0,1.290400337,0,0,0,0,0,0,0,0,0,0,0,0,0,0,0.23104906,0,0.23104906,0,0,0,0,0,0,0,0,0,0,0,0,0,0,0,0,0,0,0,1.407351707,5,0.874435694,0.099985207,-121.9766602,36.73999837,CENTRAL,RREAS,9903,287,Monterey Bay Inside,Y,3,YES,4.006356047,0.347236197,-0.242893526,-0.026207996,0.415558583,3,-0.266688819,-0.133429629,0.173446319,0.336341062,0.720008,0.000861023,0.8259524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9_117,1999,117,0,0,0,1.133732461,1.386294361,0,0,0,0,4.168892371,0,0,0,0,0,0,0,0.23104906,0,0,0,0,0,0,0,0,0.998577425,0,0,0,0,0.366204096,0,0,0,0,0.46209812,0,0,0,0,0.23104906,0,0,0,0,1.621828106,8,0.779933986,0.046473814,-122.1083333,36.7,CENTRAL,RREAS,9903,1920,Monterey Bay Outside,Y,1,YES,8.977896954,-0.07402785,-0.274969836,-0.185768239,0.220839336,3.513243018,-0.221956378,0.012758384,0.06488616,0.220707235,0.78826,0.008803001,0.8200376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9_119,1999,119,0,0,0,2.294487529,1.059351277,0,0,0,0,1.229626485,0.23104906,0.46209812,0,0,0.23104906,0,0,0,0,0,0,0,0,0,0,0,0.23104906,0,0,0,0,0,0,0,0,0,0,0,0,0,0,0,0,0,0,0,1.599366473,7,0.821911176,0.102330434,-121.9833333,36.84666748,CENTRAL,RREAS,9903,91,Monterey Bay Inside,Y,3,YES,5.738710591,0.263787169,-0.140943738,0.077237102,0.332592149,4,0.059206156,0.064906747,0.008366208,0.097225204,0.714355,0.11666256,0.6572268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9_123,1999,123,0,0,0,2.934124045,1.194506313,0,0.23104906,0,0,0,0.23104906,1.086032179,0,0,0,0,0,0,0,0,0,0,0,0,0.23104906,0,0.597253156,0,0.23104906,0,0.23104906,0,0,0,0,0,0,0,0,0,0,0,0,0,0,0.23104906,1.8180542,10,0.789570564,0.189216472,-122.2916667,36.98333333,CENTRAL,RREAS,9903,82,Davenport,Y,2,YES,7.198210054,0.136435742,0.107451875,0.470366266,0.582497243,4,0.157628592,-0.010954839,-0.066985533,0.182031744,0.615425,0.219859426,0.8646364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9_124,1999,124,0,0,0,1.059351277,1.364781521,0,0,0,0,1.499936557,0,0,0.23104906,0,0,0,0,0,0,0,0,0,0,0,0.23104906,0,0.963457253,0,0,0,0,0,0,0,0,0,0.46209812,0,0,0,0,0,0,0,0,0.23104906,1.850911332,8,0.890099665,0.046793661,-122.375,36.98333333,CENTRAL,RREAS,9903,128,Davenport,Y,1,YES,6.042771908,0.141506461,-0.265727494,-0.010818439,0.243145162,5,-0.120591173,0.030722871,0.007221144,0.113495284,0.512749,0.049402795,0.9405274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9_125,1999,125,0,0,0,0.9026834,1.853560544,0,0,0,0.23104906,2.504023749,0,0,0,0,0,0,0,0,0,0,0,0,0,0,0.23104906,0,0,0,0,0,0,0,0,0,0,0,0,0,0,0,0.23104906,0,0,0,0,0,1.391867106,6,0.7768151,0.121838763,-122.425,36.98333333,CENTRAL,RREAS,9903,446,Davenport,Y,4,YES,5.953414873,0.199176195,-0.225745663,-0.225009654,0.330825856,3,0.045383481,0.034433484,0.165287392,0.179735087,0.48678,0.017462708,0.8285261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9_126,1999,126,0,0,0,0.46209812,0.693147181,0,0,0,0.23104906,5.331042496,0,0,0,0,0.23104906,0,0,0,0,0,0,0,0,0,0,0,0.828302217,0,0,0,0,0,0.23104906,0,0,0,0,0,0,0,0,0.46209812,0,0,0,0,1.335708964,8,0.642339847,0.186226987,-122.5916667,36.98333333,CENTRAL,RREAS,9903,432,Davenport,Y,1,YES,8.469835315,-0.097065454,-0.380208901,-0.445357518,0.490662144,1.393099042,-0.030082587,-0.004052166,0.015140056,0.024839343,0.565698,0.070908022,0.8984489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9_131,1999,131,0,0,0,1.695865445,0.828302217,0,0,0,0,0.23104906,0.366204096,0,0,0.366204096,0,0,0,0,0,0,0,0,0,0,0,0,0.23104906,0,0,0,0.23104906,0,0,0,0,0,0,0,0,0,0,0,0,0,0,0,1.629761469,7,0.837531102,0.203514797,-122.5666667,37.275,CENTRAL,RREAS,9903,82,Pescadero,Y,3,YES,3.949723035,0.453590856,-0.035894376,0.296824787,0.606911085,2,-0.048196414,-0.14037074,0.155699464,0.213339596,0.710278,0.012485354,0.8155647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9_132,1999,132,0,0,0,1.604061452,0.23104906,0,0,0,0,0.597253156,0,0,0,0,0,0,0,0,0,0,0,0,0,0,0,0,0,0,0,0,0.23104906,0,0,0,0,0,0.46209812,0,0,0,0,0,0,0,0,0.366204096,1.522891846,6,0.849941332,0.299665721,-122.65,37.275,CENTRAL,RREAS,9903,95,Pescadero,Y,3,YES,3.491714945,0.535998393,-0.34289981,0.163402205,0.657550729,2,0.053511907,-0.06374225,0.239957394,0.257901751,0.618512,0.006424986,0.9345375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9_133,1999,133,0,0,0,0,1.242453325,0,0,0,0.34657359,3.49235816,0,0.693147181,0,0,0,0,0,0,0,0,0,0,0,0,0.34657359,0,0.693147181,0,0,0,0,0.34657359,0.549306144,0,0,0,0,0,0,0,0,0,0,0,0,0,1.692573766,8,0.813955437,0.186844535,-122.8166667,37.275,CENTRAL,RREAS,9903,184,Pescadero,Y,1,YES,7.710132761,-0.064224929,-0.312474106,-0.475701182,0.482903692,2.787533713,0.068047541,-0.073376013,0.00533895,0.108236472,0.829799,0.073674185,0.8910732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9_134,1999,134,0,0,0,0.46209812,1.059351277,0,0,0,0,3.007521321,0,0,0,0,0,0,0,0,0,0,0,0,0.366204096,0,0.23104906,0,0.732408192,0,0,0,0,0.46209812,0.767528364,0,0,0,0.23104906,0,0,0,0,0.46209812,0,0,0.23104906,0,2.020099436,11,0.842446579,0.094044564,-122.9833333,37.275,CENTRAL,RREAS,9903,518,Pescadero,Y,1,YES,8.012454793,-0.030434067,-0.258259662,-0.323973586,0.322723644,5.329826612,-0.056574001,-0.129213628,0.003315003,0.136146864,0.850596,0.032709814,0.8621400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9_138,1999,138,0,0,0,2.074192089,0.46209812,0,0,0.23104906,0,1.464816385,0,0.23104906,0,0,0,0,0,0,0,0,0,0,0.23104906,0.23104906,0,0,0,0,0,0,0.23104906,0,0,0,0,0,0.366204096,0,0,0,0,0,0,0,0,0.46209812,1.906411287,10,0.827943542,0.182488415,-122.9083333,37.7,CENTRAL,RREAS,9903,55,Gulf of the Farallones,Y,3,YES,5.984654112,0.29512487,-0.227632418,-0.152016704,0.379665429,3,0.075463492,-0.140909639,-0.011312647,0.165482781,0.77701,0.057672903,0.937886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9_139,1999,139,0,0,0,3.023386114,0.879685777,0,0,0.23104906,0,0.963457253,0,0.46209812,0,0.366204096,0,0,0.23104906,0,0,0,0,0,0,0,0,0,0,0,0,0,0,0,0,0,0,0,0.23104906,0,0,0,0,0,0,0.23104906,0,0.23104906,1.810511073,10,0.786294627,0.186150824,-122.8666667,37.79166667,CENTRAL,RREAS,9903,55,Gulf of the Farallones,Y,3,YES,6.85007666,0.290394216,-0.047117956,0.190663956,0.412698612,3.960784314,0.097157024,-0.179411726,0.032948149,0.212148618,0.679722,0.03896751,0.8873844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9_152,1999,152,0,0.23104906,0,1.381044909,0.597253156,0,0,0,0.366204096,1.843143029,0,0,0,0,0,0,0,0,0,0,0,0,0,0,0,0,0.23104906,0,0,0,0.23104906,0,0.366204096,0,0,0,0,0,0,0,0,0.23104906,0,0,0,0.23104906,1.945818684,10,0.84505795,0.129258293,-123.0416667,37.65833333,CENTRAL,RREAS,9903,108,Farallones Outside,Y,4,YES,5.709094588,0.273177601,-0.222797637,-0.19058882,0.372839215,3,0.086243002,-0.059175526,-0.039335148,0.120349806,0.705418,0.154920044,0.8978796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9_154,1999,154,0,0,0,0.34657359,0.549306144,0,0.34657359,0,0,4.907737838,0,0,0,0,0,0,0,0,0,0,0,0,1.354025101,0,0.34657359,0,1.629048269,0,0.34657359,0,0,0.34657359,0.895879735,0,0,0,1.039720771,0,0,0,0,0.693147181,0,0,0,0,2.039082968,12,0.820587077,0.154383768,-123.2083333,37.65833333,CENTRAL,RREAS,9903,1301,Farallones Outside,Y,1,YES,12.80173299,-0.347539242,-0.135912525,-0.476185358,0.53348525,3.921134134,0.062500164,-0.053204762,-0.019521438,0.092822839,0.644661,0.123650416,0.7632261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9_156,1999,156,0,0,0,1.194506313,1.386294361,0,0.23104906,0,0.46209812,2.157963565,0,0,0,0,0,0,0,0,0.23104906,0,0.23104906,0,0.597253156,0,0.924196241,0,1.341783897,0,0,0,0.23104906,0.366204096,1.059351277,0,0,0,0.23104906,0,0,0,0,0.23104906,0,0,0,0,2.419275295,15,0.893364051,0.016888216,-123.1383301,37.74333496,CENTRAL,RREAS,9903,91,Farallones Outside,Y,1,YES,10.87594539,-0.078105078,-0.042961489,-0.142713403,0.13332221,6.844775645,0.066132408,-0.031104401,-0.010464952,0.084210724,0.670256,0.127445088,0.8964818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9_160,1999,160,0,0,0,0.693147181,0.693147181,0,0,0,0.366204096,3.454795789,0,0,0,0.23104906,0,0,0,0,0,0,0,0,1.290400337,0,0.46209812,0,0.597253156,0,0.23104906,0,0,0,0.767528364,0,0,0,0.23104906,0,0,0,0,0.46209812,0,0,0,0,2.091331294,12,0.841613343,0.108993018,-123.3166667,37.88333333,CENTRAL,RREAS,9903,91,Farallones Outside,Y,1,YES,9.479819526,-0.069352276,-0.155464946,-0.417031369,0.38466454,4.450223593,0.02994123,-0.068873276,0.003159015,0.080107081,0.779465,0.081509344,0.8142600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9_162,1999,162,0,0,0,0.693147181,1.014840813,0,0.23104906,0,0,4.685576585,0,0,0.23104906,0.23104906,0,0,0,0,0.23104906,0,0,0,1.656604433,0,0.46209812,0,1.014840813,0,0.23104906,0,0,0.828302217,0.366204096,0,0,0,0.23104906,0,0,0.23104906,0,0.9026834,0,0,0,0,2.243060476,16,0.809012874,0.106365678,-123.5,37.88333333,CENTRAL,RREAS,9903,1328,Farallones Outside,Y,1,YES,13.24164108,-0.25789144,-0.121657649,-0.382124894,0.405542402,5.006894681,0.062236462,0.016318739,-0.087263431,0.114678642,0.576811,0.313991323,0.8645207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9_165,1999,165,0,0,0,0.23104906,2.03715578,0,0,0.23104906,0,0,0,2.171570897,0,0,0,0,0,0,0,0,0,0,0,0,0,0,0,0,0,0,0,0,0,0,0,0,0.23104906,0,0,0,0,0,0,0.23104906,0.23104906,0.46209812,1.576250626,8,0.758015865,0.504139692,-123,38.16666667,CENTRAL,RREAS,9903,55,Point Reyes,Y,5,YES,5.826070098,0.272966811,0.332984942,0.936503198,1.117281856,2,0.131178416,-0.25001801,0.110921121,0.308616911,0.412235,0.009409823,0.6769785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9_167,1999,167,0,0,0,2.206691069,2.097189713,0,0,0,0,2.027406303,0,0.23104906,0,0,0,0,0,0,0,0,0,0,0,0,0,0,0.23104906,0,0,0,0,0,0.366204096,0,0,0,0.23104906,0,0,0,0,0,0,0,0,0,1.547043628,7,0.795022572,0.053473157,-123.1666667,38.16666667,CENTRAL,RREAS,9903,91,Point Reyes,Y,2,YES,7.390638362,0.108057959,-0.106046298,-0.014675209,0.15793593,3,0.007697387,-0.166346959,-0.020855694,0.167927155,0.688734,0.037978117,0.8585284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99_170,1999,170,0,0,0,0.549306144,0.34657359,0,0,0,0.34657359,2.851891237,0,0,0,0,0,0,0,0,0,0,0,0,0,0,0,0,0,0,0,0,0,0,0,0,0,0,0,0,0,0,0,0,0,0,0,0,0.939411153,4,0.677640684,0.277181134,-123.3666667,38.16666667,CENTRAL,RREAS,9903,183,Point Reyes,Y,4,YES,4.094344562,0.239506952,-0.442389579,-0.5182157,0.650423317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_109,2000,109,0,0,0,0.23104906,0.366204096,0,0.23104906,0,0.23104906,1.942981873,0,0,0,0,0,0,0,0,0,0,0,0,0.597253156,0,0.366204096,0,1.335777728,0,0,0,0,0,0,0,0,0,0,0,0,0,0,0.23104906,0,0,0,0,1.840860909,9,0.837811481,0.170379041,-122.0333333,36.58333333,CENTRAL,RREAS,2,608,Monterey Bay Outside,Y,4,YES,5.532617191,0.013867207,-0.408561134,-0.392435389,0.466263777,3,-0.040441793,0.039022881,0.121885193,0.132658938,0.679591,0.023103011,0.8596598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_110,2000,110,0,0,0,1.587391312,0.648636716,0,0,0,0,0.648636716,0,0,0,0,0,0,0,0,0,0,0,0,0,0,0.23104906,0,0.536479304,0,0,0,0.23104906,0,0,0,0,0,0.23104906,0,0,0,0,0,0,0,0,0,1.700706367,7,0.873989541,0.121344347,-122.175,36.58333333,CENTRAL,RREAS,2,2304,Monterey Bay Outside,Y,3,YES,4.114291229,0.323899586,-0.263113804,0.133928397,0.434502067,4,-0.173755927,-0.073330714,0.154937811,0.236491913,0.667527,0.004585766,0.8992586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_112,2000,112,0,0,0,0,0,0,0,0,0,0.366204096,0,0,0,0,0,0,0,0,0,0,0,0,0,0,0.23104906,0,0,0,0,0,0,0,0,0,0,0,0,0,0,0,0,0,0,0,0,0,0.667319472,2,0.962731548,0.800252034,-121.9466634,36.65500081,CENTRAL,RREAS,2,73,Monterey Bay Inside,Y,4,YES,0.597253156,0.56337398,-1.256836809,-0.713881953,1.46193388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_113,2000,113,0.23104906,0,0,1.975642009,0.366204096,0,0.46209812,0,0,2.878739966,0.23104906,0,0,0,0,0,0,0,0,0,0.23104906,0,0,0.23104906,0.23104906,0,1.939037053,0,0,0,0,0,0,0,0,0,0.366204096,0,0,0,0,0,0,0,0,0,1.897143158,11,0.791169848,0.049464677,-122.05,36.64666748,CENTRAL,RREAS,2,900,Monterey Bay Outside,Y,1,YES,9.143170642,-0.130085019,-0.223512833,-0.176634409,0.195915026,3,0.048613259,0.048975737,0.03408952,0.08595142,0.539507,0.094004701,0.8915400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_114,2000,114,0,0,0,0,0.597253156,0,0.23104906,0,0.366204096,0.767528364,0,0,0,0.23104906,0,0.23104906,0,0,0,0,0,0,0,0,0,0,0.828302217,0,0,0,0,0,0,0,0,0,0,0,0,0,0,0,0,0,0,0,1.809812111,7,0.930058761,0.304111642,-121.8666667,36.76666667,CENTRAL,RREAS,2,73,Monterey Bay Inside,Y,3,YES,3.252435014,0.531526407,-0.284325705,-0.412322531,0.712019139,NA,0.088404043,0.114076914,0.170789546,0.229970369,0.907127,0.013402413,0.8631826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_115,2000,115,0,0,0,0,0,0,0.23104906,0,0,0.366204096,0,0,0,0,0,0,0,0,0,0,0,0,0,0,0,0,0.46209812,0,0,0,0,0,0,0,0,0,0,0,0,0,0,0.23104906,0,0,0,0,1.34115559,4,0.967437515,0.611150112,-121.9083333,36.70833333,CENTRAL,RREAS,2,91,Monterey Bay Inside,Y,3,YES,1.290400337,0.543543223,-1.040322591,-0.332736579,1.13748781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_116,2000,116,0,0,0,0.447939867,0.486477537,0,0.274653072,0,0.621226662,0.888837015,0,0,0,0,0,0,0,0,0,0,0,0,0,0,0,0,0.34657359,0,0,0,0,0,0,0,0,0,0,0,0,0,0,0,0,0,0.173286795,0,1.834933056,7,0.942968363,0.260540256,-121.9766602,36.73999837,CENTRAL,RREAS,2,287,Monterey Bay Inside,Y,3,YES,3.23899454,0.550407248,-0.316499724,-0.249913008,0.667030548,NA,-0.064502981,0.072675896,0.198884851,0.2197184,0.737522,0.007844507,0.792534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_117,2000,117,0,0,0,2.677345105,0.944404448,0,0.924196241,0,0,3.897525598,0,0.23104906,0,0,0,0,0,0,0,0,0,0,0.9026834,0,0.23104906,0,3.159001026,0,0,0,0,0.366204096,0,0,0,0,0,0,0,0,0,0,0,0,0,0,1.817173093,9,0.827030697,0.026036598,-122.1083333,36.7,CENTRAL,RREAS,2,1920,Monterey Bay Outside,Y,2,YES,13.33345803,-0.252620743,-0.040548423,-0.173522586,0.258044446,4.632107923,0.0648286,-0.012967441,0.023019677,0.081433214,0.600474,0.088861656,0.8785282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_119,2000,119,0,0,0,0,0,0,0,0,0,1.748253781,0,0,0,0,0,0,0,0.895879735,0,0,0,0,0,0,0,0,1.151292546,0,0,0,0,0,0,0,0,0,0,0,0,0,0,0,0,0,0,0,1.059702531,3,0.964579885,0.412499309,-121.9833333,36.84666748,CENTRAL,RREAS,2,91,Monterey Bay Inside,Y,4,YES,3.795426062,-0.036857652,-0.785145778,-0.503714728,0.817325715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_123,2000,123,0,0,0,1.858649701,0.693147181,0,1.341783897,0.23104906,0.23104906,2.956137762,0.23104906,0.366204096,0,0,0,0.46209812,0,0,0,0,0,0,0.23104906,0,0,0,1.901260825,0,0,0,0,0.23104906,0,0,0,0,0,0,0,0,0,0.23104906,0,0,0,0,2.124595099,13,0.828318289,0.015110995,-122.2916667,36.98333333,CENTRAL,RREAS,2,82,Davenport,Y,1,YES,10.96557594,-0.065645917,0.002984333,-0.196031897,0.200762835,4.840017939,0.110045329,0.01042306,-0.026248891,0.124919543,0.670703,0.20994716,0.9169020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_124,2000,124,0,0,0,1.734668896,0.828302217,0,1.791759469,0,1.030347484,2.128959773,0,0,0,0.366204096,0,0.23104906,0,0.366204096,0,0,0,0,0.23104906,0,0,0,3.262785748,0,0,0,0,0,0,0,0,0,0,0,0,0,0,0.597253156,0,0,0.23104906,0,2.136647016,12,0.859849725,0.04255311,-122.375,36.98333333,CENTRAL,RREAS,2,128,Davenport,Y,2,YES,12.79963212,-0.134468737,0.119775572,-0.136170778,0.270358684,6.886749765,-0.027559049,0.069186137,0.043761628,0.08468526,0.663415,0.052948374,0.9082742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_125,2000,125,0,0,0,1.858649701,0,0,1.749008024,0,0.536479304,2.896488137,0,0,0,0.23104906,0,0.46209812,0,0,0,0,0,0,0.23104906,0,0,0,2.388755325,0.23104906,0,0,0,0,0,0,0,0,0,0,0,0,0,0,0,0,0.23104906,0,1.896008986,10,0.823425883,0.104949557,-122.425,36.98333333,CENTRAL,RREAS,2,446,Davenport,Y,1,YES,10.81567485,-0.182967924,0.032640925,-0.352988862,0.375827255,5,-0.017014109,0.10840927,0.071319054,0.131234453,0.755613,0.039163121,0.9352035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_126,2000,126,0,0,0,2.335565076,0.366204096,0,1.499936557,0,0,4.989953417,0.23104906,0,0,0.23104906,0,0.23104906,0,0,0,0,0,0,0.732408192,0,0.597253156,0,3.199666121,0,0,0,0,0.46209812,0,0,0,0,0.23104906,0,0,0.46209812,0,0.693147181,0.366204096,0,0,0,2.165360073,15,0.79960096,0.074276952,-122.5916667,36.98333333,CENTRAL,RREAS,2,432,Davenport,Y,2,YES,16.62873037,-0.381564453,-0.002428987,-0.241776227,0.408239145,4.374956446,0.090799672,0.023465603,0.007455948,0.105853829,0.636147,0.136290021,0.8648578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_131,2000,131,0,0,0,0,0.54161004,0.138629436,1.156148703,0,1.563525089,3.730779549,0,0.219722458,0,0.138629436,0,0.415888308,0,0,0,0,0.138629436,0,0.138629436,0,0,0,1.8165014,0,0,0,0,0,0,0,0,0,0.138629436,0,0,0,0,0.138629436,0,0.219722458,0,0,1.983537332,14,0.751608073,0.202463636,-122.5666667,37.275,CENTRAL,RREAS,2,82,Pescadero,Y,1,YES,10.49567462,-0.167605723,-0.050936948,-0.598609575,0.57971687,4.340178805,0.107936287,-0.020338578,0.004178742,0.121539766,0.538508,0.099284633,0.929147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_132,2000,132,0,0,0,1.830436292,1.051499074,0,2.790619244,0,2.831035537,5.017307416,0,0,0,0.358351894,0,0.49698133,0,0,0,0,0,0,0.479579055,0,0.277258872,0,4.254865554,0,0,0,0,0.554517744,0.138629436,0,0,0,0.138629436,0,0,0,0,0.439444915,0,0,0,0,2.129592485,14,0.806951742,0.11801331,-122.65,37.275,CENTRAL,RREAS,2,95,Pescadero,Y,2,YES,20.6591558,-0.371832617,0.143876568,-0.298243935,0.491268182,5.804195978,0.06755584,-0.024865364,-0.009074987,0.083377969,0.698658,0.128642423,0.9272781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_133,2000,133,0,0,0,0.722592939,0.575646273,0,1.751673807,0,0.693147181,3.746530864,0,0,0.173286795,0,0,0,0,0,0.173286795,0,0,0,0,0,0,0,1.856637268,0,0,0,0,0,0.173286795,0,0,0.173286795,0,0,0,0,0,0.274653072,0,0,0,0,1.877554005,11,0.78300054,0.09778364,-122.8166667,37.275,CENTRAL,RREAS,2,184,Pescadero,Y,1,YES,10.31402859,-0.100367764,-0.057643286,-0.410022478,0.383030583,5.609281241,0.042509398,0.027896441,-0.060910487,0.085525007,0.509382,0.206065706,0.9094589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_134,2000,134,0,0,0,0.138629436,0,0,1.159818531,0,0.138629436,3.51125294,0.138629436,0,0,0,0,0,0,0,0,0,0,0,0.460517019,0,0.138629436,0,1.653130033,0,0,0,0,0.797796809,0,0,0,0,0,0,0,0,0,0.138629436,0,0,0,0,1.689662068,10,0.733810594,0.234156569,-122.9833333,37.275,CENTRAL,RREAS,2,518,Pescadero,Y,1,YES,8.275662512,-0.279975374,-0.202463157,-0.615728051,0.631231226,4.058727401,0.059677203,0.090329951,0.059290189,0.130737232,0.479397,0.069082006,0.8292985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_138,2000,138,0,0,0,1.635091593,0.46209812,0,0.963457253,0,0.597253156,1.499936557,0,1.962034677,0,0,0,0,0,0,0,0,0,0,0.366204096,0,0.828302217,0,2.463393809,0,0,0,0,0.366204096,0.23104906,0,0,0,0.597253156,0,0,0,0,0.366204096,0,0,0,0,2.322353743,13,0.905418674,0.074486548,-122.9083333,37.7,CENTRAL,RREAS,2,55,Gulf of the Farallones,Y,2,YES,12.33848189,-0.184848089,0.071968803,-0.102213913,0.241609323,9,0.072692654,-0.027356748,-0.014342411,0.089606452,0.733527,0.140468715,0.9226345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_139,2000,139,0,0,0,0,2.071567363,0.549306144,1.716993602,0,1.445185879,1.666102255,0,1.700598691,0,0.549306144,0,0.549306144,0,0,0,0,0,0,1.098612289,0,0,0,1.868834809,0,0,0,0.549306144,0.549306144,0,0,0,0,0,0,0,0,0,0,0,1.098612289,0,0,2.446342241,13,0.95375821,0.213645873,-122.8666667,37.79166667,CENTRAL,RREAS,2,55,Gulf of the Farallones,Y,2,YES,15.4130379,-0.208146962,0.392599869,-0.422763696,0.658969541,11.3504432,0.110641321,-0.016778591,-0.003044804,0.123578129,0.804283,0.110325599,0.9139641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_152,2000,152,0,0,0,2.174030933,0.366204096,0.23104906,2.232344749,0,2.242876204,4.03124782,0,0.23104906,0,0.23104906,0,0,0,0,0,0,0,0,1.086032179,0,0.46209812,0,4.448395626,0,0,0,0,0,0.23104906,0,0,0,0.23104906,0,0,0,0,0.828302217,0,0,0,0,2.153889107,14,0.816158293,0.120749513,-123.0416667,37.65833333,CENTRAL,RREAS,2,108,Farallones Outside,Y,2,YES,19.02677725,-0.401240292,0.13382877,-0.298555931,0.506250508,4.770209314,0.068300904,-0.031618906,-0.004371206,0.085982149,0.46696,0.121662716,0.9147595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_154,2000,154,0,0,0,1.499936557,0.597253156,0,1.229626485,0,0.46209812,3.478234622,0,0,0,0,0,0.23104906,0,0,0,0,0.23104906,0,0.693147181,0,0.828302217,0,2.465853845,0,0,0,0,0.23104906,0.23104906,0,0,0,0,0,0,0,0,0.924196241,0,0,0,0,2.19718903,13,0.856620566,0.026652559,-123.2083333,37.65833333,CENTRAL,RREAS,2,1301,Farallones Outside,Y,1,YES,13.10284466,-0.218100282,0.008695742,-0.237338119,0.29196418,7.343733474,0.067628445,-0.024867762,-0.009041238,0.083444746,0.564889,0.128581463,0.9375648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_156,2000,156,0,0,0,0.366204096,1.194506313,0.536479304,2.236028028,0,1.492445605,2.85341756,0,0,0,0,0,0,0,0,0,0,0,0,0.23104906,0,0.23104906,0,2.470720112,0,0,0,0,0.23104906,0.366204096,0,0,0,0,0,0,0,0,0.23104906,0,0,0,0,2.085892881,12,0.839424765,0.112858699,-123.1383301,37.74333496,CENTRAL,RREAS,2,91,Farallones Outside,Y,1,YES,12.44020135,-0.165882458,0.083639503,-0.400854082,0.432889653,5.21661613,0.057118894,-0.031390186,-0.002474043,0.075519606,0.731417,0.110133325,0.8983785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_160,2000,160,0,0,0,0.998577425,0.597253156,0.23104906,1.155245301,0,0,0.998577425,0,0,0,0,0,0,0,0,0,0,0,0,0.366204096,0,0,0,0.366204096,0,0,0,0,0.366204096,0.23104906,0,0,0,0,0,0,0,0,0,0,0,0,0,2.032087064,9,0.924842211,0.134821284,-123.3166667,37.88333333,CENTRAL,RREAS,2,91,Farallones Outside,Y,4,YES,5.310363715,0.374963812,0.040116699,-0.207838331,0.482969999,NA,0.052743139,-0.050518808,-0.000778142,0.081595704,0.858587,0.094538341,0.8924143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_162,2000,162,0,0,0,0.804718956,0.693147181,0,1.039720771,0,0,2.238668407,0,0,0,0,0,0,0,0,0,0,0,0,0,0,0.34657359,0,0.804718956,0,0,0,0,0,0,0,0,0,0,0,0,0.34657359,0,0,0,0,0,0,1.755723771,7,0.902262873,0.064190397,-123.5,37.88333333,CENTRAL,RREAS,2,1328,Farallones Outside,Y,4,YES,6.274121452,0.156531927,-0.16354219,-0.265382057,0.311937942,5,0.008212285,-0.014157368,0.098552233,0.102855518,0.787686,0.032559543,0.8185420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_165,2000,165,0,0,0,0,0,1.098612289,1.386294361,0,1.098612289,0,0,1.791759469,0,0,0,1.098612289,0,0,0,0,0,0,0,0,0,0,0,0,0,0,0,0,0,0,0,0,0,0,0,0,0,0,0,0,0,0,1.588543609,5,0.987016413,0.735397714,-123,38.16666667,CENTRAL,RREAS,2,55,Point Reyes,Y,5,YES,6.473890696,0.319564256,1.196647389,-0.641339601,1.491671884,5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_167,2000,167,0,0,0,1.843143029,0.693147181,0,1.364781521,0,0.46209812,3.012946685,0,0,0,0,0,0.23104906,0,0,0,0,0,0,0.648636716,0,0.366204096,0,1.910033261,0,0.23104906,0,0,0,0,0,0,0,0,0,0,0,0,0,0,0.46209812,0,0,2.07809182,11,0.866631273,0.02100299,-123.1666667,38.16666667,CENTRAL,RREAS,2,91,Point Reyes,Y,1,YES,11.22518685,-0.088807814,0.008602899,-0.231164928,0.235712746,7.618415651,0.08049845,-0.032440029,-0.020046464,0.099434799,0.627184,0.152127048,0.8973391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_170,2000,170,0.23104906,0,0,1.997154849,0.924196241,0,1.723494665,0,0.924196241,3.574723353,0,0,0,0,0,0,0,0,0,0,0,0,0.46209812,0.46209812,0,0,0.536479304,0,0,0,0,0.23104906,0,0,0,0,0,0,0,0,0,0,0,0,0,0,1.951825776,10,0.847666796,0.054682065,-123.3666667,38.16666667,CENTRAL,RREAS,2,183,Point Reyes,Y,1,YES,11.06653901,-0.023239452,0.043502291,-0.297425041,0.307927431,5.311281333,-0.012370721,0.057020275,0.068633985,0.090772488,0.747237,0.054745518,0.9030228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0_237,2000,237,0,0,0,0,0,0,0.828302217,0,0.732408192,1.221187215,0,0,0,0,0,0,0,0,0,0,0,0,0.46209812,0.732408192,0,0,2.455902857,0,0,0,0.46209812,0,0,0,0,0,0,0,0,0,0,0,0,0,0,0,1.767537968,7,0.908334165,0.321218499,-122.8316732,37.59666748,CENTRAL,RREAS,2,74,Gulf of the Farallones,Y,1,YES,6.894404915,-0.230266055,0.044560783,-0.763310377,0.767600937,7,0.029016009,-0.096841238,0.229655538,0.253597156,0.666545,0.00884863,0.8537123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_109,2001,109,0,0,0,2.118702554,2.040830937,0,0.693147181,0,0,2.868401356,0,0.23104906,0,0,0.23104906,0.23104906,0,0.536479304,0,0,0,0,0.46209812,0.23104906,0.23104906,0.23104906,2.969384538,0,0,0,0.693147181,0.23104906,0,0,0,0,1.194506313,2.003755725,0,0,0,0.693147181,0,0,0.366204096,0,2.536732051,19,0.861533085,0.043875186,-122.0333333,36.58333333,CENTRAL,RREAS,103,608,Monterey Bay Outside,Y,2,YES,18.25714791,-0.382998743,-0.025095574,-0.022668578,0.346986163,7.677654229,0.020520933,0.050845414,-0.091701584,0.108890387,0.489779,0.352470265,0.9051566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_110,2001,110,0,0,0,1.572832957,1.877070594,0,0.597253156,0,0,3.244944062,0,0,0,0,0,0,0,0.536479304,0,0,0,0,0,0,0,0.23104906,1.229626485,0,0,0,0,0.46209812,0,0,0,0,0.23104906,0,0,0.46209812,0,0.23104906,0,0,0.23104906,0,2.090587865,12,0.841314165,0.007309878,-122.175,36.58333333,CENTRAL,RREAS,103,2304,Monterey Bay Outside,Y,1,YES,10.90659904,-0.112973319,-0.136044421,-0.095117583,0.090635832,5.958373055,-0.025596557,0.028496173,-0.018070135,0.036303,0.61312,0.102356712,0.8779026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_112,2001,112,0,0,0,1.242453325,3.583518938,0,0.804718956,0,0.34657359,0.549306144,0,0.549306144,0,0,0,0,0,0,0,0,0,0,0.549306144,0.693147181,0,0.34657359,0.804718956,0,0,0,1.242453325,0,0,0,0,0,0.34657359,0.549306144,0,0,0,0.34657359,0,0,0.34657359,0,2.399379627,15,0.886017193,0.129741415,-121.9466634,36.65500081,CENTRAL,RREAS,103,73,Monterey Bay Inside,Y,2,YES,12.30110321,-0.10860239,0.238853112,0.196851221,0.427880325,9.901960784,0.015848939,0.020353059,-0.050768241,0.060390906,0.744385,0.201040505,0.8984469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_113,2001,113,0,0,0,3.442045828,4.028239413,0,0.767528364,0,0,4.808265918,0,0,0,0.536479304,0.23104906,0,0,1.391462423,0,0,0,0,0.366204096,0,0.963457253,0.366204096,4.881470553,0,0,0,0,0.23104906,0,0,0,0,0.767528364,1.647214141,0.23104906,0.597253156,0,0.963457253,0,0,0.693147181,0,2.426351087,18,0.839459704,0.130062199,-122.05,36.64666748,CENTRAL,RREAS,103,900,Monterey Bay Outside,Y,2,YES,26.91310453,-0.588873688,-0.003014121,-0.004031059,0.553085997,5.350132768,-0.021672512,0.061649548,-0.082346189,0.102627508,0.646383,0.249221111,0.8728224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_114,2001,114,0,0,0,1.560710409,3.046281457,0,1.059351277,0,0.536479304,2.221469673,0,0.46209812,0,0,0,0,0,0.767528364,0,0,0,0,0.23104906,0,0.693147181,0,2.331005041,0,0,0,0.366204096,0.23104906,0.23104906,0,0,0,0.46209812,0.23104906,0,0,0,0.23104906,0,0,0,0,2.38991394,16,0.861979053,0.014433704,-121.8666667,36.76666667,CENTRAL,RREAS,103,73,Monterey Bay Inside,Y,2,YES,14.66161834,-0.219978262,0.041944993,-0.030820021,0.23311316,7.808194825,0.03941702,-0.003054496,-0.038753366,0.063483759,0.685243,0.188891265,0.9101552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_115,2001,115,0,0,0,1.747249005,2.550848564,0.23104906,0,0,0,1.122431943,0,0.998577425,0,0,0,0,0,0.597253156,0,0,0,0,1.364781521,0.23104906,0.46209812,0,2.928258197,0,0,0,0.597253156,0,0.23104906,0,0,0,0.963457253,1.560710409,0,0,0,0,0,0,0,0,2.378520082,14,0.901276153,0.102297705,-121.9083333,36.70833333,CENTRAL,RREAS,103,91,Monterey Bay Inside,Y,2,YES,15.58606593,-0.370217437,-0.017628923,0.164643928,0.391311802,9.133816665,-0.006993678,-0.107714265,-0.057733713,0.121024299,0.50593,0.077661072,0.8403873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_116,2001,116,0,0,0,1.16550252,2.825457066,0,0.23104906,0,0,4.536555501,0,0,0.23104906,0.46209812,0.23104906,0,0,1.221187215,0,0,0,0,0,0,0.23104906,0.597253156,2.274065797,0,0,0,0.23104906,0,0,0,0,0.23104906,0.597253156,0.828302217,0,0,0,0,0,0,0.366204096,0,2.262391194,16,0.815984955,0.094643318,-121.9766602,36.73999837,CENTRAL,RREAS,103,287,Monterey Bay Inside,Y,2,YES,16.26017321,-0.397370154,-0.215652393,-0.105650134,0.369946568,5.851617573,-0.076986808,0.116821912,-0.094963492,0.163710714,0.561932,0.176859368,0.9358934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_117,2001,117,0,0,0,3.391425919,2.221044232,0,0,0,0,2.994897897,0,0,0,0,0,0,0,0.23104906,0,0,0,0,0,0,0.23104906,0,2.136724961,0,0,0,0,0.23104906,0,0,0,0,0.23104906,0.23104906,0,0.536479304,0,0.597253156,0.23104906,0,0,0,1.970727867,12,0.79307897,0.021063939,-122.1083333,36.7,CENTRAL,RREAS,103,1920,Monterey Bay Outside,Y,2,YES,13.26411983,-0.265851612,-0.145678945,0.045346027,0.233883489,5.369854523,-0.127255689,-0.035204039,0.02177068,0.122641297,0.666045,0.025797739,0.8948742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_119,2001,119,0,0,0,1.386294361,1.739136361,0,0.34657359,0,0,2.281195621,0,0.402359478,0,0.173286795,0,0,0,1.551139441,0,0,0,0,0,0,0.447939867,0,0.922219864,0,0,0,0.621226662,0,0,0,0,0,0.447939867,0.447939867,0,0.274653072,0,0.34657359,0,0,0,0,2.365133615,14,0.896203712,0.048030696,-121.9833333,36.84666748,CENTRAL,RREAS,103,91,Monterey Bay Inside,Y,1,YES,11.38847844,-0.098930613,-0.170827503,-0.026930959,0.075335367,7,0.020495022,0.01180822,-0.001851824,0.034706173,0.618254,0.110291948,0.8807571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_123,2001,123,0,0,0,0.972955075,2.013789433,0,0,0,0.274653072,0.447939867,0,0.173286795,0,0,0.173286795,0,0.274653072,0.621226662,0,0,0,0,0.621226662,0,0.34657359,0.447939867,1.922228334,0,0,0,0.274653072,0.173286795,0,0,0,0,0.274653072,0.274653072,0,0,0,0,0,0,0,0,2.414344549,16,0.870790531,0.115713776,-122.2916667,36.98333333,CENTRAL,RREAS,103,82,Davenport,Y,2,YES,9.287005238,-0.122913356,-0.187754029,0.289557405,0.340757223,5,-0.007230732,0.045838143,-0.095287162,0.104872718,0.604936,0.276925123,0.9097688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_124,2001,124,0,0,0,2.360008833,2.679073344,0,0.828302217,0,0.23104906,3.711729128,0,0,0,1.030347484,0,0,0,0.23104906,0,0,0,0,0.9026834,0.23104906,1.155245301,0.46209812,1.996320472,0,0,0,0.366204096,0,0,0,0,0,0.46209812,0.46209812,0,0.536479304,0,0,0,0,0,0,2.412829515,16,0.870244098,0.02009179,-122.375,36.98333333,CENTRAL,RREAS,103,128,Davenport,Y,2,YES,17.64583512,-0.325085025,0.013519984,-0.094162214,0.31114978,7.735513006,-0.011096243,0.024091323,-0.041740027,0.04733784,0.66159,0.156295679,0.8681998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_125,2001,125,0.23104906,0,0,3.79804731,3.445846706,0,0.23104906,0,0,4.735544435,0,0,0.23104906,1.304007668,0.23104906,0,0,0,0,0,0,0,0.597253156,0.23104906,0,0.366204096,1.499936557,0,0,0,0,0.23104906,0.46209812,0,0,0,0.693147181,0.536479304,0,0,0,0.23104906,0,0,0,0,2.230547389,17,0.787285197,0.076623185,-122.425,36.98333333,CENTRAL,RREAS,103,446,Davenport,Y,2,YES,19.05590795,-0.396989925,-0.024129137,-0.086693196,0.364219902,5.51104313,0.010306884,0.038988508,-0.11128847,0.118903966,0.600356,0.395187747,0.9413065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_126,2001,126,0,0,0,2.519679418,2.328238773,0,0.536479304,0,0.23104906,3.956344083,0,0,0,0.767528364,0,0,0,0,0,0,0,0,0.23104906,0,0.828302217,0.23104906,2.350618541,0,0,0,0.23104906,0,0,0,0,0,0.46209812,0,0.23104906,0,0,0,0,0,0.23104906,0,2.144530619,14,0.812612145,0.010549371,-122.5916667,36.98333333,CENTRAL,RREAS,103,432,Davenport,Y,2,YES,15.13558318,-0.279584769,-0.040818714,-0.081829906,0.24758995,4.206260959,-0.085461248,0.077039192,-0.032077281,0.11134684,0.750642,0.087369122,0.8642833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_127,2001,127,0,0,0,2.779355509,1.695865445,0,0.46209812,0,0,2.46748384,0,0,0.366204096,0.23104906,0,0,0,0,0,0,0,0,0.23104906,0,0.46209812,0,3.017895521,0,0,0,0.23104906,0.9026834,0.23104906,0,0,0,0.597253156,0,0,0.23104906,0,1.245889873,0,0,0.366204096,0,2.353393056,16,0.848806932,0.013876153,-122.7583333,36.98333333,CENTRAL,RREAS,103,1045,Davenport,Y,2,YES,15.51827648,-0.311551501,-0.024528266,0.020637642,0.284113671,6.884983826,0.042371302,0.017266634,-0.058246889,0.080589941,0.568834,0.222858095,0.9028200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_131,2001,131,0,0,0,1.31708124,1.826879641,0,0,0,0,2.201314608,0,1.658911247,0,0,0,0,0.46209812,0.23104906,0,0,0,0,0.924196241,0,0.963457253,0,2.469510189,0,0,0,0,0.366204096,0,0,0,0,0.597253156,0,0,0,0,0,0,0,0.23104906,0,2.247702967,12,0.904541912,0.059090528,-122.5666667,37.275,CENTRAL,RREAS,103,82,Pescadero,Y,2,YES,13.24900391,-0.268638761,-0.153231966,-0.003669488,0.225737587,7.061773387,-0.055848303,-0.051566705,-0.008214771,0.067580381,0.709585,0.055364425,0.8951163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_132,2001,132,0,0,0,0.944404448,0.597253156,0,0,0,0.23104906,2.438627835,0,0.536479304,0,0,0,0,0,0.23104906,0,0,0,0,0.648636716,0,1.229626485,1.059351277,2.729285148,0,0,0,0.924196241,0,0.23104906,0,0,0,0.693147181,0.23104906,0,0.536479304,0.23104906,0,0,0,0,0,2.461396428,16,0.887760905,0.119764798,-122.65,37.275,CENTRAL,RREAS,103,95,Pescadero,Y,2,YES,13.4927324,-0.391238758,-0.29169341,-0.171962441,0.409110927,8.871656634,0.004619531,-0.010556552,-0.070056331,0.071274406,0.585503,0.204088011,0.8854889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_133,2001,133,0,0,0,2.246839787,2.043742163,0,0.23104906,0,0,4.662582703,0,0,0,0,0,0,0,0.23104906,0,0,0,0,0.23104906,0.23104906,0.366204096,0.366204096,2.981777539,0,0,0,0.366204096,0.767528364,0,0,0,0,0,0,0,0.597253156,0,0.828302217,0,0,0.597253156,0,2.204287844,15,0.81397579,0.045264341,-122.8166667,37.275,CENTRAL,RREAS,103,184,Pescadero,Y,2,YES,16.74808761,-0.378041076,-0.110168911,-0.049562151,0.330139929,3.951824165,-0.00773783,0.012564638,-0.031744472,0.033355681,0.539425,0.135521991,0.8804667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_134,2001,134,0,0,0,1.707987993,1.721595325,0,0.46209812,0,0,2.249195509,0,0,0,0.732408192,0,0,0,0,0,0,0,0,0,0,0,0,0.732408192,0,0,0,0,0.46209812,0,0,0,0,0,0,0,0.23104906,0,0.366204096,0,0,0.23104906,0,2.021700645,10,0.878013053,0.005241099,-122.9833333,37.275,CENTRAL,RREAS,103,518,Pescadero,Y,1,YES,8.896093669,0.026672277,-0.075522699,-0.048222737,0.086032279,4.361727442,0.019058989,-0.008355241,0.08162924,0.088954421,0.597219,0.040646637,0.792571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_138,2001,138,0,0,0,0.767528364,1.678984201,0,0,0,0.46209812,0.767528364,0,0.597253156,0,0.366204096,0,0,0.366204096,0,0,0,0,0,0.648636716,0.732408192,1.110734837,0,2.500728829,0,0,0,0,0.46209812,0.597253156,0,0,0,0.732408192,0,0,0,0,0,0,0,0,0,2.461249715,14,0.932624321,0.105239672,-122.9083333,37.7,CENTRAL,RREAS,103,55,Gulf of the Farallones,Y,2,YES,11.79006844,-0.240436024,0.040922028,0.10675322,0.285560199,9.527023423,0.058005292,-0.04603134,-0.046208101,0.094573311,0.643859,0.160289271,0.8677702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_139,2001,139,0,0,0,0,0,0,0,0,0,0,0,2.890371758,0,0,0,0,0,0,0,0,0,0,0,0,0,0,0,0,0,0,0,0,0,0,0,0,0,0,0,0,0,0,0,1.098612289,0,0,0.588567312,2,0.849117017,0.937084123,-122.8666667,37.79166667,CENTRAL,RREAS,103,55,Gulf of the Farallones,Y,5,YES,3.988984047,0.493539238,0.737720489,1.491850567,1.831154663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_152,2001,152,0,0,0,1.203639304,2.546707724,0,0.23104906,0,0.46209812,2.894235877,0,0.536479304,0,0,0,0,0,0,0,0,0,0,1.059351277,0.23104906,0.732408192,0,2.87010639,0,0,0,0.693147181,0.46209812,0.23104906,0,0,0,0.366204096,0,0.366204096,0,0,0,0,0,0,0,2.331889298,15,0.861095087,0.040604086,-123.0416667,37.65833333,CENTRAL,RREAS,103,108,Farallones Outside,Y,2,YES,14.88582686,-0.289265423,-0.038780974,-0.132713502,0.271174882,6.371144985,0.036981386,-0.00599198,-0.048487408,0.068046004,0.66689,0.210302588,0.8551108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_154,2001,154,0,0,0,2.408736337,2.162053596,0,0.366204096,0,0,3.368809466,0,0,0,0.366204096,0,0,0,0,0,0,0,0,0.46209812,0.366204096,0.366204096,0,3.802284528,0,0,0,0.23104906,0.366204096,0,0,0,0,0.9026834,0,0.23104906,0.46209812,0,0.366204096,0,0,0,0,2.215857327,15,0.818248045,0.024809903,-123.2083333,37.65833333,CENTRAL,RREAS,103,1301,Farallones Outside,Y,2,YES,16.22808627,-0.335237935,-0.051277453,-0.064646445,0.295593173,4.756315777,-0.011770852,0.005381973,-0.013882924,0.013867527,0.630023,0.10944751,0.8428000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_156,2001,156,0,0,0,0.46209812,2.648164055,0.23104906,0,0,0.693147181,2.830625128,0,0.767528364,0,0,0,0,0,0,0,0,0,0,0.828302217,0,0.366204096,0.23104906,2.985364359,0,0,0,0,0.366204096,0.366204096,0,0,0,0,0,0.23104906,0.366204096,0,0,0,0,0,0,2.194511018,14,0.831550872,0.106848974,-123.1383301,37.74333496,CENTRAL,RREAS,103,91,Farallones Outside,Y,2,YES,13.37319299,-0.337883508,-0.164559219,-0.222399939,0.348399491,5.306099693,0.00849184,-0.010653977,-0.085412062,0.086996579,0.693786,0.244447077,0.9051661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_160,2001,160,0,0,0,0.9026834,1.521449397,0,0.597253156,0,0,0.46209812,0,0,0,0,0,0,0,0,0,0,0,0,1.612093969,0.366204096,0.732408192,0,2.270781698,0,0.23104906,0,0.854983119,0.536479304,0.536479304,0,0,0,0,0,0,0,0,0,0,0,0,0,2.289968282,12,0.921550721,0.115382262,-123.3166667,37.88333333,CENTRAL,RREAS,103,91,Farallones Outside,Y,2,YES,10.62396282,-0.123502663,0.274640871,-0.006367791,0.398517676,7.97493897,0.06305321,-0.053525499,-0.02065626,0.093673924,0.613006,0.125975109,0.7634899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_162,2001,162,0,0,0,1.522261219,2.705823026,0,0,0,0,0.895879735,0,0,0,0.34657359,0.34657359,0,0,0,0.34657359,0,0,0,1.700598691,0,0.549306144,0,2.13833306,0,0,0,0,0,0,0,0,0,0,0,0,0,0,0.34657359,0.34657359,0,0,0,2.100022885,11,0.875777234,0.072521957,-123.5,37.88333333,CENTRAL,RREAS,103,1328,Farallones Outside,Y,2,YES,11.24506983,-0.177950986,-0.003687536,0.199970363,0.290814519,6,-0.064681884,0.048970263,0.028306464,0.078354397,0.667941,0.049903808,0.9253718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_167,2001,167,0,0,0,0.98147966,1.595830581,0,0.46209812,0,0.23104906,2.927031578,0,0.23104906,0,0,0,0,0,0,0,0,0,0,0.693147181,0,0,0,1.492445605,0,0,0,0.597253156,0,0.536479304,0,0,0,0.23104906,0,0,0.23104906,0,0,0,0.944404448,0,0,2.249745666,13,0.877110881,0.040693117,-123.1666667,38.16666667,CENTRAL,RREAS,103,91,Point Reyes,Y,1,YES,11.15436587,-0.067932029,-0.047315029,-0.242625896,0.219455868,6.973332406,0.07245771,-0.033294347,-0.006212631,0.090539675,0.702152,0.123915512,0.8590373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_170,2001,170,0,0,0,1.198947636,1.935600505,0,1.445185879,0,0.34657359,3.213244229,0,0,0,0,0,0,0,0,0,0,0,0,0.895879735,0,0,0,0.693147181,0,0,0,0.34657359,0,0,0,0,0,0.34657359,0,0,0,0,0,0,0,0,0,1.928944202,9,0.877899896,0.018217353,-123.3666667,38.16666667,CENTRAL,RREAS,103,183,Point Reyes,Y,1,YES,10.42172594,-0.019365063,0.028365203,-0.243708979,0.255211288,5.576338408,-0.035434308,0.039493152,0.12326518,0.133105932,0.828219,0.023775059,0.8835493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1_237,2001,237,0,0,0,0,0.549306144,0,1.522261219,0,0,2.689948677,0,0.804718956,0.549306144,0.693147181,0,0.549306144,0,0.549306144,0,0,0,0,1.903331245,0.549306144,1.319528665,0.549306144,2.917405369,0.549306144,0,0,0.34657359,0,0,0,0,0,0,0,0.549306144,0.549306144,0,0.549306144,0,0,0,0,2.650900205,18,0.917148352,0.221631861,-122.8316732,37.59666748,CENTRAL,RREAS,103,74,Gulf of the Farallones,Y,1,YES,17.68997634,-0.526841053,0.133327052,-0.465748131,0.690333339,10.9926895,0.022265013,0.039128586,-0.093830089,0.106260958,0.65554,0.317436823,0.8502126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_109,2002,109,0,0,0,2.25385759,1.059351277,0,0.23104906,0,0,1.304007668,0,0,0,0,0,0.23104906,0,0.23104906,0,0,0,0,0,0,0.23104906,0,0.536479304,0,0.23104906,0,0.366204096,0,0,0,0,0,0.767528364,0,0,0.46209812,0,0,0,0,0,0,2.157986269,12,0.868437269,0.060048386,-122.0333333,36.58333333,CENTRAL,RREAS,205,608,Monterey Bay Outside,Y,1,YES,7.904771721,0.101996164,-0.135207435,0.032401105,0.165849201,6,0.055491516,-0.015447754,-0.035556627,0.076948417,0.598875,0.179770129,0.8993299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_110,2002,110,0,0,0,3.188871745,2.441716319,0,0,0,0,2.287934464,0.23104906,0,0.23104906,0,0.23104906,0,0,0.46209812,0.23104906,0,0,0,0.9026834,0.366204096,0.536479304,0,0.597253156,0.23104906,0,0,0.23104906,0.23104906,0.46209812,0,0,0,0.828302217,0,0,0,0,0.23104906,0,0,0.23104906,0,2.455415279,19,0.833916022,0.053576523,-122.175,36.58333333,CENTRAL,RREAS,205,2304,Monterey Bay Outside,Y,2,YES,14.15308248,-0.22138694,0.003729896,-0.00610568,0.212273661,6.780968225,0.048796031,0.029410378,-0.0996632,0.119328362,0.607025,0.397493464,0.8763680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_112,2002,112,0,0,0,1.086032179,1.261396545,0,0,0,0,0,0,0,0,0,0,0,0,0.23104906,0,0,0,0,0.23104906,0.23104906,1.528322493,0,2.440396186,0,0,0,1.364781521,0.597253156,0.366204096,0,0,0,2.384871786,0.597253156,0.46209812,0.46209812,0,0,0,0,0,0,2.357561783,14,0.89333457,0.234461012,-121.9466634,36.65500081,CENTRAL,RREAS,205,73,Monterey Bay Inside,Y,2,YES,13.24385454,-0.485741461,-0.094373971,0.42536253,0.635438678,8.727257779,-0.063261591,-0.097047566,-0.048149183,0.11877194,0.554613,0.050013384,0.6966743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_113,2002,113,0,0,0,2.363358945,1.670211765,0,0.23104906,0,0.23104906,0.536479304,0,0,0,0,0,0,0,0.23104906,0,0,0,0,0.366204096,0.23104906,0.597253156,0,0.597253156,0,0,0,0.23104906,0,0,0,0,0,0.46209812,0,0,0,0,0,0,0,0,0,2.109077069,12,0.848754766,0.062228519,-122.05,36.64666748,CENTRAL,RREAS,205,900,Monterey Bay Outside,Y,1,YES,7.748103844,0.071828163,-0.007338137,0.17838729,0.267762175,6,-0.047334619,0.041848129,0.038315885,0.068167076,0.713475,0.051192606,0.8888511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_114,2002,114,0,0,0,1.982911005,2.452843066,0,0,0,0.173286795,2.054022025,1.006337923,0.173286795,0,0,0.173286795,0,0,0.173286795,0,0,0,0,1.902217657,0.447939867,1.76231371,0.173286795,1.97856307,0,0.173286795,0,1.919465875,0,0.934417405,0,0,0.173286795,2.000589887,0,0.173286795,0.693147181,0,0,0,0,0,0,2.624457931,20,0.876065434,0.123445246,-121.8666667,36.76666667,CENTRAL,RREAS,205,73,Monterey Bay Inside,Y,2,YES,20.52106303,-0.458584435,0.135514427,-0.070033955,0.482364376,7.550218898,0.038970131,0.020374312,-0.116700763,0.127745344,0.554517,0.461881516,0.8373704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_115,2002,115,0,0.173286795,0,1.757714369,1.818099598,0,0,0,0.173286795,0.173286795,0.794513458,0,0.34657359,0,0.34657359,0.173286795,0.173286795,0,0,0,0,0,0.772760613,0.173286795,1.812836246,0.173286795,0.934417405,0,0.173286795,0,0.621226662,0,0.693147181,0,0,0,1.252658824,0.173286795,0.173286795,0.173286795,0.173286795,0,0,0,0.173286795,0,2.762575143,24,0.869266202,0.167965217,-121.9083333,36.70833333,CENTRAL,RREAS,205,91,Monterey Bay Inside,Y,2,YES,13.40324987,-0.24927036,0.241262846,0.290340279,0.523117142,9,0.055780934,0.039716507,-0.141502033,0.160728518,0.630707,0.722699896,0.8745659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_116,2002,116,0,0,0,2.288977761,2.47232654,0,0.46209812,0,0,1.939037053,0,0,0,0,0.366204096,0,0,0.23104906,0,0,0,0,0,0,0.693147181,0,0.924196241,0,0,0,0.23104906,0.46209812,0,0,0,0,0.366204096,0,0,0,0.23104906,0,0,0,0,0,2.121052449,12,0.853574012,0.01859508,-121.9766602,36.73999837,CENTRAL,RREAS,205,287,Monterey Bay Inside,Y,1,YES,10.66743639,-0.090362525,-0.077804808,0.036005778,0.090822684,7,0.003153943,0.07272979,-0.019291097,0.077053565,0.664953,0.134302859,0.9118788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_117,2002,117,0.34657359,0,0,4.032318238,2.232954059,0,0.693147181,0,0,4.044434395,0.34657359,0,0,0,0.34657359,0,0,1.039720771,0,0,0,0,0.895879735,0,1.386294361,0,1.47221949,0,0,0,0.549306144,0,0,0,0,0,1.198947636,0,0,0,0,0,0,0,0,0,2.246290959,13,0.875763991,0.065118241,-122.1083333,36.7,CENTRAL,RREAS,205,1920,Monterey Bay Outside,Y,2,YES,18.58494278,-0.371809171,0.017894799,-0.115920655,0.359252391,4.443147189,-0.005210774,0.109763365,-0.025230426,0.11319716,0.562342,0.13516409,0.8817842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_123,2002,123,0.34657359,0,0,3.727070539,1.831780823,0,0,0,0,0,0.34657359,2.178354413,0,0,0,0.693147181,0,1.647918433,0,0,0,0,2.197224577,1.522261219,1.831780823,0,2.56198199,0,0.549306144,0,3.134548142,0.549306144,0.804718956,0,0,0.34657359,1.522261219,0.34657359,0,0,0,0,0,0,0,0,2.648022492,18,0.916152732,0.281594227,-122.2916667,36.98333333,CENTRAL,RREAS,205,82,Davenport,Y,2,YES,26.13795496,-0.65034361,0.392487469,0.221044794,0.828417745,9.735061684,0.092265478,0.020958543,-0.069824644,0.12646564,0.654714,0.263371539,0.8272178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_124,2002,124,0,0,0,1.833752737,1.439162705,0,0,0,0,1.194506313,0,0,0,0,0,0,0.366204096,0.366204096,0,0,0,0,1.695865445,0.693147181,0.23104906,0,1.460675545,0,0.23104906,0,1.194506313,0,0.23104906,0,0,0,0.9026834,0,0,0,0,0,0,0,0,0,2.352221615,13,0.917063295,0.08386844,-122.375,36.98333333,CENTRAL,RREAS,205,128,Davenport,Y,1,YES,11.83985501,-0.130434317,0.005773937,0.029119445,0.160033688,8,-0.040605752,-0.097494001,-0.086045577,0.131741033,0.507594,0.090366984,0.8354437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_125,2002,125,0,0.46209812,0,1.31708124,1.341783897,0,0.828302217,0,0,1.707987993,0,0,0,0,0,0.23104906,0.366204096,0.854983119,0,0,0,0,0.693147181,0.23104906,0.46209812,0,1.290400337,0,0.23104906,0,0.597253156,0,0,0,0,0,1.030347484,0,0,0,0,0,0,0,0,0,2.53364513,15,0.935597319,0.053491974,-122.425,36.98333333,CENTRAL,RREAS,205,446,Davenport,Y,1,YES,11.64483414,-0.051669866,0.043610082,-0.152734238,0.198083471,10,0.06147419,-0.007225902,-0.091113776,0.116049893,0.548421,0.308119683,0.8742254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_126,2002,126,0,0.23104906,0,4.72546647,4.138514382,0,1.364781521,0.366204096,0,3.659900282,0,0,0,0,0,0,0.879685777,0,0,0,0,0,1.194506313,0.23104906,0.767528364,0.366204096,0.879685777,0,0,0,0.23104906,0.597253156,0.23104906,0,0,0,1.21252872,0.23104906,0,0.46209812,0,0,0,0,0.23104906,0,2.410389876,19,0.81862435,0.114738922,-122.5916667,36.98333333,CENTRAL,RREAS,205,432,Davenport,Y,2,YES,22.00065144,-0.449114821,0.102880427,-0.125125429,0.46535901,6.719479989,0.040123437,0.011376328,-0.10331126,0.115027762,0.603556,0.390952505,0.9241886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_127,2002,127,0,0,0,5.293304825,3.663561646,0,2.079441542,0,0,5.501258211,0,0,0,0,0,0.693147181,0,0,0,0,0,0,0,0,0.693147181,0,0.693147181,0,0,0,0,0,0,0,0,0,0,0,0,0,0,0,0,0,0,0,1.650099474,7,0.847982762,0.134228948,-122.7583333,36.98333333,CENTRAL,RREAS,205,1045,Davenport,Y,2,YES,18.61700776,-0.323916214,0.162215527,-0.233082509,0.438667195,3.823585718,-0.010523202,0.070139025,0.141288114,0.159329756,0.796165,0.019519644,0.8523015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_131,2002,131,0,0,0,3.021385954,3.852454438,0,0.828302217,0,0,2.280182176,0.23104906,0,0,0,0.597253156,0,0,0.366204096,0,0,0,0,1.595830581,0,0.23104906,0,1.797875849,0,0,0,1.77917936,0,0,0,0,0,0.732408192,0,0,0,0,0,0,0,0,0,2.186954176,12,0.880094809,0.076769477,-122.5666667,37.275,CENTRAL,RREAS,205,82,Pescadero,Y,2,YES,17.31317414,-0.317914842,0.124047776,-0.031298645,0.360809746,7.147717402,-0.006276274,0.107144551,-0.021553286,0.109850983,0.58459,0.128764195,0.8755216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_132,2002,132,0,0,0,3.060148709,2.931815588,0,0.693147181,0,0,0.804718956,0,0,0,0,0,0,0.693147181,0,0,0,0,0,1.282474679,0,0,0,0.34657359,0,0,0,1.545521227,0,0.693147181,0,0,0,0.693147181,0,0,0.895879735,0,0,0,0,0,0,2.179594467,11,0.908961148,0.150540011,-122.65,37.275,CENTRAL,RREAS,205,95,Pescadero,Y,2,YES,13.63972121,-0.136419623,0.34153601,0.101383084,0.485184223,8.434677916,0.066066704,-0.027685695,-0.018301189,0.08419116,0.639767,0.137243441,0.9175027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_133,2002,133,0,0,0,3.443776286,3.25512917,0,0.34657359,0,0,4.073064755,0.34657359,0.895879735,0,0,0,0,0,0,0,0,0,0,0.972955075,0,0.34657359,0,2.433767225,0.34657359,0.34657359,0,0.693147181,0,1.098612289,0,0,0,0.549306144,0,0,0.895879735,0,0,0,0,0,0,2.327166982,15,0.859351281,0.072065212,-122.8166667,37.275,CENTRAL,RREAS,205,184,Pescadero,Y,2,YES,20.04438555,-0.39277083,0.059187106,-0.091230974,0.39040329,7.074209096,0.093008956,-0.028482334,-0.06331214,0.124912471,0.60851,0.243578864,0.8641885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_134,2002,134,0,0,0,3.86420789,2.524928004,0,2.087193635,0.34657359,0,2.719039654,0.34657359,0,0,0,0.34657359,0,0,0,0,0,0,0,2.729792757,0.804718956,2.678293137,0,3.970113883,0,0.693147181,0,1.892094817,0.972955075,1.589026915,0,0,0.34657359,2.426015132,0.34657359,0,0.693147181,0,0,0,0,0.34657359,0,2.705251349,20,0.903034935,0.181604687,-122.9833333,37.275,CENTRAL,RREAS,205,518,Pescadero,Y,2,YES,31.72411576,-0.616256559,0.240533404,-0.117863786,0.675536854,10.55437542,0.069615377,0.025773143,-0.089255443,0.122705099,0.5905,0.402029984,0.8619820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_135,2002,135,0,0,0,4.110873864,3.433987204,0,2.197224577,0,0,3.17805383,0,0,0,0,0,0,0,0,0,0,0,0,0,0,0,0,1.791759469,0,0,0,0.693147181,0,0,0,0,0,0.693147181,0,0,0,0,0,0,0,0,0,1.785486979,7,0.917558125,0.059471285,-123.15,37.275,CENTRAL,RREAS,205,950,Pescadero,Y,2,YES,16.09819331,-0.280378728,0.095595481,-0.072762499,0.316116807,5.685052593,-0.051015669,0.038027552,0.144722739,0.156172339,0.763435,0.017869696,0.899220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_138,2002,138,0,0,0,1.868834809,2.13833306,0,0.895879735,0.549306144,0,0,0,0.549306144,0,0.549306144,0,0,0.693147181,0,0,0,0,0,2.495216293,0.549306144,1.445185879,0,3.710887897,0,0.549306144,0,1.242453325,0,2.302585093,0,0,0,0.549306144,0,0,0,0,0,0,0,0,0,2.485584478,15,0.917849996,0.213626621,-122.9083333,37.7,CENTRAL,RREAS,205,55,Gulf of the Farallones,Y,2,YES,20.08836014,-0.465347738,0.457588427,0.111732195,0.723950844,11.00696196,0.116110362,-0.023810315,-0.073212203,0.14855458,0.595105,0.139682449,0.8626683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_139,2002,139,0,0,0,1.386294361,1.386294361,0,1.791759469,0,0,0,0,0,0,0,0,0,0,0,0,0,0,0,1.791759469,0,1.098612289,0,0,0,0,0,2.564949357,0,1.791759469,0,0,0,1.098612289,0,0,0,0,0,0,0,0,0,2.041884342,8,0.981938215,0.293431394,-122.8666667,37.79166667,CENTRAL,RREAS,205,55,Gulf of the Farallones,Y,2,YES,12.91004106,-0.129743578,0.70445715,-0.087701828,0.825837773,8,0.093627974,-0.096731616,0.100842023,0.175529777,0.56538,0.022271621,0.833120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_152,2002,152,0,0,0,3.583518938,3.289625606,0,1.445185879,0.34657359,0,1.386294361,0,0,0,0.804718956,0.34657359,0,0.693147181,0,0,0,0,0,0.804718956,0.895879735,0.549306144,0.34657359,2.124247621,0,0,0,0.972955075,0,1.151292546,0,0,0,0.34657359,0,0,0.549306144,0,0,0,0,0,0,2.550502619,17,0.900215332,0.091044655,-123.0416667,37.65833333,CENTRAL,RREAS,205,108,Farallones Outside,Y,2,YES,19.6364915,-0.332982969,0.251569409,0.015995062,0.467464193,10.28142491,0.036157274,0.022027049,-0.092288239,0.10526427,0.645491,0.33113683,0.9256604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_154,2002,154,0,0,0,4.248495242,3.433987204,0,2.564949357,0,0,2.995732274,0,0,0,0,0,0,0,0,0,0,0,0,3.828641396,1.098612289,0,0,3.871201011,0,0,0,1.945910149,1.386294361,1.098612289,0,0,0,0,0,0,0,0,0,0,0,0,0,2.20253318,10,0.956547591,0.17347436,-123.2083333,37.65833333,CENTRAL,RREAS,205,1301,Farallones Outside,Y,2,YES,26.47243557,-0.531589119,0.289941554,-0.161338214,0.643483515,7.98047024,0.054387666,-0.050381115,-0.003828169,0.082853963,0.677504,0.098826138,0.8367278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_156,2002,156,0,0,0,4.34842226,3.839625713,0,2.610177913,0,0,0.972955075,0,0,0.34657359,0,0.549306144,0,0,0,0.34657359,0,0,0,4.054010611,0.549306144,1.386294361,0.34657359,4.281656564,0,0.804718956,0,1.994492023,0.549306144,2.63905733,0,0,0,1.763180262,0,0,1.039720771,0,0,0,0.34657359,0,0,2.612523043,19,0.887273465,0.252861061,-123.1383301,37.74333496,CENTRAL,RREAS,205,91,Farallones Outside,Y,2,YES,32.76852463,-0.656363794,0.394228919,0.005890345,0.794633051,9.1442397,0.044608894,0.028706773,-0.118771472,0.133515672,0.638539,0.451736383,0.8583397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_160,2002,160,0,0.34657359,0,2.744468863,3.704870977,0,1.700598691,0,0,2.393745871,0.549306144,0,0,0,0,0.34657359,0,0,0,0,0,0,2.215408399,0,0,0,2.659059997,0,0,0,0.804718956,0.549306144,2.249904835,0,0,0,1.039720771,0,0,0.549306144,0.34657359,0.34657359,0,0.34657359,0,0,2.526101993,17,0.891602983,0.105707878,-123.3166667,37.88333333,CENTRAL,RREAS,205,91,Farallones Outside,Y,2,YES,22.89328375,-0.381899373,0.277523425,-0.104555573,0.520327014,9.49688384,0.11606288,-0.012107805,-0.057133757,0.140008254,0.683463,0.284180164,0.9127809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_162,2002,162,0,0.549306144,0,3.6313143,2.57952765,0,2.727660558,0,0,5.079916872,0.549306144,0,0,0,0.549306144,0.34657359,0.895879735,0,0.549306144,0,0,0,0.693147181,0.549306144,0,0,1.666102255,0,0.34657359,0,0.895879735,0.972955075,1.151292546,0,0,0,0,0,0,0,0,0,0,0,0,0,2.481105102,17,0.875721058,0.126852813,-123.5,37.88333333,CENTRAL,RREAS,205,1328,Farallones Outside,Y,2,YES,23.73335381,-0.390188062,0.249230311,-0.228233376,0.536086954,6.993109345,0.098302629,0.035531726,-0.113551506,0.161323564,0.715991,0.56184055,0.913989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_167,2002,167,0,0,0,3.364314307,3.889942558,0,2.66876904,0,0,3.72329255,0.34657359,1.039720771,0,0.895879735,0.693147181,0.895879735,0.693147181,0,0,0,0,0,1.416606672,0,0.34657359,0,1.242453325,0,0.34657359,0,0.895879735,0.693147181,2.760730459,0,0,0,0.549306144,0,0,0.34657359,0,0,0,0,0,0,2.631037487,19,0.8935614,0.14000027,-123.1666667,38.16666667,CENTRAL,RREAS,205,91,Point Reyes,Y,2,YES,26.80851093,-0.396401175,0.312592123,-0.187093472,0.572473609,5.069314255,0.091263136,0.029903704,-0.096315495,0.143454538,0.718268,0.465944942,0.9077016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_170,2002,170,0,0,0,1.831780823,1.354025101,0,1.445185879,0,0,2.51194026,0,0,0,0,0,0,0,0,0,0,0,0,1.282474679,0.549306144,0,0,0,0,0,0,0.693147181,0,0,0,0,0,0,0,0,0,0,0,0.34657359,0,0,0,1.931202817,8,0.928711684,0.083361281,-123.3666667,38.16666667,CENTRAL,RREAS,205,183,Point Reyes,Y,1,YES,10.01443366,0.034955206,0.150450369,-0.284062976,0.373854292,7,0.040425211,-0.032927818,0.217486617,0.227364289,0.721662,0.009132597,0.8478187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_171,2002,171,0,0,0,1.354025101,1.386294361,0,1.844439727,0,0,5.010123922,0,0,0,0.34657359,0,0.549306144,0,0,0,0,0,0,0,0.34657359,0,0,0.34657359,0,0,0,0.34657359,0,0.34657359,0,0,0,0,0,0,0,0,0,0,0,0,0,1.809410972,10,0.785816859,0.090627422,-123.4833333,38.16666667,CENTRAL,RREAS,205,400,Point Reyes,Y,1,YES,11.87705721,-0.013339069,0.097649177,-0.372226064,0.400541764,3.434284635,0.079700463,-0.039915545,-0.004265392,0.099659884,0.71654,0.110629447,0.8637507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2_237,2002,237,0,0,0,2.596478425,0.895879735,0,1.844439727,0.549306144,0,0.549306144,0,0,0,0,0,0,0,0,0,0,0,0,1.763180262,0,0.895879735,0.895879735,2.215408399,0,0,0,0.693147181,0,1.098612289,0,0,0,0.549306144,0,0,0.549306144,0,0,0,0,0,0,2.409318336,13,0.939323658,0.119006761,-122.8316732,37.59666748,CENTRAL,RREAS,205,74,Gulf of the Farallones,Y,2,YES,15.09613006,-0.291128136,0.324881825,0.016661563,0.505696946,11.80847449,0.04624399,-0.025310113,-0.049204632,0.079163123,0.639826,0.186911355,0.9128356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109,2003,109,0,0,0,1.110734837,0.46209812,0,0,0,0,0,0,0,0,0,0,0,0.23104906,1.030347484,0,0,0,0,0,0,0.366204096,0,0.693147181,0,0,0,0,0,0,0,0,0,0.23104906,0,0,0,0,0.597253156,0,0,0,0,1.93681317,8,0.931409692,0.273214613,-122.0333333,36.58333333,CENTRAL,RREAS,304,608,Monterey Bay Outside,Y,3,YES,4.721882995,0.233014325,-0.305440559,0.558267136,0.683459878,NA,-0.282118363,0.147750761,0.04173931,0.311338604,0.430458,0.004386831,0.8728916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110,2003,110,0,0,0,1.551320117,0.879685777,0,0.23104906,0,0,0,0,0,0,0,0,0,0,0.799298424,0,0,0,0,0,0,0,0,2.206691069,0,0,0,0.23104906,0,0,0,0,0,0.23104906,0,0,0.23104906,0,1.133732461,0,0,0,0,1.890917483,9,0.860593198,0.152217603,-122.175,36.58333333,CENTRAL,RREAS,304,2304,Monterey Bay Outside,Y,2,YES,7.494924088,-0.049014853,-0.049985201,0.457769896,0.497140858,5,-0.00742974,0.026713123,0.111090005,0.115887893,0.387361,0.022755752,0.9695598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112,2003,112,0,0,0,0.366204096,0.23104906,0,0,0,0,0,0,0.693147181,0,0,0.23104906,0,0,0.366204096,0,0,0,0,0.597253156,0,0.597253156,0,0.366204096,0,0.366204096,0,0.536479304,0,0.23104906,0,0,0,0,0,0,0,0,0,0,0.23104906,0,0,2.408507916,12,0.969254563,0.490905097,-121.9466634,36.65500081,CENTRAL,RREAS,304,73,Monterey Bay Inside,Y,3,YES,4.813145423,0.184296484,-0.703607525,0.70069448,0.970068601,NA,0.007916788,-0.0533101,-0.088172116,0.103369523,0.625492,0.100631677,0.8897332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113,2003,113,0,0,0,0.924196241,0.23104906,0,0,0,0,0,0,0,0,0,0,0.23104906,0,0.23104906,0,0,0,0,0,0,0.366204096,0,0.597253156,0,0,0,0,0.23104906,0,0,0,0,0,0,0,0,0,0,0,0,0,0,1.781616053,7,0.915568864,0.346000203,-122.05,36.64666748,CENTRAL,RREAS,304,900,Monterey Bay Outside,Y,3,YES,2.811849734,0.447065755,-0.447415253,0.499239459,0.800526078,NA,-0.159569257,0.203517741,0.094774229,0.269762941,0.451875,0.006422174,0.8490592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114,2003,114,0,0,0,1.993461094,0.34657359,0,0,0,0.173286795,0.997246012,0.173286795,0,0,0,0,0,0,1.389207015,0,0.173286795,0,0,0.173286795,0,0.34657359,0,0.173286795,0,0,0,0,0,0,0,0,0,0,0,0,0,0,0.173286795,0,0,0,0,1.929438869,11,0.804638201,0.217077171,-121.8666667,36.76666667,CENTRAL,RREAS,304,73,Monterey Bay Inside,Y,1,YES,6.112782072,0.23077758,-0.392049208,0.140555077,0.430210343,3,-0.026620761,0.05445991,0.026803535,0.063692411,0.636744,0.069464389,0.8718919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115,2003,115,0,0,0,1.229626485,0,0,0,0,0,0,0,0.23104906,0,0,0,0.597253156,0,0.46209812,0,0,0,0,0,0,0,0,0.366204096,0,0.46209812,0,0,0,0,0,0,0,0,0,0,0,0,0,0,0,0,0,1.648533688,6,0.920063314,0.454318188,-121.9083333,36.70833333,CENTRAL,RREAS,304,91,Monterey Bay Inside,Y,3,YES,3.348329038,0.529885297,-0.1521028,0.771435421,0.99294923,NA,0.075336902,-0.235979611,0.188869621,0.314917081,0.727791,0.006973865,0.9584780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116,2003,116,0,0,0,1.452236276,0.366204096,0,0,0,0,2.013418237,0,0.597253156,0,0,0,0,0,0.46209812,0,0,0,0,0.23104906,0,0.693147181,0,0.536479304,0,0,0,0.46209812,0,0,0,0,0,0.23104906,0,0,0,0,0.23104906,0,0,0,0,2.127794326,11,0.88735882,0.110682403,-121.9766602,36.73999837,CENTRAL,RREAS,304,287,Monterey Bay Inside,Y,1,YES,7.276081671,0.028451109,-0.374847791,-0.118457293,0.282889604,5,-0.055151805,-0.111171293,0.034835841,0.124061097,0.741567,0.026470749,0.8313751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117,2003,117,0,0,0,0.924196241,0.23104906,0,0,0,0,0.828302217,0,0,0,0,0,0,0,0,0,0,0,0,0,0,0,0,0.963457253,0.23104906,0.23104906,0,0.23104906,0,0.23104906,0,0,0,0,0,0,0,0,0.879685777,0,0,0,0,1.994060804,9,0.907535723,0.203173367,-122.1083333,36.7,CENTRAL,RREAS,304,1920,Monterey Bay Outside,Y,3,YES,4.750886787,0.21212385,-0.497980584,0.110289486,0.484855577,NA,-0.05773004,-0.157662914,-0.02651195,0.165436837,0.770834,0.034154661,0.8809009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119,2003,119,0,0,0,2.155899575,0.46209812,0,0,0,0.828302217,0.366204096,0.46209812,0,0,0,0,0.23104906,0,0,0,0,0,0,0,0.23104906,0.648636716,0,0.828302217,0,0,0,0,0,0,0,0,0,0,0,0,0,0,0.366204096,0,0,0,0,2.045551636,10,0.888371402,0.144221254,-121.9833333,36.84666748,CENTRAL,RREAS,304,91,Monterey Bay Inside,Y,2,YES,6.579843278,0.139961768,-0.100504776,0.306860899,0.390561013,4,0.065405329,0.018346625,0.052872685,0.096348091,0.614249,0.071504054,0.8783758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123,2003,123,0,0,0,3.036102549,0.963457253,0.23104906,0,0,0,0,0,0,0,0,0,0,0,0.597253156,0,0,0,0,1.229626485,0.693147181,1.133732461,0,0.366204096,0,0,0,0.693147181,0,0.23104906,0,0,0,0,0,0,0,0,0.366204096,0,0.366204096,0,0,2.178610901,12,0.876737229,0.21697076,-122.2916667,36.98333333,CENTRAL,RREAS,304,82,Davenport,Y,5,YES,9.907176673,-0.098489208,0.279224226,0.452970159,0.629749333,7,-0.054793765,-0.188145651,-0.025911516,0.193848899,0.550472,0.021312153,0.8701753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124,2003,124,0,0,0,1.396551581,0.23104906,0,0,0,0,0,0,0,0,0,0,0.23104906,0,0.23104906,0.23104906,0,0,0,0.23104906,0.23104906,0.46209812,0,0,0,0,0,0.23104906,0,0.23104906,0,0,0,0,0,0,0,0,0,0.23104906,0,0,0,2.116467381,11,0.882635119,0.383718425,-122.375,36.98333333,CENTRAL,RREAS,304,128,Davenport,Y,3,YES,3.938091243,0.460900053,0.087623794,0.675658257,0.8975691,NA,0.020554445,-0.096459267,-0.005436271,0.101180819,0.598885,0.057618277,0.8637200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125,2003,125,0,0,0,0.998577425,0.23104906,0,0,0,0,1.364781521,0,0,0,0,0,0,0,0.536479304,0,0,0,0,0.46209812,0.23104906,0,0,0.597253156,0,0,0,0.23104906,0,0.23104906,0,0,0,0,0,0,0,0,0,0,0,0,0,1.980992511,9,0.90158809,0.187116947,-122.425,36.98333333,CENTRAL,RREAS,304,446,Davenport,Y,3,YES,4.883385767,0.250791759,-0.428628877,-0.188072072,0.459143208,NA,-0.06215414,-0.144767746,-0.04465824,0.15859611,0.709796,0.040210835,0.8386637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126,2003,126,0,0,0,0.693147181,0.23104906,0,0,0,0,0.828302217,0,0,0,0,0,0,0,0,0,0,0,0,0.23104906,0.23104906,0.366204096,0,0.366204096,0,0,0,0.366204096,0,0,0,0,0,0.536479304,0,0,0,0,0.23104906,0,0,0,0,2.190903297,10,0.951496799,0.249215501,-122.5916667,36.98333333,CENTRAL,RREAS,304,432,Davenport,Y,3,YES,4.080737231,0.301612366,-0.566084154,-0.085865991,0.572610792,NA,-0.12967274,-0.110922109,0.099645578,0.19036644,0.673717,0.009922492,0.7767269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127,2003,127,0,0,0,0.34657359,0,0,0,0,0,0.34657359,0,0,0,0,0.34657359,0,0,0,0,0,0,0,0,0,0,0,0,0,0,0,0,0,0,0,0,0,0,0,0,0,0,0,0,0,0,0,1.098612289,3,0.999996966,0.660614884,-122.7583333,36.98333333,CENTRAL,RREAS,304,1045,Davenport,Y,4,YES,1.039720771,0.954031041,-0.888570795,-0.077445367,1.2664094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131,2003,131,0,0,0,2.80431439,0.732408192,0.23104906,0,0,0.366204096,0,0.23104906,0.366204096,0,0,0,0.23104906,0,0,0,0,0,0,0.23104906,0.23104906,0.46209812,0,1.381044909,0,0.23104906,0,0.23104906,0,0.23104906,0,0,0,0,0,0,0,0,0.597253156,0,0,0,0,2.263587959,15,0.835873501,0.14053834,-122.5666667,37.275,CENTRAL,RREAS,304,82,Pescadero,Y,2,YES,8.557919442,-0.032396472,0.089611131,0.390341956,0.472562699,5,0.139939151,-0.025343457,-0.049706252,0.161203224,0.677333,0.173329046,0.9419152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132,2003,132,0,0,0,2.530284041,0,0,0,0,0.597253156,0.9026834,0.46209812,0.732408192,0,0,0,0,0,0,0,0,0,0,1.5481303,0,1.122431943,0.23104906,1.535056729,0,0.23104906,0,1.245889873,0,0.23104906,0,0,0,0.23104906,0,0,0,0,0.828302217,0,0.23104906,0,0,2.439432303,15,0.900807415,0.177315028,-122.65,37.275,CENTRAL,RREAS,304,95,Pescadero,Y,2,YES,12.65978327,-0.400752804,0.202818741,0.129561212,0.50275225,9.658367838,0.072103893,-0.030355227,-0.085968818,0.122801873,0.674193,0.286243084,0.8733725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133,2003,133,0,0,0,1.772706665,0.998577425,0,0.23104906,0,0,2.657258708,0,0,0,0,0,0,0,0,0.23104906,0,0,0,0.597253156,0.46209812,0.23104906,0,0,0,0.23104906,0,0,0,0.46209812,0,0,0,0,0,0,0,0,0,0,0,0,0,1.906743867,10,0.82808798,0.08494428,-122.8166667,37.275,CENTRAL,RREAS,304,184,Pescadero,Y,4,YES,7.874188435,0.104202798,-0.050876865,-0.281358413,0.296867243,5,0.093226724,-0.064144636,-0.018923413,0.124008046,0.71703,0.113592252,0.862846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134,2003,134,0,0,0,0.732408192,0.23104906,0,0.366204096,0,0,0.23104906,0,0,0,0,0,0,0,0,0,0,0,0,0,0,0,0,0.23104906,0,0,0,0.23104906,0,0.366204096,0,0,0,0,0,0,0,0,0,0,0,0,0,1.841113209,7,0.946144331,0.366349288,-122.9833333,37.275,CENTRAL,RREAS,304,518,Pescadero,Y,3,YES,2.389012626,0.796900979,-0.110260013,0.033624285,0.847968288,NA,0.056914054,-0.061384843,0.013230784,0.092893916,0.763946,0.076371969,0.8974224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135,2003,135,0,0,0,0.693147181,1.098612289,0,0,0,0,0.693147181,0,0,0,0,0,0,0,0,0,0,0,0,0,0,0,0,2.079441542,0,0,0,0,0,0,0,0,0,0,0,0,0,0,0,0,0,0,0,1.273424737,4,0.91858012,0.118342066,-123.15,37.275,CENTRAL,RREAS,304,950,Pescadero,Y,3,YES,4.564348191,0.205169414,-0.33652052,0.124959261,0.372290866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138,2003,138,0,0,0,2.191013317,0,0,0.34657359,0,0,0,0,0.804718956,0,0,0,0,0,0,0,0,0,0,2.282174096,1.354025101,0,0,0.549306144,0,0.34657359,0,1.868834809,0,0,0,0,0,0.34657359,0,0,0,0,0,0,0,0,0.34657359,2.037938072,10,0.885064875,0.391475057,-122.9083333,37.7,CENTRAL,RREAS,304,55,Gulf of the Farallones,Y,5,YES,10.43636678,-0.335043654,0.700214847,0.410400578,0.972772919,6,0.140710887,-0.055428956,-0.044050788,0.167616087,0.610061,0.130508352,0.7909543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139,2003,139,0,0,0,3.048208855,1.170532807,0,0,0,0,0.274653072,0.274653072,0.722592939,0,0,0,0,0,0,0,0,0,0,1.487660638,0.967800253,0.274653072,0,0.173286795,0,0,0,0.997246012,0,0.274653072,0,0,0,0,0,0,0,0,0,0,0.693147181,0,0,2.151945862,12,0.866006432,0.225928287,-122.8666667,37.79166667,CENTRAL,RREAS,304,55,Gulf of the Farallones,Y,5,YES,10.35908777,0.008805743,0.36076065,0.364185633,0.624175104,7,0.06914772,-0.128971626,-0.068803578,0.166008013,0.612839,0.109619024,0.9073228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152,2003,152,0,0,0,1.242453325,0,0,0.34657359,0,0,1.242453325,0,0,0,0,0,0,0,0,0,0,0,0,0.693147181,0,0,0,0.549306144,0,0,0,0.34657359,0,0,0,0,0,0,0,0,0,0,0,0,0,0,0,1.662296124,6,0.927744268,0.196303654,-123.0416667,37.65833333,CENTRAL,RREAS,304,108,Farallones Outside,Y,3,YES,4.420507155,0.299736427,-0.291938609,-0.278942322,0.460089188,NA,-0.088963124,0.018987474,0.223094171,0.238195622,0.770959,0.007497882,0.8184818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154,2003,154,0,0,0,0.998577425,0,0,0,0,0,5.011641182,0,0,0,0,0,0,0,0,0,0,0,0,0,0.366204096,0,0,0.366204096,0,0,0,0,0,0.23104906,0,0,0,0,0,0,0.366204096,0,0,0,0,0,0,1.089490837,6,0.608055848,0.27272225,-123.2083333,37.65833333,CENTRAL,RREAS,304,1301,Farallones Outside,Y,1,YES,7.339879956,-0.114748998,-0.429589186,-0.565251413,0.619776825,1.141752577,0.026110278,-0.269189769,-0.159516987,0.313884868,0.521711,0.014132943,0.7565128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156,2003,156,0,0,0,0.998577425,0.366204096,0,0,0,0.23104906,0,0,0.23104906,0,0,0,0,0,0,0,0,0,0,1.155245301,0,0,0,0.23104906,0,0.46209812,0,1.18511602,0,0.46209812,0,0,0,0,0,0,0,0,0,0,0,0,0,1.997034153,9,0.908888952,0.391993677,-123.1383301,37.74333496,CENTRAL,RREAS,304,91,Farallones Outside,Y,3,YES,5.322486263,0.576469194,0.37265291,0.392413345,0.900799586,NA,0.094350179,-0.102622562,0.024623421,0.149500273,0.622862,0.052103617,0.9201421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160,2003,160,0,0,0,0.828302217,0.23104906,0.23104906,0,0,0,1.635091593,0,0.46209812,0,0,0,0,0,0,0,0,0,0,0.693147181,0.23104906,0.23104906,0,0.46209812,0,0.23104906,0,1.290400337,0,0,0,0,0,0,0,0,0,0,0,0,0,0,0,2.133753063,11,0.889843805,0.238753548,-123.3166667,37.88333333,CENTRAL,RREAS,304,91,Farallones Outside,Y,3,YES,6.526382869,0.141942434,-0.450286461,-0.389388022,0.523197524,6,0.044073123,-0.147666876,-0.058438099,0.167273146,0.660268,0.075203301,0.7946657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162,2003,162,0,0,0,0.804718956,0.34657359,0,0.34657359,0,0,5.095759782,0,0,0,0,0,0,0,0,0.34657359,0,0,0,0,0.34657359,0,0,0.549306144,0,0,0,0,0.34657359,0,0,0,0,0,0,0,0.549306144,0,0,0,0,0,0,1.522378831,9,0.692864114,0.20618698,-123.5,37.88333333,CENTRAL,RREAS,304,1328,Farallones Outside,Y,1,YES,8.731958978,-0.110539357,-0.34454681,-0.513314944,0.533890526,1.382718903,0.057047204,-0.020328802,0.032364151,0.07922794,0.652161,0.075824223,0.813407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165,2003,165,0,0,0,2.466524291,1.242453325,0.447939867,0,0,0,0.549306144,1.163490088,0.748933068,0,0,0,0,0,0.549306144,0,0,0,0,2.225409733,1.242453325,0.274653072,0,0.402359478,0,0.823959217,0,1.965046264,0,0.549306144,0,0,0,0.274653072,0,0,0,0,0.173286795,0,0.850299345,0,0,2.593288289,17,0.915316793,0.247147815,-123,38.16666667,CENTRAL,RREAS,304,55,Point Reyes,Y,5,YES,15.94937937,-0.218650446,0.525252148,0.106425409,0.678089017,13,0.051097757,-0.109872747,-0.091719302,0.155041917,0.682206,0.158579938,0.8637728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167,2003,167,0,0,0,1.678984201,0.23104906,0.46209812,0,0,0.23104906,1.707987993,0,0,0,0,0,0,0,0,0,0,0,0,0.828302217,0.23104906,0,0,0,0,0,0,0.46209812,0,0.366204096,0,0,0,0.23104906,0,0,0,0,0,0,0,0,0,1.98647593,10,0.86271516,0.202640354,-123.1666667,38.16666667,CENTRAL,RREAS,304,91,Point Reyes,Y,4,YES,6.429870988,0.196790464,-0.121160241,-0.442817531,0.475802559,3,0.049404205,-0.076325463,0.025581545,0.101012284,0.656452,0.058564252,0.8470298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170,2003,170,0,0,0,1.110734837,0.46209812,0,0.23104906,0,0,3.335047069,0,0,0,0,0,0,0,0,0,0,0,0,0.46209812,0.23104906,0,0,0,0,0,0,0.693147181,0,0.366204096,0,0,0,0,0,0,0,0,0.366204096,0,0,0,0,1.740462058,9,0.792118018,0.157182917,-123.3666667,38.16666667,CENTRAL,RREAS,304,183,Point Reyes,Y,4,YES,7.25763164,0.059777675,-0.163124784,-0.471015176,0.451690524,4,0.112090034,-0.09099104,-0.00683486,0.153457394,0.561522,0.066078653,0.7611468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171,2003,171,0,0,0,0.549306144,0,0,0,0,0,4.049017378,0,0,0,0,0,0,0,0,0,0,0,0,0,0,0,0,0,0,0,0,0,0,0,0,0,0,0,0,0,0,0,0,0,0,0,0,0.365843533,2,0.527796844,0.383691475,-123.4833333,38.16666667,CENTRAL,RREAS,304,400,Point Reyes,Y,4,YES,4.598323522,0.074241654,-0.516193174,-0.644579408,0.739598264,1.34965035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3_237,2003,237,0,0,0,2.071567363,0.549306144,0,0,0,0.549306144,0.693147181,0,0.34657359,0,0,0,0,0,0,0,0,0,0,1.198947636,0,0.549306144,0,1.935600505,0,0.34657359,0,0.549306144,0,0,0,0,0,0,0,0,0,0,0,0,0,0,0,2.093970604,10,0.909399484,0.108925074,-122.8316732,37.59666748,CENTRAL,RREAS,304,74,Gulf of the Farallones,Y,2,YES,8.789634444,-0.058285479,-0.14054319,0.175930077,0.21264184,8,0.059570021,-0.061925639,-0.014850826,0.095043958,0.594681,0.116078226,0.9278207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09,2004,109,0.23104906,0,0,1.683285336,0.597253156,0,0.597253156,0,0.23104906,5.197905756,0,0,0,0,0.23104906,0,0,0.23104906,0,0,0,0,0.924196241,0.693147181,0.46209812,0,3.409753297,0,0.23104906,0,0,0,0.9026834,0,0,0,0.366204096,0.23104906,0,0.46209812,0,0.366204096,0,0,0,0,2.301617486,18,0.796304848,0.08930666,-122.0333333,36.58333333,CENTRAL,RREAS,403,608,Monterey Bay Outside,Y,2,YES,17.04837632,-0.376675456,-0.037161014,-0.293530592,0.425258964,3.386502317,0.036725665,0.018096167,-0.072487024,0.088123717,0.631312,0.275454277,0.8878143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10,2004,110,0,0,0,0.767528364,0.366204096,0,0.693147181,0,0,3.065549015,0.597253156,0,0,0,0.23104906,0,0,0.23104906,0,0,0,0,0.732408192,0,0.23104906,0,1.531706617,0,0,0,0,0,0,0,0,0,0.46209812,0,0,0.23104906,0,0.23104906,0.23104906,0,0,0,2.226742323,14,0.843764057,0.085920015,-122.175,36.58333333,CENTRAL,RREAS,403,2304,Monterey Bay Outside,Y,1,YES,9.602189103,-0.136020557,-0.17361162,-0.355598091,0.337392264,2.861120466,0.020013587,0.06893471,-0.026374414,0.080552308,0.636865,0.163392901,0.836319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12,2004,112,0,0,0,0.173286795,0.659764332,0,0,0,0,0.34657359,0,0,0,0,0,0,0,0.173286795,0,0,0,0,0.519860385,0,0.173286795,0,0.274653072,0,0,0,0.173286795,0,0.173286795,0,0,0,0.447939867,0,0,0,0,0.173286795,0,0,0,0,2.260465221,11,0.942686859,0.357498582,-121.9466634,36.65500081,CENTRAL,RREAS,403,73,Monterey Bay Inside,Y,3,YES,3.288512018,0.667330051,-0.294252025,-0.25481695,0.769602816,NA,-0.079511591,-0.133358989,-0.034349902,0.152503043,0.551698,0.037813328,0.826717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13,2004,113,0,0,0,2.30524115,1.595830581,0,1.499936557,0.46209812,0,6.233032845,0,0,0,0,0,0,0,0.46209812,0,0,0,0,0.767528364,0,0.767528364,0,3.693390459,0,0,0,0,0,0.46209812,0,0,0,0.597253156,0,0,0.366204096,0,0.648636716,0,0.366204096,0.23104906,0,2.218148174,15,0.819093984,0.074431694,-122.05,36.64666748,CENTRAL,RREAS,403,900,Monterey Bay Outside,Y,2,YES,20.45812981,-0.403238974,0.060800839,-0.18668614,0.424438561,2.42845654,0.039815891,-0.029245754,-0.023694356,0.063110593,0.610192,0.133472462,0.8717824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14,2004,114,0,0,0,1.363830279,0.997246012,0,0,0,0,1.175120091,0.274653072,0,0,0.173286795,0,0.173286795,0,0,0,0,0,0,0,0.173286795,0,0,0.34657359,0.173286795,0,0,0.621226662,0,0.274653072,0,0,0,0.575646273,0,0,0,0,0.274653072,0,0.519860385,0,0,2.382663624,14,0.902846237,0.110502136,-121.8666667,36.76666667,CENTRAL,RREAS,403,73,Monterey Bay Inside,Y,3,YES,7.11660969,0.258452967,-0.083055007,-0.042765779,0.308546202,6,0.083103548,-0.035634578,-0.041871672,0.108984833,0.684418,0.177240524,0.8405126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15,2004,115,0,0,0,1.382357272,0.402359478,0,0.274653072,0,0.693147181,0.659764332,0.402359478,0,0,0.173286795,0,0.34657359,0,0.173286795,0,0,0,0,0,0,0,0,0.978005751,0,0.173286795,0,0,0.173286795,0,0,0,0,0.549306144,0,0,0,0,0.173286795,0,0.402359478,0,0,2.481880656,15,0.916482288,0.140400154,-121.9083333,36.70833333,CENTRAL,RREAS,403,91,Monterey Bay Inside,Y,2,YES,6.957319753,0.270077727,-0.02135633,-0.00300782,0.333558763,8,0.083611456,0.001755921,-0.059553789,0.111817928,0.672288,0.283960993,0.8639130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16,2004,116,0,0,0,2.276244964,1.209070477,0,0.922219864,0.173286795,0.519860385,5.14466681,0,0,0,0.519860385,0,0.34657359,0,0.173286795,0,0,0,0,0.34657359,0.173286795,0.173286795,0,1.329529998,0,0,0,0,0.173286795,0.274653072,0,0,0,0.173286795,0,0,0,0,0,0,0.173286795,0,0,2.154440864,17,0.760422939,0.031050024,-121.9766602,36.73999837,CENTRAL,RREAS,403,287,Monterey Bay Inside,Y,2,YES,14.1022607,-0.157630939,0.012236288,-0.235420242,0.261688764,2.720740708,0.052163265,-0.009524183,-0.035768181,0.073202262,0.612065,0.186272492,0.9153973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17,2004,117,0,0,0,1.983547518,1.595830581,0,0.597253156,0.23104906,0.23104906,3.731512244,0,0,0,0,0,0.23104906,0,0,0.23104906,0,0,0,1.416165081,0.366204096,0.767528364,0,3.504671235,0,0,0,0,0.23104906,0.597253156,0,0,0,0.732408192,0,0,0,0,0.536479304,0,0.23104906,0,0,2.373753289,17,0.837830586,0.023627144,-122.1083333,36.7,CENTRAL,RREAS,403,1920,Monterey Bay Outside,Y,2,YES,17.21514729,-0.312961629,0.047805976,-0.160410462,0.335423336,5.868600388,0.083703121,-0.025281059,-0.02629176,0.10177456,0.600532,0.174805978,0.9318966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19,2004,119,0,0.173286795,0,1.825792513,0.693147181,0,0.34657359,0,0.34657359,0.967800253,0.173286795,0,0,0.274653072,0,0.173286795,0,0,0,0,0,0,0.173286795,0.274653072,0.173286795,0,0.519860385,0,0,0,0.173286795,0,0.519860385,0,0,0,0.173286795,0,0,0,0,0,0,0.978005751,0,0,2.508972675,17,0.885557086,0.112310348,-121.9833333,36.84666748,CENTRAL,RREAS,403,91,Monterey Bay Inside,Y,3,YES,7.959927359,0.245843992,0.071666697,-0.085194621,0.352294528,5,0.112601338,-0.011234176,-0.053027656,0.135161872,0.70175,0.276552521,0.8656884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23,2004,123,0,0,0,2.515218961,0.895879735,0,1.242453325,0,0.549306144,2.441400961,0.693147181,0.693147181,0,0.549306144,0,0,0,0.34657359,0,0,0,0,1.039720771,0,1.151292546,0,1.903331245,0,0.549306144,0,1.039720771,0,0.895879735,0,0,0,1.039720771,0.549306144,0,0,0,0.34657359,0,0.895879735,0,0,2.785011022,19,0.945854386,0.062051438,-122.2916667,36.98333333,CENTRAL,RREAS,403,82,Davenport,Y,2,YES,19.33716467,-0.29473886,0.193414917,-0.153158108,0.412594415,16.16122033,0.072650684,-0.000569369,-0.069965039,0.10882559,0.716145,0.297397439,0.8572836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24,2004,124,0,0,0,2.644133515,1.039720771,0,1.242453325,0.34657359,0.549306144,3.532379514,0,0,0,0.34657359,0,0,0,0.804718956,0,0,0,0,1.732867951,1.098612289,2.047172281,0,1.903331245,0,0,0,1.242453325,0,0,0,0,0,0.549306144,0,0,0,0,0.693147181,0,0.34657359,0.34657359,0,2.588757996,17,0.913717798,0.073303573,-122.375,36.98333333,CENTRAL,RREAS,403,128,Davenport,Y,2,YES,20.465897,-0.381562655,0.119661414,-0.195992178,0.438607349,9.137085993,0.041815264,-0.003056755,-0.01159886,0.054697877,0.581975,0.129210406,0.8635592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25,2004,125,0,0,0,2.564949357,0.549306144,0.34657359,1.609437912,0,1.319528665,4.322705245,0,0,0,0.693147181,0,0,0,0.895879735,0,0,0,0,0.895879735,0,1.319528665,0,2.012675845,0,0,0,0.549306144,0.34657359,0,0,0,0,0.693147181,0,0,0.34657359,0,0.693147181,0,0.34657359,0,0,2.53164633,17,0.89355989,0.076953943,-122.425,36.98333333,CENTRAL,RREAS,403,446,Davenport,Y,2,YES,19.50493335,-0.375512858,0.079449661,-0.237529531,0.431474733,9.086208604,0.003408064,0.014934525,0.010451106,0.024879644,0.681661,0.0879904,0.8779253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26,2004,126,0,0.23104906,0,2.121009368,0.46209812,0,1.826879641,0,0,5.581267822,0,0.23104906,0,0,0,0,0,0,0,0,0,0,0.597253156,0,0.23104906,0,1.059351277,0,0,0,0.366204096,0,0,0,0,0,0.23104906,0,0,0,0,0.23104906,0,0,0,0,1.846776421,12,0.743197255,0.091996405,-122.5916667,36.98333333,CENTRAL,RREAS,403,432,Davenport,Y,1,YES,13.16930878,-0.204241729,-0.024909925,-0.363491788,0.3747824,1.72168595,0.081890825,-0.010677472,0.024517181,0.097798182,0.604172,0.110893231,0.8440256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27,2004,127,0,0,0,0.767528364,0,0,1.460675545,0,0.23104906,6.722458459,0,0,0,0,0,0,0,0,0.23104906,0,0,0,0.693147181,0.23104906,0,0,0.924196241,0,0.23104906,0,0.366204096,0.366204096,0.879685777,0,0,0,0.597253156,0,0.23104906,0,0,0,0,0,0,0,1.917647219,14,0.726640789,0.237303751,-122.7583333,36.98333333,CENTRAL,RREAS,403,1045,Davenport,Y,1,YES,13.93259822,-0.313924629,0.004708354,-0.64130291,0.672792406,1.474217462,0.036028874,-0.015402025,-0.066673089,0.082272801,0.65884,0.229204935,0.8801551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31,2004,131,0,0,0,2.705823026,1.700598691,0,1.700598691,0,1.098612289,3.107304049,0.693147181,0,0,1.039720771,0,1.039720771,0,0.34657359,0,0,0,0,0.34657359,0,0,0.34657359,0.895879735,0,0.549306144,0,0,0,0.34657359,0,0,0,0.34657359,0,0,0,0,0,0,0.895879735,0,0,2.516769135,16,0.907732383,0.065722401,-122.5666667,37.275,CENTRAL,RREAS,403,82,Pescadero,Y,1,YES,17.15945903,-0.127337589,0.231138527,-0.195285615,0.390139905,9.958618442,0.069323979,0.001843335,-0.091746703,0.121484935,0.711793,0.377582346,0.8631849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32,2004,132,0,0,0,1.151292546,1.039720771,0,1.666102255,0,0.34657359,1.47221949,0,0,0,0.693147181,0,0,0,0,0,0,0,0,0.34657359,0,0.34657359,0,1.151292546,0,0,0,0,0,0.549306144,0,0,0,0.34657359,0,0,0,0,0.34657359,0,0,0,0,2.313750201,12,0.931121266,0.014145195,-122.65,37.275,CENTRAL,RREAS,403,95,Pescadero,Y,1,YES,9.455948885,0.060251915,0.108576885,-0.14297795,0.271505902,7,0.05235824,-0.035259117,0.008066744,0.073554775,0.734041,0.094657793,0.9137669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33,2004,133,0,0,0,0.972955075,0,0,0.895879735,0,0.549306144,2.393745871,0,0,0,0.34657359,0,0,0,0,0.549306144,0,0,0,0.693147181,0.34657359,0.549306144,0,0.972955075,0,0,0,0,0,0.34657359,0,0,0,0,0,0,0.34657359,0,0.34657359,0,0,0,0,2.353489606,13,0.917557648,0.12641971,-122.8166667,37.275,CENTRAL,RREAS,403,184,Pescadero,Y,1,YES,9.30946932,-0.072773579,0.000133581,-0.449607933,0.431158551,8,0.07156579,-0.03744377,-0.00942167,0.091523496,0.666826,0.12200958,0.8865965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34,2004,134,0,0,0,1.354025101,0,0,1.039720771,0,0,7.360652801,0.34657359,0,0,0,0,0,0,0,0,0,0,0,1.700598691,1.416606672,0,0,0.549306144,0,0.693147181,0,0.34657359,0.34657359,0.895879735,0,0,0,0,0,0,0.693147181,0,0.34657359,0.34657359,0,0,0,2.068887788,14,0.783949331,0.261304678,-122.9833333,37.275,CENTRAL,RREAS,403,518,Pescadero,Y,1,YES,17.43595223,-0.405813109,0.092378367,-0.624231487,0.719928683,1.958664238,0.103196198,-0.043289278,-0.066882797,0.139070414,0.640326,0.223925172,0.7802438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35,2004,135,0,0,0,0,0,0,0.693147181,0,0,4.189654742,0,0,0,0,0,0,0,0,0,0,0,0,0.693147181,0,0,0,0.693147181,0,0,0,0,0,0,0,0,0,0,0,0,0,0,0,0,0,0,0,0.999780638,4,0.721187984,0.33742304,-123.15,37.275,CENTRAL,RREAS,403,950,Pescadero,Y,1,YES,6.269096284,-0.139176596,-0.275704967,-0.773284199,0.760869647,3.20588235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38,2004,138,0,0,0,2.112763347,1.343819602,0,2.264297298,0,0.722592939,1.683350473,0,2.292223296,0,0,0.447939867,0.274653072,0,0,0,0,0,0,1.609437912,1.638483351,1.996541215,0,1.978014222,0,1.006337923,0,0.997246012,0.447939867,1.912423156,0,0,0,0.34657359,0,0,0,0,0.447939867,0,0.519860385,0,0,2.773123183,19,0.941817,0.150520201,-122.9083333,37.7,CENTRAL,RREAS,403,55,Gulf of the Farallones,Y,2,YES,24.0424374,-0.368524286,0.368695271,-0.176096596,0.59755314,11.6556426,0.072967121,0.018913959,-0.06975399,0.110690694,0.705406,0.292859271,0.8801329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39,2004,139,0,0,0,3.258317459,0.722592939,0.34657359,1.209070477,0.173286795,0.173286795,2.089432104,0,1.572892285,0,1.06916653,0,0.447939867,0,0.173286795,0,0,0,0,1.170532807,1.262464002,0.621226662,0.173286795,0.794513458,0,1.1077042,0,0.833051128,0,1.343819602,0,0,0,0.621226662,0,0,0,0,0,0,0,0,0,2.7292735,20,0.911053724,0.134263652,-122.8666667,37.79166667,CENTRAL,RREAS,403,55,Gulf of the Farallones,Y,2,YES,19.16367095,-0.242727102,0.317057904,-0.257829878,0.524125293,11.00775841,0.051119953,-0.007216546,-0.087370679,0.106762612,0.603986,0.317154035,0.9172478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52,2004,152,0,0,0,1.386294361,0,0,3.258096538,0,0.693147181,3.17805383,0,0,0,0,0,0,0,0,1.609437912,0,0,0,0,0,1.609437912,0,1.791759469,0,0,0,1.098612289,0,1.098612289,0,0,0,0,0,0,0,0,0,0,0.693147181,0,0,2.173858529,10,0.944094353,0.209787458,-123.0416667,37.65833333,CENTRAL,RREAS,403,108,Farallones Outside,Y,2,YES,16.41659896,-0.364971602,0.230971735,-0.481177312,0.647702102,9.238546531,0.068753834,-0.035396109,-0.004302206,0.087824816,0.730717,0.113403853,0.8913549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54,2004,154,0,0,0,2.215408399,1.098612289,0,2.238668407,0,0,6.620325587,0.34657359,0,0,0,0.34657359,0,0,0,0,0,0,0,1.589026915,0.693147181,1.647918433,0,1.445185879,0,0,0,0.34657359,0,1.282474679,0,0,0,0.804718956,0,0,0.549306144,0,0,0,0,0.34657359,0,2.312636837,15,0.853985745,0.110485251,-123.2083333,37.65833333,CENTRAL,RREAS,403,1301,Farallones Outside,Y,1,YES,21.57108723,-0.392643474,0.140067476,-0.308171819,0.508534527,3.660093035,0.070888985,0.019843216,-0.053581546,0.099963798,0.607889,0.252622637,0.8182969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56,2004,156,0,0,0,1.319528665,0.34657359,0,1.497866137,0,0,0.34657359,0,1.416606672,0,0,0,0,0.34657359,0,0,0,0,0,1.497866137,0.549306144,0,0,1.198947636,0,0,0,0.895879735,0,0.34657359,0,0,0,0.34657359,0,0,0,0,0,0,0,0,0,2.311105633,12,0.930057014,0.212190468,-123.1383301,37.74333496,CENTRAL,RREAS,403,91,Farallones Outside,Y,2,YES,10.10886908,-0.001034851,0.475053747,-0.19552531,0.613953463,7,0.080123584,-0.025547963,-0.036406471,0.101514725,0.623357,0.180059698,0.9129379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60,2004,160,0,0,0,1.194506313,0.828302217,0,0.9026834,0,0,4.286809007,0,0,0,0,0,0,0,0,0.23104906,0,0,0,1.766105789,0.767528364,0.366204096,0,0.46209812,0,0.23104906,0,0.23104906,0,1.528322493,0,0,0,0.828302217,0,0,0,0,0,0,0.23104906,0,0,2.237565835,14,0.847865336,0.121470505,-123.3166667,37.88333333,CENTRAL,RREAS,403,91,Farallones Outside,Y,1,YES,13.85505826,-0.164459797,0.082478011,-0.459095557,0.482291919,5.103387263,0.074546021,-0.052721029,-0.025099001,0.103612178,0.618677,0.140864443,0.8457711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62,2004,162,0,0,0,0.828302217,0.23104906,0,0.46209812,0,0,5.720772266,0,0,0,0,0,0.23104906,0.23104906,0,0.46209812,0,0,0,2.344502161,2.106322705,0.944404448,0,0.366204096,0,1.261396545,0,0.732408192,0,1.521449397,0,0,0,1.654281543,0,0,0,0,0,0,0,0,0,2.280690025,15,0.842188768,0.303293439,-123.5,37.88333333,CENTRAL,RREAS,403,1328,Farallones Outside,Y,1,YES,19.09738699,-0.451490414,0.088336219,-0.686638906,0.792981407,2.181182777,0.086519016,-0.030432194,-0.061416778,0.119016712,0.486118,0.22185828,0.8518345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65,2004,165,0,0,0,0,0.693147181,1.609437912,0,0,0,0,0,0,0,1.386294361,0,1.098612289,0.693147181,0.693147181,0,0,0,0,0,0,0.693147181,0,0,0,0,0,0,0,0,0,0,0,0,0,0,0,0,0,0,0,0,0,1.882177922,7,0.967247404,0.624762488,-123,38.16666667,CENTRAL,RREAS,403,55,Point Reyes,Y,5,YES,6.866933284,0.681455943,0.769157025,-0.568419988,1.264880236,7,-0.116412512,0.326514403,0.01777943,0.344043984,0.743316,0.004432537,0.8578497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67,2004,167,0,0,0,1.386294361,0.693147181,0,1.386294361,0,0.693147181,4.727387819,0.693147181,0,0,0,0,0,0,0,0,0,0,0,0,0,0,0,0,0,0,0,0,0,0.693147181,0,0,0,0,0,0,0,0,0,0,0,0,0,1.625385021,7,0.835282055,0.143536345,-123.1666667,38.16666667,CENTRAL,RREAS,403,91,Point Reyes,Y,1,YES,10.27256526,0.041413936,0.102973317,-0.467223356,0.492594475,4.235333966,0.248177757,0.032984473,-0.006505701,0.26227529,0.666897,0.057799962,0.8951297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70,2004,170,0,0,0,2.564949357,0.693147181,0,1.386294361,0,0,2.833213344,0,0,0,0,0,0,0,0,0.693147181,0,0,0,0,0,0,0,1.098612289,0,0.693147181,0,0,0,0,0,0,0,1.098612289,0,0,0,0,0,0,0,0,0,1.927546408,8,0.926953324,0.056014702,-123.3666667,38.16666667,CENTRAL,RREAS,403,183,Point Reyes,Y,1,YES,11.06112318,-0.07482135,0.001005566,-0.238634005,0.23617281,8,0.070562521,-0.055242447,-0.008906676,0.09913075,0.722187,0.110090778,0.8845431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71,2004,171,0,0,0,0,0,0,0,0,0,7.910957383,0,0,0,0,0.693147181,0,0,0,1.098612289,0,0,0,2.197224577,3.433987204,1.098612289,0,0,0,1.945910149,0,0,0,2.63905733,0,0,0,2.079441542,0,0,0,0,0,0,0,0,0,1.942163152,9,0.883916096,0.549963186,-123.4833333,38.16666667,CENTRAL,RREAS,403,400,Point Reyes,Y,1,YES,23.09694994,-0.716061294,0.068848271,-0.939336519,1.13920705,2.074366003,0.041295511,-0.089239284,-0.138544937,0.171666099,0.513906,0.064464802,0.8194577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183,2004,183,0,0,0,1.242453325,0,0.549306144,0.895879735,0,0,0,0,0,0,0.693147181,0,0.549306144,0,0,0,0,0,0,0,0.34657359,0,0,0,0,0,0,0,0.34657359,0,0,0,0,0,0,0,0,0,0,0,1.589026915,0,0,1.945579351,8,0.935625331,0.485230273,-123.2333333,38.46666667,CENTRAL,RREAS,403,53,Fort Ross,Y,5,NO,6.212266624,0.486453344,0.856168174,0.133152228,1.121899212,6,0.154153647,0.043966305,0.136707804,0.220545765,0.614567,0.019532973,0.8065138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237,2004,237,0,0,0,0.967800253,1.170532807,0.274653072,0.447939867,0,0.447939867,0.934417405,0,1.683350473,0,0.833051128,0.274653072,0.173286795,0,0,0,0,0,0,1.242453325,0.895879735,1.170532807,0,1.280990995,0,0.549306144,0,0.519860385,0.173286795,1.572892285,0,0,0,1.41574012,0,0.34657359,0,0,0.722592939,0,0.34657359,0,0,2.915431531,22,0.943187014,0.161903793,-122.8316732,37.59666748,CENTRAL,RREAS,403,74,Gulf of the Farallones,Y,2,YES,17.44430745,-0.250014822,0.380367009,-0.18642337,0.556480598,15,0.045057521,0.021414075,-0.097599466,0.113933077,0.702966,0.379254325,0.8532485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401,2004,401,0,0,0,2.582392987,0.549306144,0,0,0,0,2.426015132,0.34657359,0,0,0,0,0,0,0,0,0,0.34657359,0,0,0,0,1.198947636,0.693147181,0,0,0.693147181,0,0.549306144,0,0,0,0,0,0,0,1.039720771,0,2.191013317,2.673553765,0,0,0,2.249404493,12,0.905226657,0.208753409,-118.2,32.71666667,SOUTH,RREAS,403,1586,San Clemente,Y,6,NO,15.28969744,-0.432507941,-0.440719089,0.174066798,0.232053213,9.017576196,-0.002164563,-0.03683991,-0.013730586,0.142460429,0.745853,0.092856192,0.8432242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402,2004,402,0,0,0,2.582392987,0.693147181,0,0,0,0.34657359,2.651652454,0.549306144,0,0,0,0,0,0,0,0,0,0,1.242453325,0,0,0,1.522261219,1.319528665,0.34657359,0,1.282474679,0,0.34657359,0,0,0,0.34657359,0,0,0,1.386294361,0,2.876286319,2.714672814,0,0,0,2.472500365,15,0.913018435,0.234256735,-118.4533366,32.71666667,SOUTH,RREAS,403,222,San Clemente,Y,6,NO,20.20676451,-0.551026974,-0.397469916,0.186124032,0.301654086,9.056498656,0.006204899,0.014536937,-0.028073215,0.145250287,0.682102,0.139340911,0.851684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403,2004,403,0,0,0,1.81879308,0,0,0,0,0,2.079441542,0,0,0,0,0,0,0,0,0,0,0,1.151292546,0,0,0,1.609437912,0.804718956,0,0,0.693147181,0,0.34657359,0,0,0,0.693147181,0,0,0,1.039720771,0.34657359,2.931815588,2.302585093,0,0,0,2.303660808,12,0.927060997,0.336953145,-118.7483398,32.71666667,SOUTH,RREAS,403,1253,San Clemente,Y,6,NO,15.81724703,-0.577522094,-0.605809259,0.180510589,0.44084364,8.36405503,-0.075413993,-0.060503423,-0.020524575,0.089275092,0.771259,0.049070969,0.8468372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404,2004,404,0,0,0,2.197224577,1.386294361,0,0,0,0,2.564949357,0,0,0,0,0,0,0.693147181,0,0,0,0,0,0,0,0,2.197224577,1.791759469,0.693147181,0,0.693147181,0,0,0,0,0,0,0,0,0,0.693147181,0,0.693147181,2.944438979,0,0,0,2.245280601,11,0.936354383,0.160895868,-119.0166667,32.71666667,SOUTH,RREAS,403,777,San Clemente,Y,6,NO,16.54762722,-0.420438801,-0.35266725,0.169502593,0.180927597,10.23467906,-0.129365925,-0.077061417,-0.073679004,0.092783432,0.690682,0.042883459,0.9123157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411,2004,411,0,0,0,1.319528665,0.693147181,0,0,0,0,1.945910149,0,0,0,0,0,0,0,0,0,0,0,0,0,0,0,0.34657359,1.856786033,0,0,0.895879735,0,0.34657359,0,0,0,0,0,0,0,0.895879735,0,0.34657359,1.354025101,0,0.34657359,0,2.211035968,11,0.922073268,0.127754558,-119.2866699,33.68999837,SOUTH,RREAS,403,892,San Nicolas,Y,6,NO,10.34745096,-0.202774941,-0.439970062,0.076357624,0.252620701,6.609280541,-0.090640377,-0.073543097,-0.007876991,0.091663125,0.788285,0.03811036,0.8751342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412,2004,412,0,0,0,0.549306144,0,0,0,0,0,2.671167126,0,0,0,0,0,0,0,0,0,0,0,0,0,0,0,0.34657359,0.549306144,0,0,0,0,0,0,0,0,0,0.34657359,0,0,0.895879735,0,0.804718956,1.151292546,0,0,0,1.836699577,8,0.883265259,0.28455111,-119.4483398,33.58666585,SOUTH,RREAS,403,1874,San Nicolas,Y,6,NO,7.314817833,-0.228511798,-0.670671743,-0.329113528,0.707254436,6,-0.147467663,-0.131947521,-0.006751264,0.136045606,0.779783,0.018049237,0.8389236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413,2004,413,0,0,0,1.791759469,1.098612289,0,0,0,0,3.526360525,0,0,0,0,0,0,0,0,0,0,0,0,0,0,0,0,1.098612289,0,0,0,0,0,0,0,0,0,0,0,0,1.791759469,0,0,0.693147181,0,0,0,1.653961351,6,0.923092547,0.085858954,-119.6049967,33.48666585,SOUTH,RREAS,403,775,San Nicolas,Y,1,NO,10.00025122,-0.105801083,-0.333791824,-0.107675941,0.414380362,6,-0.018235435,-0.385008669,-0.211294014,0.445687091,0.752278,0.000216167,0.7556521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422,2004,422,0,0,0,0,0,0,0,0,0,3.289625606,0,0,0,0,0,0,0,0,0,0,0,0,0,0,0,0,0,0.34657359,0,0,0,0,0,0,0,0,0,0,0,0,0,0,0,0,0,0,0.314658658,2,0.45395321,0.534576518,-120.3,34.31833496,SOUTH,RREAS,403,380,San Miguel,Y,4,NO,3.636199196,0.04150909,-0.599127107,-0.832807462,1.185349928,1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423,2004,423,0,0,0,0,1.791759469,0,0,0,0,0.693147181,0,0,0,0,0,0,0,0,0,0,0,0,0,0,0,0,0,0,0,0,0,0,0,0,0,0,0,0,0,0,0,0,0,0,0,0,0.591952197,2,0.854000339,0.390653682,-120.4716634,34.17666829,SOUTH,RREAS,403,122,San Miguel,Y,3,NO,2.48490665,0.736019403,-0.21116536,-0.251649117,1.14309814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424,2004,424,0,0,0,0,1.791759469,0,0,0,0,2.944438979,0,0,0,0,0,0,0,0,0,0,0,0,0,0,0,0,0,0,0,0,0,0.693147181,0,0,0,0,0,0,0,0,0,0,0,0,0,0,0.960486133,3,0.874269502,0.276977884,-120.5783366,34.06999919,SOUTH,RREAS,403,190,San Miguel,Y,4,NO,5.429345629,0.098793616,-0.355082682,-0.564041272,0.914549865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441,2004,441,0,0,0,1.098612289,1.386294361,0,0,0,0,0,0,0.693147181,0,0,0,0,0,0.693147181,0,0,0,0,0,0,0,0,1.945910149,0,0,0,0,0,0,0,0,0,0,0,0,0,0,0,0,0,0,0,1.529849114,5,0.950547518,0.182590347,-121.3633301,35.70333252,CENTRAL,RREAS,403,60,Piedras Blancas,Y,2,NO,5.81711116,0.115591135,-0.150170766,0.461038196,0.523552868,5,-0.142808641,-0.382000617,-0.132985861,0.424078364,0.517469,1.75394472464154e-05,0.8847666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442,2004,442,0,0,0,1.386294361,0.693147181,0,0,0,0,1.791759469,0.693147181,0,0,0,0,0,0,1.386294361,0,0,0,0,0,0,0,0,2.079441542,0,0,0,0,0,0,0,0,0,0,0,0,0,0,0,0,0,0,0,1.713978918,6,0.956588958,0.094129115,-121.4299967,35.70333252,CENTRAL,RREAS,403,167,Piedras Blancas,Y,1,NO,8.030084094,-0.003432319,-0.326783508,-0.002402857,0.218280546,6,-0.133551454,-0.118233543,0.116402557,0.206158621,0.612191,0.010583271,0.7966150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443,2004,443,0,0,0,1.945910149,0,0,0,0,0,2.197224577,0,0,0,0,0,0,0,0,0,0,0,0,0,0,0,0,0.693147181,0,0,0,0,0,0,0,0,0,0.693147181,0,0,0,0,0,0,0,0,0,1.254883902,4,0.905205759,0.147414798,-121.5083333,35.70333252,CENTRAL,RREAS,403,557,Piedras Blancas,Y,1,NO,5.529429088,0.021973788,-0.446436909,-0.175997372,0.366364798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444,2004,444,0,0,0,0,0,0,0,0,0,0,0,0,0,0,0,0,0,0,0,0,0,0,0,0,0,0,0,0,0,0,0.693147181,0,0,0,0,0,0.693147181,0,0,0,0,0,0,0,0,0,0.693147181,2,0.999992787,0.885834413,-121.7,35.70333252,CENTRAL,RREAS,403,885,Piedras Blancas,Y,5,NO,1.386294361,-0.598961511,-0.814126725,-1.363425776,1.5986864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445,2004,445,0,0,0,0,0,0,0,0,0,0,0,0,0,0,0,0,0,0,0,0,0,0,0,0,0,0,0.693147181,0,0,0,0,0,0,0,0,0,0,0,0,0,0,0,0,0,0,0,0,1,0,0.75872484,-121.8666667,35.70333252,CENTRAL,RREAS,403,1050,Piedras Blancas,Y,3,NO,0.693147181,0.565427843,-1.20321936,0.324308443,1.29942971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453,2004,453,0,0,0,3.447841349,1.700598691,0,0.549306144,0,0,1.892094817,0,0,0,0,0,0,0.34657359,0,0,0,0,0,0,0.895879735,0.895879735,0,0.34657359,0,0.34657359,0,0,0,0.693147181,0,0,0,0.34657359,0,0,0,0,0,0,0,0,0,2.078780048,11,0.866918286,0.064267502,-123.3866699,38.46666667,CENTRAL,RREAS,403,115,Fort Ross,Y,1,NO,11.46104201,-0.059143588,0.089488789,-0.051820099,0.206124113,6.278610866,0.067981679,-0.034041179,-0.031535743,0.091627998,0.756402,0.151287174,0.9016912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454,2004,454,0,0,0,1.497866137,0.34657359,0,0,0,0,6.549323169,0.34657359,0,0,0,0,0,0,0,0.34657359,0,0,0,1.935600505,3.64718865,0,0,0,0,3.01534263,0,1.242453325,0,1.242453325,0,0,0,0.549306144,0,0,0.34657359,0,0.34657359,0,0,0,0,2.101278958,13,0.819227998,0.360370102,-123.7099935,38.46666667,CENTRAL,RREAS,403,910,Fort Ross,Y,2,NO,21.41240184,-0.506391409,0.094707692,-0.729786893,0.858395504,3.874210576,0.106645566,-0.115819239,-0.083462097,0.184473113,0.560117,0.14399084,0.8341196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455,2004,455,0,0,0,1.242453325,0.34657359,0,0,0,0,3.263978959,0,0,0,0,0,0,0,0,0,0,0,0,0,0,0.34657359,0,0,0,0,0,0,0,0,0,0,0,0.34657359,0,0,0.34657359,0,0,0,0,0,0,1.322003505,6,0.737823518,0.180959496,-124.0583333,38.46666667,CENTRAL,RREAS,403,3263,Fort Ross,Y,4,NO,5.892726645,0.063670953,-0.402818356,-0.372969367,0.457388263,2,-0.128915857,-0.157212427,0.230448122,0.303245188,0.73782,0.001787765,0.7485441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461,2004,461,0,0,0,0,2.079441542,0.693147181,0,0,0,0,0,0,0,0,0,0,0,0,0,0,0,0,0,0,1.386294361,0,0,0,0,0,0.693147181,0.693147181,0,0,0,0,0,0,0,0,0,0,0,0,0.693147181,0,1.676987774,6,0.935943827,0.494720414,-123.7833333,39.13333333,CENTRAL,RREAS,403,73,Navarro,Y,5,NO,6.238324625,-0.279158685,0.346934056,0.931732496,1.096312917,6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463,2004,463,0,0,0,3.17805383,0,0,0,0,0,8.173857455,0.693147181,0,0,0,0,0,0,0,0,0,0,0,1.945910149,3.663561646,0.693147181,0,1.098612289,0,2.48490665,0,3.044522438,0,2.48490665,0,0,0,0,0,0,0.693147181,0,0,0,0,0,0,2.1245471,11,0.886004622,0.365956468,-124,39.13333333,CENTRAL,RREAS,403,404,Navarro,Y,2,NO,28.15377265,-0.721114611,0.096000948,-0.574009562,0.887716679,2.350229991,0.053970365,-0.147970417,-0.093943087,0.185968918,0.640049,0.10587565,0.7906296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464,2004,464,0,0,0,0.693147181,0,0,0,0,0,6.421622268,0,0,0,0,0,0,0,0,0,0,0,0,0,1.945910149,0,0,0,0,0,0,1.098612289,0,0,0,0,0,0,0,0,0,0,0,0,0,0,0,1.030225306,4,0.74314913,0.429500911,-124.3166667,39.13333333,CENTRAL,RREAS,403,2153,Navarro,Y,1,NO,10.15929189,-0.32483466,-0.341956151,-0.861066432,0.900034901,1.63038618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465,2004,465,0,0,0,1.098612289,0,0,0,0,0,6.923628628,0,0,0,0,0,0,0,0,0,0,0,0,0,0,0.693147181,0,0,0,0.693147181,0,0,0,0,0,0,0,0,0,0,0,0,0,0,0,0,0,0.860739933,4,0.620891497,0.364751981,-124.6,39.13333333,CENTRAL,RREAS,403,3292,Navarro,Y,1,NO,9.408535278,-0.264238167,-0.425007329,-0.700373669,0.764881073,1.193909048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473,2004,473,0,0,0,3.044522438,1.609437912,0,2.197224577,0,0,3.583518938,0,0,0,0,0,0,0,0,0,0,0,0,1.098612289,0,0,0,0,0,0.693147181,0,1.609437912,0,0.693147181,0,0,0.693147181,0.693147181,0,0,0,0,0.693147181,0,0,0,0,2.204322987,11,0.919273738,0.123851284,-124.1083333,39.83333333,CENTRAL,RREAS,403,236,Delgada,Y,1,NO,16.60848997,-0.22689029,0.271511287,-0.294238235,0.499004986,9.050413386,0.052453683,-0.057027119,-0.014588542,0.086512011,0.770995,0.100660494,0.8399963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474,2004,474,0,0,0,3.044522438,0.693147181,0,2.995732274,0,0,7.774015077,0,0,0,0,0,0,0,0,1.386294361,0,0,0,6.621405652,5.828945618,1.791759469,1.791759469,3.737669618,0,4.532599493,0,5.717027701,1.791759469,4.094344562,0,0,0,3.044522438,0,0,0,0,0,0,0,0,0,2.552234306,15,0.94246173,0.433707004,-124.4,39.83333333,CENTRAL,RREAS,403,1600,Delgada,Y,2,NO,54.84550482,-0.890387303,0.305754097,-0.432619441,1.022177525,6.462268618,0.051664077,-0.026933947,-0.078414204,0.103215519,0.64887,0.24603265,0.7576726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475,2004,475,0,0,0,1.609437912,1.098612289,0,2.63905733,0,0,5.093750201,0,0,0,0,0.693147181,0,0,0,0.693147181,0,0,0,3.33220451,3.891820298,0.693147181,0,1.386294361,0,3.784189634,0,3.33220451,0,3.33220451,0,0,0,2.890371758,0,0,0,0,0,0,0,0,0,2.47135908,14,0.936454992,0.326528648,-124.7166667,39.83333333,CENTRAL,RREAS,403,1344,Delgada,Y,2,NO,34.46958885,-0.593157746,0.322876335,-0.531422092,0.85769572,9.141089808,0.058918005,0.011844891,-0.058653552,0.091895051,0.608653,0.228657053,0.8140064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481,2004,481,0,0,0,3.784189634,3.044522438,0,0,0,1.098612289,4.025351691,0,0,0,0,0,0,0,0,0,0,0,1.791759469,0,0,0,1.945910149,2.833213344,0,0,2.564949357,0,1.098612289,0,0,0,0,0,0.693147181,0,2.995732274,0,0.693147181,3.36729583,0,1.098612289,0,2.503414044,14,0.948601358,0.256793648,-117.75,33.01666667,SOUTH,RREAS,403,798,San Diego,Y,6,NO,31.03505541,-0.73217808,-0.223642652,0.172198084,0.466899188,10.21562035,-0.049799339,0.022221209,-0.043345237,0.092458073,0.755609,0.114419618,0.9043762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4_482,2004,482,0,0,0,3.33220451,1.609437912,0,0,0,0,4.465908119,0,0,0,0,0,0,0,0,0,0,0,1.609437912,0,0,0,0,1.945910149,0.693147181,0,2.197224577,0,0.693147181,0,0,0,0,0,0,0,1.098612289,0.693147181,1.609437912,4.189654742,0,0.693147181,0,2.362063948,13,0.920900537,0.232553199,-117.5833333,32.91666667,SOUTH,RREAS,403,865,San Diego,Y,6,NO,24.83041685,-0.639244985,-0.3115287,0.133470321,0.383470918,8.070551754,-0.063188426,-0.07608528,0.044400205,0.129864889,0.751386,0.027809401,0.8636166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03,2005,103,0,0,0,0.693147181,0,0,0,0,0,0,0,0,0,0,0,0,0,0,0,0,0,0,0,0,0,0,0,0,0,0,0,0,0,0,0,0,0,0,0,0,0,0,0,0,0,0,0,1,0,0.65081012,-122.0150065,36.3,CENTRAL,RREAS,504,102,Point Sur,Y,3,NO,0.693147181,1.041028206,-0.317960306,0.603046781,1.27851905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04,2005,104,0,0,0,0.693147181,0,0,0,0,0,1.386294361,0,0,0,0,0,0,0,0,0,0,0,0,0,0,0,0,0.693147181,0,0,0,0,0,0,0,0,0,0,0,0,0,0,0,0,0,0,0,1.039720771,3,0.946391759,0.270223347,-122.0900065,36.3,CENTRAL,RREAS,504,354,Point Sur,Y,4,NO,2.772588722,0.32740951,-0.601037134,-0.209932539,0.63821639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05,2005,105,0,0,0,0.693147181,0,0,0,0,0,0,0,0,0,0,0,0,0,0,0,0,0,0,0,0,0,0,0.693147181,0,0,0,0,0,0,0,0,0,0,0,0,0,0,0,0,0,0,0,0.693147181,2,0.999992787,0.47849642,-122.1916667,36.3,CENTRAL,RREAS,504,828,Point Sur,Y,3,NO,1.386294361,0.622722357,-0.615480099,0.473613358,0.97915665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09,2005,109,0,0,0,0.732408192,0.693147181,0,0,0,0,0.9026834,0,0,0,0,0,0,0,0,0,0,0,0,0,0,0,0,0.597253156,0,0,0,0,0,0,0,0,0,0,0,0,0.23104906,0.23104906,0,0,0,0,0,1.680450775,6,0.937876563,0.1788079,-122.0333333,36.58333333,CENTRAL,RREAS,504,608,Monterey Bay Outside,Y,3,YES,3.38759005,0.429159095,-0.389304099,-0.010895415,0.550816242,NA,-0.025707057,-0.313581253,0.028420841,0.314604747,0.708059,0.003737427,0.8481567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10,2005,110,0,0,0,0.366204096,0.23104906,0,0,0,0,0,0,0,0,0,0,0,0,0,0,0,0,0,0,0,0,0,0,0,0,0,0,0,0,0,0,0,0,0,0,0.46209812,0,0,0,0,0,0,1.061215256,3,0.965956823,0.650503068,-122.175,36.58333333,CENTRAL,RREAS,504,2304,Monterey Bay Outside,Y,3,YES,1.059351277,1.050991357,-0.556160793,0.519195042,1.30750036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12,2005,112,0,0,0,0.46209812,0.366204096,0,0,0,0,0.23104906,0,0,0,0,0,0,0,0,0,0,0,0,0,0,0,0,0,0,0,0,0,0,0,0,0,0,0,0,0,0,0,0,0,0,0,0,1.061215256,3,0.965956823,0.492982502,-121.9466634,36.65500081,CENTRAL,RREAS,504,73,Monterey Bay Inside,Y,4,YES,1.059351277,0.968051138,-0.4364502,0.137072751,1.07954766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13,2005,113,0,0,0,1.31708124,0.767528364,0,0,0,0,0,0,0,0,0,0,0,0.23104906,0,0,0,0,0,0,0,0,0,0.366204096,0,0,0,0,0,0,0,0,0,0,0,0,0.693147181,0,0,0,0,0,0,1.453660781,5,0.903209104,0.277282914,-122.05,36.64666748,CENTRAL,RREAS,504,900,Monterey Bay Outside,Y,3,YES,3.375009941,0.499045149,-0.167081546,0.441052562,0.727209701,NA,-0.104871195,-0.301776338,0.244580853,0.399764527,0.479465,0.000306577,0.7562983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14,2005,114,0,0,0,1.541657604,0.9026834,0,0,0,0,0.366204096,0.23104906,0.23104906,0,0,0,0,0,0,0,0,0,0,0,0,0,0,0,0,0,0,0,0,0,0,0,0,0.366204096,0,0,0,0,0,0,0,0,0,1.521927651,6,0.849403205,0.209415525,-121.8666667,36.76666667,CENTRAL,RREAS,504,73,Monterey Bay Inside,Y,3,YES,3.638847318,0.493094705,-0.081921262,0.230250813,0.603801718,NA,0.133373732,-0.134071183,0.11613922,0.229576804,0.647341,0.029018232,0.7093651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15,2005,115,0,0,0,0.46209812,0.46209812,0,0,0,0,0,0.536479304,0.23104906,0,0,0,0,0,0,0,0,0,0,0,0,0,0,0.46209812,0,0,0,0,0,0,0,0,0,0,0,0,0,0,0.23104906,0,0,0,0,1.741855047,6,0.972146907,0.402953124,-121.9083333,36.70833333,CENTRAL,RREAS,504,91,Monterey Bay Inside,Y,3,YES,2.384871786,0.679948891,-0.391363217,0.420974083,0.902349957,NA,0.07720796,-0.255298795,0.237461589,0.36030685,0.660123,0.001650029,0.74656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16,2005,116,0,0,0,1.229626485,0.46209812,0,0,0,0,1.059351277,0,0,0,0,0,0,0,0,0,0,0,0,0,0,0.23104906,0,0,0,0,0,0,0,0,0,0,0,0,0,0,0,0,0,0,0,0,0,1.220058688,4,0.880084722,0.210004398,-121.9766602,36.73999837,CENTRAL,RREAS,504,287,Monterey Bay Inside,Y,3,YES,2.982124942,0.497780903,-0.317429603,-0.051282296,0.58236094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17,2005,117,0,0,0,1.425555373,0.597253156,0,0,0,0,0.23104906,0,0,0,0,0,0,0,0,0,0,0,0,0,0,0,0,0.693147181,0,0,0,0,0,0,0,0,0,0,0,0,0.23104906,0,0.23104906,0,0,0,0,1.540895699,6,0.859989464,0.178739519,-122.1083333,36.7,CENTRAL,RREAS,504,1920,Monterey Bay Outside,Y,3,YES,3.409102891,0.388787395,-0.257792227,0.293482414,0.564913941,NA,-0.023020748,-0.406046275,-0.1614952,0.435950779,0.530663,0.000216167,0.8328345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19,2005,119,0,0,0,1.521449397,0.46209812,0,0,0,0.23104906,0,0.23104906,0,0,0,0,0,0,0,0,0,0,0,0,0,0,0,0,0,0,0,0,0,0,0,0,0,0,0,0,0,0,0,0,0,0,0,1.055928858,4,0.76169029,0.352592662,-121.9833333,36.84666748,CENTRAL,RREAS,504,91,Monterey Bay Inside,Y,3,YES,2.445645638,0.652119304,-0.02021327,0.458876402,0.86231027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23,2005,123,0,0,0,0.732408192,0.693147181,0,0,0,0.23104906,0,0,0,0,0,0,0,0,0,0,0,0,0,0,0,0,0,0.23104906,0,0,0,0,0,0,0,0,0,0,0,0,0,0,0,0,0,0,0,1.249410977,4,0.901257885,0.345671145,-122.2916667,36.98333333,CENTRAL,RREAS,504,82,Davenport,Y,3,YES,1.887653493,0.745994901,-0.178188198,0.307816516,0.86734930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24,2005,124,0,0,0,0.767528364,0,0,0,0,0.23104906,0,0,0,0,0,0,0,0,0,0,0,0,0,0,0,0,0,0,0,0,0,0,0,0,0,0,0,0,0,0,0,0,0,0,0,0,0,0.540936297,2,0.780400483,0.614758941,-122.375,36.98333333,CENTRAL,RREAS,504,128,Davenport,Y,3,YES,0.998577425,0.974289623,-0.26527189,0.652517157,1.24125127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25,2005,125,0,0,0,0.46209812,0.23104906,0,0,0,0,0,0.23104906,0,0,0,0,0,0,0,0,0,0,0,0,0,0,0,0,0,0,0,0,0,0,0,0,0,0,0,0,0,0,0,0,0,0,0,1.039720771,3,0.946391759,0.605410046,-122.425,36.98333333,CENTRAL,RREAS,504,446,Davenport,Y,3,YES,0.924196241,1.091435694,-0.313644175,0.458903695,1.25780558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26,2005,126,0,0,0,0.23104906,0.23104906,0,0,0,0,0.23104906,0,0,0,0,0,0,0,0,0,0,0,0,0,0,0,0,0,0,0,0,0,0,0,0,0,0,0,0,0,0,0,0,0,0,0,0,1.098612289,3,0.999996966,0.627369606,-122.5916667,36.98333333,CENTRAL,RREAS,504,432,Davenport,Y,4,YES,0.693147181,1.091336925,-0.65183782,-0.014521708,1.25960473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27,2005,127,0,0,0,0.597253156,0.597253156,0,0,0,0,0,0,0,0,0,0,0,0,0,0,0,0,0,0,0,0,0,0.23104906,0,0,0,0,0,0,0,0,0,0,0,0,0,0,0,0,0,0,0,1.023901539,3,0.931992518,0.400231668,-122.7583333,36.98333333,CENTRAL,RREAS,504,1045,Davenport,Y,3,YES,1.425555373,0.817758773,-0.269456234,0.326127869,0.9508299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31,2005,131,0,0,0,0.34657359,0,0,0,0,0,0,0,0,0,0,0,0,0,0,0,0,0,0,0,0,0,0,0,0,0,0,0,0,0,0,0,0,0,0,0,0,0,0,0,0,0,0,0,1,0,0.783723041,-122.5666667,37.275,CENTRAL,RREAS,504,82,Pescadero,Y,3,YES,0.34657359,1.076844586,-0.645653453,0.812082281,1.50477251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32,2005,132,0,0,0,1.445185879,0.549306144,0,0,0,0,0.34657359,0,0,0,0,0,0,0,0,0,0,0,0,0,0,0,0,0,0,0,0,0,0,0,0,0,0,0,0,0,0,0,0,0,0,0,0,0.920731067,3,0.838082992,0.275779474,-122.65,37.275,CENTRAL,RREAS,504,95,Pescadero,Y,3,YES,2.341065614,0.631156379,-0.187427677,0.221716497,0.72984763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33,2005,133,0,0,0,0.693147181,0,0,0,0,0,0.549306144,0,0,0,0,0,0,0,0,0,0,0,0,0,0,0,0,0,0,0,0,0,0,0,0,0,0,0,0,0,0,0,0,0,0,0,0,0.686430577,2,0.990302845,0.49047312,-122.8166667,37.275,CENTRAL,RREAS,504,184,Pescadero,Y,4,YES,1.242453325,0.842114919,-0.579434156,-0.05292365,1.00408539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34,2005,134,0,0,0,0.895879735,0,0,0,0,0,0.34657359,0,0,0,0,0,0,0,0,0,0,0,0,0,0,0,0,0.34657359,0,0,0,0,0,0,0,0,0,0,0,0,0,0,0,0,0,0,0,0.987343017,3,0.898715617,0.40846798,-122.9833333,37.275,CENTRAL,RREAS,504,518,Pescadero,Y,3,YES,1.589026915,0.64847525,-0.598398084,0.240524366,0.89129499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35,2005,135,0,0,0,0.693147181,1.386294361,0,0,0,0,0,0,0,0,0,0,0,0,0,0,0,0,0,0,0,0,0,0,0,0,0,0,0,0,0,0,0,0,0,0,1.098612289,0,0,0,0,0,0,1.061215256,3,0.965956823,0.380336596,-123.15,37.275,CENTRAL,RREAS,504,950,Pescadero,Y,3,YES,3.17805383,0.673131695,0.017231179,0.460719482,0.88534069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38,2005,138,0,0,0,0.549306144,0.895879735,0,0,0,0,0,0,0,0,0,0,0,0,0,0,0,0,0,0,0,0,0,0,0,0,0,0,0,0,0,0,0,0,0,0,0,0,0.34657359,0,0,0,0,1.026806916,3,0.934637098,0.39646156,-122.9083333,37.7,CENTRAL,RREAS,504,55,Gulf of the Farallones,Y,3,YES,1.791759469,0.813983857,-0.052281789,0.353529469,0.94787125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39,2005,139,0,0,0,0,0,0,0,0,0,0,0,0,0,1.098612289,0,0,0,0,0,0,0,0,0,0,0,0,0,0,0,0,0,0,0,0,0,0,0,0,0,0,0,1.098612289,0,0,0,0,0.693147181,2,0.999992787,0.827256675,-122.8666667,37.79166667,CENTRAL,RREAS,504,55,Gulf of the Farallones,Y,5,YES,2.197224577,0.105053061,1.209317471,0.924701066,1.64320612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54,2005,154,0,0,0,0,0.34657359,0,0,0,0,0.34657359,0,0,0,0,0,0,0,0,0,0,0,0,0,0,0,0,0,0,0,0,0,0,0,0,0,0,0,0,0,0,0,0,0,0,0,0,0.693147181,2,0.999992787,0.659138171,-123.2083333,37.65833333,CENTRAL,RREAS,504,1301,Farallones Outside,Y,4,YES,0.693147181,1.077773746,-0.640041424,-0.362076236,1.28448990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56,2005,156,0,0,0,0,0.23104906,0,0,0,0,0,0,0,0,0,0,0,0,0,0,0,0,0,0,0,0,0,0,0,0,0,0,0,0,0,0,0,0,0,0,0,0,0,0,0,0,0,0,1,0,0.849509669,-123.1383301,37.74333496,CENTRAL,RREAS,504,91,Farallones Outside,Y,4,YES,0.23104906,1.47952778,-0.562382606,-0.034628324,1.59176606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60,2005,160,0,0,0,0.23104906,0,0,0,0,0,0.366204096,0,0,0,0,0,0,0,0,0,0,0,0,0,0,0,0,0,0,0,0,0,0,0,0,0,0,0,0,0,0,0,0.23104906,0,0,0,0,1.073127609,3,0.976799881,0.671532686,-123.3166667,37.88333333,CENTRAL,RREAS,504,91,Farallones Outside,Y,4,YES,0.828302217,0.933373888,-0.896896645,-0.238742806,1.27100554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62,2005,162,0,0,0,0,0,0,0,0,0,0,0,0,0,0,0,0,0,0,0,0,0,0,0,0,0,0,0,0,0,0,0,0,0,0,0,0,0,0,0,0.23104906,0,0,0,0,0,0,0,1,0,0.990824689,-123.5,37.88333333,CENTRAL,RREAS,504,1328,Farallones Outside,Y,5,YES,0.23104906,-0.248984981,-2.026879023,0.082977602,1.92534777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70,2005,170,0,0,0,0.34657359,0.34657359,0,0,0,0,1.039720771,0,0,0,0,0,0,0,0,0,0,0,0,0,0,0,0,0,0,0,0,0,0,0,0,0,0,0,0,0,0,0,0,0,0,0,0,0.950270539,3,0.864970896,0.395790317,-123.3666667,38.16666667,CENTRAL,RREAS,504,183,Point Reyes,Y,4,YES,1.732867951,0.668859177,-0.548222054,-0.313335131,0.88252087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71,2005,171,0,0,0,0.549306144,0.549306144,0,0,0,0,0,0,0,0,0,0,0,0,0,0,0,0,0,0,0,0,0,0,0,0,0,0,0,0,0,0,0,0,0,0,0,0,0,0,0,0,0,0.693147181,2,0.999992787,0.482987635,-123.4833333,38.16666667,CENTRAL,RREAS,504,400,Point Reyes,Y,3,YES,1.098612289,0.958310074,-0.201163017,0.334002625,1.07549148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183,2005,183,0,0,0,2.48490665,0,0,0,0,0,0,0,0,0,1.386294361,0,0,0,0,0,0,0,0,0,0,0,0,0,0,0,0,0,0,0,0,0,0,0,0,0,0,0,0,0,0,0,0,0.652319768,2,0.941091705,0.469683432,-123.2333333,38.46666667,CENTRAL,RREAS,504,53,Fort Ross,Y,3,NO,3.871201011,0.350042853,0.289033883,0.814074931,1.021459611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237,2005,237,0,0,0,0.34657359,0.34657359,0,0,0,0,0,0,0,0,0,0,0,0,0,0,0,0,0,0,0,0,0,0.895879735,0,0,0,0,0,0,0,0,0,0,0,0,0,0,1.242453325,0,0,0,0,1.239734438,4,0.89427775,0.411160681,-122.8316732,37.59666748,CENTRAL,RREAS,504,74,Gulf of the Farallones,Y,3,YES,2.83148024,0.301837538,-0.623152237,0.591180192,0.8787714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401,2005,401,0,0,0,0.34657359,0.693147181,0,0,0,0,5.856486165,0,0,0.34657359,0,0,0,0,0,0,0,0,0.693147181,0,0,0.34657359,3.781859834,6.003035863,0,0,0.895879735,0,0.693147181,0,0,0,0.804718956,0.549306144,2.750629105,0,1.935600505,0,3.127875021,4.280605038,0,0,0,2.366095496,16,0.853388367,0.409486152,-118.2,32.71666667,SOUTH,RREAS,504,1586,San Clemente,Y,6,NO,33.10515868,-0.939377777,-0.423129011,-0.082704859,0.757402298,5.540668111,-0.098087632,0.008914174,-0.099107174,0.08330296,0.786166,0.116015134,0.8771289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402,2005,402,0,0,0,1.151292546,2.012675845,0,0,0,0,4.433361334,0,0,0.549306144,0,0,0,0,0,0,0,0,0.693147181,0,0,0,3.205087441,4.251749932,0.693147181,0,0.693147181,0,1.386294361,0,0,0,0.804718956,0,1.975621859,0,0.549306144,0,2.694535865,3.625672492,0,0,0,2.466080869,15,0.910647912,0.286284249,-118.4533366,32.71666667,SOUTH,RREAS,504,222,San Clemente,Y,6,NO,28.71906446,-0.774906198,-0.330624022,0.073682596,0.532424244,7.775538863,-0.098071154,0.008998118,-0.099129488,0.083337044,0.728927,0.116022195,0.8461707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403,2005,403,0,0,0,0.34657359,1.445185879,0,0,0,0,5.239685156,0,0,0.34657359,0,0,0,0,0,0,0,0,0,0,0,0,3.057946063,5.686693749,0.34657359,0,0,0,2.433767225,0,0,0,0.34657359,0,3.134548142,0,0.693147181,0,2.644133515,2.518476301,0,0,0,2.227674626,13,0.86850602,0.351289821,-118.7483398,32.71666667,SOUTH,RREAS,504,1253,San Clemente,Y,6,NO,28.23987757,-0.864136362,-0.37832505,-0.060836516,0.674958405,4.901788422,-0.107361865,0.018103858,-0.102403556,0.08348362,0.71232,0.109501602,0.8663498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404,2005,404,0,0,0,0.34657359,0,0,0,0,0,3.793148154,0,0,0.34657359,0,0,0,0,0,0,0,0,0,0,0,0,2.221325628,1.81879308,0,0,0,0,0.693147181,0,0,0,0,0,0.895879735,0,0,0,0.895879735,0.972955075,0,0,0,1.924063294,9,0.8756785,0.301745073,-119.0166667,32.71666667,SOUTH,RREAS,504,777,San Clemente,Y,2,NO,11.98427577,-0.590349031,-0.568150815,-0.266052647,0.675059365,2.103610428,-0.202881314,0.090378712,-0.163202849,0.174809641,0.81526,0.057510919,0.7764101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411,2005,411,0,0,0,1.777674031,0.34657359,0,0,0,0,4.735852068,0,0,0,0,0,0,0,0,0,0,0,0.549306144,0,0,0.34657359,1.386294361,3.170179652,0,0,0,0,0.693147181,0,0,0,0,0,1.242453325,0,0.34657359,0,2.524928004,1.666102255,0,0.34657359,0,2.224591611,13,0.867304042,0.196099237,-119.2866699,33.68999837,SOUTH,RREAS,504,892,San Nicolas,Y,6,NO,19.13223138,-0.610903853,-0.349821199,-0.033809523,0.45030395,5.791790443,-0.119364264,-0.022088197,-0.045441396,0.03633587,0.725011,0.053326408,0.8510066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412,2005,412,0,0,0,1.892094817,0.895879735,0,0,0,0,4.740183755,0,0,0,0,0,0,0,0,0,0,0,1.242453325,0,0,0,1.386294361,4.352416955,0.34657359,0,0.34657359,0,2.16536667,0,0,0,0,0,2.57952765,0,1.198947636,0,2.505317647,3.524627421,0,0,0,2.347487019,13,0.915217413,0.275204713,-119.4483398,33.58666585,SOUTH,RREAS,504,1874,San Nicolas,Y,6,NO,27.17625715,-0.754090173,-0.341772621,0.050873867,0.523050228,6.739923205,-0.105495033,-0.029348557,-0.047671247,0.050406561,0.763082,0.059478424,0.8414886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413,2005,413,0,0,0,0.693147181,0,0,0,0,0,5.85220248,0,0,0.693147181,0,0,0,0,0,0,0,0,0,0,0,0,1.609437912,2.995732274,0,0,0,0,1.945910149,0,0,0,0,0,2.48490665,0,0,0,2.564949357,1.791759469,0,0,0,2.013641731,9,0.916447382,0.348268759,-119.6049967,33.48666585,SOUTH,RREAS,504,775,San Nicolas,Y,6,NO,20.63119265,-0.804977346,-0.460500257,-0.181076468,0.709891089,5.17737668,-0.202881314,0.090378712,-0.163202849,0.174809641,0.668629,0.057510919,0.8106108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414,2005,414,0,0,0,0,0.693147181,0,0,0,0,1.098612289,0,0,0,0,0,0,0,0,0,0,0,0,0,0,0,0,1.386294361,0,0,0,0,0,0,0,0,0,0,1.098612289,0,0,0,0,0,0,0,0,1.358378418,4,0.979861137,0.281481743,-119.7633301,33.38333333,SOUTH,RREAS,504,103,San Nicolas,Y,4,NO,4.276666119,0.081083074,-0.707930306,-0.149495882,0.68991235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422,2005,422,0,0,0,1.014840813,0,0,0,0,1.245889873,4.016238945,0,0.366204096,0.23104906,0,0,0,0,0.366204096,0,0.366204096,0,0,0,0,0.23104906,1.606760522,2.796453273,0,0,0,0,0,0,0,0,0,0,2.260730685,0,0,0,1.439162705,0.23104906,0,0,0,2.179793856,13,0.84983869,0.240348626,-120.3,34.31833496,SOUTH,RREAS,504,380,San Miguel,Y,2,NO,16.17183628,-0.609756374,-0.405359124,-0.177878082,0.564506206,6.130863416,-0.034461603,0.042311538,-0.099450964,0.133181624,0.690164,0.195563624,0.8289613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423,2005,423,0,0,0,0,0.549306144,0,0,0,0.804718956,1.666102255,0,0,0,0,0,0,0,0,0,0,0,0,0,0,0,0,0.693147181,0,0,0,0,0.34657359,0,0,0,0,0,0.972955075,0,0,0,0.972955075,0,0,0,0,1.847341281,7,0.949344925,0.276610551,-120.4716634,34.17666829,SOUTH,RREAS,504,122,San Miguel,Y,4,NO,6.005758276,-0.049983052,-0.647600602,-0.32926229,0.730533955,6,-0.161195551,0.101550078,0.037194667,0.120088575,0.882136,0.023930478,0.8416237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424,2005,424,0,0,0,0,1.945910149,0,0,0,0,0,0,0,0,0,0,0,0,0,0,0,0,0,0,0,0,0,0,0,0,0,0,0,0,0,0,0,0,0,0,0,0,0,0,0,0,0,0,1,0,0.543776808,-120.5783366,34.06999919,SOUTH,RREAS,504,190,San Miguel,Y,3,NO,1.945910149,0.957815964,0.167528633,0.21285246,1.32137265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425,2005,425,0,0,0,1.098612289,1.098612289,0,0,0,0,0,0,0,0,0,0,0,0,0,0,0,0,0,0,0,0,0,0,0,0,0,0,0,0,0,0,0,0,0,0,0,0,0,0,0,0,0,0.693147181,2,0.999992787,0.305740273,-120.7116699,33.91833496,SOUTH,RREAS,504,1848,San Miguel,Y,3,NO,2.197224577,0.662231539,-0.021887363,0.283198114,0.98027478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441,2005,441,0,0,0,0.895879735,0,0,0,0,0,0,0,0,0,0,0,0,0.34657359,0,0,0,0,0,0,0,0,0,0.34657359,0,0,0,0,0,0,0,0,0,0.34657359,0,0,0,0,0,0,0,0,0,1.28051034,4,0.923691293,0.488832213,-121.3633301,35.70333252,CENTRAL,RREAS,504,60,Piedras Blancas,Y,3,NO,1.935600505,0.57584387,-0.535628512,0.647184897,1.01552064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442,2005,442,0,0,0,0.895879735,1.039720771,0,0,0,0,0.804718956,0,0,0,0,0,0,0,0,0,0,0,0,0,0,0,0,0,0,0,0,0,0,0,0,0,0,0,0,0,0.549306144,0,0,0,0,0,0,1.361591293,4,0.982178731,0.216420473,-121.4299967,35.70333252,CENTRAL,RREAS,504,167,Piedras Blancas,Y,3,NO,3.289625606,0.541857866,-0.236310712,0.02193609,0.60501874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443,2005,443,0,0,0,0.693147181,0,0,0,0,0,0,0,0,0,0,0,0,0,0,0,0,0,0,0,0,0,0,0,0,0,0,0,0,0,0,0,0,0,0,0,1.386294361,0,0,0,0,0,0,0.636514168,2,0.91828921,0.672537658,-121.5083333,35.70333252,CENTRAL,RREAS,504,557,Piedras Blancas,Y,3,NO,2.079441542,0.775249673,-0.349326361,0.977092739,1.32557108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444,2005,444,0,0,0,0,0.693147181,0,0,0,0,0,0,0,0,0,0,0,0,0,0,0,0,0,0,0,0,0,0,0,0,0,0,0,0,0,0,0,0,0,0,1.098612289,0,0,0,0,0,0,0.667319472,2,0.962731548,0.675791655,-121.7,35.70333252,CENTRAL,RREAS,504,885,Piedras Blancas,Y,3,NO,1.791759469,1.258765575,-0.019074892,0.078436604,1.31549817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453,2005,453,0,0,0,0.549306144,0.804718956,0,0,0,0,0,0,0,0,0,0,0,0,0,0,0,0,0,0,0,0,0,0,0,0,0,0,0,0,0,0,0,0,0,0,0,0,0,0,0,0,0,0.675249078,2,0.974171469,0.432828543,-123.3866699,38.46666667,CENTRAL,RREAS,504,115,Fort Ross,Y,3,NO,1.354025101,0.89154564,-0.119153194,0.303650819,0.99897670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454,2005,454,0,0,0,0,0.34657359,0,0,0,0,0.34657359,0,0,0,0,0,0,0,0,0,0,0,0,0,0,0,0,0,0,0,0,0,0,0,0,0,0,0,0,0,0,0,0,0,0,0,0,0.693147181,2,0.999992787,0.659138171,-123.7099935,38.46666667,CENTRAL,RREAS,504,910,Fort Ross,Y,4,NO,0.693147181,1.077773746,-0.640041424,-0.362076236,1.28448990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455,2005,455,0,0,0,0,0.34657359,0,0,0,0,0,0,0,0,0,0,0,0,0,0,0,0,0,0,0,0,0,0,0,0,0,0,0,0,0,0,0,0,0,0,0,0,0,0,0,0,0,0,1,0,0.789759427,-124.0583333,38.46666667,CENTRAL,RREAS,504,3263,Fort Ross,Y,4,NO,0.34657359,1.412702284,-0.432218923,-0.023245848,1.49491822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463,2005,463,0,0,0,0.549306144,0.34657359,0,0,0,0,1.868834809,0,0,0,0,0,0,0,0,0,0,0,0,0,0,0.34657359,0,0,0,0,0,0,0,0.549306144,0,0,0,0,0,0,0.34657359,0,0,0,0,0,0,1.53564975,6,0.857061647,0.275896861,-124,39.13333333,CENTRAL,RREAS,504,404,Navarro,Y,4,NO,4.007167869,0.323550303,-0.427337455,-0.463657345,0.647399912,3,-0.029613521,-0.283120776,-0.033891244,0.284833469,0.777151,0.008892701,0.8674335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464,2005,464,0,0,0,0,0.895879735,0,0,0,0,0,0,0,0,0,0,0,0,0,0,0,0,0,0,0,0,0,0,0,0,0,0,0,0,0,0,0,0,0,0,0,0,0,0,0,0,0,0,1,0,0.624327631,-124.3166667,39.13333333,CENTRAL,RREAS,504,2153,Navarro,Y,3,NO,0.895879735,1.175047888,-0.044382294,0.100456371,1.23285581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465,2005,465,0,0,0,0,0.549306144,0,0,0,0,0,0,0,0,0,0,0.34657359,0,0,0,0,0,0,0,0,0,0,0,0,0,0,0,0,0,0,0,0,0,0,0,0,0,0,0,0,0,0,0.667319472,2,0.962731548,0.69017032,-124.6,39.13333333,CENTRAL,RREAS,504,3292,Navarro,Y,3,NO,0.895879735,1.315327599,0.039462339,-0.114199541,1.37467290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473,2005,473,0,0,0,0,1.386294361,0,0,0,0,2.995732274,0.693147181,0,0,0,0,0,0,0,0,0,0,0,0,0,0,0,0,0,0,0,0,0,0,0,0,0,0,0,0,0,0,0,0,0,0,0,0.937557215,3,0.853398765,0.282685517,-124.1083333,39.83333333,CENTRAL,RREAS,504,236,Delgada,Y,4,NO,5.075173815,0.190492107,-0.285673157,-0.593877412,0.631062265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474,2005,474,0,0,0,0,2.197224577,0,0,0,0,0.693147181,0,0,0,0,0,0,0,0,0,0,0,0,0,0,0,0,0,0,0,0,0,0,0,0,0,0,0,0,0,0,0,0,0,0,0,0,0.550863666,2,0.794722546,0.390861825,-124.4,39.83333333,CENTRAL,RREAS,504,1600,Delgada,Y,3,NO,2.890371758,0.723647084,-0.161001179,-0.265420617,0.80684299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475,2005,475,0,0,0,0,0.693147181,0,0,0,0,0,0,0,0,0,0,0,0,0,0,0,0,0,0,0,0,0,0,0,0,0,0,0,0,0,0,0,0,0,0,0,0,0,0,0,0,0,0,1,0,0.665434619,-124.7166667,39.83333333,CENTRAL,RREAS,504,1344,Delgada,Y,3,NO,0.693147181,1.234873944,-0.148398172,0.082971561,1.2889702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481,2005,481,0,0,0,1.386294361,1.522261219,0,0,0,0,7.569291965,0,0,0.895879735,0,0,0,0,0,0,0,0,1.386294361,0,0,0,3.853306457,6.668519589,0,0,0.972955075,0,1.589026915,0,0,0,0,0.34657359,3.213244229,0,2.701338691,0,3.497883078,3.764165883,0,0.34657359,0,2.412662928,15,0.890922307,0.381051448,-117.75,33.01666667,SOUTH,RREAS,504,798,San Diego,Y,6,NO,39.71360874,-0.926456866,-0.332643629,0.046221745,0.684065768,4.60800162,-0.098087632,0.008914174,-0.099107174,0.08330296,0.784647,0.116015134,0.8625907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482,2005,482,0,0,0,1.242453325,1.386294361,0,0,0,0,3.284038956,0,0,0,0,0,0,0,0,0,0,0,0.549306144,0,0,0,2.012675845,4.307432109,0,0,0,0,1.319528665,0,0,0,0,0,1.242453325,0,1.700598691,0,2.780340816,2.071567363,0,0,0,2.269456539,11,0.946436529,0.220229566,-117.5833333,32.91666667,SOUTH,RREAS,504,865,San Diego,Y,6,NO,21.8966896,-0.643209139,-0.341001151,0.084005433,0.409259076,6.843448237,-0.119364264,-0.022088197,-0.045441396,0.03633587,0.761839,0.053326408,0.8529568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483,2005,483,0,0,0,2.815605891,2.727660558,0,0,0,0.34657359,4.949739766,0,0,0,0,0,0,0,0,0,0,0,0.34657359,0,0,0.34657359,0,4.513328945,0.34657359,0,0.34657359,0,0.34657359,0,0,0,0,0,1.386294361,0,0.549306144,0,2.582392987,2.255429753,0,0,0,2.226020964,14,0.843490718,0.15971193,-117.4216634,32.81666667,SOUTH,RREAS,504,555,San Diego,Y,2,NO,23.85919995,-0.601639556,-0.170321801,0.067153169,0.397292926,6.030232447,-0.038934896,0.013965533,0.021098849,0.111022087,0.720258,0.060902504,0.9047904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5_484,2005,484,0,0,0,1.791759469,1.386294361,0,0,0,1.098612289,0,0,0,0,0,0,0,0,0,0,0,0,0,0,0,0,0,0,0,0,0,0,0,0,0,0,0,0,1.386294361,0,0,0,0,0,0,0,0,1.371257495,4,0.98915141,0.281814739,-117.3333333,32.70833333,SOUTH,RREAS,504,94,San Diego,Y,2,NO,5.66296048,0.285834417,0.117400221,0.569577926,0.761485273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109,2006,109,0,0,0,0.23104906,0,0,0,0,0,0.23104906,0,0,0,0,0,0,0,0,0,0,0,0,0,0,0,0,0.23104906,0,0,0,0,0,0,0,0,0,0,0,0,0,0,0,0,0,0,0,1.098612289,3,0.999996966,0.662523237,-122.0333333,36.58333333,CENTRAL,RREAS,603,608,Monterey Bay Outside,Y,3,YES,0.693147181,0.81361945,-1.038436423,0.077631434,1.26769586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110,2006,110,0,0,0,0,0.23104906,0,0,0,0,0,0,0,0,0,0,0,0,0,0,0,0,0,0,0,0,0,0,0,0,0,0,0,0,0,0,0,0,0,0,0,0,0,0,0,0,0,0,1,0,0.849509669,-122.175,36.58333333,CENTRAL,RREAS,603,2304,Monterey Bay Outside,Y,4,YES,0.23104906,1.47952778,-0.562382606,-0.034628324,1.59176606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112,2006,112,0,0,0,0.23104906,0,0,0,0,0,0,0,0,0,0,0,0,0,0,0,0,0,0,0,0,0,0,0,0,0,0,0,0,0,0,0,0,0,0,0,0,0,0,0,0,0,0,0,1,0,0.845362901,-121.9466634,36.65500081,CENTRAL,RREAS,603,73,Monterey Bay Inside,Y,3,YES,0.23104906,0.959755996,-0.82410465,0.962139423,1.5850291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113,2006,113,0,0,0,0.23104906,0.23104906,0,0,0,0,0.648636716,0,0,0,0,0,0,0,0,0,0,0,0,0,0,0,0,0.46209812,0,0,0,0,0,0,0,0,0,0,0,0,0,0,0,0,0,0,0,1.288659913,4,0.929569957,0.419154655,-122.05,36.64666748,CENTRAL,RREAS,603,900,Monterey Bay Outside,Y,4,YES,1.572832957,0.608459835,-0.738036669,-0.166709413,0.9143229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114,2006,114,0,0,0,0.34657359,0.34657359,0,0,0,0,0.693147181,0,0,0,0,0,0,0,0,0,0,0,0,0,0,0,0,0,0,0,0,0,0,0,0,0,0,0,0,0,0,0,0,0,0,0,0,1.039720771,3,0.946391759,0.438611375,-121.8666667,36.76666667,CENTRAL,RREAS,603,73,Monterey Bay Inside,Y,4,YES,1.386294361,0.796867589,-0.546608465,-0.213909282,0.96538755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115,2006,115,0,0,0,0.895879735,0,0,0,0,0,0,0.34657359,0,0,0,0,0,0,0,0,0,0,0,0,0,0,0,0,0,0,0,0,0,0,0,0,0,0,0,0,0,0,0,0,0,0,0,0.591952197,2,0.854000339,0.587021531,-121.9083333,36.70833333,CENTRAL,RREAS,603,91,Monterey Bay Inside,Y,3,YES,1.242453325,0.920965749,-0.128589704,0.673304633,1.200539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116,2006,116,0,0,0,0.895879735,0.34657359,0,0,0,0,0,0,0,0,0,0,0,0,0,0,0,0,0,0,0,0,0,0.549306144,0,0,0,0,0,0,0,0,0,0,0,0,0,0,0,0,0,0,0,1.026806916,3,0.934637098,0.346366086,-121.9766602,36.73999837,CENTRAL,RREAS,603,287,Monterey Bay Inside,Y,3,YES,1.791759469,0.627279894,-0.381130273,0.390881299,0.84156077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117,2006,117,0,0,0,0.23104906,0.732408192,0,0,0,0,0,0,0,0,0,0,0,0,0,0,0,0,0,0,0,0,0,0.46209812,0,0,0,0,0,0,0,0,0,0.23104906,0,0,0.366204096,0,0,0,0,0,0,1.510159498,5,0.938313687,0.422396122,-122.1083333,36.7,CENTRAL,RREAS,603,1920,Monterey Bay Outside,Y,3,YES,2.022808529,0.703859057,-0.518911793,0.286401682,0.911928363,NA,-0.13558728,-0.203473237,0.236148578,0.335947326,0.361654,0.000714233,0.8201146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119,2006,119,0,0,0,0.895879735,0.549306144,0,0,0,0,0,0.34657359,0,0,0,0,0,0,0,0,0,0,0,0,0,0,0,0,0,0,0,0,0,0,0,0,0,0,0,0,0,0,0,0,0,0,0,1.026806916,3,0.934637098,0.404095064,-121.9833333,36.84666748,CENTRAL,RREAS,603,91,Monterey Bay Inside,Y,3,YES,1.791759469,0.810656501,-0.071802051,0.393961731,0.96108985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123,2006,123,0,0,0,0.804718956,0,0,0,0,0,0,0.34657359,0,0,0,0,0,0,0,0,0,0,0,0,0,0,0,0,0,0,0,0,0,0,0,0,0,0,0,0,0,0,0,0,0,0,0,0.611734491,2,0.88253995,0.607149304,-122.2916667,36.98333333,CENTRAL,RREAS,603,82,Davenport,Y,3,YES,1.151292546,0.946955541,-0.144777932,0.701436376,1.23841628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124,2006,124,0,0,0,0.34657359,0,0,0,0,0,0,0,0,0,0,0,0,0,0,0,0,0,0,0,0,0,0,0,0,0,0,0,0,0,0,0,0,0,0,0,0,0,0,0,0,0,0,0,1,0,0.783723041,-122.375,36.98333333,CENTRAL,RREAS,603,128,Davenport,Y,3,YES,0.34657359,1.076844586,-0.645653453,0.812082281,1.50477251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125,2006,125,0,0,0,0.34657359,0,0,0,0,0,0,0,0,0,0,0,0,0,0,0,0,0,0,0,0,0,0,0,0,0,0,0,0,0,0,0,0,0,0,0,0,0,0,0,0,0,0,0,1,0,0.783723041,-122.425,36.98333333,CENTRAL,RREAS,603,446,Davenport,Y,3,YES,0.34657359,1.076844586,-0.645653453,0.812082281,1.50477251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127,2006,127,0,0,0,1.098612289,0,0,0,0,0,0,0,0,0,0,0,0,0,0,0,0,0,0,0,0,0,0,0,0,0,0,0,0,0,0,0,0,0,0,0,0,0,0,0,0,0,0,0,1,0,0.563406494,-122.7583333,36.98333333,CENTRAL,RREAS,603,1045,Davenport,Y,3,YES,1.098612289,0.880058055,-0.202492338,0.602157322,1.1292982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131,2006,131,0,0,0,2.003666593,0,0,0,0,0,0,0,0,0,0,0,0,0,0,0,0,0,0,0,0.34657359,0,0,0.693147181,0,0,0,0,0,0,0,0,0,0,0,0,0,0,0,0,0,0,0,0.859566612,3,0.782408874,0.346238021,-122.5666667,37.275,CENTRAL,RREAS,603,82,Pescadero,Y,2,YES,3.043387363,0.30040177,-0.288157194,0.64079109,0.77976711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132,2006,132,0,0,0,0.895879735,0,0,0,0,0,0,0,0,0,0,0,0,0,0,0,0,0,0,0,0,0,0,0,0,0,0,0,0,0,0,0,0,0,0,0,0,0,0,0,0,0,0,0,1,0,0.60211959,-122.65,37.275,CENTRAL,RREAS,603,95,Pescadero,Y,3,YES,0.895879735,0.94166461,-0.273214612,0.619196124,1.19698739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133,2006,133,0,0,0,0,0,0,0,0,0,1.098612289,0,0,0,0,0,0,0,0,0,0,0,0,0,0,0,0,0,0,0,0,0,0,0,0,0,0,0,0,0,0,0,0,0,0,0,0,0,1,0,0.660605705,-122.8166667,37.275,CENTRAL,RREAS,603,184,Pescadero,Y,4,YES,1.098612289,0.615457272,-0.762601592,-0.722516589,1.15400342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135,2006,135,0,0,0,1.791759469,1.098612289,0,0,0,0,0,0,0,0,0,0,0,0,0,0,0,0,0,0,0,0,0,0,0,0,0,0,0,0,0,0,0,0,0,0,0,0,0,0,0,0,0,0.664110011,2,0.958101309,0.266130047,-123.15,37.275,CENTRAL,RREAS,603,950,Pescadero,Y,3,YES,2.890371758,0.526921227,0.02822358,0.361869835,0.71348516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138,2006,138,0,0,0,0.274653072,0,0,0,0,0,0,0,0,0,0,0,0,0,0,0,0,0,0,0,0,0,0,0.274653072,0,0,0,0,0,0,0,0,0,0,0,0,0,0,0,0,0,0,0,0.693147181,2,0.999992787,0.714807045,-122.9083333,37.7,CENTRAL,RREAS,603,55,Gulf of the Farallones,Y,3,YES,0.549306144,0.78830288,-0.978947539,0.600248859,1.35965874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139,2006,139,0,0,0,0.274653072,0,0,0,0,0,0,0,0,0,0,0,0,0,0,0,0,0,0,0,0.173286795,0,0,0,0,0,0,0,0,0,0,0,0,0,0,0,0,0,0,0,0,0,0,0.667319472,2,0.962731548,0.80917053,-122.8666667,37.79166667,CENTRAL,RREAS,603,55,Gulf of the Farallones,Y,3,YES,0.447939867,0.952131614,-0.778872167,0.920402589,1.53410140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152,2006,152,0,0,0,0.34657359,0,0,0,0,0,0.34657359,0,0,0,0,0,0,0,0,0,0,0,0,0,0,0,0,0.34657359,0,0,0,0,0,0,0,0,0,0,0,0,0,0,0,0,0,0,0,1.098612289,3,0.999996966,0.54901149,-123.0416667,37.65833333,CENTRAL,RREAS,603,108,Farallones Outside,Y,3,YES,1.039720771,0.725670438,-0.888641943,0.066404799,1.09852875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154,2006,154,0,0,0,0,0.34657359,0,0,0,0,0,0,0,0,0,0,0,0,0,0,0,0,0,0,0,0,0,0.693147181,0,0,0,0,0,0,0,0,0,0,0,0,0.34657359,0,0,0,0,0,0,1.039720771,3,0.946391759,0.588615506,-123.2083333,37.65833333,CENTRAL,RREAS,603,1301,Farallones Outside,Y,3,YES,1.386294361,0.590444905,-0.963253787,0.295178149,1.11148266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160,2006,160,0,0,0,0,0.34657359,0,0,0,0,0,0,0,0,0,0,0,0,0,0,0,0,0,0,0,0,0,0.34657359,0,0,0,0,0,0,0,0,0,0,0,0,0,0,0,0,0,0,0,0.693147181,2,0.999992787,0.66657466,-123.3166667,37.88333333,CENTRAL,RREAS,603,91,Farallones Outside,Y,3,YES,0.693147181,1.038411749,-0.7549647,0.105493427,1.26859114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162,2006,162,0,0,0,0,0.34657359,0,0,0,0,1.242453325,0,0,0,0,0,0,0,0,0,0,0,0,0,0,0,0,0.34657359,0,0,0,0,0,0,0,0,0,0,0,0,0,0,0,0,0.34657359,0,0,1.189705904,4,0.858189857,0.42893774,-123.5,37.88333333,CENTRAL,RREAS,603,1328,Farallones Outside,Y,4,YES,2.282174096,0.483089652,-0.670851116,-0.497139506,0.89673711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165,2006,165,0,0,0,0,0.693147181,0,0,0,0,0,0,0,0,1.386294361,0,0,0,0,0,0,0,0,0,0,0,0,0,0,0,0,0,0,0,0,0,0,0,0,0,0,0,0,0,2.197224577,0,0,1.002259896,3,0.912293504,0.697850759,-123,38.16666667,CENTRAL,RREAS,603,55,Point Reyes,Y,5,YES,4.276666119,1.085369723,0.679087099,0.24769955,1.413040859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167,2006,167,0,0,0,0.23104906,0.23104906,0,0,0,0,0.998577425,0,0,0,0,0,0,0,0,0,0,0,0,0,0,0,0,0.693147181,0,0,0,0,0,0,0,0,0,0,0,0,0,0,0,0,0.23104906,0,0,1.402094924,5,0.871169475,0.352003255,-123.1666667,38.16666667,CENTRAL,RREAS,603,91,Point Reyes,Y,4,YES,2.384871786,0.430766217,-0.705604601,-0.247036711,0.78896195,NA,-0.071669485,-0.329312213,-0.264695759,0.42529342,0.804437,0.00054,0.818229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170,2006,170,0,0,0,0,0,0,0,0,0,1.242453325,0,0,0,0,0,0,0,0,0,0,0,0,0,0,0.34657359,0,1.039720771,0,0,0,0,0,0,0,0,0,0,0,0,0,0,0,0,0,0,0,0.988202007,3,0.899497502,0.418486721,-123.3666667,38.16666667,CENTRAL,RREAS,603,183,Point Reyes,Y,4,YES,2.628747686,0.133370988,-0.824347674,-0.38382117,0.81049154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171,2006,171,0,0,0,0.693147181,1.039720771,0,0,0,0,0.549306144,0,0,0,0,0,0,0,0,0,0,0,0,0,0,0,0,1.151292546,0,0,0,0,0,0,0,0,0,0,0,0,0,0,0,0,0,0,0,1.344372966,4,0.969758357,0.13862583,-123.4833333,38.16666667,CENTRAL,RREAS,603,400,Point Reyes,Y,3,YES,3.433466642,0.360547421,-0.315606401,0.120429714,0.48090584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183,2006,183,0,0,0,0,0.34657359,0,0,0,0,0,0,0,0,0,0,0,0,0,0,0,0,0,0,0,0,0,0.34657359,0,0,0,0,0,0,0,0,0,0,0,0,0,0,0,0,0.34657359,0,0,1.098612289,3,0.999996966,0.674870267,-123.2333333,38.46666667,CENTRAL,RREAS,603,53,Fort Ross,Y,3,NO,1.039720771,1.010447682,-0.821570579,0.047666058,1.2751558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237,2006,237,0,0,0,0.173286795,0.173286795,0,0,0,0,0,0,0,0,0,0,0,0,0,0,0,0,0,0,0,0,0,1.41574012,0,0,0,0,0,0,0,0,0,0,0,0,0,0,0.173286795,0,0,0,0,0.876903173,4,0.632550789,0.503261447,-122.8316732,37.59666748,CENTRAL,RREAS,603,74,Gulf of the Farallones,Y,3,YES,1.935600505,0.202680755,-0.925518753,0.434716886,0.96927353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01,2006,401,0,0,0,1.354025101,2.047172281,0,0,0.34657359,0,1.416606672,0,0,0,0,0,0,0,0,0,0,0.34657359,0.972955075,0,0,0,0.549306144,1.282474679,0,0,1.545521227,0,0.549306144,0,0,0,0,0,0,0,0.895879735,0,2.215408399,3.704870977,0,0,0,2.355428653,13,0.918313627,0.242565731,-118.2,32.71666667,SOUTH,RREAS,603,1586,San Clemente,Y,6,NO,17.22667361,-0.437131784,-0.374195332,0.388022961,0.215298342,6.656991094,-0.020246253,-0.052406113,-0.040915993,0.131124912,0.682533,0.093849199,0.9271504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02,2006,402,0,0,0,1.242453325,1.039720771,0,0,0,0,1.497866137,0,0,0,0,0,0,0,0,0,0,0,0,0,0,0,0,0.693147181,0,0,0,0,0,0,0,0,0,0,0,0,0.34657359,0,0,0.549306144,0,0,0,1.687166566,6,0.941624714,0.074687476,-118.4533366,32.71666667,SOUTH,RREAS,603,222,San Clemente,Y,3,NO,5.369067148,0.211017962,-0.299848354,0.001105428,0.557918622,5,-0.018405668,-0.385378517,-0.210534271,0.445648538,0.678334,0.000216167,0.7972220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03,2006,403,0,0,0,1.868834809,1.497866137,0,0,0,0,2.368099224,0,0,0,0.804718956,0,0,0,0,0,0,0,2.012675845,0,0,0,1.522261219,3.624962768,0.34657359,0,0.972955075,0,0.34657359,0,0,0,0,0,0,0,0.34657359,0,2.567899219,3.4067223,0,0,0,2.346970352,13,0.915015979,0.215117654,-118.7483398,32.71666667,SOUTH,RREAS,603,1253,San Clemente,Y,6,NO,21.68671632,-0.591674148,-0.283638088,0.219868609,0.3152438,8.287897666,-0.099815289,-0.047735108,-0.025709521,0.063305728,0.624785,0.046212366,0.8118302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04,2006,404,0,0,0,0.549306144,1.242453325,0,0,0,0,0.549306144,0,0,0.34657359,0,0,0,0,0,0,0,0,1.242453325,0,0,0,2.508639918,1.975621859,0,0,0.972955075,0,0.34657359,0,0,0,0.34657359,0,0.549306144,0,0.693147181,0,1.81879308,2.646652412,0,0.34657359,0,2.463733917,15,0.909781255,0.34142886,-119.0166667,32.71666667,SOUTH,RREAS,603,777,San Clemente,Y,6,NO,16.13492897,-0.579618298,-0.438443209,0.499936752,0.407401645,6.763409884,-0.098087632,0.008914174,-0.099107174,0.08330296,0.662884,0.116015134,0.8308316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11,2006,411,0,0,0,0,0.895879735,0,0,0,0,1.868834809,0,0,0,0,0,0,0,0,0,0,0,0,0,0,0,0.34657359,0,0,0,0,0,0,0,0,0,0,0,0,0,0,0,0,0.34657359,0,0,0,1.143593563,4,0.824926894,0.350219606,-119.2866699,33.68999837,SOUTH,RREAS,603,892,San Nicolas,Y,4,NO,3.457861724,0.35680965,-0.487881842,-0.54076912,1.046283387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12,2006,412,0,0,0,0,0.549306144,0,0,0,0,2.644133515,0,0,0,0,0,0,0,0,0,0,0,0.804718956,0,0,0,0.34657359,0.34657359,0,0,0.34657359,0,0,0,0,0,0,0,0,0,0.34657359,0,0,0.972955075,0,0,0,1.759740545,8,0.84625581,0.369620487,-119.4483398,33.58666585,SOUTH,RREAS,603,1874,San Nicolas,Y,6,NO,6.357408052,-0.103316455,-0.721507611,-0.530900887,0.922354928,4,-0.120894704,-0.183810102,-0.044607363,0.187859477,0.751528,0.015843253,0.8458284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13,2006,413,0,0,0,0.34657359,0.34657359,0,0,0,0,2.047172281,0,0,0.34657359,0,0,0,0,0,0,0,0,0,0,0,0,0,0,0,0,0,0,0,0,0,0,0,0,0,0,0,0,0,0.693147181,0,0,0,1.300391594,5,0.807977722,0.361234256,-119.6049967,33.48666585,SOUTH,RREAS,603,775,San Nicolas,Y,4,NO,3.780040233,0.275802374,-0.629929556,-0.51930276,1.01968581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22,2006,422,0,0,0,0.34657359,0,0,0,0,0,3.528087642,0,0,0,0,0,0,0,0,0,0,0,0,0,0,0,0,0,0,0,0,0,0,0,0,0,0,0,0,0,0,0,0,0,0,0,0,0.301254576,2,0.434615348,0.42360205,-120.3,34.31833496,SOUTH,RREAS,603,380,San Miguel,Y,4,NO,3.874661232,0.128420362,-0.548704721,-0.682060944,1.063715978,1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23,2006,423,0,0,0,0,0,0,0,0,0,0,0,0,0,0,0,0,0.693147181,0,0,0,0,0,0,0,0,0,0,0,0,0,0,0,0,0,0,0,0,0,0,0,0,0,0,0,0,0,0,1,0,0.995506552,-120.4716634,34.17666829,SOUTH,RREAS,603,122,San Miguel,Y,3,NO,0.693147181,0.545966731,-0.820836828,1.727008863,1.75963202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42,2006,442,0,0,0,0.34657359,0.693147181,0,0,0,0,0.34657359,0,0,0,0,0,0,0,0,0,0,0,0,0,0,0,0,0,0,0,0,0,0,0,0,0,0,0,0,0,0,0,0,0,0,0,0,1.039720771,3,0.946391759,0.417536296,-121.4299967,35.70333252,CENTRAL,RREAS,603,167,Piedras Blancas,Y,4,NO,1.386294361,0.891805748,-0.325232681,0.02218955,0.9648473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43,2006,443,0,0,0,0.34657359,0,0,0,0,0,0,0,0,0,0,0,0,0,0,0,0,0,0,0,0,0,0,0,0,0,0,0,0,0,0,0,0,0,0,0,0,0,0,0,0,0,0,0,1,0,0.783723041,-121.5083333,35.70333252,CENTRAL,RREAS,603,557,Piedras Blancas,Y,3,NO,0.34657359,1.076844586,-0.645653453,0.812082281,1.50477251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45,2006,445,0,0,0,0,0.34657359,0,0,0,0,0,0,0,0,0,0,0,0,0,0,0,0,0,0,0,0,0,0,0,0,0,0,0,0,0,0,0,0,0,0,0,0,0,0,0,0,0,0,1,0,0.789759427,-121.8666667,35.70333252,CENTRAL,RREAS,603,1050,Piedras Blancas,Y,4,NO,0.34657359,1.412702284,-0.432218923,-0.023245848,1.49491822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53,2006,453,0,0,0,0.46209812,0.23104906,0,0,0,0,1.155245301,0,0,0,0,0,0,0,0,0,0,0,0,0,0,0,0,0.46209812,0,0,0,0,0,0,0,0,0,0,0,0,0,0,0,0,0,0,0,1.220607265,4,0.880480436,0.298496225,-123.3866699,38.46666667,CENTRAL,RREAS,603,115,Fort Ross,Y,4,NO,2.310490602,0.462633924,-0.600880238,-0.207744712,0.72546148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54,2006,454,0,0,0,0.366204096,0.23104906,0,0,0,0,2.962458828,0,0,0,0,0,0,0,0,0,0,0,0,0,0,0,0,0,0,0,0,0,0,0,0,0,0,0,0,0,0,0,0,0,0,0,0,0.564314439,3,0.51365958,0.352169763,-123.7099935,38.46666667,CENTRAL,RREAS,603,910,Fort Ross,Y,4,NO,3.559711985,0.224379232,-0.536697755,-0.582785449,0.742740049,1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55,2006,455,0,0,0,0.46209812,0.23104906,0,0,0,0,0.597253156,0,0,0,0,0,0,0,0,0,0,0,0,0,0,0,0,0,0,0,0,0,0,0,0,0,0,0,0,0,0,0,0,0,0,0,0,1.032291241,3,0.93962913,0.457448874,-124.0583333,38.46666667,CENTRAL,RREAS,603,3263,Fort Ross,Y,4,NO,1.290400337,0.825269628,-0.571686227,-0.138224495,0.99079714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61,2006,461,0,0,0,0.549306144,0,0,0,0,0,0,0,0,0,0.34657359,0,0,0,0,0,0,0,0,0,0,0,0,0,0,0,0,0,0,0,0,0,0,0,0,0,0,0,0,0,0,0,0,0.667319472,2,0.962731548,0.677220537,-123.7833333,39.13333333,CENTRAL,RREAS,603,73,Navarro,Y,5,NO,0.895879735,1.024851772,-0.318641417,0.7701703,1.35687389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63,2006,463,0,0,0,0,0,0,0,0,0,3.22047327,0,0,0,0,0,0,0,0,0,0,0,0,0,0,0,0,0,0,0,0,0,0,0,0,0,0,0,0,0,0,0,0,0,0,0,0,0,1,0,0.531125266,-124,39.13333333,CENTRAL,RREAS,603,404,Navarro,Y,4,NO,3.22047327,0.129248013,-0.590467339,-0.778482508,0.899833081,1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64,2006,464,0,0,0,0,0,0,0,0,0,0.549306144,0,0,0,0,0,0,0,0,0,0,0,0,0,0,0,0,0,0,0,0,0,0,0,0,0,0,0,0,0,0,0,0,0,0,0,0,0,1,0,0.775930753,-124.3166667,39.13333333,CENTRAL,RREAS,603,2153,Navarro,Y,4,NO,0.549306144,0.830705612,-0.939528361,-0.778352964,1.41559370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65,2006,465,0,0,0,0,0,0,0,0,0,0,0,0,0,0,0,0,0,0,0,0,0,0,0,0,0,0,0,0,0,0,0,0,0,0,0,0,0,0,0,0,0,0,0,0.34657359,0,0,0,1,0,0.999140006,-124.6,39.13333333,CENTRAL,RREAS,603,3292,Navarro,Y,5,NO,0.34657359,1.819565254,-0.536682915,-1.032565031,2.15897401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71,2006,471,0,0,0,0.34657359,0,0,0,0,0,0,0,0,0,0,0,0,0,0,0,0,0,0,0,0,0,0,0,0,0,0,0,0,0,0,0,0,0,0,0,0,0,0,0,0,0,0,0,1,0,0.783723041,-123.9166667,39.83333333,CENTRAL,RREAS,603,65,Delgada,Y,3,NO,0.34657359,1.076844586,-0.645653453,0.812082281,1.50477251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73,2006,473,0,0,0,0.34657359,0.34657359,0,0,0,0,5.521476918,0,0,0,0,0,0,0,0,0,0,0,0,0,0,0,0,0,0,0,0,0,0,0,0,0,0,0,0,0,0,0,0,0,0,0,0,0.427022401,3,0.388691361,0.379789087,-124.1083333,39.83333333,CENTRAL,RREAS,603,236,Delgada,Y,1,NO,6.214624098,0.00460355,-0.460016798,-0.698558881,0.749445944,1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74,2006,474,0,0,0,0,0,0,0,0,0,4.880904387,0,0,0,0,0,0,0,0,0,0,0,0,0,0,0,0,0,0,0,0,0,0,0,0,0,0,0,0,0,0,0,0,0,0,0,0,0,1,0,0.538257381,-124.4,39.83333333,CENTRAL,RREAS,603,1600,Delgada,Y,1,NO,4.880904387,-0.082241175,-0.515055964,-0.868570586,0.924926238,1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75,2006,475,0,0,0,0,0.34657359,0,0,0,0,1.282474679,0,0,0,0,0,0,0,0,0,0,0,0,0,0,0,0,0,0,0,0,0,0,0,0,0,0,0,0,0,0,0,0,0,0,0,0,0.517572332,2,0.74669365,0.496842256,-124.7166667,39.83333333,CENTRAL,RREAS,603,1344,Delgada,Y,4,NO,1.629048269,0.60139359,-0.615251894,-0.579550799,0.98395733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81,2006,481,0,0,0,0.34657359,1.522261219,0,0,0,0,0.895879735,0,0,0,0,0,0,0,0,0,0,0,0.895879735,0,0,0,0.34657359,0.34657359,0.34657359,0,1.683647915,0,0.34657359,0,0,0,0,0,0,0,0.804718956,0,1.629048269,3.45637141,0,0,0,2.187470139,12,0.880302447,0.393406567,-117.75,33.01666667,SOUTH,RREAS,603,798,San Diego,Y,6,NO,12.62067519,-0.401909632,-0.633604632,0.516921138,0.44105286,5.648633696,-0.099815289,-0.047735108,-0.025709521,0.063305728,0.557523,0.046212366,0.8428124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82,2006,482,0,0,0,0,0.972955075,0,0,0,0,1.242453325,0,0,0,0,0,0,0,0,0,0,0,0.34657359,0,0,0,0.549306144,0.34657359,0,0,1.445185879,0,0.34657359,0,0,0,0,0,0,0,0.549306144,0,0.693147181,1.994492023,0,0,0,2.122197799,10,0.921658393,0.392262035,-117.5833333,32.91666667,SOUTH,RREAS,603,865,San Diego,Y,6,NO,8.486566542,-0.243797194,-0.867244172,0.019242432,0.626981988,7,-0.088439681,-0.09949671,-0.015993727,0.113986953,0.740521,0.033051034,0.8562018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83,2006,483,0,0,0,0.693147181,0.34657359,0,0,0,0,1.354025101,0,0,0,0,0,0,0,0,0,0,0,0,0,0,0,0.34657359,0,0,0,0,0,0,0,0,0,0,0,0,0,0,0,0,0.34657359,0,0,0,1.433433491,5,0.890641198,0.302023996,-117.4216634,32.81666667,SOUTH,RREAS,603,555,San Diego,Y,4,NO,3.086893052,0.471390992,-0.530329217,-0.248220302,0.94113125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84,2006,484,0,0,0,0.549306144,1.242453325,0,0,0,1.039720771,1.242453325,0,0,0,0,0,0,0,0,0,0,0,0,0,0,0,0,0,0,0,0,0,0,0,0,0,0,0,0.34657359,0,0.549306144,0,0,0,0,0,0,1.693020555,6,0.944891884,0.233167636,-117.3333333,32.70833333,SOUTH,RREAS,603,94,San Diego,Y,3,NO,4.9698133,0.452944681,-0.243229357,-0.225789157,0.883946289,5,-0.034206508,0.076451646,0.148483096,0.216837776,0.701779,0.018310425,0.7865480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92,2006,492,0,0,0,0,0,0,0,0,0,0.34657359,0,0,0,0,0,0,0,0,0,0,0,0,0,0,0,0,0,0,0,0,0,0,0,0,0,0,0,0,0,0,0,0,0,0,0,0,0,1,0,0.841942722,-120.7933268,35,CENTRAL,RREAS,603,94,Point Sal,Y,4,NO,0.34657359,0.850463146,-1.079966206,-0.798237575,1.52319176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93,2006,493,0,0,0,0,0,0,0,0,0,1.545521227,0,0,0,0,0,0,0,0,0,0,0,0,0,0,0,0,0,0,0,0,0,0,0,0,0,0,0,0,0,0,0,0,0,0,0,0,0,1,0,0.607430113,-120.8833333,35,CENTRAL,RREAS,603,192,Point Sal,Y,4,NO,1.545521227,0.453046462,-0.691957429,-0.776617684,1.064617636,1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94,2006,494,0,0,0,0,0,0,0,0,0,0,0,0,0,0,0,0,0,0,0,0,0,0,0,0,0,0,0,0,0,0,0,0,0,0,0,0,0,0,0,0.34657359,0,0,0,0,0,0,0,1,0,0.982656446,-120.975,35,CENTRAL,RREAS,603,374,Point Sal,Y,5,NO,0.34657359,0.317296548,-1.926690493,0.118004361,1.85388234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6_495,2006,495,0,0,0,0.549306144,1.039720771,0,0,0,0,0,0,0,0,0,0,0,0,0,0,0,0,0,0,0,0,0,0,0,0,0,0,0,0,0,0,0,0,0,0,0,0,0,0,0,0,0,0.64473584,2,0.93015049,0.403344943,-121.1166667,35,CENTRAL,RREAS,603,532,Point Sal,Y,3,NO,1.589026915,0.834805399,-0.071443797,0.291565647,0.94256396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109,2007,109,0,0,0,0.972955075,0,0,0,0,0,0.34657359,0,1.198947636,0,0.34657359,0,0,0,0.549306144,0,0,0,0,0,0,0,0,0.895879735,0,0,0,0,0,0,0,0,0,0,0,0,0,0,0,0,0,0,0,1.686322347,6,0.941153546,0.357783027,-122.0333333,36.58333333,CENTRAL,RREAS,703,608,Monterey Bay Outside,Y,3,YES,4.31023577,0.249016991,-0.617427167,0.452776327,0.760319769,4,-0.103665994,-0.398714899,0.058737345,0.412867862,0.610968,0.000126421,0.9535280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110,2007,110,0,0,0,0.34657359,0.549306144,0,0,0,0.34657359,1.039720771,0,0,0,0,0,0,0,0,0,0,0,0,0,0,0.34657359,0,1.647918433,0,0,0,0,0,0,0,0,0,0,0,0,0,0,0,0,0,0.34657359,0,1.733212363,7,0.890694307,0.190434588,-122.175,36.58333333,CENTRAL,RREAS,703,2304,Monterey Bay Outside,Y,3,YES,4.623239709,0.132710896,-0.549224928,-0.07742015,0.471730159,3,-0.136585406,0.043917149,0.181708036,0.226007747,0.658952,0.005977599,0.8925685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112,2007,112,0,0,0,0.23104906,0.46209812,0,0,0,0,0,0,0.597253156,0,0,0,0,0,0,0,0,0,0,0,0,0,0,0,0,0,0,0,0,0,0,0,0,0,0,0,0,0,0,0,0.366204096,0,0,1.332338567,4,0.961077389,0.626922371,-121.9466634,36.65500081,CENTRAL,RREAS,703,73,Monterey Bay Inside,Y,3,YES,1.656604433,1.181909076,-0.207161872,0.309605867,1.28080810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113,2007,113,0,0,0,0.895879735,0,0,0,0,0.34657359,0,0,0,0,0.549306144,0,0,0,0,0,0,0,0,0,0,0,0,0.693147181,0,0,0,0,0,0,0,0,0,0,0,0,0,0,0,0,0,0,0,1.332338567,4,0.961077389,0.416568741,-122.05,36.64666748,CENTRAL,RREAS,703,900,Monterey Bay Outside,Y,3,YES,2.48490665,0.492092034,-0.474269964,0.57875565,0.89291724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114,2007,114,0,0,0,0.23104906,0.23104906,0,0,0,0,0,0,1.122431943,0,0.366204096,0,0,0,0.366204096,0,0,0,0,0,0,0,0,0.536479304,0,0,0,0,0.23104906,0,0,0,0,0,0,0,0,0,0.23104906,0,0.23104906,0,0,2.008323791,9,0.914027085,0.536833603,-121.8666667,36.76666667,CENTRAL,RREAS,703,73,Monterey Bay Inside,Y,3,YES,3.546564741,0.293895227,-0.770783034,0.72752387,1.061943129,2,-0.052438292,-0.139944761,0.100589025,0.177314147,0.636187,0.011726042,0.9131698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115,2007,115,0,0,0,1.329661349,0,0,0,0,0,0,0.23104906,0.597253156,0,0.366204096,0,0,0,0,0,0,0,0,0,0,0,0,0.366204096,0,0,0,0,0,0,0,0,0,0,0,0,0,0,0,0,0,0,0,1.40848477,5,0.875139705,0.420163343,-121.9083333,36.70833333,CENTRAL,RREAS,703,91,Monterey Bay Inside,Y,3,YES,2.890371758,0.472846211,-0.205814172,0.740069668,0.93831800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116,2007,116,0,0,0,0.767528364,0.366204096,0,0,0,0,1.059351277,0,0,0,0.23104906,0,0,0,0,0,0,0,0,0,0,0,0,0.366204096,0,0,0,0,0,0,0,0,0,0,0,0,0,0,0.366204096,0,0,0,0,1.651335164,6,0.921626846,0.210240641,-121.9766602,36.73999837,CENTRAL,RREAS,703,287,Monterey Bay Inside,Y,4,YES,3.15654099,0.440484829,-0.433933514,-0.0813596,0.58508494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117,2007,117,0,0,0,0.895879735,0,0,0,0,0,0,0,0.549306144,0,0.34657359,0,0,0,0.34657359,0,0,0,0,0,0,0,0,1.609437912,0,0,0,0,0,0,0,0,0,0,0,0,0,0,0,0,0,0,0,1.426872941,5,0.886564903,0.376570504,-122.1083333,36.7,CENTRAL,RREAS,703,1920,Monterey Bay Outside,Y,3,YES,3.747770972,0.124755366,-0.538605934,0.628835445,0.805924612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119,2007,119,0,0,0,1.18511602,0.46209812,0,0,0,0,0.9026834,0,0.732408192,0,0,0,0,0,0.366204096,0,0,0,0,0,0,0,0,0,0,0,0,0,0,0,0,0,0,0,0,0,0,0,0,0,0,0,0,1.525599179,5,0.947906888,0.259280496,-121.9833333,36.84666748,CENTRAL,RREAS,703,91,Monterey Bay Inside,Y,3,YES,3.64850983,0.545365269,-0.322260495,0.018536567,0.630833551,NA,-0.122282724,-0.363282532,0.107055464,0.394236626,0.724108,0.000300161,0.783412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123,2007,123,0,0,0,1.014840813,0.23104906,0,0.366204096,0,0,0.23104906,0.23104906,0.366204096,0,0.597253156,0,0.23104906,0,0,0,0,0,0,0,0,0,0,0.924196241,0,0,0,0.23104906,0,0,0,0,0,0.366204096,0,0,0,0,0,0,0,0,0,2.226654347,11,0.928586635,0.233974838,-122.2916667,36.98333333,CENTRAL,RREAS,703,82,Davenport,Y,3,YES,4.790147799,0.409165278,-0.153011121,0.246152807,0.538232486,NA,0.110662652,0.01868502,-0.004262504,0.124094798,0.668889,0.161594357,0.9055698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124,2007,124,0,0,0,0,0,0,0,0,0,0.693147181,0,1.098612289,0,0,0,0,0,0,0,0,0,0,0,0,0,0,3.912023005,0,0,0,0,0,0,0,0,0,0,0,0,0,0,0,0,0,0,0,0.831998136,3,0.757315042,0.493128612,-122.375,36.98333333,CENTRAL,RREAS,703,128,Davenport,Y,2,YES,5.703782475,-0.496893418,-0.932304695,-0.05605926,0.931995255,2.96078431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125,2007,125,0,0,0,1.521449397,0.693147181,0,0,0,0.23104906,1.711932812,0,0,0,0,0,0,0,0,0,0,0,0,0,0,0,0,1.229626485,0,0,0,0.23104906,0,0,0,0,0,0.23104906,0,0,0,0,0,0,0,0,0,1.673413497,7,0.859963791,0.037563333,-122.425,36.98333333,CENTRAL,RREAS,703,446,Davenport,Y,1,YES,5.849303055,0.120982617,-0.275653318,-0.045161618,0.233122728,4,-0.079764088,0.02741798,0.143591769,0.162567501,0.714026,0.013660074,0.8867617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126,2007,126,0,0,0,0.366204096,0.23104906,0,0,0,0,2.467077088,0,0,0,0,0,0,0,0,0,0,0,0,0,0,0,0,1.535056729,0,0,0,0.23104906,0,0,0,0,0,0,0,0,0,0,0,0,0,0,0,1.193848441,5,0.741778821,0.210678727,-122.5916667,36.98333333,CENTRAL,RREAS,703,432,Davenport,Y,4,YES,4.830436033,-0.011498165,-0.558880717,-0.349040407,0.544434472,2,-0.171554474,-0.126638954,0.202924229,0.288296303,0.900081,0.002066216,0.7301479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127,2007,127,0,0,0,0,0.693147181,0,0,0,0,0,0,0,0,0,0,0,0,0,0,0,0,0,0,0,0.693147181,0,0,0,0,0,0,0,0,0,0,0,0,0,0,0,0,0,0,0,0,0,0.693147181,2,0.999992787,0.613878709,-122.7583333,36.98333333,CENTRAL,RREAS,703,1045,Davenport,Y,3,YES,1.386294361,1.145108592,-0.1310273,-0.022759,1.19353803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131,2007,131,0,0,0,0.447939867,0.519860385,0.173286795,0,0,0,0,0,0.722592939,0,0.274653072,0,0,0.173286795,0,0,0,0,0,0,0,0,0,1.268793454,0,0,0,0,0,0,0,0,0,0,0,0,0,0,0,0,0.621226662,0,0,1.885462502,8,0.906715255,0.374548853,-122.5666667,37.275,CENTRAL,RREAS,703,82,Pescadero,Y,3,YES,4.201639971,0.31011852,-0.541116575,0.547069905,0.805154579,NA,-0.025153569,-0.350277094,0.077120852,0.358537098,0.704542,0.002125801,0.8174705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132,2007,132,0,0,0,0.34657359,0,0,0,0,0,0.693147181,0,0.549306144,0,0.34657359,0,0,0,0,0,0,0,0,0,0.34657359,0,0,0.693147181,0,0,0,0,0,0,0,0,0,0.34657359,0,0,0,0,0,0,0,0,0,1.89477304,7,0.973720009,0.391430806,-122.65,37.275,CENTRAL,RREAS,703,95,Pescadero,Y,3,YES,3.321894867,0.267380135,-0.844216273,-0.11988093,0.798516735,NA,-0.063262051,-0.165802022,0.067855155,0.186274595,0.658155,0.012640541,0.8371880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133,2007,133,0,0,0,0.447939867,0.34657359,0,0.173286795,0,0.173286795,2.316207139,0,0,0,0,0,0,0,0,0,0,0,0,0.274653072,0,0,0,0.659764332,0,0,0,0.173286795,0,0.173286795,0,0,0,0,0,0,0,0,0,0,0,0,0,1.68774537,9,0.768125632,0.186483713,-122.8166667,37.275,CENTRAL,RREAS,703,184,Pescadero,Y,4,YES,4.738285182,0.168293887,-0.400381165,-0.413769546,0.520980698,2,0.063588535,-0.044289931,0.009423808,0.087820768,0.678093,0.090258183,0.8269923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134,2007,134,0,0,0,0.34657359,0.575646273,0,0.34657359,0,0,0.274653072,0,0,0,0,0.34657359,0,0,0,0,0,0,0,0,0,0,0,1.298239213,0,0,0,0.274653072,0,0,0,0,0,0,0,0,0,0,0.34657359,0,0,0,0,1.903947413,8,0.915604613,0.264029779,-122.9833333,37.275,CENTRAL,RREAS,703,518,Pescadero,Y,3,YES,3.809485991,0.3299059,-0.499982636,0.207110951,0.591052038,NA,-0.048467705,0.141041337,0.028460884,0.149407762,0.703745,0.062668872,0.9094733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138,2007,138,0,0,0,0.34657359,0.274653072,0,0,0,0,1.124952418,0,1.035783682,0,0.549306144,0,0,0,0,0,0,0,0,0,0,0,0,0,0,0.173286795,0,0,0,0.173286795,0,0,0,0.173286795,0,0,0,0,0,0,0.621226662,0,0,1.965084154,9,0.894347888,0.423027221,-122.9083333,37.7,CENTRAL,RREAS,703,55,Gulf of the Farallones,Y,3,YES,4.472355954,0.569950876,-0.355225786,-0.612882232,0.879498752,NA,0.070294737,-0.2102291,-0.045300537,0.229302387,0.750354,0.031892968,0.7528095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139,2007,139,0,0,0,0.274653072,0.67701255,0.173286795,0,0,0,0.67701255,0,0.866433976,0,0.173286795,0,0,0,0,0,0,0,0,0,0,0,0,0.274653072,0,0,0,0,0.274653072,0.173286795,0,0,0,0,0,0,0,0,0,0,0,0,0,2.008376552,9,0.914051098,0.340735651,-122.8666667,37.79166667,CENTRAL,RREAS,703,55,Gulf of the Farallones,Y,3,YES,3.564278678,0.634502265,-0.41717456,-0.168923908,0.758298934,NA,0.018864371,-0.119886784,-0.007400719,0.123231712,0.648541,0.052838995,0.8362438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152,2007,152,0,0,0,0.23104906,0,0,0.23104906,0,0.23104906,0,0,0,0,0.23104906,0,0,0,0,0,0,0,0,0,0,0.23104906,0,0.9026834,0,0,0,0,0,0.23104906,0,0,0,0,0,0,0,0,0,0,0,0,0,1.755818405,7,0.902311505,0.515054366,-123.0416667,37.65833333,CENTRAL,RREAS,703,108,Farallones Outside,Y,3,YES,2.288977761,0.281954899,-0.918130721,0.413431589,0.976784246,NA,0.06295421,-0.028795589,0.125741132,0.150196697,0.659173,0.023488733,0.9262635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154,2007,154,0,0,0,0.23104906,0.23104906,0,0,0,0,0.23104906,0,0,0,0,0,0,0,0,0,0,0,0,0,0,0,0,0,0,0,0,0,0,0,0,0,0,0,0,0,0,0,0,0,0,0,0,1.098612289,3,0.999996966,0.627369606,-123.2083333,37.65833333,CENTRAL,RREAS,703,1301,Farallones Outside,Y,4,YES,0.693147181,1.091336925,-0.65183782,-0.014521708,1.25960473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156,2007,156,0,0,0,0,0.46209812,0.23104906,0,0,0,0,0,0,0,0,0,0,0,0,0,0,0,0,0,0,0,0,0.693147181,0,0,0,0,0,0,0,0,0,0,0,0,0,0,0,0,0,0,0,1.011404265,3,0.920617042,0.56069654,-123.1383301,37.74333496,CENTRAL,RREAS,703,91,Farallones Outside,Y,3,YES,1.386294361,0.713820917,-0.824905737,0.247960734,1.07883336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160,2007,160,0,0,0,0,0,0.23104906,0,0,0,0,0,0,0,0,0,0,0,0,0,0,0,0,0.23104906,0,0,0,0.23104906,0,0,0,0,0,0,0,0,0,0,0,0,0,0,0,0,0,0,0,1.098612289,3,0.999996966,0.861562217,-123.3166667,37.88333333,CENTRAL,RREAS,703,91,Farallones Outside,Y,3,YES,0.693147181,0.109123324,-1.611737197,0.041326541,1.50626822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162,2007,162,0,0,0,0.23104906,0.46209812,0,0,0,0,1.738311919,0,0,0,0,0,0,0,0,0.23104906,0,0,0,0.366204096,0,0,0,0.23104906,0,0,0,0,0,0.23104906,0,0,0,0,0,0,0,0,0,0,0,0,0,1.570268913,7,0.806957999,0.295173929,-123.5,37.88333333,CENTRAL,RREAS,703,1328,Farallones Outside,Y,4,YES,3.490810377,0.35829274,-0.434596448,-0.511741812,0.703051477,2,0.029342408,-0.17944627,-0.051023462,0.190024605,0.681872,0.039542317,0.8015033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165,2007,165,0,0,0,0,1.844439727,1.098612289,0,0,0,0,0,1.039720771,0,0.804718956,0,0,0.34657359,0.34657359,0,0,0,0,0,0,0,0,0,0,0,0,0,0,0.34657359,0,0,0,0,0,0,0,0,0,0,0.34657359,0,0,1.880387799,8,0.904274841,0.541419179,-123,38.16666667,CENTRAL,RREAS,703,55,Point Reyes,Y,5,YES,6.173786104,0.373617939,0.723501075,0.692596934,1.188106362,4,0.021927958,-0.204285607,-0.246155891,0.320132333,0.63986,0.019285991,0.8687426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167,2007,167,0,0,0,0,0.23104906,0.23104906,0.23104906,0,0,0.46209812,0.23104906,0,0,0,0,0.23104906,0,0,0,0,0,0,0,0,0,0,0,0,0,0,0,0,0.23104906,0,0,0,0,0,0,0,0,0,0,0,0,0,1.906154747,7,0.979569045,0.607866045,-123.1666667,38.16666667,CENTRAL,RREAS,703,91,Point Reyes,Y,3,YES,1.848392481,0.892311711,-0.023114534,-0.806063745,1.219743101,NA,0.265517799,-0.00713841,-0.052686535,0.28216439,0.865014,0.056820609,0.9048907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170,2007,170,0,0,0,0,0,0,0.693147181,0,0,1.956011503,0,0,0,0,0,0,0,0,0,0,0,0,0,0,0,0,0,0,0,0,0,0,0,0,0,0,0,0,0,0,0,0,0,0,0,0,0.574773668,2,0.829217139,0.496598998,-123.3666667,38.16666667,CENTRAL,RREAS,703,183,Point Reyes,Y,4,YES,2.649158683,0.323474173,-0.306120205,-0.901290214,0.96171855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171,2007,171,0,0,0,0,0,0,0,0,0.23104906,2.224853797,0.23104906,0,0,0,0,0,0,0,0,0,0,0,0.536479304,0,0,0,0,0,0,0,0,0.23104906,0.46209812,0,0,0,0,0,0,0,0,0,0,0,0,0,1.346620881,6,0.751562725,0.475048029,-123.4833333,38.16666667,CENTRAL,RREAS,703,400,Point Reyes,Y,4,YES,3.916578402,0.053551034,-0.385199757,-0.946413532,0.955860243,2,0.231343206,-0.022282732,-0.10216597,0.264141561,0.568666,0.061354425,0.7466069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183,2007,183,0,0,0,0,1.700598691,0.549306144,0.34657359,0,0,0.34657359,0,1.386294361,0,0.34657359,0,0,0,0,0,0,0,0,0,0,0,0,0,0,0,0,0,0,0.34657359,0,0,0,0,0,0,0,0,0,0,0.34657359,0,0,1.831433489,8,0.880732808,0.443069382,-123.2333333,38.46666667,CENTRAL,RREAS,703,53,Fort Ross,Y,5,NO,5.369067148,0.678376972,0.433375254,-0.314511602,0.952665941,3,0.281468711,-0.18381318,-0.043770185,0.348388581,0.689078,0.014886392,0.7204958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237,2007,237,0,0,0,0.34657359,0.967800253,0.173286795,0,0,0,0.173286795,0,0,0,0,0,0,0,0,0,0,0,0,0,0,0,0,0.173286795,0,0,0,0,0,0.274653072,0,0,0,0,0,0,0,0,0,0,0,0,0,1.535704994,6,0.857092479,0.380440271,-122.8316732,37.59666748,CENTRAL,RREAS,703,74,Gulf of the Farallones,Y,3,YES,2.108887301,0.824283211,-0.184697524,0.112473427,0.887616639,NA,-0.053610625,-0.280842643,-0.273786637,0.39294327,0.575261,0.002455474,0.8345834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01,2007,401,0,0,0,3.293775007,2.203359624,0,0,0,0,2.819177335,0,0,0,0,0,0,0,0,0,0,0.549306144,1.935600505,0,0,0.34657359,3.510095354,4.427403816,0,0,0.693147181,0,0.549306144,0,0,0,0.804718956,0,2.302585093,0,1.319528665,0,3.069942276,3.278389178,0,1.589026915,0,2.576639353,16,0.929325995,0.284121298,-118.2,32.71666667,SOUTH,RREAS,703,1586,San Clemente,Y,6,NO,32.69193578,-0.781630523,-0.196826594,0.226686886,0.512152409,8.377945965,-0.074280035,-0.003247097,-0.03888222,0.065652642,0.62508,0.080837058,0.9188605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02,2007,402,0,0,0,3.94585233,4.219074992,0,0,0,0,2.899546327,0,0,0.34657359,0,0,0,0.34657359,0,0,0,0.34657359,3.389960954,0,0,0,3.786251493,4.547184098,0,0,2.232954059,0,1.242453325,0,0,0,0.549306144,0,1.039720771,0,1.914320698,0,5.209351762,4.321031087,0,0.972955075,0,2.572351902,17,0.907927168,0.366884524,-118.4533366,32.71666667,SOUTH,RREAS,703,222,San Clemente,Y,6,NO,41.30968389,-0.890905541,-0.186866342,0.287962145,0.620336091,8.526751039,-0.066557408,0.027384474,-0.097198875,0.103894424,0.523172,0.163448718,0.9302545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03,2007,403,0,0,0,1.732867951,2.48490665,0,0,0,0,1.748253781,0,0,0,0,0,0,0,0,0,0,0.34657359,1.994492023,0,0,0,2.282174096,2.012675845,0.549306144,0,1.354025101,0,0.549306144,0,0,0,0.34657359,0,0.549306144,0,1.748253781,0.34657359,3.775856108,4.074511934,0,0.804718956,0,2.583469561,17,0.911851213,0.304400584,-118.7483398,32.71666667,SOUTH,RREAS,703,1253,San Clemente,Y,6,NO,26.70037543,-0.68797873,-0.297952779,0.369209381,0.420931389,9.120233028,-0.056804843,-0.007248456,-0.039330652,0.083265141,0.567898,0.090027383,0.9179117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04,2007,404,0,0,0,2.326980175,2.649158683,0,0.34657359,0,0,2.312486407,0,0,0,0,0,0,0,0,0,0,0.549306144,2.567899219,0,0,0,3.37025968,2.972710304,0.34657359,0,1.098612289,0,0.693147181,0,0,0,0.34657359,0,0.804718956,0,1.416606672,0,4.07044923,3.432945537,0,1.903331245,0,2.60276065,17,0.91866012,0.293377979,-119.0166667,32.71666667,SOUTH,RREAS,703,777,San Clemente,Y,6,NO,31.20833249,-0.759464163,-0.194609099,0.286283263,0.489736415,10.17336999,-0.024710421,0.031655433,-0.040757845,0.118380326,0.599227,0.143013868,0.8769650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11,2007,411,0,0,0,0.34657359,0.804718956,0,0,0,0,1.151292546,0,0,0,0,0,0,0,0,0,0,0,0,0,0,0,0.804718956,0.34657359,0,0,0,0,0,0,0,0,0,0,0.34657359,0,0.34657359,0,0.34657359,0.34657359,0,0,0,2.070934991,9,0.942522656,0.25394751,-119.2866699,33.68999837,SOUTH,RREAS,703,892,San Nicolas,Y,3,NO,4.840172001,0.229449556,-0.624252414,-0.065438137,0.692621649,NA,-0.183270904,-0.138419723,-0.157602662,0.197449911,0.798602,0.017702651,0.8675639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12,2007,412,0,0,0,0,0,0,0,0,0,0,0,0,0,0,0,0,0,0,0,0,0.34657359,0.34657359,0,0,0,1.354025101,0.34657359,0,0,0.34657359,0,0,0,0,0,0,0,0.34657359,0,0.34657359,0,0.549306144,0.972955075,0,0,0,2.034160641,9,0.925785936,0.742293497,-119.4483398,33.58666585,SOUTH,RREAS,703,1874,San Nicolas,Y,6,NO,4.955727861,-0.635150346,-0.96154995,0.878784697,0.97466239,NA,-0.168116661,-0.063850154,-0.001841153,0.076613697,0.686169,0.016340561,0.8241738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13,2007,413,0,0,0,0,0.34657359,0,0,0,0.34657359,0,0,0,0,0,0,0,0,0,0,0,0,0,0,0,0,0,0.549306144,0,0,0,0,0,0,0,0,0,0,0,0,0.34657359,0,0,1.242453325,0,0,0,1.450874174,5,0.90147769,0.610789791,-119.6049967,33.48666585,SOUTH,RREAS,703,775,San Nicolas,Y,6,NO,2.83148024,0.189397002,-1.069930104,0.542752355,0.94975629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14,2007,414,0,0,0,0.34657359,0.549306144,0,0,0,0,0.34657359,0,0,0,0,0,0,0,0,0,0,0.34657359,0.34657359,0,0,0,0,1.151292546,0,0,0,0,0,0,0,0,0,0,0,0,0,0,0.895879735,0.34657359,0,0,0,1.950857293,8,0.938163483,0.311230997,-119.7633301,33.38333333,SOUTH,RREAS,703,103,San Nicolas,Y,3,NO,4.329346377,0.176890589,-0.646636738,0.339055344,0.582919361,NA,-0.154568529,0.005105757,0.179342817,0.206559186,0.617186,0.004809901,0.8948426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22,2007,422,0,0,0,0,0.34657359,0,0,0,0.34657359,2.063567193,0,0.34657359,0,0,0,0,0,0,0,0,0,0,0,0,0,0,0.549306144,0,0,0,0,0,0,0,0,0,0,0,0,0,0,0,0,0,0,0,1.277893095,5,0.793998636,0.330330937,-120.3,34.31833496,SOUTH,RREAS,703,380,San Miguel,Y,4,NO,3.652594108,0.206500665,-0.589106574,-0.532147347,0.980790171,2,0.080670155,-0.079145194,0.099767853,0.265801045,0.723158,0.026709124,0.8807005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24,2007,424,0,0,0,0.34657359,0.34657359,0,0,0,0,0.972955075,0,0,0,0,0,0,0.34657359,0,0,0,0,0,0,0,0,0,0,0,0,0,0,0,0,0,0,0,0,0,0,0,0,0,0,0,0,0,1.260124928,4,0.908986353,0.41732226,-120.5783366,34.06999919,SOUTH,RREAS,703,190,San Miguel,Y,4,NO,2.012675845,0.683114735,-0.570613561,-0.319506476,1.16100153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41,2007,441,0,0,0,0,0,0,0,0,0,0,0,0,0,0,0,0,0,0,0,0,0,0,0,0,0,0,0.34657359,0,0,0,0,0,0,0,0,0,0,0,0,0,0,0,0,0,0,0,0,1,0,0.852940031,-121.3633301,35.70333252,CENTRAL,RREAS,703,60,Piedras Blancas,Y,3,NO,0.34657359,0.497613129,-1.464779387,0.336145801,1.50195389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42,2007,442,0,0,0,2.350240183,1.039720771,0,0.693147181,0,0,0.804718956,0,0,0.34657359,0,0.34657359,0,0,0,0,0,0,0,0,0,0.34657359,0,2.576645797,0,0,0,0,0.549306144,0,0,0,0,0,0.34657359,0,0,0,0,0,0,0,0,2.000228502,10,0.868687824,0.056510692,-121.4299967,35.70333252,CENTRAL,RREAS,703,167,Piedras Blancas,Y,2,NO,9.400073393,-0.093163776,-0.062753002,0.185117854,0.230808559,4.426986035,-0.077069114,0.163751514,-0.087360876,0.196673191,0.69698,0.148015207,0.9519876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43,2007,443,0,0,0,1.522261219,0.549306144,0,0.34657359,0,0,1.151292546,0,0,0,0,0,0,0,0,0,0,0,0,0,0,0,0,0.804718956,0,0,0,0,0,0,0,0,0,0,0,0,0,0,0.34657359,0,0,0,0,1.644443048,6,0.917780286,0.062458129,-121.5083333,35.70333252,CENTRAL,RREAS,703,557,Piedras Blancas,Y,3,NO,4.720726046,0.25678778,-0.212005616,0.007015694,0.322656978,4,-0.079384387,0.051729881,0.215187616,0.232864062,0.712076,0.006033129,0.7691897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44,2007,444,0,0,0,0.693147181,1.098612289,0,0,0,0,0,0,0,0,0,0,0,0,0,0,0,0,0,0,0,0,0,0,0,0,0,0,0,0,0,0,0,0,0,0,0,0,0,0,0,0,0,0.667319472,2,0.962731548,0.364427739,-121.7,35.70333252,CENTRAL,RREAS,703,885,Piedras Blancas,Y,3,NO,1.791759469,0.767601785,-0.047132218,0.290086728,0.88092508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45,2007,445,0,0,0,0.693147181,1.098612289,0,0,0,0,0,0,0,0,0,0,0,0,0,0,0,0,0,0,0,0,0,0.693147181,0,0,0,0,0.693147181,0,0,0,0,0,0,0,0,0,0,0,0,0,0,1.363572006,4,0.983607512,0.255604189,-121.8666667,35.70333252,CENTRAL,RREAS,703,1050,Piedras Blancas,Y,3,NO,3.17805383,0.458469435,-0.258312419,0.375733467,0.66771604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53,2007,453,0,0,0,0,0.23104906,0,0,0,0,0,0,0,0,0.23104906,0,0,0,0,0,0,0,0,0.366204096,0,0,0,0,0,0,0,0,0,0.23104906,0,0,0,0,0,0,0,0,0,0,0,0,0,1.363572006,4,0.983607512,0.766894646,-123.3866699,38.46666667,CENTRAL,RREAS,703,115,Fort Ross,Y,5,NO,1.059351277,1.225757172,0.120421788,-0.704112489,1.45827570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54,2007,454,0,0,0,0,0.34657359,0,0,0,0,1.732867951,0,0,0,0.34657359,0.34657359,0,0.34657359,0,0.34657359,0,0,0,1.039720771,0,0,0,0,0,0,0,1.039720771,0,0,0,0,0,0.34657359,0,0,0,0,0,0,0,0,0,1.972103739,9,0.897542637,0.427156979,-123.7099935,38.46666667,CENTRAL,RREAS,703,910,Fort Ross,Y,4,NO,5.891751035,0.028452709,-0.229566986,-0.939269251,0.914625395,3,0.034044518,0.176756236,0.015430254,0.184074867,0.58243,0.043332433,0.8509102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55,2007,455,0,0,0,0,0.693147181,0,0,0,0,0,0,0,0,0,0,0,0,0,0,0,0,0,0,0,0,0,0,0,0,0,0,0,0,0,0,0,0,0,0,0,0,0,0,0,0,0,0,1,0,0.665434619,-124.0583333,38.46666667,CENTRAL,RREAS,703,3263,Fort Ross,Y,3,NO,0.693147181,1.234873944,-0.148398172,0.082971561,1.2889702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61,2007,461,0,0,0,0,0.34657359,0,0,0,0,0.34657359,0,0,0,0,0,0,0,0,0,0,0,0,0,0,0,0,0,0,0,0,0,0,0,0,0,0,0,0,0,0,0,0,0,0,0,0,0.693147181,2,0.999992787,0.659138171,-123.7833333,39.13333333,CENTRAL,RREAS,703,73,Navarro,Y,4,NO,0.693147181,1.077773746,-0.640041424,-0.362076236,1.28448990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63,2007,463,0,0,0,0,0,0,0,0,0,1.198947636,0,0,0,0,0,0,0,0,0,0,0,0,0,0,0,0,0,0,0,0,0,0,0,0,0,0,0,0,0,0.34657359,0,0,0,0,0,0,0.53222699,2,0.7678357,0.637118377,-124,39.13333333,CENTRAL,RREAS,703,404,Navarro,Y,4,NO,1.545521227,0.472265129,-0.813238441,-0.783746053,1.14811569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64,2007,464,0,0,0,0,0,0,0,0,0,1.386294361,0,0,0,0,0,0,0,0,0,0,0,0,0.34657359,0,0,0,0,0,0,0,0,0.34657359,0.34657359,0,0,0,0,0,0,0.34657359,0,0,0,0,0,0,1.386294361,5,0.861352046,0.555899159,-124.3166667,39.13333333,CENTRAL,RREAS,703,2153,Navarro,Y,4,NO,2.772588722,0.213765672,-0.587036755,-0.944196701,1.057105145,NA,0.144620795,-0.317912406,-0.105913441,0.368826719,0.827416,0.004546,0.8512725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65,2007,465,0,0,0,0,0,0,0,0,0,3.482067806,0,0,0,0,0,0,0,0,0,0,0,0,0,0,0,0,0,0,0,0,0,0,0.34657359,0,0,0,0,0,0,0,0,0,0,0,0,0,0.303742261,2,0.438204293,0.511293449,-124.6,39.13333333,CENTRAL,RREAS,703,3292,Navarro,Y,4,NO,3.828641396,0.056455902,-0.532887978,-0.840820179,0.913438748,1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71,2007,471,0,0,0,0,0.549306144,0,0.34657359,0,0.693147181,0,0,0,0,0,0,0,0,0,0.34657359,0,0,0,0,0,0,0,0,0,0,0,0,0,0,0,0,0,0,0,0,0,0,0,0,0,0,0,1.34115559,4,0.967437515,0.627376046,-123.9166667,39.83333333,CENTRAL,RREAS,703,65,Delgada,Y,3,NO,1.935600505,1.058362557,0.41042189,-0.381404556,1.2733343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73,2007,473,0,0,0,0,0.693147181,0,0.549306144,0,0.34657359,4.999853205,0,0,0,0,0,0,0,0,0,0,0,0,0,0,0,0,0.34657359,0,0,0,0,0,1.666102255,0,0,0,0,0,0,0.34657359,0,0,0,0,0,0,1.385416525,7,0.711962733,0.293380328,-124.1083333,39.83333333,CENTRAL,RREAS,703,236,Delgada,Y,1,NO,8.948129556,-0.072039711,-0.122715931,-0.748629564,0.714047059,2.10892402,0.096955245,-0.065607551,0.026235974,0.129699617,0.806127,0.06132091,0.9262976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74,2007,474,0,0,0,0,0,0,1.242453325,0,0,4.497086217,0,0,0,0,0,0,0,0,0.34657359,0,0,0,0.804718956,0,0,0,0,0,0,0,0.34657359,0,2.312486407,0,0,0,0,0,0,1.098612289,0.34657359,0,0,0,0,0,1.688392057,8,0.811944461,0.443372301,-124.4,39.83333333,CENTRAL,RREAS,703,1600,Delgada,Y,1,NO,10.99507796,-0.301404785,0.106053831,-0.962433551,0.986582159,3.86194194,0.292718489,-0.112281365,-0.129777916,0.348860106,0.674002,0.017373709,0.9136519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75,2007,475,0,0,0,0,0,0,0,0,0,3.392793823,0,0,0,0,0,0,0,0,0,0,0,0,0.34657359,0,0,0,0,0,0,0,0.549306144,0.34657359,0,0,0,0,0,0,0,0.34657359,0,0,0,0,0,0,1.061018783,5,0.659247217,0.480838192,-124.7166667,39.83333333,CENTRAL,RREAS,703,1344,Delgada,Y,4,NO,4.981820738,-0.155722475,-0.5173622,-0.877032234,0.939098794,2,0.157245488,-0.360881806,0.085153789,0.407219432,0.766027,0.001176012,0.8777057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81,2007,481,0,0,0,0.693147181,1.386294361,0,0,0,0,0,0,0,0,0,0,0,0,0,0,0,0,4.219507705,0,0,0,3.33220451,3.091042453,0,0,4.442651256,0,1.386294361,0,0,0,1.386294361,0,0.693147181,0,2.944438979,0,5.075173815,5.872117789,0,1.386294361,0,2.374559787,13,0.925772303,0.564702014,-117.75,33.01666667,SOUTH,RREAS,703,798,San Diego,Y,6,NO,35.90860831,-0.956912814,-0.256988442,0.714393366,0.812754083,7.222834014,-0.155969878,-0.025905429,-0.044158699,0.037574415,0.720286,0.028888695,0.7509814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82,2007,482,0,0,0,0,1.098612289,0,0,0,0,0.693147181,0,0,0,0,0,0,0,0,0,0,0,0,0,0,0,0.693147181,1.609437912,0,0,0.693147181,0,0,0,0,0,0.693147181,0,0,0,0,0,2.302585093,2.079441542,0,0,0,1.9545843,8,0.939955794,0.362544016,-117.5833333,32.91666667,SOUTH,RREAS,703,865,San Diego,Y,6,NO,9.862665558,-0.442152306,-0.628172392,0.410270208,0.400170933,8,-0.23773853,-0.119947727,0.005357425,0.160683875,0.586182,0.006763323,0.7803810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83,2007,483,0,0,0,0.693147181,1.098612289,0,0,0,0,0.693147181,0,0,0,0,0,0,0,0,0,0,0,1.609437912,0,0,0,0,1.945910149,0,0,1.791759469,0,1.098612289,0,0,0.693147181,0.693147181,0,0,0,0,0,0,3.465735903,0,1.098612289,0,2.249353115,11,0.938052753,0.371422651,-117.4216634,32.81666667,SOUTH,RREAS,703,555,San Diego,Y,6,NO,14.88126902,-0.474373874,-0.580122586,0.488757161,0.412839778,10.54216535,-0.126358384,-0.051312062,0.071591287,0.112534159,0.571735,0.016199815,0.737998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84,2007,484,0,0,0,1.609437912,1.791759469,1.098612289,0,0,0,0,0,0,0,1.945910149,0,0,0,0,0,0,0,0,0,0,0,0,0,0,0,0,0,0,0,0,0,0,0,0,0,0,0,0,0.693147181,0,1.098612289,0,1.737354425,6,0.969635065,0.340508512,-117.3333333,32.70833333,SOUTH,RREAS,703,94,San Diego,Y,5,NO,8.237479289,0.116760139,0.303394138,0.711674343,0.842899635,6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91,2007,491,0,0,0,0.34657359,0,0,0,0,0,0,0,0,0,0,0,0,0,0,0,0,0,0,0,0,0,0,0,0,0,0,0,0,0,0,0,0,0,0,0,0,0,0,0,0,0,0,0,1,0,0.783723041,-120.7333333,35,CENTRAL,RREAS,703,55,Point Sal,Y,3,NO,0.34657359,1.076844586,-0.645653453,0.812082281,1.50477251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92,2007,492,0,0,0,0.895879735,0.34657359,0,0,0,0,0,0,0,0,0,0,0,0,0,0,0,0,0,0,0,0,0,0,0,0,0,0,0,0,0,0,0,0,0,0,0,0,0,0,0,0,0,0.591952197,2,0.854000339,0.462824587,-120.7933268,35,CENTRAL,RREAS,703,94,Point Sal,Y,3,NO,1.242453325,0.865273495,-0.228229839,0.434706891,1.0333760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93,2007,493,0,0,0,0.693147181,0,0,0,0,0,1.354025101,0,0,0,0,0,0,0,0,0,0,0,0,0,0,0,0,0.34657359,0,0,0,0,0.34657359,0,0,0,0,0,0,0,0,0,0.34657359,0,0,0,0,1.433433491,5,0.890641198,0.297869318,-120.8833333,35,CENTRAL,RREAS,703,192,Point Sal,Y,4,NO,3.086893052,0.314304093,-0.641007263,-0.234726451,0.66882915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94,2007,494,0,0,0,1.319528665,1.319528665,0,0,0,0,0,0,0,0.34657359,0,0,0,0,0,0,0,0,0,0.34657359,0,0.34657359,0,0.34657359,0,0,0,0,0.34657359,0,0,0,0,0.34657359,0,0,0.693147181,0,0,0,0,0,0,2.007459062,9,0.91363353,0.204813382,-120.975,35,CENTRAL,RREAS,703,374,Point Sal,Y,3,NO,5.411646052,0.24646502,-0.104875435,0.440567578,0.559607652,NA,-0.132081682,-0.023934817,0.048376125,0.132170592,0.662495,0.024353491,0.9121566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7_495,2007,495,0,0,0,0.895879735,0.549306144,0,0,0,0,0,0,0,0,0,0,0,0,0,0,0,0,0,0,0,0,0,0,0,0,0,0,0,0,0,0,0,0,0,0,0.34657359,0,0,0,0,0,0,1.026806916,3,0.934637098,0.411638665,-121.1166667,35,CENTRAL,RREAS,703,532,Point Sal,Y,3,NO,1.791759469,0.799885106,-0.158238022,0.414464718,0.96083621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109,2008,109,0,0,0,0,0,0,0,0,0,1.791759469,0,0,0,0,0,0,0,0,0,0,0,0,0,1.098612289,0,0,0,0,0,0,0,0,0,0,0,0,0,0,0,0,0,0,0,0,0,0,0.664110011,2,0.958101309,0.574811316,-122.0333333,36.58333333,CENTRAL,RREAS,803,608,Monterey Bay Outside,Y,4,YES,2.890371758,0.153953869,-0.59788422,-0.970755656,1.07193601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110,2008,110,0,0,0,0,0.34657359,0,0,0,0,0.895879735,0,0,0,0,0,0,0,0,0,0,0,0,0.34657359,0.34657359,0,0,0,0,0,0,0,0,0,0,0,0,0,0,0,0,0,0,0,0,0,0,1.28051034,4,0.923691293,0.513514285,-122.175,36.58333333,CENTRAL,RREAS,803,2304,Monterey Bay Outside,Y,4,YES,1.935600505,0.630278043,-0.517307314,-0.705463761,1.03501111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112,2008,112,0,0,0,0,0,0.693147181,0,0,0,0,0,2.079441542,0,0,0,0,0,0,0,0,0,0,0,0,0,0,0,0,0,0,0,0,0,0,0,0,0,0,0,0,0,0.693147181,0,0,0,0,0.950270539,3,0.864970896,0.863727294,-121.9466634,36.65500081,CENTRAL,RREAS,803,73,Monterey Bay Inside,Y,5,YES,3.465735903,-0.021836419,0.868899921,1.341861688,1.69288010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113,2008,113,0,0,0,0,0,0,0,0,0,1.791759469,0,0,0,0,0,0,0,0,0,0,0,0,1.945910149,0,0,0,0,0,1.098612289,0,0,0,0,0,0,0,0,1.098612289,0,0,0,0,0,0,0,0,1.351684806,4,0.975032725,0.562514282,-122.05,36.64666748,CENTRAL,RREAS,803,900,Monterey Bay Outside,Y,4,YES,5.934894196,-0.276771362,-0.417363966,-1.073923245,1.105700138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115,2008,115,0,0,0,0,0,0,0,0,0,0.693147181,0.693147181,0.693147181,0,0.693147181,0,0,0,0,0,0,0,0,0,0,0,0,0,0,0,0,0,0,0,0,0,0,0,0,0,0,0,0.693147181,0,0,0,0,1.609437912,5,0.999998757,0.606470014,-121.9083333,36.70833333,CENTRAL,RREAS,803,91,Monterey Bay Inside,Y,5,YES,3.465735903,0.509030452,0.015088978,-1.053065054,1.16794958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116,2008,116,0.23104906,0,0,0,0.828302217,0,0.597253156,0,0,1.110734837,0.23104906,0,0,0.23104906,0,0,0,0,0,0,0,0,0.366204096,0,0,0,0.23104906,0,0,0,0,0,0,0,0,0,0.23104906,0,0,0,0,0.23104906,0,0,0,0,2.096321511,10,0.910420469,0.27125113,-121.9766602,36.73999837,CENTRAL,RREAS,803,287,Monterey Bay Inside,Y,1,YES,4.288788667,0.42623822,-0.027507153,-0.526632513,0.688924099,NA,0.062807331,0.089405726,0.067887391,0.136016007,0.824389,0.06323571,0.8660425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117,2008,117,0,0,0,0,0,0,0,0,0,2.117053252,0,0,0,0,0,0,0,0,0,0,0,0,1.282474679,0.693147181,0,0,0,0,0,0,0,0,0,0,0,0,0.549306144,0,0,0,0,0,0,0,0,0,1.249966553,4,0.901658648,0.483224534,-122.1083333,36.7,CENTRAL,RREAS,803,1920,Monterey Bay Outside,Y,4,YES,4.641981256,-0.114355167,-0.36271877,-0.977825875,0.97688326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124,2008,124,0,0,0,0,0,1.098612289,0,0,0,0,0,0,0,0,0,0,0,0,0,0,0,0,0,0,0,0,0,0,0,0,0,0,0,0,0,0,0,0,0,0,0,0,0,0,0,0,0,1,0,0.995811055,-122.375,36.98333333,CENTRAL,RREAS,803,128,Davenport,Y,5,YES,1.098612289,0.357011964,0.727178167,-1.96526459,2.14487753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125,2008,125,0,0,0,0,0,0,0,0,0,1.791759469,0,0,0,0,0,0,0,0,0,0,0,0,0,0,0,0,0,0,0,0,0,0,0,0,0,0,1.098612289,0,0,0,0,0,0,0,0,0,0.664110011,2,0.958101309,0.547153426,-122.425,36.98333333,CENTRAL,RREAS,803,446,Davenport,Y,4,YES,2.890371758,0.080941364,-0.674478365,-0.8895812,1.02920279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126,2008,126,0,0,0,1.386294361,0,0,0,0,0,4.317488114,0,0,0,0,0,0,0,0,0,0,0,0,0,0,1.098612289,0,0,0,0,0,0,0,0,0,0,0,0,0,0,0,0,0,0,0,0,0,0.907158399,3,0.825728654,0.263293624,-122.5916667,36.98333333,CENTRAL,RREAS,803,432,Davenport,Y,1,YES,6.802394763,-0.142773991,-0.425176084,-0.513529987,0.577675885,2.822017645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127,2008,127,0,0,0,0.693147181,0,0,0,0,0,1.945910149,0,0,0,0,0,0,0,0,0,0,0,0,0.693147181,0,0,0,1.098612289,0,0,0,0,0,0,0,0,0,0,0,0,0,0,0,0,0,0,0,1.287565096,4,0.928780214,0.209718692,-122.7583333,36.98333333,CENTRAL,RREAS,803,1045,Davenport,Y,4,YES,4.430816799,0.084544611,-0.518357564,-0.332496388,0.51797678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131,2008,131,0,0,0,2.48490665,1.386294361,1.098612289,0,0,0,1.386294361,1.098612289,2.197224577,0,1.098612289,0,0,0,0,0,0,0,0,0,0,0,0,1.386294361,0,0,0,0,0,0,0,0,0,0,0,0,0,0,0,0,0,0,0,2.029906848,8,0.976178261,0.130555092,-122.5666667,37.275,CENTRAL,RREAS,803,82,Pescadero,Y,2,YES,12.13685118,-0.052609541,0.005870904,0.22608403,0.288028805,8,0.060788573,-0.211851719,0.024956948,0.224857033,0.722861,0.025865329,0.7411125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132,2008,132,0,0,0,0.34657359,1.151292546,0.34657359,0.549306144,0,0,0.895879735,0.34657359,1.732867951,0,0,0,0,0,0,0,0,0,0,0.549306144,0.549306144,0.34657359,0,0,0,0,0,0.549306144,0.693147181,0.693147181,0,0,0,0.693147181,0,0,0,0,0,0,0,0,0,2.513314394,14,0.952352829,0.262522094,-122.65,37.275,CENTRAL,RREAS,803,95,Pescadero,Y,2,YES,9.443000713,0.145032913,0.333196048,-0.488847928,0.666935983,10,0.114599985,-0.02393359,-0.045537885,0.135949128,0.678729,0.204116133,0.8603594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133,2008,133,0,0,0,0,0.34657359,0,0.34657359,0,0,2.393745871,0,0,0,0.549306144,0,0,0,0,0,0,0,0,2.087193635,0,0.34657359,0,0.34657359,0,0.34657359,0,0.34657359,0,0,0,0,0,0.34657359,0,0,0,0,0.693147181,0,0,0,0,2.040110949,11,0.850792025,0.286281259,-122.8166667,37.275,CENTRAL,RREAS,803,184,Pescadero,Y,4,YES,8.149407963,-0.16843803,-0.108409475,-0.746929005,0.722023288,4,0.083730328,-0.076840861,-0.023884274,0.124267643,0.644369,0.097791546,0.7542692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134,2008,134,0,0,0,0,0,0,0,0,0,5.170483995,0,0,0,0,0,0,0,0,0,0,0,0,2.197224577,1.386294361,0,0,0,0,0,0,0,0,0,0,0,0,0,0,0,0,0,0,0,0,0,0,0.949796334,3,0.864539257,0.509067079,-122.9833333,37.275,CENTRAL,RREAS,803,518,Pescadero,Y,1,YES,8.754002933,-0.379264265,-0.243337568,-0.989835271,1.01859968,2.534267358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135,2008,135,0,0,0,0.693147181,1.386294361,0,0,0,0,4.007333185,0,0,0,0,0,0,0,0,0,0,0,0,1.945910149,0.693147181,0,0,1.098612289,0,0,0,0,1.098612289,0,0,0,0,0,0,0,0.693147181,0,0,0,0,0,0,1.87084725,8,0.899686809,0.127570938,-123.15,37.275,CENTRAL,RREAS,803,950,Pescadero,Y,1,YES,11.61620381,-0.226903808,-0.222176376,-0.379845084,0.402697739,6.964385909,-0.055728654,-0.108478458,0.0549783,0.129305959,0.864179,0.022640264,0.797306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138,2008,138,0,0,0,0,2.441400961,0.804718956,0,0,0.895879735,0.693147181,0,0.895879735,0,1.151292546,0,0,0,0,0.34657359,0,0,0,0,0,0,0,0,0,0,0,0,0,0,0,0,0,0.34657359,0,0,0,0,0,0,0,0.549306144,0,2.0146875,9,0.916923332,0.391483598,-122.9083333,37.7,CENTRAL,RREAS,803,55,Gulf of the Farallones,Y,5,YES,8.124772439,0.354805701,0.376180303,-0.561974301,0.825871575,7,0.152908463,-0.015263809,0.086482056,0.187330849,0.6051,0.033336828,0.9314574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152,2008,152,0,0,0,0,2.564949357,0,0,0,0,0.693147181,0,0.693147181,0,0.693147181,0,0,0,0,0,0,0,0,1.386294361,0.693147181,0,0,0.693147181,0,0,0,0,0,1.098612289,0,0,0,0,0,0,0,0,0,0,0,0,0,1.942039378,8,0.933922965,0.277933695,-123.0416667,37.65833333,CENTRAL,RREAS,803,108,Farallones Outside,Y,2,YES,8.51559191,0.068786312,0.401848416,-0.446517101,0.671455855,8,0.087895015,-0.197072168,-0.094843646,0.239256717,0.736034,0.041940792,0.8765517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156,2008,156,0,0,0,1.098612289,0,0,0,1.098612289,0,1.609437912,0,1.098612289,0,0.693147181,0,0,0,0,0,0,0,0,0.693147181,1.791759469,0,0,0,0,1.098612289,0,1.098612289,0,0.693147181,0,0,0,0,0,0,0,0,0,0,0,0,0,2.252858097,10,0.978403415,0.391379513,-123.1383301,37.74333496,CENTRAL,RREAS,803,91,Farallones Outside,Y,5,YES,10.97370037,-0.126523,0.204870478,-0.845611805,0.875176763,10,0.098896817,-0.176107314,-0.080814317,0.222129155,0.738335,0.058847627,0.8972167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160,2008,160,0,0,0,0,0.693147181,0,0.693147181,0,0,0.693147181,0,0,0,0,0,0,0,0,0,0,0,0,2.079441542,0.693147181,0,0,0,0,0.693147181,0,0,0,0,0,0,0,0,0,0,0,0,0,0,0,0,0,1.667461933,6,0.930627359,0.44353125,-123.3166667,37.88333333,CENTRAL,RREAS,803,91,Farallones Outside,Y,5,YES,5.545177444,0.354600398,0.343236214,-0.802400445,0.980699939,6,0.14934302,-0.104658432,-0.052062347,0.19840173,0.733287,0.074181829,0.8450389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162,2008,162,0,0,0,0,0.693147181,0,0,0,0,2.302585093,0,0,0,0,0,0,0,0,0,0,0,0,0,0,0,0,0,0,0,0,0,0,0,0,0,0,0,0,0,0,0,0,0,0,0,0,0.540936297,2,0.780400483,0.358602545,-123.5,37.88333333,CENTRAL,RREAS,803,1328,Farallones Outside,Y,4,YES,2.995732274,0.366206715,-0.443473799,-0.584869773,0.762622136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171,2008,171,0,0,0,0,0,0,0.693147181,0,0,6.01615716,0,0,0,0,0,0,0,0,0,0,0,0,0.693147181,0,0,0,0,0,0,0,0,0,1.791759469,0,0,0,0,0,0,0,0,0,0,0,0,0,0.986000489,4,0.711247725,0.464051495,-123.4833333,38.16666667,CENTRAL,RREAS,803,400,Point Reyes,Y,1,YES,9.19421099,-0.243393873,-0.052816691,-0.98668089,0.9734963,1.71497079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183,2008,183,0,0,0,0,1.098612289,0,0.693147181,0,0.693147181,3.218875825,0,0,0,0,0,0,0,0,0,0,0,0,0,0,0,0,0,0,0,0,0,0,0,0,0,0,0,0,0,0,0,0,0,0,0,0,1.152362929,4,0.831252643,0.254262564,-123.2333333,38.46666667,CENTRAL,RREAS,803,53,Fort Ross,Y,4,NO,5.703782475,0.178666613,-0.113454446,-0.631922954,0.638596325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237,2008,237,0,0,0,0.34657359,1.242453325,0,0,0,0.549306144,0.34657359,0,2.943052016,0,0.895879735,0,0,0,0,0,0,0,0,0,0,0,0,0,0,0,0,0,0,1.777674031,0,0,0,0.549306144,0,0,0,0,0,0,0,0,0,1.813395504,8,0.872058376,0.420375731,-122.8316732,37.59666748,CENTRAL,RREAS,803,74,Gulf of the Farallones,Y,5,YES,8.650818575,0.480847282,0.51020298,-0.393301911,0.894448968,6,0.081705598,-0.070167176,0.054885047,0.129435047,0.605987,0.049609141,0.7931698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01,2008,401,0,0,0,1.098612289,1.098612289,0,0,0,0,0,0,0,0,0,0,0,0.693147181,0,0,0,0,1.386294361,0,0,0,0,1.098612289,0,0,0,0,0,0,0,0,0,0.693147181,0,0,0,0,2.397895273,4.110873864,0,0,0,1.882842325,8,0.905455217,0.354792873,-118.2,32.71666667,SOUTH,RREAS,803,1586,San Clemente,Y,6,NO,12.57719473,-0.306894164,-0.230366427,0.772069756,0.510511544,6.751304721,-0.270198294,0.115244014,0.171987986,0.263647359,0.478586,0.001704717,0.8829684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02,2008,402,0,0,0,0.549306144,0.549306144,0,0.549306144,0,0,0,0,0,0,0,0,0,0,0,0,0,0,0.972955075,0,0,0,1.868834809,2.178354413,0.34657359,0,1.497866137,0,0.34657359,0,0,0,0.34657359,0,0.34657359,0,1.700598691,0.895879735,1.282474679,3.543368967,0,0,0,2.443306352,15,0.902237983,0.451830026,-118.4533366,32.71666667,SOUTH,RREAS,803,222,San Clemente,Y,6,NO,16.9745453,-0.720959578,-0.355150483,0.674151743,0.604208865,8.876867213,-0.027483345,0.064231036,-0.035749339,0.127451665,0.658931,0.088293299,0.8636253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03,2008,403,0,0,0,0.34657359,1.098612289,0,0,0,0,0,0,0,0.34657359,0,0,0,0,0,0,0,0,0.34657359,0,0,0,0.693147181,0,0,0,0.895879735,0,0,0,0,0,0,0,0,0,0,0,1.354025101,3.973839286,0,0,0,1.701726559,8,0.818356997,0.553328686,-118.7483398,32.71666667,SOUTH,RREAS,803,1253,San Clemente,Y,6,NO,9.055224361,-0.22839435,-0.212624075,1.111882158,0.85115057,4.08784043,-0.235473599,0.128336616,-0.086468228,0.16988,0.65023,0.018330063,0.9030235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04,2008,404,0,0,0,0.804718956,0.693147181,0,0,0,0,0,0,0,0,0,0,0,0,0,0,0,0,1.445185879,0,0,0,1.416606672,2.445174564,0,0,1.892094817,0,0.549306144,0,0,0,0,0,0,0,2.178354413,0.693147181,1.831780823,4.072049232,0,0.693147181,0,2.305479954,12,0.927793075,0.452852475,-119.0166667,32.71666667,SOUTH,RREAS,803,777,San Clemente,Y,6,NO,18.71471304,-0.701196645,-0.340772651,0.696253968,0.604109366,7.677396945,-0.109224503,-0.084797539,0.022992899,0.104450455,0.731779,0.022947989,0.8725511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11,2008,411,0,0,0,0.34657359,0,0,0,0,0,0,0.34657359,0,0,0,0,0,0,0,0,0,0,0.549306144,0,0,0,1.47221949,1.589026915,0,0,0.34657359,0,0,0,0,0,0,0,0.34657359,0,0,0,0.34657359,0.895879735,0,0.34657359,0,2.086231571,10,0.906038466,0.51135271,-119.2866699,33.68999837,SOUTH,RREAS,803,892,San Nicolas,Y,6,NO,6.585873825,-0.52710353,-0.702295307,0.69087407,0.640268053,4,-0.208242047,-0.013101886,0.109054745,0.153278446,0.528393,0.007026143,0.6902647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12,2008,412,0,0,0,0,0,0,0,0,0,0,0,0,0,0,0,0,0,0,0,0,0,0,0,0,0,0.693147181,1.567747108,0.34657359,0,0.34657359,0,0,0,0,0,0,0,0,0,0.549306144,0,1.039720771,1.039720771,0,0.693147181,0,1.961925386,8,0.943486108,0.5840104,-119.4483398,33.58666585,SOUTH,RREAS,803,1874,San Nicolas,Y,6,NO,6.275936336,-0.736070556,-0.685053138,0.688221816,0.73539877,6,-0.240262196,-0.269511442,-0.004075027,0.291143572,0.485924,0.000992496,0.7055069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13,2008,413,0,0,0,0.693147181,0.693147181,0,0,0,0,0.34657359,0,0,0,0,0,0,0,0,0,0,0,0.693147181,0,0,0,1.416606672,1.319528665,0,0,0,0,0,0,0,0,0,0,0,0,1.151292546,0,0.804718956,0.972955075,0,0,0,2.129015873,9,0.968956391,0.291859725,-119.6049967,33.48666585,SOUTH,RREAS,803,775,San Nicolas,Y,6,NO,8.091117046,-0.147840758,-0.535178615,0.499940241,0.362365825,8,-0.164447142,-0.170374408,-0.063340587,0.178485388,0.586341,0.014678267,0.9271528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14,2008,414,0,0,0,0.549306144,0.34657359,0,0,0,0.549306144,0,0,0,0,0,0,0,0,0,0,0,0,0.549306144,0,0,0,0,1.319528665,0,0,0.34657359,0,0,0,0,0,0,0,0,0,0.34657359,0,0.34657359,1.567747108,0,0,0,2.012561918,9,0.915955939,0.396902959,-119.7633301,33.38333333,SOUTH,RREAS,803,103,San Nicolas,Y,6,NO,5.921488567,-0.068651106,-0.620483077,0.652756722,0.549651221,5,-0.028649549,-0.042445861,0.151518129,0.2140001,0.571473,0.012273737,0.9292511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22,2008,422,0,0,0,0,0,0,0,0,0,0.972955075,0,1.81879308,0,0,0,0,0,0.34657359,0,0,0,0.34657359,0.549306144,0,0,1.445185879,0.804718956,0,0,0,0,0,0,0,0,0.34657359,0,3.039966598,0,0,0,0,0,0,0,0,1.920850472,9,0.874216282,0.543048445,-120.3,34.31833496,SOUTH,RREAS,803,380,San Miguel,Y,2,NO,9.670646502,-0.690427702,-0.95134736,-0.180679897,0.89597609,6,-0.135684451,-0.170257745,-0.09829763,0.186936832,0.7387,0.015531823,0.80216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23,2008,423,0,0,0,0,0.693147181,0,0,0,0,1.609437912,0,1.098612289,0.693147181,0,0,0,0,0.693147181,0,1.386294361,0,0,0,0,0,0,1.791759469,0,0,0,0,0,0,0,0,0,0.693147181,4.990432587,0,0,0,1.386294361,0,0,0,0,2.05689547,10,0.893297964,0.380365943,-120.4716634,34.17666829,SOUTH,RREAS,803,122,San Miguel,Y,2,NO,15.0354197,-0.643433069,-0.673976833,-0.081503077,0.631506696,5.62397144,-0.098479774,-0.014166563,-0.095954919,0.08179319,0.561416,0.082891277,0.732633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24,2008,424,0,0.34657359,0,0,0,0,0,0,0,0.549306144,0,0,0,0,0,0,0,0,0,0,0,0,0,0,0,0.34657359,0.693147181,0,0,0,0,0,0,0,0,0,0,0.895879735,0,0,0,0.34657359,0,0,0,0,1.717426317,6,0.958512986,0.558950274,-120.5783366,34.06999919,SOUTH,RREAS,803,190,San Miguel,Y,4,NO,3.17805383,-0.119301382,-1.151852326,-0.085077815,0.942556604,NA,-0.299617789,0.006429135,-0.105944843,0.17963062,0.784339,0.0105597,0.7187279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25,2008,425,0,0,0,0.34657359,0,0,0,0,0,0,0,0,0,0,0,0,0,0,0,0,0,0.34657359,0,0,0,0,0.34657359,0,0,0,0,0,0,0,0,0,0,0,0,0,0,0.34657359,0.34657359,0,0,0,1.609437912,5,0.999998757,0.639281295,-120.7116699,33.91833496,SOUTH,RREAS,803,1848,San Miguel,Y,3,NO,1.732867951,0.406248006,-0.864683858,0.844238053,1.06450252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41,2008,441,0,0,0,0,0,0,0,0,0,0,0,0,0.549306144,0,0,0,0,0.549306144,0,0,0,0,0.549306144,0,0,0,0.549306144,0,0,0,0,0.549306144,0,0,0,0,1.098612289,0,0,0,0,0,0,0,0,0,1.747868097,6,0.975502852,0.661110205,-121.3633301,35.70333252,CENTRAL,RREAS,803,60,Piedras Blancas,Y,3,NO,3.84514301,-0.54266127,-1.199134384,0.002843926,1.191542304,NA,-0.256432422,-0.021410764,-0.320876803,0.402850995,0.541048,0.002839787,0.6084525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42,2008,442,0,0,0,0.828302217,1.086032179,0,0.366204096,0,0.366204096,1.952644385,0,0,0.597253156,0.23104906,0,0,0,0,0,0,0,0,1.499936557,0.597253156,0.732408192,0,2.94468188,0,0.23104906,0,0,0,0,0,0,0,0.732408192,0.597253156,0,0,0,0,0,0,0,0,2.37131169,14,0.898544727,0.082103589,-121.4299967,35.70333252,CENTRAL,RREAS,803,167,Piedras Blancas,Y,2,NO,12.76267938,-0.280282683,-0.093370809,-0.237966444,0.309059641,8.473866101,0.027511833,0.021259269,-0.08696543,0.096702958,0.605255,0.29435242,0.7982216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43,2008,443,0,0,0,0,0.895879735,0,0,0,0,1.098612289,0,0,0.693147181,0,0,0,0,0,0,0,0,0,2.003666593,1.242453325,0.549306144,0,0.693147181,0,0,0,0.34657359,0,0,0,0,0,1.098612289,1.319528665,0,0.34657359,0,0,0,0,0,0,2.276051565,11,0.949186867,0.313217148,-121.5083333,35.70333252,CENTRAL,RREAS,803,557,Piedras Blancas,Y,2,NO,10.28750058,-0.464967894,-0.344881185,-0.580383495,0.723608892,9,-0.0896462,-0.006933768,-0.040226326,0.087137592,0.589495,0.061923252,0.764592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44,2008,444,0,0,0,0,0.732408192,0,0,0,0,0.854983119,0,0,0,0,0,0,0,0,0,0,0,0,0.23104906,0.23104906,0,0,0,0,0,0,0,0,0,0,0,0,0,0,0.23104906,0,0,0,0,0,0,0,1.428472972,5,0.887559057,0.440798329,-121.7,35.70333252,CENTRAL,RREAS,803,885,Piedras Blancas,Y,4,NO,2.280538492,0.707724403,-0.376565508,-0.504421643,0.927329192,NA,-0.187822391,-0.213067261,-0.035559449,0.277888968,0.822498,0.007806363,0.8507517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45,2008,445,0,0,0,0,0,0,0,0,0,0.693147181,0,0,0,0,0,0,0,0,0,0,0,0,0.366204096,0,0,0,0,0,0,0,0,0,0,0,0,0,0,0,0,0,0,0,0,0,0,0,0.64473584,2,0.93015049,0.701490651,-121.8666667,35.70333252,CENTRAL,RREAS,803,1050,Piedras Blancas,Y,4,NO,1.059351277,0.653696114,-0.712512817,-0.938831297,1.29068681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53,2008,453,0,0,0,0,0,0,0.693147181,0,0,2.772588722,0,0,0,0,0,0,0,0,0,0,0,0,1.098612289,0,0,0,0,0,0.693147181,0,0,0,0,0,0,0,0,0,0,0,0,0,0,0,0,0,1.198853235,4,0.864788249,0.451389265,-123.3866699,38.46666667,CENTRAL,RREAS,803,115,Fort Ross,Y,4,NO,5.257495372,-0.038376928,-0.1369666,-0.988856661,0.954132648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54,2008,454,0,0,0,0.804718956,0,0,0.34657359,0,0,5.187526231,0,0,0,0,0,0,0.549306144,0,0.895879735,0,0,0,2.32219545,0.895879735,0.34657359,0,0,0,0.549306144,0,0.549306144,0.693147181,2.66876904,0,0,0,1.098612289,0,0,0,0,1.151292546,0,0,0,0,2.282651239,14,0.864949236,0.333229661,-123.7099935,38.46666667,CENTRAL,RREAS,803,910,Fort Ross,Y,1,NO,18.05908678,-0.517031923,0.120416447,-0.700792761,0.847782352,3.776116809,0.096710404,-0.020249208,-0.055259928,0.122766918,0.559639,0.199608346,0.8204616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55,2008,455,0,0,0,1.098612289,1.791759469,0,0.693147181,0,0,3.63758616,0,0,0,0.693147181,0,0,0,0,0,0,0,0,2.48490665,0,0,0,0,0,0,0,0,1.386294361,1.098612289,0,0,0,0,0,0,0,0,1.609437912,0,0,0,0,2.058158741,9,0.936707937,0.143879192,-124.0583333,38.46666667,CENTRAL,RREAS,803,3263,Fort Ross,Y,1,NO,14.49350349,-0.18350489,0.228341664,-0.3956642,0.516426204,8.388011626,0.115400421,-0.030522803,0.030615237,0.134591567,0.763909,0.067416193,0.8236211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63,2008,463,0,0,0,0,0,0,0,0,0,1.386294361,0,0,0,0,0,0,0,0,0,0,0,0,0,0.693147181,0,0,0,0,0,0,0,0,2.48490665,0,0,0,1.098612289,0,0,0,0,0,0,0,0,0,1.281191544,4,0.924182677,0.571979713,-124,39.13333333,CENTRAL,RREAS,803,404,Navarro,Y,5,NO,5.66296048,-0.104078333,-0.15011391,-1.163851624,1.130742251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64,2008,464,0,0,0,0,0,0,0,0,0,4.605170186,0,0,0,0,0,0,0,0,0,0,0,0,1.386294361,1.945910149,0,0,0,0,0.693147181,0,0,1.098612289,1.098612289,0,0,0,1.609437912,0,0,0,0,0,0,0,0,0,1.756877342,7,0.902855691,0.469509184,-124.3166667,39.13333333,CENTRAL,RREAS,803,2153,Navarro,Y,1,NO,12.43718437,-0.521548988,-0.111074449,-0.922946736,1.006201901,5.456261757,0.021571499,-0.254315587,-0.269881961,0.370824172,0.821948,0.008594748,0.8105954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65,2008,465,0,0,0,0,0,0,0,0,0,8.985695695,0,0,0,0,0,0,0,0,0.693147181,0,0,0,0,1.386294361,0,0,0,0,0,0,0,0,0,0,0,0,0,0,0,0,0,0,0,0,0,0,0.602821955,3,0.548710525,0.594404627,-124.6,39.13333333,CENTRAL,RREAS,803,3292,Navarro,Y,1,NO,11.06513724,-0.424438647,-0.382699327,-1.051519916,1.11628853,1.02491327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71,2008,471,0,0,0,0,0,1.386294361,0,0,0.693147181,0.693147181,0,0,0,0,0,0,0,0,0,0,0,0,1.609437912,0.693147181,0,0,0,0,0,0,0,0,2.564949357,0,0,0,0,0,0,0,0,0,0,0,0,0,1.65742482,6,0.925025544,0.648430296,-123.9166667,39.83333333,CENTRAL,RREAS,803,65,Delgada,Y,5,NO,7.640123173,-0.100294907,0.481349621,-1.188510487,1.299878604,6,0.175831313,-0.216948,-0.003814141,0.286360928,0.824739,0.014246675,0.8048775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73,2008,473,0,0,0,0,0,0,0,0,0,3.36729583,0,0,0,0,0,0,0,0,0,0,0,0,0,0,0,0,0,0,0.693147181,0,0,0,1.386294361,0,0,0,0,0,0,0,0,0,0,0,0,0,0.907934337,3,0.826434941,0.517072159,-124.1083333,39.83333333,CENTRAL,RREAS,803,236,Delgada,Y,4,NO,5.446737372,-0.104339053,-0.360953713,-1.002521954,0.999692836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81,2008,481,0,0,0,1.522261219,1.791759469,0,0,0,0,0.804718956,0,0,0,0,0,0,0,0,0,0,0.34657359,0.972955075,0,0,0,1.098612289,1.791759469,0,0,1.198947636,0,0.34657359,0,0,0,0,0,0,0,0,0,1.386294361,2.766694744,0,0,0,2.257256728,11,0.941348815,0.206429253,-117.75,33.01666667,SOUTH,RREAS,803,798,San Diego,Y,6,NO,14.0271504,-0.351541481,-0.281928578,0.450216867,0.197890909,8.991449829,-0.128974736,0.000703082,0.030708768,0.058096747,0.611829,0.028514598,0.8605484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82,2008,482,0,0,0,1.151292546,1.994492023,0,0,0,0,0.34657359,0,0,0,0,0,0,0,0,0,0,0,1.831780823,0,0,0,0,1.242453325,0,0,1.198947636,0,0,0,0,0,0,0,0,0,0.693147181,0.34657359,2.249904835,3.883208449,0,0.34657359,0,2.146426954,11,0.895129226,0.325947318,-117.5833333,32.91666667,SOUTH,RREAS,803,865,San Diego,Y,6,NO,15.28494759,-0.379701781,-0.232261659,0.695607446,0.445056976,6.265484906,-0.083573561,-0.196887169,0.040766542,0.217369305,0.454315,0.010634037,0.9375590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83,2008,483,0,0,0,0.549306144,0.693147181,0,0,0,0,0,0,0,0,0,0,0,0,0,0,0,0.34657359,0,0,0,0,0.34657359,1.354025101,0,0,0,0,0,0,0,0,0,0,0,0,0,0.34657359,1.497866137,2.521712558,0,0,0,1.818223175,8,0.874379993,0.37106228,-117.4216634,32.81666667,SOUTH,RREAS,803,555,San Diego,Y,6,NO,7.655777892,-0.184337256,-0.426155507,0.746055249,0.507524233,5,-0.021546116,-0.13339073,0.188028989,0.279577868,0.632775,0.010863972,0.86995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84,2008,484,0,0,0,0,0.549306144,0,0,0,0,1.151292546,0,0,0,0,0,0,0,0,0,0,0,0,0,0,0,0,0,0,0,0,0,0,0,0,0,0,0,0,0,0,0,0,0,0,0,0,0.629115682,2,0.907615528,0.452033752,-117.3333333,32.70833333,SOUTH,RREAS,803,94,San Diego,Y,4,NO,1.700598691,0.657178945,-0.524837428,-0.48933973,1.22595004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91,2008,491,0,0,0,0.895879735,1.282474679,0,0.34657359,0,0,0,0,1.965912816,0,0,0,0,0,0.549306144,0,0,0,0,0,0,0,0,2.666359397,0,0,0,0,0,0,0,0,0,0,0,0,0,0,1.242453325,0,0,0.972955075,0,1.92071709,8,0.923669118,0.230589283,-120.7333333,35,CENTRAL,RREAS,803,55,Point Sal,Y,2,NO,9.92191476,-0.193191379,0.099041246,0.587800606,0.674534611,6.439357359,0.039670378,0.100439455,0.237291132,0.264328936,0.659945,0.005407838,0.8195971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92,2008,492,0,0,0,0.549306144,1.354025101,0,0,0,0.549306144,0,0,2.56198199,0,0.34657359,0,0,0,0.34657359,0,0.34657359,0,0,0,0.549306144,0.549306144,0,1.647918433,0,0,0,0,0.549306144,0,0,0,0,0.549306144,0,0,0,0,0.34657359,0,0,0.34657359,0,2.375922631,14,0.900291919,0.257784417,-120.7933268,35,CENTRAL,RREAS,803,94,Point Sal,Y,2,NO,10.59263034,-0.237243211,-0.143978129,0.577003371,0.641153589,9,-0.049805972,0.116100714,0.032323825,0.127357632,0.589324,0.032298187,0.8626654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93,2008,493,0,0,0,0.549306144,0,0,0,0,0,1.589026915,0,0.693147181,0,0,0,0,0,0,0,0,0,0,0,0,0.895879735,0,2.012675845,0,0,0,0,0,0,0,0,0,0,0.895879735,0.549306144,0.34657359,0,0,0,0,0,0,1.930544764,8,0.928395228,0.264868939,-120.8833333,35,CENTRAL,RREAS,803,192,Point Sal,Y,2,NO,7.531795289,-0.301284875,-0.680279959,-0.108520294,0.623069596,7,-0.117082395,-0.154146924,-0.058808328,0.194698573,0.76048,0.024422405,0.7888948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94,2008,494,0,0,0,0,0.693147181,0,0,0,0,0,0,0.693147181,0,0,0,0,0,0,0,0,0,0,0,0.693147181,0.693147181,0,2.302585093,0,0,0,0,0,0,0,0,0,0,1.098612289,0,0.693147181,0,0,0,0,0.693147181,0,1.95681529,8,0.941028672,0.397398766,-120.975,35,CENTRAL,RREAS,803,374,Point Sal,Y,2,NO,7.560080465,-0.515463356,-0.597289011,0.488546913,0.851089127,8,-0.121956891,-0.240077122,0.094483363,0.28038659,0.591824,0.003190559,0.8636428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8_495,2008,495,0,0,0,0,0,0,0,0,0,0,0,0,0.34657359,0,0,0,0,0,0,0,0,0,0,0.693147181,0,0,0.549306144,0,0,0,0,0,0,0,0,0,0.34657359,0.549306144,0,0,0,0,0,0,0,0,1.572926274,5,0.977312829,0.707745619,-121.1166667,35,CENTRAL,RREAS,803,532,Point Sal,Y,3,NO,2.48490665,-0.222894862,-1.3316335,0.234760352,1.257720887,NA,-0.09371324,0.241769931,-0.395800256,0.470132263,0.363883,0.000126648,0.6533377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109,2009,109,0,0,0,0,0.998577425,0,0.46209812,0,0.46209812,0.828302217,0,0,0,0,0,0,0,0,0,0,0,0,0.732408192,0.366204096,0,0,1.098612289,0,0,0,0.46209812,0.23104906,0,0,0,0,0,0,0.23104906,0,0,0,0,0,0,0,2.178507145,10,0.946113221,0.226518515,-122.0333333,36.58333333,CENTRAL,RREAS,902,608,Monterey Bay Outside,Y,1,YES,5.8724967,0.253466606,0.030574581,-0.486321991,0.562234806,7,-0.06307864,0.051289385,-0.00114936,0.072971058,0.777515,0.075875101,0.7802814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110,2009,110,0,0,0,0,0.597253156,0,0.828302217,0,0,0.828302217,0,0,0,0,0,0,0.23104906,0.597253156,0,0,0,0,0.963457253,0.998577425,0.366204096,0,2.109312261,0.23104906,0.23104906,0,0.23104906,0,0,0,0,0,0.23104906,0.23104906,0,0.23104906,0,0.23104906,0,0,0,0,2.482306012,16,0.895302442,0.246215358,-122.175,36.58333333,CENTRAL,RREAS,902,2304,Monterey Bay Outside,Y,2,YES,9.137054262,-0.247289996,0.159525424,-0.584409353,0.645889737,7,0.042127465,-0.007961888,-0.067012184,0.085271742,0.577166,0.232016176,0.8125187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112,2009,112,0,0,0,0,0.693147181,0,0,0,0,0,0,0,0,0,0,0,0,0,0,0,0,0,1.098612289,1.609437912,1.098612289,0,3.33220451,0,0,0,0.693147181,0,0,0,0,0,3.850147602,0,0,0,0,0,0,0,0,0,1.734660962,7,0.891438738,0.43927262,-121.9466634,36.65500081,CENTRAL,RREAS,902,73,Monterey Bay Inside,Y,2,YES,12.37530896,-0.969859187,0.230927397,-0.311238459,1.022621567,5.872236915,-0.102310224,-0.24095077,0.174420257,0.311157031,0.268476,0.001867965,0.5676769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113,2009,113,0,0,0,0,1.133732461,0,0.767528364,0,0,1.707987993,0,0,0.23104906,0,0,0,0,0,0,0,0,0,0.46209812,0.23104906,0,0,0.828302217,0,0,0,0.366204096,0.23104906,0.23104906,0,0,0,0.23104906,0,0,0.732408192,0,0.23104906,0.23104906,0,0,0,2.37485911,14,0.899888926,0.169034707,-122.05,36.64666748,CENTRAL,RREAS,902,900,Monterey Bay Outside,Y,1,YES,7.615604865,0.06523571,-0.049952684,-0.488457873,0.472030343,6,0.047753696,0.014280879,-0.059651011,0.084680822,0.745345,0.210802166,0.8817614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114,2009,114,0,0,0,0.366204096,1.391462423,0,0.23104906,0,0.23104906,0.648636716,0.536479304,1.098612289,0,0,0,0.23104906,0,0,0,0,0,0,1.110734837,0.23104906,0.536479304,0.23104906,1.059351277,0,0,0,0.46209812,0.23104906,0,0,0,0,1.18511602,0,0,0,0,0,0,0,0,0,2.562925152,16,0.924379643,0.172294662,-121.8666667,36.76666667,CENTRAL,RREAS,902,73,Monterey Bay Inside,Y,2,YES,9.781468748,0.034129515,0.233669511,-0.254741493,0.420834338,8,0.078570683,0.022335914,-0.05817559,0.10923511,0.659814,0.267235017,0.8706249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115,2009,115,0,0,0,1.098612289,0,0,0,0,0,0,0,1.098612289,0,0,0,0,0,0,0,0,0,0,0,0,0,0,0.693147181,0,0,0,0,0,0,0,0,0,0,0,0,0,0,0,0,0,0,0,1.077785511,3,0.981039674,0.425624307,-121.9083333,36.70833333,CENTRAL,RREAS,902,91,Monterey Bay Inside,Y,3,YES,2.890371758,0.406625805,-0.42422871,0.698616126,0.91670829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116,2009,116,0,0,0,0,0.693147181,0,0,0,0,2.197224577,0,0,0,0,0,0,0,0,0,0,0,0,0.693147181,0,0,0,0,0,0,0,0,0,0,0,0,0,0,0,0,0,0,0,0,0,0,0,0.935465404,3,0.851494722,0.339236444,-121.9766602,36.73999837,CENTRAL,RREAS,902,287,Monterey Bay Inside,Y,4,YES,3.583518938,0.289244522,-0.367847869,-0.662851268,0.756104062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117,2009,117,0,0,0,0.828302217,0.924196241,0,0.366204096,0,0,2.224853797,0.23104906,0,0,0,0,0,0.23104906,0,0,0,0,0,1.323430638,0.732408192,0.366204096,0,0.998577425,0,0.23104906,0,0.536479304,0,0.23104906,0,0,0,0.963457253,0,0,0.23104906,0,0,0,0,0,0,2.449873015,15,0.90466285,0.082297306,-122.1083333,36.7,CENTRAL,RREAS,902,1920,Monterey Bay Outside,Y,1,YES,10.41935856,-0.068512841,-0.080211314,-0.337500311,0.305229414,8,0.101783421,-0.015334774,-0.066221115,0.131649556,0.510061,0.285041601,0.8502154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119,2009,119,0,0,0,0.34657359,1.965912816,0.804718956,1.445185879,0,1.151292546,0.549306144,0.34657359,0.895879735,0.34657359,0,0.34657359,0,0,0.693147181,0,0,0,0,0.895879735,0,0.804718956,0,1.354025101,0,0,0,0,0,0.34657359,0,0,0,1.039720771,0,0,0.34657359,0,0,0,0,0,0,2.678688106,17,0.945459175,0.188385633,-121.9833333,36.84666748,CENTRAL,RREAS,902,91,Monterey Bay Inside,Y,2,YES,13.67922936,-0.165282204,0.430649455,-0.180253609,0.577271328,11,0.052510536,0.036803732,-0.089631421,0.115469643,0.598262,0.37005415,0.8538361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123,2009,123,0,0,0,1.039720771,0,0,0,0,0.895879735,0,0.34657359,0.34657359,0,0,0,0,0,0.34657359,0,0,0,0,0.549306144,0.34657359,1.242453325,0,0.895879735,0,0,0,0,0,0,0,0,0,0.34657359,0.34657359,0,0,0,0,0,0,0,0,2.263463412,11,0.943937202,0.323936246,-122.2916667,36.98333333,CENTRAL,RREAS,902,82,Davenport,Y,2,YES,6.702681251,-0.113691676,-0.427766552,0.588323847,0.700170925,NA,0.070604688,0.059064216,0.013264434,0.102910183,0.656615,0.086122446,0.7748515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124,2009,124,0,0,0,0.972955075,1.039720771,0,0,0,0,0.34657359,0,0,0,0,0,0,0,0,0,0,0,0,1.319528665,0.34657359,0.693147181,0,2.628747686,0,0.34657359,0,0,0,0,0,0,0,0,0,0,0,0,0.34657359,0,0,0,0,1.935561016,9,0.880911336,0.13588459,-122.375,36.98333333,CENTRAL,RREAS,902,128,Davenport,Y,2,YES,8.040393738,-0.084502516,-0.176622159,0.295408259,0.337946126,5,-0.052667355,-0.196750351,-0.048848474,0.205788319,0.455518,0.029672805,0.8082242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125,2009,125,0,0,0,1.445185879,1.497866137,0,0,0,0,3.651248212,0,0,0.549306144,0,0,0,0,0,0,0,0,0.34657359,0.549306144,0,0.34657359,0,0.693147181,0,0,0,0,0.34657359,0,0,0,0,0.549306144,0,0,0.34657359,0,0,0.34657359,0,0,0,2.105894005,12,0.847473807,0.056978438,-122.425,36.98333333,CENTRAL,RREAS,902,446,Davenport,Y,1,YES,10.66823379,-0.131924235,-0.258635933,-0.168791008,0.21292439,3.365308243,-0.100092263,-0.017248729,-0.005024234,0.089827555,0.792818,0.044147882,0.8714987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126,2009,126,0,0,0,0,0,0,0.34657359,0,0,0.972955075,0,0,0,0,0,0,0,0,0,0,0,0,0.804718956,0.34657359,0,0,0,0,0,0,0.34657359,0,0,0,0,0,0.972955075,0,0,0,0,0,0,0,0,0,1.683332893,6,0.939485102,0.531275278,-122.5916667,36.98333333,CENTRAL,RREAS,902,432,Davenport,Y,4,YES,3.790349876,0.090834434,-0.121006198,-1.100837242,1.074876199,NA,-0.043847812,-0.267172305,-0.194283821,0.33049275,0.519757,0.005032313,0.6772612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127,2009,127,0,0,0,0.549306144,0.34657359,0,0,0,0,3.199297467,0,0,0.34657359,0,0,0,0,0,0,0,0,0,0.693147181,0,1.282474679,0,1.589026915,0,0,0,0.549306144,0,0.34657359,0,0,0,0.34657359,0,0,0,0,0,0,0,0,0,1.965622156,10,0.853658485,0.14721783,-122.7583333,36.98333333,CENTRAL,RREAS,902,1045,Davenport,Y,1,YES,9.248852892,-0.249377609,-0.325821768,-0.38893151,0.458116794,2.77362068,-0.066065487,-0.060239086,-0.054349921,0.096347485,0.551556,0.065680802,0.7822714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131,2009,131,0,0,0,0.693147181,0.23104906,0,0,0,0,0,0,0.23104906,0,0,0,0,0,0,0,0,0,0,0,0.23104906,0.597253156,0,0,0,0,0,0.23104906,0,0,0,0,0,0,0,0,0,0,0,0,0,0,0,1.660213546,6,0.92658196,0.49664671,-122.5666667,37.275,CENTRAL,RREAS,902,82,Pescadero,Y,3,YES,2.214596578,0.691109602,-0.331747042,0.686573495,1.055490048,NA,0.014628787,-0.217890482,0.248718318,0.332330571,0.46994,0.001359445,0.9036759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132,2009,132,0,0,0,1.072958608,0.963457253,0,0,0,0,0,0.23104906,0.879685777,0,0,0,0,0,0,0,0,0,0,0,0,0.46209812,0,0.693147181,0,0,0,0.366204096,0,0.23104906,0,0,0,0.366204096,0,0,0,0,0,0,0,0,0,2.059400198,9,0.937272948,0.203316505,-122.65,37.275,CENTRAL,RREAS,902,95,Pescadero,Y,3,YES,5.265853251,0.284952305,-0.122820644,0.417262515,0.561818561,NA,0.090570255,-0.164935709,-0.01276198,0.193899353,0.626832,0.044256937,0.9058495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133,2009,133,0,0,0,0.23104906,0.693147181,0.23104906,0.366204096,0,0,2.074192089,0,0,0,0,0,0,0,0,0,0,0,0,0.23104906,0,0.767528364,0,0.693147181,0,0,0,0,0,0.23104906,0,0,0,0.46209812,0,0,0,0,0,0,0,0,0,2.001960292,10,0.86943993,0.151223747,-122.8166667,37.275,CENTRAL,RREAS,902,184,Pescadero,Y,1,YES,5.980513272,0.094118384,-0.294431106,-0.414321631,0.442840206,5,0.045583187,-0.052633976,0.009022181,0.078151501,0.759897,0.083593267,0.7879225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134,2009,134,0,0,0,0.828302217,0.828302217,0,0.23104906,0,0,2.398645742,0,0,0,0,0,0,0,0,0,0,0,0,0.767528364,0,0.366204096,0,0.46209812,0,0,0,0,0.597253156,0,0,0,0,0.23104906,0,0,0.23104906,0,0,0,0,0,0,2.00443733,10,0.870515693,0.084185128,-122.9833333,37.275,CENTRAL,RREAS,902,518,Pescadero,Y,1,YES,6.941481093,0.079465186,-0.252643073,-0.281718344,0.309747016,5,0.023247083,-0.016703081,0.052082061,0.065971699,0.60231,0.057208733,0.8268214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135,2009,135,0,0,0,0.366204096,0.46209812,0,0,0,0,2.487978868,0,0,0,0,0,0,0,0,0,0,0,0,1.155245301,0.536479304,0.23104906,0,0.767528364,0,0,0,0.536479304,0,0.536479304,0,0,0,0.799298424,0,0,0,0,0,0,0,0,0,2.065838011,10,0.897181659,0.181993911,-123.15,37.275,CENTRAL,RREAS,902,950,Pescadero,Y,1,YES,7.878840147,-0.094905109,-0.261059377,-0.526938395,0.515078804,5.137974625,-0.045048314,-0.157036169,-0.008901584,0.159991231,0.767786,0.031748419,0.8154717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138,2009,138,0,0,0,0.722592939,1.382357272,1.062123811,1.226318695,0,0,0.274653072,0,2.480969561,0,0.519860385,0,0.274653072,0,0,0,0,0,0,0.833051128,0.934417405,0.934417405,0,1.458702684,0,0.447939867,0,0.722592939,0.693147181,1.089177207,0,0,0,1.465907794,0,0,0,0,0.967800253,0,0,0,0,2.760088826,18,0.954925015,0.211984579,-122.9083333,37.7,CENTRAL,RREAS,902,55,Gulf of the Farallones,Y,2,YES,17.49068267,-0.310755481,0.521017909,-0.083908339,0.690398806,14.07277399,0.087579607,-0.031275311,-0.034343369,0.109133174,0.640679,0.189617409,0.8391157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139,2009,139,0,0,0,0,0.536479304,0.732408192,1.194506313,0.23104906,0,0.366204096,0,0.366204096,0,0.46209812,0,0,0,0,0,0,0,0,0.366204096,1.707987993,1.499936557,0,0.366204096,0,0.998577425,0,0.9026834,0.597253156,1.194506313,0,0,0,0.536479304,0,0,0,0,0.597253156,0,0,0.23104906,0,2.72414465,18,0.942489186,0.389167242,-122.8666667,37.79166667,CENTRAL,RREAS,902,55,Gulf of the Farallones,Y,2,YES,12.88708374,-0.338312098,0.641173346,-0.553308041,0.962056865,12,0.097469973,-0.062692951,-0.041419737,0.131906871,0.719733,0.141320643,0.779727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152,2009,152,0,0,0,0.23104906,0.597253156,0.23104906,0.23104906,0,0.366204096,0.46209812,0,0.23104906,0,0,0,0,0,0,0,0,0,0,0.597253156,0,1.110734837,0,0.366204096,0,0,0,0.23104906,0.23104906,0.536479304,0,0,0,0.366204096,0,0,0,0,0.23104906,0,0,0,0,2.569673745,15,0.948901579,0.285739705,-123.0416667,37.65833333,CENTRAL,RREAS,902,108,Farallones Outside,Y,3,YES,6.019774284,0.324088861,0.137272346,-0.508635449,0.653408448,NA,0.072931737,-0.027377438,-0.014657835,0.089884179,0.728359,0.141233281,0.8231196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154,2009,154,0,0,0,0.46209812,0.924196241,0,0.767528364,0,0,3.205135133,0,0,0,0,0,0,0,0,0,0,0,0,1.059351277,0.46209812,0.879685777,0,0.828302217,0,0.23104906,0,0,0.597253156,0,0,0,0,1.014840813,0,0,0.963457253,0,0,0.23104906,0,0,0,2.321620473,13,0.905132793,0.11863681,-123.2083333,37.65833333,CENTRAL,RREAS,902,1301,Farallones Outside,Y,1,YES,11.62604459,-0.220087717,-0.133174575,-0.427274683,0.428599989,8.437171245,0.068254032,-0.050698349,-0.024131802,0.097140756,0.555994,0.136158942,0.7976079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156,2009,156,0,0,0,0.23104906,0,0,0.23104906,0,0.23104906,0.854983119,0.23104906,0,0,0.23104906,0,0,0,0,0,0,0,0,0.963457253,0.23104906,2.031941521,0,0.648636716,0,0.23104906,0,0.597253156,0.46209812,1.155245301,0,0,0,0.693147181,0,0,0,0,0,0,0,0,0,2.436097615,15,0.899576017,0.349329462,-123.1383301,37.74333496,CENTRAL,RREAS,902,91,Farallones Outside,Y,1,YES,9.024105789,-0.358117703,0.169756776,-0.760578368,0.838996508,7,0.102088067,-0.024449731,-0.053540076,0.127546679,0.548104,0.244925049,0.6765624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160,2009,160,0,0,0,0,0.23104906,0.23104906,0.46209812,0,0,0.366204096,0,0.536479304,0,0,0,0,0.23104906,0,0,0,0,0,1.499936557,0.732408192,0.536479304,0,0.597253156,0,0,0,0.828302217,0,0.46209812,0,0,0,0.828302217,0,0,0.23104906,0,0,0,0,0,0,2.480846033,14,0.940049818,0.41708012,-123.3166667,37.88333333,CENTRAL,RREAS,902,91,Farallones Outside,Y,2,YES,7.773757525,-0.210200523,0.389948398,-0.821452537,0.94886767,8,0.098815053,-0.043547026,-0.048370146,0.127641989,0.599116,0.164355938,0.8353196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162,2009,162,0,0,0,0.46209812,0,0,0.23104906,0,0,4.255952503,0,0,0.23104906,0,0,0,0,0,0,0,0,0,1.341783897,0.46209812,0.767528364,0,0.46209812,0,0.366204096,0,0.366204096,0,1.517958964,0,0,0,0.799298424,0,0,0.23104906,0,0,0,0,0,0,2.094871568,13,0.816729942,0.275712235,-123.5,37.88333333,CENTRAL,RREAS,902,1328,Farallones Outside,Y,1,YES,11.49437189,-0.350450537,-0.141351536,-0.686616633,0.718722176,3.895559729,0.05328233,0.008109401,-0.0720524,0.096498588,0.448642,0.256893312,0.789078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167,2009,167,0,0,0,0.895879735,1.039720771,0.34657359,0,0,0,3.117205363,0.693147181,0.693147181,0,0,0,0,0,0,0,0,0,0,1.497866137,0.693147181,1.242453325,0,0,0,0,0,0.549306144,0,1.386294361,0,0,0,1.445185879,0,0,0,0,0,0,0,0,0,2.324218181,12,0.93533389,0.180847095,-123.1666667,38.16666667,CENTRAL,RREAS,902,91,Point Reyes,Y,1,YES,13.59992685,-0.225971056,0.076983592,-0.516000425,0.547758271,11,0.083615354,-0.125627401,-0.062816167,0.168803467,0.659344,0.103276064,0.7969998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170,2009,170,0,0,0,0,1.935600505,0,0,0,0,3.534937064,0,0,0,0,0,0,0,0,0,0,0,0,1.242453325,1.151292546,0.972955075,0,1.497866137,0,0,0,0.804718956,0.34657359,1.039720771,0,0,0,1.242453325,0,0,0,0,0,0,0,0,0,2.148814684,10,0.933217955,0.164761356,-123.3666667,38.16666667,CENTRAL,RREAS,902,183,Point Reyes,Y,1,YES,13.76857129,-0.41431156,-0.085775259,-0.442145714,0.548304851,7.01888945,-0.007323511,-0.159217003,-0.023222135,0.160073304,0.749126,0.035486047,0.7673121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171,2009,171,0,0,0,1.098612289,0,0,0,0,0,5.840641657,0,0,0,0,0,0,0,0,0,0,0,0,2.302585093,1.609437912,1.609437912,0,0.693147181,0,0,0,0.693147181,0,0,0,0,0,0.693147181,0,0,0,0,0,0,0,0,0,1.775876659,8,0.854015637,0.266971436,-123.4833333,38.16666667,CENTRAL,RREAS,902,400,Point Reyes,Y,1,YES,14.54015641,-0.485917169,-0.191182988,-0.581879186,0.70448785,3.298607074,-0.171597204,-0.121884434,0.095821142,0.222828457,0.783416,0.007231047,0.7674719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237,2009,237,0,0,0,0.274653072,0.794513458,0,1.124952418,0,0,0.982956408,0,0.274653072,0,0.274653072,0,0,0,0,0,0,0,0,0.641237339,0.274653072,0.804718956,0,1.220700481,0,0,0,0.34657359,0,0.274653072,0,0,0,0.34657359,0,0,0,0,0.274653072,0,0,0,0,2.466059744,14,0.934446952,0.126031052,-122.8316732,37.59666748,CENTRAL,RREAS,902,74,Gulf of the Farallones,Y,1,YES,7.910144673,0.084946167,0.137351485,-0.345537131,0.422121174,6,0.069706596,-0.045681292,-0.01384639,0.093985748,0.616291,0.121704612,0.8429689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01,2009,401,0,0,0,2.890371758,1.945910149,0,0,0,0,0,1.098612289,0,0,0,0,0,0,0,0,0,0,0.693147181,0,0,0,4.9698133,5.855071922,0,0,0.693147181,0,0,0,0,0,0,0,2.197224577,0,1.098612289,0,0,2.197224577,0,0.693147181,0,2.140391454,11,0.892612228,0.368075886,-118.2,32.71666667,SOUTH,RREAS,902,1586,San Clemente,Y,2,NO,24.3322824,-0.742268046,-0.070162498,0.589360415,0.606231737,4.98498288,-0.084706381,-0.119196018,0.028136842,0.143745945,0.614671,0.023563973,0.8906981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02,2009,402,0,0,0,1.098612289,0,0,0,0,0,0,0,0,0,0,0,0,0,0,0,0,0,0,0,0,0,0,0,0,0,0,0,0,0,0,0,0,0,0,0,0,0,0,0,0,0,0,0,1,0,0.563406494,-118.4533366,32.71666667,SOUTH,RREAS,902,222,San Clemente,Y,3,NO,1.098612289,0.880058055,-0.202492338,0.602157322,1.2110311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03,2009,403,0,0,0,2.708050201,3.713572067,0,0,0,0.693147181,0,0,0,0,0,0,0,0,0,0,0,0,2.833213344,0,0,0,1.098612289,1.609437912,0,0,2.995732274,0,1.609437912,0,0,0,0,0,1.098612289,0,3.80666249,1.098612289,2.944438979,6.102558595,0,0,0,2.401501232,13,0.936275995,0.444381918,-118.7483398,32.71666667,SOUTH,RREAS,902,1253,San Clemente,Y,6,NO,32.31208782,-0.764117845,-0.044577733,0.717730613,0.706894588,7.127278446,-0.066310082,0.043438671,-0.059539394,0.089387606,0.550857,0.070262717,0.907872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04,2009,404,0,0,0,3.931825633,4.574710979,0,0,0,0,0,0.693147181,0,0,0,0,0,0,0,0,0,0,3.63758616,0,0,0,1.098612289,3.737669618,0,0,3.135494216,0,1.098612289,0,0,0,0,0,0,0,1.945910149,0.693147181,1.098612289,6.928537818,0,1.098612289,0,2.324031703,13,0.906072862,0.430932997,-119.0166667,32.71666667,SOUTH,RREAS,902,777,San Clemente,Y,6,NO,33.67247809,-0.799066562,0.044226009,0.662388192,0.734614572,5.617554964,-0.030057018,-0.06952229,0.036172744,0.144457545,0.479354,0.040459516,0.8972876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11,2009,411,0,0,0,0,0,0,0,0,0,0,0,0,0,0,0,0,0,0,0,0,0,0,0,0,0,0,1.609437912,0,0,0,0,0,0,0,0,0,0,0,0,0.693147181,0,0,2.63905733,0,0,0,0.975868324,3,0.888270934,0.663510291,-119.2866699,33.68999837,SOUTH,RREAS,902,892,San Nicolas,Y,6,NO,4.941642423,-0.63407504,-0.972134002,0.623764161,0.846158512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12,2009,412,0,0,0,0,0,0,0,0,0,0,0,0,0,0,0,0,0,0,0,0,0,1.609437912,0,0,0,1.098612289,0.693147181,0,0,0.693147181,0,0,0,0,0,0,0,0,0,2.833213344,0.693147181,1.098612289,2.302585093,0,0,0,1.938858657,8,0.932393363,0.727921194,-119.4483398,33.58666585,SOUTH,RREAS,902,1874,San Nicolas,Y,6,NO,11.02190247,-0.867784414,-0.711184468,0.908523951,0.966490716,8,-0.127051275,-0.328181459,-0.015638952,0.330910086,0.670802,0.00145045,0.8446724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13,2009,413,0,0,0,0,0,0,0,0,0,0,0,0,0,0,0,0,0,0,0,0,0,0.693147181,0,0,0,2.833213344,3.737669618,0,0,0,0,0,0,0,0,0,0,1.791759469,0,0.693147181,0,0,1.791759469,0,0,0,1.626143597,6,0.907567177,0.630893099,-119.6049967,33.48666585,SOUTH,RREAS,902,775,San Nicolas,Y,2,NO,11.54069626,-1.103336343,-0.594472942,0.474805281,0.901704633,5.447206049,-0.269273662,-0.280989638,-0.125875588,0.327470012,0.585112,0.000382465,0.6999908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14,2009,414,0,0,0,0,1.386294361,0,0,0,0,0,0,0,0,0,0,0,0,0,0,0,0,0,0,0,0,0,0,0,0,0,0,0,0,0,0,0,0,0,0,0,0,0,0.693147181,0,1.386294361,0,1.054920168,3,0.960226804,0.583090092,-119.7633301,33.38333333,SOUTH,RREAS,902,103,San Nicolas,Y,3,NO,3.465735903,0.344170472,0.1430073,1.078275502,1.11288701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22,2009,422,0,0,0,1.098612289,0,0,0,0,0,0,0,0,0,0,0,0,0,0,0,0,0,0,0,0,0,0,0,0,0,0,0,0,0,0,0,0,0,0,0,0,0,0,0,0,0,0,0,1,0,0.563406494,-120.3,34.31833496,SOUTH,RREAS,902,380,San Miguel,Y,3,NO,1.098612289,0.880058055,-0.202492338,0.602157322,1.2110311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23,2009,423,0,0,0,0.693147181,0,0,0,0,0,0,0,0,0.693147181,0,0,0,0,0,0,0,0,0,0,0,0,0,0,0,0,0,0,0,0,0,0,0,0,0,0,0,0,0.693147181,0,0,0.693147181,0,1.386294361,4,0.999998197,0.613227774,-120.4716634,34.17666829,SOUTH,RREAS,902,122,San Miguel,Y,5,NO,2.772588722,0.433596046,-0.088818201,1.139003402,1.14565734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24,2009,424,0,0,0,1.609437912,1.791759469,0,0.693147181,0,0,1.609437912,0,0,1.386294361,0,0,0,0,0.693147181,0,0,0.693147181,0,0,0,0,3.044522438,2.995732274,0.693147181,0,0,0,0.693147181,0,0,0,0.693147181,0,0.693147181,0,0,0,2.397895273,2.079441542,0,2.944438979,0,2.611277682,16,0.941819128,0.251941187,-120.5783366,34.06999919,SOUTH,RREAS,902,190,San Miguel,Y,6,NO,24.71099042,-0.674923564,-0.163391594,0.296911931,0.416544086,12.36620358,-0.091646736,0.118700455,-0.09587187,0.143309155,0.671231,0.144992901,0.8619351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41,2009,441,0,0.34657359,0,0,1.892094817,0,0.549306144,0,0,0,0,0,0,0,0,0,0,0.34657359,0,0,0,0,0.895879735,0.34657359,0.549306144,0.549306144,0.34657359,0,0,0,0.34657359,0,0,0,0,0,0.34657359,2.012675845,0,0,0,0.34657359,0.693147181,0,0.804718956,0,2.480975652,15,0.916148098,0.363803906,-121.3633301,35.70333252,CENTRAL,RREAS,902,60,Piedras Blancas,Y,2,NO,10.3724501,-0.554138158,0.33223094,0.588341783,0.919284252,8,-0.045769629,0.120948752,-0.020441308,0.127707229,0.634476,0.067918712,0.7779009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42,2009,442,0,0,0,0,1.589026915,0,0.549306144,0,0,0.34657359,0,0,0,0,0,0,0,0,0,0,0,0,0,0,0,0,0,0,0,0,0,0,0,0,0,0,0.34657359,0.34657359,0,0,0,0,0,0,0.34657359,0,1.561133319,6,0.871284285,0.386725343,-121.4299967,35.70333252,CENTRAL,RREAS,902,167,Piedras Blancas,Y,3,NO,3.524627421,0.683556291,0.224383265,-0.287578448,0.845568126,NA,-0.089378286,0.202037102,0.102263947,0.240540634,0.690693,0.016871407,0.9383852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43,2009,443,0,0,0,0.34657359,1.242453325,0,0.895879735,0,0,0.34657359,0,0,0.693147181,0,0,0,0,0,0,0,0,0,0.34657359,0,0,0,2.302585093,0,0,0,0,0.693147181,0,0,0,0,0,0,0,0,0.34657359,1.039720771,0.549306144,0,1.242453325,0,2.297547817,12,0.924600949,0.224076324,-121.5083333,35.70333252,CENTRAL,RREAS,902,557,Piedras Blancas,Y,5,NO,10.04498711,-0.328298622,0.187338958,0.430378717,0.621945264,8,0.025967702,0.064929967,-0.016775272,0.077299717,0.60251,0.136787841,0.9232556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44,2009,444,0,0,0,0.895879735,1.589026915,0,1.151292546,0,0,0,0,0,0,0,0,0,0,0,0,0,0,0.34657359,0,0,0,0,2.238668407,0,0,0.34657359,0,0,0,0,0,0,0,0,0,0.804718956,0,0.549306144,1.039720771,0,2.087193635,0,2.136103574,10,0.927697592,0.230940704,-121.7,35.70333252,CENTRAL,RREAS,902,885,Piedras Blancas,Y,5,NO,11.04895429,-0.245347615,0.19852015,0.545878339,0.689191724,8,0.010832513,-0.026237231,0.145656524,0.150995293,0.450761,0.015793836,0.9014648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45,2009,445,0,0,0,0,0.972955075,0,0,0,0,1.039720771,0.34657359,0,0.34657359,0,0,0,0,0,0,0,0.549306144,0,0,0,0,0,0.895879735,0,0,0.34657359,0,0.34657359,0,0,0,0,0,0,0,0.549306144,0,1.242453325,1.666102255,0,0.804718956,0,2.348081422,12,0.944937161,0.327523499,-121.8666667,35.70333252,CENTRAL,RREAS,902,1050,Piedras Blancas,Y,6,NO,9.106736766,-0.303225026,-0.716376672,0.189106129,0.689994352,8,0.023060317,0.036418281,-0.008686969,0.051489118,0.741911,0.108793994,0.8023952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53,2009,453,0,0,0,0.693147181,0,0,0,0,0.693147181,4.317488114,0,0,0,0.693147181,0,0,0,0,0,0,0,0,0.693147181,0,2.079441542,0,1.945910149,0,0.693147181,0,1.609437912,0.693147181,1.386294361,0,0,0,0.693147181,0,0,0,0,0,0,0,0,0,2.254909493,12,0.907442031,0.229015508,-123.3866699,38.46666667,CENTRAL,RREAS,902,115,Fort Ross,Y,1,NO,16.19060234,-0.531346819,-0.104229251,-0.500634951,0.671043829,8.258236214,0.035110909,-0.06688215,-0.009541449,0.081570087,0.724031,0.094776005,0.7604465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54,2009,454,0,0,0,0,0,0,0,0,0,3.806168419,0,0,0,0.34657359,0.34657359,0,0,0,0,0,0,0,2.884160498,1.151292546,0.972955075,0,0.895879735,0,0,0,0.895879735,0.34657359,2.56198199,0,0,0,0.895879735,0,0,0.34657359,0,0,0,0,0,0,2.160073671,12,0.869277301,0.361917198,-123.7099935,38.46666667,CENTRAL,RREAS,902,910,Fort Ross,Y,1,NO,15.45049209,-0.577948261,-0.076812988,-0.723592465,0.869604598,6.039272333,-0.004980518,-0.075600971,-0.068557251,0.100821059,0.504267,0.066369904,0.7343807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55,2009,455,0,0,0,0.34657359,0.34657359,0,0,0,0,2.505317647,0,0,0,0,0,0,0,0,0.34657359,0,0,0,3.921924319,2.666359397,1.445185879,0,0.34657359,0,1.445185879,0,1.791759469,0,0,0,0,0,2.152032547,0,0.34657359,0.34657359,0,0.549306144,0,0,0,0,2.301009227,14,0.871905501,0.400569039,-124.0583333,38.46666667,CENTRAL,RREAS,902,3263,Fort Ross,Y,2,NO,18.55651282,-0.633522962,-0.051303898,-0.739758634,0.918330974,6.78243647,0.005924338,-0.117947781,-0.087630819,0.14661472,0.62293,0.11833669,0.7066054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61,2009,461,0,0,0,0,0,2.48490665,0,0,0,2.48490665,0,2.708050201,0,0,0,0,0,0,0,0,0,0,4.605170186,3.258096538,2.944438979,0,0,0,1.609437912,0,3.688879454,0,2.48490665,0,0,0,2.48490665,0,0,0,0,0,0,1.609437912,0,0,2.354274788,11,0.981808473,0.619557711,-123.7833333,39.13333333,CENTRAL,RREAS,902,73,Navarro,Y,2,NO,30.36313778,-0.872948554,0.290368047,-0.931979116,1.28433096,9.827039158,0.114993422,-0.213705359,-0.143339279,0.285670433,0.654314,0.035210028,0.8081243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64,2009,464,0,0,0,0,0.693147181,0,0.693147181,0,0,5.288267031,0,0,0,0,0,0,0,0,0,0,0,0,3.33220451,2.079441542,0,0,0,0,0,0,0,0,1.098612289,0,0,0,1.098612289,0,0,0,0,0,0,0,0,0,1.676197752,7,0.861394614,0.36734261,-124.3166667,39.13333333,CENTRAL,RREAS,902,2153,Navarro,Y,1,NO,14.28343202,-0.344651602,0.087083369,-0.846290534,0.887197623,3.991293746,0.103456286,-0.086295217,-0.012317783,0.144036943,0.550622,0.069153267,0.7829413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65,2009,465,0,0,0,0,0.693147181,0,0,0,0,0.693147181,0,0,0,0,0,0,0,0,0,0,0,0,0.693147181,1.098612289,0,0,0,0,0,0,0,0,0,0,0,0,0,0,0,0,0,0,0,0,0,0,1.363572006,4,0.983607512,0.463121264,-124.6,39.13333333,CENTRAL,RREAS,902,3292,Navarro,Y,4,NO,3.17805383,0.642141336,-0.15466853,-0.696465754,0.95692507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73,2009,473,0,0,0,0.693147181,0.693147181,0,0,0,0,7.217443432,0,0,0,0,0,0,0,0,0,0,0,0,0,0,0,0,0,0,0,0,0.693147181,0,0,0,0,0,0,0,0,0,0,0,0,0,0,0,0.777242312,4,0.560660804,0.316636437,-124.1083333,39.83333333,CENTRAL,RREAS,902,236,Delgada,Y,1,NO,9.296884973,-0.098682908,-0.362995893,-0.678436127,0.691165226,1.10989011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74,2009,474,0,0,0,0,0.693147181,0,0,0,0,3.465735903,0,0,0,0,0,0,0,0,0,0,0,0,0,0,0,0,0,0,0,0,0,0,0,0,0,0,0,0,0,0,0,0,0,0,0,0,0.450561209,2,0.650017733,0.3540055,-124.4,39.83333333,CENTRAL,RREAS,902,1600,Delgada,Y,4,NO,4.158883083,0.185616919,-0.445022605,-0.636675233,0.724691876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75,2009,475,0,0,0,0,0,0,0.693147181,0,0,5.723585102,0,0,0,0,0,0,0,0,0,0,0,0,2.772588722,2.890371758,0,0.693147181,0,0,1.609437912,0,0.693147181,0,0,0,0,0,0,0,0.693147181,0,0,0,0,0,0,0,1.766788342,8,0.849645082,0.522165329,-124.7166667,39.83333333,CENTRAL,RREAS,902,1344,Delgada,Y,1,NO,15.76857222,-0.562168421,-0.013861096,-1.003954773,1.101501255,3.890995492,0.012094259,-0.032952574,-0.120136263,0.12533181,0.696234,0.166293557,0.756532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81,2009,481,0,0,0,2.772588722,3.433987204,0,0,0,0,0,0,0,0,0,0,0,0,0,0,0,0,0,0,0,0,1.386294361,0.693147181,0,0,0,0,0,0,0,0,0,0,0,0,0,0,0,0,0,0,0,1.238058623,4,0.893068907,0.220587619,-117.75,33.01666667,SOUTH,RREAS,902,798,San Diego,Y,2,NO,8.286017468,-0.054160863,0.030755308,0.587020447,0.508127705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82,2009,482,0,0,0,0,0.693147181,0,0,0,0,0,1.098612289,0,0,0,0,0,0,0,0,0,0,0.693147181,0,0,0,0.693147181,1.098612289,0,0,1.609437912,0,0,0,0,0,0,0,0.693147181,0,0,0,0.693147181,4.356708827,0,0,0,1.927747997,9,0.877355479,0.547511274,-117.5833333,32.91666667,SOUTH,RREAS,902,865,San Diego,Y,6,NO,11.62910722,-0.593614533,-0.535940679,0.849665657,0.706084031,6.352498249,-0.188526973,-0.05181583,0.141313701,0.183358204,0.633373,0.005899401,0.7441105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83,2009,483,0,0,0,0,1.945910149,0,0,0,0,0,0,0,0,0,0,0,0,0,0,0,0,0,0,0,0,0,0,0,0,1.386294361,0,0,0,0,0,0,0.693147181,0,0,0.693147181,0,0,1.945910149,0,0,0,1.516309851,5,0.942135111,0.56191729,-117.4216634,32.81666667,SOUTH,RREAS,902,555,San Diego,Y,3,NO,6.66440902,-0.226652527,-0.270303482,1.082815213,0.818829136,5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84,2009,484,0,0,0,0,1.098612289,0,0,0,0,0,0,0,0,0,0,0,0,0,0,0,0,0,0,0,0,0,0.693147181,0,0,0,0,0,0,0,0,0,0,0,0,0,0,0,0,0,0,0,0.667319472,2,0.962731548,0.433352018,-117.3333333,32.70833333,SOUTH,RREAS,902,94,San Diego,Y,3,NO,1.791759469,0.766302002,-0.371808181,0.182441316,1.05260163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91,2009,491,0,0,0,0,0.693147181,0,0,0,0,0,0,0,0,0,0,0,0,0,0,0,0,0,0,0,0,0,0,0,0,0,0,0,0,0,0,0,0,0,0,0,0,0,0,0,0,0,0,1,0,0.665434619,-120.7333333,35,CENTRAL,RREAS,902,55,Point Sal,Y,3,NO,0.693147181,1.234873944,-0.148398172,0.082971561,1.2889702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92,2009,492,0,0,0,0.549306144,0.972955075,0,0,0,1.497866137,0,0,0,0,0,0,0,0,0.895879735,0,0.34657359,0.34657359,0,0,0,0,0,0.34657359,0,0,0,0,0,0,0,0,0,0,0,0,0,0,1.522261219,0,0,0,0,1.916444655,8,0.921614513,0.38768706,-120.7933268,35,CENTRAL,RREAS,902,94,Point Sal,Y,2,NO,6.47798908,0.264114725,0.180104332,0.780612942,0.92212027,5,-0.207163474,0.275626844,-0.055456701,0.342657314,0.498408,0.004643627,0.9313917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93,2009,493,0,0,0,0.34657359,1.666102255,0,0.693147181,0,1.777674031,0.549306144,0,0,0.34657359,0,0,0,0,0.34657359,0,0.34657359,1.098612289,0,0,0,0,0,0,0,0,0,0,0,0,0,0,0,0,0,0,0.34657359,0,0.895879735,0,0,0.34657359,0,2.273932588,12,0.915097485,0.336956223,-120.8833333,35,CENTRAL,RREAS,902,192,Point Sal,Y,2,NO,8.760163176,0.364985923,0.504909278,-0.221330021,0.768504896,6,-0.030633306,0.104607983,-0.048327697,0.116798906,0.622809,0.10463266,0.6678190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94,2009,494,0,0,0,1.868834809,2.158744057,0,1.039720771,0,0.549306144,0.895879735,0.34657359,0,0,0,0.34657359,0,0.34657359,0,0,0,0.34657359,0.34657359,0,0,0,1.666102255,2.666359397,0,0,0,0,0.34657359,0,0,0,0,0,0.895879735,0,1.039720771,0.34657359,2.649158683,1.354025101,0,2.376795096,0,2.686252955,19,0.912313855,0.195339408,-120.975,35,CENTRAL,RREAS,902,374,Point Sal,Y,6,NO,21.58654168,-0.541248357,0.038125124,0.346113745,0.641823888,10.36786252,0.016086998,0.069610137,-0.086062659,0.11353291,0.635721,0.324219275,0.8884553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09_495,2009,495,0,0,0,0.693147181,3.323195257,0,0,0,0,1.445185879,0.34657359,0,0.34657359,0,0,0,0,0,0,0,0.549306144,0,0,0,0,0.34657359,3.074234148,0,0,0,0,0.34657359,0,0,0,0,0,0.34657359,0,0.34657359,0,1.831780823,0.34657359,0,2.90855558,0,2.23217783,14,0.845823696,0.207833362,-121.1166667,35,CENTRAL,RREAS,902,532,Point Sal,Y,6,NO,16.25142014,-0.512877719,-0.245882008,0.29979192,0.58729427,5.881386025,-0.022136259,0.042360106,-0.075247943,0.086080903,0.589525,0.18709443,0.8411686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109,2010,109,0,0,0,2.585968736,2.598548845,0,0,0.23104906,0.732408192,3.630724454,0,0.732408192,0,0,0,0,0,0.46209812,0,0,0,0,0,0,1.460675545,0,1.31708124,0,0,0,0,0,0,0,0,0,0,0,0,0,0,0.767528364,0.23104906,0,0,0,2.091654972,11,0.872287544,0.043486249,-122.0333333,36.58333333,CENTRAL,RREAS,1002,608,Monterey Bay Outside,Y,2,YES,14.74953981,-0.277196691,-0.1106467,0.007220718,0.232846237,6.46136231,-0.00396485,-0.018900679,0.031269484,0.038242537,0.793945,0.060180527,0.8841068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110,2010,110,0,0,0,1.732867951,1.386294361,0,0,0,0.693147181,2.604743076,0,0,0,0.34657359,0,0,0.549306144,0.895879735,0,0,0,0,0,0,0.34657359,0,0.693147181,0,0,0,0,0,0.34657359,0,0,0,0,0,0,0.34657359,0,0,0,0,0,0,2.146416651,11,0.89512493,0.056625224,-122.175,36.58333333,CENTRAL,RREAS,1002,2304,Monterey Bay Outside,Y,1,YES,9.94167999,-6.59E-05,-0.164614488,-0.104124729,0.09744876,7,-0.018178896,-0.027770459,-0.033361546,0.042340367,0.695647,0.100970519,0.9144932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112,2010,112,0,0,0,0.693147181,1.245889873,0,0,0,0.693147181,0,0,0,0,0,0,0,0,0,0,0,0,0,0,0,0.23104906,0,0.98147966,0,0,0,0,0,0.23104906,0,0,0,0,0,0,0,0,0,0,0,0,0,1.633129248,6,0.91146594,0.205633924,-121.9466634,36.65500081,CENTRAL,RREAS,1002,73,Monterey Bay Inside,Y,3,YES,4.075762014,0.377381585,-0.140320366,0.317385008,0.553145391,4,-0.026752921,-0.098381836,0.154374591,0.184486372,0.491908,0.011972535,0.9099213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113,2010,113,0,0,0,2.100872992,1.595830581,0,0.23104906,0,0.23104906,2.265980138,0,0,0,0.23104906,0,0,0,0.693147181,0,0,0,0,0.597253156,0,2.148573273,0,1.814139237,0,0,0,0.23104906,0,0.366204096,0,0,0,1.329661349,0.366204096,0,0,0,0.693147181,0,0,0.23104906,0,2.450840166,16,0.883953539,0.028440251,-122.05,36.64666748,CENTRAL,RREAS,1002,900,Monterey Bay Outside,Y,2,YES,15.12625858,-0.292836479,-0.035399179,-0.015984314,0.258104576,9,0.018252126,-0.004804671,-0.025146234,0.038567019,0.662098,0.139614422,0.819913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114,2010,114,0,0,0,1.858649701,2.316938256,0,0.46209812,0,1.110734837,2.267464921,0,0.536479304,0,0.366204096,0,0.23104906,0,0.366204096,0,0,0.23104906,0,0,0,0.597253156,0,0.998577425,0.23104906,0,0,0,0,0,0,0,0,0.46209812,0,0,0,0,0.597253156,0,0,0.597253156,0,2.480621977,16,0.894695054,0.023028924,-121.8666667,36.76666667,CENTRAL,RREAS,1002,73,Monterey Bay Inside,Y,2,YES,13.23035553,-0.129816062,0.004607582,-0.003059502,0.148780692,7.052331725,0.035019197,0.028634822,0.012739762,0.057098365,0.617591,0.101232545,0.929753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115,2010,115,0,0,0,0.951665622,2.043886899,0,0,0,0.850299345,0.173286795,0.575646273,0.575646273,0,0.447939867,0,0,0,0,0,0,0,0,0,0,0.934417405,0,0.881590131,0.173286795,0,0,0,0,0,0,0,0,0.34657359,0,0,0.173286795,0,0.549306144,0,0,0.34657359,0,2.406928186,14,0.91204064,0.14711853,-121.9083333,36.70833333,CENTRAL,RREAS,1002,91,Monterey Bay Inside,Y,2,YES,9.023405527,-0.01172011,0.067012601,0.388022117,0.462238253,8,0.060711778,0.01146903,0.020113683,0.076686251,0.431351,0.108220104,0.8287893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116,2010,116,0,0,0,1.93298268,1.510063678,0,0.549306144,0,1.242453325,3.0398828,0,0.402359478,0.173286795,0.621226662,0,0,0,0,0,0,0,0,0,0,0.447939867,0,0.722592939,0.173286795,0,0,0,0,0,0,0,0,0,0,0,0,0,0.850299345,0,0,0.34657359,0,2.248870924,13,0.876769844,0.021474049,-121.9766602,36.73999837,CENTRAL,RREAS,1002,287,Monterey Bay Inside,Y,2,YES,12.0122541,-0.075317858,-0.011918955,-0.103149483,0.127030148,8.495520414,0.031402247,0.075720647,-0.023841308,0.090641359,0.786434,0.148981928,0.8518808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117,2010,117,0,0.23104906,0,2.707160125,2.148573273,0,0.693147181,0,0.693147181,2.762677189,0,0,0.23104906,0,0,0,0,0.732408192,0,0,0,0,0.23104906,0.23104906,0.854983119,0,1.290400337,0,0,0,0,0,0.46209812,0,0,0,0.732408192,0,0,0,0,0.23104906,0,0,0.46209812,0,2.417191029,16,0.871817181,0.008180318,-122.1083333,36.7,CENTRAL,RREAS,1002,1920,Monterey Bay Outside,Y,2,YES,14.69434633,-0.206405327,0.020253593,-0.062257343,0.210291531,8.234615436,0.027383254,0.02227601,-0.083479143,0.093822853,0.56848,0.280188285,0.8699770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119,2010,119,0,0,0,1.390170408,1.969633549,0,0.621226662,0,1.683350473,1.023586141,0.850299345,0.173286795,0,0,0,0,0,0.274653072,0,0,0,0,0,0,0,0,0.274653072,0.173286795,0,0,0,0,0,0,0,0,0,0,0,0,0,0,0,0,0.274653072,0,2.096846856,11,0.874452727,0.128214427,-121.9833333,36.84666748,CENTRAL,RREAS,1002,91,Monterey Bay Inside,Y,2,YES,8.708799385,0.224718033,0.172358465,0.001482828,0.398507554,6,0.058513429,0.038420511,0.005493637,0.080826356,0.699086,0.132398662,0.7506114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123,2010,123,0,0,0,4.219507705,1.945910149,0,1.386294361,0,2.397895273,0.693147181,1.791759469,0,0,0,0,0,0,0,0,0,0,0,0,0,0,0,0,0,0,0,0,0,0,0,0,0,0,0,0,0,0,0,0,0,0,0,1.659063448,6,0.925940079,0.228097249,-122.2916667,36.98333333,CENTRAL,RREAS,1002,82,Davenport,Y,5,YES,12.43451414,0.0500235,0.503175077,0.14380932,0.651610767,5.427203686,0.234573639,0.190181931,0.148017035,0.345695141,0.636284,0.013261381,0.7644665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124,2010,124,0,0,0,2.505317647,1.994492023,0,0.34657359,0,1.151292546,1.039720771,0,0.34657359,0,0.34657359,0,0.34657359,0,0,0,0,0,0,0,0,0.34657359,0,0.549306144,0,0,0,0,0,0,0,0,0,0.693147181,0,0,0,0,0.34657359,0,0,0,0,2.194598948,12,0.88317129,0.045360118,-122.375,36.98333333,CENTRAL,RREAS,1002,128,Davenport,Y,2,YES,10.01271785,0.027003458,0.066617489,0.093818217,0.235560343,6,0.06838701,0.008349929,0.037827554,0.089802338,0.7464,0.082138015,0.8740937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125,2010,125,0,0,0,1.242453325,2.943052016,0,0.34657359,0,0.549306144,0.34657359,0,0.895879735,0,0,0,0.34657359,0,0,0,0,0,0,0,0,0,0,0,0,0,0,0,0,0,0,0,0,0.549306144,0,0,0,0,0,0,0,0,0,1.756840429,8,0.84486115,0.207627619,-122.425,36.98333333,CENTRAL,RREAS,1002,446,Davenport,Y,2,YES,7.219718135,0.284170062,0.247296682,0.272812333,0.580525248,5,0.129344588,0.045516039,0.057428893,0.159820058,0.644448,0.059081809,0.7525994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126,2010,126,0,0,0,1.522261219,2.047172281,0,0.34657359,0,0,2.774538042,0,0,0.693147181,0.34657359,0,0,0,0,0.34657359,0,0,0,0.549306144,0,2.552972737,0,1.791759469,0,0,0,0,0,0.804718956,0,0,0,2.071567363,0,0,0.549306144,0,1.589026915,0,0,1.098612289,0,2.501644074,15,0.923780311,0.090500775,-122.5916667,36.98333333,CENTRAL,RREAS,1002,432,Davenport,Y,2,YES,19.08410951,-0.432224578,0.034936883,-0.068068666,0.413757546,8.082704431,0.051655663,0.014973537,-0.063053447,0.089891429,0.574667,0.237107192,0.8735422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127,2010,127,0.34657359,0,0,1.354025101,2.495216293,0,0,0,0,0.693147181,0,0,0,0.34657359,0,0,0,0,0,0,0,0,0.895879735,0,0.549306144,0,1.445185879,0,0,0,0,0.34657359,0.693147181,0,0,0,2.607467879,0,0,0.34657359,0,0.549306144,0.34657359,0,0.895879735,0,2.451310632,15,0.905193717,0.122807941,-122.7583333,36.98333333,CENTRAL,RREAS,1002,1045,Davenport,Y,2,YES,13.91142922,-0.296880647,0.042438871,0.253884718,0.412632988,10,0.029481646,-0.040082592,-0.001427119,0.057108404,0.496455,0.09630114,0.8668904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131,2010,131,0,0,0,1.791759469,2.376795096,0,0,0,0,0.34657359,0,0.549306144,0,0.693147181,0,0,0,0,0,0,0,0,0,0,0.34657359,0,0,0,0,0,0,0,0.34657359,0,0,0,0,0,0,0,0,0,0,0,0,0,1.644406893,7,0.845057356,0.183862055,-122.5666667,37.275,CENTRAL,RREAS,1002,82,Pescadero,Y,2,YES,6.450728661,0.232064207,0.141343047,0.36246744,0.550116179,4,0.03328023,-0.239661453,-0.037331934,0.245827057,0.590053,0.019359,0.8450014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132,2010,132,0,0,0,2.705823026,1.965912816,0,0.34657359,0,0,0,0,1.098612289,0,0,0,0,0,0,0,0,0.34657359,0,0,0,0.549306144,0,0.549306144,0,0,0,0,0,0,0,0,0,0.693147181,0,0,0,0,0,0,0,0.549306144,0,1.931104134,9,0.878882922,0.164282298,-122.65,37.275,CENTRAL,RREAS,1002,95,Pescadero,Y,2,YES,8.804560925,-0.023959774,0.120499243,0.454141675,0.543723247,7,0.082750761,0.03278095,0.153972855,0.184993044,0.547612,0.01813592,0.921850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133,2010,133,0,0,0,1.492445605,1.521449397,0,1.229626485,0,0,4.270042094,0,0.46209812,0,0.366204096,0,0,0,0,0,0,0,0,0.23104906,0,0.924196241,0,0.597253156,0,0,0,0,0,0,0,0,0,1.194506313,0,0,0.23104906,0,0,0,0,0.366204096,0,2.109867147,12,0.849072716,0.041202599,-122.8166667,37.275,CENTRAL,RREAS,1002,184,Pescadero,Y,1,YES,12.88612372,-0.153445647,-0.027729276,-0.249377557,0.25445327,6.044560472,0.059961981,-0.02240441,0.028523521,0.080798385,0.66953,0.080170894,0.8521081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134,2010,134,0,0,0.34657359,0.693147181,1.497866137,0,1.242453325,0,0.34657359,2.666359397,0,0,0,0,0,0,0,0,0,0,0,0,0,0,0.693147181,0,0,0,0,0,0,0,0.972955075,0,0,0,1.039720771,0,0,0,0,0.34657359,0,0,0.693147181,0,2.199437286,11,0.917236243,0.116449659,-122.9833333,37.275,CENTRAL,RREAS,1002,518,Pescadero,Y,1,YES,10.53851702,-0.005013193,0.132858665,-0.383946898,0.43056665,7.884615385,0.087038344,-0.027768432,0.033406739,0.108303383,0.762797,0.070718435,0.9182391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135,2010,135,0,0,0,0.895879735,0.549306144,0,1.445185879,0,0,2.203359624,0.34657359,0,0.34657359,0,0,0,0.693147181,0,0,0,0,0,2.158744057,1.242453325,0.895879735,0,0.549306144,0,0.549306144,0,0,0,0.34657359,0,0,0,1.791759469,0,0,0.549306144,0,0.549306144,0,0,0.34657359,0,2.629328047,17,0.928037243,0.178798848,-123.15,37.275,CENTRAL,RREAS,1002,950,Pescadero,Y,2,YES,15.45923409,-0.264265351,0.198199717,-0.474760962,0.581843278,10.51320987,0.078041719,0.01831051,-0.085697119,0.124695732,0.677684,0.359619283,0.8698519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138,2010,138,0,0,0,2.520026822,3.95453214,0,0,0,0,0.23104906,0.998577425,1.566826789,0,0.46209812,0,0.366204096,0,0,0,0,0,0,0.366204096,0.23104906,1.521449397,0,0.732408192,0,0,0,0,0.597253156,0.366204096,0,0,0,0.828302217,0,0,0,0,0,0,0,0.366204096,0,2.324105224,15,0.858220668,0.17815661,-122.9083333,37.7,CENTRAL,RREAS,1002,55,Gulf of the Farallones,Y,2,YES,15.10838876,-0.279222022,0.25066725,0.374626952,0.596105108,7.344387583,0.097927466,-0.040317279,-0.049716264,0.12632753,0.609347,0.201361062,0.9086355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152,2010,152,0,0,0,1.572892285,1.80085138,0.621226662,0.748933068,0,1.156243203,1.893125746,0.34657359,0.997246012,0.447939867,0.575646273,0,0,0,0,0,0,0,0,0.486477537,0.549306144,1.25597013,0,1.324579342,0,0,0,0.173286795,0,0.519860385,0,0,0,0.447939867,0,0,0,0,0,0,0,0.722592939,0.173286795,2.759324504,19,0.937130649,0.055225256,-123.0416667,37.65833333,CENTRAL,RREAS,1002,108,Farallones Outside,Y,2,YES,15.81397802,-0.169389862,0.157439649,-0.096939647,0.305105539,14.65598053,0.091208864,0.024505417,-0.096970444,0.14279868,0.720493,0.447252388,0.8833477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154,2010,154,0,0,0,0.866433976,1.324579342,0,1.170532807,0,0,3.993031405,0,0,0,0.274653072,0,0,0,0,0,0,0,0,0.823959217,0.173286795,0.173286795,0,0,0,0,0,0,0.173286795,1.280990995,0,0,0,0.804718956,0,0,0.173286795,0,0.173286795,0,0,0.173286795,0,2.123865684,14,0.804781725,0.108898541,-123.2083333,37.65833333,CENTRAL,RREAS,1002,1301,Farallones Outside,Y,1,YES,11.57862054,-0.073664362,0.095725277,-0.432466349,0.450885921,6.02561284,0.073422016,-0.046096431,-0.000407163,0.096630773,0.742556,0.09771641,0.821687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156,2010,156,0,0,0,0.828302217,2.844486721,0.693147181,0.998577425,0,0,1.110734837,0,0.597253156,0.23104906,1.014840813,0,0,0,0,0,0,0.23104906,0,0.828302217,0.46209812,0.963457253,0,0.23104906,0,0,0,0,0,0.799298424,0,0,0,0.46209812,0,0,0,0,0,0,0,0,0,2.486003027,15,0.918004553,0.147886045,-123.1383301,37.74333496,CENTRAL,RREAS,1002,91,Farallones Outside,Y,2,YES,12.29574366,-0.008920764,0.347936716,-0.187619375,0.48965249,12,0.054360289,0.013920108,-0.065073431,0.093019358,0.648456,0.249246132,0.8946954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160,2010,160,0,0,0,1.386294361,1.609437912,0,1.386294361,0,0,5.017279837,0,0,0,1.386294361,0,0,0,0,0,0,0,0,0,1.098612289,0,0,1.098612289,0,0,0,0,0,1.098612289,0,0,0,1.098612289,0,0,0,0,0,0,0,0,1.609437912,2.142004046,10,0.930260133,0.110566796,-123.3166667,37.88333333,CENTRAL,RREAS,1002,91,Farallones Outside,Y,1,YES,16.7894879,-0.220480833,0.135228288,-0.362073814,0.446734172,6.36472759,0.071594592,-0.046949311,0.001200875,0.095462578,0.661487,0.111541158,0.8888312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162,2010,162,0,0,0,1.589026915,2.302585093,0,1.039720771,0,0,4.320942818,0,0,0.34657359,0.693147181,0,0,0,0,0,0,0,0,0,0,1.589026915,0,0.804718956,0,0,0,0,0,1.497866137,0,0,0,1.198947636,0,0,0,0,0,0,0,0.34657359,0,2.156898842,11,0.899496341,0.063126693,-123.5,37.88333333,CENTRAL,RREAS,1002,1328,Farallones Outside,Y,1,YES,15.7291296,-0.25116948,0.06256436,-0.235635677,0.336426497,7.473737795,0.021942095,0.02545595,-0.038876428,0.05683939,0.710866,0.155264603,0.8482864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165,2010,165,0,0,0,0,0,0,0,0,0,1.098612289,0,0,0,1.609437912,0,0,0,0,0,0,0,0,0,0,0,0,0,0,0,0,0,0,0,0,0,0,0,0,0,0,0,0,0,0,0,0,0.675249078,2,0.974171469,0.636920044,-123,38.16666667,CENTRAL,RREAS,1002,55,Point Reyes,Y,5,YES,2.708050201,0.429121579,-0.498315361,-1.04560546,1.18136429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167,2010,167,0,0,0,3.33220451,4.553876892,0,1.609437912,0,0.693147181,0,0.693147181,0,0,2.397895273,0,0,0,0,0,0,0,0,0,0,0,0,0,0,0,0,0,0,0,0,0,0,0,0,0,0,0,0,0,0,1.609437912,0,1.757983853,7,0.903424325,0.307673385,-123.1666667,38.16666667,CENTRAL,RREAS,1002,91,Point Reyes,Y,2,YES,14.88914686,-0.162751477,0.62437166,0.420295731,0.876390868,5.360007982,0.35388651,0.299178111,0.13830648,0.493186563,0.612484,0.000404263,0.8796813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170,2010,170,0,0,0,1.014840813,2.21976464,0,2.224853797,0,0.46209812,4.278493662,1.396551581,0,0,0.536479304,0,0.23104906,0,0,0,0,0,0,1.237857356,0.648636716,0.854983119,0,0.46209812,0,0.23104906,0,0.23104906,0.366204096,0.767528364,0,0,0,0.597253156,0,0,0,0,0.23104906,0,0,0.46209812,0,2.565100163,19,0.871167554,0.092141278,-123.3666667,38.16666667,CENTRAL,RREAS,1002,183,Point Reyes,Y,1,YES,18.45393721,-0.233025915,0.221353833,-0.318562885,0.47761384,6.946232202,0.109065204,-0.014239032,-0.057110525,0.133833143,0.781848,0.285571529,0.8767689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171,2010,171,0,0,0,2.068185921,2.057928701,0,1.627600641,0,0.23104906,3.596027066,1.476938933,0,0,0.23104906,0,0,0,0,0,0,0,0,1.866140653,0,0.693147181,0,0.597253156,0,0,0,0,0.46209812,1.364781521,0,0,0,0.767528364,0,0,0.597253156,0,0.46209812,0.879685777,0,0.23104906,0,2.55805698,17,0.902881689,0.067049696,-123.4833333,38.16666667,CENTRAL,RREAS,1002,400,Point Reyes,Y,1,YES,19.20981449,-0.27177505,0.197212461,-0.201204966,0.418885442,9.966547005,0.09204356,-0.017048672,-0.032745463,0.10976197,0.773304,0.197197689,0.8693973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183,2010,183,0,0,0,1.522261219,2.65660299,1.198947636,0.34657359,0,0,0,0,0.972955075,0,2.567899219,0,0.549306144,0,0,0,0,0,0,0,0.34657359,0,0,0,0,0.549306144,0,0,0,0,0,0,0,0,0,0,0,0,0.693147181,0,0,0.972955075,0,2.178510187,11,0.908508969,0.319514157,-123.2333333,38.46666667,CENTRAL,RREAS,1002,53,Fort Ross,Y,5,NO,12.37652786,-0.039353198,0.554802636,0.535833348,0.880605807,7.680254239,0.252192977,-0.019243798,0.057340445,0.271162336,0.674014,0.036035739,0.733313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237,2010,237,0,0,0,0.943699774,1.718830847,0.439444915,0.88616336,0,0.578074352,1.091064223,0.439444915,0.554517744,0,0.855333224,0,0.358351894,0,0,0,0,0,0,0,0.635610766,0.659167373,0,0.716703788,0,0,0,0.219722458,0,0.635610766,0,0,0,0.277258872,0,0,0,0,0.277258872,0,0,0.774240202,0,2.766499798,18,0.957143059,0.083920021,-122.8316732,37.59666748,CENTRAL,RREAS,1002,74,Gulf of the Farallones,Y,2,YES,12.06049835,0.030260537,0.251329899,-0.098005824,0.380548263,12,0.104250947,-0.01056528,-0.037968014,0.12214086,0.738012,0.23138129,0.8919870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401,2010,401,0,0,0,1.791759469,1.609437912,0,0,0,0,0.693147181,0.693147181,0,0,0,0,0,0,0,0,0,0,0,0,0,0,0,0.693147181,0,0,0,0,0.693147181,0,0,0,0,0,0.693147181,0,0,0,0,0,0,0,0,1.84798945,7,0.949678018,0.095014138,-118.2,32.71666667,SOUTH,RREAS,1002,1586,San Clemente,Y,2,NO,6.866933284,0.129852353,-0.134168038,0.247213588,0.439535974,7,-0.080911309,0.018662014,0.053906505,0.100312523,0.750027,0.038913027,0.8825734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403,2010,403,0,0.693147181,0,2.564949357,1.791759469,0,1.098612289,0,0,1.945910149,1.386294361,0,0,0,0,0,1.098612289,0,0,0,0,0,0,0,0.693147181,0,3.258096538,0,0,0,0,0.693147181,0,0,0,0,0,1.098612289,0,0.693147181,0,0,1.609437912,0,2.397895273,0,2.512166417,14,0.951917834,0.148131308,-118.7483398,32.71666667,SOUTH,RREAS,1002,1253,San Clemente,Y,6,NO,21.02276865,-0.513121348,-0.01660615,0.171327706,0.373069719,12.29391123,0.044681107,0.075523687,-0.041753298,0.197862541,0.701237,0.224549992,0.8849458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404,2010,404,0,0,0,4.624972813,2.397895273,0,0.693147181,0,0,1.386294361,2.079441542,0,0,0,0,0,0,0,0,0,0,1.098612289,0,0,1.791759469,3.044522438,3.555348061,0,0,1.609437912,0,1.945910149,0,0,0,0.693147181,0,1.609437912,0,3.218875825,0,4.110873864,4.077537444,0,3.761200116,0,2.703805421,17,0.954324483,0.356007384,-119.0166667,32.71666667,SOUTH,RREAS,1002,777,San Clemente,Y,6,NO,41.69841383,-0.874305539,0.004799657,0.347033551,0.669274291,11.0818076,0.003179523,0.037524659,-0.050085234,0.147886425,0.649418,0.194382724,0.8956334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411,2010,411,0,0,0,4.33073334,3.912023005,0,0.693147181,0,0,1.609437912,0,0,0.693147181,0,0,0,0,0,0,0,0,0,0,0,0,0,0.693147181,0,0,0,0,0,0,0,0,0,0,0,0,0,0,0,0,0,0,0,1.499638311,6,0.836963299,0.117919239,-119.2866699,33.68999837,SOUTH,RREAS,1002,892,San Nicolas,Y,2,NO,11.9316358,-0.078901116,0.074875495,0.165087105,0.430346889,4.003040121,-0.084902148,0.159506471,0.033149441,0.176467739,0.693312,0.041375538,0.6843081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412,2010,412,0,0,0,1.945910149,3.135494216,0,0.693147181,0,0,0.693147181,0,0,0,0,0.693147181,0,0,0,0,0,0,0,0,0,0,0,0,0,0,0,0,0,0,0,0,0,0,0,0,0,0,0,0,0,0,0,1.393764522,5,0.865993512,0.166372614,-119.4483398,33.58666585,SOUTH,RREAS,1002,1874,San Nicolas,Y,2,NO,7.160845907,0.240706184,0.201093087,0.204970892,0.719677793,5,0.093175374,0.305861117,0.193178892,0.440563573,0.671922,0.005778612,0.626043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413,2010,413,0,0,0,4.990432587,4.127134385,0,0,0,0,0,0,0,1.609437912,0,0,0,0,0.693147181,0,0,0,0,0,0,0,0.693147181,0.693147181,0,0,0,0,1.098612289,0,0,0,0,0,2.48490665,0,0,0,0,0.693147181,0,0,0,1.902214168,9,0.865734539,0.338109431,-119.6049967,33.48666585,SOUTH,RREAS,1002,775,San Nicolas,Y,2,NO,17.08311254,-0.487773183,-0.014637703,0.705898394,0.560024429,4.838523782,-0.18548525,0.143182816,-0.211852412,0.237418534,0.650216,0.046728061,0.9023821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414,2010,414,0,0,0,4.465908119,2.772588722,0,0.693147181,0,0,0,0.693147181,0,1.098612289,0,0,0,0,0,0,0,0,0,0,0,0,2.48490665,4.553876892,1.098612289,0,0,1.098612289,0,0,0,0,1.098612289,0,4.477336814,0,0,0,0,0,0,0,0,2.169243104,11,0.904644296,0.336124133,-119.7633301,33.38333333,SOUTH,RREAS,1002,103,San Nicolas,Y,2,NO,24.53536071,-0.723177243,0.194867491,0.482675714,0.693141599,6.348211823,0.003353669,0.133077332,-0.062853112,0.196305334,0.58025,0.137239721,0.8752109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422,2010,422,0,0,0,3.574958418,3.151309488,0,0.895879735,0,0,3.316000889,0,0.34657359,0,0,0,0,0,0,0,0,0,0,0,0,0.804718956,0,0.895879735,0,0,0,0,0,0,0,0,0,0,0.549306144,0,0,0,0,0,0,0,0,1.786730683,8,0.859235316,0.039216322,-120.3,34.31833496,SOUTH,RREAS,1002,380,San Miguel,Y,2,NO,13.53462695,-0.205206095,-0.029776244,-0.032491432,0.404288146,5.389937103,0.013934927,0.021009454,0.031979912,0.16438039,0.672167,0.075943245,0.8356307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423,2010,423,0,0,0,3.465735903,3.044522438,0,0.693147181,0,0,1.098612289,0,0,0,0,0,0,0,0,0,0,0,0,0,0,0,0,1.609437912,0,0,0,0,0,0,0,0,0,0,0,0,0,0,0,0,0,0,0,1.455022018,5,0.904054887,0.048009172,-120.4716634,34.17666829,SOUTH,RREAS,1002,122,San Miguel,Y,2,NO,9.911455722,-0.061427175,0.039944396,0.165324845,0.409964781,4.844965077,-0.079384387,0.051729881,0.215187616,0.253741596,0.701967,0.006033129,0.7176802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424,2010,424,0,0,0,3.218875825,3.610917913,0,0,0,1.609437912,0,0,0,2.197224577,0,0,0,0,0,0,0,2.197224577,0,0,0,3.496507561,3.713572067,8.547334348,0,0,0,0,3.218875825,0,0,0,0,0,2.564949357,0,0,0,4.043051268,0,0,4.919980926,0,2.38735461,12,0.960741849,0.469506502,-120.5783366,34.06999919,SOUTH,RREAS,1002,190,San Miguel,Y,2,NO,43.33795216,-0.966675185,0.134925941,0.505406272,0.843317759,3.622950719,-0.13089334,0.160782102,-0.158555065,0.206345276,0.644421,0.080757445,0.8831342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425,2010,425,0,0,0,2.302585093,1.791759469,0,0,0,0,3.433987204,0,0,0,0,0,0,0,0,0,0,0,1.386294361,0,0,0.693147181,0,2.197224577,0,0,0,0,0.693147181,0,0,0,0,0,0,0,2.302585093,0.693147181,2.48490665,3.526360525,0,2.63905733,0,2.36356933,12,0.951169952,0.215051791,-120.7116699,33.91833496,SOUTH,RREAS,1002,1848,San Miguel,Y,6,NO,24.14420184,-0.622845422,-0.270010578,0.156331635,0.360691904,9.896601491,-0.062134989,-0.082373726,0.074102457,0.152148395,0.704987,0.02038354,0.8381080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442,2010,442,0,0,0,2.833213344,1.098612289,0,0,0,0.693147181,5.225746674,0,0,0,0,0,0,0,2.397895273,0,0,0,0,0,0,1.098612289,0,2.397895273,0,0,0,0,0,0,0,0.693147181,0,0,0,0,0,0,1.791759469,0,0,2.833213344,0,2.122685043,10,0.921870001,0.169940362,-121.4299967,35.70333252,CENTRAL,RREAS,1002,167,Piedras Blancas,Y,2,NO,21.06324232,-0.557030665,-0.173201175,-0.088631693,0.514806443,6.559922673,-0.075198936,0.023473746,0.065965784,0.095578302,0.543229,0.029057387,0.8853380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443,2010,443,0,0,0,2.772588722,1.609437912,0,0,0,0,3.433987204,0,0,0,0,0,0,0,0,0,0,0,0,0,0,0.693147181,0,2.197224577,0,0,0,0,0,0,0,0,0,0,0,0,0,0,0,0,0,0.693147181,0,1.639550618,6,0.915049772,0.018309527,-121.5083333,35.70333252,CENTRAL,RREAS,1002,557,Piedras Blancas,Y,2,NO,11.39953278,-0.216726964,-0.172675942,-0.026422865,0.178053542,5.694638404,-0.266688819,-0.133429629,0.173446319,0.336341062,0.639268,0.000861023,0.8301999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444,2010,444,0,0,0,0,1.945910149,0,0.693147181,0,0,4.262679877,0,0,0,0,0,0,0,0,0,0,0,0,0,0,0,0,3.17805383,0,0,0,0,0,0,0,0,0,0,0,0,0.693147181,0,1.609437912,0,0,1.609437912,0,1.768370356,7,0.908761928,0.182668245,-121.7,35.70333252,CENTRAL,RREAS,1002,885,Piedras Blancas,Y,2,NO,13.99181404,-0.50463848,-0.163216619,-0.333336516,0.547295824,5.731562064,0.079109048,-0.096944137,0.118191085,0.17846033,0.553391,0.020478044,0.8323500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453,2010,453,0,0,0,0.693147181,1.242453325,0,0.693147181,0,0.34657359,1.319528665,0,0.34657359,0,1.319528665,0,0.34657359,0,0,0,0,0,0,0,0,0,0,0,0,0,0,0,0,0.549306144,0,0,0,0,0,0,0,0,0,0,0,0.34657359,0,2.155679262,10,0.936199202,0.169278425,-123.3866699,38.46666667,CENTRAL,RREAS,1002,115,Fort Ross,Y,2,NO,7.203405521,0.336469683,0.190249877,-0.272017195,0.54568771,6,0.240280403,0.006105223,0.038760416,0.255428179,0.818002,0.039471851,0.8369264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454,2010,454,0,0,0,0.895879735,1.319528665,0,1.242453325,0,0.34657359,4.779864417,1.039720771,0,0.34657359,0,0,0,0,0,0,0,0,0,1.522261219,0.549306144,0.34657359,0,0,0,0.549306144,0,0.693147181,0,0.804718956,0,0.34657359,0,0.549306144,0,0,0.34657359,0,0.34657359,0.549306144,0,0,0,2.521490901,18,0.872375814,0.15850148,-123.7099935,38.46666667,CENTRAL,RREAS,1002,910,Fort Ross,Y,1,NO,16.57424039,-0.219090155,0.185976899,-0.474567273,0.559797716,2.762922868,0.092228758,0.024255333,-0.079826049,0.132694704,0.65894,0.332628938,0.8570228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455,2010,455,0,0,0,0,1.791759469,0,0.693147181,0,0.693147181,5.638354669,0,0,0,0.693147181,0,0,0,0,1.098612289,0,0,0,4.369447852,1.945910149,1.386294361,0,0,0,0,0,0.693147181,0,3.044522438,0,0,0,2.079441542,0,0,0,0,0,0,0,0,0,2.230546692,12,0.897637722,0.353428989,-124.0583333,38.46666667,CENTRAL,RREAS,1002,3263,Fort Ross,Y,1,NO,24.12693149,-0.52887632,0.292223172,-0.678197206,0.900577486,5.624577274,0.104566507,-0.051068053,-0.010214765,0.127173086,0.67042,0.099065191,0.8385775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461,2010,461,0,0,0,1.945910149,2.433767225,0,0,0,0,0.34657359,0,0.804718956,0,0.693147181,0,0,0,0,0,0,0,0,0,0,0,0,0,0,0,0,0,0,0.34657359,0,0,0,0.34657359,0,0,0,0,0,0,0,0,0.34657359,1.767834969,8,0.850148403,0.201095144,-123.7833333,39.13333333,CENTRAL,RREAS,1002,73,Navarro,Y,2,NO,7.263837872,0.199280433,0.18746641,0.39576351,0.58200925,4,0.09337268,-0.171138073,-0.021550583,0.201323993,0.626245,0.044025541,0.8306541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463,2010,463,0,0,0,1.386294361,0.895879735,0,1.700598691,0,0.34657359,3.357691693,0.34657359,0,0,0.34657359,0,0,0,0,0,0,0,0,0.895879735,0.34657359,0,0,0,0,0,0,0,0,2.038768722,0,0,0,0.693147181,0,0,0,0,0,0,0,0,0,2.112952391,11,0.881169254,0.12091682,-124,39.13333333,CENTRAL,RREAS,1002,404,Navarro,Y,1,NO,12.35455448,-0.03859556,0.197558635,-0.419641298,0.496123769,5.993592749,0.114835299,-0.020029125,-0.028755296,0.131058872,0.748833,0.172563328,0.8239710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464,2010,464,0.34657359,0,0.549306144,0.693147181,1.791759469,0,1.700598691,0,0,4.622515806,1.319528665,0,0,0.34657359,0,0,0,0,0.34657359,0,0,0,0,0,0,0,0,0,0,0,0,0.549306144,1.589026915,0,0,0,0.34657359,0,0,0.34657359,0,0,0.693147181,0,0,0,2.256586309,14,0.855072633,0.199292904,-124.3166667,39.13333333,CENTRAL,RREAS,1002,2153,Navarro,Y,1,NO,15.24120415,-0.141630197,0.242456096,-0.515448283,0.606450509,6.135582954,0.131275653,0.01368978,-0.038402871,0.14854981,0.704171,0.201987543,0.9112630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465,2010,465,0,0,1.039720771,0.693147181,2.094827371,0,1.956011503,0,0,3.024866728,0.972955075,0,0,1.039720771,0,0,0,0,0,0,0,0,0.693147181,0,0.972955075,0,0,0,0,0,0,0,1.791759469,0,0,0,0,0,0,0,0,0,0,0,0.549306144,0,2.261913311,11,0.94329076,0.172729887,-124.6,39.13333333,CENTRAL,RREAS,1002,3292,Navarro,Y,1,NO,14.82841727,-0.112054595,0.344066022,-0.40762247,0.595193484,8.755637927,0.132104356,-0.029858857,-0.050692782,0.15494568,0.792075,0.157337284,0.8497051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471,2010,471,0,0,0,2.055436932,3.955111854,0,1.522261219,0.693147181,1.039720771,0,0,1.198947636,0,2.063567193,0,1.198947636,0,0.34657359,0,0,0,0,1.647918433,1.282474679,0,0,0.34657359,0,0.804718956,0,0.34657359,0,1.386294361,0,0,0,0.693147181,0,0,0,0,1.039720771,0,0,1.666102255,0.34657359,2.745330668,19,0.932378017,0.27580144,-123.9166667,39.83333333,CENTRAL,RREAS,1002,65,Delgada,Y,2,NO,23.63381142,-0.332833389,0.666273906,0.107493665,0.8442203,8.342859007,0.101612148,-0.00701132,-0.084279852,0.140658815,0.66627,0.174751176,0.916507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473,2010,473,0,0,0,2.012675845,2.071567363,0,0.693147181,0,0,3.583518938,0,0,0,0.34657359,0,0,0,0,0,0,0,0,0.804718956,0,0.34657359,0,0,0,0,0,0,0,0.34657359,0,0,0,0,0,0,0.693147181,0,0,0.693147181,0,0.34657359,0.693147181,2.153776707,12,0.866743217,0.087945062,-124.1083333,39.83333333,CENTRAL,RREAS,1002,236,Delgada,Y,1,NO,12.63136419,-0.102411012,0.075072279,-0.252328107,0.294170732,6.438225638,0.10689743,-0.043928299,-0.009555277,0.126656433,0.595934,0.117232718,0.8689966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474,2010,474,0,0,0.34657359,1.666102255,0.693147181,0,1.666102255,0,0,3.366700946,1.151292546,0,0,0.34657359,0.34657359,0,0,0,0,0,0,0,1.242453325,0,0.804718956,0,0.549306144,0,0,0,0,0,0.693147181,0,0,0,0.34657359,0,0,0.549306144,0,0.693147181,0,0,0,0,2.453290109,15,0.905924677,0.072220924,-124.4,39.83333333,CENTRAL,RREAS,1002,1600,Delgada,Y,1,NO,14.46171848,-0.147044691,0.16285943,-0.304420181,0.399888239,9.728891342,0.078245012,0.024100738,-0.053451761,0.106976847,0.760785,0.263476417,0.8780189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475,2010,475,0,0,0,0.549306144,0.895879735,0,1.700598691,0,0,6.562435116,0.549306144,0,0,0,0,0,0,0,0,0,0,0,2.904071245,1.039720771,0.34657359,0,0.34657359,0,0.34657359,0,0.549306144,0,2.791748154,0,0,0,0.549306144,0,0,0,0,0.549306144,0,0,0.34657359,0,2.196231621,15,0.811000874,0.250494959,-124.7166667,39.83333333,CENTRAL,RREAS,1002,1344,Delgada,Y,1,NO,20.02727879,-0.352608916,0.226952888,-0.604569814,0.731028433,3.301105714,0.099799998,-0.041183969,-0.055310992,0.13043961,0.661893,0.21803999,0.7534958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481,2010,481,0,0,0,3.891820298,3.433987204,0,0,0,0,0,0,0,0,0,0,0,0,0,0,0,0,0,0,0,0,0,0.693147181,0,0,0,0,0,0,0,0,0,0,0,0,0,0,0.693147181,0.693147181,0,0,0,1.309559647,5,0.813674147,0.210649301,-117.75,33.01666667,SOUTH,RREAS,1002,798,San Diego,Y,2,NO,9.405249044,-0.100959233,0.09515574,0.562105459,0.519225614,3.85185185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482,2010,482,0,0,0,4.418840608,4.343805422,0,0,0,0,0,0.693147181,0,0,0,0,0,0,0,0,0,0,0,0,0,0,0,0,0,0,0,0,0,0,0,0,0,0,0,0,0,0,0,1.386294361,0,0,0,1.171068789,4,0.844746044,0.345437847,-117.5833333,32.91666667,SOUTH,RREAS,1002,865,San Diego,Y,2,NO,10.84208757,-0.137901096,0.249999003,0.744753109,0.736975002,2.98094471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483,2010,483,0,0,0,2.708050201,3.688879454,0,0,0,0,1.098612289,0,0,0,0,0,0,0,0,0,0,0,0,0,0,0,0,0,0,0,0,0,0,0,0,0,0,0,0,0,0,0,0,0,0,0,0,0.99819269,3,0.908591386,0.169229427,-117.4216634,32.81666667,SOUTH,RREAS,1002,555,San Diego,Y,2,NO,7.495541944,0.14881901,0.013136782,0.26989595,0.526265662,2.99326599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484,2010,484,0,0,0,2.944438979,2.48490665,0,0.693147181,0,0,0.693147181,0,0,0,0,0,0,0,0,0,0,0,0,0,0,0,0,0,0.693147181,0,0,0,0,0,0,0,0,0,0,0,0,0,0,0,0,0,0,1.392876033,5,0.865441463,0.157377292,-117.3333333,32.70833333,SOUTH,RREAS,1002,94,San Diego,Y,2,NO,7.508787171,0.180657229,0.209675797,0.231762064,0.681908169,5,-0.029953324,0.20993904,0.215211913,0.336663026,0.658321,0.005309931,0.7154589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0_492,2010,492,0,0,0,1.098612289,0.693147181,0,0,0,0,0,0,0,0,0,0,0,0,0,0,0,0,0,0,0,0,0,0,0,0,0,0,0,0,0,0,0,0,0,0,0,0,0,0,0,0,0,0.667319472,2,0.962731548,0.350880477,-120.7933268,35,CENTRAL,RREAS,1002,94,Point Sal,Y,3,NO,1.791759469,0.742819384,-0.086443266,0.314409882,0.86531427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109,2011,109,0,0,0,0.895879735,0.34657359,0.972955075,0,0,2.071567363,2.047172281,0,0,0,1.242453325,0,0.549306144,0,0,0,0,0,0,0,0,0,0,1.039720771,0,0,0,0,0,0,0,0,0,0,0,0,0,0,0,0,0,0.549306144,0,2.053892834,9,0.93476644,0.220537495,-122.0333333,36.58333333,CENTRAL,RREAS,1101,608,Monterey Bay Outside,Y,2,YES,9.714934428,0.085978479,-0.151792822,-0.503054523,0.488252199,8,-0.027894963,0.060174258,0.173321433,0.185734439,0.730669,0.012306283,0.8205312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110,2011,110,0,0,0,1.666102255,2.406092178,0,0.34657359,0,2.83148024,2.354765101,0,0,0,1.098612289,0,0.693147181,0,0.34657359,0,0,0,0,0,0,1.868834809,0,2.260894289,0,0,0,0,0,0,0,0,0,0,0,0,0,0,1.354025101,0,0,0.34657359,0,2.291811522,12,0.922292495,0.083283174,-122.175,36.58333333,CENTRAL,RREAS,1101,2304,Monterey Bay Outside,Y,2,YES,17.57367421,-0.317830156,0.111821104,0.003520919,0.354819535,7.782153091,-0.045355648,0.094818212,0.061440862,0.119148498,0.739655,0.038554798,0.8468320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112,2011,112,0,0,0,1.994492023,2.433767225,0,0,0,0,0,0,0.895879735,0,0.895879735,0,1.151292546,0,0,0,0,0,0,0,0.895879735,3.511434043,0.549306144,4.428259249,0,0,0,0.895879735,0,0,0,0,0,0,0.895879735,0,0,0,1.47221949,0,0,1.386294361,0,2.367444269,13,0.922998168,0.245220935,-121.9466634,36.65500081,CENTRAL,RREAS,1101,73,Monterey Bay Inside,Y,2,YES,21.40646375,-0.595755431,0.244367727,0.379054062,0.77512271,9.470544162,0.018210679,0.102424752,-0.090944831,0.139837562,0.517913,0.096652338,0.8544914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113,2011,113,0,0,0,3.135494216,2.276938446,0,0.549306144,0,2.537586908,2.368099224,0,0,0,0.549306144,0,0,0,0,0,0,0,0,0,0,0.549306144,0,2.51194026,0,0,0,0,0,0,0,0,0,0,0,0,0,0,1.589026915,0,0,0,0,2.034652714,9,0.926009888,0.049139432,-122.05,36.64666748,CENTRAL,RREAS,1101,900,Monterey Bay Outside,Y,2,YES,16.0670044,-0.281107743,0.068843678,0.040162161,0.306443793,7.857660527,-0.077511664,0.075148692,0.166539679,0.195632271,0.69259,0.010867726,0.8292411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114,2011,114,0,0,0,2.518476301,3.047912281,0,0.549306144,0,1.666102255,0,0.549306144,1.386294361,0,1.282474679,0,1.47221949,0,1.242453325,0,0,0,0,0,0,0.693147181,0,2.047172281,0,0,0,0,0,0,0,0,0,0,0,0,0,0,0,0,0,0,0,2.269532273,11,0.946468112,0.191816343,-121.8666667,36.76666667,CENTRAL,RREAS,1101,73,Monterey Bay Inside,Y,2,YES,16.45486444,-0.248522095,0.387805438,0.328793482,0.652637345,9.92898123,0.107913731,0.0736463,0.018899055,0.14244251,0.619537,0.086891068,0.7763428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115,2011,115,0,0,0,3.22285991,4.459325139,0,1.445185879,0,1.445185879,1.647918433,0,0,0,1.354025101,0,0.549306144,0,1.098612289,0,0,0,0,0.549306144,0,2.943052016,0,5.516193267,0.549306144,0,0,0,0.549306144,0,0,0,0,0,0.693147181,0,0,0,2.178354413,0,0,1.589026915,0,2.511406589,16,0.905798254,0.190528548,-121.9083333,36.70833333,CENTRAL,RREAS,1101,91,Monterey Bay Inside,Y,2,YES,29.790111,-0.602290824,0.252973692,0.10629248,0.680294401,7.098222209,-0.032403981,0.089352376,0.004778934,0.092570991,0.699726,0.085800877,0.9129841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116,2011,116,0,0,0,3.243080394,3.100254587,0,0.34657359,0,1.791759469,1.545521227,0,0,0,0.804718956,0,0,0,0,0,0,0,0,0,0,0,0,0.804718956,0,0,0,0,0,0,0,0,0,0,0,0,0,0,0.693147181,0,0,0,0,1.857480064,8,0.893258555,0.075835202,-121.9766602,36.73999837,CENTRAL,RREAS,1101,287,Monterey Bay Inside,Y,2,YES,12.32977436,-0.082597301,0.104831962,0.12448826,0.274292438,6.316983805,-0.064502981,0.072675896,0.198884851,0.2197184,0.651715,0.007844507,0.7155296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117,2011,117,0,0,0,2.931815588,0.549306144,0,0.34657359,0,1.868834809,1.700598691,0,0,0,0.549306144,0,0,0,0,0,0,0,0,0,0,0,0,1.151292546,0,0,0,0,0,0,0,0,0,0,0,0,0,0,1.098612289,0,0,0,0,1.884105554,8,0.906062702,0.080913618,-122.1083333,36.7,CENTRAL,RREAS,1101,1920,Monterey Bay Outside,Y,2,YES,10.1963398,-0.02449112,-0.013962183,0.008883075,0.113290915,7,-0.064502981,0.072675896,0.198884851,0.2197184,0.682448,0.007844507,0.7845294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119,2011,119,0,0,0,2.047172281,2.505317647,0,0.804718956,0,3.083758245,1.319528665,1.098612289,0.549306144,0,0.895879735,0,1.47221949,0,0.693147181,0,0,0,0,0,0,1.445185879,0,2.746530722,0,0,0,0,0,0,0,0,0,0.549306144,0.34657359,0,0,0,1.098612289,0,0,0.34657359,0,2.579484566,16,0.930352188,0.111678114,-121.9833333,36.84666748,CENTRAL,RREAS,1101,91,Monterey Bay Inside,Y,2,YES,21.00244285,-0.347646647,0.266528997,0.089932121,0.501306545,9.901531891,0.059187431,0.048031973,-0.017985985,0.087745245,0.645082,0.177121131,0.8262472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123,2011,123,0,0,0,1.805458956,1.445185879,0,0,0,1.039720771,0,0.34657359,0.693147181,0,0.804718956,0.34657359,0,0,0.34657359,0,0,0,0,0.693147181,0,0,0,0.804718956,0,0,0,0,0,0,0,0,0,0.549306144,0,0,0,0,0,0,0,0.549306144,0.34657359,2.417130802,13,0.942369513,0.17515581,-122.2916667,36.98333333,CENTRAL,RREAS,1101,82,Davenport,Y,2,YES,9.771004529,0.020366953,0.209671136,0.38006347,0.531827295,9,0.094263963,0.083604891,-0.051016964,0.144335716,0.621784,0.179255042,0.862015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124,2011,124,0,0,0,2.596478425,1.589026915,0,0,0,3.67622055,1.567747108,0,0,0,1.666102255,0,0,0,1.039720771,0,0,0,0,0,0,1.319528665,0,4.082397402,0,0,0,0,0,0,0,0,0,0.34657359,0,0,0,0,1.925073801,0,0,1.098612289,0,2.241313458,11,0.934699957,0.165487063,-122.375,36.98333333,CENTRAL,RREAS,1101,128,Davenport,Y,2,YES,20.90748177,-0.515686991,0.090555748,0.171912748,0.551202801,8.425585077,-0.160769796,0.071731511,0.066315854,0.178897035,0.585729,0.016434262,0.9359069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125,2011,125,0,0,0,1.791759469,0.549306144,0,0,0,2.350240183,2.191013317,0,0,0,0.549306144,0,0,0.34657359,0.549306144,0,0,0,0,0.34657359,0,0.549306144,0,0.34657359,0,0,0,0,0,0,0,0,0,1.098612289,0,0,0,0,0.549306144,0,0,0.693147181,0,2.320139196,13,0.904555286,0.145501658,-122.425,36.98333333,CENTRAL,RREAS,1101,446,Davenport,Y,2,YES,11.91102393,-0.151276129,-0.16887716,-0.285914311,0.276394816,10,-0.093028284,0.056154524,0.029833747,0.103899514,0.783619,0.041306468,0.9138753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126,2011,126,0,0,0,2.772588722,2.302585093,0,0,0,0.693147181,1.609437912,0,0,0,0.693147181,0,0,0,0,0,0,0,0,0,0,0,0,1.609437912,0,0,0,0,0,0,0,0,0,0,0,0,0,0,0,0,0,0,0,1.673880495,6,0.934209623,0.025438538,-122.5916667,36.98333333,CENTRAL,RREAS,1101,432,Davenport,Y,2,YES,9.680344001,-0.055547523,-0.064861909,0.093236695,0.138136052,6,-0.126665237,0.038985517,0.21565442,0.248743576,0.714457,0.004195858,0.7878864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127,2011,127,0,0,0,3.784189634,0.693147181,0,0,0,0.693147181,2.564949357,0,0,0,0.693147181,0,0,0,0,0,0,0,0,0,0,1.386294361,0,1.791759469,0,0,0,0,0,0,0,0,0,0,0,0,0,0,0,0,0,0,0,1.746138543,7,0.897337044,0.061123547,-122.7583333,36.98333333,CENTRAL,RREAS,1101,1045,Davenport,Y,2,YES,11.60663436,-0.219915097,-0.178698715,-0.041260399,0.182963533,6.260000752,-0.136585406,0.043917149,0.181708036,0.226007747,0.620003,0.005977599,0.902267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132,2011,132,0,0,0,5.497168225,2.708050201,1.791759469,0,0,5.247024072,3.850147602,0.693147181,0,0,0,0,0,0,0,0,0,0,0,0,0,0,0,1.386294361,0,0,0,0,0,0,0,0,0,0,0,0,0,0,0,0,0,0,0,1.768219454,7,0.908684379,0.221662301,-122.65,37.275,CENTRAL,RREAS,1101,95,Pescadero,Y,2,YES,21.17359111,-0.543019989,-0.088435826,-0.213343475,0.526614478,4.549941792,0.036182528,0.032810508,0.128301316,0.142339256,0.686932,0.032409032,0.7046944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133,2011,133,0,0,0,4.189654742,0.693147181,0,0,0,3.091042453,4.804021045,0,0,0,1.386294361,0,0,0,0,0,0,0,0,0,0,0,0,0.693147181,0,0,0,0,0,0,0,0,0,0,0,0,0,0,0,0,0,0,0,1.555966664,6,0.868400722,0.185971852,-122.8166667,37.275,CENTRAL,RREAS,1101,184,Pescadero,Y,2,YES,14.85730696,-0.301312946,-0.173186356,-0.389215246,0.439090209,4.024921976,-0.126665237,0.038985517,0.21565442,0.248743576,0.738133,0.004195858,0.8116536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134,2011,134,0,0,0,1.609437912,1.609437912,0,0,0,0,1.609437912,0,0,0,0,0,0,0,0.693147181,0,0,0,0,0,0,0.693147181,0,1.098612289,0,0,0,0,0,0,0,0,0,0,0,0,0,0,0.693147181,0,0,0,0,1.875537355,7,0.96383483,0.014550315,-122.9833333,37.275,CENTRAL,RREAS,1101,518,Pescadero,Y,1,YES,8.006367568,0.001882191,-0.178867502,0.082501802,0.142547724,7,-0.288666989,-0.095806364,0.070904512,0.30147888,0.631748,0.002842693,0.8685516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135,2011,135,0,0,0,0.693147181,0,0,0,0,0,0,0,0,0,0,0,0,0,0,0,0,0,0,0,0,0,0,0,0,0,0,0,0,0,0,0,0,0,0,0,0,0,0,0,0,0,0,0,1,0,0.65081012,-123.15,37.275,CENTRAL,RREAS,1101,950,Pescadero,Y,3,YES,0.693147181,1.041028206,-0.317960306,0.603046781,1.27851905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138,2011,138,0,0,0,3.111288134,2.124247621,0,0,0,1.609437912,1.242453325,0.549306144,0.549306144,0.549306144,0,0,0,0,0,0,0,0,0,0.549306144,0.693147181,0,0,1.589026915,0,0,0,0.549306144,0.549306144,0.693147181,0,0,0,0.549306144,0,0,0,0,0,0,0,0,0,2.427425523,14,0.919807554,0.075761064,-122.9083333,37.7,CENTRAL,RREAS,1101,55,Gulf of the Farallones,Y,2,YES,14.90789128,-0.214538398,0.118870038,0.092148149,0.314357662,13.02593319,0.070448269,0.009494024,-0.081129247,0.115041593,0.689744,0.307140538,0.9011416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152,2011,152,0,0,0,1.609437912,0.693147181,0,0,0,0,0,0,0,0,0,0,0,0,0,0,0,0,0,0.693147181,0,0,0,0.693147181,0,0,0,0,0,0,0,0,0,0,0,0,0,0,0,0,0,0,0,1.304302062,4,0.940853362,0.193487002,-123.0416667,37.65833333,CENTRAL,RREAS,1101,108,Farallones Outside,Y,3,YES,3.688879454,0.381930705,-0.114599376,0.342443808,0.57231591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154,2011,154,0,0,0.23104906,2.987421185,0.879685777,0,0,0,0.693147181,2.951221809,0,0,0.23104906,0,0,0,0,0,0,0,0,0,0.46209812,0.23104906,1.654281543,0,2.414742505,0,0,0,0,0,0.23104906,0,0,0,0.46209812,0,0,0,0,0,0,0,0.597253156,0,2.164477629,13,0.843867335,0.048894101,-123.2083333,37.65833333,CENTRAL,RREAS,1101,1301,Farallones Outside,Y,2,YES,14.02614564,-0.307521632,-0.118622149,-0.090844775,0.265214219,7.298605586,0.046385955,0.002887222,-0.060525396,0.083069974,0.659483,0.203445079,0.8790020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156,2011,156,0,0,0,2.282174096,0.972955075,1.039720771,0,0.34657359,2.003666593,1.098612289,0,1.666102255,0,1.609437912,0,0,0,0.549306144,0,0,0,0,0.895879735,0.549306144,1.039720771,0,1.994492023,0,0,0,0.693147181,0,0.895879735,0,0,0,1.763180262,0.34657359,0,0,0,0.693147181,0,0,0,0.34657359,2.795609605,19,0.949453911,0.165291276,-123.1383301,37.74333496,CENTRAL,RREAS,1101,91,Farallones Outside,Y,2,YES,20.78644894,-0.428085136,0.289031286,0.026027191,0.558357449,13.54782376,0.033031358,-0.026416641,-0.05650655,0.075580257,0.604583,0.190121724,0.8768569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160,2011,160,0,0,0,1.098612289,0.549306144,0.693147181,0,0,2.63392908,0.549306144,0,1.354025101,0,0.549306144,0,0,0,0,0,0,0,0,0.895879735,0.34657359,0.895879735,0,0.895879735,0,0,0,0.34657359,0,0.34657359,0,0,0,0.804718956,0,0,0,0,0.34657359,0,0,0,0,2.519540409,15,0.930388878,0.225528443,-123.3166667,37.88333333,CENTRAL,RREAS,1101,91,Farallones Outside,Y,2,YES,12.3062846,-0.070858962,0.379700388,-0.264168967,0.546265075,9.330054922,0.054143481,-0.054233831,-0.007021242,0.085180393,0.609395,0.103156007,0.8858290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162,2011,162,0,0,0,3.496507561,1.386294361,0,0,0,2.890371758,3.912023005,0,0,0,0,0,0,0,0,0,0,0,0,0,0,0.693147181,0,1.098612289,0,0.693147181,0,0,0,0,0,0,0,0,0,0,0,0,0,0,0,0,0,1.745787826,7,0.897156811,0.105138765,-123.5,37.88333333,CENTRAL,RREAS,1101,1328,Farallones Outside,Y,2,YES,14.17010334,-0.249819385,-0.175525303,-0.162145704,0.245702136,5.540448911,0.013609593,-0.075251411,0.031817907,0.085511096,0.582594,0.055991035,0.8734856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165,2011,165,0,0,0,1.386294361,4.317488114,0,0,0,0,1.098612289,0,1.098612289,0,1.945910149,0,0,0,0,0,0,0,0,0,0,0,0,0,0,0,0,0,0,1.386294361,0,0,0,1.098612289,0,0,0,0,0,0,0,1.098612289,1.098612289,2.054446503,9,0.935018425,0.271680074,-123,38.16666667,CENTRAL,RREAS,1101,55,Point Reyes,Y,2,YES,14.52904843,-0.205138588,0.441681194,0.391611464,0.719199073,7.64254166,0.09337268,-0.171138073,-0.021550583,0.201323993,0.711221,0.044025541,0.8175243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167,2011,167,0,0,0,2.607467879,3.414356036,0.693147181,0,0,0.34657359,1.319528665,0,0,0,0,0,0,0,0,0,0,0,0,0.895879735,0,0.34657359,0,0.895879735,0,0,0,0.549306144,0,1.844439727,0,0,0,0.693147181,0,0,0,0,0,0,0,0,0,2.13883655,11,0.891963783,0.098269392,-123.1666667,38.16666667,CENTRAL,RREAS,1101,91,Point Reyes,Y,2,YES,13.60629946,-0.157273059,0.141243324,0.069546553,0.298017961,8.429521389,0.018931415,-0.061216612,0.018841869,0.070865003,0.717624,0.065165407,0.9072900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170,2011,170,0,0,0,3.25512917,2.481422315,0,0,0,0.34657359,3.501532729,0,0,0,0,0,0,0,0,0,0,0,0,0.34657359,0,1.039720771,0,1.716993602,0,0,0,0,0,1.039720771,0,0,0,0,0,0,0.34657359,0,0.34657359,0,0,0,0,1.973476811,10,0.857069717,0.02076055,-123.3666667,38.16666667,CENTRAL,RREAS,1101,183,Point Reyes,Y,2,YES,14.42081372,-0.264265031,-0.05346669,-0.04417234,0.224959762,5.480514233,0.02936464,-0.060676451,0.018101339,0.075359064,0.73643,0.069805967,0.8881721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171,2011,171,0,0,0,2.372466064,0.895879735,0,0,0,0,0.804718956,0,0,0,0,0,0,0,0,0,0,0,0,0,0,0.34657359,0,1.039720771,0,0,0,0,0,0,0,0,0,0,0,0,0,0,0,0,0,0,0,1.431813516,5,0.889634652,0.058145012,-123.4833333,38.16666667,CENTRAL,RREAS,1101,400,Point Reyes,Y,3,YES,5.459359116,0.155043699,-0.204363459,0.143249815,0.284572198,4,-0.266688819,-0.133429629,0.173446319,0.336341062,0.525688,0.000861023,0.9169652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183,2011,183,0,0,0,5.147494477,3.135494216,0,0,0,0,0,2.833213344,0,0,1.386294361,0.693147181,0,0,0,0,0,0,0,1.098612289,0,0,0,0,0,0,0,0.693147181,0,0.693147181,0,0,0,0,0,0,0,0,0,0,0,0,0.693147181,1.909626645,9,0.869108101,0.352231748,-123.2333333,38.46666667,CENTRAL,RREAS,1101,53,Fort Ross,Y,2,NO,16.37369741,-0.279012191,0.621787566,0.504236872,0.942265317,4.853250653,0.169640143,0.033790455,-0.049606307,0.19094358,0.578969,0.160682836,0.8680294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441,2011,441,0,0,0,0.693147181,1.386294361,0,0,0,0,0,0,0,0,0,0,0,0,0,0,0,0,0,0,0,0.693147181,0,0,0,0,0,0,0,0,0,0,0,0,0,0,0,0,0,0,0,0,0,1.039720771,3,0.946391759,0.323810568,-121.3633301,35.70333252,CENTRAL,RREAS,1101,60,Piedras Blancas,Y,3,NO,2.772588722,0.606844603,-0.036968648,0.385131009,0.78223119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442,2011,442,0,0,0,2.197224577,2.302585093,0,0,0.693147181,0,1.609437912,0.693147181,0,0,0,0,0,0,1.098612289,0,0,0,0,0,0,0,0,0,0,0,0,0,0,0,0,0,0,0,0,0,0,0,0,0,0,0,0,1.684345256,6,0.940050112,0.156498931,-121.4299967,35.70333252,CENTRAL,RREAS,1101,167,Piedras Blancas,Y,2,NO,8.594154233,0.158712478,-0.000513773,0.112366421,0.278963023,6,-0.006568583,-0.176040676,0.002048981,0.175454693,0.783557,0.034273469,0.7056658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453,2011,453,0,0,0,2.302585093,2.079441542,0,0,0,0.693147181,0,0,0,0,0,0,0,0,0.693147181,0,0,0,0,0.693147181,0,0,0,0.693147181,0,0,0,0,0,0,0,0,0,0,0,0,0,0,0,0,0,0,0,1.628592121,6,0.908933724,0.157372098,-123.3866699,38.46666667,CENTRAL,RREAS,1101,115,Fort Ross,Y,3,NO,7.154615357,0.103177877,0.115260037,0.387450549,0.504713611,6,-0.138304135,0.081591788,0.127134512,0.198198662,0.537987,0.009079621,0.9715637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454,2011,454,0,0,0,3.891820298,3.496507561,0,0,0,0,5.866468057,0.693147181,0,0,0,0.693147181,0,0,0,0,0,0,0,0,0,2.197224577,0,1.386294361,0,0,0,0,1.098612289,0,0,0,0,0,0,0,0,0,0,0,0,0,0,1.831979456,8,0.880995362,0.139305481,-123.7099935,38.46666667,CENTRAL,RREAS,1101,910,Fort Ross,Y,2,NO,19.3232215,-0.497598174,-0.137769457,-0.053539826,0.450255462,4.329333485,-0.002667945,0.111831253,0.015191035,0.11412344,0.731054,0.087785194,0.7709797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455,2011,455,0,0,0,4.919980926,0.693147181,0,0,0,0,7.318539549,0,0,0,0,0,0,0,0,0,0,0,0,0.693147181,0,1.609437912,0,2.079441542,0,0,0,0,0,0,0,0,0,0,0,0,0,0,1.098612289,0,0,0,0,1.593824368,7,0.819063099,0.153699751,-124.0583333,38.46666667,CENTRAL,RREAS,1101,3263,Fort Ross,Y,2,NO,18.41230658,-0.519629764,-0.169190901,-0.183534647,0.497097941,2.41541579,-0.201526741,-0.130787044,0.136395411,0.268110743,0.776363,0.003280704,0.7706224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461,2011,461,0,0,0,2.079441542,1.945910149,0,0,0,0,0.693147181,0.693147181,0,0,0,0,0,0,0,0,0,0,0,0.693147181,0,0,0,0,0,0,0,1.098612289,0,0,0,0,0,0,0,0,0,0,0,0,0,0,0,1.674836203,6,0.934743013,0.16146353,-123.7833333,39.13333333,CENTRAL,RREAS,1101,73,Navarro,Y,2,NO,7.203405521,0.222608584,0.163718867,0.18387302,0.446472998,6,0.141670428,-0.075590814,0.268779522,0.319676824,0.609961,0.008277752,0.8530717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463,2011,463,0,0,0,2.772588722,2.397895273,0,0,0,0,3.555348061,0.693147181,0,0,0,0,0,0,0,0,0,0,0,0,0,1.945910149,0,0,0,0,0,0,0,1.098612289,0,0,0,0,0,0,0,0,0,0,0,0,0,1.673995703,6,0.934273922,0.112530281,-124,39.13333333,CENTRAL,RREAS,1101,404,Navarro,Y,2,NO,12.46350167,-0.191333774,0.035387145,-0.188680568,0.258644731,5.667960182,0.042774894,-0.197975271,-0.043512036,0.20898717,0.77826,0.043378335,0.769665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471,2011,471,0,0,0,0,0,0,0,0,0,0,0,0,0,0,0,0,0,0,0,0,0,0,1.945910149,0,0,0,0,0,0,0,1.386294361,0,0,0,0,0,0,0,0,0,0.693147181,0,0,0,0,0,1.021411369,3,0.929725873,0.858962586,-123.9166667,39.83333333,CENTRAL,RREAS,1101,65,Delgada,Y,5,NO,4.025351691,-0.461267182,0.924259574,-1.209887608,1.62244664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473,2011,473,0,0,0,0.693147181,0.693147181,0,0,0,0,3.663561646,0,0,0,0,0,0,0,0,0,0,0,0,0,0,0,0,0,0,0,0,0,0,0.693147181,0,0,0,0,0,0,0,0,0,0,0,0,0,1.052395442,4,0.759141474,0.205838939,-124.1083333,39.83333333,CENTRAL,RREAS,1101,236,Delgada,Y,4,NO,5.743003188,0.167176767,-0.275144684,-0.494818616,0.532233391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02,2011,602,0,0,0,0.693147181,0,0,0.693147181,0,0,1.098612289,0,0,0,0,0,0,0,0,0,0,0,0,0,0,0,0,0,0,0,0,0,0,0,0,0,0,0,0,0,0,0,0,0,0,0,0,1.073127609,3,0.976799881,0.353175988,-124.6200033,40.5,NORTH,NWFSC,1101,187,False Cape,Y,4,NO,2.48490665,0.61654982,-0.138574347,-0.496680424,0.83670976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03,2011,603,0.693147181,0,0,1.609437912,1.386294361,0,0.693147181,0,0,0,0,0,0,0.693147181,0,0,0,0,0,0,0,0,0,0,1.098612289,0,0,0,0,0,0,0,0,0,0,0,0,0,0,1.098612289,0,0,0,0,0,0,1.892889184,7,0.9727519,0.250839009,-124.7299967,40.5,NORTH,NWFSC,1101,1622,False Cape,Y,3,NO,7.272398393,0.223132449,0.357364009,0.411433734,0.485335783,6,0.09060303,0.110135381,0.204751156,0.221690841,0.611847,0.009129481,0.7824554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05,2011,605,0,0,0,1.098612289,1.098612289,0,0,0,0,0,0,0,0,0,0,0,0,0,0,0,0,0,0,0,0,0,0,0,0,0,0,0,1.791759469,0,0,0,0,0,0,0,0,0,0,0,0,0,1.069773754,3,0.97374708,0.339816963,-124.95,40.5,NORTH,NWFSC,1101,2565,False Cape,Y,5,NO,3.988984047,0.608084913,0.241479088,0.371176781,0.58182550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11,2011,611,0,0,0,1.791759469,3.135494216,0,0.693147181,0,0,0,0,0.693147181,0,0,0,0,0,0,0,0,0,0,0,0,0.693147181,0,0,0,0,0,0.693147181,0,0,0,0,0,0,0,0,0,0,0,0,0,0,0,1.57210422,6,0.877407255,0.226228415,-124.2700033,41,NORTH,NWFSC,1101,79,Trinidad Head,Y,2,NO,7.699842407,0.116417286,0.339727048,0.43783396,0.540359093,6,0.146109149,0.027707629,0.173261764,0.148881581,0.502836,0.013437165,0.7925589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12,2011,612,0,0,0,0.693147181,1.098612289,0,0,0,0,1.945910149,0,0,0,0,0,0,0,0,0,0,0,0,0,0,0,0,0,0,0,0,0,0,0,0,0,0,0,0,0,0,0,0,0,0,0,0,1.012195257,3,0.921337033,0.165694888,-124.3799967,41,NORTH,NWFSC,1101,192,Trinidad Head,Y,4,NO,3.737669618,0.374581513,-0.299393425,-0.22595081,0.81354729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13,2011,613,0,0,0,3.135494216,0.693147181,0,0,0,0,0.693147181,0,0,0,0,0,0,0,0,0,0,0,0,0,0,0,0,0,0,0,0,0,0,0.693147181,0,0,0,0,0,0,0,0,0,0,0,0,0,1.110569151,4,0.801104859,0.202802705,-124.4900065,41,NORTH,NWFSC,1101,520,Trinidad Head,Y,3,NO,5.214935758,0.387971523,0.030926472,0.172386609,0.519405782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15,2011,615,0,0,0,2.079441542,0.693147181,0,0,0,0,0,1.098612289,0,0,0,0,0,0,0,0,0,0,0,0,0,0,0,0,0,0,0,0,0,1.098612289,0,0,0,0,0,0,0,0,0,0,0,0,0,1.306599568,4,0.942510659,0.3158682,-124.7099935,41,NORTH,NWFSC,1101,743,Trinidad Head,Y,5,NO,4.9698133,0.431115626,0.34259356,0.460471519,0.54902293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21,2011,621,0,0,0,1.609437912,2.708050201,0,0,0,0,0,0.693147181,0,0,0,0,1.386294361,0,0,0,0,0,0,0.693147181,0,0,0,0,0,0,0,0,0,2.63905733,0,0,0,0.693147181,0,0,0,0,0,0,0,0,0,1.795561891,7,0.922735602,0.290998582,-124.2599935,41.5,NORTH,NWFSC,1101,66,Flint Rock Head,Y,5,NO,10.42228135,0.071093387,0.591913554,0.339131797,0.459326092,7,0.171952435,-0.054936877,-0.019787344,0.074219018,0.801665,0.078357727,0.7910570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23,2011,623,0,0,0,2.944438979,1.098612289,0,0,0,0,0.693147181,0.693147181,0,0,0,0,0,0,0,0,0,0,0,0.693147181,0,0,0,0,0,0,0,0,0,1.791759469,0,0,0,0,0,0,0,0,0,0,0,0,0,1.61810034,6,0.903078155,0.18912517,-124.4799967,41.5,NORTH,NWFSC,1101,169,Flint Rock Head,Y,5,NO,7.914252279,0.234737462,0.283192514,0.105031113,0.265525347,6,0.123876813,-0.219156279,-0.110928423,0.264914418,0.740286,0.042043476,0.8137754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25,2011,625,0,0,0,0,0,0,0,0.693147181,0,0,0,0,0,0,0,0,0,0,0,0,0,0,0,0,0,0,0,0,0,0,0,0,0,0,0,0,0,0,0,0,0,0.693147181,0,0,0,0,0.693147181,2,0.999992787,0.912412607,-124.7,41.5,NORTH,NWFSC,1101,946,Flint Rock Head,Y,5,NO,1.386294361,0.242975024,0.774564818,1.507803919,1.58417190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27,2011,627,0,0,0,0,0,0,0.693147181,0.693147181,0,0,0,0,0,0,0,0,0,0,0,0,0,0,0.693147181,0,0,0,0,0,0,0,0,0,1.609437912,0,0,0,0.693147181,0,0,0,0,0,0,0,0,0,1.534626955,5,0.953516154,0.715952952,-124.9200033,41.5,NORTH,NWFSC,1101,690,Flint Rock Head,Y,5,NO,4.382026635,0.018233895,1.01080154,-0.910149747,1.042189995,NA,0.264024797,-0.19951063,-0.244113454,0.35153434,0.671403,0.002295735,0.8131576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31,2011,631,0,0,0,0,1.098612289,0,0,0,0,0.693147181,0,0,0,0,0,0.693147181,0,0,0,0,0,0,0.693147181,0,0,0,0,0,0,0,0,0,0,0,0,0,0,0,0,0,0,0,0,0,0,0,1.363572006,4,0.983607512,0.391528344,-124.41,42,NORTH,NWFSC,1101,84,Brookings,Y,3,NO,3.17805383,0.695633387,0.004453534,-0.477364048,0.7622486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32,2011,632,0,0,0,0.693147181,0.693147181,0,1.098612289,0.693147181,0,2.890371758,0,0,0,0,0,0,0,0,0,0,0,0,0.693147181,0,0,0,0,0,0,0,0,0,0,0,0,0,0,0,0,0,0,0,0,0,0,0,1.592553026,6,0.88881994,0.180035235,-124.52,42,NORTH,NWFSC,1101,152,Brookings,Y,4,NO,6.761572769,0.182487606,-0.033557872,-0.524072125,0.715515841,6,0.204811461,-0.042047359,0.070441095,0.069508961,0.721153,0.032359394,0.8547622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33,2011,633,0,0,0,1.386294361,0,0,0,0,0,0,0,0,0,0,0,0,0,0,0,0,0,0,0,0,0,0,0,0,0,0,0,0,0,0,0,0,0,0,0,0,0,0,0,0,0,0,0,1,0,0.527023,-124.63,42,NORTH,NWFSC,1101,431,Brookings,Y,3,NO,1.386294361,0.773795529,-0.151279091,0.651794197,1.06556010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34,2011,634,0,0,0,0,0,0,0.693147181,0,0,0,0.693147181,0,0,0,0,0,0,0,0,0,0,0,0,0,0,0,0,0,0,0,0,0,0,0,0,0,0,0,0,0,0,1.098612289,0,0,0,0,1.073127609,3,0.976799881,0.744163471,-124.74,42,NORTH,NWFSC,1101,671,Brookings,Y,5,NO,2.48490665,0.424709384,1.310505588,-0.043514022,0.83028261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35,2011,635,0,0,0,2.079441542,0,0,0,0,0,0,0,0,0,0,0,0,0,0,0,0,0,0,0,0,0,0,0,0,0,0,0,0,1.098612289,0,0,0,0,0,0,0,0,0.693147181,0,0,0,0,0.999247743,3,0.909551733,0.431466638,-124.85,42,NORTH,NWFSC,1101,924,Brookings,Y,3,NO,3.871201011,0.29393392,0.389799977,0.776744912,0.8327986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36,2011,636,0,0,0,0.693147181,0,0,0,0,0,0,0,0,0,0,0,0,0,0,0,0,0,0,0,0,0,0,0,0,0,0,0,0,1.945910149,0,0,0,0,0,0,0,0,1.791759469,0,0,0,0,1.017710566,3,0.926357268,0.60331791,-124.96,42,NORTH,NWFSC,1101,1019,Brookings,Y,5,NO,4.430816799,0.306523445,0.764616321,0.866228243,0.956305673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41,2011,641,0,0,0.693147181,0,0,0,0,0,0,0,0,0,0,0,0,0.693147181,0,0,0,0,0,0,0.693147181,0,0,0,0,0,0,0,0,0,0.693147181,0,0,0,0,0,0,0,0,0,0,0,0,0,1.386294361,4,0.999998197,0.817156514,-124.61,42.5,NORTH,NWFSC,1101,87,Gold Beach,Y,5,NO,2.772588722,0.523862333,1.048524716,-1.003353136,1.12842846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42,2011,642,0,0,0.693147181,0,0,0,0,0,0,0,0,0,0,0,0,0,0,0,0,0,0,0,0,0,0,0,0,0,0,0,0,0,0,0,0,0,0,0,0,0,0,0,0,0,0,0,0,1,0,0.995857854,-124.72,42.5,NORTH,NWFSC,1101,206,Gold Beach,Y,5,NO,0.693147181,1.64921042,0.631455231,0.672163365,1.54262058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43,2011,643,0,0,0.693147181,1.386294361,0.693147181,0,0,0,0,0,0,0,0,0,0,0,0,0,0,0,0,0,0,0,0,0,0,0,0,0,0,0,0,0,0,0,0,0,0,0,0,0,0,0,0,0,1.039720771,3,0.946391759,0.356603444,-124.83,42.5,NORTH,NWFSC,1101,705,Gold Beach,Y,3,NO,2.772588722,0.678839069,0.036255655,0.432967501,0.76703414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44,2011,644,0,0,0,1.098612289,1.098612289,0,0.693147181,0,0,0,0,0,0,0,0,0,0,0,0,0,0,0,0,0,0,0,0,0,0,0,0,0,0,0,0,0,0,0,0,0,0,0.693147181,0,0,0,0,1.360466652,4,0.981367476,0.238407665,-124.94,42.5,NORTH,NWFSC,1101,1353,Gold Beach,Y,3,NO,3.583518938,0.517578369,0.250825503,0.267602688,0.45679427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45,2011,645,0.693147181,0,0,1.386294361,0.693147181,0.693147181,0,0,0,0,0,0,0,0,0,0,0,0,0,0,0,0,0,0,0,0,0,0,0,0,0,0,0,0,0,0,0,0,0,0,0,0.693147181,0,0,0,0,1.560710409,5,0.969722695,0.35901792,-125.05,42.5,NORTH,NWFSC,1101,1732,Gold Beach,Y,3,NO,4.158883083,0.520802553,0.135839966,0.601658477,0.77603994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46,2011,646,0,0,0,1.791759469,0,0.693147181,0,0,0,0,0,0,0,0,0,0,0,0,0,0,0,0,0,0,0,0,0,0,0,0,0,0,0.693147181,0,0,0,0,0,0,0,0,0.693147181,0,0,0,0,1.28051034,4,0.923691293,0.456167796,-125.16,42.5,NORTH,NWFSC,1101,2485,Gold Beach,Y,3,NO,3.871201011,0.345844855,0.360614434,0.819169428,0.88033890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51,2011,651,0,0,0,1.791759469,0,0,0,0,0,0,0,0,0,0,0,0,0,0,0,0,0,0,0,0,0,0,0,0,0,0,0,0,0,0,0,0,0,0,0,0,0,0,0,0,0,0,0,1,0,0.496781572,-124.63,43,NORTH,NWFSC,1101,116,Bandon,Y,3,NO,1.791759469,0.649611787,-0.059505302,0.712029077,1.00511314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52,2011,652,0,0,0,0,0,0,0.693147181,0,0,0,0,0,0,0,0,0,0,0,0,0,0,0,0,0,0,0,0,0,0,0,0,0,0,0,0,0,0,0,0,0,0,0,0,0,0,0,0,1,0,0.87022396,-124.74,43,NORTH,NWFSC,1101,158,Bandon,Y,5,NO,0.693147181,0.986011631,0.99939277,-0.679609107,1.06541350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53,2011,653,0,0,0,0,0,0,0,0,0,0,0,0,0,0,0,0,0,0,0,0,0,0,0,0,0,0,0,0,0,0,0,0,0,0,0,0,0.693147181,0,0,0,0,0,0,0,0,0,0,1,0,0.922183528,-124.85,43,NORTH,NWFSC,1101,140,Bandon,Y,5,NO,0.693147181,-0.248144101,-1.435713893,-0.979452887,2.20642776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54,2011,654,0,0,0,0,0,0,0.693147181,0,0,0,0,0,0,0,0,0,0,0,0,0,0,0,0,0,0,0,0,0,0,0,0,0,0,0,0,0,0,0,0,0,0,1.098612289,0,0,0,0,0.667319472,2,0.962731548,0.777736244,-124.96,43,NORTH,NWFSC,1101,983,Bandon,Y,5,NO,1.791759469,0.533459483,1.305443844,-0.040410941,0.84944175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61,2011,661,0,0,0,0,0,0,0.693147181,0,0,1.098612289,0,0,0,0,0,0.693147181,0,0,0,0,0,0,0,0,0,0,0,0,0,0,0,0,0,0,0,0,0,0,0,0,0,0,0,0,0,0,1.073127609,3,0.976799881,0.553094624,-124.36,43.5,NORTH,NWFSC,1101,98,Coos Bay,Y,4,NO,2.48490665,0.641826667,0.018639541,-0.856194176,0.99719591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62,2011,662,0,0,0,0,0.693147181,0,0,0,0,0,0,0,0,0,0,1.386294361,0,0,0,0,0,0,0,0,0,0,0,0,0,0,0,0,0,0,0,0,0,0,0,0.693147181,0,0,0,0,0,0,1.039720771,3,0.946391759,0.653385028,-124.47,43.5,NORTH,NWFSC,1101,121,Coos Bay,Y,5,NO,2.772588722,1.145530561,0.411449937,-0.210852563,0.87089881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63,2011,663,0,0,0,0,1.098612289,0,0,0,0,0,0,0,0,0,0,1.791759469,0,0,0,0,0,0,0,0,0,0,0,0,0,0,0,0,0,0,0,0,0,0,0,0,0,0,0,0,0,0,0.664110011,2,0.958101309,0.604032584,-124.58,43.5,NORTH,NWFSC,1101,200,Coos Bay,Y,5,NO,2.890371758,1.045090986,0.436252897,-0.042719975,0.75378653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64,2011,664,0,0,0,1.098612289,0,0,0.693147181,0,0,0,0,0,0,0,0,0,0,0,0,0,0,0,0,0,0,0,0,0,0,0,0,0,0,0,0,0,1.098612289,0,0,0.693147181,0,0,0,0,0,0,1.360466652,4,0.981367476,0.466636665,-124.69,43.5,NORTH,NWFSC,1101,473,Coos Bay,Y,3,NO,3.583518938,0.579039847,0.492720353,0.549049394,0.66363173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65,2011,665,0,0,0,2.302585093,0.693147181,0,0.693147181,0,0,0,0.693147181,0,0,0,0,0,0,0,1.386294361,0,0,0,0,0,0,0,0,0,0,0,0,0,0,0,0,0,0,0,0,0,0,1.386294361,0,0,0,0,1.679284989,6,0.937225926,0.285978159,-124.8,43.5,NORTH,NWFSC,1101,603,Coos Bay,Y,5,NO,7.154615357,0.222913718,0.519810704,0.435106464,0.490968421,6,0.356801683,0.111949864,0.093906202,0.226805837,0.70406,0.004790005,0.8334850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66,2011,666,0,0,0,1.098612289,0,0,1.609437912,0,0,0,1.098612289,0,0,0,0,0,0,0,0,0,0,0,0,0,0,0,0,0,0,0,0,0,0,0,0,0,0.693147181,0,0,0,0,1.098612289,0,0,0,0,1.575688711,5,0.979029225,0.421283589,-124.91,43.5,NORTH,NWFSC,1101,753,Coos Bay,Y,5,NO,5.598421959,0.259248965,0.843612812,0.227927637,0.450440836,5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71,2011,671,0,0,0,0,0,0,1.945910149,0,0,0,0,0,0,0,0,1.386294361,0,0,0,0,0,0,0,0,0,0,0,0,0,0,0,0,0,0,0,0,0,0,0,0,0,0,0,0,0,0,0.678977939,2,0.979551039,0.783653725,-124.58,44,NORTH,NWFSC,1101,149,Heceta Head,Y,5,NO,3.33220451,0.603874566,1.06891834,-0.574902192,0.84046626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72,2011,672,0,0,0.693147181,0,0,0,0,0,0,0,0,0,0,0,0,0.693147181,0,0,0,0,0,0,0,0,0,0,0,0,0,0,0,0,0,0,0,0,0,0,0,0,0,0,0,0,0,0,0.693147181,2,0.999992787,0.936561776,-124.7,44,NORTH,NWFSC,1101,116,Heceta Head,Y,5,NO,1.386294361,1.256711399,0.884828272,-0.778757873,1.27070123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74,2011,674,0,0,0,0,0.693147181,0,0,0,0,0,0,0,0,0,0,0,0,0,0,0,0,0,0,0,0,0,0,0,0,0,0,0,0.693147181,0,0,0,0,0,0,0,0,0,0,0,0,0,0.693147181,2,0.999992787,0.636484614,-124.94,44,NORTH,NWFSC,1101,214,Heceta Head,Y,5,NO,1.386294361,1.174645503,0.207037105,-0.062625556,0.92595210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76,2011,676,0,0,0,1.098612289,1.098612289,0,0,0,0,0.693147181,0,0,0,0,0,0,0,0,0.693147181,0,0,0,0,0,0,0,0,0,0,0,0,0.693147181,0,0,0,0,0,0,0,0,0,0.693147181,0,0,0,0,1.76627479,6,0.985775813,0.201564678,-125.18,44,NORTH,NWFSC,1101,1667,Heceta Head,Y,3,NO,4.9698133,0.455678739,-0.038362094,0.136069769,0.583844281,NA,0.054382053,-0.024797601,0.345124816,0.33785623,0.68852,0.001017329,0.8848239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77,2011,677,0,0,0,1.098612289,0,0.693147181,2.079441542,0,0,0,0,0,0,0,0,0,0,0,0,0,0,0,0,0,0.693147181,0,0,0,0,0,0,0,0,0,0,0,0,0,0,0,0,1.791759469,0,0,0,0,1.509186609,5,0.937709198,0.449891899,-125.3,44,NORTH,NWFSC,1101,2914,Heceta Head,Y,5,NO,6.356107661,0.14215835,0.90528832,0.314135451,0.572061575,5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81,2011,681,0,0,0,0,0,0,0,0,0.693147181,0,0,0,0,0,0,0.693147181,0,0,0,0,0,0,0,0,0,0,0,0,0,0,0,0,0,0,0,0,0,0,0,0,0,0,0,0,0,0,0.693147181,2,0.999992787,0.882765997,-124.35,44.5,NORTH,NWFSC,1101,59,Newport,Y,5,NO,1.386294361,1.145151969,0.706012271,-0.875256947,1.2054780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82,2011,682,0,0,0,1.098612289,1.098612289,0,0,0,0,0,0,0,0,0,0,1.098612289,0,0,0,0,0,0,0,0,0,0,0,0,0,0,0,0,0,0,0,0,0,0,0,0,0,0,0,0,0,0,1.098612289,3,0.999996966,0.321004293,-124.47,44.5,NORTH,NWFSC,1101,82,Newport,Y,5,NO,3.295836866,0.671172831,0.162126188,0.281652166,0.60057291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83,2011,683,0,0,0,0,0,0,0,0,0,0,0,0,0,0,0,1.386294361,0,0,0,0,0,0,0,0,0,0,0,0,0,0,0,0,0,0,0,0,0,0,0,0,0,0,0,0,0,0,0,1,0,0.934721128,-124.59,44.5,NORTH,NWFSC,1101,143,Newport,Y,5,NO,1.386294361,1.355194633,0.731680599,-0.5569563,1.20114802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84,2011,684,0,0,0,0,0,0,1.609437912,0,0,0.693147181,0,0,0,0,0,0,0,0,0,0,0,0,0,0,0,0,0,0,0,0,0,0,0,0,0,0,0,0,0,0,0,0,0,0,0,0,0.611734491,2,0.88253995,0.619946166,-124.71,44.5,NORTH,NWFSC,1101,196,Newport,Y,5,NO,2.302585093,0.595357024,0.324344766,-0.978670458,0.99070382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85,2011,685,0,0,0,0,0.693147181,0,1.386294361,0,0.693147181,0,0.693147181,0,0,0,0,0.693147181,0,0,0,0,0,0,0,0,0,0,0,0,0,0,0,0.693147181,0,0,0,0,0,0,0,0,0,0,0,0,0,0,1.747868097,6,0.975502852,0.50996485,-124.83,44.5,NORTH,NWFSC,1101,227,Newport,Y,5,NO,4.852030264,0.562294866,0.805577192,-0.334543857,0.502500041,NA,0.280988534,0.135091651,0.032456592,0.173996581,0.672004,0.021419978,0.6655271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86,2011,686,0,0,0,0,0.693147181,0,0.693147181,0,0,0,0,0,0,0.693147181,0,0.693147181,0,0,0,0,0,0,0,0,0,0,0,0,0,0,0,0,0,0,0,0,0,0,0,0,0,0,0,0,0,0,1.386294361,4,0.999998197,0.547944912,-124.95,44.5,NORTH,NWFSC,1101,594,Newport,Y,5,NO,2.772588722,0.849507015,0.635958479,-0.304822856,0.6288323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92,2011,692,0,0,0,0,0.693147181,0,0,0,0,0.693147181,0,0,0,0,0,0,0,0,0,0,0,0,0,0,0,0,0,0,0,0,0,0,0,0,0,0,0,0,0,0,0,0,0,0,0,0,0.693147181,2,0.999992787,0.477549759,-124.23,45,NORTH,NWFSC,1101,134,Lincoln City,Y,4,NO,1.386294361,0.854647685,-0.410845788,-0.322291623,1.09640101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93,2011,693,0,0,0,1.098612289,0.693147181,0,0.693147181,0,0,1.609437912,0,0,0,0,0,0.693147181,0,0,1.098612289,0,0,0,0,0,0,0,0,0,0,0,0.693147181,0,0,0,0,0,0,0,0,0,0,0.693147181,0,0,0,0,2.025019738,8,0.973828059,0.167263942,-124.35,45,NORTH,NWFSC,1101,196,Lincoln City,Y,3,NO,7.272398393,0.31887408,0.16337992,-0.295368692,0.409934356,8,0.207078776,0.080905172,0.115605104,0.123627647,0.750213,0.020743496,0.940340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94,2011,694,0,0,0,0.693147181,0,0,1.386294361,0,0,0,0.693147181,0,0,0,0,0,0,0,2.079441542,0,0,0,1.098612289,0,0,0,0,0,0,0,0,0,1.386294361,1.098612289,0,0,0,0,0,0,0,2.079441542,0,0,0,0,2.005784263,8,0.964577757,0.534318524,-124.47,45,NORTH,NWFSC,1101,345,Lincoln City,Y,5,NO,10.51499074,-0.052486993,1.119289909,-0.119479791,0.72078032,8,0.225046449,-0.043529581,-0.06111692,0.114495874,0.744791,0.075276305,0.8767016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95,2011,695,0,0,0,0,0.693147181,0,1.386294361,0,0,0.693147181,0.693147181,0,0,0,0,0,0,0,0.693147181,0,0,0,0,0,0,0,0,0,0,0,0,0,0,0,0,0,0,0,0,0,0,3.218875825,0,0,0,0,1.564789302,6,0.873324726,0.448466208,-124.59,45,NORTH,NWFSC,1101,449,Lincoln City,Y,5,NO,7.377758908,0.325983859,0.677983493,-0.546866791,0.532069055,6,0.289225095,0.056978183,-0.042276606,0.149609281,0.868371,0.037145642,0.8763277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696,2011,696,0,0,0,0,0.693147181,0,1.386294361,0,0,0,0.693147181,0,0,0,0,0,0,0,0,0,0,0,0,0,0,0,0,0,0,0,0,0,0,0,0,0,0,0,0,0,0,0,0,0,0,0,1.039720771,3,0.946391759,0.554922462,-124.71,45,NORTH,NWFSC,1101,472,Lincoln City,Y,5,NO,2.772588722,0.7950041,0.712665927,-0.187287212,0.56553738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702,2011,702,0,0,0,1.098612289,0,0,0,0,0,0,0,0,0,0,0,0,0,0,0,0,0,0,0,0,0,0,0,0,0,0,0,0,0,0,0,0,0,0,0,0,0,0,0,0,0,0,0,1,0,0.563406494,-124.28,45.5,NORTH,NWFSC,1101,163,Tillamook,Y,3,NO,1.098612289,0.880058055,-0.202492338,0.602157322,1.1180373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703,2011,703,0,0,0,0.693147181,0,0,0,0,0,0,0,0,0,0,0,0,0,0,0,0,0,0,0,0,0,0,0,0,0,0,0,0,0,0,0,0,0,0,0,0,0,0,0,0,0,0,0,1,0,0.65081012,-124.4,45.5,NORTH,NWFSC,1101,198,Tillamook,Y,3,NO,0.693147181,1.041028206,-0.317960306,0.603046781,1.28038920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711,2011,711,0,0,0,0,0,0,0,0,1.386294361,0,0,0,0,0,0,0,0,0,0,0,0,0,0,0,0,0,0,0,0,0,0,0,0,0,0,0,0,0,0,0,0,0,0,0,0,0,0,1,0,0.921101382,-124.32,46,NORTH,NWFSC,1101,121,Columbia River,Y,5,NO,1.386294361,1.084222369,0.325505466,-1.135802482,1.35350830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712,2011,712,0,0,0,0,0,0,0,0,0,0,0,0,0,1.609437912,0,0,0,0,0,0,0,0,0,0,0,0,0,0,0,0,0,0,0,0,0,0,0,0,0,0,0,0,0,0,0,0,0,1,0,0.920721139,-124.44,46,NORTH,NWFSC,1101,144,Columbia River,Y,5,NO,1.609437912,0.909037614,0.133974028,-1.262851585,1.40626955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714,2011,714,0,0,0,0,0,0,0,0,0,0,0,0,0,0,0,0.693147181,0,0,0,0,0,0,0,0,0,0,0,0,0,0,0,0,0,0,0,0,1.098612289,0,0,0,0,0,0,0,0,0,0.667319472,2,0.962731548,0.857595317,-124.68,46,NORTH,NWFSC,1101,208,Columbia River,Y,5,NO,1.791759469,0.671717118,0.481639852,-1.321136228,1.32637607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716,2011,716,0,0,0,0,0,0,0,0,0,0,0,0,0,0,0,0,0,0,1.098612289,0,0,0,0,0,0,0,0,0,0,0,0,0,0,0,0,0,0,0,0,0,0,0,0,0,0,0,0,1,0,0.977494481,-124.92,46,NORTH,NWFSC,1101,884,Columbia River,Y,3,NO,1.098612289,1.025135337,1.487304245,0.5410727,1.37041447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721,2011,721,0,0,0,0,0,0.693147181,0,0,0,0,0,0,0,0,0,0,0,0,0,0,0,0,0,0,0,0,0,0,0,0,0,0,0,0,0,0,0,0,0,0,0,0,0,0,0,0,0,1,0,0.997084082,-124.28,46.5,NORTH,NWFSC,1101,60,Willapa Bay,Y,5,NO,0.693147181,0.537323445,0.308305955,-2.043077508,2.01630943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723,2011,723,0,0,0,0,0,0,0,0,0,0,0.693147181,0,0,0,0,0,0,0,0,0,0,0,0,0,0,0,0,0,0,0,0,0,0,0,0,0,0,0,0,0,0,0,0,0,0,0,0,1,0,0.947583711,-124.52,46.5,NORTH,NWFSC,1101,281,Willapa Bay,Y,5,NO,0.693147181,1.211474867,1.052856896,0.476054761,1.19819976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726,2011,726,0,0,0,0,0,0,0,0,0,0,0,0,0,0,0,0,0,0,0,0,0,0,0,0,0,0,0,0,0,0,0,0,0,0,0,0,0,0,0,0,0,0.693147181,0,0,0,0,0,1,0,0.908826915,-124.88,46.5,NORTH,NWFSC,1101,1285,Willapa Bay,Y,5,NO,0.693147181,0.785449528,0.889074146,1.132471159,1.34124459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731,2011,731,0,0,0,0,0.693147181,0,0,0,0.693147181,0.693147181,0,0,0,0.693147181,0,0.693147181,0,0,0,0,0,0,0,0,0,0,0,0,0,0,0,0,0.693147181,0,0,0,0,0,0,0,0,0,0,0,0,0,1.791759469,6,0.99999907,0.432408067,-124.59,47,NORTH,NWFSC,1101,88,Grays Harbor,Y,5,NO,4.158883083,0.662410601,0.189711258,-0.612966883,0.737470399,NA,0.262108658,-0.131728413,0.233468932,0.260965016,0.801758,0.001842027,0.8629656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732,2011,732,0,0,0.693147181,0,0,0,0,0,0.693147181,0,0,0,0,0,0,0.693147181,0,0,0,0,0,0,0,0,0,0,0,0,0,0,0,0,0,0,0,0,0,0,0,0,0,0,0,0,0,0,1.098612289,3,0.999996966,0.878524365,-124.71,47,NORTH,NWFSC,1101,111,Grays Harbor,Y,5,NO,2.079441542,0.99802059,0.88221724,-0.94916504,1.20770130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733,2011,733,0,0,1.098612289,0,0,0,0,0,0,0,0.693147181,0,0,0,0,0,0,0,0.693147181,0,0,0,0,0,0,0,0,0,0,0,0,0,0,0,0,0,0,0,0,0,0,0.693147181,0,0,0,0,1.363572006,4,0.983607512,0.843933667,-124.83,47,NORTH,NWFSC,1101,158,Grays Harbor,Y,5,NO,3.17805383,0.318110163,1.4709237,0.437135766,1.09482929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734,2011,734,0,0,1.791759469,0,0,2.302585093,0,0,0,0,0,0,0,0,0,0,0,0,0.693147181,0,0,0,0,0,0,0,0,0,0,0,0,0,2.772588722,0,0,0,1.791759469,0,0,0,0,0,0,0,0,0,1.531570558,5,0.95161711,0.845485892,-124.95,47,NORTH,NWFSC,1101,157,Grays Harbor,Y,5,NO,9.351839934,-0.52933972,1.206851995,-0.974544365,1.429875223,5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736,2011,736,0,0,0,0,0,0,0,0,0,0,0,0,0,0,0,0,0,0,0,0,0,0,0,0,0,0,0,0,0,0,0,0,0.693147181,1.609437912,0,0,0,0,0,0,0,0,0,0,0,0,0.611734491,2,0.88253995,0.944224178,-125.19,47,NORTH,NWFSC,1101,1391,Grays Harbor,Y,5,NO,2.302585093,0.297821183,1.458848357,-1.088972604,1.42019207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741,2011,741,0,0,0,0,0,0,0,0,0,0,0,0,0,0,0,0,0,0,0,0,0,0,0,0,0,0,0,0,0,0,0,0,0,0,0,0,0,0,0,0,0,0,0,0,0,0.693147181,0,1,0,1,-124.71,47.5,NORTH,NWFSC,1101,88,Queets River,Y,5,NO,0.693147181,1.790846562,0.998977185,0.22832684,1.60573132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743,2011,743,0,0,0,0,0,0.693147181,0,0,0,0,0,0,0,0,0,0,0,0,0,0,0,0,0,0,0,0,0,0,0,0,0,0,0,0,0,0,0,0,0,0,0,0,0,0,0,0,0,1,0,0.997084082,-124.95,47.5,NORTH,NWFSC,1101,205,Queets River,Y,5,NO,0.693147181,0.537323445,0.308305955,-2.043077508,2.01630943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744,2011,744,0,0,0,0,0,0,0,0,0,0,0.693147181,0,0,0,0,0,0,0,0.693147181,0,0,0,0,0,0,0,0.693147181,0,0,0,0,0.693147181,0,0,0,0,0,0,0,0,0,0.693147181,0,0,0,0,1.609437912,5,0.999998757,0.642650653,-125.07,47.5,NORTH,NWFSC,1101,948,Queets River,Y,5,NO,3.465735903,-0.18039806,-0.325824124,1.197758148,1.5645517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1_746,2011,746,0,0,0,0.693147181,0,0,0,0,0,0,0.693147181,0,0,0,0,0,0,0,1.609437912,0,0,0,1.609437912,0,0,0,0,0,0,0,0,0,0,3.496507561,0,0,0,0,0,0,0,1.386294361,0,0,0,0,1.633103228,6,0.911451418,0.646524445,-125.31,47.5,NORTH,NWFSC,1101,1155,Queets River,Y,5,NO,9.487972109,-0.155622648,1.198640156,0.454941075,0.978562122,6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101,2012,101,0,0,0,1.791759469,0,0,0,0,0,0,0,0,0,0,0.693147181,0,0,0,0,0,0,0,0,0.693147181,0,0,2.48490665,0,0,0,0,0,0,0,0,0,0,1.098612289,0,0,0,0,0,0,0,0,1.482061409,5,0.920855384,0.330008462,-121.9383301,36.3,CENTRAL,RREAS,1203,65,Point Sur,Y,2,NO,6.761572769,-0.310563381,-0.379316068,0.632416195,0.764051777,5,-0.313486218,0.171687354,-0.019773556,0.347884089,0.500942,0.003264364,0.7904739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103,2012,103,0,0,0,4.553876892,2.302585093,0,0,0,0,1.098612289,0,0,0,0,0,0,0,0,0,0,0,0,0,0,0,0,0,0,0,0,0,0,0,0,0,0,0,0,0,0,0,0,0,0,0,0,0.95159116,3,0.866172973,0.179096923,-122.0150065,36.3,CENTRAL,RREAS,1203,102,Point Sur,Y,2,NO,7.955074273,0.123183311,0.009115532,0.273063507,0.373999774,2.725906071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104,2012,104,0,0,0,3.496507561,0,0,0,0,0,1.098612289,0,0,0,0,0,0,0,0,0,0,0,0,0,0,0,0,1.098612289,0,0,0,0,1.098612289,0,0,0,0,0,0,0,0,0,0,0,0,0,0,1.225788335,4,0.884217782,0.207632157,-122.0900065,36.3,CENTRAL,RREAS,1203,354,Point Sur,Y,3,NO,6.792344427,-0.104168666,-0.483296519,0.217502766,0.449494378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105,2012,105,0,0,0,1.791759469,0,0,0,0,0,0,0,0,0,0,0,0,0,0,0,0,0,0,0,0,0,0,0,0,0,0,0,0,1.098612289,0,0,0,0,0,0,0,0,0,0,0,0,0,0.664110011,2,0.958101309,0.481135028,-122.1916667,36.3,CENTRAL,RREAS,1203,828,Point Sur,Y,3,NO,2.890371758,0.521564706,0.291193879,0.758396712,1.05817718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109,2012,109,0,0,0,2.178354413,1.497866137,0,0,0,0,1.47221949,0,0,0.34657359,0,0.34657359,0,0,0.34657359,0,0,0,0,0,0,1.242453325,0,1.497866137,0,0,0,0,0,0,0,0,0,0.34657359,0,0,0,0,0,0,0,0,0,1.981881453,9,0.901992665,0.032704002,-122.0333333,36.58333333,CENTRAL,RREAS,1203,608,Monterey Bay Outside,Y,1,YES,9.275053862,-0.087753135,-0.186607718,0.105707872,0.162465315,4.985640918,-0.196064424,0.103246141,-0.077242675,0.22467609,0.617024,0.043713514,0.9317164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110,2012,110,0,0,0,1.844439727,2.518476301,0,0,0,0,1.445185879,0,0,0,0,0,0,0,0,0,0,0,0,0,0,0.34657359,0,1.522261219,0.34657359,0,0,0,0.549306144,0,0,0,0,0,0,0,0.34657359,0,0.34657359,0,0,0,0,1.92103113,9,0.874298503,0.026774241,-122.175,36.58333333,CENTRAL,RREAS,1203,2304,Monterey Bay Outside,Y,1,YES,9.265963632,-0.084795186,-0.16532039,0.136839481,0.182575116,5,-0.108717954,-0.063432048,0.07329003,0.137460534,0.642792,0.016208866,0.9042873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112,2012,112,0,0,0,0.648636716,0.648636716,0,0,0,0,0,0,0,0,0,0.46209812,0,0.648636716,0.732408192,0,0,0,0,0.46209812,0,1.869823932,0,1.858649701,0,0,0,0,0,0,0,0,0,0,0.46209812,0,0,0,0,0,0,0,0,2.029924088,9,0.923857799,0.304643874,-121.9466634,36.65500081,CENTRAL,RREAS,1203,73,Monterey Bay Inside,Y,2,YES,7.793086335,-0.223613261,-0.463574944,0.535508823,0.690858642,9,-0.140599499,0.134329946,-0.059621894,0.195423679,0.569913,0.043667891,0.8278840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113,2012,113,0.549306144,0,0,2.071567363,3.649898683,0,0,0,0,2.620873508,0,0,0,0,0,0,0,0.549306144,0,0,0,0,0,0,0,0,0.549306144,0,0,0,0,0,0,0,0,0,0,0,0,0,0,0,0,0,0,0,1.523630466,6,0.850353563,0.097295994,-122.05,36.64666748,CENTRAL,RREAS,1203,900,Monterey Bay Outside,Y,2,YES,9.990257987,-0.041705086,-0.219428841,0.012173191,0.114181477,4.5625,-0.189804881,0.099525471,0.035527714,0.207531378,0.739449,0.019092444,0.8164126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114,2012,114,0,0,0,1.014840813,0.597253156,0,0,0,0,3.575338968,0,0,0,0,0,0,0,0,0,0,0,0,0,0,0.46209812,0.46209812,1.911113759,0,0,0,0,0,0,0,0,0,0,0.366204096,0,0,0,0,0,0,0,0,1.600176539,7,0.822327467,0.083053965,-121.8666667,36.76666667,CENTRAL,RREAS,1203,73,Monterey Bay Inside,Y,1,YES,8.388947033,-0.149995744,-0.376308935,-0.189917227,0.319814437,3.329670563,-0.269398208,-0.047692804,-0.068094934,0.270132439,0.782202,0.013929259,0.8497147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115,2012,115,0,0,0,2.623897555,0,0,0,0,0,0,0,1.364781521,0,0,0,0,0.366204096,1.059351277,0,0,0,0,0,0.366204096,0.732408192,0,1.918580738,0,0,0,0,0,0,0,0,0,0.366204096,0.963457253,0,0,0,0,0,0,0,0,1.981384748,9,0.901766604,0.304050762,-121.9083333,36.70833333,CENTRAL,RREAS,1203,91,Monterey Bay Inside,Y,2,YES,9.761088824,-0.407107353,-0.226343362,0.614166706,0.749967412,5.555654815,-0.193393634,0.017941065,-0.00068393,0.18247417,0.520242,0.019912149,0.8073744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116,2012,116,0,0,0,2.349751614,1.059351277,0,0,0,0,3.671562319,0,0,0,0,0,0,0,0,0,0,0,0,0,0,0.46209812,0,0.963457253,0,0,0,0,0,0,0,0,0,0,0,0,0,0,0,0,0,0,0,1.382388625,5,0.858925278,0.024450169,-121.9766602,36.73999837,CENTRAL,RREAS,1203,287,Monterey Bay Inside,Y,1,YES,8.506220582,-0.054063059,-0.236195121,-0.113598776,0.144006183,3.40080836,-0.266688819,-0.133429629,0.173446319,0.336341062,0.762197,0.000861023,0.7769596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117,2012,117,0,0,0,2.583251135,2.935075068,0,0,0,0,3.488652136,0,0,0,0,0.46209812,0,0.366204096,0,0,0,0,0,0,0,0.23104906,0,0.998577425,0,0,0,0,0,0,0,0,0,0.23104906,0,0,0,0,0,0,0,0,0,1.66594416,8,0.801149311,0.047621912,-122.1083333,36.7,CENTRAL,RREAS,1203,1920,Monterey Bay Outside,Y,2,YES,11.2959561,-0.155086662,-0.187848706,-0.033233364,0.128936256,4.155892916,-0.202729527,0.111570904,0.015169077,0.222047994,0.66705,0.021189806,0.9456411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119,2012,119,0,0,0,3.636199196,0,0,0,0,0,0.549306144,0,3.314020688,0,0,0,0,0,0,0,0,0,0,0,0,0,0,0,0,0,0,0,0,0,0,0,0,0,0,0,0,0,0,0,0,0,0,0.903335387,3,0.82224881,0.451058155,-121.9833333,36.84666748,CENTRAL,RREAS,1203,91,Monterey Bay Inside,Y,5,YES,7.499526029,0.023576887,-0.00564881,0.952199182,0.995917956,2.769230769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123,2012,123,0,0,0,4.004105993,1.221187215,0,0,0,0,0,0,0.46209812,0,0,0.366204096,0,0,0,0,0,0,0,0.366204096,0,0.23104906,0,0.597253156,0,0,0,0,0,0,0,0,0,0,0,0,0.23104906,0,0,0,0,0,0,1.514515387,8,0.728327508,0.201998572,-122.2916667,36.98333333,CENTRAL,RREAS,1203,82,Davenport,Y,2,YES,7.479150798,0.059507589,0.028303461,0.520369228,0.583772959,2.265645925,-0.021255639,-0.000572911,0.086090279,0.08801263,0.515377,0.034935119,0.9260254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124,2012,124,0,0,0,3.355343827,1.914334396,0,0,0,0,1.221187215,0,0,0,0,0.366204096,0,0,0,0,0,0,0,0,0,0,0,0,0,0,0,0,0,0,0,0,0,0,0,0,0,0,0,0,0,0,0,1.169697438,4,0.843756825,0.139736285,-122.375,36.98333333,CENTRAL,RREAS,1203,128,Davenport,Y,2,YES,6.857069535,0.182294728,-0.045010003,0.176401979,0.320697548,2.975949367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125,2012,125,0,0,0,3.986485246,1.927941727,0,0,0,0,2.37803124,0,0,0,0,0,0,0,0,0,0,0,0,0,0,0,0,0.23104906,0,0,0,0,0,0,0,0,0,0,0,0,0,0,0,0,0,0,0,1.145578628,4,0.826358812,0.092155099,-122.425,36.98333333,CENTRAL,RREAS,1203,446,Davenport,Y,2,YES,8.523507274,0.027837901,-0.150356446,0.009352314,0.094679085,2.999746929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126,2012,126,0,0,0,2.598548845,1.155245301,0,0,0,0,0.46209812,0,0,0,0,0,0,0,0,0,0,0,0,0,0,0.23104906,0,0.732408192,0,0,0,0,0,0,0,0,0,0,0,0,0,0,0,0,0,0,0,1.311649425,5,0.814972597,0.09432243,-122.5916667,36.98333333,CENTRAL,RREAS,1203,432,Davenport,Y,3,YES,5.179349519,0.206886577,-0.135459071,0.240064129,0.375716866,4,-0.266688819,-0.133429629,0.173446319,0.336341062,0.515436,0.000861023,0.9483478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127,2012,127,0,0,0,0,2.564949357,0,0,0,0,0,1.098612289,0,0,0,0,0,0,0,0,0,0,0,0,0,0,0,0,0,0,0,0,0,1.098612289,0,0,0,0,0,0,0,0,0,0,0,0,0,1.00997484,3,0.919315928,0.513573474,-122.7583333,36.98333333,CENTRAL,RREAS,1203,1045,Davenport,Y,5,YES,4.762173935,0.409688668,0.809246358,0.465397596,1.146990992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131,2012,131,0,0,0,3.656249954,0.854983119,0,0,0,0,0.998577425,0.23104906,0,0,0,0,0,0,0,0,0,0,0,0,0.693147181,1.014840813,0,1.110734837,0,0,0,0,0,0,0,0,0,0,0,0,0,0,0,0,0,0,0,1.662943062,7,0.854583056,0.086364767,-122.5666667,37.275,CENTRAL,RREAS,1203,82,Pescadero,Y,3,YES,8.559582388,-0.035161809,-0.17251568,0.193002431,0.235362181,5.594551388,-0.053231393,-0.151631773,0.087286415,0.179887519,0.5522,0.017475822,0.8750070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132,2012,132,0,0,0,2.047172281,0.693147181,0,0,0,0,1.831780823,0,0,0,0,0,0,0,0,0,0,0,0,0,0,0.549306144,0,0.895879735,0,0,0,0,0,0,0,0,0,0,0,0,0,0,0,0,0,0,0,1.479904019,5,0.919514924,0.035023653,-122.65,37.275,CENTRAL,RREAS,1203,95,Pescadero,Y,1,YES,6.017286164,0.095947563,-0.267598357,-0.018266699,0.210151029,5,-0.266688819,-0.133429629,0.173446319,0.336341062,0.642564,0.000861023,0.8356778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133,2012,133,0,0,0,1.039720771,1.647918433,0,0,0,0,1.198947636,0,0,0,0,0.34657359,0,0,0,0,0,0,0,0,0,0,0,0,0,0,0,0,0,0.972955075,0,0,0,0,0,0,0,0,0.34657359,0,0,0,0,1.656648673,6,0.924592369,0.147768327,-122.8166667,37.275,CENTRAL,RREAS,1203,184,Pescadero,Y,2,YES,5.552689095,0.365317273,-0.034533231,-0.046490544,0.421622915,4,-0.040110329,-0.165629854,0.310304901,0.353796396,0.728108,0.001262093,0.6939555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134,2012,134,0,0,0,2.890371758,2.197224577,0,0,0,0,0,0,0,0,0,0,0,0,0,0,0,0,0,0,0,0,0,0,0,0,0,0,0,0,0,0,0,0,0,0,0,0,0,0,0,0,0,0.683837234,2,0.98656147,0.252581929,-122.9833333,37.275,CENTRAL,RREAS,1203,518,Pescadero,Y,3,YES,5.087596335,0.248603224,0.148993193,0.511028049,0.675525811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138,2012,138,0,0,0,0.536479304,0.46209812,0,0,0,0,0,0,0.366204096,0,0,0,0,0,0,0,0,0,0,0,0,0,0,0,0,0,0,0,0,0,0,0,0,0,0,0,0,0,0,0,0,0,0,1.086712306,3,0.989165168,0.509351253,-122.9083333,37.7,CENTRAL,RREAS,1203,55,Gulf of the Farallones,Y,3,YES,1.364781521,0.970639293,-0.22257006,0.404789234,1.11491121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139,2012,139,0,0,0,0.46209812,0.693147181,0,0,0,0,0,0,0,0,0,0,0,0,0,0,0,0,0,0,0,0,0,0,0,0,0,0,0,0,0,0,0,0,0,0,0,0,0,0,0,0,0,0.673011667,2,0.970943591,0.47431316,-122.8666667,37.79166667,CENTRAL,RREAS,1203,55,Gulf of the Farallones,Y,3,YES,1.155245301,0.957727464,-0.168448227,0.290718181,1.05873203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152,2012,152,0,0,0,1.589026915,0,0,0,0,0,0,0,0,0.34657359,0,0,0,0,0,0,0,0,0,0,0,0,0,0,0,0,0,0,0.34657359,0.549306144,0,0,0,0,0,0,0,0,0,0,0,0,0,1.156525783,4,0.834255501,0.485789883,-123.0416667,37.65833333,CENTRAL,RREAS,1203,108,Farallones Outside,Y,3,YES,2.83148024,0.505830512,0.101983519,0.841038493,1.05917910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160,2012,160,0,0,0,2.197224577,2.772588722,0,0,0,0,0,0,0,0,0,0,0,0,0,0,0,0,0,0,0,0,0,0,0,0,0,0,0,0,0,0,0,0,0,0,0,0,0,0,0,0,0,0.686430577,2,0.990302845,0.259452017,-123.3166667,37.88333333,CENTRAL,RREAS,1203,91,Farallones Outside,Y,3,YES,4.9698133,0.272573649,0.150240709,0.511757212,0.687459567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162,2012,162,0,0,0,2.63905733,0,0,0,0,0,0,0,0,0,0,0,0,0,0,0,0,0,0,0,0,0,0,0,0,0,0,0,0,0,0,0,0,0,0,0,0,0,0,0,0,0,0,0,1,0,0.477156012,-123.5,37.88333333,CENTRAL,RREAS,1203,1328,Farallones Outside,Y,3,YES,2.63905733,0.454720294,0.060016751,0.808817498,0.997952759,1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165,2012,165,0,0,0,1.386294361,0,0,0,0,0,0,0,0,0,0,0,0,0,0,0,0,0,0,0,0,0,0,0,0,0,0,0,0,0,0,0,0,0,0,0,0,0,0,0,0,0,0,0,1,0,0.527023,-123,38.16666667,CENTRAL,RREAS,1203,55,Point Reyes,Y,3,YES,1.386294361,0.773795529,-0.151279091,0.651794197,1.07180262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170,2012,170,0,0,0,2.197224577,0.693147181,0,0,0,0,1.098612289,0,0,0,0,0,0,0,0,0,0,0,0,0,0,0,0,0,0,0,0,0,0,0,0,0,0,0,0,0,0,0,0,0,0,0,0,0.98771676,3,0.899055812,0.15551215,-123.3666667,38.16666667,CENTRAL,RREAS,1203,183,Point Reyes,Y,3,YES,3.988984047,0.403507105,-0.162538081,0.03073746,0.458934651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171,2012,171,0,0,0,1.386294361,0,0,0,0,0,0,0,0,0,0,0,0,0,0,0,0,0,0,0,0,0,0,0,0,0,0,0,0,0,0,0,0,0,0,0,0,0,0,0,0,0,0,0,1,0,0.527023,-123.4833333,38.16666667,CENTRAL,RREAS,1203,400,Point Reyes,Y,3,YES,1.386294361,0.773795529,-0.151279091,0.651794197,1.07180262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237,2012,237,0,0,0,1.268887497,0.366204096,0,0,0,0,0,0,0,0,0,0,0,0,0,0,0,0,0,0,0,0,0,0,0,0,0,0,0,0,0,0,0,0,0,0,0,0,0,0,0,0,0,0.53188133,2,0.767337022,0.40824661,-122.8316732,37.59666748,CENTRAL,RREAS,1203,74,Gulf of the Farallones,Y,3,YES,1.635091593,0.761970382,-0.139974532,0.447595017,0.9433914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411,2012,411,0,0,0,3.704265283,3.704265283,0,0,0,0,0,0,0,0,0,0,0,0,0,0,0,0,0,0,0,0,0,0,0,0,0,0,0,0,0,0,0,0,0.34657359,0,0,0,0,0,0,0,0,0.844742769,3,0.768915672,0.302857758,-119.2866699,33.68999837,SOUTH,RREAS,1203,892,San Nicolas,Y,2,NO,7.755104157,0.032640125,0.17874684,0.624633288,0.669266717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412,2012,412,0.693147181,0,0,2.48490665,3.135494216,0,0,0,0,0.693147181,0,0,0,0,0,0,0.693147181,0,0,0,0,0,0,0,0,1.386294361,0.693147181,0,0,0,0,0,0,0,0,0,0,1.098612289,0,0,0,0,0,0,0,0,1.891692803,8,0.909711395,0.185894553,-119.4483398,33.58666585,SOUTH,RREAS,1203,1874,San Nicolas,Y,2,NO,10.87789624,-0.171075315,-0.174590096,0.464866014,0.255303361,7,-0.145606364,0.101434165,-0.096041347,0.121217858,0.764451,0.076736164,0.9284042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413,2012,413,0,0,0,2.772588722,0,0,0,0,0,0,0,0,0,0,0,0,0,0,0,0,0,0,0,0,0,0,0,0,0,0,0,0,0,0,0,0,0,0,0,0,0,0,0.693147181,0,0,0,0.500402424,2,0.721922887,0.479638445,-119.6049967,33.48666585,SOUTH,RREAS,1203,775,San Nicolas,Y,3,NO,3.465735903,0.260894168,0.022607271,0.936904252,0.917374449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414,2012,414,0,0,0,0.693147181,0.693147181,0,0,0,0,0,0,0,0,0,0,0,0.693147181,0,0,0,0,0,0,0,0.693147181,0,0,0,0,0,0,0,0,0,0,0,0,1.945910149,0,0,0,0.693147181,0,0,0,0,1.683894206,6,0.939798376,0.42191924,-119.7633301,33.38333333,SOUTH,RREAS,1203,103,San Nicolas,Y,3,NO,5.411646052,0.162231844,-0.22053527,0.882523382,0.76204327,6,-0.249787081,0.314613817,0.089205272,0.351131649,0.537171,0.000638767,0.9233463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422,2012,422,0,0,0,1.282474679,0.34657359,0,0,0,0,4.188965562,0,0.34657359,0,0,0,0,0,0,0,0,0,0,0,0,0,0,0.34657359,0,0,0,0,0,0,0,0,0,0,0,0,0,0,0,0,0,0,0,1.072152563,5,0.666165015,0.173460218,-120.3,34.31833496,SOUTH,RREAS,1203,380,San Miguel,Y,1,NO,6.511161012,0.041742866,-0.401706098,-0.359147683,0.711572619,1.982979123,-0.073324685,-0.350858332,0.17259722,0.410701307,0.487806,0.000297837,0.7857948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441,2012,441,0,0,0,2.197224577,1.098612289,0,0,0,0,0,0,0,0,0,0,0,0,0,0,0,0,0,0,0,1.098612289,0,3.044522438,0,0,0,0,0,0,0,0,0,0,0,0,0,0,0,0,0,0,0,1.290788304,4,0.931105264,0.146155892,-121.3633301,35.70333252,CENTRAL,RREAS,1203,60,Piedras Blancas,Y,2,NO,7.438971592,-0.104971664,-0.087298152,0.407565653,0.44709712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442,2012,442,0,0,0,3.688879454,1.945910149,0,0,0,0,1.098612289,0,0,0,0,1.791759469,0,1.098612289,0,0,0,0,0,0,0,0,0,0,0,0,0,0,1.098612289,0,0,0,0,0,0,0,0,0,0,0,0,0,0,1.676075828,6,0.93543486,0.241767671,-121.4299967,35.70333252,CENTRAL,RREAS,1203,167,Piedras Blancas,Y,2,NO,10.72238594,-0.08588628,-0.052588554,0.52876619,0.56854242,5.970777619,-0.107417806,0.250911811,0.144713808,0.306255585,0.748452,0.007024678,0.8217680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443,2012,443,0,0,0,5.068904202,3.091042453,0,0,0,0,0,1.098612289,0,0,0,2.302585093,0,0,0,1.098612289,0,0,0,0,0,0,0,1.098612289,0,0,0,0,0,0,0,0,0,0,0,0,0,0,0,0,0,0,0,1.608000361,6,0.897441254,0.296428455,-121.5083333,35.70333252,CENTRAL,RREAS,1203,557,Piedras Blancas,Y,2,NO,13.75836861,-0.234562829,0.284136809,0.645091532,0.810608755,4.284835414,0.107245821,0.138499658,0.040833097,0.188021412,0.708382,0.040037482,0.7423982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481,2012,481,0,0,0,4.890349128,4.605170186,0,0,0,0,1.945910149,0,0,0,0,0,0,0,0,0,0,0,0,0,0,0,0,0,1.386294361,0,1.098612289,0,0,0,0,0,0,0,0,0,0,0,0,1.386294361,0,0,0,1.611979561,6,0.899662086,0.278430819,-117.75,33.01666667,SOUTH,RREAS,1203,798,San Diego,Y,2,NO,15.31263047,-0.407110516,-0.234963095,0.479807608,0.255216901,4.111765375,-0.162645058,-0.166046757,0.330046007,0.395115953,0.698478,0.000126024,0.9059647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482,2012,482,0,0,0,2.48490665,3.091042453,0,0,0,0,0,0,0,0,0,0,0,0,0,0,0,0,0,0,0,0,0,0,0,0,0,0,0,0,0,0,0,0,0,0,0,0,0,0,0,0,0,0.687227056,2,0.991451914,0.268799893,-117.5833333,32.91666667,SOUTH,RREAS,1203,865,San Diego,Y,3,NO,5.575949103,0.212479757,0.166633657,0.549939828,0.730366776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483,2012,483,0,0,0,4.025351691,3.36729583,0,0,0,0,4.418840608,0,0,0,0,0,0,0,0,0,0,0,0,0,0,0,0,0,0,0,0,0,0,0,0,0,0,0,0,0,0,0,0,0,0,0,0,1.092457187,3,0.994394368,0.157439208,-117.4216634,32.81666667,SOUTH,RREAS,1203,555,San Diego,Y,2,NO,11.81148813,-0.236034682,-0.216009697,-0.183213153,0.457715168,2.99998717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484,2012,484,0,0,0,3.33220451,2.302585093,0,0,0,0,0,0,0,0,0,0,0,0,0,0,0,0,0,0,0,0,0,0,0,0,0,0,0,0,0,0,0,0,0,0,0,0,0,0,0,0,0,0.676358724,2,0.975772338,0.262901399,-117.3333333,32.70833333,SOUTH,RREAS,1203,94,San Diego,Y,3,NO,5.634789603,0.206983936,0.161027585,0.523803554,0.713290879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492,2012,492,0,0,0,5.587248658,3.401197382,0,0,0,0,3.713572067,0,0,0,0,1.098612289,0,0,0,0,0,0,0,1.386294361,0,4.189654742,0,5.398162702,0.693147181,0,0,0,0.693147181,0,0,0,0,0,1.098612289,0,0,0,0,0.693147181,0,0,0,2.126717032,11,0.886909553,0.219999602,-120.7933268,35,CENTRAL,RREAS,1203,94,Point Sal,Y,2,NO,27.95279603,-0.721405379,-0.057898486,0.012522891,0.677281796,5.64124006,-0.152354187,0.08415736,-0.034797332,0.167478548,0.614496,0.054443051,0.8528665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493,2012,493,0,0,0,4.219507705,2.079441542,0,0,0,0,6.946975992,0,0,0,0,0.693147181,0,0,0,0,0,0,0,0,0,2.564949357,0.693147181,2.708050201,0.693147181,0,0,0,0,0,0,0,0,0,0,0,0,0,0,0,0,0,0,1.791407602,8,0.861484437,0.16337214,-120.8833333,35,CENTRAL,RREAS,1203,192,Point Sal,Y,2,NO,20.59836634,-0.562732819,-0.171314289,-0.062567138,0.518199741,3.240440412,-0.214814298,0.065028815,-0.099007062,0.234579366,0.624454,0.037259291,0.8816104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494,2012,494,0,0,0,6.137727054,3.688879454,0,0,0,0,0,0,0,0,0,0,0,0,0,0,0,0,0,0,0,1.945910149,0,2.48490665,0,0,0,0,0,0,0,0,0,1.098612289,0.693147181,0,0,0,0,0.693147181,0,0,0,1.676860617,7,0.861735259,0.242727638,-120.975,35,CENTRAL,RREAS,1203,374,Point Sal,Y,2,NO,16.74232996,-0.516924254,0.046075234,0.480312145,0.715092885,3.485802998,-0.336998008,0.112736673,0.130335989,0.368690176,0.559152,0.000733627,0.8703751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495,2012,495,0,0,0,4.127134385,1.098612289,0,0,0,0,0,1.098612289,0,0,0,0,0,1.098612289,0,0,0,0,0,0,0,0,0,0,0,0,0,0,0,0,0,0,0,0,0,0,0,0,0,0,0,0,0,1.174652568,4,0.847331189,0.33750986,-121.1166667,35,CENTRAL,RREAS,1203,532,Point Sal,Y,2,NO,7.422971251,0.16334737,0.28813882,0.686122914,0.853154382,3.81546811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663,2012,663,0,0,1.098612289,1.386294361,1.098612289,0,2.197224577,0,0,0,1.098612289,0,0,1.386294361,0,1.098612289,0,0,0,0,0,0,1.098612289,0,0,0,0,0,0,0,0,0,0,0,0,0,0,0,0,0,0,0,0,0,0,0,2.046589354,8,0.984200846,0.310526157,-124.58,43.5,NORTH,RREAS,1203,200,Coos Bay,Y,5,NO,10.46287474,0.215588523,0.729675203,-0.004170191,0.255414912,8,0.259743436,0.095063917,0.044123697,0.130823912,0.586353,0.031797408,0.7576379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664,2012,664,0,0,0,2.302585093,0,0,1.098612289,0,0,0,1.098612289,0,0,1.386294361,0,0,0,0,0,0,0,0,0,0,0,0,0,0,0,0,0,0,0,0,0,0,0,0,0,0,0,0,0,0,0,0,1.334293184,4,0.962487344,0.40716102,-124.69,43.5,NORTH,RREAS,1203,473,Coos Bay,Y,3,NO,5.886104031,0.26339103,0.750144832,0.365132684,0.490374243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665,2012,665,0,0,0,4.406719247,1.945910149,0,0,0,0,0,0,0,0,0,0,0,0,0,1.098612289,0,0,0,0,0,0,0,0,0,0,0,0,0,0,1.098612289,0,0,0,0,0,0,0,0,0,0,0,0,1.205800578,4,0.869799689,0.341037241,-124.8,43.5,NORTH,RREAS,1203,603,Coos Bay,Y,2,NO,8.549853974,0.063976427,0.331022024,0.68918659,0.790169744,3.592765978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682,2012,682,0,0,0,0,0,0,0,0,0,0,0,0,0,3.044522438,0,0,0,0,0,0,0,0,0,0,0,0,0,0,0,0,0,0,0,0,0,0,0,0,0,0,0,0,0,0,0,0,0,1,0,0.918200843,-124.47,44.5,NORTH,RREAS,1203,82,Newport,Y,5,NO,3.044522438,0.374318587,0.85200945,1.239567914,1.341592372,1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683,2012,683,0,0,1.098612289,1.791759469,0,0,0,0,0,0,0,0,0,1.791759469,0,0,0,0,0,0,0,0,0,0,0,0,0,0,0,0,0,0,0,0,0,0,0,0,0,0,0,0,0,0,0,0,1.07532922,3,0.978803868,0.526656822,-124.59,44.5,NORTH,RREAS,1203,143,Newport,Y,5,NO,4.682131227,0.410431565,0.428509987,0.870331047,0.929754439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684,2012,684,0,0,1.098612289,1.791759469,0,0,2.302585093,0,0,0,0,0,0,0,0,0,0,0,1.386294361,0,0,0,0,0,0,0,0,0,0,0,0,0,0,0,0,0,0,0,0,0,0,1.386294361,0,0,0,0,1.576185862,5,0.979338123,0.462028305,-124.71,44.5,NORTH,RREAS,1203,196,Newport,Y,5,NO,7.965545573,0.112397047,0.943702083,0.328675568,0.617463931,5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2_686,2012,686,0,0,0,2.48490665,1.386294361,0,2.197224577,0,0,0,0,0,0,0,0,0,1.098612289,0,1.386294361,0,0,0,0,0,0,0,0,0,2.302585093,0,0,0,0,2.302585093,0,0,0,0,0,0,0,1.386294361,0,0,0,0,2.03823432,8,0.980182926,0.387120434,-124.95,44.5,NORTH,RREAS,1203,594,Newport,Y,5,NO,14.54479679,-0.061235314,0.775461043,0.441444139,0.66949195,8,0.277988428,0.125735799,-0.013123334,0.170103409,0.781512,0.024971516,0.8980324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01,2013,101,0,0,0,1.945910149,1.945910149,0,0,0,0,0,0,0,0,0,0,0,0,0,0,0,0.693147181,0,0,1.098612289,2.079441542,0,1.609437912,0,0,0,3.218875825,0,0,0,0,0,2.079441542,0,0.693147181,0,0,0,0,0,0,0,2.09678595,9,0.954287928,0.275287925,-121.9383301,36.3,CENTRAL,RREAS,1305,65,Point Sur,Y,2,NO,15.36392377,-0.486164636,0.15388644,0.507948109,0.74780783,8.707032606,-0.153325314,0.03717629,0.086713718,0.17091046,0.587952,0.012658434,0.7192173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03,2013,103,0,0,0,2.302585093,0.693147181,0,0.693147181,0,0,0,0,0,0,0,0,0,0,0,0,0,0,0,0,0.693147181,1.386294361,1.098612289,2.708050201,0,0,0,2.833213344,1.098612289,0,0,0,0,1.386294361,0,0,0,0,0,0,0,0,0,2.169180062,10,0.942062522,0.230472079,-122.0150065,36.3,CENTRAL,RREAS,1305,102,Point Sur,Y,2,NO,14.89310348,-0.557567154,0.162101579,0.344787758,0.693387901,9.883107089,-0.032635119,0.134172214,0.052509372,0.146731436,0.450262,0.035461819,0.7004162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04,2013,104,0,0,0,3.761200116,2.708050201,0,0,0,0,4.043051268,0,0,0,0,0,0,0,0,0,0,0,0,3.36729583,1.791759469,5.099866428,3.36729583,6.167516491,0,0,0,3.17805383,0,0,0,0,0,1.791759469,2.708050201,0,0,0,0,0,0,0,0,2.334061315,11,0.973378803,0.300325683,-122.0900065,36.3,CENTRAL,RREAS,1305,354,Point Sur,Y,2,NO,37.98389913,-0.860776245,0.004538538,-0.102437848,0.824114232,7.959451562,-0.158150264,-0.044869043,-0.030159245,0.155476663,0.669936,0.034233303,0.7429393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05,2013,105,0,0,0,6.02827852,0,0,0,0,0,4.532599493,0,0,0,0,0,0,0,0,0,0,0,0,1.791759469,2.302585093,4.17438727,2.708050201,5.934894196,0,0,0,3.17805383,0,0,0,0,0,4.17438727,1.791759469,0,0,0,0,0,0,0,0,2.21966802,10,0.963989154,0.382862019,-122.1916667,36.3,CENTRAL,RREAS,1305,828,Point Sur,Y,2,NO,36.61675481,-0.956450333,-0.058983211,-0.229460535,0.930493409,6.849009077,-0.184144266,-0.038663067,-0.041517502,0.180901478,0.695861,0.029257693,0.7258461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09,2013,109,0.34657359,0,0,4.130763224,1.892094817,0,0,0,0,4.242335,0,0,0,0,0,0,0,0,0,0,0,0,1.791759469,0,2.865049891,2.117053252,4.38077507,0.549306144,0,0,2.215408399,0.549306144,0,0,0,0.895879735,2.232954059,1.416606672,0,0,0,0,0,0,0,0,2.43536338,14,0.922815391,0.213851053,-122.0333333,36.58333333,CENTRAL,RREAS,1305,608,Monterey Bay Outside,Y,2,YES,29.62586547,-0.728230767,-0.057534738,-0.074926393,0.68360925,9.279279105,-0.114884007,0.080441895,-0.068855318,0.147452391,0.611298,0.096576945,0.8268069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10,2013,110,0.693147181,0,0,5.533389489,3.663561646,0,0,0,0,3.912023005,0,0,0,0,0,0,0,0,0,0,0,0,4.234106505,3.401197382,3.688879454,4.477336814,5.641907071,0,0,0,4.369447852,0,0,0,0,0,4.919980926,2.995732274,0,0,0,0,0,0,0,0,2.421517825,12,0.974490133,0.379255481,-122.175,36.58333333,CENTRAL,RREAS,1305,2304,Monterey Bay Outside,Y,2,YES,47.5307096,-0.975118531,0.028697678,-0.092828522,0.939805638,9.878815184,-0.094985423,0.057609346,-0.062578977,0.118522477,0.563674,0.105146473,0.7651044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12,2013,112,0,0,0,3.882360272,1.732867951,0,0,0,0,1.319528665,0,0,0,0,0,0,0,0,0,0,0,0,2.543798168,1.282474679,5.205649319,3.391096028,6.862121797,1.039720771,1.282474679,0,3.383671563,0,0,0,0,0,3.314681627,2.705823026,1.282474679,0,0,0,0,0,0,0,2.479128035,14,0.939398829,0.377444997,-121.9466634,36.65500081,CENTRAL,RREAS,1305,73,Monterey Bay Inside,Y,2,YES,39.22874322,-0.960260871,0.081389383,0.073614589,0.939340467,7.82670382,-0.079005189,-0.092662144,-0.125772034,0.168601535,0.449778,0.125402241,0.6826432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13,2013,113,0.693147181,0,0,4.49084082,2.808385549,0,1.354025101,0,0,5.095384772,0,0,0,0,0,0,0,0,0,0,0,0,1.198947636,0,3.821980975,1.445185879,4.619561087,0,0,0,1.935600505,0.804718956,0,0,0,0,2.359249436,1.666102255,0,1.039720771,0,0,0,0,0,0,2.454677945,14,0.930134125,0.207099176,-122.05,36.64666748,CENTRAL,RREAS,1305,900,Monterey Bay Outside,Y,2,YES,33.33285092,-0.719385996,0.052414526,-0.095090929,0.694448391,7.816931172,-0.02063358,0.042297182,-0.052665063,0.067464541,0.695091,0.173624229,0.8655201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14,2013,114,0,0,0,4.459079376,1.21252872,0,0,0,0.23104906,3.588623683,0.23104906,0.366204096,0,0,0,0,0,0,0.23104906,0,0.23104906,0,0.854983119,0.366204096,5.33151829,2.671445246,6.040870921,0.23104906,0,0,2.118702554,1.276213799,0,0,0,0.46209812,2.141082321,1.833752737,0.597253156,0.366204096,0,0,0,0,0,0,2.547804122,21,0.836848398,0.275247834,-121.8666667,36.76666667,CENTRAL,RREAS,1305,73,Monterey Bay Inside,Y,2,YES,34.84200963,-0.818088856,-0.060435186,-0.07027725,0.772604804,7.741409007,0.033144014,0.019842769,-0.081914249,0.094487917,0.427113,0.295011967,0.8494327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15,2013,115,0,0,0,3.281952813,0.924196241,0,0,0,0,1.194506313,0.46209812,0.366204096,0,0,0,0,0,0,0,0,0,0,0.963457253,1.045164739,4.228752878,1.411368835,5.040465715,0,0,0,1.721595325,0.366204096,0,0,0,0,2.407035033,1.642417895,0.828302217,0,0,0,0,0,0,0,2.426729381,15,0.896116617,0.256356808,-121.9083333,36.70833333,CENTRAL,RREAS,1305,91,Monterey Bay Inside,Y,2,YES,25.88372157,-0.76790803,0.019383996,0.092230066,0.743175823,7.873307737,-0.007420972,-0.030174287,-0.077976217,0.082153787,0.475841,0.165024355,0.7345408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16,2013,116,0.732408192,0,0,4.576846911,3.366570671,0,0,0,0,3.593776158,0,0,0,0,0,0,0.924196241,0,0,0,0,0,0.23104906,0.732408192,4.967075571,1.707987993,5.005098903,0,0,0,2.632184234,1.868600689,0,0,0,0,1.642417895,0.732408192,0.924196241,0.732408192,0,0,0,0,0,0,2.498014608,16,0.900968119,0.26798937,-121.9766602,36.73999837,CENTRAL,RREAS,1305,287,Monterey Bay Inside,Y,2,YES,34.36963334,-0.807008397,-0.047094872,-0.002698698,0.762517612,7.421620191,-0.029982158,0.037381014,-0.084578121,0.093237124,0.57963,0.218591958,0.8104220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17,2013,117,0,0,0,4.28012634,2.215408399,0,0,0,0,2.787974552,0,0,0,0,0,0,0,0,0,0,0,0,0,0.693147181,1.545521227,1.151292546,3.211623482,0.34657359,0,0,1.151292546,0.34657359,0,0,0,0.693147181,1.914320698,0.972955075,0.693147181,0,0,0,0,0,0,0,2.395450895,14,0.907691629,0.14353119,-122.1083333,36.7,CENTRAL,RREAS,1305,1920,Monterey Bay Outside,Y,2,YES,22.00310359,-0.579761901,-0.117789748,0.042101445,0.537063667,6.164326487,-0.144675351,-0.006019382,-0.056256086,0.143773883,0.677883,0.062133135,0.8318784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19,2013,119,0.34657359,0,0,5.7831952,4.334871295,0,0,0,0,5.394143809,0,0.895879735,0,0,0,0,0,0,0,0,0,0,2.673553765,2.191013317,5.539067264,3.416515866,6.603352263,0.895879735,0,0,3.414356036,0.895879735,0,0,0,1.354025101,2.7102675,2.964794572,0,1.589026915,0,0,0,0,0,0,2.624279722,17,0.926255406,0.369881343,-121.9833333,36.84666748,CENTRAL,RREAS,1305,91,Monterey Bay Inside,Y,2,YES,51.0023957,-0.967075303,0.014115809,-0.064571805,0.928398234,8.78594603,-0.000333071,0.024553058,-0.071496444,0.07537604,0.635838,0.224675535,0.8473151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23,2013,123,0,0,0,4.597793154,0.9026834,0,0,0,0,0,0,0.924196241,0,0,0.23104906,0,0.23104906,0,0,0,0,0,2.162053596,1.833752737,4.776548234,2.815733273,6.714866546,0.9026834,0,0,2.754959421,1.837809582,0.9026834,0,0,1.18511602,2.433940781,2.440396186,0.9026834,0.693147181,0,0,0,0,0,0.23104906,2.669765478,20,0.891189462,0.424810956,-122.2916667,36.98333333,CENTRAL,RREAS,1305,82,Davenport,Y,2,YES,39.47419373,-0.993983142,0.204727735,0.215783125,1.02952685,8.203038098,0.000317738,0.024202721,-0.166167201,0.167063361,0.412695,0.342957742,0.8476203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24,2013,124,0,0,0,3.601330598,1.039720771,0,0,0,0,1.903331245,0,0,0,0,0,0,0,0,0,0,0,0,0.804718956,0.549306144,2.452637389,0.693147181,3.926608194,0,0,0,0.895879735,0,0,0,0,0,0.549306144,0,0.34657359,0,0,0,0,0,0,0,2.109338714,11,0.879662235,0.116216378,-122.375,36.98333333,CENTRAL,RREAS,1305,128,Davenport,Y,2,YES,16.76255995,-0.478830438,-0.090110603,0.028641541,0.435992078,6.883127558,-0.159959492,-0.068425097,-0.03193888,0.165670652,0.670133,0.035979406,0.7483947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25,2013,125,0,0,0,5.110879724,1.629048269,0,0,0,0,1.319528665,0.972955075,0,0,0,0,0,0,0,0,0,0,1.868834809,1.868834809,0,3.910018995,2.962127899,5.994424518,1.868834809,0,0,3.061246405,0,0,0,0,1.868834809,3.105300039,2.215408399,1.868834809,2.215408399,0,0.34657359,0.34657359,0,0,0,2.708025082,18,0.9369122,0.384987027,-122.425,36.98333333,CENTRAL,RREAS,1305,446,Davenport,Y,2,YES,42.53366761,-0.961864372,0.039578413,0.188437473,0.953251535,9.57595272,-0.061598462,-0.059564097,-0.059109925,0.09625632,0.567644,0.086857428,0.8117136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26,2013,126,0,0,0,4.665393263,3.289625606,0,0,0,0,1.700598691,0,0,0,0,0.34657359,0,0,0,0,0,0,0,0.34657359,0,2.659059997,1.151292546,4.132825083,0,0,0,0,1.151292546,0,0,0,0,0.549306144,1.700598691,0,0,0,0,0,0,0,0,2.125806189,11,0.886529703,0.1685154,-122.5916667,36.98333333,CENTRAL,RREAS,1305,432,Davenport,Y,2,YES,21.69313975,-0.597857152,-0.08464747,0.170469538,0.58756587,6.552960072,-0.142230554,0.071327977,-0.099351983,0.178244178,0.689176,0.09805876,0.8553400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27,2013,127,0,0,0,4.741708146,1.319528665,0,0,0,0,5.704648391,0,0,0,0,0,0,0,0,0,0,0,0,3.941157459,2.359249436,4.086505656,1.319528665,6.652002351,0,0.804718956,0,2.649158683,2.124247621,0,0,0,0,3.944542204,2.851891237,0,0,0,0,0,0,0,0,2.426116454,13,0.945872759,0.343225425,-122.7583333,36.98333333,CENTRAL,RREAS,1305,1045,Davenport,Y,2,YES,42.49888747,-0.91149202,-0.002245149,-0.186258133,0.883682376,7.225752781,-0.067675555,-0.05567569,-0.1065978,0.131141324,0.572278,0.129804173,0.7283514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31,2013,131,0,0,0,4.953814483,2.623512036,0,0,0,0,0,0,0,0,0,0,0,1.151292546,1.151292546,0,0,0,0,1.497866137,0,5.145224595,0,5.019271392,0,0,0,1.831780823,0.549306144,0,0,0,0,1.497866137,0,0,0,0,0,0,0,0,0,2.083102229,10,0.90467941,0.320199417,-122.5666667,37.275,CENTRAL,RREAS,1305,82,Pescadero,Y,2,YES,25.42122684,-0.761943399,0.236740117,0.332053906,0.876503201,5.410076635,-0.177553667,0.060018809,0.050105442,0.183823328,0.590932,0.01672203,0.764746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32,2013,132,0,0,0,3.757672286,0.549306144,0,0,0,0,3.082708927,0,0,0,0,0,0,0.549306144,0,0,0,0,0,1.935600505,0.693147181,3.688879454,1.975621859,3.564648774,0,0,0,2.003666593,1.242453325,0,0,0,0,1.354025101,1.098612289,0,0,0,0,0,0,0,0,2.388237079,13,0.931104685,0.218858164,-122.65,37.275,CENTRAL,RREAS,1305,95,Pescadero,Y,2,YES,25.49564858,-0.728389111,-0.099206428,-0.124917482,0.686235226,9.224672706,-0.128388082,0.006374229,-0.067185404,0.133978172,0.521272,0.071863964,0.7568207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33,2013,133,0,0,0,3.91600709,1.700598691,0,0,0,0,4.012267436,0.34657359,0,0,0,0,0,0,0,0,0,0,0,0,0,1.522261219,0.34657359,2.56198199,0.34657359,0,0,0.549306144,0,0,0,0,0.34657359,0.693147181,0,0,0,0,0,0,0,0,0.34657359,2.068474037,12,0.832414909,0.074587278,-122.8166667,37.275,CENTRAL,RREAS,1305,184,Pescadero,Y,2,YES,16.6884377,-0.404948378,-0.13131863,-0.041292948,0.357079501,5.240674746,-0.041191718,-0.054124183,-0.011496067,0.061765821,0.527839,0.069242301,0.8457655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34,2013,134,0,0,0,5.55240342,1.319528665,0,0,0,0,4.113152994,0,0,0,0,0,0,0,0,0,0,0,0,0,0.549306144,3.692615462,0.972955075,4.785857129,0,0,0,0,0.972955075,0,0,0,0,2.975321276,1.319528665,0,0,0,0.34657359,0,0,0,0,2.120103066,11,0.884151317,0.208549079,-122.9833333,37.275,CENTRAL,RREAS,1305,518,Pescadero,Y,2,YES,26.60019749,-0.700913593,-0.134070392,-0.044285356,0.65297141,5.844836686,-0.163118063,0.000573844,-0.049848879,0.158811658,0.67756,0.043038463,0.7597347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35,2013,135,0,0,0,5.263803073,1.445185879,0,0,0,0,6.423847463,0,0,0,0,0.34657359,0,0,0,0,0,0,0,1.844439727,0,3.849014585,1.386294361,4.490903662,0,0,0,1.497866137,0,0,0,0,0,1.805458956,1.151292546,0,0,0,0,0,0,0,0,2.157449731,11,0.89972608,0.227608172,-123.15,37.275,CENTRAL,RREAS,1305,950,Pescadero,Y,2,YES,29.50467998,-0.735722101,-0.062040633,-0.139601083,0.697429161,5.768999437,-0.144153493,0.067372172,-0.088183701,0.172218144,0.579297,0.085613888,0.817831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38,2013,138,0,0,0,1.854840136,0,0,0.23104906,0,0,0,0,1.335777728,0,0,0,0,0,0,0,0,0,0,0,0,1.045164739,0,1.16550252,0,0,0,0.828302217,0,0,0,0,0,0,0,0,0,0,0,0,0,0,0,1.670272863,6,0.932196167,0.30946489,-122.9083333,37.7,CENTRAL,RREAS,1305,55,Gulf of the Farallones,Y,2,YES,6.4606364,-0.07726947,-0.170153141,0.701482694,0.739078286,4.985782798,0.098028922,0.012196886,0.129201581,0.171194696,0.630124,0.02325312,0.8950405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39,2013,139,0,0,0,2.659779632,0.732408192,0,0.23104906,0,0,0.23104906,0,1.030347484,0,0,0,0,0,0.366204096,0,0,0,0,0,0,0.879685777,0,0.828302217,0,0,0,0.46209812,0,0.366204096,0,0,0,0,0,0,0,0,0,0,0,0,0,2.005430693,10,0.870947105,0.156935013,-122.8666667,37.79166667,CENTRAL,RREAS,1305,55,Gulf of the Farallones,Y,2,YES,7.787127735,0.059939336,0.005710378,0.394521543,0.459281855,5.657843321,0.038898972,-0.026988064,-0.019682879,0.060021599,0.61147,0.127902526,0.9173034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52,2013,152,0,0,1.098612289,3.496507561,3.496507561,0,0,0,0,3.044522438,0,0.693147181,0,0,0,0,0,0,0,0,0,0,0,0,2.63905733,0,4.276666119,0,0,0,0,0.693147181,0.693147181,0,0,0,1.098612289,0.693147181,0,0,0,0,0,0,0,0,2.170268614,11,0.905071967,0.132500242,-123.0416667,37.65833333,CENTRAL,RREAS,1305,108,Farallones Outside,Y,2,YES,21.92307431,-0.549467216,-0.031555003,0.038196242,0.513453472,7.102074727,0.033953862,-0.027058822,-0.025196792,0.057968882,0.628533,0.128527196,0.8906618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54,2013,154,0,0,0,3.496507561,2.079441542,0,0,0,0,2.772588722,0,0,0,0,0,0,0,0,0,0,0,0,0,0,0.693147181,0,1.791759469,0,0.693147181,0,0,0,0,0,0,0,0.693147181,0,0,0,0,0,0,0,0,0,1.765769611,7,0.90742541,0.028688483,-123.2083333,37.65833333,CENTRAL,RREAS,1305,1301,Farallones Outside,Y,2,YES,12.21973884,-0.223418917,-0.141837445,0.007442324,0.182114424,6.419230836,-0.109360276,-0.190019491,-0.003288024,0.212951581,0.546523,0.017894939,0.8782159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56,2013,156,0,0,0,4.025351691,2.197224577,0,0,0,0,5.293304825,0,0,0,0,0,0,0,0,0,0,0,0,0,0,0.693147181,0,1.609437912,0,0,0,0,0,0,0,0,0,0.693147181,0.693147181,0,0.693147181,0,0,0,0,0,0,1.765671841,8,0.849108159,0.075873004,-123.1383301,37.74333496,CENTRAL,RREAS,1305,91,Farallones Outside,Y,2,YES,15.89790773,-0.372971289,-0.192177502,-0.05082976,0.333972206,4.118075915,-0.173734644,-0.091274939,0.047444206,0.191806787,0.790425,0.011373025,0.8288216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60,2013,160,0,0,0,2.772588722,0.693147181,0,0.693147181,0,0,1.945910149,0,0,0,0,0,0,0,0,0,0,0,0,0,0,0.693147181,0,0,0,0,0,0,0,0,0,0,0,0.693147181,0,0,0,0,0,0,0,0,0,1.598995131,6,0.892415344,0.08240206,-123.3166667,37.88333333,CENTRAL,RREAS,1305,91,Farallones Outside,Y,1,YES,7.491087594,0.111621199,-0.030748025,-0.166717039,0.223876144,6,-0.040846224,0.123134221,0.226765346,0.261234303,0.617356,0.005987183,0.8579096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62,2013,162,0,0,0,5.476463552,2.564949357,0,0,0,0,2.302585093,0,0,0,0,0,0,0,0,0,0,0,0,0,0.693147181,1.098612289,0,2.079441542,0,0,0,1.098612289,0,1.609437912,0,0,0,0,0,0,0,0,0,0,0,0,0,1.889753866,8,0.908778964,0.107372864,-123.5,37.88333333,CENTRAL,RREAS,1305,1328,Farallones Outside,Y,2,YES,16.92324921,-0.386382942,0.028988998,0.052796629,0.378095403,4.912229927,-0.042683675,-0.171935721,-0.011814195,0.174294632,0.676344,0.028033518,0.8880269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65,2013,165,0,0,0,5.552689095,0.972955075,0,0,0,0,0,0.549306144,4.135134556,0,0,0,0,0.34657359,0.549306144,0,0,0,0,0.34657359,0,1.039720771,0,0.693147181,0,0,0,1.589026915,0.34657359,0.895879735,0,0,0,0,0,0,0,0,0,0,0,0,1.700598691,2.131860236,13,0.831150756,0.360415278,-123,38.16666667,CENTRAL,RREAS,1305,55,Point Reyes,Y,2,YES,18.71748508,-0.402161158,0.443002934,0.615168631,0.927406235,3.850448369,0.090169127,-0.041848303,-0.117031308,0.159599563,0.721038,0.208823445,0.8887799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67,2013,167,0,0,0.34657359,4.536744595,2.359249436,0,1.039720771,0,0.693147181,0,0,0.34657359,0,0.34657359,0,0,0,0,0,0,0,0,0,0.34657359,1.039720771,0,1.282474679,0,0,0,1.198947636,0,0,0,0,0,0.549306144,0,0,0,0,0,0,0,0.34657359,1.589026915,2.285829426,14,0.866153524,0.186381198,-123.1666667,38.16666667,CENTRAL,RREAS,1305,91,Point Reyes,Y,2,YES,16.02120608,-0.287470172,0.358998908,0.311829331,0.634680652,6.590592804,0.142486953,0.064701965,0.019040156,0.168890426,0.727322,0.090424408,0.9301440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70,2013,170,0,0,1.282474679,4.958103162,2.524928004,0,0,0,0,2.934648457,0.34657359,0,0,0,0.34657359,0,0.34657359,0,0,0,0,0,0,0,0,0,0,0,0,0,0.549306144,0,0.549306144,0,0,0,0,0,0,0,0,0,0,0,0,0,1.760653344,9,0.801307464,0.183825488,-123.3666667,38.16666667,CENTRAL,RREAS,1305,183,Point Reyes,Y,2,YES,13.83848736,-0.142465307,0.188739026,-0.200985036,0.359275892,4.278038133,0.126863682,0.04254121,-0.053924615,0.154515677,0.67569,0.228756377,0.7871150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71,2013,171,0,0,0.895879735,5.117545406,1.805458956,0,0,0,0,1.522261219,0,0,0,0,0,0,0,0,0,0,0,0,1.522261219,1.319528665,0.549306144,0,1.945910149,0,0,0,1.354025101,0,0.549306144,0,0,0,0.549306144,0,0,0.34657359,0,0,0,0,0,0.549306144,2.282151469,13,0.889744968,0.133708767,-123.4833333,38.16666667,CENTRAL,RREAS,1305,400,Point Reyes,Y,2,YES,18.02666862,-0.401437825,0.149796192,0.051771044,0.450253449,4.666122227,0.088466141,-0.061183605,-0.040303942,0.123444556,0.556393,0.153953684,0.9044129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183,2013,183,0,0,0,2.808385549,0.34657359,0,0.693147181,0,0,0,0,0.693147181,0,0.549306144,0.34657359,0,0,0,0,0,0,0,0,0,0,0,0,0,0,0,0,0,0,0,0,0,0,0,0,0,0,0,0,0,0,0.34657359,1.588882844,7,0.81652366,0.334996841,-123.2333333,38.46666667,CENTRAL,RREAS,1305,53,Fort Ross,Y,3,NO,5.783706825,0.312774406,0.438371673,0.522734576,0.865093058,4,0.269856346,0.376963234,0.020319437,0.471673139,0.772614,0.00305012,0.9147160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237,2013,237,0,0,0,2.079441542,0,0,0.693147181,0,0,0,0,0,0,0,0,0,0,0,0,0,0,0,0.693147181,0,0.693147181,0,1.791759469,0,0,0,1.098612289,0,0,0,0,0,0,0,0,0,0,0,0,0,0,0,1.682185721,6,0.938844853,0.237080629,-122.8316732,37.59666748,CENTRAL,RREAS,1305,74,Gulf of the Farallones,Y,2,YES,7.049254841,-0.173017922,0.287803865,0.421633139,0.621990617,6,-0.125902859,0.080809002,0.244901793,0.283409472,0.557255,0.003238002,0.7921803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01,2013,401,0,0,0,2.197224577,3.970291914,0,0,0,0,0,0,0,0,0,0,0,0,0,0,0,0,0,0,0,0,0,0,0,0,0,0,0,0,0,0,0,0,0,0,3.218875825,0,2.564949357,5.342334252,0,0,0,1.558829185,5,0.968553826,0.446743061,-118.2,32.71666667,SOUTH,RREAS,1305,1586,San Clemente,Y,6,NO,17.29367593,-0.402749034,0.204436562,0.915090494,0.826339789,4.64494618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02,2013,402,0,0,0,1.791759469,3.33220451,0,0,0,0,1.098612289,0,0,0,0,0,0,0,0,0,0,0,1.098612289,0,0,0,1.609437912,0,0,0,0,0,0,0,0,0,0,0,0,0,2.079441542,0,1.945910149,2.944438979,0,0.693147181,0,2.099597027,9,0.955567304,0.311254926,-118.4533366,32.71666667,SOUTH,RREAS,1305,222,San Clemente,Y,6,NO,16.59356432,-0.464457699,-0.175133366,0.633765215,0.42772598,8.504107511,-0.178965496,-0.181900286,-0.053254533,0.190512431,0.618823,0.011075938,0.8143280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03,2013,403,0,0,0,0,1.791759469,0,0,0,0,0,0,0,0,0,0,0,0,0,0,0,0,0,0,0,0,1.098612289,0,0,0,0.693147181,0.693147181,0,0,0,0,0,0,0,0,1.609437912,0,0.693147181,2.772588722,0,0,0,1.810044817,7,0.930178348,0.564418221,-118.7483398,32.71666667,SOUTH,RREAS,1305,1253,San Clemente,Y,6,NO,9.351839934,-0.483486638,-0.080135849,1.071689244,0.8575768,7,0.041538468,-0.332277475,0.211324074,0.448322649,0.661961,0.00045367,0.9391136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04,2013,404,0,0,0,1.386294361,1.098612289,0,0,0,0,0,0,0,0,0,0,0,0,0,0,0,0,0,0,0,0,0,0.693147181,0,0,0.693147181,0,0,0,0,0,0,0,0,0,0,0,2.197224577,2.833213344,0,0,0,1.655072124,6,0.923712481,0.309617626,-119.0166667,32.71666667,SOUTH,RREAS,1305,777,San Clemente,Y,6,NO,8.901638932,-0.048077045,-0.10842859,0.763311104,0.578589888,6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11,2013,411,0,0,0,2.302585093,2.381086967,0,0,0,0,0,0,0,0,0,0,0,0,0,0,0,0,0,0,0,0,0,0.34657359,0,0,0.34657359,0,0,0,0,0,0,0,0,0,0,0,0,0.34657359,0,0,0,1.240593414,5,0.77082307,0.214311231,-119.2866699,33.68999837,SOUTH,RREAS,1305,892,San Nicolas,Y,3,NO,5.723392831,0.181385781,0.05439544,0.523889202,0.631910275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12,2013,412,0,0,0,1.039720771,1.647918433,0,0,0,0,0,0,0,0,0,0,0,0,0,0,0,0,0,0,0,0,0,0,0,0,0,0,0,0,0,0,0,0,0,0,0,0,0,0.549306144,0,0,0,1.009484573,3,0.918869669,0.304590742,-119.4483398,33.58666585,SOUTH,RREAS,1305,1874,San Nicolas,Y,3,NO,3.236945348,0.536081787,0.017613903,0.453289193,0.892648689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13,2013,413,0,0,0,0.693147181,1.151292546,0,0,0,0,1.039720771,0,0,0,0,0,0,0,0,0,0,0,0,0,0,0,0,0,0,0,0,0,0,0,0,0,0,0,0,0,0,0,0,0.549306144,0,0,0,1.344372966,4,0.969758357,0.217435683,-119.6049967,33.48666585,SOUTH,RREAS,1305,775,San Nicolas,Y,3,NO,3.433466642,0.513360119,-0.284844373,-0.056166794,0.85625350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14,2013,414,0,0,0,1.903331245,1.700598691,0,0.34657359,0,0,0,0,0,0,0,0,0,0,0,0,0,0,0,0,0,0,0,0.895879735,0,0,0,0,0,0,0,0,0,0,0,0,0,0,0,0,0,0,0,1.235249547,4,0.891042591,0.119650104,-119.7633301,33.38333333,SOUTH,RREAS,1305,103,San Nicolas,Y,3,NO,4.846383261,0.234564315,0.023479569,0.322962068,0.606203663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22,2013,422,0,0,0,0.549306144,0.34657359,0,0,0,0,3.107304049,0,0,0,0,0,0,0,0,0,0,0,0,0,0,0,0,0.34657359,0,0,0,0,0,0,0,0,0,0,0,0,0,0,0,0,0,0,0,0.904724476,4,0.652619581,0.231150322,-120.3,34.31833496,SOUTH,RREAS,1305,380,San Miguel,Y,4,NO,4.349757374,0.168858396,-0.491649422,-0.425341416,0.848082677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23,2013,423,0,0,0,0.895879735,0.895879735,0,0,0,0,0,0,0,0,0,0.549306144,0,0,0,0,0,0,0,0,0,0,0,0.693147181,0.693147181,0,0,0,0,0,0,0,0,0,0,0,0,0,0,0,0,0,0,1.593158268,5,0.989883658,0.291458746,-120.4716634,34.17666829,SOUTH,RREAS,1305,122,San Miguel,Y,3,NO,3.727359975,0.452628928,-0.265482757,0.45864811,0.757935533,NA,-0.264254268,0.278875641,0.0249295,0.308102992,0.536127,0.00194711,0.9069824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25,2013,425,0,0,0,1.589026915,2.817394802,0,0,0,0,0,0,0,0,0,0.693147181,0,0,0,0,0,0,0,0,0,0,0.34657359,0,0,0,0,0,0.693147181,0,0,0,0,0,0,0,0,0,0.693147181,0,0,0.549306144,0,1.701556354,7,0.874426348,0.272272098,-120.7116699,33.91833496,SOUTH,RREAS,1305,1848,San Miguel,Y,2,NO,7.381742993,0.027176495,0.161169816,0.670527084,0.680673129,6,-0.11339276,0.323075255,-0.19138852,0.361470533,0.498859,0.00752912,0.8268392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41,2013,441,0,0,0,1.935600505,2.227173648,0,0,0,0,0,0,0,0,0,0,0,0,0,0,0,0,0,2.341065614,1.748253781,0,1.748253781,7.001680899,0,0,0,1.994492023,1.545521227,0,0,0,0,1.242453325,1.242453325,1.242453325,0,0,0,0,0,1.242453325,0,2.307762208,12,0.928711521,0.338962272,-121.3633301,35.70333252,CENTRAL,RREAS,1305,60,Piedras Blancas,Y,2,NO,25.51185478,-0.832230162,0.174122754,0.31767883,0.907173363,3.492163185,-0.174922478,0.015918019,-0.049071288,0.170678022,0.615404,0.037239169,0.7054044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42,2013,442,0.804718956,0,0,3.268345799,2.215408399,0,0.549306144,0,0,1.945910149,1.242453325,0,0,0,0,0,0,0,0,0,0,0,1.892094817,0,1.242453325,1.567747108,7.298874081,0,0,0,0.549306144,1.567747108,0,0,0,0,0.549306144,0,0,0,0,0,0,0,0,0,2.257713629,13,0.88021736,0.176196082,-121.4299967,35.70333252,CENTRAL,RREAS,1305,167,Piedras Blancas,Y,2,NO,24.6936715,-0.61928583,0.113813003,0.027354268,0.618554586,2.741431856,0.014558125,0.076601786,-0.014197961,0.082690116,0.642155,0.131028818,0.8844112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43,2013,443,0,0,0,3.297890257,2.255429753,0,0,0,0,0.693147181,0,0,0,0,0.34657359,0,0,0,0,0,0,0,0.549306144,0,0.549306144,0.549306144,3.595714665,0,0,0,0,0.34657359,0,0,0,0,0.972955075,0,0,0,0,0,0,0,0,0,1.940779073,10,0.842869276,0.094370961,-121.5083333,35.70333252,CENTRAL,RREAS,1305,557,Piedras Blancas,Y,2,NO,13.15620254,-0.333444776,-0.037796892,0.244625414,0.406923299,4.799223097,-0.150368596,0.065591478,-0.058719037,0.163884084,0.626771,0.056543844,0.8516302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44,2013,444,0.549306144,0,0,4.627274313,1.935600505,0,0,0,0,3.384246606,0,0,0,0,0,0,0,0,0.34657359,0,0,0,0.972955075,0.693147181,0.34657359,0.972955075,4.999739659,0,0,0,0.549306144,0.549306144,0,0,0,0,0.34657359,0,0,0,0,0,0,0,0,0,2.114404202,13,0.824345152,0.118115213,-121.7,35.70333252,CENTRAL,RREAS,1305,885,Piedras Blancas,Y,2,NO,20.27355762,-0.520237068,-0.068698838,-0.049895199,0.474533536,4.190672747,-0.03478816,0.035760666,-0.042275053,0.059358736,0.663356,0.117385713,0.8562916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45,2013,445,0,0,0,4.615659389,3.414356036,0,0,0,0,0,0,0,0,0,0,0,0,0,0,0,0,0,0.972955075,0,0,0.895879735,3.36071285,0,0,0,0,0,0,0,0,0,0,0,0,0,0,0,0,0,0,0,1.438319651,5,0.893677136,0.209552976,-121.8666667,35.70333252,CENTRAL,RREAS,1305,1050,Piedras Blancas,Y,2,NO,13.25956308,-0.4004268,0.124171515,0.461603272,0.654342109,3.64235413,-0.282823579,-0.303660608,0.044352061,0.409014309,0.600134,6.72638484391882e-05,0.9536594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53,2013,453,0,0,0,1.945910149,0,0,0.693147181,0,0.693147181,0,0,0,0,0,0,0,0,0,0,0,0,0,1.609437912,1.098612289,0,0,1.098612289,0,0.693147181,0,1.098612289,0,0.693147181,0,0,0,1.098612289,0,0,0,0,0,0,0,0,0,2.236313922,10,0.971218374,0.289537107,-123.3866699,38.46666667,CENTRAL,RREAS,1305,115,Fort Ross,Y,5,NO,10.72238594,-0.265523262,0.619709884,-0.218501583,0.788440348,10,0.103299744,-0.051873713,0.026630234,0.129115984,0.680535,0.067357303,0.7951367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54,2013,454,0.693147181,0,0,3.401197382,4.709530201,0,0,0,0,0,0,0,0,0,0,0,0,0,0,0,0,0,0,0,0,0,2.564949357,0,0,0,0.693147181,0,0,0,0,0,0,0,0,0,0,0,0,0,0,0,1.381676457,5,0.858482784,0.230108774,-123.7099935,38.46666667,CENTRAL,RREAS,1305,910,Fort Ross,Y,2,NO,12.0619713,-0.295620712,0.122682105,0.546449042,0.675343822,3.322302052,-0.081365978,0.157517311,0.216895412,0.278431073,0.363413,0.004041203,0.9019095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55,2013,455,0,0,0,4.060443011,1.609437912,0,0,0,0,0,0,0,0,0,0,0,0,0,0,0,0,0,3.044522438,0,1.609437912,0,4.394449155,0,0,0,3.610917913,0.693147181,0,0,0,0,0,0,0,0,0,0,0,0,0,0,1.815428636,7,0.932945082,0.281311205,-124.0583333,38.46666667,CENTRAL,RREAS,1305,3263,Fort Ross,Y,2,NO,19.02235552,-0.645656552,0.260809445,0.35728927,0.807777623,5.610201638,-0.153365141,-0.01200758,0.206809976,0.252006455,0.411651,0.003619206,0.7134522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61,2013,461,0,0,0.804718956,4.163863083,0.549306144,0,0,0,0,0,0,0.693147181,0,0.693147181,0.34657359,0,0,0,0,0,0,0,4.113954919,1.497866137,0.34657359,0,5.684204117,0,0,0,2.66876904,0,0,0,0,0,0.895879735,0,0,0,0,0,0,0,0.34657359,0,2.133815897,13,0.831913212,0.353727578,-123.7833333,39.13333333,CENTRAL,RREAS,1305,73,Navarro,Y,2,NO,22.80457726,-0.772976143,0.402686365,0.238932213,0.932165448,4.153900146,0.081005473,0.090470421,-0.008154508,0.130324223,0.458361,0.089689002,0.8458932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63,2013,463,0,0,0,3.917394054,2.876286319,0,0,0,0,1.445185879,0,0,0,0,1.522261219,0,0,0,1.497866137,0,0,0,4.340675389,2.727660558,1.497866137,1.732867951,5.824068972,0,0,0,3.866403765,0,3.181514052,0,0,0,2.368099224,1.198947636,0,0,0,0,0.34657359,0,0,0,2.553931723,15,0.943088534,0.329349362,-124,39.13333333,CENTRAL,RREAS,1305,404,Navarro,Y,2,NO,38.34367088,-0.864687702,0.234855675,0.029246928,0.890804689,7.785424326,-0.036280981,0.005764423,-0.11738593,0.118681427,0.60176,0.220608747,0.7941793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64,2013,464,0,0,0,2.817394802,1.589026915,0,0,0,0,0,0.34657359,0,0,0,0,0,0.34657359,0,0,0,0,0,0,0,0,0,1.282474679,0,0,0,0,0,0,0,0,0,0.972955075,0,0,0,0,1.965912816,0,0,0,0,1.745079456,7,0.896792781,0.14694782,-124.3166667,39.13333333,CENTRAL,RREAS,1305,2153,Navarro,Y,2,NO,9.320911467,-0.126663837,0.081473905,0.470621925,0.548338376,4.994152911,0.058145124,0.060038632,0.196613117,0.21865424,0.593355,0.012705867,0.8124892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65,2013,465,0,0,0,3.912023005,2.833213344,0,1.386294361,0,0,2.708050201,0,0,0,0,0,0,0,0,0,0,0,0,0,0,1.386294361,0,2.197224577,0,0,0,0,1.386294361,0,0,0,0,0,0,0,0,0,0,0,0,0,0,1.870458278,7,0.961224703,0.048787008,-124.6,39.13333333,CENTRAL,RREAS,1305,3292,Navarro,Y,2,NO,15.80939421,-0.318718522,0.037851219,0.002028523,0.313180065,6.679291671,-0.094320465,0.065391787,0.165712833,0.19773483,0.702678,0.01017408,0.8922684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71,2013,471,0,0,1.609437912,4.219507705,1.098612289,0,0,0,0,0,0,0,0,0,0,0,0,0,0,0,0,0,0,0,0,0,4.709530201,0,0,0,0,0,0,0,0,0,0.693147181,0,0,0,0,0,0,0,0,0,1.377613968,5,0.855958621,0.255639257,-123.9166667,39.83333333,CENTRAL,RREAS,1305,65,Delgada,Y,2,NO,12.33023529,-0.371734709,0.09709396,0.557539198,0.707823377,3.464624304,-0.026663619,0.164782908,0.30410596,0.347778946,0.424314,0.000875351,0.9506244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73,2013,473,0,0,0,1.791759469,1.386294361,0,0,0,0,1.945910149,0,0,0,0,0,0,0,0,0,0,0,0,0,0,0,0,2.833213344,0,0,0,0,0,0,0,0,0,0,0,0,0,0,0,0,0,0,0,1.352241309,4,0.975434156,0.018155792,-124.1083333,39.83333333,CENTRAL,RREAS,1305,236,Delgada,Y,1,NO,7.957177323,-0.047585759,-0.209591845,0.028054829,0.113141792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74,2013,474,0,0,0,2.63905733,0,0,0,0,0,0,0,0,0,0,0,0,0,0,0,0,0,0,0,0,0,0,2.995732274,0,0,0,0,0,0,0,0,0,0,0,0,0,0,0,0,0,0,0,0.691142477,2,0.997100631,0.305582689,-124.4,39.83333333,CENTRAL,RREAS,1305,1600,Delgada,Y,2,NO,5.634789603,-0.178309948,-0.25149476,0.623467671,0.684805742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81,2013,481,0,0,0,3.761200116,5.379897354,0,0,0,0,0,0,0,0,0,0,0,0,0,0,0,0,0,0,0,0,0,0,0,0,0,0,0,0,0,0,0,0,0,0,0,0,1.609437912,1.098612289,0,0.693147181,0,1.3610288,5,0.84565369,0.342435252,-117.75,33.01666667,SOUTH,RREAS,1305,798,San Diego,Y,2,NO,12.54229485,-0.261080161,0.250343762,0.755656983,0.730921647,3.099968875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82,2013,482,0,0,0,4.025351691,6.536691598,0,0,0,0,0,0,0,0,0,0,0,0,0,0,0,0,0,0,0,0,0,0,0,0,0,0,0,0,0,0,0,0,0,0,0,0,0,1.609437912,0,0,0,0.967330511,3,0.880499505,0.399574372,-117.5833333,32.91666667,SOUTH,RREAS,1305,865,San Diego,Y,2,NO,12.1714812,-0.199386568,0.205958995,0.848616759,0.77063756,2.223021609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83,2013,483,0,0,0,4.564348191,4.644390899,0,0,0,0,0,0,0,0,0,0,0,0,0,0,0,0,0,0,0,0,0,0,0,0,0,0,0,0,0,0,0,0,0,0,0,0,1.609437912,3.091042453,0,0,0,1.315704441,4,0.949078425,0.372383393,-117.4216634,32.81666667,SOUTH,RREAS,1305,555,San Diego,Y,2,NO,13.90921946,-0.317012845,0.215223703,0.801902959,0.738804236,3.637017151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84,2013,484,0,0,0,0.693147181,1.791759469,0,0,0,0,0,0,0,0,0,0,0,0,0,0,0,0,0,0,0,0,0,0,0,0,0,0,0,0,0,0,0,0,0,0,0,0,0,1.945910149,0,0,0,1.017710566,3,0.926357268,0.397255025,-117.3333333,32.70833333,SOUTH,RREAS,1305,94,San Diego,Y,3,NO,4.430816799,0.403054429,-0.013189867,0.755396441,0.885275238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91,2013,491,0,2.708050201,0,4.744932128,0,0,0,0,0,0,0,0,0,0,0,0,0,0,0,0,0,0,1.791759469,2.302585093,0,1.791759469,1.098612289,0,0,0,2.302585093,0,0,0,0,0,1.386294361,1.791759469,0,0,0,0,0,0,0,0,2.10713375,9,0.958997413,0.4540511,-120.7333333,35,CENTRAL,RREAS,1305,55,Point Sal,Y,5,NO,19.91833757,-0.996967568,0.121522272,0.400504025,1.070496481,7.61040136,-0.191111289,0.045461118,0.012301608,0.185592612,0.740135,0.021535103,0.7839065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92,2013,492,0,0,0,6.154858094,0,0,0,0,0,0,0,0,0,0,0,0,0,0,0,0,0,0,1.098612289,0,0.693147181,0.693147181,2.079441542,0,0,0,0,0,0,0,0,0,0.693147181,0,0,0,0,0,0,0,0,0,1.378963021,6,0.7696132,0.320994339,-120.7933268,35,CENTRAL,RREAS,1305,94,Point Sal,Y,2,NO,11.41235347,-0.60639254,-0.00927149,0.544027618,0.811240044,2.045887658,-0.333422142,-0.009915365,0.134315583,0.349143893,0.774075,0.000939872,0.8714910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93,2013,493,0,0,0,2.341065614,1.386294361,0,0,0,0,4.716981904,0,0,0,0,0.34657359,0,0,0,0,0,0,0,0,0,0,1.242453325,2.92610124,0,0,0,0,0,0,0,0,0.34657359,0.549306144,0,0,0,0,0,0,0,0,0,1.754729207,8,0.843845868,0.077416506,-120.8833333,35,CENTRAL,RREAS,1305,192,Point Sal,Y,2,NO,13.85534977,-0.346564477,-0.243359054,-0.08911428,0.328960132,4.073774936,-0.201220929,0.069590435,-0.083048899,0.217842989,0.691314,0.040512307,0.8942946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94,2013,494,0,0,0,2.071567363,2.350240183,0,0,0,0.34657359,1.935600505,0,0,0,0,0.34657359,0,0,0,0,0,0,0,0,0,0,0,0,0,0,0,0.34657359,0,0,0,0,0,0,0,0,0,0,0,0.34657359,0,0.34657359,0,1.724901656,8,0.829501857,0.108790517,-120.975,35,CENTRAL,RREAS,1305,374,Point Sal,Y,2,NO,8.090276003,0.101877684,-0.106487734,0.018474626,0.15965182,3,0.037192691,0.252698542,0.122221168,0.286192616,0.642311,0.016628511,0.7837422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495,2013,495,0,0,0,2.891912591,1.416606672,0,0,0,0,0.804718956,0,0,0,0,0.34657359,0,0,0,0,0,0,0,0,0,0,0.34657359,0,0,0,0,0,0,0,0,0,0,0,0,0,0.34657359,0,0,0,0,0,0,1.445121386,6,0.806536852,0.164797024,-121.1166667,35,CENTRAL,RREAS,1305,532,Point Sal,Y,3,NO,6.15295899,0.231904717,-0.068786735,0.27121095,0.417692409,3,-0.165210866,-0.034167831,-0.124765369,0.19961355,0.621739,0.028042157,0.6644285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01,2013,601,0.693147181,0,0,0,0.693147181,0,0.693147181,0,0,0,0,0,0,0.693147181,0,0,0,0,0,0,0,0,0,0.693147181,0,0,0,0,0,0,0,0,0,0,0,0,0,0,0,0,0,0,0,0,0,0,1.609437912,5,0.999998757,0.571729302,-124.5266602,40.5,NORTH,RREAS,1305,61,False Cape,Y,5,NO,3.465735903,0.790261425,0.674052432,-0.381135324,0.62472506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02,2013,602,0,0,0,1.098612289,0.693147181,0,0,0,0,0.693147181,0,0,0,0,0,0,0,0,0,0,0,0,0,0,0,0,0,0,0,0,0,0,0,0,0,0,0,0,0,0,0,0,0,0,0,0,1.073127609,3,0.976799881,0.224542683,-124.6200033,40.5,NORTH,RREAS,1305,187,False Cape,Y,3,NO,2.48490665,0.594943815,-0.22598902,0.050622018,0.78406102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03,2013,603,0,0,0,1.098612289,0,0,1.098612289,0,0.693147181,0,0,0,0,0,0,0,0,0,0,0,0,0,0,0,0,0,0,0,0,0,0,0,0,0,0,0,0,0,0,0,0,1.098612289,0,0,0,0,1.369518242,4,0.987896807,0.427747501,-124.7299967,40.5,NORTH,RREAS,1305,1622,False Cape,Y,5,NO,3.988984047,0.483236621,0.708308723,0.29649579,0.45102431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05,2013,605,0,0,0,1.098612289,0,0,0,0,0,0,0,0,0,0,0,0,0,0,0,0,0,0,1.791759469,2.079441542,0,0,3.496507561,0,0,0,0,0,1.791759469,0,0,0,1.098612289,0,0,0,0,1.098612289,0,0,0,0,1.855841785,7,0.953713317,0.357315773,-124.95,40.5,NORTH,RREAS,1305,2565,False Cape,Y,5,NO,12.45530491,-0.725624761,0.539177571,0.037947497,1.023862561,6.979797405,-0.12601868,-0.275318245,0.022876759,0.405068205,0.501221,0.003903111,0.7018458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07,2013,607,0,0,0,0,0.693147181,0,0,0,0,0,0,0,0,0,0,0,0,0,0,0,0,0,0.693147181,0,0,0,0,0,0,0,0,0,1.098612289,0,0,0,0,0,0,0,0,0,0,0,0,0,1.073127609,3,0.976799881,0.599489999,-125.1700033,40.5,NORTH,RREAS,1305,2634,False Cape,Y,5,NO,2.48490665,0.943552991,0.461592984,-0.406664711,0.74224957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13,2013,613,0,0,0,0,0,0,0.693147181,0,0,0,0,0,0,0,0,0,0,0,0,0,0,0,0,0,0,0,0,0,0,0,0,0,0,0,0,0,0,0,0,0,0,0,0,0,0,0,0,1,0,0.87022396,-124.4900065,41,NORTH,RREAS,1305,520,Trinidad Head,Y,5,NO,0.693147181,0.986011631,0.99939277,-0.679609107,1.06541350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17,2013,617,0,0,0,0.693147181,0.693147181,0,0,0,0,0,0,0,0,0,0,0,0,0,0,0,0,0,0,0,0,0,0,0,0,0,0,0,0,0,0,0,0,0,0,0,0,0.693147181,0,0,0,0,1.098612289,3,0.999996966,0.383810116,-124.9299967,41,NORTH,RREAS,1305,2804,Trinidad Head,Y,3,NO,2.079441542,0.752533419,-0.043839965,0.427010122,0.85093611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21,2013,621,0,0,3.737669618,5.659482216,0.693147181,0,0,0,0,0,0,0,0,0,0,0,0,0,0,0,0,0,2.890371758,0.693147181,0,0,0,0,0.693147181,0,2.63905733,0,1.098612289,0,0,0,1.609437912,0,0,0,0,0,0,0,0,0,1.942804343,9,0.884207914,0.473083591,-124.2599935,41.5,NORTH,RREAS,1305,66,Flint Rock Head,Y,5,NO,19.71407266,-0.574800423,0.819770937,0.313100892,0.996832728,4.888269461,0.139333487,-0.111175361,0.007748156,0.118345837,0.6074,0.048020486,0.8647282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22,2013,622,0,0,0,1.098612289,0,0,0,0,0,4.49980967,0,0,0,0,0,0.693147181,0,0,0,0,0,0,0,1.098612289,0,0,0,0,0,0,0,0,0,0,0,0,0,0,0,0,0,0,0,0,0,0,1.090774274,4,0.786825899,0.308890919,-124.3700033,41.5,NORTH,RREAS,1305,96,Flint Rock Head,Y,1,NO,7.390181428,-0.064849919,-0.287507018,-0.707680565,1.08007166,3.09906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23,2013,623,0,0,0,0.693147181,0.693147181,0,1.098612289,0,0,1.386294361,1.098612289,0,0,0,0,0,0,0,0,0,0,0,0,0,0,0,0.693147181,0,0,0,0,0,0,0,0,0,0,0,0,0,0,0,0,0,0,0,1.752079861,6,0.97785348,0.124951906,-124.4799967,41.5,NORTH,RREAS,1305,169,Flint Rock Head,Y,4,NO,5.66296048,0.338389278,-0.021162186,-0.2474133,0.550501469,6,0.05119448,0.046412312,0.121096048,0.157078107,0.803054,0.043527742,0.8288749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25,2013,625,0,0,1.791759469,1.945910149,1.386294361,0,0.693147181,0,0,0,0,0,0,0,0,0.693147181,0,0,0,0,0,0,1.945910149,1.386294361,0,0,0.693147181,0,0,0,0,0,3.433987204,0,0,0,0,0,0,0,0,0.693147181,0,0,0,0,2.155949907,10,0.936316741,0.269826474,-124.7,41.5,NORTH,RREAS,1305,946,Flint Rock Head,Y,5,NO,14.66274442,-0.074381152,0.668257652,0.060995686,0.423107606,9.506374184,0.126228175,-0.048377281,0.018707488,0.066840701,0.682496,0.068548822,0.8891946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27,2013,627,0,0,0,0,0,0,0,0,0,0,0,0,0,0,0,0,0,0,0,0,0,0,0,0,0,0,0,0,0,0,0,0,0.693147181,0,0,0,0,0,0,0,0,0.693147181,0,0,0,0,0.693147181,2,0.999992787,0.85020228,-124.9200033,41.5,NORTH,RREAS,1305,690,Flint Rock Head,Y,5,NO,1.386294361,0.718652411,0.956247306,0.873668056,1.11832468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31,2013,631,0,0,1.386294361,1.098612289,0.693147181,0,0.693147181,0,0,0,0,0,0,0.693147181,0,0,0,0,0,0,0,0,1.945910149,2.197224577,0,0,0,0,0,0,1.791759469,0,0.693147181,0,0,0,0,0,0,0,0,0,0,0,0,0,2.092694428,9,0.952425797,0.410262048,-124.41,42,NORTH,NWFSC,1305,84,Brookings,Y,5,NO,11.19238957,0.06814106,0.850413182,-0.24807825,0.468351932,9,0.161009274,-0.100696532,0.027014807,0.102313211,0.507008,0.036380561,0.9339971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33,2013,633,0,0,1.098612289,0.693147181,0.693147181,0,0,0,0,0,0,0,0,0,0,0,0,0,0,0,0,0,0,0.693147181,0,0,0,0,0,0,0.693147181,0,0,0,0,0,0,0,0,0,0,0,0,0,0,0,1.589374689,5,0.987532791,0.465858068,-124.63,42,NORTH,NWFSC,1305,431,Brookings,Y,3,NO,3.871201011,0.834787136,0.23406772,0.390402128,0.743603352,NA,0.131979006,-0.049327323,0.30013001,0.278686265,0.665835,0.001802496,0.9107579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35,2013,635,0,0,0,0,0,0,1.609437912,0,0,0,0,0,0,0,0,0,0,0,0,0,0,0,0,0,0,0,0,0,0,0,0,0,1.098612289,0,0,0,0,0,0,0,0,0,0,0,0,0,0.675249078,2,0.974171469,0.771543118,-124.85,42,NORTH,NWFSC,1305,924,Brookings,Y,5,NO,2.708050201,0.430870409,1.165203227,-0.685476214,0.93690852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41,2013,641,0,0,1.791759469,1.609437912,0.693147181,0,0,0,1.945910149,0,0,0,0,0,0,2.48490665,0,0,0,0,0,0,0,0,0,0,0,0,0,0,0,0,0.693147181,0,0,0,0,0,0,0,0,1.098612289,0,0,0,0,1.852693647,7,0.952095495,0.408070085,-124.61,42.5,NORTH,NWFSC,1305,87,Gold Beach,Y,5,NO,10.31692083,0.25448872,0.72902272,0.441693552,0.547704401,7,0.342103881,-0.027125143,0.200574312,0.24493323,0.455692,0.002806301,0.7947545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43,2013,643,0,0,0,0,0,0,0.693147181,0,0,0,0,0,0,0,0,0,0,0,0,0,0,0,0,0,0,0,0,0,0,0,0,0,0,0,0,0,0,0,0,0,0,0,0,0,0,0,0,1,0,0.87022396,-124.83,42.5,NORTH,NWFSC,1305,705,Gold Beach,Y,5,NO,0.693147181,0.986011631,0.99939277,-0.679609107,1.06541350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45,2013,645,0,0,0,0,0,0,0.693147181,0,0,0,0,0,0,0,0,0,0,0,0,0,0,0,0,0,0,0,0,0,0,0,0,0,0,0,0,0,0,0,0,0,0,0.693147181,0,0,0,0,0.693147181,2,0.999992787,0.789511067,-125.05,42.5,NORTH,NWFSC,1305,1732,Gold Beach,Y,5,NO,1.386294361,0.692173603,1.233289457,-0.157703106,0.84978399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51,2013,651,0,0,1.791759469,0,0,0,2.079441542,0,0,0,0,0,0,0,0,3.401197382,0,0,0,0,0,0,0,0,0,0,0,0,0,0,0,0,0,0,0,0,0,0,0,0,0,0,0,0.693147181,0,0,1.262028525,4,0.910359505,0.812355488,-124.63,43,NORTH,NWFSC,1305,116,Bandon,Y,5,NO,7.965545573,0.338635973,1.364749012,-0.570334147,1.01824842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53,2013,653,0,0,0,0.693147181,1.098612289,0,1.386294361,0,0,0,1.386294361,0,0,0,0,0.693147181,0,0,0,0,0,0,0,0,0,0,0,0,0,0,0,0,0,0,0,0,0,0,0,0,0,3.17805383,0,0,0,0,1.637462167,6,0.913884186,0.375024528,-124.85,43,NORTH,NWFSC,1305,140,Bandon,Y,5,NO,8.435549202,0.329794152,0.767736819,0.15547709,0.346786489,6,0.381976393,0.338198137,-0.05469439,0.406796926,0.732395,8.95518652798715e-05,0.8871547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55,2013,655,0,0,0,0,0.693147181,0,1.098612289,0,0,0,0,0,0,0,0,0,0,0,0,0,0,0,0,0,0,0,0,0,0,0,0,0,0,0,0,0,0,0,0,0,0,2.944438979,0,0,0,0,0.915686378,3,0.833491132,0.568597458,-125.07,43,NORTH,NWFSC,1305,1644,Bandon,Y,5,NO,4.736198448,0.505980382,1.008282397,0.016881883,0.563534208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57,2013,657,0,0,0,0,0,0,0,0,0,0,0,0,0,0,0,0,0,0,0,0,0,0,0,0,0,0,0,0,0,0,0,0,0,0,0,0,0,0,0,0,0,1.609437912,0,0,0,0,0,1,0,0.881315414,-125.29,43,NORTH,NWFSC,1305,3077,Bandon,Y,5,NO,1.609437912,0.07499675,0.919329917,1.306725478,1.43939313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61,2013,661,0,0,2.079441542,2.772588722,3.135494216,0.693147181,1.609437912,0,0,0,0,0,0,0,0,2.302585093,0,0,0.693147181,0,0,0,2.890371758,1.945910149,0,0,0,0,0,0,0,0,0,0,0,0,0,0,0,0,0,1.098612289,0,0.693147181,0,0,2.272132026,11,0.947552293,0.350667633,-124.36,43.5,NORTH,NWFSC,1305,98,Coos Bay,Y,5,NO,19.91388322,-0.22976329,0.814131083,0.182073362,0.657285314,9.56693429,0.17697391,-0.042242835,0.039167794,0.045253654,0.642048,0.045999791,0.8778725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62,2013,662,0,0,2.564949357,1.791759469,1.945910149,0,0.693147181,0,1.386294361,0,0,0,0,0,0,2.48490665,0,0,1.791759469,0,0,0,2.079441542,1.098612289,0,0,0,0,0,0,0,0,0,0,0,0,0,0,0,0,0,0,0,0,0,0,2.137986625,9,0.973039154,0.370973384,-124.47,43.5,NORTH,NWFSC,1305,121,Coos Bay,Y,5,NO,15.83678047,-0.018826938,0.845136789,0.031086004,0.47917359,8.960784314,0.185622131,0.055087875,0.101156094,0.091643453,0.690576,0.02886734,0.79289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63,2013,663,0,0,0.693147181,0.693147181,1.098612289,0,1.945910149,0,0,0,0.693147181,0,0,0,0,1.098612289,0,0,0.693147181,0,0,0,1.098612289,0,0,0,0,0,0,0,0,0,0,0,0,0,0,0,0,0,0,2.197224577,0,0,0,0,2.096437485,9,0.954129335,0.352865802,-124.58,43.5,NORTH,NWFSC,1305,200,Coos Bay,Y,5,NO,10.21156031,0.178257404,0.823939007,-0.023893578,0.353489025,9,0.252608528,0.062162257,0.001454318,0.106280627,0.683599,0.058025301,0.7657922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65,2013,665,0,0,0,0,0.693147181,0,1.386294361,0,0,0,1.098612289,0,0,0,0,0,0,0,0,0,0,0,0,0,0,0,0,0,0,0,0,0,0,0,0,0,0,0,0,0,0,2.079441542,0,0,0,0,1.312637082,4,0.946865797,0.535877453,-124.8,43.5,NORTH,NWFSC,1305,603,Coos Bay,Y,5,NO,5.257495372,0.40716371,1.006584929,0.004724897,0.531106329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67,2013,667,0,0,0,0.693147181,1.098612289,0,0,0,0,0,0,0,0,0,0,0,0,0,0,0,0,0,0,0,0,0,0,0,0,0,0,0,0.693147181,0,0,0,0,0,0,0,0,0,0,0,0,0,1.073127609,3,0.976799881,0.357785831,-125.02,43.5,NORTH,NWFSC,1305,1181,Coos Bay,Y,5,NO,2.48490665,0.745633794,0.093181495,0.264815201,0.67947375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71,2013,671,0,0,2.63905733,2.079441542,0,0,1.791759469,0,0,0,0,0,0,0,0,0,0,0,2.397895273,0,0,0,1.386294361,0.693147181,0,0,0.693147181,0,0,0,0,0,1.609437912,0,0,0,0,0,0,0,0,0,0,0,0,0,1.989884582,8,0.956931631,0.416182845,-124.58,44,NORTH,NWFSC,1305,149,Heceta Head,Y,5,NO,13.29018025,-0.183127211,0.911675574,-0.103291941,0.638005245,8,0.120813747,-0.096025677,0.021269615,0.109186577,0.843253,0.05097525,0.8189582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72,2013,672,0,0,1.098612289,0.693147181,0,0,2.197224577,0,0.693147181,0,0,0,0,0,0,0,0,0,0.693147181,0,0,0,2.302585093,0.693147181,0,0,0,0,0,0,0,0,1.386294361,0,0,0,0,0,0,0.693147181,0,0,0,0,0,1.791759469,2.179709993,10,0.946635611,0.555476927,-124.7,44,NORTH,NWFSC,1305,116,Heceta Head,Y,5,NO,12.24221169,-0.065730375,1.066606191,-0.446721727,0.786140927,10,0.17856728,-0.049698719,-0.026628009,0.075687382,0.742785,0.101618098,0.8758844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73,2013,673,0,0,0.693147181,0,0.693147181,0,0.693147181,0,0,0,0,0,0,0,0,0,0,0,0.693147181,0,0,0,2.079441542,0.693147181,0,0,0,0,0,0,0,0,0.693147181,0,0,0,0,0,0,0.693147181,0,0,0,0,0,0,1.973001406,8,0.948812545,0.547970645,-124.82,44,NORTH,NWFSC,1305,107,Heceta Head,Y,5,NO,6.931471806,0.189753353,0.920030537,-0.589657398,0.697393783,8,0.207378275,-0.099052489,-0.037494798,0.12585402,0.737764,0.04478443,0.8909153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75,2013,675,0,0,0,1.098612289,1.609437912,0,1.386294361,0,0,0,0,0,0,0,0,0,0.693147181,0,0,0,0,0,1.945910149,0,0,0,0,0,0,0,0,0,1.791759469,0,0,0,0,0,0,0,0,2.302585093,0,0,0,0,1.889966608,7,0.971249994,0.301793082,-125.06,44,NORTH,NWFSC,1305,1354,Heceta Head,Y,5,NO,10.82774645,0.027284969,0.740323998,0.110837476,0.398643903,7,0.17784573,-0.028851527,0.052455339,0.039128598,0.792306,0.043817662,0.8691749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77,2013,677,0,0,0,0,0,0,1.609437912,0,0,0,1.098612289,0,0,0,0,0,0,0,0,0,0,0,0,0,0,0,0,0,0,0,0,0,0,0,0,0,0,0,0,0,0,1.945910149,0,0,0,0,1.07259214,3,0.976312478,0.713826619,-125.3,44,NORTH,NWFSC,1305,2914,Heceta Head,Y,5,NO,4.65396035,0.229773016,1.278080344,-0.072011495,0.790236927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81,2013,681,0,0,0,0,0,0,0.693147181,0,0,0,0,0,0,0,0,1.386294361,0,0,0,0,0,0,2.772588722,0,0,0,0,0,0,0,1.098612289,0,0,0,0,0,0,0,0,0,0,0,0,0,0,0,1.257586176,4,0.907155034,0.743796984,-124.35,44.5,NORTH,NWFSC,1305,59,Newport,Y,5,NO,5.950642553,0.005043452,1.123465563,-0.852482611,1.061878474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82,2013,682,0,0,0,0,0,0,0,0,0,0,0,0,0,0,0,1.791759469,0,0,0,0,0,0,2.63905733,0,0,0,0,0,0.693147181,0,1.098612289,0,0,0,0,0,0,0,0,0,0,2.079441542,0,0,0,0,1.516935687,5,0.942523965,0.747082532,-124.47,44.5,NORTH,NWFSC,1305,82,Newport,Y,5,NO,8.30201781,-0.485044762,1.230905966,-0.598836987,1.206248266,5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83,2013,683,0,0,0.693147181,0.693147181,0,0,0,0,0,0,0,0,0,0,0,0,0,0,0.693147181,0,0,0,1.945910149,0,0,0,0,0,0,0,0.693147181,0.693147181,0,0,0,0,0,0,0,0,0,1.609437912,0,0,0,0,1.836239751,7,0.943639871,0.566344047,-124.59,44.5,NORTH,NWFSC,1305,143,Newport,Y,5,NO,7.021083964,-0.243076743,1.042925788,0.478424674,0.933699498,7,0.207972394,0.107360688,0.152484083,0.167443109,0.642727,0.014457308,0.7386823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85,2013,685,0,0,0,0.693147181,0,0,1.098612289,0,0.693147181,0,0,0,0,0.693147181,0,0,0,0,1.386294361,0,0,0,1.791759469,0,0,0,0,0,0,0,0,0,1.386294361,0,0,0,0,0,0,0,0,1.098612289,0,0,0,0,2.021605785,8,0.972186296,0.475043754,-124.83,44.5,NORTH,NWFSC,1305,227,Newport,Y,5,NO,8.84101431,-0.00400989,1.006122872,-0.238378109,0.624151148,8,0.223777802,-0.039840022,0.066314335,0.077468803,0.716745,0.025315715,0.8908054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93,2013,693,0,0,0,0.693147181,0.693147181,0,0.693147181,0,0,0,0,0,0,0,0,0,0,0,0.693147181,0,0,0,0,0,0,0,0,0,0,0,0,0,0,0,0,0,0,0,0,0,0,0,0,0,0,0,1.386294361,4,0.999998197,0.38273384,-124.35,45,NORTH,NWFSC,1305,196,Lincoln City,Y,3,NO,2.772588722,0.785770294,0.308837239,0.148115641,0.56108256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95,2013,695,0,0,0,1.098612289,0,0,0.693147181,0,0,0,0,0,0,0,0,0,0,0,0.693147181,0,0,0,1.098612289,0,0,0,0,0,0,0,0,0,0.693147181,1.098612289,0,0,0,0,0,0,0,0,0,0,0,0,1.76593176,6,0.985584364,0.494674691,-124.59,45,NORTH,NWFSC,1305,449,Lincoln City,Y,3,NO,5.375278408,0.359669347,0.940159082,-0.03156669,0.454690507,NA,0.229066891,-0.142168152,0.056530726,0.157581898,0.876625,0.01467019,0.8816385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697,2013,697,0,0,0,1.098612289,1.098612289,0,2.890371758,0,0,0,1.098612289,0,0,0,0,0,0,0,0,0,0,0,0,0,0,0,0,0,0,0,0,0,0,0,0,0,0,0,0,0,0,0,0,0,0,0,1.276307205,4,0.920659377,0.328213098,-124.83,45,NORTH,NWFSC,1305,723,Lincoln City,Y,5,NO,6.186208624,0.454586859,0.579844405,0.150426351,0.272199842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701,2013,701,0,0,0.693147181,0.693147181,0,0,0.693147181,0,0,0,0,0,0,0,0,0,0,0,0,0,0,0,2.079441542,0,0,0,0,0,0,0,0,0,0,0,0,0,0,0,0,0,0,0,0,0,0,0,1.242453325,4,0.896239009,0.570737855,-124.16,45.5,NORTH,NWFSC,1305,117,Tillamook,Y,5,NO,4.158883083,0.481274202,0.92550355,-0.391207038,0.583826936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703,2013,703,0,0,1.098612289,0.693147181,0,0,0.693147181,0,0,0,0,0,0,0,0,0,0,0,2.397895273,0,0,0,3.36729583,0,0,0,0,0,0,0,0,0,1.386294361,0,0,0,0,0,0,0,0,0,0,0,0,0,1.618677643,6,0.903400353,0.621996076,-124.4,45.5,NORTH,NWFSC,1305,198,Tillamook,Y,5,NO,9.636392114,0.003684968,1.177713564,-0.39919991,0.823317723,6,0.239009006,-0.123347251,0.04423545,0.14328657,0.613283,0.018977616,0.8855417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705,2013,705,0,0,0,0,0.693147181,0,0.693147181,0,0,0,0.693147181,0,0,0,0,0,0,0,2.833213344,0,0,0,2.397895273,0,0,0,1.098612289,0,0,0,0,0,0.693147181,1.609437912,0,0,0,0,0,0,0,1.386294361,0,0,0,0,2.050528146,9,0.933235105,0.465262781,-124.64,45.5,NORTH,NWFSC,1305,471,Tillamook,Y,5,NO,12.0980419,-0.244600415,0.951606339,-0.25929786,0.738654503,9,0.178493994,-0.059492741,-0.056382357,0.104873914,0.624074,0.092699783,0.8102718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707,2013,707,0,0,0.693147181,0,0,0,1.098612289,0,0,0,0,0,0,0,0,0,0,0,2.197224577,0,0,0,1.791759469,0,0,0,0,0,0,0,0.693147181,0,0,0.693147181,0,0,0,0,0,0,0,2.197224577,0,0,0,0,1.826252216,7,0.938507298,0.702238497,-124.88,45.5,NORTH,NWFSC,1305,1100,Tillamook,Y,5,NO,9.364262454,-0.294026519,1.280503346,-0.386421093,1.040177187,7,0.468947562,0.121524417,-0.342637766,0.491721314,0.628635,0.000149502,0.7905797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711,2013,711,0,0,0.693147181,1.098612289,0,0,0,0,0,0,0,0,0,0,0,0,0,0,0.693147181,0,0,0,1.791759469,0,0,0,0,0,0,0,0,0,0,0.693147181,0,0,0,0,0,0,0,1.098612289,0,0,0,0,1.722443565,6,0.961313163,0.536744328,-124.32,46,NORTH,NWFSC,1305,121,Columbia River,Y,5,NO,6.068425588,0.114654516,0.832605555,0.713406057,0.85526071,6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713,2013,713,0,0,1.609437912,0,0,0,0.693147181,0,0,0,0,0,0,0,0,0.693147181,0,0,2.890371758,0,0,0,2.944438979,0,0,0,0,0,0,0,0,0,0,2.772588722,0,0,0,0,0,0,0,1.791759469,0,0,0,0,1.82011913,7,0.935355517,0.755910906,-124.56,46,NORTH,NWFSC,1305,159,Columbia River,Y,5,NO,13.3948912,-0.265488011,1.359518614,-0.425971883,1.09931641,6.638634245,0.494806158,0.105467802,-0.289513994,0.466568383,0.70931,0.000143309,0.892911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715,2013,715,0,0,0.693147181,1.386294361,1.098612289,0,2.079441542,0,0,0,0.693147181,0,0,0,0,0,0,0,2.63905733,0,0,0,4.262679877,0,0,0,1.098612289,0,0,0,0,0,1.386294361,3.496507561,0,0,0,0,0,0,0,2.48490665,0,0,0,0,2.238397953,11,0.933484098,0.381176711,-124.8,46,NORTH,NWFSC,1305,469,Columbia River,Y,5,NO,21.31870062,-0.279197714,0.858193845,0.059003195,0.688963266,8.219395795,0.150377399,-0.038026164,-0.03446616,0.076888621,0.61647,0.127039555,0.8931033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717,2013,717,0,0,0,1.386294361,1.098612289,0,3.135494216,0,0,0,1.791759469,0,0,0.693147181,0,0,0,0,1.098612289,0,0,0,0.693147181,0,0,0,0,0,0,0,0,0,1.791759469,1.098612289,0,0,0,0,0,0,0,1.791759469,0,0,0,0,2.201329637,10,0.956024899,0.353065475,-125.04,46,NORTH,NWFSC,1305,1280,Columbia River,Y,5,NO,14.57919821,-0.019865103,0.847231874,0.082863416,0.492762772,10,0.219950064,-0.041144299,-0.051537927,0.103617289,0.782841,0.081118953,0.8959245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721,2013,721,0,0,0,0.693147181,0,0,0,0,0,0,0,0,0,0,0,0,0,0,0,0,0,0,0,0,0,0,0,0,0,0,0,0,0,0,0,0,0,0,0,0,0,0,0,0,0,0,0,1,0,0.65081012,-124.28,46.5,NORTH,NWFSC,1305,60,Willapa Bay,Y,3,NO,0.693147181,1.041028206,-0.317960306,0.603046781,1.28038920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723,2013,723,0,0,0,0.693147181,0.693147181,0,0,0,0,0,0,0,0,0.693147181,0,0,0,0,0,0,0,0,2.708050201,0,0,0,0,0,0,0,0,0,0,0,0,0,0,0,0,0,0,0,0,0,0,0,1.161683079,4,0.837975697,0.444631583,-124.52,46.5,NORTH,NWFSC,1305,281,Willapa Bay,Y,5,NO,4.787491743,0.742723351,0.431886294,0.232330682,0.533945414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725,2013,725,0,0,0,1.386294361,1.386294361,0,0.693147181,0,0,0,0.693147181,0,0,0,0,0,0,0,0.693147181,0,0,0,0.693147181,0,0,0,0,0,0,0,0,0,1.386294361,1.098612289,0,0,0,0,0,0,0,2.995732274,0,0,0,0,2.061720332,9,0.938328886,0.310244082,-124.76,46.5,NORTH,NWFSC,1305,778,Willapa Bay,Y,5,NO,11.02581637,0.068181741,0.708199999,0.277001571,0.452613631,9,0.219950064,-0.041144299,-0.051537927,0.103617289,0.826884,0.081118953,0.8530923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3_727,2013,727,0,0,0,1.609437912,0,0,2.48490665,0,0,0,0,0,0,0,0,0,0,0,0,0,0,0,0,0,0,0,0,0,0,0,0,0,0,0,0,0,0,0,0,0,0,2.995732274,0,0,0,0,1.068065464,3,0.972192133,0.464860285,-125,46.5,NORTH,NWFSC,1305,1347,Willapa Bay,Y,5,NO,7.090076836,0.111882026,0.90070046,0.412074992,0.643772539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01,2014,101,0,0,0,2.079441542,5.811140993,0.693147181,0,0,0,0,0,1.791759469,0,0,1.386294361,0.693147181,0,0,0,0.693147181,0,0,0,0,1.098612289,0,2.197224577,0,0,0,0.693147181,0,0,0,0,0,1.098612289,2.397895273,0,1.945910149,0,0,0,0,0,0,2.339381459,13,0.912057289,0.32031593,-121.9383301,36.3,CENTRAL,RREAS,1405,65,Point Sur,Y,2,NO,22.57947966,-0.616114324,0.119661258,0.555372562,0.852280324,5.517485277,-0.00925873,0.085450565,-0.07013176,0.110227221,0.517592,0.106042719,0.9393117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03,2014,103,0,0,0,2.197224577,4.532599493,0,0,0,0.693147181,0,0,0,0,0,0,0,0,0,0,0,0,0.693147181,0,1.098612289,2.079441542,0.693147181,1.945910149,0,0,0,1.609437912,0.693147181,0,0,0,0,0,2.197224577,0.693147181,0.693147181,0,0,0.693147181,0,1.386294361,0,2.507818286,15,0.926060258,0.283307081,-122.0150065,36.3,CENTRAL,RREAS,1405,102,Point Sur,Y,2,NO,21.89877516,-0.661295577,0.020757213,0.46478806,0.802629731,9.595645689,-0.059360283,0.036059861,-0.074309141,0.094439402,0.626025,0.098076189,0.8137996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04,2014,104,0,0,0,7.510977752,2.197224577,0,0,0,0,2.833213344,0,0,0,0,1.791759469,0,0,0,0,0,0,0,0,0,2.63905733,1.386294361,6.089044875,0,0,0,1.386294361,2.197224577,0,0,0,0,0,2.197224577,0,0,0,1.386294361,1.791759469,0,1.386294361,0,2.378288887,13,0.927226172,0.286074976,-122.0900065,36.3,CENTRAL,RREAS,1405,354,Point Sur,Y,2,NO,34.79266342,-0.823494961,-0.093598267,0.168132137,0.801705827,3.469880517,-0.138610281,0.080677597,-0.097949666,0.17889062,0.645406,0.099757677,0.8708800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09,2014,109,0,0,0,5.327475405,3.865965361,0,0,0,0,2.995732274,0,0,0,0,0.549306144,0,0,0,0,0,0,0,0,0,1.445185879,2.215408399,1.098612289,0.895879735,0,0,0.895879735,0,0,0,0,0,1.748253781,3.398970206,0.549306144,0,0,0.549306144,0,0,0.895879735,0,2.378752804,14,0.901364337,0.22119584,-122.0333333,36.58333333,CENTRAL,RREAS,1405,608,Monterey Bay Outside,Y,2,YES,26.43116123,-0.686802153,-0.151060614,0.120167022,0.658073251,6.707811723,-0.148113213,0.076601582,-0.106527103,0.188636122,0.689746,0.10321843,0.845728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10,2014,110,0,0,0,5.648974238,3.465735903,0,1.098612289,0,0,2.48490665,0,0,0,0,3.295836866,0,1.098612289,1.098612289,0,0,1.098612289,0,0,0,2.079441542,3.218875825,3.044522438,2.079441542,0,0,0,0,0,0,0,0,0,3.433987204,0,0,0,1.098612289,0,0,0,0,2.504710514,14,0.94909262,0.285277098,-122.175,36.58333333,CENTRAL,RREAS,1405,2304,Monterey Bay Outside,Y,2,YES,34.24478365,-0.797720505,0.012667441,0.177250205,0.789432426,8.680200289,-0.083119197,0.127654529,-0.097948963,0.175693841,0.680772,0.15667692,0.904418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12,2014,112,0,0,0,0,1.945910149,0,0,0,0,0,0,2.833213344,0,0,1.791759469,0,0,0,0,0,0,0,2.079441542,0,1.791759469,2.48490665,3.555348061,0,0,0,0,0,0,0,0,0,1.098612289,4.672828834,0,0,0,0,0,0,0,0,2.116719069,9,0.963359877,0.456074586,-121.9466634,36.65500081,CENTRAL,RREAS,1405,73,Monterey Bay Inside,Y,2,YES,22.25377981,-1.059381814,0.017264577,0.280390163,1.067473838,7.705278266,-0.058894216,0.09666596,-0.126419713,0.165274525,0.661563,0.080428289,0.8154364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13,2014,113,0,0,0,5.434969469,4.329953647,0,0,0,0,1.868834809,0,0,0,0,0,0.804718956,0,0,0,0,0,0,0,0.804718956,1.629048269,0,2.833213344,0.549306144,0,0,0,0,0,0,0,0,0.549306144,2.178354413,0,0.693147181,0,0,0.693147181,0,0.549306144,0,2.245656558,13,0.875516656,0.175665341,-122.05,36.64666748,CENTRAL,RREAS,1405,900,Monterey Bay Outside,Y,2,YES,22.91802466,-0.585413942,-0.061208025,0.187594136,0.583990858,5.856393981,-0.01563771,0.003276252,0.026580457,0.028531554,0.493933,0.060642443,0.9108768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14,2014,114,0,0,0,2.084609604,1.341783897,0,0,0,0,3.877967797,0,0.46209812,0,0,0.366204096,0,0,1.175453508,0,0,0,0,0,0,0.828302217,0.963457253,0.46209812,0.366204096,0,0,0.366204096,0,0,0,0,0,0,3.64617362,0,0,0,0,0,0,0.366204096,0,2.196011794,13,0.856161596,0.176795103,-121.8666667,36.76666667,CENTRAL,RREAS,1405,73,Monterey Bay Inside,Y,2,YES,16.30676052,-0.431758834,-0.387155908,-0.059597042,0.470509754,6.388350253,-0.041440623,0.029658462,-0.083596582,0.09245856,0.683392,0.168644404,0.8868605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15,2014,115,0,0,0,1.425555373,1.329661349,0,0,0,0,0,0,0.648636716,0,0,0.828302217,0,0,0.924196241,0,0,0,0,0,0.828302217,2.649932405,1.962034677,1.245889873,0,0.366204096,0,0.46209812,0,0,0,0,0.366204096,0,3.984264,0,0,0,0,0,0,0,0,2.316729814,13,0.903226067,0.338320742,-121.9083333,36.70833333,CENTRAL,RREAS,1405,91,Monterey Bay Inside,Y,2,YES,17.02128138,-0.579878108,-0.218693787,0.589998483,0.826961367,7.197348649,-0.023427297,0.019775154,-0.139775544,0.140337726,0.533154,0.182627449,0.794863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16,2014,116,0,0.23104906,0,3.055462828,2.468903577,0,0,0,0,1.75766652,0.597253156,0.693147181,0.536479304,0,0.536479304,0,0,1.587391312,0,0,0,0,0,0,1.595830581,1.9056759,1.059351277,0.597253156,0,0,0.536479304,0,0,0,0,0,0.366204096,3.459368506,0,0,0,0,0,0,0.366204096,0,2.557465833,17,0.90267304,0.197846366,-121.9766602,36.73999837,CENTRAL,RREAS,1405,287,Monterey Bay Inside,Y,2,YES,21.35019916,-0.550690507,-0.186406094,0.247878771,0.58091438,8.574336347,0.021040345,0.065961914,-0.104151357,0.126810418,0.64994,0.382586583,0.8969405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17,2014,117,0,0,0,5.73025261,4.984988647,0.895879735,0,0,0,1.589026915,0,0,0,0,0,0,0,0,0,0,0,0,0,0,0.693147181,2.079441542,2.975321276,0,0,0,0,0,0,0,0,0,1.386294361,2.56198199,0,0,0,0,0,0,0,0,1.994348147,9,0.907666498,0.224291534,-122.1083333,36.7,CENTRAL,RREAS,1405,1920,Monterey Bay Outside,Y,2,YES,22.89633426,-0.638309224,-0.131197403,0.250824592,0.655815319,5.143243474,-0.24605247,-0.012816481,-0.046296649,0.238745447,0.632627,0.018219376,0.9194078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19,2014,119,0,0,0,1.098612289,1.945910149,0,0,0,0,2.48490665,0,0,0,0,0,0,0,1.098612289,0,0,0,0,0,0,0,2.564949357,1.386294361,0,0,0,0,0,0,0,0,0,0,1.945910149,0,1.098612289,0,0,0,0,0,0,2.022295462,8,0.97251796,0.16489773,-121.9833333,36.84666748,CENTRAL,RREAS,1405,91,Monterey Bay Inside,Y,1,YES,13.62380753,-0.34487524,-0.442472626,0.057649077,0.450963739,8,-0.182656477,-0.136719889,-0.159398008,0.269488525,0.735499,0.018423006,0.8818742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23,2014,123,0,0,0,5.460896605,4.317132432,0,0,0,0,0,0,0.34657359,0,0,0.693147181,0,0,0.34657359,0,0,0,0,0,0,1.242453325,0,1.666102255,0.549306144,0,0,0,0.549306144,0,0,0,0,0,2.90855558,0,0,0,0,0,0,0,0,1.890190555,10,0.820898971,0.285183769,-122.2916667,36.98333333,CENTRAL,RREAS,1405,82,Davenport,Y,2,YES,18.08004685,-0.522815896,0.030555044,0.567968804,0.781128972,3.951811709,-0.07237701,0.150603609,-0.060771011,0.173423754,0.553942,0.043560302,0.8693199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24,2014,124,0,0,0,4.980084808,3.4461597,0,0,0,0,2.320747821,0,0,0,0,0.536479304,0,0.366204096,1.221187215,0,0,0,0,0,0.366204096,1.31708124,0.828302217,2.057928701,0.46209812,0,0,0,0,0,0,0,0.366204096,0,1.835110512,0.23104906,0,0.648636716,0.648636716,0.366204096,0,0,0,2.445438267,17,0.863132233,0.167711544,-122.375,36.98333333,CENTRAL,RREAS,1405,128,Davenport,Y,2,YES,21.99831852,-0.556568311,-0.141275076,0.192350067,0.55742241,4.23602431,-0.065493821,0.039073024,-0.111037041,0.128345329,0.551133,0.172432767,0.8703171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25,2014,125,0,0,0,4.465709903,2.359249436,0,0,0,0,1.777674031,0,0,0,0,0.549306144,0,0,0,0,0,0,0,0.549306144,0,0.34657359,0.895879735,2.13833306,0,0,0,0,0,0,0,0,0,0,2.326980175,0,0,0,0,0.34657359,0,0,0,2.006370564,10,0.871355286,0.113329543,-122.425,36.98333333,CENTRAL,RREAS,1405,446,Davenport,Y,2,YES,15.75558581,-0.400142044,-0.170346164,0.185639948,0.41891993,5.834167685,-0.15805493,0.063041073,-0.09250727,0.183652071,0.733369,0.076838379,0.9291798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26,2014,126,0,0,0,3.781600296,2.770631773,0,0,0,0.34657359,2.094827371,0.34657359,0,0,0,1.039720771,0,0,0.34657359,0,0,0,0,0,0.34657359,0.34657359,0,0.804718956,0.693147181,0,0,0,0.549306144,0,0,0,0,1.198947636,0.895879735,0,0.34657359,0,0.34657359,0,0,0,0,2.404904183,16,0.867385639,0.101987175,-122.5916667,36.98333333,CENTRAL,RREAS,1405,432,Davenport,Y,2,YES,16.25479499,-0.347394093,-0.133384513,0.140390656,0.347213611,7.102898257,0.022500214,0.057195208,-0.040018824,0.077610687,0.654109,0.192284627,0.8878400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27,2014,127,0,0,0,2.887275773,2.705823026,0,0,0,0,0.895879735,0,0,0,0,1.039720771,0,0,0.549306144,0,0,0,0,0,0,1.545521227,0.693147181,1.791759469,0,0,0,0,0,0,0,0,0,0.34657359,0.34657359,0,0,0,0,0,0,0.34657359,0,2.140499139,11,0.892657136,0.10762707,-122.7583333,36.98333333,CENTRAL,RREAS,1405,1045,Davenport,Y,2,YES,13.1481541,-0.303824433,-0.112546447,0.287159128,0.411234723,7.773584906,-0.187512668,0.07458044,-0.115998795,0.222808569,0.673151,0.066596769,0.886617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31,2014,131,0,0,0,2.815605891,3.29993525,0,0,0,0,0,0,0,0,0,0,0.693147181,0,0,0,0,0,0,0,0,0,0,0.972955075,0,0,0,0,0,0.549306144,0,0,0,1.522261219,0,0,0.693147181,0,0,0,0,0,0,1.727104435,7,0.887555454,0.184252516,-122.5666667,37.275,CENTRAL,RREAS,1405,82,Pescadero,Y,2,YES,10.54635794,-0.122030757,0.187910534,0.462552292,0.587510025,6.496062629,0.076039251,-0.123792824,0.091845274,0.177705735,0.532282,0.024700183,0.8784377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32,2014,132,0,0,0,2.249904835,3.196795377,0,0,0,0,0,0,0,0,0,0.34657359,0,0,0,0.34657359,0,0,0,0,0,1.609437912,0,2.255429753,0,0,0,0,0.804718956,0,0,0,0,0,0,0.804718956,0,0,0,0,0,0.34657359,0,1.922424011,9,0.87493243,0.190755943,-122.65,37.275,CENTRAL,RREAS,1405,95,Pescadero,Y,2,YES,11.96072656,-0.326681518,0.043140116,0.480141827,0.606726268,6,-0.118304462,0.179533667,-0.084372433,0.225149766,0.41266,0.033164526,0.8259409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33,2014,133,0.34657359,0,0,3.342305864,3.327720175,0,0.34657359,0,0,0.549306144,0,0,0,0,0.34657359,0,0,0.549306144,0,0,0,0,0,0,1.386294361,0,1.732867951,0,0,0,0,0.34657359,0,0,0,0.34657359,0.34657359,1.151292546,0,0,0,0,0,0,0.549306144,0,2.248589546,14,0.852042474,0.134584688,-122.8166667,37.275,CENTRAL,RREAS,1405,184,Pescadero,Y,2,YES,14.66784087,-0.354418076,-0.012385357,0.336363124,0.492254321,7.121614009,-0.090024786,0.155068042,-0.05506938,0.182343909,0.645282,0.102364367,0.9267363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34,2014,134,0,0.804718956,0,5.220823101,1.416606672,0,0,0,0,0,0,0,0,0,1.354025101,0,0,0,0,0,0,0,0,0,2.238668407,0,2.13833306,0,0,0,0,0.34657359,0,0,0,0,0.804718956,2.047172281,0,0,0,0,0,0,0,0,1.958063308,9,0.891152565,0.265057685,-122.9833333,37.275,CENTRAL,RREAS,1405,518,Pescadero,Y,2,YES,16.37164012,-0.548239509,-0.039095509,0.499496242,0.735890277,5.431254347,-0.084605224,0.212353385,-0.060292237,0.232695959,0.578909,0.066947672,0.8248390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35,2014,135,0,0,0,6.48384328,4.544086369,0,0,0,0,0,0,0,0,0,0.972955075,0,0.895879735,0,0,0,0,0,0,0,1.242453325,0,1.445185879,0,0,0,0,0,0,0,0,0,0.804718956,1.039720771,0,0,0,0.804718956,0.804718956,0,0.804718956,0,2.029469488,11,0.846354193,0.279450709,-123.15,37.275,CENTRAL,RREAS,1405,950,Pescadero,Y,2,YES,19.84300026,-0.543662347,0.061949553,0.560667468,0.79485651,3.279796352,-0.184632879,0.19422947,-0.111458649,0.282756196,0.589695,0.025832604,0.9403158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38,2014,138,0,0.23104906,0,4.761350206,3.281422731,0,0,0,0.23104906,0.46209812,0,0.23104906,0,0,0,0,0,0.693147181,0,0,0,0,0.648636716,0.23104906,1.144662401,0.597253156,2.402619957,0,0.597253156,0,0,0.732408192,0.732408192,0,0,0,0,0.732408192,0,0,0,0,0,0,0.924196241,0,2.389854282,17,0.843513529,0.169632413,-122.9083333,37.7,CENTRAL,RREAS,1405,55,Gulf of the Farallones,Y,2,YES,18.63406068,-0.482558931,0.085799281,0.315674405,0.593444983,7.283733942,0.033319619,-0.002625193,-0.109044594,0.116743984,0.578667,0.376348906,0.8951302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39,2014,139,0,0,0,3.703112864,3.767236828,0,0,0,0.23104906,0.597253156,0,0,0,0,0,1.521449397,0,0,0,0,0,0,0,0.46209812,1.194506313,0,1.752498457,0,0,0,0.46209812,0.46209812,0.732408192,0,0,0,0.597253156,0,0,0,0,0.366204096,0,0,0.963457253,0,2.285489328,14,0.866024654,0.129088049,-122.8666667,37.79166667,CENTRAL,RREAS,1405,55,Gulf of the Farallones,Y,2,YES,16.81272313,-0.349892017,0.168333756,0.261724527,0.509591523,8.241331137,0.04579376,-0.045993419,-0.002409331,0.07333608,0.663803,0.098755903,0.9048015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52,2014,152,0,0,0,2.777756784,2.185592785,0,0.23104906,0,0.828302217,1.21252872,0.366204096,1.144662401,0,0,0,0.366204096,0.23104906,0.693147181,0,0,0,0,0,0.924196241,2.288977761,0,3.202097907,0.693147181,0,0,0,0,0.693147181,0,0,0,1.155245301,1.144662401,0,0.23104906,0,0,0,0,1.059351277,0,2.682169631,19,0.910927063,0.133080809,-123.0416667,37.65833333,CENTRAL,RREAS,1405,108,Farallones Outside,Y,2,YES,21.42837071,-0.481139349,0.108923146,0.147285695,0.520623491,11.57178464,0.063290374,0.019373349,-0.072180941,0.10516591,0.615915,0.317553423,0.9114883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54,2014,154,0,0,0,3.80045123,2.967447098,0,0,0,0,1.198947636,0,1.445185879,0,0,0,0,0,1.445185879,0,0,0,0,0,0,1.445185879,0.549306144,4.324110727,0,0,0,0,0,0,0,0,0.34657359,0,0,0,0.549306144,0,0,0,0,0,0,2.040981009,10,0.886386405,0.168923835,-123.2083333,37.65833333,CENTRAL,RREAS,1405,1301,Farallones Outside,Y,2,YES,18.07170021,-0.481767824,-0.061043804,0.29147246,0.54543409,6.967554955,-0.107891882,-0.129160612,-0.064294692,0.172261975,0.605538,0.032231671,0.9423437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56,2014,156,0,0,0,3.300328141,2.087799421,0,0,0,0.23104906,0,0,1.557609611,0,0,0,0.366204096,0,0.854983119,0,0,0,0,0.828302217,1.476938933,2.847620313,0.23104906,4.876821556,0,0,0,1.510866498,0.23104906,0,0,0,0,1.086032179,1.21252872,0,0,0,1.381044909,0.23104906,0,1.452236276,0,2.574610513,18,0.890753935,0.247735515,-123.1383301,37.74333496,CENTRAL,RREAS,1405,91,Farallones Outside,Y,2,YES,25.76351223,-0.676657504,0.209854364,0.301059447,0.783440401,8.938686889,0.006239138,0.077036837,-0.097718763,0.125078036,0.540852,0.134660497,0.8324738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60,2014,160,0,0,0,2.171902711,2.780340816,0,0,0,0,0,0.34657359,0.972955075,0,0,0,0.34657359,0,0.34657359,0,0,0,0,0.804718956,0.549306144,2.452637389,1.242453325,3.017740716,0,0,0,0.895879735,0,0,0,0,0,0.34657359,1.545521227,0,0.549306144,0,0.895879735,0,0,0.549306144,0,2.57513233,17,0.908908537,0.189222237,-123.3166667,37.88333333,CENTRAL,RREAS,1405,91,Farallones Outside,Y,2,YES,19.81424248,-0.546335748,0.130900508,0.344999378,0.67325623,10.9055298,0.0601441,0.045508544,-0.069076856,0.109084595,0.539541,0.179497705,0.8807445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65,2014,165,0,0,0,4.157445662,3.549425989,0,0,0,0,0.854983119,0.46209812,0.924196241,0,0,0,0,0,0,0,0,0,0,0,1.297273433,2.559287834,0,2.321063329,0,0,0,0.648636716,0,1.595830581,0,0,0,0.46209812,0,0,0,0,0,0,0,0,0.46209812,2.218386651,12,0.892744163,0.168467088,-123,38.16666667,CENTRAL,RREAS,1405,55,Point Reyes,Y,2,YES,19.29443726,-0.454015563,0.19706361,0.234612274,0.578900605,6.842511523,0.09299536,-0.091131064,-0.075871689,0.157221213,0.639787,0.175551573,0.8842298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67,2014,167,0,0,0,3.903247156,3.291696026,0.46209812,0,0,1.535056729,1.535056729,0,1.386294361,0,0,0,0,0,0,0,0,0,0,0.828302217,0.693147181,1.993804737,1.425555373,3.279115917,0,0,0,0.366204096,0,0,0,0,0,1.612093969,0.597253156,0,0,0,0,0,0,0,0,2.428371024,14,0.920165826,0.151351981,-123.1666667,38.16666667,CENTRAL,RREAS,1405,91,Point Reyes,Y,2,YES,22.90892577,-0.562485229,0.040969924,0.132878428,0.563152351,8.905660807,-0.007217803,0.006964922,-0.051325019,0.050703723,0.744652,0.158025357,0.8662197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70,2014,170,0,0,0,3.898260082,3.334444296,0,0,0,0.597253156,3.457215243,0,0,0,0.366204096,0.23104906,0.693147181,0,0,0,0,0,0,0.828302217,0.693147181,0.963457253,0,1.535056729,0.23104906,0.23104906,0,0,0,0.9026834,0,0,0,0.366204096,0.23104906,0,0,0,0.23104906,0,0,0.23104906,0,2.398901075,18,0.829962654,0.057490185,-123.3666667,38.16666667,CENTRAL,RREAS,1405,183,Point Reyes,Y,2,YES,19.02166929,-0.344129045,0.061408595,-0.076810767,0.34732496,6.839282496,0.016573391,0.003553649,-0.078429166,0.08220527,0.714355,0.213057389,0.9114717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71,2014,171,0,0,0,3.563445404,3.856221917,0,0,0,0.549306144,1.700598691,0,0,0,0.34657359,0,0,0,0,0,0,0,0,0.895879735,0.895879735,1.522261219,0,2.518476301,0,0.34657359,0,0.549306144,0,0.972955075,0,0,0,0.549306144,0,0,0.693147181,0,0.34657359,0,0,0.34657359,0,2.435433137,16,0.878396629,0.085340303,-123.4833333,38.16666667,CENTRAL,RREAS,1405,400,Point Reyes,Y,2,YES,19.65307805,-0.407619506,0.107835432,0.060910566,0.433919071,7.209054719,0.045197452,-0.063469726,-0.008823654,0.085159293,0.662056,0.101293246,0.88697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183,2014,183,0,0,0,3.379150781,2.455902857,0,0,0,0,0,0.366204096,1.499936557,0,0,0,0.924196241,0,0,0,0,0,0,0.963457253,1.16550252,1.194506313,0.46209812,3.149523187,0.366204096,0,0,0.46209812,0,0.46209812,0,0,0,0,0.828302217,0.732408192,0,0.366204096,0,0,0,0.366204096,0,2.539388536,17,0.896292549,0.202872018,-123.2333333,38.46666667,CENTRAL,RREAS,1405,53,Fort Ross,Y,2,NO,19.14399686,-0.491785986,0.260678198,0.332868454,0.688241651,8.744744647,0.053101305,-0.003639745,-0.10223908,0.119978886,0.577329,0.2594309,0.877621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237,2014,237,0,0,0,3.380414605,3.117279978,0,0,0,0,0,0.366204096,0.366204096,0.366204096,0,0.732408192,0,0.366204096,0,0,0,0,0,0,0.9026834,0.9026834,0,0.536479304,0,0,0,0,0.366204096,0.536479304,0,0,0,1.229626485,0.693147181,0,0,0,0,0,0,0.366204096,0,2.347874355,15,0.866997878,0.214472232,-122.8316732,37.59666748,CENTRAL,RREAS,1405,74,Gulf of the Farallones,Y,2,YES,14.22842643,-0.339696527,0.171984958,0.486080383,0.662728805,6.763317508,0.052862231,0.055323529,-0.101342618,0.131582789,0.594024,0.302422022,0.9156258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01,2014,401,0,0,0,3.737669618,4.691347882,0,0,0,0,1.609437912,0.693147181,0,0,0,0,0,0,0,0,0,0,0,0,0,0,0,0,0,0,0,0,0,0,0,0,0,0,0,0,0,0,1.098612289,2.197224577,0,0,0,1.605593846,6,0.896098154,0.216362811,-118.2,32.71666667,SOUTH,RREAS,1405,1586,San Clemente,Y,2,NO,14.02743946,-0.282367878,0.025856668,0.483247707,0.385007684,4.54285661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02,2014,402,0.693147181,0,0,3.555348061,4.644390899,0,0,0,0,1.098612289,0,0,0,0,0,0,0,0,0,0,0.693147181,0,0,0,0,0,2.302585093,0,0,0,0,0,0,0,0,0,0,0,0,0,0,2.833213344,1.609437912,0,0,0,1.890072556,8,0.908932222,0.196758349,-118.4533366,32.71666667,SOUTH,RREAS,1405,222,San Clemente,Y,6,NO,17.42988196,-0.436685877,-0.045649258,0.424267313,0.33212054,5.517740101,-0.109923299,0.087596006,0.155137867,0.202742066,0.633184,0.011707543,0.8480328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03,2014,403,0,0,0,4.369447852,6.663132696,0,0,0,0,0,0,0,0,0,0,0,0,0,0,0,0.693147181,0,0,0,0,0,0.693147181,0.693147181,0,1.791759469,0,0.693147181,0,0,0,0,0,0.693147181,0,0,0,2.995732274,1.791759469,0,0,0,1.948123901,10,0.846059093,0.381808294,-118.7483398,32.71666667,SOUTH,RREAS,1405,1253,San Clemente,Y,6,NO,21.07756766,-0.543996505,0.0888135,0.763634677,0.679982658,3.440469556,-0.184262868,0.105936971,0.092024357,0.163975562,0.587762,0.008951286,0.9212110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11,2014,411,0,0,0,5.762051383,7.224753406,0,0,0,0,0,0,0,0,0,0,0,0,0,0,0,0,0,0,0,0,0,0,0,0,1.098612289,0,0,0,0,0,0,0,1.098612289,0,0,0,1.098612289,0,0,0,0,1.273880389,5,0.791505404,0.420535068,-119.2866699,33.68999837,SOUTH,RREAS,1405,892,San Nicolas,Y,2,NO,16.28264165,-0.383858615,0.248607824,0.850475947,0.802905245,2.174404436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12,2014,412,0,0,0,4.17438727,4.919980926,0,0,0,0,0,0,0,0,0,0,0,0,0,0,0,0,0,0,0,0,0,0,1.609437912,0,0,0,0,0,0,0,0,0,1.609437912,0,0,0,1.609437912,0,0,0,0,1.477002568,5,0.917712154,0.367224854,-119.4483398,33.58666585,SOUTH,RREAS,1405,1874,San Nicolas,Y,2,NO,13.92268193,-0.342531601,0.252243886,0.77676095,0.74898992,3.986099457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13,2014,413,0,0,0,5.733341277,6.799055862,0,0,0,0,0.693147181,0,0,0,0,0.693147181,0,0,0,0,0,0,0,0,0,0,0,0,1.098612289,0,0,0,0,0,0,0,0.693147181,0,0,0,0,0,0,0.693147181,0,0,0,1.448310287,7,0.74428371,0.389371383,-119.6049967,33.48666585,SOUTH,RREAS,1405,775,San Nicolas,Y,2,NO,16.40359815,-0.342768341,0.137715077,0.811357248,0.697141592,2.246258825,-0.257554775,0.187893359,0.112971578,0.260897942,0.510948,0.00442626,0.8908146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14,2014,414,0,0,0,3.784189634,5.609471795,0,0,0,0,0,0,0,0,0,0,0,0,0,0,0,0,0,0,0,0,0,0,0,0,0,0,0,0,0,0,0,0,0,0,0,0,0,0,0,0,0,0.67414837,2,0.972583494,0.360125695,-119.7633301,33.38333333,SOUTH,RREAS,1405,103,San Nicolas,Y,2,NO,9.393661429,-0.036195148,0.253755245,0.745902212,0.766521746,1.99967545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22,2014,422,1.386294361,0,0,5.888877958,5.361292166,0,0,0,0,3.465735903,0,0,0,0,0,0,0,0,0,0,0,0,0,0,1.386294361,0,0,1.386294361,0,0,0,0,0,0,0,0,0,3.465735903,0,0,0,0,0,0,1.945910149,0,1.92529192,8,0.925869145,0.324228401,-120.3,34.31833496,SOUTH,RREAS,1405,380,San Miguel,Y,2,NO,24.28643516,-0.796611022,-0.247731153,0.099243486,0.544722143,4.659842896,-0.149171624,0.209761455,0.034034915,0.216348755,0.637297,0.022242751,0.9110982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23,2014,423,0,0,0,4.430816799,6.364750757,0,0,0,0,0.693147181,0,0,0,0,0,0,0,0,0,0,0,0,0,0,0.693147181,1.945910149,0,1.098612289,0,0,0,0,0,0,0,0,0.693147181,1.609437912,0,0,0,0,0,0,1.098612289,0,1.857343019,9,0.845312809,0.329968335,-120.4716634,34.17666829,SOUTH,RREAS,1405,122,San Miguel,Y,2,NO,18.62758174,-0.571855147,-0.027551501,0.60865463,0.522067305,3.13542131,-0.271477122,-0.006496723,-0.048470447,0.135032854,0.57272,0.013489048,0.9179938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24,2014,424,0,0,0,7.062191632,6.541029999,0,0,0,0,2.890371758,0,0,1.386294361,0,2.079441542,0,0,0,0,0,0,0,0,0,0,2.708050201,2.708050201,2.079441542,0,1.386294361,0,2.397895273,0,0,0,0,2.397895273,3.36729583,0,0,0,2.890371758,2.708050201,0,2.397895273,0,2.592273145,15,0.957246843,0.383686702,-120.5783366,34.06999919,SOUTH,RREAS,1405,190,San Miguel,Y,2,NO,45.0005692,-0.935131457,-0.154842833,0.252387695,0.669534672,5.237464493,-0.137802687,0.071580881,-0.119488232,0.115873496,0.713825,0.124405677,0.8747258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25,2014,425,0,0,0,5.247024072,4.990432587,0,0,0,0,0,0,0,0,0,0,0,0,0,0,0,0,1.098612289,0,0,0,0,0,0,0,0,0,0,0,0,0,0,0,0,0,0.693147181,0,0.693147181,3.295836866,0,0,0,1.509784509,6,0.842625995,0.409291511,-120.7116699,33.91833496,SOUTH,RREAS,1405,1848,San Miguel,Y,2,NO,16.01820017,-0.387519788,0.168679197,0.857556799,0.757447627,3.510806228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41,2014,441,0,0,0,2.610671394,3.469378042,0,0,0,0,0,0,0,0,0,0.366204096,0,0.46209812,0.23104906,0,0,0,0,0,0,1.276213799,1.133732461,2.309185969,0.46209812,0,0,0.693147181,0.366204096,0,0,0,0,0.597253156,3.41521927,0.366204096,0,0,0,0,0,0.366204096,0,2.328093568,15,0.859693441,0.243204117,-121.3633301,35.70333252,CENTRAL,RREAS,1405,60,Piedras Blancas,Y,2,NO,18.12486296,-0.569686006,-0.032508362,0.458862198,0.722982983,6.802878547,-0.113842376,0.130292849,-0.146468071,0.220443064,0.584615,0.11684444,0.8401540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42,2014,442,0.366204096,0,0,6.475513311,5.285831627,0,0,0,0,2.806600282,0.23104906,0,0.536479304,0,1.194506313,0,0.23104906,0,0,0,0.23104906,0,0,0,2.295850857,2.720172749,2.731961797,1.072958608,0,0,1.341783897,1.133732461,0,0,0,0,0,4.109897317,0,0,0,0,0,0,0.998577425,0,2.450625537,17,0.864963111,0.297477623,-121.4299967,35.70333252,CENTRAL,RREAS,1405,167,Piedras Blancas,Y,2,NO,33.76321722,-0.820261869,-0.113089798,0.153204677,0.794611676,5.834718092,0.006989228,0.098562219,-0.094304425,0.137245485,0.5606,0.330979168,0.9614918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43,2014,443,0.23104906,0.23104906,0,6.520325348,5.079804987,0,0.23104906,0,0,4.353258318,0,0,0,0,1.098612289,0,0.23104906,0,0,0,0,0,0,0,0.536479304,2.001295689,1.824090225,0.23104906,0,0,0.693147181,0.23104906,0,0,0,0,0.693147181,3.141548325,0,0.693147181,0,0,0,0,0.924196241,0,2.333508008,18,0.807338209,0.231662916,-121.5083333,35.70333252,CENTRAL,RREAS,1405,557,Piedras Blancas,Y,2,NO,28.94534663,-0.708226347,-0.169110217,0.047057622,0.667186619,4.536158307,-0.003944749,0.077755125,-0.101674581,0.127549917,0.622672,0.337871911,0.9704089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44,2014,444,0,0,0,5.757197193,3.847196401,0,0,0,0,5.557208055,0,0,0,0,1.892094817,0,1.868834809,0,0,0,0,0,1.198947636,1.716993602,4.560863857,3.866622823,5.182382863,0,0,0,0,2.524928004,0,0,0,1.198947636,1.545521227,4.396654314,1.198947636,1.868834809,0,1.868834809,0.804718956,0,2.094827371,0,2.786015193,19,0.946195426,0.366369894,-121.7,35.70333252,CENTRAL,RREAS,1405,885,Piedras Blancas,Y,2,NO,52.95055682,-0.968755462,-0.031949241,0.037211961,0.927104093,8.336153124,-0.061051426,0.034187872,-0.117722479,0.131001887,0.679099,0.220358595,0.8551291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53,2014,453,0,0,0,2.836924208,2.170086114,0.828302217,0,0,1.578732816,1.874672502,0,0,0,0.366204096,0.23104906,0.732408192,0,0,0,0,0,0,0,0.693147181,1.155245301,0.23104906,2.655181858,0,0,0,0,0,0,0,0,0,0,0,0,0,0,0,0,0,0,0,2.235324266,12,0.899560358,0.074742462,-123.3866699,38.46666667,CENTRAL,RREAS,1405,115,Fort Ross,Y,2,NO,15.3530026,-0.282602561,0.024451422,0.069327982,0.292286523,6.964290015,-0.057663797,0.085846005,-0.061702391,0.114981359,0.710303,0.12226005,0.9330961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54,2014,454,0,0,0,2.118702554,0.998577425,0,0,0,0.23104906,0.828302217,0,0,0,0,0.366204096,0,0,0,0,0,0,0,0,0,0.23104906,0,3.020768098,0.23104906,0,0,0,0,0,0,0,0,0,0,0,0,0,0,0,0,0.23104906,0,1.74153598,9,0.792606781,0.084555636,-123.7099935,38.46666667,CENTRAL,RREAS,1405,910,Fort Ross,Y,2,NO,8.256750629,-0.066072469,-0.198257886,0.219701608,0.268363391,3.960784314,-0.122001163,0.157241455,0.017017795,0.193425188,0.639331,0.038988548,0.9587734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55,2014,455,0,0,0,2.92610124,2.474379945,0,0,0,0,0,0,0,0,0,0.549306144,0.34657359,0,0,0,0,0,0,0,0.34657359,0.549306144,0,2.191013317,0,0,0,0,0,0,0,0,0,0.34657359,0,0.34657359,0,0,0,0.34657359,0,0,0,1.901954786,10,0.82600811,0.143562745,-124.0583333,38.46666667,CENTRAL,RREAS,1405,3263,Fort Ross,Y,2,NO,10.42297474,-0.205884617,0.036525792,0.420150411,0.505151283,3.751847082,-0.119012906,0.17401897,-0.068262692,0.215576263,0.453691,0.036086788,0.8837335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61,2014,461,0,0,0,2.266299747,0.804718956,0,0,0,0,0,0,0,0,0,1.354025101,0,0,0,0,0,0,0,3.497883078,3.373206064,0,0.895879735,4.811952958,0,0,0,1.868834809,0,0,0,0,0,0,0,0,0,0,0,0,0,0,0,1.920323252,8,0.923479723,0.36527449,-123.7833333,39.13333333,CENTRAL,RREAS,1405,73,Navarro,Y,2,NO,18.87280045,-0.755649549,0.365334285,0.347727543,0.937142488,2.87859697,-0.153714938,0.121933885,-0.023513133,0.188800567,0.419819,0.027308878,0.8107378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63,2014,463,0,0,0,3.211623482,1.844439727,0,0,0,0,0,0,0,0,0,1.039720771,0,0,0,0,0,0,0,3.935464798,1.567747108,0,1.242453325,4.023434755,0,0,0,0,0,0,0,0,0,0,0,0,0,0,0,0,0,0,0,1.824077621,7,0.937389777,0.271406984,-124,39.13333333,CENTRAL,RREAS,1405,404,Navarro,Y,2,NO,16.86488397,-0.572473649,0.242096038,0.418133791,0.779823176,3.33409017,-0.176563728,0.117098697,-0.031208528,0.204660998,0.476502,0.024457978,0.8873338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64,2014,464,0,0,0,1.945910149,0.693147181,0,0,0,0,0,0,0,0,0,2.397895273,0,0.693147181,0,0,0,0,0,0,0,0,0,1.098612289,0,0,0,0,0,0,0,0,0,0,0,0,0,0,0,0,0,0,0,1.483592929,5,0.92180697,0.297979099,-124.3166667,39.13333333,CENTRAL,RREAS,1405,2153,Navarro,Y,2,NO,6.828712072,0.132374903,-0.1817202,0.66149871,0.722581752,5,-0.185925585,0.248143146,-0.322397086,0.441862229,0.590706,0.002269093,0.8551229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71,2014,471,0,0,0,3.205909134,3.630963546,0.895879735,0,0,0.895879735,0,0.549306144,0,0,0.693147181,0.693147181,0,0,0,0,0,0,0,1.994492023,1.242453325,0,1.282474679,2.659059997,0,0,0,0.693147181,0,0,0,0,0,0.34657359,0.549306144,0,0.972955075,0,0,0,0,0,0,2.470484632,15,0.912274087,0.224019948,-123.9166667,39.83333333,CENTRAL,RREAS,1405,65,Delgada,Y,2,NO,20.30469467,-0.534413356,0.271658795,0.327596869,0.719611205,7.762611741,0.010886453,0.074491787,-0.063876626,0.100362917,0.553676,0.173685763,0.91081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73,2014,473,0,0,0,1.868834809,1.242453325,0.34657359,0,0,0,0,0,0,0,0,0.895879735,0,0,0.34657359,0,0,0,0,0.972955075,0.34657359,0,1.098612289,1.732867951,0,0,0,0,0,0,0,0,0,0,0,0,0.34657359,0,0,0,0,0,0,2.121108121,10,0.921185152,0.185750344,-124.1083333,39.83333333,CENTRAL,RREAS,1405,236,Delgada,Y,2,NO,9.197897544,-0.139207288,-0.076397387,0.481394255,0.525821553,6,-0.098520979,0.039215075,-0.089886244,0.130102917,0.67347,0.066403691,0.9399918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74,2014,474,0,0,0,0,0.693147181,0,0,0,0,0,0,0,0,0,0.34657359,0,0,0,0,0,0,0,0,0,0,0,0.549306144,0,0,0,0,0,0,0,0,0,0,0,0,0,0,0,0,0,0,0,1.061215256,3,0.965956823,0.524372205,-124.4,39.83333333,CENTRAL,RREAS,1405,1600,Delgada,Y,3,NO,1.589026915,0.83203526,-0.609324791,0.209548225,1.03848325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81,2014,481,0,0,0,3.401197382,4.634728988,0,0,0,0,0,0,0,0,0,0,0,0,0,0,0,0,0,0,0,0,0,0,0,0,1.098612289,0,0,0,0,0,0,0,0.693147181,0,0,0,0,0,0,0,0,1.153656203,4,0.832185541,0.34862085,-117.75,33.01666667,SOUTH,RREAS,1405,798,San Diego,Y,2,NO,9.827685839,-0.10897218,0.191466159,0.772791132,0.720968626,2.981932301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82,2014,482,0,0,0,2.833213344,5.231108617,0,0,0,0,0,0,0,0,0,0,0,0,0,0,0,0,0,0,0,0,0,0,0,0,0,0,0,0,0,0,0,0,0,0,0,0,1.098612289,0,0,0,0,0.937259555,3,0.853127824,0.313024806,-117.5833333,32.91666667,SOUTH,RREAS,1405,865,San Diego,Y,2,NO,9.16293425,-0.048331106,0.281418005,0.70577338,0.758842182,2.421954791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83,2014,483,0,0,0,3.970291914,5.209486153,0,0,0,0,0,0,0,0,0,0,0,0,0,0,0,0,0,0,0,0,0,0,0,0,1.386294361,0,0,0,0,0,0,0.693147181,0,0,0,0,0.693147181,0,0,0,0,1.308168175,5,0.812809577,0.338518032,-117.4216634,32.81666667,SOUTH,RREAS,1405,555,San Diego,Y,2,NO,11.95236679,-0.215965241,0.248272296,0.740909479,0.722160678,2.925532745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92,2014,492,0,0,0,3.845221651,4.83993842,0,0,0,0,1.484782432,0,0,1.030347484,0,1.396551581,0,1.396551581,0,0,0,0,0,0,0,2.045188297,1.627600641,3.324586535,1.762755677,0,0,0.366204096,0.366204096,0,0,0,0,2.034931077,3.600619561,0,0,0,1.030347484,0.366204096,0,0.46209812,0,2.586354536,17,0.912869482,0.271984802,-120.7933268,35,CENTRAL,RREAS,1405,94,Point Sal,Y,2,NO,30.98013283,-0.76066337,-0.060430614,0.264485022,0.774762729,7.363683326,-0.115300559,0.091800179,-0.127573859,0.187530383,0.681209,0.164038192,0.9014681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93,2014,493,0,0,0,6.396870885,6.052979242,0,0,0,0.366204096,3.53569333,0,0,1.391462423,0,1.797875849,0,0,0,0,0,0,0,0,0,1.499936557,2.001295689,3.372785656,2.128959773,0,0,0,0.46209812,0,0,0,0,0.648636716,2.91705266,0,0,0,0,0,0,0.767528364,0,2.3558527,14,0.892686959,0.281689099,-120.8833333,35,CENTRAL,RREAS,1405,192,Point Sal,Y,2,NO,33.33937936,-0.797281035,-0.145395028,0.089581018,0.759887458,4.403360256,-0.115267552,0.119478752,-0.124263704,0.200557439,0.704101,0.160623398,0.9110539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94,2014,494,0,0,0,6.209074853,5.607652482,0,0,0,0,4.936446524,0,0,0,0,1.551320117,0,0.46209812,0,0,0,0,0,0,0,1.014840813,1.852276021,2.786456369,0.366204096,0,0,0,0,0,0,0,0.366204096,0.828302217,2.352345661,0,0,0,0,0,0,0.536479304,0,2.184707594,13,0.851754415,0.238142873,-120.975,35,CENTRAL,RREAS,1405,374,Point Sal,Y,2,NO,28.86970067,-0.724946647,-0.172260094,0.033158037,0.682455351,4.427262429,-0.16670336,0.085392672,-0.126799003,0.217032962,0.693905,0.090164069,0.949630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495,2014,495,0,0,0,8.303049222,7.092292752,0,0.693147181,0,0,4.099319728,0,0,0.693147181,0,3.295150524,0,0.693147181,0,0,0,0,0,0,0,3.503347613,2.079441542,3.447841349,0,0,0,0,2.16536667,0,0,0,0.693147181,1.198947636,3.445812949,0,0.693147181,0,1.47221949,0.693147181,0,2.871501594,0,2.588671738,18,0.895618784,0.34600176,-121.1166667,35,CENTRAL,RREAS,1405,532,Point Sal,Y,2,NO,47.13317415,-0.92241989,-0.045520744,0.102269135,0.887641981,4.709492791,-0.01774333,0.082223055,-0.100563503,0.129383145,0.579992,0.297516134,0.9507067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01,2014,601,0,0,0,1.098612289,2.302585093,0,0,0,1.098612289,1.098612289,0,0,0,0,0,0,0,0,0,0,0,0,2.197224577,2.564949357,0,0,2.564949357,0,1.098612289,0,1.098612289,0,0,0,0,0,0,0,0,0,0,0,0,0,0,0,2.121156073,9,0.965379243,0.190254057,-124.5266602,40.5,NORTH,RREAS,1405,61,False Cape,Y,2,NO,15.12276983,-0.329114828,0.310576083,-0.185045765,0.661906086,9,0.045614921,-0.079932254,-0.004728814,0.152160015,0.598289,0.085584902,0.8747827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02,2014,602,0,0,0,0.693147181,1.386294361,0,0,0,0.693147181,0.693147181,0,0,0,0,0,0,0,0,0,0,0,0,1.098612289,0.693147181,0,0,1.945910149,0,0,0,0,0,0.693147181,0,0,0,0,0,0,0,0,0,0,0,0,0,1.992805977,8,0.958336524,0.11761954,-124.6200033,40.5,NORTH,RREAS,1405,187,False Cape,Y,2,NO,7.896552702,0.124262534,0.086576598,-0.096246642,0.440509012,8,0.032080296,-0.076561012,0.016686713,0.158718184,0.679004,0.063328669,0.9189485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03,2014,603,0,0,0,0.693147181,0,0,0,0,0,0,0,0,0,0,0,0,0,0,0,0,0,0,0,0,0,0,0,0,0,0,0,0,0,0,0,0,0,0,0,0,0,0,0,0,0,0,0,1,0,0.65081012,-124.7299967,40.5,NORTH,RREAS,1405,1622,False Cape,Y,3,NO,0.693147181,1.041028206,-0.317960306,0.603046781,1.28038920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05,2014,605,0,0,0,0,1.098612289,0,0,0,0,0,0,0,0,0,0,0,0,0,0,0,0,0,0,0,0,0,1.098612289,0,0,0,0,0,0,0,0,0,0,0,0,0,0,0,0,0,0,0,0.693147181,2,0.999992787,0.396268029,-124.95,40.5,NORTH,RREAS,1405,2565,False Cape,Y,3,NO,2.197224577,0.539988474,-0.541556589,0.221027343,1.09537184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11,2014,611,0,0,0,1.386294361,2.197224577,0,0,0,0,0,0,0,0,0,0,0,0,0,0,0,0,0,1.098612289,0,0,0,0.693147181,0,0,0,0,0,0,0,0,0,0,0,0,0,0,0,0,0,0,0,1.30383364,4,0.940515467,0.165888243,-124.2700033,41,NORTH,RREAS,1405,79,Trinidad Head,Y,3,NO,5.375278408,0.226635996,0.059728191,0.374742227,0.608709681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12,2014,612,0,0,0,3.044522438,1.609437912,0,0.693147181,0,0,0,0,0,0,0,0,0,0,0,0,0,0,0,1.098612289,1.098612289,0,0,0,0,0.693147181,0,0,0,1.386294361,0,0,0,0,0,0,0,0,0,0,0,0,0,1.816712536,7,0.933604875,0.24253147,-124.3799967,41,NORTH,RREAS,1405,192,Trinidad Head,Y,5,NO,9.62377365,0.051081329,0.556122767,0.212675174,0.363190557,7,0.160009973,-0.11523183,0.014135931,0.117771097,0.693081,0.038292724,0.8739439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13,2014,613,0,0,0,0.693147181,0,0,0,0,0,0,0,0,0,0.693147181,0,0,0,0,0,0,0,0,0,0,0,0,0,0,0,0,0,0,0,0,0,0,0,0,0,0,0,0,0,0,0,0,0.693147181,2,0.999992787,0.625835312,-124.4900065,41,NORTH,RREAS,1405,520,Trinidad Head,Y,5,NO,1.386294361,0.94332052,-0.114474045,0.765997586,1.20601895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15,2014,615,0,0,0,0,1.098612289,0,0,0,0,0,0,0,0,0,0,0,0,0,0,0,0,0,0,0,0,0,0,0,0,0,0,0,0,0,0,0,0,0,0,0,0,0,0,0,0,0,0,1,0,0.591836526,-124.7099935,41,NORTH,RREAS,1405,743,Trinidad Head,Y,3,NO,1.098612289,1.089411004,0.009072064,0.127014681,0.94713271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21,2014,621,0,0,0,3.688879454,2.079441542,0,0.693147181,0,1.098612289,0,0,0,0,1.098612289,0,0,0,0,0,0,0,0,0,0,0,0,0,0,0,0,0,0,0,0,0,0,0,0,0,0,0,0,0,1.609437912,0,0,1.641866332,6,0.916342195,0.274294015,-124.2599935,41.5,NORTH,RREAS,1405,66,Flint Rock Head,Y,5,NO,10.26813067,0.073786578,0.498817489,0.417206905,0.516198058,5.895608235,0.277243006,0.051605532,0.306645515,0.302176742,0.680533,0.000572627,0.8249466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22,2014,622,0,0,0,3.526360525,2.079441542,0,0,0,1.791759469,0.693147181,0,0,0,2.197224577,0.693147181,0,0,0,0,0,0,0,0.693147181,0,0,0,0,0,0,0,0,0,0,0,0,0,0,0,0,0,0,0,0,0,0,0,1.773915395,7,0.911611512,0.227602976,-124.3700033,41.5,NORTH,RREAS,1405,96,Flint Rock Head,Y,2,NO,11.67422765,-0.02691632,0.363050439,0.333894711,0.515900091,6.678569858,0.023453957,0.22431211,0.127306151,0.284509307,0.615782,0.018910565,0.7422502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23,2014,623,0,0,0,2.197224577,0,0,0,0,1.609437912,0,0,0,0,0,0,1.098612289,0,0,0,0,0,0,0.693147181,0,0,0,0,0,0,0,0,0,0,0,0,0,0,0,0,0,0,0,0,0,0,0,1.303647762,4,0.940381385,0.445437851,-124.4799967,41.5,NORTH,RREAS,1405,169,Flint Rock Head,Y,5,NO,5.598421959,0.350294956,0.633726271,0.540580523,0.610235989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31,2014,631,0,0,0.693147181,3.891820298,2.197224577,0,1.791759469,0,2.890371758,0,0,0,0,0,0,0.693147181,0,0,0,0,0,0,0,0.693147181,0,0,0,0,0,0,0.693147181,0,0,0,0,0,0,0,0,0,0,0,0,0.693147181,0.693147181,0,2.059935511,10,0.894618237,0.303960749,-124.41,42,NORTH,NWFSC,1405,84,Brookings,Y,5,NO,14.93005919,-0.094736918,0.682860788,0.273775269,0.540626858,7.561998878,0.164132596,0.001504723,0.078436602,0.050069132,0.565122,0.034731631,0.7568578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33,2014,633,0,0,0,2.564949357,1.098612289,0,0,0,0,0,0,0,0,0,0,0,0,0,0,0,0,0,0,0,0,0,0,0,0,0,0,0,0,0,0,0,0,0,0,0,0,0.693147181,0,0,0,0,0.951760237,3,0.866326873,0.239126465,-124.63,42,NORTH,NWFSC,1405,431,Brookings,Y,3,NO,4.356708827,0.326353293,0.12693037,0.491535135,0.653145624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35,2014,635,0,0,0,1.098612289,0.693147181,0,1.098612289,0,0,0,0,0,0,0,0,0,0,0,0,0,0,0,0,0,0,0,0,0,0,0,0,0,0,0,0,0,0,0,0,0,0.693147181,1.386294361,0,0,0,0,1.572926274,5,0.977312829,0.321189155,-124.85,42,NORTH,NWFSC,1405,924,Brookings,Y,5,NO,4.9698133,0.486880832,0.481710408,0.311415132,0.41001477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37,2014,637,0,0,0,0,0,0,0,0,0,0,1.098612289,0,0,0,0.693147181,0,0,0,0,0,0,0,0,0,0,0,0,0,0,0,0,0,0,0,0,0,0,0,0,0.693147181,1.386294361,1.098612289,0,0,0,0,1.572926274,5,0.977312829,0.824277989,-125.07,42,NORTH,NWFSC,1405,1140,Brookings,Y,5,NO,4.9698133,-0.436152912,1.197649455,0.919642672,1.40425115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41,2014,641,0,0,0,1.791759469,1.609437912,0,1.945910149,0,0,0,0,0,0,0,0,1.945910149,0,0,0,0,0,0,2.197224577,2.833213344,0,0,0,0,1.098612289,0,0,0,1.386294361,0,0,0,0,0,0,0,0,0.693147181,0,0,0,0,2.135575063,9,0.971941605,0.325648872,-124.61,42.5,NORTH,NWFSC,1405,87,Gold Beach,Y,5,NO,15.50150943,-0.073900521,0.798719857,-0.048161588,0.479285672,8.980392157,0.174665413,-0.075798526,-0.00844045,0.08563429,0.672583,0.064083691,0.9105587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42,2014,642,0,0,0,2.564949357,2.079441542,0,3.17805383,0,3.17805383,0.693147181,0.693147181,0,0,0,0,1.609437912,0,0,0,0,0,0,2.197224577,0,0,0,0,0,0,0,0,0,0.693147181,0,0,0,0,0,0,0,0,0,0,0,0,0,2.055426282,9,0.935464342,0.253888303,-124.72,42.5,NORTH,NWFSC,1405,206,Gold Beach,Y,5,NO,16.88660259,-0.0447517,0.641116033,-0.128010816,0.378159967,7.856828193,0.185571647,0.001283524,-0.040452928,0.070906592,0.59387,0.14786339,0.7861319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43,2014,643,0,0,0,1.386294361,0,0,2.302585093,0,0.693147181,0,0,0,0,0,0,0,0,0,0,0,0,0,0.693147181,0,0,0,0,0,0,0,0,0,0,0,0,0,0,0,0,0,0,0,0,0,0,0,1.256856688,4,0.90662882,0.42539014,-124.83,42.5,NORTH,NWFSC,1405,705,Gold Beach,Y,3,NO,5.075173815,0.380108047,0.789806292,-0.059382246,0.311578748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47,2014,647,0.693147181,0,0,0,0,0,1.098612289,0,0,0,0.693147181,0,0,0,0,0,0,0,0,0,0,0,0,0,0,0,0,0,0,0,0,0,0,0,0,0,0,0,0,0,0,1.609437912,0,0,0,0,1.321403357,4,0.953189316,0.729533944,-125.27,42.5,NORTH,NWFSC,1405,3090,Gold Beach,Y,5,NO,4.094344562,0.181664922,1.356123657,-0.089925832,0.87350041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51,2014,651,0,0,0.693147181,3.135494216,0.693147181,0,2.079441542,0,1.098612289,0,0,0,0,0,0,1.609437912,0,0,0,0,0,0,3.610917913,2.833213344,0,0,1.386294361,0,0,0,0,0,0,0,0,0,0,0,0,0,0,0,0,0,0,0,2.053383794,9,0.934534766,0.296893089,-124.63,43,NORTH,NWFSC,1405,116,Bandon,Y,5,NO,17.13970594,-0.231976636,0.700434939,-0.07957518,0.566381638,7.746716398,0.092869254,0.071151207,0.121158917,0.139194291,0.590041,0.026800506,0.8819461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53,2014,653,0.693147181,0,0,0.693147181,0,0,1.609437912,0,0,0,0,0,0,0,0,2.772588722,0,0,0,0,0,0,3.988984047,1.386294361,0,0,0,0,0,0,0,0,0,0,0,0,0,0,0,0,0,0,0,0,0,0,1.598115,6,0.891924134,0.608053116,-124.85,43,NORTH,NWFSC,1405,140,Bandon,Y,5,NO,11.1435994,-0.027432981,1.088990332,-0.577537001,0.859764765,4.609257777,0.117104901,0.1704562,0.130464685,0.204418515,0.656731,0.018443181,0.80802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55,2014,655,0,0,0,0.693147181,0,0,2.995732274,0,0,0,0,0,0,0,0,0.693147181,0,0,0,0,0,0,2.397895273,1.098612289,0,0,0,0,0,0,0,0,0.693147181,0,0,0,0,0,0,0,0,0,0,0,0,0,1.597201927,6,0.891414539,0.535740793,-125.07,43,NORTH,NWFSC,1405,1644,Bandon,Y,5,NO,8.571681377,0.061344831,1.015256384,-0.479349446,0.716496072,6,0.171588531,-0.077397447,0.021307571,0.078976801,0.614764,0.043509394,0.9489226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57,2014,657,0,0,0,0,0,0,2.48490665,0,0,0,0.693147181,0,0,0,0,0,0,0,0,0,0,0,2.48490665,0,0,0,0,0,0,0,0,0,0,0.693147181,0,0,0,0,0,0,0,1.609437912,0,0,0,0,1.474851296,5,0.916375495,0.678296973,-125.29,43,NORTH,NWFSC,1405,3077,Bandon,Y,5,NO,7.965545573,-0.227102471,1.254760367,-0.415451775,0.994089477,5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61,2014,661,0,0,0,2.564949357,0.693147181,0,0.693147181,0,0.693147181,0,0,0,0,0,0,0.693147181,0,0,0,0,0,0,0,0,0,0,0,0,0,0,0,0,0,0,0,0,0,0,0,0,0,0,0,0,0,0,1.41250211,5,0.877635815,0.254442906,-124.36,43.5,NORTH,NWFSC,1405,98,Coos Bay,Y,5,NO,5.33753808,0.421631757,0.396186571,0.215610947,0.309688387,5,0.314815415,0.386263297,-0.179937445,0.461291686,0.651346,5.63903845183164e-05,0.8949129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63,2014,663,0,0,0,0,0,0,1.386294361,0,3.091042453,1.386294361,1.098612289,0,0,0,0,0.693147181,0,0,0,0,0,0,0,0,0,0,0,0,0,0,0,0,0,0,0,0,0,0,0,0,0,0,0,0,0,0,1.481138601,5,0.920282012,0.532981054,-124.58,43.5,NORTH,NWFSC,1405,200,Coos Bay,Y,1,NO,7.655390645,0.199492673,0.465396469,-0.965856416,0.921079412,5,0.37879427,0.20326236,0.014431299,0.290960714,0.604854,0.003718915,0.6628917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65,2014,665,0,0,0,1.098612289,0,0,1.791759469,0,1.098612289,0,0.693147181,0,0,0,0,0,0,0,0,0,0,0,0.693147181,0,0,0,0,0,0,0,0,0,0,0,0,0,0,0,0,0,0,0,0,0,0,0,1.543491936,5,0.95902427,0.43886806,-124.8,43.5,NORTH,NWFSC,1405,603,Coos Bay,Y,3,NO,5.375278408,0.370215802,0.821599088,-0.137557778,0.350830579,5,0.254112905,0.187280013,0.123078386,0.224981271,0.690302,0.008554566,0.7131863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67,2014,667,0,0,0,0,0,0,0.693147181,0,0,0,0.693147181,0,0,0,0,0,0,0,0,0,0,0,0,0,0,0,0,0,0,0,0,0,0,0,0,0,0,0,0,0,0.693147181,1.098612289,0,0,0,0,1.363572006,4,0.983607512,0.754539702,-125.02,43.5,NORTH,NWFSC,1405,1181,Coos Bay,Y,5,NO,3.17805383,0.324565011,1.370983037,0.015891885,0.88328108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73,2014,673,0,0,0,0,0,0,0,0,0,0,0,0,0,0,0,0.693147181,0,0,0,0,0,0,0,0,0,0,0,0,0,0,0,0,0,0,0,0,0,0,0,0,0,0,0,0,0,0,0,1,0,0.945336802,-124.82,44,NORTH,NWFSC,1405,107,Heceta Head,Y,5,NO,0.693147181,1.531041523,0.562417194,-0.478769483,1.31188361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75,2014,675,0,0,0,0,0,0,2.197224577,0,0,0,0,0,0,0,0,0,0,0,0,0,0,0,0,0,0,0,0,0,0,0,0,0,0,0,0,0,0,0,0,0,1.098612289,0.693147181,0,0,0,0,0.98771676,3,0.899055812,0.76802548,-125.06,44,NORTH,NWFSC,1405,1354,Heceta Head,Y,5,NO,3.988984047,0.226553936,1.359428388,-0.368366583,0.927650303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77,2014,677,0,0,0,0,0,0,0.693147181,0,0,0,0,0,0,0,0,0,0,0,0,0,0,0,1.098612289,0,0,0,0,0,0,0,0,0,0,0,0,0,0,0,0,0,0,0.693147181,0,0,0,0,1.073127609,3,0.976799881,0.721573901,-125.3,44,NORTH,NWFSC,1405,2914,Heceta Head,Y,5,NO,2.48490665,0.140464451,1.11921747,-0.747239503,0.95112542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81,2014,681,0,0,0,0,0,0,0,0,0.693147181,0,0,0,0,0,0,0,0,0,0,0,0,0,0,0,0,0,0,0,0,0,0,0,0,0,0,0,0,0,0,0,0,0,0,0,0,0,0,1,0,0.936499112,-124.35,44.5,NORTH,NWFSC,1405,59,Newport,Y,5,NO,0.693147181,1.213955955,0.296493432,-1.202456251,1.48783693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83,2014,683,0,0,0,0,0,0,0,0,0.693147181,0,0,0,0,0,0,0,0,0,0,0,0,0,0,0,0,0,0,0,0,0,0,0,0,0,0,0,0,0,0,0,0,0,0,0,0,0,0,1,0,0.936499112,-124.59,44.5,NORTH,NWFSC,1405,143,Newport,Y,5,NO,0.693147181,1.213955955,0.296493432,-1.202456251,1.48783693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85,2014,685,0,0,0,0,1.098612289,0,1.791759469,0,0,0,0.693147181,0,0,0,0,0,0,0,0,0,0,0,0,0,0,0,0,0,0,0,0,0,0,0,0,0,0,0,0,0,0,1.098612289,0,0,0,0,1.330699248,4,0.959894872,0.463063629,-124.83,44.5,NORTH,NWFSC,1405,227,Newport,Y,5,NO,4.682131227,0.454038575,0.859497811,0.000830948,0.405478326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87,2014,687,0,0,0,0.693147181,0.693147181,0,2.708050201,0,0,0,2.397895273,0,0,0,0,0,1.386294361,0,0,0,0,0,0,0,0,0,0.693147181,0,0,0,0,0,0,0,0,0,0,0,0,0,0,0.693147181,0,0,0,0,1.76948317,7,0.9093338,0.373833592,-125.07,44.5,NORTH,NWFSC,1405,1150,Newport,Y,5,NO,9.264828557,0.264748948,0.749421824,0.153450361,0.330310314,7,0.140429667,0.117353266,0.06768708,0.126005033,0.720869,0.036376262,0.8166521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91,2014,691,0,0,0,2.302585093,0.693147181,0,1.791759469,0,0.693147181,0,0,0,0,0,0,1.098612289,0,0,0,0,0,0,0,0,0,0,0,0,0,0,0,0,0,0,0,0,0,0,0,0,0,0,0,0,0,0,1.494726399,5,0.928724575,0.273018797,-124.11,45,NORTH,NWFSC,1405,75,Lincoln City,Y,5,NO,6.579251212,0.373392259,0.538053459,0.111082893,0.185945134,5,0.313344092,0.388074419,-0.17833785,0.461626351,0.535563,5.63903845183164e-05,0.9024671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93,2014,693,0,0,1.609437912,2.833213344,1.945910149,0,2.772588722,0,0.693147181,0,0.693147181,0,0,0,0,0.693147181,0,0,0.693147181,0,0,0,0,0,0,0,0.693147181,0,0,0,0,0,1.791759469,0,0,0,0,0,0,0,0,0.693147181,0,0,0,0,2.228438582,11,0.929330719,0.222255124,-124.35,45,NORTH,NWFSC,1405,196,Lincoln City,Y,5,NO,15.11179268,-0.046741502,0.612827548,0.170656628,0.423319235,10.76923077,0.168136738,-0.003948908,-0.017765092,0.04678802,0.674766,0.106566312,0.8170416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95,2014,695,0,0,0,2.079441542,2.708050201,0,1.098612289,0,0,0,0,0,0,0,0,0,0,0,0,0,0,0,1.098612289,0,0,0,0,0,0,0,0,0.693147181,0.693147181,1.098612289,0,0,0,0,0,0,0,0,0,0,0,0,1.823355478,7,0.93701867,0.23681163,-124.59,45,NORTH,NWFSC,1405,449,Lincoln City,Y,2,NO,9.46962297,0.057839364,0.539287395,0.25644765,0.38944156,7,0.151245454,-0.048848945,0.088772502,0.080393854,0.725567,0.028696334,0.8879961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697,2014,697,0,0,0,0,1.098612289,0,2.302585093,0,0,0,0.693147181,0,0,0,0,0,0,0,0,0,0,0,0,0,0,0,0,0,0,0,0,0,0,0.693147181,0,0,0,0,0,0,0,0,0,0,0,0,1.249419561,4,0.901264077,0.534020769,-124.83,45,NORTH,NWFSC,1405,723,Lincoln City,Y,5,NO,4.787491743,0.570354343,0.891068722,-0.113884681,0.491051853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701,2014,701,0,0,1.098612289,1.609437912,0.693147181,0,1.098612289,0,0,0,0,0,0,0,0,0,0,0,0,0,0,0,0,0.693147181,0,0,0,0,0,0,0,0,0,0,0,0,0,0,0,0,0,0,0,0,0,0,1.557863507,5,0.967953817,0.311427224,-124.16,45.5,NORTH,NWFSC,1405,117,Tillamook,Y,3,NO,5.192956851,0.502468047,0.457412083,0.21375116,0.338197277,5,0.15003466,0.107435856,0.340301989,0.32980596,0.467587,0.000566329,0.7594288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703,2014,703,0,0,0,2.197224577,1.098612289,0,0.693147181,0,1.386294361,0,0,0,0,0,0,0,0,0,0,0,0,0,0,0,0,0,0,0,0,0,0,0,1.945910149,0,0,0,0,0,0,0,0,0,0,0,0,0,1.536313615,5,0.954564133,0.266557027,-124.4,45.5,NORTH,NWFSC,1405,198,Tillamook,Y,5,NO,7.321188557,0.298143849,0.5048639,0.216129471,0.26646651,5,0.293700499,-0.03870348,0.279493465,0.282510862,0.660783,0.000849629,0.792586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705,2014,705,0,0,0,0,1.609437912,0,1.386294361,0,0,0,0,0,0,0,0,0,0,0,0,0,0,0,0,0,0,0,0,0,0,0,0,0,2.197224577,0.693147181,0,0,0,0,0,0,0,1.098612289,0,0,0,0.693147181,1.707052528,6,0.95272327,0.485944977,-124.64,45.5,NORTH,NWFSC,1405,471,Tillamook,Y,5,NO,7.677863501,0.169670899,1.018617422,0.008083454,0.545284203,6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707,2014,707,0,0,0,0,0,0,1.098612289,0,0,0,0.693147181,0,0,0,0,0,0,0,0,0,1.098612289,0,0,0,0,0,0,0,0,0,0,0,0,0,0,0,0,0,0,0,0,0.693147181,0,0,0,0,1.360466652,4,0.981367476,0.74881592,-124.88,45.5,NORTH,NWFSC,1405,1100,Tillamook,Y,5,NO,3.583518938,0.293735861,1.361415372,-0.19186272,0.88219823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711,2014,711,0,0,0,0,1.386294361,0,1.098612289,0,2.48490665,0,0.693147181,0,0,0,0,2.564949357,0,0,0,0,0,0,0,0,0,0,0,0,0,0,0,0,0,0,0,0,0,0,0,0,0,0.693147181,0,1.098612289,0,0,1.822574602,7,0.936617379,0.511191818,-124.32,46,NORTH,NWFSC,1405,121,Columbia River,Y,5,NO,10.01966931,0.268912491,1.015932486,-0.1371944,0.532981648,7,0.38212718,0.071005884,0.060498599,0.225646543,0.662536,0.005873547,0.8087998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713,2014,713,0,0,0,0,0,0,1.098612289,0,0.693147181,0,0,0,0,0,0,1.386294361,0,0,0,0,0,0,0,0,0,0,0,0,0,0,0,0,0,0,0,0,0,0,0,0,0,0,0,0,0,0,1.061215256,3,0.965956823,0.756451812,-124.56,46,NORTH,NWFSC,1405,159,Columbia River,Y,5,NO,3.17805383,0.649624343,1.022555704,-0.650158647,0.87755850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715,2014,715,0,0,0,0,0,0,1.791759469,0,0,0,1.386294361,0,0,0,0,0,0,0,0,0,0.693147181,0,1.609437912,0.693147181,0,0,0,0,0,0,0,0,1.386294361,1.791759469,1.386294361,0,0,0,0,0,0,2.397895273,1.386294361,0,0,0,2.244892538,10,0.974944018,0.662683698,-124.8,46,NORTH,NWFSC,1405,469,Columbia River,Y,5,NO,14.52232393,-0.525009359,1.206713135,-0.322912438,1.121083888,10,0.302011524,-0.046161654,-0.103225734,0.192612514,0.924308,0.021388484,0.7990299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4_717,2014,717,0,0,0,0,0,0,2.63905733,0,0,0,1.791759469,0,0,0,0,0,0,0,0,0,1.098612289,0,0,0,0,0,0,0,0,0,0,0,1.386294361,0.693147181,1.609437912,0,0,0,0,0,1.791759469,2.397895273,1.098612289,0,0,0,2.128684497,9,0.968805575,0.732305089,-125.04,46,NORTH,NWFSC,1405,1280,Columbia River,Y,5,NO,14.50657557,-0.471532363,1.366026674,-0.129707493,1.16512865,9,0.402899757,-0.045859468,-0.05305451,0.251361877,0.947984,0.005679781,0.7927408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01,2015,101,0,0,0,3.663561646,2.772588722,0,0,0,0,0,0,1.386294361,0,0,1.098612289,0,0,0,0,0,0,0,0,1.098612289,2.197224577,0,3.80666249,2.197224577,0,0,0,0,0,0,0,0,1.098612289,1.791759469,0,0,0,0,0,0,2.708050201,0,2.304058596,11,0.960866702,0.305272585,-121.9383301,36.3,CENTRAL,RREAS,1505,65,Point Sur,Y,2,NO,23.81920291,-0.713088446,0.120866511,0.429187138,0.84463833,9.326019318,-0.075822968,0.154867547,-0.025506028,0.169914073,0.517131,0.033792287,0.8425977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03,2015,103,0,0,0,2.48490665,1.386294361,0,1.098612289,0,2.302585093,0,0,0,0,0,0,0,1.098612289,0,0,0,0,0,1.386294361,2.197224577,3.610917913,4.49980967,7.935945103,1.791759469,0,0,2.197224577,2.197224577,0,0,0,0,1.791759469,5.834810737,1.386294361,0,0,1.791759469,1.098612289,0,2.63905733,0,2.760284927,19,0.937456831,0.437811395,-122.0150065,36.3,CENTRAL,RREAS,1505,102,Point Sur,Y,2,NO,48.72970458,-0.987570683,0.307452443,0.217537781,1.06070597,4.395106766,-0.057850061,0.102690605,-0.074641321,0.134776113,0.656621,0.109768492,0.8034582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04,2015,104,0,0,0,5.590986981,2.995732274,0,1.098612289,0,1.386294361,6.428105273,1.386294361,0,0,0,0,0,0,0,1.098612289,0,0,0,0,0,3.663561646,7.83873756,10.23641781,2.63905733,0,0,0,4.343805422,0,0,0,0,2.63905733,5.840641657,0,0,0,2.63905733,0,0,3.295836866,0,2.576768724,16,0.929372655,0.4272858,-122.0900065,36.3,CENTRAL,RREAS,1505,354,Point Sur,Y,2,NO,63.12081078,-1.032349066,0.131610113,-0.023276513,1.014739874,3.686738373,0.018510355,0.063946071,-0.052316496,0.087708921,0.588348,0.206787001,0.8832792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05,2015,105,0,0,0,4.9698133,4.094344562,0,1.791759469,0,1.386294361,3.218875825,1.098612289,0,0,0,0,0,0,0,0,0,3.526360525,0,0,0,2.708050201,4.804021045,5.318119994,0,0,0,0,1.791759469,0,0,0,1.098612289,0,2.079441542,0,3.17805383,1.098612289,3.63758616,2.890371758,0,3.761200116,0,2.780354418,18,0.961936428,0.366926066,-122.1916667,36.3,CENTRAL,RREAS,1505,828,Point Sur,Y,2,NO,52.45188902,-0.939594857,0.10611893,0.144697221,0.935920074,11.27671798,0.00822961,0.045754671,-0.048590794,0.06919035,0.670283,0.194731064,0.8235988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06,2015,106,0,0,0,6.536691598,4.248495242,0,2.995732274,0,0,2.708050201,2.708050201,0,0,0,0,0,0,0,0,0,4.33073334,0,0,0,2.397895273,0,3.401197382,1.386294361,0,0,0,1.945910149,0,0,0,0,0,0,0,3.931825633,3.091042453,3.713572067,5.043425117,0,3.988984047,0,2.645629706,15,0.976949782,0.410949338,-122.3083333,36.3,CENTRAL,RREAS,1505,928,Point Sur,Y,2,NO,52.42789934,-0.957926345,0.238801813,0.189078863,1.001668645,9.850300573,0.057835462,0.033963635,0.019383495,0.080585849,0.687883,0.110270958,0.7470295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09,2015,109,0,0,0,5.217120889,3.223431222,0,1.155245301,0,1.476938933,5.169217662,0,0,0,0.46209812,0.924196241,0.366204096,0,0,0,0,0.366204096,0,1.014840813,0,1.695865445,0.46209812,1.843143029,0.366204096,0,0,0,0,0.46209812,0,0,0,0.648636716,0,0,0.828302217,0,0,0.924196241,0,1.381044909,0,2.56879278,19,0.872421653,0.138844462,-122.0333333,36.58333333,CENTRAL,RREAS,1505,608,Monterey Bay Outside,Y,2,YES,27.98708627,-0.546791163,0.114012964,-0.104037795,0.553209009,5.586903779,0.026325339,0.027903278,-0.080514898,0.092376105,0.686848,0.295104784,0.9367888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10,2015,110,0,0,0,7.125000482,5.00165435,0,0.597253156,0,0.767528364,4.71334196,1.133732461,0,0.828302217,0.98147966,1.014840813,0,0,0,0,0,2.063438469,0,1.460675545,0.693147181,3.83718818,3.741249648,6.396611059,1.386294361,0,0,1.133732461,0.648636716,0.693147181,0,0.693147181,0.366204096,3.351439481,3.083795447,0,2.53179576,0,2.040830937,2.488742519,0,4.137288853,0,3.005190892,27,0.911814109,0.370673402,-122.175,36.58333333,CENTRAL,RREAS,1505,2304,Monterey Bay Outside,Y,2,YES,62.91049853,-0.958117427,0.14334114,0.013002994,0.947213965,9.06046027,0.037596432,0.038153152,-0.112120221,0.127324083,0.605103,0.492726306,0.8797705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12,2015,112,0,0,0,1.098612289,2.079441542,0,0,0,0,0,0,6.133398043,0.693147181,4.94875989,0,1.098612289,0.693147181,1.098612289,0,0,1.098612289,0,1.098612289,0,2.708050201,1.098612289,4.96284463,0.693147181,0,0,0,1.791759469,0,0,1.098612289,0,3.496507561,3.610917913,1.098612289,0,0,1.791759469,1.098612289,0,3.663561646,0,2.85166932,22,0.922558957,0.472184633,-121.9466634,36.65500081,CENTRAL,RREAS,1505,73,Monterey Bay Inside,Y,2,YES,47.1539525,-0.994425145,0.272969529,0.386895057,1.106460239,8.134939666,-0.011168,0.062841502,-0.15141482,0.162899498,0.611988,0.233794072,0.843763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14,2015,114,0,0,0,1.922773665,1.5481303,0.366204096,0,0,1.521449397,0.693147181,0.366204096,1.878263201,0,0,0.46209812,0.366204096,0,0.963457253,0,0,0.366204096,0,0,0,1.606760522,0,1.110734837,0,0,0,0,0,0,0,0,0,0.597253156,2.369959821,0,0,0,1.098612289,0,0,0.998577425,0,2.664552768,17,0.940470022,0.195181087,-121.8666667,36.76666667,CENTRAL,RREAS,1505,73,Monterey Bay Inside,Y,2,YES,18.23603355,-0.409260451,0.03429797,0.393657849,0.580139947,12.00096269,0.048483433,0.065537494,-0.038498907,0.096981848,0.714804,0.20823636,0.8982065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15,2015,115,0,0,0,3.091042453,3.526360525,0,0,0,0,1.386294361,0,0,0,1.945910149,0,0,1.386294361,0,0,0,0,0,0,0,4.820281566,0,4.442651256,2.302585093,0,0,0,0,0,0,0,0,3.091042453,3.091042453,0,0,0,1.945910149,0,0,1.945910149,0,2.409251256,12,0.969553705,0.305236775,-121.9083333,36.70833333,CENTRAL,RREAS,1505,91,Monterey Bay Inside,Y,2,YES,32.97532497,-0.807678188,0.080961688,0.255833323,0.836634068,9.311945468,-0.237437194,0.034780805,0.018715682,0.229221318,0.491275,0.012516945,0.8447339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16,2015,116,0.549306144,0,0,2.495216293,2.921772209,0,0.549306144,0,1.354025101,4.965381097,0,0.549306144,0,1.522261219,0,0.549306144,0,0.549306144,0,0.693147181,0,0,0,0,2.376795096,0,1.098612289,1.039720771,0,0,0,0,0,0,0,0,1.098612289,0.895879735,0,0,0,0.549306144,0,0,1.198947636,0,2.631433266,18,0.910413255,0.142190238,-121.9766602,36.73999837,CENTRAL,RREAS,1505,287,Monterey Bay Inside,Y,2,YES,24.95620778,-0.522417418,0.054577098,-0.106726473,0.50886325,6.816620316,0.014128922,0.044803644,-0.029844331,0.059621818,0.810639,0.159711771,0.8537689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17,2015,117,0.366204096,0,0,5.682087066,3.109789026,0,0.828302217,0,1.5481303,4.044457637,0.366204096,0,0,0.9026834,0.732408192,0,0.366204096,0.366204096,0.366204096,0,0,0,0,0,3.357067652,0,3.620485837,1.683285336,0,0,0.366204096,0.732408192,0,0,0,0,2.236028028,2.262990581,0,0.366204096,0,2.145383456,1.535056729,0,1.059351277,0,2.796197812,23,0.891788417,0.220528879,-122.1083333,36.7,CENTRAL,RREAS,1505,1920,Monterey Bay Outside,Y,2,YES,38.0433436,-0.736069463,0.082304058,0.033953525,0.719039581,7.747562537,0.050563116,0.070714646,-0.074537052,0.119769353,0.493025,0.33442613,0.9173331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19,2015,119,0.23104906,0,0,2.610671394,1.381044909,0,1.059351277,0,0.46209812,2.538597024,0.46209812,0.597253156,0,0.963457253,0,0.366204096,0,0.732408192,0,0,0,0,0.366204096,0,0.854983119,0.693147181,1.086032179,0.597253156,0,0,0,0,0,0,0,0,0,0.854983119,0,0,0,0.963457253,0,0,1.194506313,0,2.754977115,19,0.935654174,0.057344432,-121.9833333,36.84666748,CENTRAL,RREAS,1505,91,Monterey Bay Inside,Y,2,YES,18.01479902,-0.281368985,0.112666929,-0.006256048,0.32756193,13.2090237,0.040582686,0.045816948,-0.069450334,0.097692134,0.743724,0.302280849,0.8978531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23,2015,123,0,0,0,5.323009979,2.564949357,0,1.098612289,0,1.945910149,0,0,0,0,2.564949357,1.098612289,1.945910149,0,2.564949357,0,0,0,0,0,0,1.098612289,0,3.218875825,0,0,0,0,0,0,0,0,0,0,0,0,0,0,2.944438979,0,0,2.944438979,0,2.382869836,12,0.958937044,0.311536947,-122.2916667,36.98333333,CENTRAL,RREAS,1505,82,Davenport,Y,2,YES,29.313269,-0.593119464,0.482394067,0.344032373,0.89342533,8.692457156,-0.039994624,0.22745052,-0.021625098,0.230763544,0.610943,0.040375044,0.9041837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24,2015,124,0,0,0,5.021624747,2.868286149,0,0.895879735,0,1.545521227,3.005633587,1.151292546,0,0.549306144,2.345673941,0.549306144,0.549306144,0,2.10234631,0.549306144,0,0.895879735,0,1.700598691,0,3.61744921,0,4.092675112,0.693147181,0,0,0,0,1.098612289,0,0,0,1.386294361,0,0,1.151292546,0.895879735,3.830528191,1.647918433,0,3.25512917,0,2.9605296,24,0.931554143,0.270511302,-122.375,36.98333333,CENTRAL,RREAS,1505,128,Davenport,Y,2,YES,45.39888747,-0.746531914,0.304704537,-0.013050906,0.815329672,11.52412329,0.062889165,0.036428811,-0.097253529,0.1270915,0.635222,0.445275479,0.9039925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25,2015,125,0.895879735,0,0,5.466553485,3.468171368,0,1.700598691,0,1.386294361,5.826343704,1.545521227,0,0,2.736135337,0.693147181,0.549306144,0.895879735,1.629048269,0.972955075,0,1.844439727,0.972955075,1.497866137,1.151292546,2.117053252,0.972955075,4.124002851,1.497866137,0,0,0,1.151292546,0.972955075,0,0,0,2.191013317,2.350240183,0,1.805458956,0.693147181,3.865307033,2.474379945,0,3.020127356,0,3.209115349,30,0.943525081,0.322835732,-122.425,36.98333333,CENTRAL,RREAS,1505,446,Davenport,Y,2,YES,60.4681867,-0.862210266,0.25732595,-0.040932796,0.895352932,9.860755555,0.050940916,0.036866436,-0.116128777,0.136070135,0.650342,0.551718753,0.8997623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26,2015,126,0.34657359,0,0,5.100460958,4.051141812,0,2.433767225,0,2.215408399,5.194313035,1.629048269,0,0,1.903331245,0,0,0,1.856786033,0,0,0.804718956,0.804718956,2.047172281,2.851891237,2.537586908,2.171902711,4.270454859,0,0.804718956,0,1.445185879,1.319528665,1.903331245,0,0,0,3.052396616,1.925073801,0,1.880600058,1.445185879,3.184950491,1.545521227,0,2.145229721,0,3.156704056,27,0.957785179,0.323042747,-122.5916667,36.98333333,CENTRAL,RREAS,1505,432,Davenport,Y,2,YES,60.87099901,-0.860339,0.273269497,-0.075179954,0.901299149,14.63103185,0.048098318,0.016704906,-0.102472604,0.118790822,0.637101,0.431170644,0.8905833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27,2015,127,0,0,0,6.320768294,4.248495242,0,3.135494216,0,1.386294361,4.718498871,2.772588722,0,1.791759469,0,1.791759469,0,1.386294361,0,1.386294361,0,1.386294361,0,3.401197382,1.098612289,2.890371758,4.8978398,5.66296048,1.386294361,0,0,0,0,0,0,0,1.098612289,2.079441542,2.995732274,1.098612289,3.218875825,0,1.098612289,3.135494216,0,3.33220451,0,3.07393918,25,0.954972781,0.404423104,-122.7583333,36.98333333,CENTRAL,RREAS,1505,1045,Davenport,Y,2,YES,67.71940303,-0.989359251,0.213987329,-0.014688709,0.99736378,10.71903703,0.032985044,0.059036657,-0.104285559,0.127130415,0.672319,0.437905157,0.9002622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31,2015,131,0,0,0,1.805366801,2.415693528,0,0.366204096,0,0.854983119,0.732408192,0,0,0,2.304247607,0,0,0,0,0,0,0.597253156,0,0,0,1.098612289,0,1.245889873,0.828302217,0,0,0,0,0,0,0,0,0.648636716,0,0,0,0,1.425555373,0,0,1.329661349,0,2.437122284,13,0.950163615,0.136898246,-122.5666667,37.275,CENTRAL,RREAS,1505,82,Pescadero,Y,2,YES,15.65281432,-0.285908932,0.186401362,0.267882277,0.48934719,10.93728808,-0.080003791,0.102017537,0.100429259,0.159893494,0.650623,0.023140462,0.907858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32,2015,132,0,0,0,1.194506313,2.232344749,0,0.46209812,0,0.366204096,0.693147181,0.597253156,0,0,1.914334396,0,0.597253156,0,0.693147181,0,0,0.732408192,0,0,0,1.809781876,0,1.572832957,0,0,0,0,0,0.366204096,0,0,0,1.133732461,0,0,0,0,2.100872992,0.366204096,0,1.194506313,0,2.66242703,17,0.93971973,0.154916094,-122.65,37.275,CENTRAL,RREAS,1505,95,Pescadero,Y,2,YES,18.02683133,-0.35800596,0.301941814,0.198420175,0.569930702,12.00368162,0.069272196,0.005565329,-0.032507146,0.087123982,0.686675,0.200128412,0.8637984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33,2015,133,0.23104906,0,0,4.785308684,3.217507688,0,1.612093969,0,2.097189713,3.026895721,0.597253156,0,0,1.713887852,0.648636716,0.366204096,0,0,0,0,1.059351277,0,0,0,2.170086114,0,2.118702554,0.963457253,0,0,0,0.597253156,0.963457253,0,0,0,1.752498457,0.23104906,0,0,0,0.879685777,0,0,2.335565076,0,2.743685844,20,0.915864682,0.170338658,-122.8166667,37.275,CENTRAL,RREAS,1505,184,Pescadero,Y,2,YES,31.36713263,-0.563486034,0.25683834,-0.028658053,0.635803499,10.56738074,0.065067467,0.039412931,-0.069734327,0.110435746,0.653299,0.327408978,0.8876203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34,2015,134,0,0,0,5.391731354,4.120455177,0,0.9026834,0,0,5.453746799,0.648636716,0,0.732408192,0.597253156,1.194506313,0.366204096,0.366204096,0,0.693147181,0,0.98147966,0.46209812,2.401878392,0,2.781897624,2.176959209,5.701292084,0.366204096,0,0.693147181,0.693147181,0.732408192,0,0,0.23104906,0.366204096,1.420893292,0.23104906,0,1.155245301,0.46209812,1.843143029,1.914334396,0,2.610671394,0,2.99014968,30,0.879146092,0.280043709,-122.9833333,37.275,CENTRAL,RREAS,1505,518,Pescadero,Y,2,YES,47.69217597,-0.832223602,0.132996751,-0.002415591,0.823091868,4.69185749,0.037852654,0.066357806,-0.107712275,0.135157585,0.617212,0.474379841,0.9308081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35,2015,135,0,0,0,5.201985054,4.083048834,0,0.9026834,0,0,3.478410942,0.799298424,0,1.16550252,1.381044909,0.828302217,0.46209812,0.46209812,0,0,0,2.604665225,0.366204096,1.297273433,0.828302217,2.528257693,0.597253156,4.246303406,0.366204096,0,0,0,0.536479304,0.536479304,0,0.366204096,0,2.520373863,0,0,1.460675545,0.366204096,1.752498457,2.700559249,0,2.479657197,0,2.986840398,27,0.906246329,0.261257541,-123.15,37.275,CENTRAL,RREAS,1505,950,Pescadero,Y,2,YES,44.31806698,-0.779379906,0.18988226,0.018937274,0.794224439,11.05441104,0.054489984,0.037886415,-0.110743531,0.133584338,0.648063,0.50892494,0.8744215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38,2015,138,0,0,0,1.151292546,2.297559925,0,1.242453325,0,0.549306144,1.791759469,0,2.287355489,0,4.273570134,0.549306144,0.549306144,0,0,0,0,1.098612289,0,0.895879735,0,2.047172281,0,3.754393585,0.549306144,0,0,0,0.549306144,0,0,0,0,2.851891237,0,0,0,0,0.895879735,0,0,1.242453325,0.549306144,2.715470153,19,0.922236693,0.223118384,-122.9083333,37.7,CENTRAL,RREAS,1505,55,Gulf of the Farallones,Y,2,YES,29.12610994,-0.600179407,0.337858288,-0.051376417,0.714530638,7.409879245,0.067950562,0.067359892,-0.053557874,0.117143984,0.652018,0.259981154,0.9132274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39,2015,139,0,0,0,3.842621804,3.592693508,0.549306144,1.282474679,0,1.098612289,1.666102255,0,3.020127356,0,4.760087625,0,1.242453325,0,1.700598691,0,0,0,0,0,0.549306144,1.282474679,0,3.268345799,0,0,0,0.549306144,0,0,0,0,0,2.48490665,0,0,0,0,1.445185879,0,0,1.445185879,0,2.646355701,17,0.934047257,0.230607937,-122.8666667,37.79166667,CENTRAL,RREAS,1505,55,Gulf of the Farallones,Y,2,YES,33.77978885,-0.602637719,0.35754036,0.078736343,0.737688688,10.39892382,0.050527784,0.01763101,-0.004512056,0.065113706,0.679607,0.129762214,0.939270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52,2015,152,0,0,0,3.394485871,3.348517124,0,1.522261219,0,1.445185879,1.880600058,0.693147181,0,0,1.319528665,0,1.868834809,0,0,0,0,0.693147181,0,0,0.34657359,2.515218961,0,2.418140953,1.868834809,0,0,0,0.693147181,0,0,0,0,1.868834809,1.354025101,0,0,0,2.047172281,0,0,1.242453325,0,2.766383039,18,0.957102663,0.175145634,-123.0416667,37.65833333,CENTRAL,RREAS,1505,108,Farallones Outside,Y,2,YES,30.520109,-0.573232652,0.264382933,0.068586805,0.65631895,11.91728308,0.048460364,0.061998625,-0.012122689,0.08767073,0.660346,0.154973478,0.876508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54,2015,154,0,0,0,5.308267697,5.568344504,0,1.386294361,0,0,2.302585093,1.945910149,0,0,0,1.945910149,1.386294361,0,0,0,0,3.737669618,2.48490665,0,1.945910149,1.386294361,3.36729583,6.023447593,0,0,1.386294361,0,2.302585093,0,0,1.386294361,0,0,0,0,3.526360525,1.945910149,3.610917913,5.545177444,0,4.356708827,0,2.918868279,21,0.958727644,0.451644395,-123.2083333,37.65833333,CENTRAL,RREAS,1505,1301,Farallones Outside,Y,2,YES,62.84937919,-1.018492038,0.222289145,0.235723529,1.062470726,9.965525015,0.041596201,0.053685378,-0.077320776,0.107600432,0.699494,0.327269982,0.8469844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56,2015,156,0,0,0,4.279924992,3.844242697,0,2.244467297,0,2.498513981,2.06412083,0,0.597253156,0.23104906,0.23104906,0,1.612093969,0.767528364,0.597253156,0,0,1.059351277,0,0.828302217,0.366204096,3.053156014,0.366204096,4.025131441,0.828302217,0,0,0.597253156,0.648636716,0.963457253,0,0.366204096,0,0.828302217,1.110734837,0,0.46209812,0.648636716,3.016489049,0.597253156,0,3.124153074,0,3.036412929,29,0.901736221,0.240707899,-123.1383301,37.74333496,CENTRAL,RREAS,1505,91,Farallones Outside,Y,2,YES,41.85736631,-0.702733882,0.287886426,0.046416555,0.77318002,9.980778834,0.030871593,0.03035886,-0.112703697,0.123190335,0.60967,0.449266084,0.9083783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60,2015,160,0,0,0,4.091348908,4.066137397,0,1.60254372,0,0.621226662,0.447939867,0,0.447939867,0.173286795,1.226318695,0,1.363830279,0.173286795,0.34657359,0.274653072,0,0,0,0,0.274653072,2.32840468,0.274653072,3.025178032,0.549306144,0,0,0,0,0,0,0,0,0.833051128,1.483723549,0,0,0,2.215408399,0.549306144,0,1.445185879,0,2.706124577,22,0.87547299,0.198945988,-123.3166667,37.88333333,CENTRAL,RREAS,1505,91,Farallones Outside,Y,2,YES,27.81395575,-0.565353961,0.292831333,0.246447468,0.716564231,9.200026639,0.023388725,0.050909143,-0.098924121,0.115818837,0.443579,0.349959724,0.9323819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62,2015,162,0.366204096,0,0,4.969113298,4.487476383,0,3.143800586,0,0.828302217,5.063070147,1.059351277,0,0,0.944404448,0.732408192,0.693147181,0,0.597253156,0.366204096,0,0,0,1.261396545,0.46209812,3.265207969,0.828302217,4.431980048,0.46209812,0,0,0,0,0.828302217,0,0,0,1.627600641,1.381044909,0,0,0,2.30524115,1.155245301,0,2.469510189,0,2.860187133,24,0.899980589,0.223112668,-123.5,37.88333333,CENTRAL,RREAS,1505,1328,Farallones Outside,Y,2,YES,43.7287625,-0.713027945,0.238263821,-0.054992249,0.753371202,9.570347557,0.049905415,0.032533873,-0.104998298,0.125098726,0.543805,0.47463237,0.9175987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65,2015,165,0,0,0,1.386294361,5.129898715,2.197224577,2.397895273,0,3.610917913,0,0,1.609437912,0,6.563855527,0,4.615120517,0,3.465735903,0,0,0,0,0,0,0,0,3.583518938,0,0,0,0,0,1.609437912,0,0,0,0,0,0,0,0,2.564949357,0,0,2.079441542,0,2.457873764,13,0.958254018,0.454810984,-123,38.16666667,CENTRAL,RREAS,1505,55,Point Reyes,Y,2,YES,40.81372845,-0.631763968,0.775122769,0.273980307,1.108801386,7.189217764,0.116875122,0.108298942,0.040429189,0.173807671,0.633153,0.042894612,0.8050306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67,2015,167,0,0,0,6.453624999,6.725033642,0,3.761200116,0,2.63905733,5.950642553,0,2.397895273,1.386294361,3.891820298,0,2.48490665,0,4.890349128,0,0,0,0,0.693147181,0,2.833213344,0,3.401197382,1.386294361,0,0,0,0,2.302585093,0,0,0,1.945910149,1.945910149,0,0,0,4.890349128,0,0,2.302585093,0,2.809034977,19,0.954013479,0.380120345,-123.1666667,38.16666667,CENTRAL,RREAS,1505,91,Point Reyes,Y,2,YES,62.28201623,-0.869424214,0.388850652,-0.113164391,0.966921751,8.325442128,0.036270991,0.028598988,-0.082839223,0.099022701,0.697147,0.315599037,0.9247624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171,2015,171,0,0,0,4.94875989,3.258096538,0,1.386294361,0,1.386294361,2.890371758,0.693147181,0,0,0.693147181,0.693147181,0,0,1.945910149,0,0,0,0,1.098612289,0,3.36729583,0,3.761200116,0,0,0,0,0,0,0,0,0,1.098612289,0.693147181,0,0,0,1.609437912,0,0,1.098612289,0,2.567388805,16,0.925989565,0.155244786,-123.4833333,38.16666667,CENTRAL,RREAS,1505,400,Point Reyes,Y,2,YES,30.6220865,-0.590151641,0.186862512,0.002310026,0.621732849,8.812342881,0.000118784,0.108130351,-0.033209333,0.114011144,0.676147,0.155856041,0.883144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211,2015,211,0.549306144,0,0,5.661874232,3.532379514,0,0.895879735,0,0,4.650958158,1.098612289,0,0.549306144,0,0,0,0.549306144,0,0.549306144,0,1.609437912,0.549306144,3.3073628,0,3.990011796,3.995457732,5.952895769,0.549306144,0,0.693147181,1.748253781,2.312486407,0.549306144,0,0.549306144,2.094827371,2.437598662,2.780340816,0,3.414356036,1.354025101,3.067782446,4.500919549,0,3.88658684,0,3.104577409,29,0.921979311,0.407326915,-122.325,36.58333333,CENTRAL,RREAS,1505,2516,Monterey Bay Outside,Y,2,YES,67.37964328,-1.014136088,0.124249139,0.037816769,0.997879223,8.900042353,0.047028686,0.034333171,-0.115142081,0.132776407,0.586667,0.522059789,0.9050237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237,2015,237,0,0,0,0.895879735,2.498606137,0,0.895879735,0,0,1.445185879,0,1.445185879,0,3.902125692,0,1.445185879,0,0.549306144,0,0,0,0,0,0,0.549306144,0,2.994480708,0.895879735,0.549306144,0,0,0,0.549306144,0,0,0,1.994492023,0,0,0,0,2.094827371,0,0,1.647918433,0,2.592351061,16,0.934992794,0.21709968,-122.8316732,37.59666748,CENTRAL,RREAS,1505,74,Gulf of the Farallones,Y,2,YES,24.35287178,-0.519008069,0.393404311,0.018179703,0.695394452,9.607779462,0.052047883,-0.012383873,-0.031917691,0.071782792,0.64919,0.170801586,0.9229519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01,2015,401,0,0,0,1.791759469,1.791759469,0,0,0,0,0,0,0,0,0,0,0,0,0,0,0,0,3.36729583,0,0,0,0,1.609437912,0,0,3.891820298,0,3.044522438,0,0,0,1.098612289,0,0,0,0,0,3.688879454,6.091309882,0,1.609437912,0,2.177010482,10,0.945463229,0.484962816,-118.2,32.71666667,SOUTH,RREAS,1505,1586,San Clemente,Y,6,NO,27.98483495,-0.710687763,-0.072650903,0.834253799,0.746030136,6.174207783,-0.233615637,0.034719727,0.147094874,0.200626259,0.539181,0.003298962,0.696930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02,2015,402,0,0,0,1.098612289,2.368099224,0,0,1.242453325,0,0,0,0,0,0,0,0,0,0,0,0,0,0.895879735,0,0,0.549306144,1.935600505,0,0.895879735,0,1.151292546,0,1.242453325,0,0,0,0,0.549306144,0.549306144,0,0,0,1.386294361,2.393745871,0,0.549306144,0,2.515200819,14,0.953067639,0.404732616,-118.4533366,32.71666667,SOUTH,RREAS,1505,222,San Clemente,Y,6,NO,16.80753549,-0.570087197,-0.100500796,0.787184539,0.626483696,11.8564741,-0.144823792,-0.021877883,-0.096937729,0.074683765,0.640175,0.037150474,0.8408547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03,2015,403,0,0,0,2.089698761,4.765418761,0,0,0,0,0.46209812,0,0,0,0,0,0,0,0,0,0,0,1.194506313,0,0,0,1.364781521,0.828302217,0,0,1.476938933,0,1.059351277,0,0,0,0.366204096,0,0,0,0,0,0,4.955116394,0,0.693147181,0,2.072332559,11,0.864229475,0.356927967,-118.7483398,32.71666667,SOUTH,RREAS,1505,1253,San Clemente,Y,6,NO,19.25556357,-0.517412759,-0.233384316,0.689519721,0.489071508,5.002741783,-0.173150361,-0.016560261,0.005332801,0.050739374,0.652105,0.022660986,0.8692431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04,2015,404,0,0,0,1.098612289,1.935600505,0,0,0.549306144,0,0,0,0,0,0,0,0,0,0,0,0,0,0.693147181,0,0,0.693147181,2.714672814,0.693147181,0,0,1.868834809,0,1.386294361,0,0,0,0,0,1.151292546,0,1.386294361,0,1.844439727,4.431666417,0,0,0,2.383725399,13,0.929345711,0.410401829,-119.0166667,32.71666667,SOUTH,RREAS,1505,777,San Clemente,Y,6,NO,20.44645552,-0.631059455,-0.24464599,0.723177848,0.57838711,9.249928717,-0.111892542,-0.045777833,-0.094385683,0.087315017,0.597731,0.045069544,0.8618127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11,2015,411,0,0,0,1.647918433,3.545038418,0,0,1.151292546,0,0,0,0,0,0,0.549306144,0,0,0,0,0,0,0.972955075,0,0,0.549306144,0.549306144,0.693147181,0.549306144,0,0.693147181,0,0,0,0,0,0,0,0,0,0.549306144,0,0,2.764714544,0,0.549306144,0,2.301109162,13,0.897136025,0.340887556,-119.2866699,33.68999837,SOUTH,RREAS,1505,892,San Nicolas,Y,6,NO,14.76405024,-0.377946863,-0.138511128,0.753545916,0.520438352,9.996007324,-0.068139776,0.04831963,-0.145114868,0.145325143,0.619694,0.081642082,0.93805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12,2015,412,0,0,0,0.972955075,1.956011503,0,0,0,0,0.549306144,0,0,0,0,0,0,0,0,0,0,0,0,0,0,0,0,0,0,0,0.804718956,0,0.804718956,0,0,0,0,0.804718956,0,0,0,0,0,2.951316667,0,0,0,1.769692084,7,0.909441161,0.313829306,-119.4483398,33.58666585,SOUTH,RREAS,1505,1874,San Nicolas,Y,3,NO,8.843746257,-0.075671377,-0.354409821,0.642612645,0.432954272,7,-0.125029974,-0.023440408,0.262257575,0.290294429,0.544539,0.002525373,0.8940758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13,2015,413,0,0,0,2.047172281,1.844439727,0,0,0.549306144,0,1.386294361,0,0,0,0,0,0,0,0,0,0,0,0.549306144,0,0,0,0,0.549306144,1.242453325,0,0,0,0.895879735,0,0,0,0,0,0.549306144,0,0.549306144,0,1.831780823,2.689948677,0,0,0,2.322807087,12,0.934766023,0.20521628,-119.6049967,33.48666585,SOUTH,RREAS,1505,775,San Nicolas,Y,6,NO,14.68449965,-0.340152968,-0.308513077,0.396606406,0.144755221,10.54894399,-0.075482796,-0.064570349,0.015515693,0.101114171,0.706024,0.034873075,0.8762151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14,2015,414,0,0,0,1.242453325,0,0,0,0,0,0,0,0,0,0,0,0,0,0,0,0,0,0,0,0,0,0.895879735,0.549306144,0,0,0,0,0,0,0,0,0,0,0.549306144,0,0,0,1.354025101,0.895879735,0,0,0,1.734263081,6,0.967909755,0.414573941,-119.7633301,33.38333333,SOUTH,RREAS,1505,103,San Nicolas,Y,3,NO,5.486850183,-0.114793747,-0.373334272,0.864173454,0.625849477,6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22,2015,422,0.34657359,0,0,2.021525634,0.549306144,0,0.693147181,0,0.895879735,3.677500961,0,0,0,0.693147181,0.34657359,0,0,0,0,0,0,0,0,0,0,1.242453325,1.319528665,0,0,0,0,0,0,0,0,0,0.895879735,3.14392928,0,0,0,0,0,0,0,0,2.213134371,12,0.890630491,0.135722888,-120.3,34.31833496,SOUTH,RREAS,1505,380,San Miguel,Y,2,NO,15.82544502,-0.393133498,-0.230552047,-0.245509841,0.527485979,5.077890261,-0.093985165,0.128740926,-0.094966108,0.150453597,0.684692,0.140987195,0.9525373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23,2015,423,0,0,0,1.479723464,1.94329342,0,0,0,0.895879735,1.45427779,0.274653072,0,0,0,0,0,0,0.274653072,0,0,0,0,0,0,0.447939867,0.486477537,0.274653072,0.447939867,0,0,0,0.274653072,0,0,0,0,0,0.823959217,0,0,0,0.274653072,0,0,0.274653072,0,2.372847797,14,0.899126794,0.102321642,-120.4716634,34.17666829,SOUTH,RREAS,1505,122,San Miguel,Y,2,NO,9.62740933,-0.030968289,-0.216971087,0.15240096,0.283763867,7,-0.028053129,0.061140187,-0.031460016,0.125237429,0.710592,0.119779298,0.8638431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24,2015,424,0.447939867,0,0,2.335342159,2.530052634,0,0,0,0,2.542853312,0,0,0,0.34657359,0.173286795,0,0,0.173286795,0,0,0,0.402359478,0,0,0,1.170532807,1.720609368,0,0,0,0,0.402359478,0,0,0,0,0.621226662,1.283949609,0,0,0,0.794513458,1.559581156,0,0.922219864,0,2.501408829,16,0.902192325,0.096558486,-120.5783366,34.06999919,SOUTH,RREAS,1505,190,San Miguel,Y,2,NO,17.42668703,-0.423184608,-0.209058432,0.147258181,0.203717764,8.89682092,-0.128788562,0.116141695,-0.120683159,0.147987063,0.675841,0.135326997,0.8702527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25,2015,425,0,0,0,2.90855558,2.673553765,0,0,0.693147181,0,0,0,0,0,0,0,0,0,0,0,0,1.589026915,1.242453325,0,0,1.700598691,3.500622811,1.791759469,0.549306144,0,1.386294361,0,2.260894289,0,0,0,0.693147181,1.497866137,2.171902711,0,1.666102255,0,3.457861724,4.162410649,0,1.416606672,0,2.762698037,18,0.95582774,0.404264651,-120.7116699,33.91833496,SOUTH,RREAS,1505,1848,San Miguel,Y,6,NO,35.36210986,-0.861575967,-0.068901453,0.531243281,0.677070858,10.74539082,-0.072953214,-0.005440885,-0.10087662,0.099404593,0.700973,0.068460462,0.8669613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41,2015,441,0,0,0,1.386294361,1.843143029,0.366204096,0,0,0.828302217,0,0,0.366204096,0.366204096,2.21976464,0,0.648636716,0,0.366204096,0,0,0,0,0,0,1.268887497,0,1.572832957,0.366204096,0,0,0,0,0,0,0.366204096,0,0.46209812,1.014840813,0,0,0,0.366204096,0.46209812,0,0.46209812,0,2.669879289,18,0.923714664,0.203836126,-121.3633301,35.70333252,CENTRAL,RREAS,1505,60,Piedras Blancas,Y,2,NO,14.73242526,-0.326515408,0.152471786,0.457560075,0.626055429,11,-0.005283829,0.136010792,-0.115959786,0.178472942,0.62443,0.117662918,0.8931427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42,2015,442,0.173286795,0,0,4.051049254,2.590860211,0.621226662,0.447939867,0,2.569795126,4.505713482,0.274653072,0,0.447939867,1.575654744,0,0,0,0,0,0,0.895879735,0.447939867,0.599473818,0.693147181,1.929671374,0,3.659268015,0.173286795,0,0.447939867,0,0.87412689,0,0,0,0,0.693147181,0.693147181,0,0,0,0.858496801,0.599473818,0,1.9351661,0,2.799063739,24,0.880747628,0.166052379,-121.4299967,35.70333252,CENTRAL,RREAS,1505,167,Piedras Blancas,Y,2,NO,31.7582837,-0.636637285,0.079930386,-0.038875647,0.620040112,8.682263118,0.019435816,0.085440745,-0.060267109,0.10892018,0.663247,0.231223818,0.8793661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43,2015,443,0,0,0,4.022270193,2.669898453,0.23104906,0,0,0.23104906,4.920864243,0.23104906,0,1.059351277,0.366204096,0,0.597253156,0,0,0,0.366204096,0.23104906,0,0,0,2.299234981,1.059351277,4.324361161,0.366204096,0,0,0,0.693147181,0,0,0,0,0.23104906,1.059351277,0,0.693147181,0,1.059351277,2.074192089,0,2.379622333,0,2.652645859,22,0.858171801,0.194534731,-121.5083333,35.70333252,CENTRAL,RREAS,1505,557,Piedras Blancas,Y,2,NO,31.16525367,-0.692939635,-0.079854809,0.065832559,0.653493659,7.237110051,0.006045192,0.060561705,-0.088804001,0.108212831,0.609158,0.277415312,0.9054353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44,2015,444,0,0,0,3.218875825,1.791759469,0,0,0,0,2.995732274,0,0,0,0,0,0,0,0,0,0,0,0,0,0,0,0,2.995732274,0,0,1.791759469,0,1.791759469,0,0,0,0,0,0,0,3.218875825,0,1.791759469,3.401197382,0,1.791759469,0,2.262901195,10,0.982765075,0.231046029,-121.7,35.70333252,CENTRAL,RREAS,1505,885,Piedras Blancas,Y,6,NO,24.78921092,-0.653420077,-0.234803718,0.208654235,0.663157854,9.472762578,-0.072913255,-0.101431801,0.075095449,0.140453292,0.681488,0.01689276,0.8740249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53,2015,453,0,0,0.23104906,4.968565817,3.043765722,0,3.461353378,0,4.065044342,4.910696683,0,1.329661349,0,4.969998112,0.23104906,0.597253156,0,1.297273433,0.366204096,0,0,0,0.23104906,0,0.998577425,0,1.194506313,0,0,0,0,0,1.939037053,0,0,0,0.597253156,0,0,0,0,1.194506313,0,0,0.46209812,0,2.555093808,19,0.867769164,0.235678734,-123.3866699,38.46666667,CENTRAL,RREAS,1505,115,Fort Ross,Y,2,NO,36.08894165,-0.545205483,0.396185832,-0.186381782,0.72927825,5.859198636,0.054042827,0.020629829,-0.062635468,0.092452411,0.661588,0.270294755,0.9060986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54,2015,454,0,0,0,3.651585026,3.475407384,0,2.13833306,0.693147181,0,3.940402172,0.972955075,0.693147181,0,3.555348061,0,0,1.151292546,2.047172281,0,0,0,0,1.242453325,0.549306144,2.249904835,0.549306144,1.647918433,0,0,0,0,0.549306144,0.972955075,0,0,0,1.445185879,0,0,0.34657359,0,1.151292546,0.549306144,0,1.039720771,0,2.861398609,22,0.925706532,0.174030688,-123.7099935,38.46666667,CENTRAL,RREAS,1505,910,Fort Ross,Y,2,NO,34.612019,-0.591310129,0.253025211,-0.068524158,0.657227208,11.95388373,0.063325021,0.006374422,-0.091336742,0.117431012,0.675266,0.38234533,0.8833113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55,2015,455,0,0,0,2.890371758,3.871201011,0,0,0,0,5.826000107,0,0,0,3.583518938,0,0,1.945910149,0,0,0,0,0,0,0,0,0,3.17805383,0,0,0,0,0,0,0,0,0,3.871201011,0,0,0,0,0,0,0,0,0,1.899962411,7,0.976386817,0.22943302,-124.0583333,38.46666667,CENTRAL,RREAS,1505,3263,Fort Ross,Y,2,NO,25.1662568,-0.677748145,-0.05340472,-0.1584828,0.64448919,6.164983081,-0.226275459,-0.029512489,0.171176349,0.276743987,0.67176,0.002829403,0.8949205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61,2015,461,0,0,0,2.302585093,3.111288134,0,0.895879735,0,0.34657359,0,0.34657359,0.549306144,0,3.402861277,0,0.693147181,0,0,0.34657359,0,0,0,0,0,1.609437912,0,1.242453325,0,0,0,0,0.34657359,0.34657359,0,0,0,1.039720771,0,0,0,0,0.693147181,0,0,0.549306144,0,2.454322099,16,0.885209381,0.169525567,-123.7833333,39.13333333,CENTRAL,RREAS,1505,73,Navarro,Y,2,NO,17.82200085,-0.299565295,0.401867942,0.258807814,0.646001089,7.570854985,0.142176201,0.007717756,-0.032089854,0.157300443,0.594328,0.169724891,0.9284623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63,2015,463,0,0,0,5.952166108,5.274443887,0,1.748253781,0,0,5.113654336,1.445185879,0,0,3.111288134,0,0,0,0.34657359,0.895879735,0,0,0,2.911522948,0,2.191013317,0,4.729575835,0,0,0,1.777674031,0,2.238668407,0,0,0,0.895879735,0,0,0.34657359,0,2.659059997,0.693147181,0,0,0,2.583371504,17,0.911816603,0.245646673,-124,39.13333333,CENTRAL,RREAS,1505,404,Navarro,Y,2,NO,42.33056049,-0.695577268,0.324322362,-0.12015809,0.787302171,5.944005379,0.074487133,-0.020304485,-0.057061539,0.104588325,0.591824,0.22665264,0.8719338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64,2015,464,0,0,0,2.502929057,1.996320472,0,0.879685777,0,0,0,0,0,0,0.23104906,0,0,0,0,0,0,0,0,1.086032179,0,0.854983119,0,2.315658664,0,0,0,0,0,0,0,0,0,0.648636716,0,0,0,0,1.21252872,0,0,0,0,2.02896566,9,0.9234216,0.073142569,-124.3166667,39.13333333,CENTRAL,RREAS,1505,2153,Navarro,Y,2,NO,11.72782376,-0.225949345,0.223518067,0.237674161,0.470076122,7.41770271,-0.046612317,0.059713339,0.204773926,0.217652989,0.554425,0.00720929,0.8947843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71,2015,471,0,0,0,3.091042453,3.610917913,0,0,0,0,1.791759469,0,4.753590191,0,5.755742214,0,1.791759469,0,1.386294361,0,0,0,0,0,0,1.609437912,0,0.693147181,0,0,0,0,0,0,0,0,0,1.609437912,0,0,0,0,0.693147181,0,0,0,0,2.198710947,11,0.916933337,0.286855839,-123.9166667,39.83333333,CENTRAL,RREAS,1505,65,Delgada,Y,2,NO,26.78627626,-0.589141497,0.353955547,0.245358289,0.7692154,5.81892162,0.013463284,-0.011965076,0.038178064,0.048342912,0.719489,0.059409177,0.9228234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73,2015,473,0,0,1.039720771,3.55412207,2.518476301,0,3.594961085,0,3.813772195,3.648206634,0,0.34657359,0,4.697994859,0,0.804718956,0.34657359,0,0.895879735,0,0,0,0,0.549306144,1.522261219,0,1.386294361,0,0,0,0,0.34657359,0.693147181,0,0,0,1.098612289,0,0,0,0,0.34657359,0,0,0.34657359,0,2.593530175,19,0.880823046,0.198886264,-124.1083333,39.83333333,CENTRAL,RREAS,1505,236,Delgada,Y,2,NO,31.55034175,-0.472010252,0.371301633,-0.194985125,0.665042363,8.15504529,0.093621293,-0.010710797,-0.055211824,0.118841358,0.631583,0.235292948,0.9107196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74,2015,474,0,0,0,4.890680365,4.103537608,0,1.914334396,0,0.648636716,5.473878163,0.597253156,0,0,3.722622828,0.23104906,0.998577425,0,0,1.268887497,0,0,0,2.563428674,0,2.259973969,0,5.827337804,0,0,0,0,0.366204096,0.597253156,0,0,0,0.9026834,0,0,1.622511483,0.366204096,1.858649701,1.194506313,0,0.366204096,0,2.689908404,21,0.883523783,0.22388865,-124.4,39.83333333,CENTRAL,RREAS,1505,1600,Delgada,Y,2,NO,41.774414,-0.674812454,0.297547132,-0.104994367,0.753788217,8.207834406,0.087656978,0.0269005,-0.069454507,0.123681564,0.576176,0.341429453,0.9167829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75,2015,475,0,0,0,2.564949357,2.197224577,0,0,0,0,1.945910149,0,0,0,0,0,0,1.098612289,0,0,0,0,0,0,0,0,0,3.17805383,0,0,0,0,0,0,0,0,0,0,0,0,1.098612289,0,0,0,0,0,0,1.720318338,6,0.960127052,0.082470153,-124.7166667,39.83333333,CENTRAL,RREAS,1505,1344,Delgada,Y,1,NO,12.08336249,-0.240553097,-0.176654558,0.140442085,0.267354619,5.995645864,-0.137854116,-0.205990725,0.11138108,0.265967876,0.674616,0.004525598,0.8590232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81,2015,481,0,0,0,0.693147181,2.215408399,0,0,1.791759469,0,1.445185879,0,0,0,0,0,0,0,0,0,0,0,1.567747108,0,0,0,2.456327443,0,0,0,2.441400961,0,1.763180262,0,0,0,1.567747108,0,1.763180262,0,0,0,0.549306144,4.957114825,0,0,0,2.348149596,12,0.944964596,0.478855692,-117.75,33.01666667,SOUTH,RREAS,1505,798,San Diego,Y,6,NO,23.21150504,-0.758020818,-0.602046538,0.471081925,0.605596616,9.501532721,-0.076259612,-0.042676062,-0.069314206,0.08792606,0.661187,0.079315249,0.887126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82,2015,482,0,0,0,2.079441542,3.135494216,0,0,0,0,0,0,0,0,0,0,0,0,0,0,0,0,4.290459441,0,0,0,4.382026635,3.610917913,0,0,6.238324625,0,3.135494216,0,0,0,4.553876892,0,4.553876892,0,2.079441542,0,3.931825633,7.488293515,0,2.708050201,0,2.49940683,13,0.974446561,0.572199246,-117.5833333,32.91666667,SOUTH,RREAS,1505,865,San Diego,Y,6,NO,52.18752326,-1.006114843,-0.106269113,0.706911555,0.86961127,7.33830273,-0.155969878,-0.025905429,-0.044158699,0.037574415,0.596515,0.028888695,0.7584939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83,2015,483,0,0,0,0,1.609437912,0,0,0,0,0,0,0,0,0,0,0,0,0,0,0,0,0,0,0,0,1.609437912,2.833213344,0,0,2.197224577,0,0,0,0,0,0,0,0,0,0,0,2.197224577,2.995732274,0,0,0,1.763089449,6,0.983998042,0.45556001,-117.4216634,32.81666667,SOUTH,RREAS,1505,555,San Diego,Y,6,NO,13.4422706,-0.728532152,-0.257742576,0.716133905,0.636413735,5.999446299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84,2015,484,0,0,0,2.71595571,2.109312261,0,0,0.366204096,0,4.230694983,0,0,0,0,0,0,0,0,0,0,0,0.597253156,0,0,0,0.732408192,1.194506313,0,0,0.924196241,0,0.46209812,0,0,0,0.23104906,0,1.503619836,0,0,0,0.732408192,2.545101295,0,0,0,2.271927724,13,0.885759025,0.146222974,-117.3333333,32.70833333,SOUTH,RREAS,1505,94,San Diego,Y,6,NO,18.34480746,-0.469331993,-0.317233197,0.089362741,0.260213699,4.836471764,-0.074479744,-0.042401996,-0.072684763,0.09072311,0.788086,0.084135487,0.8937331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91,2015,491,0,0,0,1.242453325,1.975621859,0,0,0,0,0,0,0,0,0,0,0,0,0,0,0,0,0,0,0,1.242453325,0,1.522261219,0,0,0,0,0,0,0,0,0,0,0,0,0,0,0,0,0,1.098612289,0,1.586417924,5,0.985695652,0.165428882,-120.7333333,35,CENTRAL,RREAS,1505,55,Point Sal,Y,2,NO,7.081402017,-0.041402844,-0.09257321,0.473087062,0.508670857,5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92,2015,492,0,0,0,2.812716661,3.421550801,0,0,0,0,0.963457253,1.194506313,0,0,0.366204096,0,0.597253156,0,0,0,0,1.521449397,0,0,0,0.366204096,0,0.963457253,1.878263201,0,0,0,0,0,0,0.23104906,0,0.366204096,0.23104906,0,0,0,1.059351277,0.828302217,0,0.963457253,0,2.490962751,16,0.898424699,0.189343824,-120.7933268,35,CENTRAL,RREAS,1505,94,Point Sal,Y,2,NO,17.76447519,-0.346463085,0.098333392,0.415443319,0.581055219,10.09146929,0.029298265,0.040589138,0.022579383,0.063056753,0.67156,0.085345183,0.8582454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93,2015,493,0,0,0,4.983606622,3.970291914,0,0,0,1.945910149,1.945910149,0,0,0,0,1.945910149,0,0,0,0,0,0,0,0,0,0,1.386294361,2.48490665,1.098612289,0,0,0,1.386294361,0,0,0,0,0,1.098612289,0,1.098612289,0,2.48490665,1.791759469,0,0,0,2.444305036,13,0.952963962,0.241701013,-120.8833333,35,CENTRAL,RREAS,1505,192,Point Sal,Y,6,NO,27.62162734,-0.680379644,-0.105429715,0.293403124,0.7124097,8.739412077,-0.054019353,0.059576345,-0.07877449,0.10673782,0.744386,0.17065025,0.9453640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94,2015,494,0,0,0,4.488573242,4.225526694,0,0,0,0.693147181,1.242453325,1.242453325,0,0,0,1.098612289,0,0.549306144,0,0,0,1.445185879,0.549306144,0,0,0,1.151292546,0.972955075,0.693147181,0,0,0,1.589026915,0,0,0,0,0,0,0,0.549306144,0,2.215408399,1.282474679,0,2.079441542,0,2.6091575,17,0.920917927,0.280254103,-120.975,35,CENTRAL,RREAS,1505,374,Point Sal,Y,6,NO,26.0676167,-0.634749039,0.007139799,0.462439527,0.7787809,9.739552581,0.012723653,0.065851116,-0.07333281,0.101022605,0.728968,0.254101908,0.8778397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495,2015,495,0.549306144,0,0,4.984403509,4.215817652,0,0,0,0,0,0.693147181,0,0,0,0.549306144,0,0,0,0,0,1.386294361,0.549306144,0,0,0.693147181,0,1.386294361,0,0,0.693147181,0,2.13833306,0,0,0.549306144,0,1.935600505,0,0,1.994492023,0.549306144,1.791759469,4.003683534,0,0.549306144,0,2.583095526,18,0.893689548,0.367807853,-121.1166667,35,CENTRAL,RREAS,1505,532,Point Sal,Y,6,NO,29.21195688,-0.722282525,0.084453627,0.604501124,0.950431741,8.433423393,0.071730707,0.076115338,-0.017529698,0.114674348,0.567208,0.120869608,0.8638393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02,2015,602,0,0,0,5.547590132,4.619318121,0,3.337280696,0,0,5.195726941,0,0,0,5.317867623,0.549306144,0.693147181,0.34657359,0,0.34657359,0,0,0,2.787974552,0.34657359,3.054623791,0,5.382766635,0,0,0,0,0,0.549306144,0,0,0,0,0,0,0.549306144,0.549306144,1.647918433,0.895879735,0,0.549306144,0,2.535058852,19,0.860964828,0.264710301,-124.6200033,40.5,NORTH,RREAS,1505,187,False Cape,Y,2,NO,42.26634533,-0.721733676,0.317665166,-0.113182852,1.031629151,7.441701874,0.067694628,0.023725265,-0.068671274,0.142958922,0.509656,0.277710758,0.9682146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03,2015,603,0,0,0,3.17805383,2.708050201,0,1.791759469,0,1.386294361,1.098612289,1.098612289,0,0,2.197224577,0,0,0,0,0,0,0,0,1.386294361,0,0,0,1.945910149,0,0,0,0,0,0,0,0,0,0,0,0,1.386294361,0,0,0,0,0,0,2.239571134,10,0.972632963,0.119210105,-124.7299967,40.5,NORTH,RREAS,1505,1622,False Cape,Y,2,NO,18.17710589,-0.247371573,0.353806724,0.034696049,0.564125433,9.79746647,0.083124297,0.012199681,0.043273575,0.088686901,0.668173,0.094439162,0.788966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05,2015,605,0,0,0,3.526360525,2.708050201,0,1.386294361,0,0,1.098612289,0,0,0,0,0,1.098612289,0,0,0,0,0,0,1.098612289,0,0,0,0,0,0,0,0,0,0,0,0,0,0,0,0,0,0,0,0,0,0,0,1.666170017,6,0.929906327,0.13212293,-124.95,40.5,NORTH,RREAS,1505,2565,False Cape,Y,2,NO,10.91654195,0.056553571,0.364825175,-0.021729117,0.269620031,5.97005772,0.164715978,0.104271936,0.210118006,0.208708392,0.712628,0.007694169,0.807538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11,2015,611,0,0,0.34657359,1.903331245,1.445185879,0,1.242453325,0,2.585241998,0.549306144,0.549306144,0.34657359,0,3.816200563,0,2.191013317,0,0,0,0,0,0,0,0,0.549306144,0,0,0,0,0,0,0,0,0,0,0,0,0,0,0,0,0,0,0,0,0,2.124681923,11,0.886060848,0.292115903,-124.2700033,41,NORTH,RREAS,1505,79,Trinidad Head,Y,2,NO,15.52449194,0.081935944,0.660698359,-0.049657598,0.271245266,7.749276668,0.141209477,0.048077545,0.016342926,0.056328089,0.565903,0.114076079,0.7211807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13,2015,613,0,0,0,5.293304825,4.634728988,0,3.828641396,0,3.951243719,1.098612289,0.693147181,0,0,4.634728988,0,2.995732274,0,0,0.693147181,0,0,0,0.693147181,0,0,0,2.302585093,0,0,0,0,0,0.693147181,0,0,0,0,0,0,0,0,0.693147181,0.693147181,0,0,0,2.356840948,14,0.893061429,0.287100086,-124.4900065,41,NORTH,RREAS,1505,520,Trinidad Head,Y,2,NO,32.89846065,-0.48191256,0.590279631,0.060843826,0.789398359,7.166349408,0.116258828,-0.018341603,-0.043221403,0.091839146,0.577752,0.232652636,0.840268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15,2015,615,0.34657359,0,0,4.295407666,4.15323608,0,3.133600274,0,4.212538951,0,1.242453325,0,0,3.874230012,0,3.913620451,0,0,0,0,0,0,2.754694168,0,0.693147181,0,3.364912035,0,0,0,0,0,0.549306144,0,0,0,0,0,0,1.039720771,0,1.319528665,0,0,0.549306144,0,2.47684819,15,0.914623953,0.328473528,-124.7099935,41,NORTH,RREAS,1505,743,Trinidad Head,Y,2,NO,35.44227546,-0.572393442,0.623739076,0.165697639,0.902012305,9.308772823,0.122223403,0.00662892,-0.018163898,0.067083539,0.450926,0.138346524,0.8282552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21,2015,621,0,0,0,2.994480708,2.393745871,0.549306144,1.522261219,0,1.791759469,0,0,0,0,3.103287963,0,2.249904835,0,0,0,0,0,0,0,0,0,0,0,0,0,0,0,0,0,0,0,0,0,0,0,0,0,0,0,0,0.34657359,0,1.922213104,8,0.924388548,0.319972682,-124.2599935,41.5,NORTH,RREAS,1505,66,Flint Rock Head,Y,2,NO,14.9513198,-0.044796385,0.70445648,0.291199972,0.525702112,6.719110202,0.311997669,0.389761739,-0.176765066,0.461924276,0.70178,5.63903845183164e-05,0.8655879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23,2015,623,0,0,0,1.609437912,2.302585093,0,1.791759469,0,2.772588722,3.526360525,0.693147181,0,0,2.564949357,0,2.772588722,0,0,0,0,0,0,0,0,0,0,0.693147181,0,0,0,0,0,0,0,0.693147181,0,0,0,0,0,0,0,0,0,0,0,2.168944402,10,0.941960176,0.181461624,-124.4799967,41.5,NORTH,RREAS,1505,169,Flint Rock Head,Y,2,NO,19.41971134,-0.124481048,0.356158339,-0.341738627,0.527079434,8.490031278,0.101154511,0.039061394,0.042660387,0.079718346,0.646825,0.085673466,0.7679623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25,2015,625,0,0,0,4.301960597,3.189213092,0,2.827995905,0,3.594961085,3.005633587,1.700598691,0,0,3.262514829,0,3.061246405,0.34657359,0,0.34657359,0,0,0,0.804718956,0,0.549306144,0,1.791759469,0,0,0,0,0.549306144,0,0,0,0,0,0,0,0.549306144,0,0,0,0,0.895879735,0,2.515120746,16,0.907137852,0.207192474,-124.7,41.5,NORTH,RREAS,1505,946,Flint Rock Head,Y,2,NO,30.77754797,-0.474328821,0.403450806,-0.135350611,0.77729064,9.523144915,0.102662228,0.030990375,-0.02985944,0.094015645,0.569268,0.214550143,0.881351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31,2015,631,0,0,2.772588722,3.433987204,1.609437912,0,2.63905733,0,1.386294361,0.693147181,0,2.833213344,0,0,0,2.564949357,0,0,0,0,0,0,0.693147181,0,0,0,0,0,0,0,0,0,0.693147181,0,0,0,0,0,0,0,0,0,0,0,0,0,2.161450582,10,0.938705653,0.312603632,-124.41,42,NORTH,NWFSC,1506,84,Brookings,Y,5,NO,19.31896977,-0.055271552,0.725555385,-0.06542248,0.420595052,8.407040979,0.177467427,-0.01720891,-0.003460858,0.037828642,0.538346,0.087801221,0.7996696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33,2015,633,0,0,0,4.65396035,2.995732274,0,3.17805383,0,2.397895273,3.951243719,0,0,0,0,0,0.693147181,0,0,1.098612289,0,0,0,0,0,1.098612289,0,1.609437912,0,0,0,0,0,1.945910149,0,0,0,0,0,0,0.693147181,0,0.693147181,0,0,0,0,2.293552589,12,0.922993151,0.136792469,-124.63,42,NORTH,NWFSC,1506,431,Brookings,Y,2,NO,25.00889963,-0.39848956,0.2948738,-0.148155177,0.72566387,7.803743204,0.07841141,-0.025226624,-0.001633657,0.099960591,0.707876,0.120904853,0.9118840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35,2015,635,0,0,0,4.86753445,3.871201011,0,3.931825633,0,2.890371758,2.197224577,1.098612289,0,0,0,0,3.044522438,0,0,0,0,0,0,1.386294361,0,1.386294361,0,1.791759469,0,0,0,0,0,1.098612289,0,0,0,0,0,0,0,0,0,0,0,0.693147181,0,2.33572458,12,0.939964403,0.197258227,-124.85,42,NORTH,NWFSC,1506,924,Brookings,Y,2,NO,28.25739982,-0.434409893,0.428627731,-0.105245103,0.732454763,8.041113944,0.101418027,-0.012826341,-0.031770167,0.092443627,0.686699,0.208564387,0.8646613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37,2015,637,0,0,0,2.48490665,2.197224577,0,2.079441542,0,1.791759469,0,0,0,0,0,0,1.386294361,0,0,0,0,0,0,0,0,0,0,0.693147181,0,0,0,0,0,1.098612289,0,0,0,0,0,0,0,0,0,0,0,0,0,1.877435996,7,0.964810538,0.193227039,-125.07,42,NORTH,NWFSC,1506,1140,Brookings,Y,5,NO,11.73138607,0.0493424,0.522262294,0.142039193,0.312029155,7,0.163334362,0.042071816,0.11335251,0.094223764,0.568433,0.026059635,0.7763963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41,2015,641,0,0,0,3.36729583,1.386294361,0,2.708050201,0,1.609437912,0,0,0,0,0,0,2.63905733,0,0,0,0,0,0,0,0,0,0,1.098612289,0,0,0,0,0,0.693147181,0,0,0,0,0,0,0,0,0,0,0,0,0,1.831449643,7,0.941178245,0.223940688,-124.61,42.5,NORTH,NWFSC,1506,87,Gold Beach,Y,5,NO,13.5018951,-0.023250176,0.561726688,0.148770489,0.380433164,6.706317204,0.163334362,0.042071816,0.11335251,0.094223764,0.538808,0.026059635,0.8020383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43,2015,643,0,0,0,4.234106505,2.833213344,0,4.077537444,0,2.48490665,7.051855623,0,0,0,0,0,3.33220451,0,0,0.693147181,0,0,0,0,0,0,0,0.693147181,0,0,0,0,0,1.098612289,0,0,0,0,0,0,0,0,0,0.693147181,0,0,0,2.045919944,10,0.888531356,0.245834156,-124.83,42.5,NORTH,NWFSC,1506,705,Gold Beach,Y,2,NO,27.19187791,-0.403864334,0.406107064,-0.361398318,0.768263492,4.457246902,0.084772009,-0.034899876,0.005162044,0.095433404,0.561481,0.103837951,0.8920661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45,2015,645,0,0,0,3.465735903,0,0,2.197224577,0,1.945910149,1.098612289,0,0,0,0,0,2.302585093,0,0,0,0,0,0,0,0,0,0,0.693147181,0,0,0,0,0,0,0,0,0,0,0,0,0,0,0,0,0,0,0,1.682090182,6,0.938791532,0.265448904,-125.05,42.5,NORTH,NWFSC,1506,1732,Gold Beach,Y,5,NO,11.70321519,0.035009099,0.512877246,-0.303120596,0.36238385,5.864034895,0.032178056,0.143812891,0.167259548,0.241874497,0.565807,0.012836302,0.7819082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47,2015,647,0,0,0,4.007333185,1.098612289,0,1.791759469,0,1.945910149,1.945910149,1.098612289,0,0,0,0,1.386294361,0,0,0,0,0,0,1.098612289,0,0,0,0.693147181,0,0,0,0,0,0.693147181,0,0,0,0,0,0,0.693147181,0,0,0,0,0,0,2.241340996,11,0.934711441,0.119409325,-125.27,42.5,NORTH,NWFSC,1506,3090,Gold Beach,Y,5,NO,16.45248572,-0.088116348,0.352677846,-0.198378282,0.431948094,9.268333081,0.110581785,-0.017135641,-0.034140514,0.088353438,0.732171,0.205686989,0.845912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51,2015,651,0,0,0,2.197224577,1.098612289,0,0.693147181,0,0,0.693147181,0,0,0,0,0,1.945910149,0,0,0,0,0,0,0,0,0,0,0.693147181,0,0,0,0,0,0,0,0,0,0,0,0,0,0,0,0,0,0,0,1.667563619,6,0.930684111,0.105824973,-124.63,43,NORTH,NWFSC,1506,116,Bandon,Y,5,NO,7.321188557,0.270502527,0.142239196,0.052858894,0.364027563,6,0.004615005,0.07005976,0.161932862,0.223189311,0.620812,0.016067825,0.8061910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53,2015,653,0,0,0,1.098612289,0,0,1.609437912,0,0,3.737669618,0,0,0,0,0,1.945910149,0,0,0,0,0,0,0,0,0,0,0,0,0,0,0,0,0,0,0,0,0,0,0,0,0,0,0,0,0,0,1.282028728,4,0.924786577,0.280879165,-124.85,43,NORTH,NWFSC,1506,140,Bandon,Y,1,NO,8.391629968,0.063850777,0.095406755,-0.709853428,0.802765825,3.99782293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55,2015,655,0,0,0,0.693147181,0,0,0,0,0,0.693147181,0,0,0,0,0,1.098612289,0,0,0,0,0,0,0,0,0,0,0,0,0,0,0,0,0,0,0,0,0,0,0,0,0,0,0,0,0,0,1.073127609,3,0.976799881,0.470065922,-125.07,43,NORTH,NWFSC,1506,1644,Bandon,Y,5,NO,2.48490665,0.853918392,-0.214818838,-0.413753157,0.97181954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57,2015,657,0,0,0,1.386294361,1.386294361,0,1.098612289,0,0,0,0.693147181,0,0,0,0,0,0,0,0,0,0,0,0,0,0,0,0,0,0,0,0,0,0,0,0,0,0,0,0,0,0,0,0,0,0,0,1.352885803,4,0.97589906,0.229628378,-125.29,43,NORTH,NWFSC,1506,3077,Bandon,Y,3,NO,4.564348191,0.441856341,0.353256957,0.22381187,0.34042282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61,2015,661,0,0,0,1.609437912,0,0,0,0,0,0,0,0,0,0,0,0,0,0,0,0,0,0,0,0,0,0,0,0,0,0,0,0,0,0,0,0,0,0,0,0,0,0,0,0,0,0,0,1,0,0.508192756,-124.36,43.5,NORTH,NWFSC,1506,98,Coos Bay,Y,3,NO,1.609437912,0.698529791,-0.091751184,0.700272254,1.0325943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63,2015,663,0,0,0,2.197224577,2.197224577,0,1.098612289,0,0.693147181,3.496507561,1.098612289,0,0,0,0,0,0,0,0,0,0,0,0,0,0,0,0,0,0,0,0,0,0,0,0,0,0,0,0,0,0,0,0,0,0,0,1.655391858,6,0.923890928,0.077695288,-124.58,43.5,NORTH,NWFSC,1506,200,Coos Bay,Y,2,NO,10.78132847,0.016844599,0.128330662,-0.220597157,0.486707407,5.93904209,0.234573639,0.190181931,0.148017035,0.23264867,0.730867,0.013261381,0.8295694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67,2015,667,0,0,0,0,0,0,0,0,0,0,0,0,0,0,0,0.693147181,0,0,0,0,0,0,0,0,0,0,0,0,0,0,0,0,0,0,0,0,0,0,0,0,0,0,0,0,0,0,0,1,0,0.945336802,-125.02,43.5,NORTH,NWFSC,1506,1181,Coos Bay,Y,5,NO,0.693147181,1.531041523,0.562417194,-0.478769483,1.31188361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71,2015,671,0,0,0,0.693147181,0,0,0.693147181,0,0,1.098612289,0,0,0,0,0,0.693147181,0,0,0,0,0,0,0,0,0,0,0,0,0,0,0,0,0,0,0,0,0,0,0,0,0,0,0,0,0,0,1.363572006,4,0.983607512,0.35201132,-124.58,44,NORTH,NWFSC,1506,149,Heceta Head,Y,4,NO,3.17805383,0.597815032,0.018389505,-0.548078321,0.75098401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73,2015,673,0,0,0,0.693147181,0.693147181,0,1.098612289,0,0,0,0.693147181,0,0,0,0,1.098612289,0,0,0,0,0,0,0,0,0,0,0,0,0,0,0,0,0,0,0,0,0,0,0,0,0,0,0,0,0,0,1.58306419,5,0.983611863,0.371698175,-124.82,44,NORTH,NWFSC,1506,107,Heceta Head,Y,5,NO,4.276666119,0.66517115,0.525668415,-0.003475331,0.376378104,NA,0.382733819,0.337377331,-0.055186844,0.406614578,0.615008,8.95518652798715e-05,0.8995388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75,2015,675,0,0,0,1.609437912,1.386294361,0,0.693147181,0,0,0,0,0,0,0,0,0,0,0,0,0,0,0,0,0,0,0,0,0,0,0,0,0,0,0,0,0,0,0,0,0,0,0,0,0,0,0,1.043814822,3,0.950118314,0.216857976,-125.06,44,NORTH,NWFSC,1506,1354,Heceta Head,Y,3,NO,3.688879454,0.465209817,0.215859707,0.266698897,0.45314371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77,2015,677,0,0,0,1.098612289,1.386294361,0,0,0,0,0,0,0,0,0,0,0,0,0,0,0,0,0,0,0,0,0,0,0,0,0,0,0,0,0,0,0,0,0,0,0,0,0,0,0,0,0,0.686430577,2,0.990302845,0.291691457,-125.3,44,NORTH,NWFSC,1506,2914,Heceta Head,Y,3,NO,2.48490665,0.611752073,0.008579402,0.328411457,0.69064471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81,2015,681,0,0,0,0.693147181,0.693147181,0,0,0,0,0,0,0,0,0,0,0,0,0,0,0,0,0,0,0,0,0,0,0,0,0,0,0,0,0,0,0,0,0,0,0,0,0,0,0,0,0,0.693147181,2,0.999992787,0.414233917,-124.35,44.5,NORTH,NWFSC,1506,59,Newport,Y,3,NO,1.386294361,0.859837811,-0.115540105,0.320248669,0.90858079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83,2015,683,0,0,0,0,0.693147181,0,0.693147181,0,0,0,0,0,0,0,0,0,0,0,0,0,0,0,0,0,0,0,0,0,0,0,0,0,0,0,0,0,0,0,0,0,0,0,0,0,0,0,0.693147181,2,0.999992787,0.580705954,-124.59,44.5,NORTH,NWFSC,1506,143,Newport,Y,5,NO,1.386294361,1.0360445,0.415511684,-0.147405991,0.75287155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85,2015,685,0,0,0,1.609437912,1.386294361,0,1.386294361,0,0,0,0,0,0,0,0,0,0,0,0,0,0,0,0,0,0,0,0,0,0,0,0,0.693147181,0,0,0,0,0,0,0,0,0,0,0,0,0,0,1.345063458,4,0.970256441,0.223025067,-124.83,44.5,NORTH,NWFSC,1506,227,Newport,Y,3,NO,5.075173815,0.378218661,0.350099085,0.243675606,0.336419715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87,2015,687,0,0,0,0.693147181,1.386294361,0,0,0,0,0,0,0,0,0,0,0,0,0,0,0,0,0,0,0,0,0,0,0,0,0,0,0,0,0,0,0,0,0,0,0,0,0,0,0,0,0,0.636514168,2,0.91828921,0.348655709,-125.07,44.5,NORTH,NWFSC,1506,1150,Newport,Y,3,NO,2.079441542,0.715161408,-0.019636797,0.323658305,0.76024585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91,2015,691,0,0,0,0,0.693147181,0,1.386294361,0,0,0,0,0,0,0,0,1.386294361,0,0,0,0,0,0,0,0,0,0,0,0,0,0,0,0,0,0,0,0,0,0,0,0,0,0,0,0.693147181,0,0,1.329661349,4,0.959146187,0.58302567,-124.11,45,NORTH,NWFSC,1506,75,Lincoln City,Y,5,NO,4.158883083,0.737703764,0.833985849,-0.3223674,0.62414208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93,2015,693,0,0,0,0.693147181,1.098612289,0,1.386294361,0,0,0,0,0,0,0,0,0,0,0,0,0,0,0,0,0,0,0,0,0,0,0,0,0,0,0,0,0,0,0,0,0,0,0,0,0,0,0,1.061215256,3,0.965956823,0.316708112,-124.35,45,NORTH,NWFSC,1506,196,Lincoln City,Y,3,NO,3.17805383,0.650670784,0.345241773,0.114862718,0.41954916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695,2015,695,0,0,0,1.098612289,1.098612289,0,0.693147181,0,0,0,1.791759469,0,0,0,0,0,0,0,0,0,0,0,0,0,0,0,0,0,0,0,0,0,0,0,0,0,0,0,0,0,0,0,0,0,0,0,1.330699248,4,0.959894872,0.311368565,-124.59,45,NORTH,NWFSC,1506,449,Lincoln City,Y,5,NO,4.682131227,0.557319468,0.386275789,0.250127622,0.413080279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701,2015,701,0,0,0,2.302585093,1.386294361,0,1.386294361,0,0,0,0,0,0,0,0,0.693147181,0,0,0,0,0,0,0,0,0,0,0,0,0,0,0,0,0,0,0,0,0,0,0,0,0,0,0,0,0,0,1.306496407,4,0.942436244,0.211973664,-124.16,45.5,NORTH,NWFSC,1506,117,Tillamook,Y,3,NO,5.768320996,0.348986618,0.393730579,0.196488723,0.270594068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703,2015,703,0,0,0,2.302585093,1.609437912,0,2.079441542,0,0.693147181,0.693147181,0.693147181,0,0,0,0,0,0,0,0.693147181,0,0,0,0,0,0,0,0,0,0,0,0,0,0,0,0,0,0,0,0,0,0,0,0,0,0,0,1.806385694,7,0.928297932,0.156983193,-124.4,45.5,NORTH,NWFSC,1506,198,Tillamook,Y,5,NO,8.764053269,0.208538755,0.384833555,0.026809809,0.155830435,7,0.232692311,0.077942474,0.020048852,0.099515026,0.673726,0.054761567,0.7878576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705,2015,705,0,0,0,2.302585093,1.098612289,0,0.693147181,0,0,0,0,0,0,0,0,0,0,0,0,0,0,0,0,0,0,0,0,0,0,0,0,0,0,0,0,0,0,0,0,0,0,0,0,0,0,0,0.977374979,3,0.889642346,0.219565182,-124.64,45.5,NORTH,NWFSC,1506,471,Tillamook,Y,3,NO,4.094344562,0.423543916,0.23305031,0.284098345,0.441493875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707,2015,707,0,0,0,3.583518938,2.397895273,0,1.098612289,0,0.693147181,0,0,0,0,0,0,0,0,0,0,0,0,0,0,0,0,0,0,0,0,0,0,0,0,0,0,0,0,0,0,0,0,0,0,0,0,0,1.211862765,4,0.874172624,0.221855856,-124.88,45.5,NORTH,NWFSC,1506,1100,Tillamook,Y,5,NO,7.77317368,0.139507211,0.400199449,0.341740758,0.430398859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711,2015,711,0,0,0,0.693147181,0.693147181,0,0.693147181,0,0,0,0,0,0,0,0,0,0,0,0,0,0,0,0,0,0,0,0,0,0,0,0,0,0.693147181,0,0,0,0,0,0,0,0,0,0,1.945910149,0,0,1.492306466,5,0.927220988,0.436561848,-124.32,46,NORTH,NWFSC,1506,121,Columbia River,Y,5,NO,4.718498871,0.740028103,0.534907234,0.098314585,0.472741019,5,0.314375883,-0.33183758,0.072658101,0.365684345,0.597289,0.000214452,0.5995278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713,2015,713,0,0,0,0,0,0,1.098612289,0,0,0,0,0,0,0,0,0.693147181,0,0,0,0,0,0,0,0,0,0,0.693147181,0,0,0,0,0,0,0,0,0,0,0,0,0,0,0,0,0,0,0,1.073127609,3,0.976799881,0.615717087,-124.56,46,NORTH,NWFSC,1506,159,Columbia River,Y,5,NO,2.48490665,0.625894211,0.728285199,-0.664477582,0.73806434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715,2015,715,0,0,0,1.791759469,1.386294361,0,0,0,0,0,0,0,0,0,0,0,0,0,0.693147181,0,0,0,0,0,0,0,0,0,0,0,0,0,0,0,0,0,0,0,0,0,0,0,0,0,0,0,1.032291241,3,0.93962913,0.272067617,-124.8,46,NORTH,NWFSC,1506,469,Columbia River,Y,3,NO,3.871201011,0.462524961,0.130369103,0.421690887,0.61716684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717,2015,717,0,0,0,1.609437912,0,0,0,0,0,0,0,0,0,0,0,0,0,0,0,0,0,0,0,0,0,0,0,0,0,0,0,0,0,0,0,0,0,0,0,0,0,0,0,0,0,0,0,1,0,0.508192756,-125.04,46,NORTH,NWFSC,1506,1280,Columbia River,Y,3,NO,1.609437912,0.698529791,-0.091751184,0.700272254,1.0325943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721,2015,721,0,0,0,2.397895273,1.098612289,0,0,0,0,0,0,0,0,0,0,0.693147181,0,0,0,0,0,0,0,0,0,0,0,0,0,0,0,0,0,0,0,0,0,0,0,0,0,0,0,0.693147181,0,0,1.239113751,4,0.89383002,0.283511454,-124.28,46.5,NORTH,NWFSC,1506,60,Willapa Bay,Y,3,NO,4.882801923,0.44213121,0.234051751,0.433386589,0.567102127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723,2015,723,0,0,0,0,1.609437912,0,1.609437912,0,0.693147181,0,0,0,0,0,0,0.693147181,0,0,0,0,0,0,0.693147181,0,0,0,0,0,0,0,0,0.693147181,0.693147181,0,0,0,0,0,0,0,0,0,0,0,0,0,1.860676802,7,0.956198022,0.402912642,-124.52,46.5,NORTH,NWFSC,1506,281,Willapa Bay,Y,5,NO,6.684611728,0.266888378,0.790510543,-0.301331399,0.392156341,7,0.218112218,-0.020005684,0.015107338,0.054389726,0.755324,0.042541712,0.8886469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725,2015,725,0,0,0,1.098612289,1.609437912,0,0.693147181,0,0,0,0,0,0,0,0,0,0,0,1.098612289,0,0,0,1.791759469,0,0,0,0,0,0,0,0,0,1.386294361,0,0,0,0,0,0,0,0,0,0,0,0,0,1.749684706,6,0.976516719,0.294660144,-124.76,46.5,NORTH,NWFSC,1506,778,Willapa Bay,Y,5,NO,7.677863501,0.272557365,0.627337134,0.078774404,0.188834908,6,0.225322489,-0.1222996,0.056204732,0.138138337,0.748673,0.017367703,0.8828238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5_727,2015,727,0,0,0,0.693147181,0,0,0,0,0,0,0,0,0,0,0,0,0,0,0,0,0,0,0,0,0,0,0,0,0,0,0,0,0,0,0,0,0,0,0,0,0,0,0,0,0,0,0,1,0,0.65081012,-125,46.5,NORTH,NWFSC,1506,1347,Willapa Bay,Y,3,NO,0.693147181,1.041028206,-0.317960306,0.603046781,1.28038920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01,2016,101,0,0,0,0,0.549306144,0,0.549306144,0,0,0,0,1.098612289,0,0,0,0,0,0,0,0,0,0,0,0,1.242453325,0,3.581973342,0.34657359,0,0,0,0.34657359,0,0,0,0,0.34657359,0.549306144,0,0.34657359,0,0,0,0,0.34657359,0,2.002582238,11,0.835141343,0.381041789,-121.9383301,36.3,CENTRAL,RREAS,1603,65,Point Sur,Y,2,NO,9.30382534,-0.728268039,-0.3790317,0.424523552,0.861938972,6,0.026999575,0.024489639,0.098945031,0.110540367,0.663374,0.033150711,0.7906996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03,2016,103,0,0,0,1.560710409,0.963457253,0,0.23104906,0,0,0,0.23104906,0.23104906,0,0,0,0,0.23104906,0,0,0,0.648636716,0,0.998577425,0,1.329661349,1.460675545,4.806963844,0.732408192,0,0,0,0.23104906,0.23104906,0,0,0,0.23104906,1.381044909,0,0,0,0.23104906,0,0,0.46209812,0,2.413453023,18,0.834997281,0.238487749,-122.0150065,36.3,CENTRAL,RREAS,1603,102,Point Sur,Y,2,NO,16.19262624,-0.598701301,0.0403102,0.382644996,0.708337911,6.153733196,0.059168259,0.029381382,-0.090238439,0.117646525,0.586326,0.2990711,0.916877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04,2016,104,0,0,0,3.385394712,1.039720771,0,1.589026915,0,0,2.993226003,0,0,0,0,0.549306144,0,0.895879735,0,0,0,0.549306144,0,0.972955075,0,0.895879735,2.071567363,4.759573863,0.34657359,0,0,0,0.549306144,0.34657359,0,0,0.34657359,0,0,0,0,0,1.242453325,1.039720771,0,1.985145957,0,2.596170859,18,0.898213302,0.158690384,-122.0900065,36.3,CENTRAL,RREAS,1603,354,Point Sur,Y,2,NO,25.55818343,-0.619438563,0.068237103,-0.00916935,0.600601893,6.323330928,0.018025104,0.032372888,-0.095684673,0.104276331,0.624446,0.326109785,0.9143626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05,2016,105,0,0,0,2.567899219,1.445185879,0,1.666102255,0,0,0.549306144,0.693147181,0,0,0.34657359,0,0,1.039720771,0,0.549306144,0,0.972955075,0,0,0,0,0,2.618220981,0.549306144,0,0,0,0,0,0,0.693147181,0,0,0,0,2.297559925,0.693147181,0.972955075,1.589026915,0,1.732867951,0,2.671801748,17,0.943028593,0.239483561,-122.1916667,36.3,CENTRAL,RREAS,1603,828,Point Sur,Y,6,NO,20.97642761,-0.457835824,0.335315035,0.388556483,0.741981592,12.03493212,0.078846614,0.035269504,-0.016790026,0.098795697,0.694575,0.171125771,0.8104433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06,2016,106,0.549306144,0,0,1.522261219,1.242453325,0,1.039720771,0,0,1.748253781,0.549306144,0,0,0,0,0,0,0,0,0,0.895879735,0,0,0,0.34657359,0,1.903331245,0.549306144,0,0,0,0,0,0,0,0,0.693147181,0,0,1.039720771,0.549306144,0.34657359,1.354025101,0,0,0,2.578625301,15,0.952207114,0.101269299,-122.3083333,36.3,CENTRAL,RREAS,1603,928,Point Sur,Y,6,NO,14.32916488,-0.25036384,-0.13179085,0.102813928,0.245151746,12,0.045751144,0.048445497,0.018129943,0.078220384,0.682428,0.11181354,0.8127233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09,2016,109,0,0,0,2.267464921,1.194506313,0,0.46209812,0,0.23104906,4.960108016,0.23104906,0,0.23104906,0.23104906,0.23104906,0.23104906,0.366204096,0,0,0,0,0,0,0,0.23104906,0.23104906,2.597174273,0,0,0,0,0,0,0,0.23104906,0,0,0,0,0,0,0.23104906,0.46209812,0,1.386294361,0,2.243393634,18,0.776160782,0.07516989,-122.0333333,36.58333333,CENTRAL,RREAS,1603,608,Monterey Bay Outside,Y,2,YES,16.00643882,-0.340055454,-0.129964072,-0.128272348,0.306662674,2.359247674,0.03481619,0.091675677,-0.072864937,0.125768611,0.687342,0.26542406,0.9372039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10,2016,110,0,0,0,1.609437912,0,0,1.386294361,0,0,0,0,0,0,0,0,0,0,0,0,0,0,0,0,0,0,0.693147181,4.787491743,0,0,0,0,0,0,0,0,0,0,0,0,0,0,0.693147181,1.098612289,0,1.945910149,0,1.716061861,7,0.881880698,0.341484711,-122.175,36.58333333,CENTRAL,RREAS,1603,2304,Monterey Bay Outside,Y,5,YES,12.21404082,-0.618782723,0.302991477,0.545677723,0.915401139,4.87197697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12,2016,112,0,0,0,2.48490665,0,0,0,0,0,2.564949357,0,0,0,0,0,0,0,0,0,0,0,0,0,0,1.098612289,0,2.564949357,0,0,0,0,0,0,0,0,0,0,0,0,0,0,0,0,0,0,0,1.338871136,4,0.965789633,0.121556328,-121.9466634,36.65500081,CENTRAL,RREAS,1603,73,Monterey Bay Inside,Y,2,YES,8.713417653,-0.286955135,-0.357581022,-0.099763607,0.345961992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13,2016,113,0,0,0,4.234106505,1.945910149,0,0,0,0,7.976251944,0,0,0,0,0,0,1.386294361,0,1.098612289,0,0,0,1.386294361,0,1.098612289,1.791759469,3.828641396,0,0,0,0,0,0,0,0,0,0,0,0,0,0,0,0,0,0,0,1.945245665,9,0.885319007,0.196912799,-122.05,36.64666748,CENTRAL,RREAS,1603,900,Monterey Bay Outside,Y,2,YES,24.74648276,-0.651208659,-0.067541323,-0.138046572,0.613570923,2.544180908,-0.117173724,-0.101853605,-0.014299521,0.146579212,0.687684,0.032674919,0.928335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14,2016,114,0,0,0,4.369447852,1.098612289,0,0,0,0,6.922643891,0,0,0,1.098612289,0,0,0,1.098612289,0,0,0,0,0,0,1.386294361,0,3.951243719,0,0,0,0,0,0,0,0,0,0,0,0,0,0,0,0,0,1.098612289,0,1.802689219,8,0.866909744,0.173425288,-121.8666667,36.76666667,CENTRAL,RREAS,1603,73,Monterey Bay Inside,Y,2,YES,21.02407898,-0.577251425,-0.128308198,-0.126714573,0.537022321,3.336670039,-0.288666989,-0.095806364,0.070904512,0.30147888,0.672114,0.002842693,0.8161840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15,2016,115,0,0,0,3.218875825,2.197224577,0,0,0,0,2.302585093,0,0,1.098612289,1.386294361,0,0,0,1.098612289,0,0,0,0,0,0,1.945910149,0,3.17805383,0,0,0,0,0,0,0,0,0,1.098612289,0,0,0,0,0,0,0,0,0,2.113480577,9,0.961885976,0.104847162,-121.9083333,36.70833333,CENTRAL,RREAS,1603,91,Monterey Bay Inside,Y,2,YES,17.5247807,-0.433807609,-0.063926296,0.071767147,0.403385177,8.556544733,-0.236973956,0.055416762,-0.031468198,0.233925686,0.555603,0.019096411,0.9027134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16,2016,116,0,0,0,4.510859507,1.791759469,0,1.098612289,0,0,7.609366538,0,0,0,0,0,0,0,0,0,0,0,0,0,0,0,0,4.158883083,0,0,0,0,0,0,0,0,0,0,0,0,0,0,0,0,0,0,0,1.424141047,5,0.884867485,0.143047969,-121.9766602,36.73999837,CENTRAL,RREAS,1603,287,Monterey Bay Inside,Y,2,YES,19.16948089,-0.480118676,-0.021280162,-0.189920198,0.468400729,2.810947331,-0.079384387,0.051729881,0.215187616,0.232864062,0.551711,0.006033129,0.789505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17,2016,117,0,0,0,3.023462804,0.963457253,0,0.828302217,0,0,3.404294064,0,0.366204096,0,0.366204096,0.23104906,0,0.597253156,0,0.366204096,0,0.366204096,0.23104906,0.693147181,0.23104906,1.476938933,1.133732461,4.106657532,0.366204096,0,0,0,0.366204096,0.366204096,0,0,0,0.23104906,0.366204096,0,0.597253156,0,0.597253156,0.366204096,0,1.268887497,0,2.769208067,25,0.86030275,0.103575194,-122.1083333,36.7,CENTRAL,RREAS,1603,1920,Monterey Bay Outside,Y,2,YES,22.91067252,-0.523023526,0.000269002,-0.048330817,0.488886775,2.688027295,0.032262522,0.032200934,-0.11069798,0.12236074,0.626285,0.449277273,0.925162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19,2016,119,0,0,0,3.012932987,1.994492023,0,0,0,0,3.182375378,0.549306144,0.549306144,0,1.098612289,0,0,0,1.647918433,0,0,0,0,0.549306144,0,2.623512036,0.549306144,5.332298537,0,0,0,0,0,0,0,0,0,0.549306144,0,0,0,0,0,0,0,0,0,2.190853782,12,0.881664125,0.129073176,-121.9833333,36.84666748,CENTRAL,RREAS,1603,91,Monterey Bay Inside,Y,2,YES,21.6386724,-0.528712623,-0.02355887,-0.007355449,0.489974635,4.935213024,-0.017758343,-0.090035295,-0.05024634,0.101976508,0.611154,0.080512408,0.8623365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24,2016,124,0,0,0,3.702183083,1.220700481,0,1.555644067,0,0,4.964518543,0.173286795,0,0,0.173286795,0,0,0,0,0.173286795,0,0,0,0,0.274653072,1.753028824,0,4.22853558,0.34657359,0,0,0,0,0,0,0,0,0.173286795,0,0,0,0,0.621226662,0.173286795,0,0.402359478,0,2.094161844,15,0.773309641,0.084210196,-122.375,36.98333333,CENTRAL,RREAS,1603,128,Davenport,Y,2,YES,19.93585736,-0.447750352,0.033795353,-0.122558469,0.435416817,3.980195356,0.065836873,0.033855574,0.021778952,0.08815672,0.43588,0.104899327,0.8587792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25,2016,125,0,0,0,2.87204438,1.5481303,0,1.814139237,0,0,4.794720658,0.23104906,0,0.366204096,0.597253156,0.23104906,0.23104906,0,0.366204096,0,0,0.366204096,0,0.23104906,0,1.962034677,0,3.657900122,0.366204096,0,0,0,0.23104906,0,0,0,0,0.23104906,0,0,0,0,1.110734837,0.23104906,0,0.963457253,0,2.470806857,20,0.824775453,0.084041346,-122.425,36.98333333,CENTRAL,RREAS,1603,446,Davenport,Y,2,YES,22.40257443,-0.462023472,0.078883036,-0.091881737,0.46073342,6.085518291,0.027462008,0.110198678,-0.066721869,0.134574541,0.613076,0.256226694,0.917684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26,2016,126,0,0,0,3.878961648,2.022808529,0,0.46209812,0,0.366204096,4.865090679,0.366204096,0,0,0,0.366204096,0,0.23104906,0,0.693147181,0,0.366204096,0,1.822686714,1.014840813,0.799298424,0,5.403143921,0,0.366204096,0,0,0.46209812,0.46209812,0,0,0,0.366204096,0,0,0.732408192,0,0.366204096,0.23104906,0,0.597253156,0,2.53136852,22,0.818936714,0.124054303,-122.5916667,36.98333333,CENTRAL,RREAS,1603,432,Davenport,Y,2,YES,26.24146041,-0.541293855,0.091512188,-0.128602424,0.542912982,4.416071881,0.087165176,0.027360136,-0.093021933,0.137794149,0.679443,0.429054004,0.9122256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27,2016,127,0.34657359,0,0,0,0.34657359,0,1.198947636,0,0,0,0.549306144,0,0,0,0,0.34657359,0.34657359,0,0,0,0.895879735,0,0,0,0,0,1.47221949,0,0,0,0,0.34657359,0,0,0.34657359,0,0,0,0,0,0,0.34657359,0,0,0.34657359,0,2.304232982,12,0.927291256,0.450019528,-122.7583333,36.98333333,CENTRAL,RREAS,1603,1045,Davenport,Y,5,YES,6.888941727,-0.068518956,0.847572912,-0.400487591,1.030437289,4,0.189605626,0.100311435,-0.056226944,0.231952235,0.866952,0.088865756,0.7483941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31,2016,131,0,0.46209812,0,3.825385914,1.499936557,0,2.193083737,0,0.46209812,1.290400337,0,0,0.366204096,1.155245301,0,0,0,1.245889873,0,0,0,0,0,0.366204096,0.963457253,0,2.949311584,0,0,0,0,0,0.693147181,0,0,0,0.732408192,0,0,0,0,0.366204096,0.366204096,0,1.059351277,0,2.556472374,17,0.902322393,0.101212992,-122.5666667,37.275,CENTRAL,RREAS,1603,82,Pescadero,Y,2,YES,19.99662983,-0.371583776,0.232597146,0.060023123,0.484612119,9.142960346,0.02705654,0.024227442,-0.080909054,0.091953664,0.573968,0.271996558,0.9086486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32,2016,132,0,0,0,3.850147602,3.218875825,0,1.791759469,0,0,4.65396035,0,0.693147181,0,0.693147181,0,0,0,0.693147181,1.098612289,0,0,0,1.098612289,0,4.189654742,0,8.408047744,0,0,0,0,0,1.609437912,0,0.693147181,0,1.098612289,0,0,0,0,1.386294361,0,0,1.386294361,0,2.449654723,16,0.883525981,0.218696463,-122.65,37.275,CENTRAL,RREAS,1603,95,Pescadero,Y,2,YES,36.56289796,-0.672049255,0.254795288,-0.101590957,0.728542325,3.044332904,0.051494799,-0.026846607,-0.032429059,0.07523916,0.630192,0.158984335,0.8924808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33,2016,133,0,0,0,3.693020294,1.747249005,0,2.074192089,0,0,7.383954534,0.23104906,0,0,0,0,0,0,0.366204096,0,0,0,0,0.366204096,0,2.190294321,0.23104906,5.369969072,0,0,0,0,0,0,0,0,0,0.366204096,0,0,0,0,0.366204096,0,0,0.767528364,0,2.013702074,13,0.7850843,0.14744799,-122.8166667,37.275,CENTRAL,RREAS,1603,184,Pescadero,Y,2,YES,25.15312218,-0.56427114,0.071071471,-0.147277788,0.560117806,3.049504153,-0.008902656,0.060010413,-0.007458918,0.061082912,0.490126,0.110166276,0.8109983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34,2016,134,0.34657359,0,0,2.620873508,1.039720771,0,1.282474679,0,0.895879735,8.37884254,0,0,0,0.895879735,0,0,0,0,0,0,0,0,4.233370824,3.338541731,1.282474679,0,5.654117796,0,1.763180262,0,2.10234631,0.549306144,0,0,0,0,2.902567484,0,0,0,0,0.693147181,0.34657359,0,1.151292546,0,2.529590134,18,0.875177956,0.282481632,-122.9833333,37.275,CENTRAL,RREAS,1603,518,Pescadero,Y,2,YES,39.4771631,-0.740486306,0.206148251,-0.305013885,0.809708724,3.997980089,0.067826914,-0.022507772,-0.028030909,0.086810965,0.608264,0.16510148,0.8112615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35,2016,135,0,0,0,0.693147181,1.039720771,0,1.039720771,0,0,3.598343285,0,0,0,0.34657359,0,0,0,0,0,0,0.34657359,0,1.242453325,0,0.34657359,0,4.149145317,0.549306144,0,0,0,0,0,0,0,0,0,0,0,0,0,0.34657359,0,0,0.34657359,0,2.041111757,12,0.821403521,0.101395257,-123.15,37.275,CENTRAL,RREAS,1603,950,Pescadero,Y,2,YES,14.04470475,-0.319650433,-0.032916135,-0.336340579,0.413876215,4.104974107,-0.058107562,0.051594095,0.089937299,0.114971561,0.541326,0.031947917,0.8920333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38,2016,138,0,0,0,0.895879735,0.693147181,0,0,0,0,0.693147181,0,0,0,0.972955075,0,1.098612289,0,0,0,0,0,0,0,0,0.34657359,0,1.903331245,0,0,0,0,0,0,0,0,0,0.34657359,0,0,0,0,0.34657359,0,0,0.34657359,0,2.135096715,10,0.927260319,0.129801774,-122.9083333,37.7,CENTRAL,RREAS,1603,55,Gulf of the Farallones,Y,2,YES,7.643367065,0.069851612,-0.264478578,0.174272091,0.282664443,6,-0.073327199,0.018738011,0.17381192,0.186710266,0.588792,0.009248391,0.9366455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39,2016,139,0,0,0,0.34657359,0.693147181,0,0.549306144,0,0,0,0,0,0,2.699081351,0,2.98307337,0,0.693147181,0,0,0,0,0,0,0.549306144,0,4.101241223,0,0,0,0,0,0,0,0,0,0,0,0,0,0,1.242453325,0,0,1.497866137,0,2.010541605,10,0.873166745,0.384496252,-122.8666667,37.79166667,CENTRAL,RREAS,1603,55,Gulf of the Farallones,Y,2,YES,15.35519565,-0.598188498,0.627615193,0.312128802,0.987613228,6.676788573,-0.063793523,0.20657446,0.094153864,0.234078974,0.495948,0.011496429,0.9156274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52,2016,152,0,0,0,3.401197382,0,0,1.098612289,0,2.708050201,3.912023005,0,2.708050201,0,2.890371758,0,0,0,0,1.098612289,0,0,0,0,0,1.945910149,0,4.812184355,0,0,0,0,0,1.386294361,0,0,0,1.386294361,0,0,0,0,0,0,0,0,0,2.287275129,11,0.953867455,0.256603722,-123.0416667,37.65833333,CENTRAL,RREAS,1603,108,Farallones Outside,Y,2,YES,27.34760035,-0.666648486,0.245964593,-0.295742859,0.762330541,8.246414117,0.079474873,-0.029250924,-0.006508212,0.095843228,0.74372,0.125229555,0.919264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54,2016,154,0,0,0,2.260894289,1.629048269,0,0.804718956,0,0,2.158744057,0,0,0,0.34657359,0,0,0.549306144,0,0,0,0,0,0,0,0.693147181,0,4.939853512,0.34657359,0,0,0,0.34657359,0.34657359,0,0,0,0.549306144,0,0,0.34657359,0,0,0.34657359,0,0.34657359,0,2.24031309,15,0.827278807,0.062545517,-123.2083333,37.65833333,CENTRAL,RREAS,1603,1301,Farallones Outside,Y,2,YES,16.01103368,-0.34173025,-0.013892412,0.016818505,0.314902635,3.964514806,0.046681126,-0.001676032,-0.027215959,0.063993992,0.595073,0.155540124,0.9307130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56,2016,156,0,0,0,1.386294361,0,0,0,0,0,0,0,0,0,1.386294361,0,0,0,0,0,0,0,0,2.197224577,0,0,0,5.38907173,0,0,0,0,0,1.098612289,0,0,0,0,0,0,0,0,0,0,0,0,0,1.407372274,5,0.874448473,0.381628243,-123.1383301,37.74333496,CENTRAL,RREAS,1603,91,Farallones Outside,Y,5,YES,11.45749732,-0.674081539,0.590468421,0.195555318,0.971299912,3.27207898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60,2016,160,0,0,0,0.895879735,1.666102255,0,0.34657359,0,0,1.732867951,0.549306144,0.549306144,0.549306144,1.198947636,0,0.34657359,0,0.34657359,0,0,0,0,1.319528665,0.693147181,0.895879735,0,4.449728953,0.34657359,0.693147181,0,0,0,0,0,0.34657359,0,0.549306144,0,0,0,0,1.039720771,0,0,0.972955075,0,2.703712085,20,0.902521116,0.13471004,-123.3166667,37.88333333,CENTRAL,RREAS,1603,91,Farallones Outside,Y,2,YES,19.48799767,-0.457433479,0.195213079,-0.06634682,0.514821454,6.358259506,0.070317438,0.025248274,-0.105781619,0.135352104,0.587872,0.480491744,0.9047154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65,2016,165,0,0,0,1.945910149,0,0,0,0,0,1.945910149,0,0,0,1.098612289,0,0,0,0,0,0,0,0,0,0,0,0,0,0,0,0,0,0,0,0,0,0,0,0,0,0,0,0,0,0,0,0,1.067644972,3,0.971809385,0.255023847,-123,38.16666667,CENTRAL,RREAS,1603,55,Point Reyes,Y,1,YES,4.990432587,0.240214896,-0.331760815,-0.38677644,0.503645423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67,2016,167,0,0,0.34657359,4.073064755,2.90855558,0.549306144,1.716993602,0,0.895879735,3.290319569,0.895879735,1.151292546,0,3.162179481,0,1.47221949,0,2.521712558,0,0,0,0,0,0,1.098612289,0,4.531384004,0,0.895879735,0,0,0,1.242453325,0,0.34657359,0,2.047172281,0,0,1.354025101,0,3.674615412,0,0,2.675929067,0,2.840136589,21,0.932867536,0.24423902,-123.1666667,38.16666667,CENTRAL,RREAS,1603,91,Point Reyes,Y,2,YES,40.85062159,-0.654198269,0.362731747,-0.05184716,0.772201309,7.105572729,0.086178238,0.001117502,-0.056981579,0.112715813,0.689143,0.275439133,0.9019258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70,2016,170,0,0,0,2.552972737,1.445185879,0.34657359,0.895879735,0,0,6.36419351,1.098612289,0,0,2.620873508,0,0.972955075,0,0.549306144,0,0,0,0,1.319528665,0.34657359,2.124247621,0,5.841004897,0,0,0,0.34657359,0,0,0,0,0,0,0,0,0.549306144,0,1.903331245,0,0,0,0,2.388093251,16,0.861322378,0.169059806,-123.3666667,38.16666667,CENTRAL,RREAS,1603,183,Point Reyes,Y,2,YES,29.27711822,-0.570762518,0.206274215,-0.192607982,0.633623908,3.377968874,0.064515338,0.025587262,-0.015400249,0.081988161,0.592694,0.166076041,0.8574868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71,2016,171,0,0,0,0.34657359,0.804718956,0,0,0,0,0.549306144,0.34657359,0,0,0,0,0.549306144,0,0,0,0,0,0,0,0,0,0,2.16536667,0,0,0,0,0.34657359,0,0,0,0,0.693147181,0,0,0,0,0,0,0,0,0,1.847047114,8,0.88824137,0.204223903,-123.4833333,38.16666667,CENTRAL,RREAS,1603,400,Point Reyes,Y,2,YES,5.801565866,0.062515152,-0.51338531,0.124742166,0.442695505,5,0.057874442,0.035254701,0.082271539,0.114727082,0.667656,0.050472387,0.9034457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174,2016,174,0,0,0,0.895879735,0.549306144,0,0,0,0,1.098612289,0.34657359,0,0,0,0,0,0,0,0,0,0,0,0,0,0,0,2.276938446,0,0,0,0,0,0,0,0,0,0.549306144,0,0,0,0,0,0,0,0,0,1.594175175,6,0.889725278,0.112454612,-123.7083333,38.16666667,CENTRAL,RREAS,1603,2063,Point Reyes,Y,2,YES,5.716616348,0.078996393,-0.405530132,0.02262215,0.32177964,5,-0.076785718,-0.090776839,0.146810124,0.185201262,0.599198,0.013308821,0.8319415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211,2016,211,0,0,0,0,0,0,1.386294361,0,0.693147181,0,0,0,0,0,0,0.693147181,0,0,0,0,0,0.693147181,0,0,0,0,2.197224577,0,0,0,0,0.693147181,0,0,0,0,0,0,0,0,0,0.693147181,0.693147181,0,0,0,1.961703338,8,0.943379325,0.466497764,-122.325,36.58333333,CENTRAL,RREAS,1603,2516,Monterey Bay Outside,Y,5,YES,7.742402022,-0.469662099,0.835777461,-0.344400248,1.085600571,8,0.010680955,0.395497525,-0.024207723,0.397493383,0.483043,0.002780558,0.9471088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212,2016,212,0,0,0,1.386294361,0,0,0,0,0.693147181,0,0.693147181,0,0,0.693147181,0,0,0,0,0,0,1.386294361,0,0.693147181,0,0,0,2.995732274,0,0,0,0,0.693147181,0,0,0.693147181,0,0,0,0,0,0,0.693147181,0,0,0,0,2.13545623,10,0.927416454,0.328422938,-122.5166667,36.58333333,CENTRAL,RREAS,1603,2997,Monterey Bay Outside,Y,5,YES,10.62035126,-0.487985549,0.368006524,0.53523335,0.86744865,10,0.123892808,0.064203433,0.07515993,0.168849796,0.722073,0.03934687,0.7974815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237,2016,237,0,0,0,0,0,0,0,0,0,1.791759469,0,0,0,0,0,0,0,0,0,0,0,0,0,0,1.098612289,0,0,0,0,0,0,0,0,0,0,0,0,0,0,0,0,0,0,0,0,0,0.664110011,2,0.958101309,0.533464862,-122.8316732,37.59666748,CENTRAL,RREAS,1603,74,Gulf of the Farallones,Y,4,YES,2.890371758,0.050209516,-0.719502804,-0.823351055,0.99789747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401,2016,401,0,0,0,0,0,0,0,0,0,0,0,0,0,0,0,0,0,0,0,0,0,0,0,0,0,0.693147181,0,0,0,0,0,0,0,0,0,0,0,0,0,0,0,0.693147181,0,0,1.791759469,0,0.987343017,3,0.898715617,0.85400125,-118.2,32.71666667,SOUTH,RREAS,1603,1586,San Clemente,Y,5,NO,3.17805383,-0.791693709,-0.161242931,1.427382758,1.27584441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402,2016,402,0,0,0,1.319528665,1.319528665,0,0,0,0,0,0,0,0,0,0.34657359,0,0,0,0,0,0,0,0,0,0,1.151292546,2.152032547,0,0,0,0.693147181,1.609437912,0,0,0,0,0,0.972955075,0,0,0,0.549306144,0.549306144,0,0,0,2.178941855,10,0.946302013,0.218028515,-118.4533366,32.71666667,SOUTH,RREAS,1603,222,San Clemente,Y,3,NO,10.66310847,-0.318150466,-0.195506757,0.537022619,0.290205253,9,-0.141166765,0.145696406,-0.118922058,0.170539395,0.547554,0.063950936,0.8375766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403,2016,403,0,0,0,0,0.34657359,0,0.34657359,0,0,0,0,0,0,0,0,0,0,0,0,0,0,0,0,0,0,0,0.34657359,0,0,0,0,0,0,0,0,0,0,0,0,0,0,0,0,0,0,0,1.098612289,3,0.999996966,0.613955684,-118.7483398,32.71666667,SOUTH,RREAS,1603,1253,San Clemente,Y,3,NO,1.039720771,1.152134403,-0.172542479,-0.265340746,1.53213360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404,2016,404,0,0,0,2.13833306,1.791759469,0,0,0,0,0,0,0,0,0,0.895879735,0,0,0,0,0,0,0,0,0,0,0,1.319528665,0,0,0,0,0.693147181,0,0,0,0,0,0.693147181,0,0,0,0,0,0,0.549306144,0,1.829622085,7,0.940239066,0.172176633,-119.0166667,32.71666667,SOUTH,RREAS,1603,777,San Clemente,Y,2,NO,8.081101434,-0.079765882,-0.078758618,0.505754336,0.378177089,7,-0.176817497,0.261674448,-0.136195987,0.284135651,0.574155,0.012386082,0.9556275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411,2016,411,0,0,0,0,0,0,0,0,0,0,0,0,0,0,0,0,0,0,0,0,0,0,0,0,0,0,0,0,0,0,0,1.386294361,0,0,0,0,0,0,0,0,0,0,0,0,0,0,0,1,0,0.94994552,-119.2866699,33.68999837,SOUTH,RREAS,1603,892,San Nicolas,Y,5,NO,1.386294361,-0.710610928,-1.380079194,0.93709777,1.34898318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413,2016,413,0,0,0,0,0,0,0,0,0,0.549306144,0,0,0,0,0,0,0,0,0,0,0,0,0,0,0,0,1.151292546,0,0,0,0,0,0,0,0,0,0,0,0,0,0,0,0.549306144,0,0,0,1.031331802,3,0.938755813,0.534417425,-119.6049967,33.48666585,SOUTH,RREAS,1603,775,San Nicolas,Y,4,NO,2.249904835,0.092060911,-1.08684022,-0.129935741,0.96277052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414,2016,414,0,0,0,0.23104906,0.23104906,0,0,0,0,0,0,0,0.23104906,0,0,0,1.110734837,0,0,0,0,0,1.098612289,0.828302217,1.16550252,1.072958608,1.133732461,0,0,0,1.847087848,1.381044909,0,0,0,0,0.924196241,2.057928701,0,0.23104906,0,0.998577425,0.597253156,0,0.46209812,0,2.655641278,17,0.937324657,0.437589122,-119.7633301,33.38333333,SOUTH,RREAS,1603,103,San Nicolas,Y,2,NO,15.60222557,-0.968699967,-0.280781199,0.32577647,0.691441705,12.71114655,-0.081396074,0.029950895,-0.138236509,0.128429587,0.626712,0.118338719,0.769927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422,2016,422,0,0,0,1.545521227,0.693147181,0,1.609437912,0,0,2.255429753,0,0,0,0,0,0,0,0.34657359,0,0,0,0,0,0,0,0,0,0,0,0,0,0,0,0,0,0,0,0,0,0,0,0,0,0,0,0,1.452956497,5,0.902771508,0.113370038,-120.3,34.31833496,SOUTH,RREAS,1603,380,San Miguel,Y,4,NO,6.450109663,0.243122574,0.025633504,-0.289503398,0.826485088,3.735293965,-0.116636135,0.173361813,0.163975697,0.256970334,0.74408,0.007110001,0.7668561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423,2016,423,0,0,0,1.098612289,1.386294361,0,0,0,0,0,1.098612289,0,0,0,0,0,1.098612289,0,0,0,0,0,0,0,1.386294361,0,3.583518938,0,0,0,0,0,0,0,0,0,1.386294361,3.891820298,0,0,0,0,0,0,0,0,1.931061321,8,0.928643639,0.29499412,-120.4716634,34.17666829,SOUTH,RREAS,1603,122,San Miguel,Y,2,NO,14.93005919,-0.583163554,-0.084138148,0.511747905,0.442198711,6.946875657,-0.026340157,0.132947344,0.070915849,0.197852868,0.527734,0.025826182,0.890956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424,2016,424,0,0,0,1.666102255,1.647918433,0,0,0,0,0,0,0,0,0,0,0,0,0,0,0,0.693147181,0,0,0,0,0,1.098612289,0,0,0,0,0,0,0,0,0,0,0,0,0,0,0,0,0,0,0,1.332092757,4,0.960900075,0.164896646,-120.5783366,34.06999919,SOUTH,RREAS,1603,190,San Miguel,Y,3,NO,5.105780157,0.201566489,-0.075313033,0.42191901,0.550551468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425,2016,425,0,0,0,1.528322493,0,0,0,0,0,0.366204096,0,0,0,0,0,0,0,0,0,0,0.366204096,0,0,0,0.366204096,0,0.366204096,0,0,0,0,0,0,0,0,0,0,0,0,0,0,0.963457253,1.18511602,0,0,0,1.765323801,7,0.907196309,0.338490051,-120.7116699,33.91833496,SOUTH,RREAS,1603,1848,San Miguel,Y,3,NO,5.141712151,0.04870037,-0.421077592,0.677901123,0.542511237,3,-0.218729282,0.017845631,0.226610331,0.266035897,0.649159,0.001560456,0.8936456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441,2016,441,0.274653072,0,0,1.770006625,1.712796232,0,0.967800253,0,0,0.447939867,0.274653072,0,0,0,0,0,0.519860385,0.173286795,0,0,0.722592939,0,0.621226662,0.274653072,1.487660638,0.621226662,5.097118108,0,0,0,0,0.934417405,0.274653072,0,0,0,0.794513458,0,0.274653072,0.274653072,0,1.589026915,0.34657359,0,1.521693682,0,2.681269173,22,0.867431884,0.174602224,-121.3633301,35.70333252,CENTRAL,RREAS,1603,60,Piedras Blancas,Y,2,NO,20.97565865,-0.548216453,0.197972133,0.22075487,0.643219887,6.103247357,0.042342491,0.022803406,-0.101179404,0.115947351,0.585775,0.41911592,0.8879644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442,2016,442,0,0,0,4.038351082,2.331922052,0,1.133732461,0,0,3.09409629,0.963457253,0,0.732408192,0,0.693147181,0,0,0,0,0,1.194506313,0,0,0,0.366204096,0,5.443471745,0,0,0,0,0.23104906,0,0,0,0.23104906,0.597253156,0,0,1.133732461,0,1.098612289,1.290400337,0,1.707987993,0,2.496360551,17,0.881105561,0.16034758,-121.4299967,35.70333252,CENTRAL,RREAS,1603,167,Piedras Blancas,Y,2,NO,26.28138102,-0.597581045,0.06245242,0.072378379,0.587369179,5.511821489,0.036001947,0.088995409,-0.05069843,0.11298631,0.76762,0.224615633,0.868078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443,2016,443,0.23104906,0,0,2.229866423,0.963457253,0,0.366204096,0,0,0.46209812,0.366204096,0,0,0.366204096,0.366204096,0,0.648636716,0,0,0,0.597253156,0.23104906,0,0,0.366204096,0,2.846448665,0.366204096,0,0.366204096,0,0.597253156,0,0,0,0,0.828302217,0,0,1.858649701,0.536479304,1.933030885,1.683285336,0,0.732408192,0,2.793123803,22,0.90361858,0.218752066,-121.5083333,35.70333252,CENTRAL,RREAS,1603,557,Piedras Blancas,Y,6,NO,18.94269592,-0.524148487,-0.026146854,0.422010094,0.66584207,9.253479392,0.054476228,0.069520099,-0.051529819,0.108832054,0.606426,0.249566105,0.8544121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444,2016,444,0,0,0,1.47221949,0.895879735,0,0.693147181,0,0,1.098612289,0.549306144,0,0,0,0,0,0,0,0,0,0.549306144,0,0,0,0,0,3.352819547,0,0,0,0,0,0,0,0,0,0.693147181,0,0,0.549306144,0,0.895879735,1.522261219,0,0,0,2.207742686,11,0.920699863,0.104277001,-121.7,35.70333252,CENTRAL,RREAS,1603,885,Piedras Blancas,Y,6,NO,12.27188481,-0.248995018,-0.113454136,0.218540623,0.323397437,10.44472352,0.067788147,0.012681141,0.054189569,0.098071051,0.698309,0.081888094,0.8614619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445,2016,445,0,0,0,0.34657359,0.693147181,0,0,0,0,0.693147181,0.895879735,0,0,0,0,0,0,0,0,0,0,0,0.549306144,0,0,0,1.844439727,0,0,0,0,0,0,0,0,0,0.693147181,0,0,0.693147181,0,0.549306144,1.242453325,0,0.34657359,0,2.2752904,11,0.948869437,0.222468504,-121.8666667,35.70333252,CENTRAL,RREAS,1603,1050,Piedras Blancas,Y,6,NO,8.547120978,-0.21668375,-0.537434371,0.201596214,0.512094599,9,-0.015080145,-0.140520441,0.048630571,0.148542978,0.655021,0.035497576,0.8639292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453,2016,453,0,0,0,1.098612289,1.945910149,0,1.098612289,0.693147181,0.693147181,1.945910149,0,0.693147181,0,3.258096538,0,1.098612289,0,0,1.098612289,0,0,0,4.158883083,3.295836866,4.317488114,0,6.663132696,0,2.079441542,0,1.609437912,0,3.295836866,0,0,0,3.63758616,0,0,1.609437912,0,2.079441542,0,0,1.609437912,0,2.852195554,21,0.936828408,0.36515046,-123.3866699,38.46666667,CENTRAL,RREAS,1603,115,Fort Ross,Y,2,NO,47.97976814,-0.76449071,0.490215161,-0.217512916,0.955702603,7.958819916,0.09103253,-0.030026613,-0.034623565,0.112038052,0.675706,0.196062124,0.9040547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454,2016,454,0,0,0,0,0.693147181,0,0,0,0,1.945910149,0,0,0,0.693147181,0,0,0,0,0,0,0,0,0,0,0,0,1.386294361,0,0,0,0,0,0,0,0,0,0,0,0,0,0,0,0.693147181,0,0,0,1.506331591,5,0.935935277,0.23108802,-123.7099935,38.46666667,CENTRAL,RREAS,1603,910,Fort Ross,Y,4,NO,5.411646052,0.019214835,-0.558325085,-0.33304514,0.537892654,5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461,2016,461,0,0,0,1.386294361,1.098612289,0,0,0,0,0,1.098612289,0,0,1.098612289,0,0,0,0,0,0,0,0,0,0,0,0,0,0,0,0,0,0,0,0,0,0,0,0,0,0,0,0,0,0,0,0,1.380840934,4,0.996064387,0.303647259,-123.7833333,39.13333333,CENTRAL,RREAS,1603,73,Navarro,Y,5,NO,4.682131227,0.489153424,0.266437839,0.434921466,0.80972797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463,2016,463,0,0,0,2.63905733,3.33220451,0,0,0,0,4.574710979,0,0,0,0,1.098612289,0,0,0,0,0,0,0,3.433987204,1.791759469,0,0,5.257495372,0,0,0,0,0,1.098612289,0,0,0,1.791759469,0,0,0,0,1.098612289,0,0,0,0,2.156399707,10,0.936512087,0.17702262,-124,39.13333333,CENTRAL,RREAS,1603,404,Navarro,Y,2,NO,26.1168112,-0.625591405,0.099736687,-0.162577511,0.629262691,6.603971168,-0.068895139,-0.053087967,-0.037296399,0.085338736,0.634184,0.059684891,0.8465512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464,2016,464,0,0,0,0,0,0,0,0,0,0,0,0,0,0,0,0,0,0,0,0,0,0,1.098612289,0,0,0,0,0,0,0,0,0,0,0,0,0,0,0,0,0,0,0,0,0,0,0,0,1,0,0.903275795,-124.3166667,39.13333333,CENTRAL,RREAS,1603,2153,Navarro,Y,5,NO,1.098612289,0.23748983,0.762414213,-1.440007825,1.6812742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473,2016,473,0,0,0,1.945910149,0.693147181,0,2.079441542,0,0,5.370638028,0,0,0.693147181,1.791759469,0,1.386294361,0,0,0,0,0,0,1.386294361,0.693147181,0,0,3.135494216,0,0,0,1.791759469,0,0,0,0,0,0.693147181,0,0,0,0.693147181,0,0,0,0,0,2.3395703,13,0.912130913,0.159170262,-124.1083333,39.83333333,CENTRAL,RREAS,1603,236,Delgada,Y,1,NO,22.3533275,-0.424967966,0.199732016,-0.373023704,0.596344653,6.602375549,0.04418512,0.057414608,-0.029810901,0.08559309,0.613175,0.170162389,0.8989631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481,2016,481,0,0,0,1.098612289,0,0,0,0,0,0,0,0,0,0,0.693147181,0,0,0,0,0,0,0,0,0,0,0,0,0,0,0,0,0,0,0,0,0,0,0.693147181,0,0,0,0,0,0,0,0,1.073127609,3,0.976799881,0.574242156,-117.75,33.01666667,SOUTH,RREAS,1603,798,San Diego,Y,3,NO,2.48490665,0.51796539,-0.293100681,0.973921036,1.06667174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484,2016,484,0,0,0,1.151292546,0,0,0,0,0,0.972955075,0,0,0,0,0,0,0,0,0,0,0,0,0,0,0,0,0,0,0,0,0,0,0,0,0,0,0,0,0,0,0,0,0,0,0,0,0.689618956,2,0.994902671,0.353245758,-117.3333333,32.70833333,SOUTH,RREAS,1603,94,San Diego,Y,4,NO,2.124247621,0.624307436,-0.454804636,-0.114975181,0.99464259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493,2016,493,0,0,0,2.708050201,1.791759469,0,1.609437912,0,0,0,0.693147181,0,0,0,0.693147181,0,1.098612289,0,0,0,4.094344562,1.609437912,0,0,2.772588722,3.663561646,6.896694332,0,0,0,0,2.48490665,0,0,0,0,1.098612289,3.912023005,0,3.555348061,0,1.098612289,3.555348061,0,3.496507561,0,2.720324283,18,0.94116743,0.448844746,-120.8833333,35,CENTRAL,RREAS,1603,192,Point Sal,Y,2,NO,46.83213932,-0.968614349,0.147199278,0.43666158,1.06705702,7.75501946,0.024557,0.094726295,-0.084108153,0.131418408,0.740536,0.24187935,0.8241539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494,2016,494,0,0,0,2.02048564,0.828302217,0,0.963457253,0,0,0,0.366204096,0,0,0,0.366204096,0,0,0,0,0,2.169092571,0.799298424,0,0,0.693147181,0.536479304,4.650381621,0.693147181,0,0,0,0.693147181,0,0,1.406502568,0.46209812,0,0,0,2.309185969,0.879685777,2.328238773,2.96429538,0,2.507286417,0,2.686599587,19,0.912431579,0.388186387,-120.975,35,CENTRAL,RREAS,1603,374,Point Sal,Y,6,NO,27.63663977,-0.794153694,0.1513425,0.544261182,0.981425325,9.878514156,0.03914017,0.086076156,-0.060172051,0.116552599,0.671603,0.176372974,0.7860291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495,2016,495,0,0,0,3.043765722,1.110734837,0,1.245889873,0,0,2.360008833,0.693147181,0,0,0,0.23104906,0,0.23104906,0,0.23104906,0,0.924196241,0.366204096,0,0,3.46169334,2.036415861,7.093275266,0,0,0,0,0.924196241,0,0,0.366204096,0.23104906,1.560710409,0.536479304,0,0.879685777,0.366204096,2.72621293,1.304007668,0,2.533300653,0,2.719123861,23,0.867207303,0.263629349,-121.1166667,35,CENTRAL,RREAS,1603,532,Point Sal,Y,2,NO,34.45652866,-0.798037351,0.048995235,0.095884544,0.778717229,3.605338875,0.031631667,0.063453442,-0.092427227,0.119543984,0.652045,0.380324035,0.9106996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612,2016,612,0.693147181,0,0,1.945910149,1.791759469,0,3.044522438,0,1.609437912,5.983936281,1.098612289,0,0,4.94875989,0,4.290459441,0,1.609437912,0,0,0,0,1.609437912,2.197224577,0.693147181,0,4.304065093,0,0,0,1.386294361,0,2.397895273,0,0.693147181,0,0.693147181,0,0,0,0,2.197224577,0,0,1.791759469,0,2.798646667,20,0.934211052,0.285179486,-124.3799967,41,NORTH,RREAS,1603,192,Trinidad Head,Y,2,NO,44.97932577,-0.64231678,0.423707375,-0.276552559,0.965012075,8.202317009,0.073854561,0.007407107,-0.052027295,0.125630854,0.705679,0.264303471,0.9035814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613,2016,613,0,0,0,1.609437912,0,0,0.693147181,0,0,8.331345425,0,0,0,2.302585093,0,1.386294361,0,0,0,0,0,0,0,0,0.693147181,0,1.791759469,0,0,0,0,0,1.609437912,0,0,0,0,0,0,0,0,0,0,0,0,0,1.713066043,8,0.823810133,0.249453472,-124.4900065,41,NORTH,RREAS,1603,520,Trinidad Head,Y,1,NO,18.41715453,-0.444777761,0.097255401,-0.556158679,0.977680973,1.314721197,0.056717486,-0.035550583,0.028530358,0.119017125,0.666319,0.075199246,0.8437470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621,2016,621,0,0,0,3.044522438,1.791759469,1.098612289,0.693147181,0,2.63905733,0,1.098612289,2.48490665,0,3.526360525,0,3.555348061,0,0,0,0,0,0,0,0,0,0,1.791759469,0,0,0,0,0,1.098612289,0,0,0,0.693147181,0,0,0,0,0,0,0,0,0,2.347235076,12,0.944596566,0.305400767,-124.2599935,41.5,NORTH,RREAS,1603,66,Flint Rock Head,Y,2,NO,23.51584517,-0.340102548,0.644074601,0.244394979,0.715087108,9.487338027,0.144629136,0.01035365,-0.005828062,0.043763445,0.671559,0.115884115,0.7434112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631,2016,631,0,0,0,0,1.098612289,0,0.693147181,0,1.945910149,0,0,0,0,0,0,1.791759469,0,0,0,0,0,0,0.693147181,0,0,0,0.693147181,0,0,0,0,0,0.693147181,0,0,0,0.693147181,0,0,0,0,0,0,0,0,0,1.97514908,8,0.949845357,0.373030539,-124.41,42,NORTH,NWFSC,1609,84,Brookings,Y,5,NO,8.30201781,0.190866838,0.675786564,-0.421411249,0.427498562,8,0.152963103,-0.047169238,0.022560387,0.051633709,0.60946,0.052068818,0.8626677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633,2016,633,0,0,0,0,0.693147181,0,0,0,0,0,0,0,0,0,0,0,0,0,0,0,0,0,0,0,0,0,0.693147181,0,0,0,0,0,0,0,0,0,0,0,0,0,0,0,0,0,0,0,0.693147181,2,0.999992787,0.491783375,-124.63,42,NORTH,NWFSC,1609,431,Brookings,Y,3,NO,1.386294361,0.799922068,-0.565895549,0.186719334,1.19543826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641,2016,641,0,0,0,0,0,0,0,0,0,1.098612289,0,0,0,0,0,0,0,0,0,0,0,0,0,0,0,0,0.693147181,0,0,0,0,0,0,0,0,0,0,0,0,0,0,0,0,0,0,0,0.667319472,2,0.962731548,0.492002543,-124.61,42.5,NORTH,NWFSC,1609,87,Gold Beach,Y,4,NO,1.791759469,0.36405601,-0.839624478,-0.44446276,1.38941201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643,2016,643,0,0,0,0,1.098612289,0,0,0,0,0,0,0,0,0,0,0.693147181,0,0,0,0,0,0,0,0,0,0,0,0,0,0,0,0,0,0,0,0,0,0,0,0,0,0,0,0,0,0,0.667319472,2,0.962731548,0.573790703,-124.83,42.5,NORTH,NWFSC,1609,705,Gold Beach,Y,5,NO,1.791759469,1.059609355,0.2285603,-0.052401767,0.80990504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651,2016,651,0,0,0,0,0,0,0.693147181,0,0,5.099866428,0,0,0,0,0,1.098612289,0,0,0,0,0,0,0,0,0,0,0,0,0,0,0,0,0,0,0,0,0,0,0,0,0,0,0,0,0,0,0.746544252,3,0.679531801,0.468963698,-124.63,43,NORTH,NWFSC,1609,116,Bandon,Y,1,NO,6.891625897,-0.082404409,-0.161751626,-0.98690667,1.202005943,1.81416575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653,2016,653,0,0,0,0,0,0,0,0,0,0,0,0,0,0,0,0,0,0,0,0,0,0,0,0,0,0,0.693147181,0,0,0,0,0,0,0,0,0,0,0,0,0,0,0,0,0,0,0,0,1,0,0.75872484,-124.85,43,NORTH,NWFSC,1609,140,Bandon,Y,3,NO,0.693147181,0.565427843,-1.20321936,0.324308443,1.75598855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655,2016,655,0,0,0,0,0,0,0.693147181,0,0,0,0,0,0,0,0,0,0,0,0,0,0,0,0,0,0,0,0,0,0,0,0,0,0,0,0,0,0,0,0,0,0,0,0,0,0,0,0,1,0,0.87022396,-125.07,43,NORTH,NWFSC,1609,1644,Bandon,Y,5,NO,0.693147181,0.986011631,0.99939277,-0.679609107,1.06541350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661,2016,661,0,0,0,0.693147181,0.693147181,0,0,0,0,1.609437912,0,0,0,0,0,1.609437912,0,0,0,0,0,0,0,0,0,0,1.098612289,0,0,0,0,0,0,0,0,0,0,0,0,0,0,0,0,0,0,0,1.543534001,5,0.959050406,0.145229188,-124.36,43.5,NORTH,NWFSC,1609,98,Coos Bay,Y,5,NO,5.703782475,0.282567948,-0.289567771,-0.215172419,0.797659511,5,-0.059606451,0.001116033,0.232024735,0.306625422,0.777565,0.004893645,0.8615181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663,2016,663,0,0,0,0,0,0,0,0,0,1.098612289,0,0,0,0,0,0,0,0,0,0,0,0,0,0,0,0,0,0,0,0,0,0,0,0,0,0,0,0,0,0,0,0,0,0,0,0,0,1,0,0.660605705,-124.58,43.5,NORTH,NWFSC,1609,200,Coos Bay,Y,4,NO,1.098612289,0.615457272,-0.762601592,-0.722516589,1.45841145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665,2016,665,0,0,0,0,0,0,0.693147181,0,0,0,0,0,0,0,0,0,0,0,0,0,0,0,0,0,0,0,0,0,0,0,0,0,0,0,0,0,0,0,0,0,0,0,0,0,0,0,0,1,0,0.87022396,-124.8,43.5,NORTH,NWFSC,1609,603,Coos Bay,Y,5,NO,0.693147181,0.986011631,0.99939277,-0.679609107,1.06541350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667,2016,667,0,0,0,0,1.386294361,0,0,0,0,0,0,0,0,0,0,0,0,0,0,0,0,0,0,0,0,0,0,0,0,0,0,0,0,0,0,0,0,0,0,0,0,0,0,0,0,0,0,1,0,0.565584599,-125.02,43.5,NORTH,NWFSC,1609,1181,Coos Bay,Y,3,NO,1.386294361,1.025756091,0.057634124,0.165490884,0.87774476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671,2016,671,0,0,0,0,0,0,0.693147181,0,0,1.386294361,0,0,0,0,0,0,0,0,0,0,0,0,0,0,0,0,0,0,0,0,0,0,0.693147181,0,0,0,0,0,0,0,0,0,0,0,0,0,1.039720771,3,0.946391759,0.51629331,-124.58,44,NORTH,NWFSC,1609,149,Heceta Head,Y,4,NO,2.772588722,0.393436243,-0.060505535,-0.980696445,1.08637758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675,2016,675,0,0,0,0,0,0,1.609437912,0,0,4.110873864,0,0,0,0,0,0,0,0,0,0,0,0,0,0,0,0,0,0,0,0,0,0,0,0,0,0,0,0,0,0,0,0,0,0,0,0,0.594228447,2,0.85728425,0.450712925,-125.06,44,NORTH,NWFSC,1609,1354,Heceta Head,Y,1,NO,5.720311777,-0.048291417,-0.12880881,-0.944271469,1.140335975,1.998424555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677,2016,677,0,0,0,0,1.386294361,0,0,0,0,1.609437912,0,0,0,0,0,0,0,0,0,0,0,0,0,0,0,0,0,0,0,0,0,0,0,0,0,0,0,0,0,0,0,0,0,0,0,0,0.690370442,2,0.995986828,0.316566175,-125.3,44,NORTH,NWFSC,1609,2914,Heceta Head,Y,4,NO,2.995732274,0.466935003,-0.361580776,-0.425181682,0.94729723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681,2016,681,0,0,0,0.693147181,0,0,0,0,0,0,0,0,0,0,0,0.693147181,0,0,0,0,0,0,0,0,0,0,0.693147181,0,0,0,0,0,0,0,0,0,0,0,0,0,0,0,0,0,0,0,1.098612289,3,0.999996966,0.469082803,-124.35,44.5,NORTH,NWFSC,1609,59,Newport,Y,3,NO,2.079441542,0.652956317,-0.511823869,0.516969561,1.20655885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683,2016,683,0,0,0,0,0,0,0,0,0,0,0,0,0,0,0,0.693147181,0,0,0,0,0,0,0,0,0,0,0,0,0,0,0,0,0,0,0,0,0,0,0,0,0,0,0,0,0,0,0,1,0,0.945336802,-124.59,44.5,NORTH,NWFSC,1609,143,Newport,Y,5,NO,0.693147181,1.531041523,0.562417194,-0.478769483,1.31188361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691,2016,691,0,0,0,0.693147181,0.693147181,0,1.098612289,0,0,0,0,0,0,0,0,0,0,0,0,0,0,0,0,0.693147181,0,0,0,0,0,0,0,0,0,0,0,0,0,0,0,0,0,0,0,0,0,0,1.363572006,4,0.983607512,0.360113946,-124.11,45,NORTH,NWFSC,1609,75,Lincoln City,Y,3,NO,3.17805383,0.711553741,0.375283408,0.052999375,0.44591968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693,2016,693,0,0,0,0,0,0,0,0,0,1.386294361,0,0,0,0,0,0,0,0,0,0,0,0,0,0,0,0,0,0,0,0,0,0,0,0,0,0,0,0,0,0,0,0,0,0,0,0,0,1,0,0.623913335,-124.35,45,NORTH,NWFSC,1609,196,Lincoln City,Y,4,NO,1.386294361,0.527466791,-0.716150386,-0.717166554,1.39877372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695,2016,695,0,0,0,0,0,0,0,0,0,0.693147181,0,0,0,0,0,0,0,0,0,0,0,0,0,0,0,0,0,0,0,0,0,0,0,0,0,0,0,0,0,0,0,0,0,0,0,0,0,1,0,0.737274384,-124.59,45,NORTH,NWFSC,1609,449,Lincoln City,Y,4,NO,0.693147181,0.806677689,-0.79674389,-0.762026595,1.55826491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697,2016,697,0,0,0,0,0,0,0.693147181,0,0,0,0,0,0,0,0,0,0,0,0,0,0,0,0,0,0,0,0,0,0,0,0,0,0,0,0,0,0,0,0,0,0,0,0,0,0,0,0,1,0,0.87022396,-124.83,45,NORTH,NWFSC,1609,723,Lincoln City,Y,5,NO,0.693147181,0.986011631,0.99939277,-0.679609107,1.06541350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701,2016,701,0,0,0,0,1.609437912,0,0.693147181,0,0,0.693147181,0,0,0,0,0,0.693147181,0,0,0,0,0,0,0,0.693147181,0,0,0,0,0,0,0,0,0.693147181,0,0,0,0,0,0,0,0,0,0,0,0,0,1.723732668,6,0.962032624,0.331186422,-124.16,45.5,NORTH,NWFSC,1609,117,Tillamook,Y,5,NO,5.075173815,0.472742508,0.384903015,-0.449235658,0.450385755,NA,0.159692453,-0.095647164,-0.012811624,0.105877904,0.804107,0.053311152,0.8657383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703,2016,703,0.34657359,0,0,0,0.895879735,0,0.34657359,0,0,4.501535085,0,0,0,0,0,0.34657359,0,0,0,0,0,0,1.386294361,1.497866137,0,0,0,0,0,0,0.34657359,0,1.151292546,0,0,0,0,0,0,0,0,0,0,0,0,0,1.787474153,9,0.813514134,0.317635448,-124.4,45.5,NORTH,NWFSC,1609,198,Tillamook,Y,1,NO,10.81916223,-0.177722012,0.04055676,-0.805107046,0.997407314,4.008606115,0.133697278,-0.034146326,-0.011140584,0.06441692,0.639466,0.101396255,0.9419143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705,2016,705,0,0,0,0.693147181,0.693147181,0,0,0,0,7.059617628,0,0,0,0,0,0,0,0,0,0,0,0,0.693147181,1.098612289,0,0,0,0,0,0,0,0,0,0,0,0,0,0,0,0,0,0,0,0,0,0,1.042732342,5,0.647885226,0.299394799,-124.64,45.5,NORTH,NWFSC,1609,471,Tillamook,Y,1,NO,10.23767146,-0.144856806,-0.257400203,-0.706270727,1.087410025,1.212243664,-0.139169747,-0.283427243,0.142540369,0.43533019,0.838543,0.001130204,0.6166777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707,2016,707,0,0,0,0,0,0,0,0,0,9.260177607,0,0,0,0,0,0,0,0,0.693147181,0,0,0,0.693147181,0,0,0,0,0,0,0,0,0,0,0,0,0,0,0,0,0,0,0,0,0,0,0,0.477044606,3,0.434223396,0.581281499,-124.88,45.5,NORTH,NWFSC,1609,1100,Tillamook,Y,1,NO,10.64647197,-0.363007795,-0.368444169,-1.034531872,1.462315458,1.009512938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710,2016,710,0,0,0,0,0,0,0,0,0,0,0,0,0,0,0,1.386294361,0,0,0,0,0,0,0,2.772588722,0,0,0.693147181,0,0.693147181,0,1.098612289,0,0,0,0,0,0,0,0,0,0,0,0,0.693147181,0,0,1.635629878,6,0.912861567,0.722321312,-124.05,46,NORTH,NWFSC,1609,68,Columbia River,Y,5,NO,7.336936914,-0.24363792,0.79406939,-1.111180447,1.227443547,6,0.183759579,-0.171619959,-0.102271379,0.217296545,0.590987,0.031203035,0.8050530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711,2016,711,0,0,0,0,0,0,1.098612289,0,0,0.693147181,0,0,0,0,0,1.945910149,0,0,0,0,0,0,1.098612289,1.098612289,0,0,0,0,0,0,0.693147181,0,0.693147181,0,0,0,0,0,0,0,0,0,0,1.098612289,0,0,2.018161117,8,0.970529762,0.56652254,-124.32,46,NORTH,NWFSC,1609,121,Columbia River,Y,5,NO,8.419800845,0.063120213,0.754542505,-0.898466361,0.917948498,8,0.201306113,-0.118971516,-0.079381853,0.164658842,0.69819,0.04237242,0.8911404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713,2016,713,0,0,0,1.098612289,1.386294361,0,1.098612289,0,0.693147181,2.079441542,0,0,0,0,0,1.609437912,0,0,0,0,0,0,0.693147181,0,0,0,0,0,0,0,0,0,1.098612289,0,0,0,0,0,0,0,0,0,0,0.693147181,0,0,2.127621187,9,0.968321642,0.140264123,-124.56,46,NORTH,NWFSC,1609,159,Columbia River,Y,2,NO,10.45045222,0.160355395,0.276402208,-0.341633027,0.385620736,9,0.170149914,-0.025643332,0.026786217,0.026927173,0.780671,0.059163192,0.8665719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715,2016,715,0,0,0,1.791759469,0.693147181,0,0,0,0,9.329544619,0,0,0,0,0,0,0,0,0,0,0,0,4.007333185,2.63905733,0,0,1.386294361,0,0,0,0.693147181,0,4.110873864,0,0,0,0,0,0,0,0,0,0,0,0,0,1.754212948,8,0.8435976,0.324555383,-124.8,46,NORTH,NWFSC,1609,469,Columbia River,Y,2,NO,24.65115719,-0.575845336,0.03540985,-0.619758481,1.134657564,1.543182692,-0.023266558,-0.189480894,-0.030236518,0.277771876,0.843319,0.028593501,0.7793501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717,2016,717,0,0,0,0.693147181,0,0,0.693147181,0,0,3.496507561,0.693147181,0,0,0,0,0,0,0,0,0,0,0,0,0,0,0,0,0,0,0,0,0,0,0,0,0,0,0,0,0,0,0,0,0,0,0,1.070202987,4,0.771986879,0.293056407,-125.04,46,NORTH,NWFSC,1609,1280,Columbia River,Y,4,NO,5.575949103,0.109525605,-0.179652491,-0.701728229,0.952901974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721,2016,721,0,0,0,0,1.791759469,0,0,0,0,0,0,0,0,0,0,0.693147181,0,0,0,0,0,0,0,0.693147181,0,0,0,0,1.609437912,0,1.098612289,0,0,0,0,0,0,0,0,0,0,0,0,0,0,0,1.533712148,5,0.952947753,0.560901382,-124.28,46.5,NORTH,NWFSC,1609,60,Willapa Bay,Y,5,NO,5.886104031,0.675918865,0.809294256,-0.136893305,0.505420889,5,0.221436393,-0.157081454,-0.098817935,0.209699378,0.808961,0.025234782,0.9038284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723,2016,723,0,0,0,1.609437912,0.693147181,0,0,0,0,9.542732869,0,0,0,0,0,0,0,0,0,0,0,0,0,0,0,0,0,0,0,0,0,0,0,0,0,0,0,0,0,0,0,0,0,0,0,0,0.61143682,3,0.55655209,0.312503772,-124.52,46.5,NORTH,NWFSC,1609,281,Willapa Bay,Y,1,NO,11.84531796,-0.195920872,-0.3775941,-0.625182621,1.150752356,1.017849599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725,2016,725,0,0,0,1.945910149,0.693147181,0,0,0,0,8.735042754,0,0,0,0,0,0,0,0,1.386294361,0,0,0,4.189654742,5.533389489,1.098612289,0,3.891820298,0,2.833213344,0,1.609437912,1.098612289,2.397895273,0,0,0,0,0,0,0,0,0,0.693147181,0,0,0,2.286146931,13,0.891302684,0.361730545,-124.76,46.5,NORTH,NWFSC,1609,778,Willapa Bay,Y,2,NO,36.10617726,-0.79786612,0.119974509,-0.466157833,1.225301989,2.882355575,0.008653745,-0.1205111,-0.034791252,0.211786269,0.698149,0.072816516,0.8061385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6_727,2016,727,0,0,0,0.693147181,1.098612289,0,0,0,0,5.451038454,0,0,0,0,0,0,0,0,0,0,0,0,0,0,0,0,0,0,0,0,0,0,0,0,0,0,0,0,0,0,0,0,0,0,0,0,0.7245288,3,0.659492533,0.226695014,-125,46.5,NORTH,NWFSC,1609,1347,Willapa Bay,Y,1,NO,7.242797923,0.050101758,-0.333419083,-0.502448476,0.97114665,1.593744317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109,2017,109,0,0,0,1.791759469,2.63905733,0,1.098612289,0,0,6.11368218,0,0,0,2.708050201,0,0,0,0,0,0,0,0,0,0,0.693147181,0,2.397895273,0,0,0,0,0.693147181,0,0,0,0,0,0,0,0,0,1.098612289,0,0,1.098612289,0,2.064393701,10,0.896554404,0.098047646,-122.0333333,36.58333333,CENTRAL,RREAS,1703,608,Monterey Bay Outside,Y,2,YES,20.33257568,-0.436051908,0.060373173,-0.136687758,0.437838292,4.357991094,-0.094320465,0.065391787,0.165712833,0.19773483,0.769976,0.01017408,0.8230080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112,2017,112,0,0,0,0,1.791759469,0,0,0,0,0,0,2.397895273,0.693147181,2.197224577,0,1.098612289,0,0,0,0,0,0,0,0,2.48490665,0,2.48490665,0,0,0,0.693147181,0,0,0,0,0,0,2.079441542,0,0,0,0,0,0,0,0,2.10731682,9,0.959080731,0.410642277,-121.9466634,36.65500081,CENTRAL,RREAS,1703,73,Monterey Bay Inside,Y,2,YES,15.92104081,-0.788664763,0.373267354,0.448250477,1.010337841,8.775972455,0.02557062,0.138111537,-0.104542637,0.176932493,0.553717,0.087138611,0.8868003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113,2017,113,0.693147181,0,0,2.63905733,3.17805383,0,1.609437912,0,0.693147181,7.132497552,0,0,0,2.833213344,0,0,0.693147181,0.693147181,0,0,0,0,0,0,2.197224577,0,3.871201011,0,0,0,0,0,0,0,0,0,0.693147181,0,0,0,0,1.098612289,0,0,0.693147181,0,2.329830261,14,0.882826456,0.161433347,-122.05,36.64666748,CENTRAL,RREAS,1703,900,Monterey Bay Outside,Y,2,YES,28.71818093,-0.583445086,0.1460321,-0.112078256,0.600697241,3.895369161,-0.085708049,0.132982545,-0.006567992,0.152803445,0.630514,0.060294022,0.9291997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115,2017,115,0,0,0,1.098612289,1.945910149,0,0,0,0,0,0,2.302585093,0,1.098612289,0,1.098612289,0,0,0,0,0,0,0,0,0,0,1.386294361,0,0,0,0,0,0,0,0,0,0,0,0,0,0,1.386294361,0,0,0,0,1.904251195,7,0.978590814,0.225891222,-121.9083333,36.70833333,CENTRAL,RREAS,1703,91,Monterey Bay Inside,Y,2,YES,10.31692083,-0.032166938,0.292759354,0.528638656,0.696254078,7,0.078017776,0.051380913,0.322797112,0.340456603,0.570634,0.002893087,0.7339100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116,2017,116,0,0,0,1.791759469,1.666102255,0,0,0,0.34657359,2.524928004,0,0.549306144,0,2.393745871,0,0.549306144,0,0,0,0,0,0,0,0,0.804718956,0,1.242453325,0,0,0,0,0,0,0,0,0,0,0,0,0,0,1.282474679,0,0,0.34657359,0,2.206567614,11,0.92020982,0.050763884,-121.9766602,36.73999837,CENTRAL,RREAS,1703,287,Monterey Bay Inside,Y,2,YES,13.49794203,-0.159914428,-0.019336468,0.006148893,0.153093841,8.640715811,0.044664989,-0.011036338,0.064790067,0.087678843,0.779016,0.053210362,0.9025456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117,2017,117,0.693147181,0,0,1.945910149,1.098612289,0,0.693147181,0,0,5.209486153,0,0.693147181,1.386294361,4.454347296,0,0.693147181,0.693147181,0.693147181,0,0,0,0,0,0,1.098612289,0,1.386294361,0,0,0,0,0,0,0,0,0,0.693147181,0,0,0,0,1.098612289,0,0,0.693147181,0,2.467775886,16,0.890061807,0.170889244,-122.1083333,36.7,CENTRAL,RREAS,1703,1920,Monterey Bay Outside,Y,2,YES,23.22334663,-0.482694584,0.075352556,-0.279243249,0.533723946,5.682903675,0.031777323,0.079970603,-0.057624142,0.107574257,0.700796,0.225196747,0.9242215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119,2017,119,0,0,0,0.693147181,1.497866137,0,0,0,0,0,0,0,0,1.242453325,0,0.34657359,0,0.34657359,0,0,0,0,0,0,0,0,0.549306144,0,0,0,0,0,0,0,0,0,0,0,0,0,0,0,0,0,0,0,1.637105704,6,0.91368524,0.268340109,-121.9833333,36.84666748,CENTRAL,RREAS,1703,91,Monterey Bay Inside,Y,3,YES,4.675919967,0.471523637,0.085213045,0.381341157,0.695617875,4,-0.148121063,0.376825154,0.049500693,0.404575724,0.451197,0.000691396,0.8721306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123,2017,123,0,0,0,0,3.258096538,0,0,0,0,0,0,0,0,0,0,0,0,3.912023005,0,0,0,0,0,0,0,0,0,0,0,0,0,0,0,0,0,0,0,0,0,0,0,0,0,0,0,0,0.688982529,2,0.993984507,0.629547908,-122.2916667,36.98333333,CENTRAL,RREAS,1703,82,Davenport,Y,5,YES,7.170119543,-0.078479398,0.409769671,1.167925224,1.313031178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124,2017,124,0,0,0,0,0,0,0,0,0,0,0,0,0,5.579729826,0,2.890371758,0,0,0,0,0,0,0,0,3.295836866,0,0,0,0,0,0,0,0,0,0,0,0,0,0,0,0,3.784189634,0,0,2.890371758,0,1.5753846,5,0.978840271,0.766942883,-122.375,36.98333333,CENTRAL,RREAS,1703,128,Davenport,Y,2,YES,18.44049984,-1.058307965,1.086076666,0.207553734,1.588456292,4.823510446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125,2017,125,0.693147181,0,0,1.609437912,0,0,0,0,2.079441542,2.944438979,0,0,0,2.944438979,0,2.944438979,0,1.609437912,0,0,0,0,0,0,1.609437912,0,3.258096538,0,0,0,0,0,0,0,0,0,0,0,0,0,0,3.36729583,0,0,0,0,2.225585138,10,0.966558925,0.299961121,-122.425,36.98333333,CENTRAL,RREAS,1703,446,Davenport,Y,2,YES,23.05961177,-0.748054379,0.094453388,-0.32954451,0.787780569,8.589430345,-0.076738096,0.146446453,0.032695815,0.164387787,0.664355,0.036159857,0.9052050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126,2017,126,0,0,0,4.060443011,2.564949357,0,0,0,0,8.106212903,0,0,0,1.609437912,0,0,0,0.693147181,0,0,0,0,1.098612289,0,4.234106505,0,7.644440762,0,0,0,0,0,0,0,0,0,0.693147181,0.693147181,0,0,0,0.693147181,0,0,0,0,2.017018216,11,0.841161611,0.238422103,-122.5916667,36.98333333,CENTRAL,RREAS,1703,432,Davenport,Y,2,YES,32.09079146,-0.740757998,0.023184907,-0.112467224,0.710507015,3.058862117,-0.217897612,-0.045159646,0.037822422,0.214386776,0.64121,0.011792726,0.80614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127,2017,127,0,0,0,2.302585093,1.386294361,0,0,0,0.693147181,5.746203191,0,0,0,2.397895273,0,0,0,0,0,0,0,0,0,0,0.693147181,0,3.091042453,0,0,0,0,0,0,0,0,0,0,0,0,0,0,1.386294361,0,0,0.693147181,0,1.949474393,9,0.887243583,0.099964936,-122.7583333,36.98333333,CENTRAL,RREAS,1703,1045,Davenport,Y,2,YES,18.38975627,-0.435284372,-0.076638259,-0.114551845,0.397027878,4.621060067,-0.136585406,0.043917149,0.181708036,0.226007747,0.657338,0.005977599,0.8415222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131,2017,131,0,0,0,0.972955075,0.693147181,0,0.34657359,0,0.895879735,0.549306144,0,0.972955075,0,1.242453325,0,0.693147181,0,1.098612289,0,0,0,0,0.34657359,0,0.804718956,0,1.319528665,0,0,0,0,0,0,0,0,0,0,0.34657359,0,0,0,0.895879735,0,0,0,0,2.559364261,14,0.969802186,0.162660302,-122.5666667,37.275,CENTRAL,RREAS,1703,82,Pescadero,Y,2,YES,11.17830413,0.012582197,0.296811193,0.067410236,0.429332598,11,0.039833343,0.02975811,-0.011539628,0.060860025,0.661588,0.141872233,0.9054390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132,2017,132,0,0,0,1.589026915,1.242453325,0.34657359,1.098612289,0,0,1.791759469,0,1.445185879,0,2.911522948,0,1.956011503,0,0.549306144,0,0,0,0,0,0,1.242453325,0.549306144,3.971536359,0,0,0,0,0,0,0,0,0,0,0,0,0,0,1.242453325,0,0,0.549306144,0,2.445060668,14,0.926489917,0.148056942,-122.65,37.275,CENTRAL,RREAS,1703,95,Pescadero,Y,2,YES,20.48550736,-0.410897435,0.288394764,0.013763018,0.545105936,8.497888731,0.013406121,0.030224885,-0.032885747,0.050848652,0.661953,0.14847034,0.9291786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133,2017,133,0.34657359,0,0,1.994492023,1.700598691,0,0.693147181,0,0.693147181,3.380786384,0.34657359,0.693147181,0.34657359,1.242453325,0,0.549306144,0.549306144,0.804718956,0,0,0,0,0,0.34657359,1.497866137,0.972955075,4.422168166,0,0,0,0.34657359,0,0,0,0,0,0.34657359,0.34657359,0,0.34657359,0,1.386294361,0.693147181,0,1.589026915,0,2.845214327,24,0.895269277,0.113107501,-122.8166667,37.275,CENTRAL,RREAS,1703,184,Pescadero,Y,2,YES,25.63514977,-0.525048561,0.066786236,-0.00905694,0.511156294,7.479404203,0.041193626,0.053495906,-0.099642528,0.124101094,0.702625,0.431179929,0.9124284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134,2017,134,0,0,0,2.012675845,0.693147181,0,1.763180262,0,0.549306144,1.098612289,0.895879735,0,0.34657359,0,0,0,0.34657359,0.34657359,0,0,0.34657359,0.804718956,0,0,0,1.098612289,2.588074866,0,0,0,0,0.804718956,0,0,0,0.34657359,0.34657359,0.804718956,0,1.903331245,0.34657359,0,2.227173648,0,0.804718956,0,2.817388353,21,0.92539568,0.215040292,-122.9833333,37.275,CENTRAL,RREAS,1703,518,Pescadero,Y,6,YES,20.47488446,-0.569014055,-0.119800988,0.293912638,0.615943346,8.82196118,0.015633291,0.065768802,-0.086950708,0.111759815,0.666169,0.317516798,0.9084666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135,2017,135,0,0,0,2.302585093,0,0,0.693147181,0,0,3.663561646,0,0,1.386294361,0,0,0,0.693147181,1.386294361,0,0,0,0,0.693147181,0.693147181,0,2.302585093,5.043425117,0,0,0,0,0.693147181,0,0,0,0,1.386294361,0.693147181,0,1.945910149,0,2.197224577,1.098612289,0,2.197224577,0,2.631743699,17,0.928889862,0.279880814,-123.15,37.275,CENTRAL,RREAS,1703,950,Pescadero,Y,2,YES,29.06889471,-0.836933948,-0.119582303,-0.095851224,0.791019112,9.203700414,-0.00848913,0.051709657,-0.090108649,0.103071836,0.715781,0.285111805,0.8630827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138,2017,138,0,0,0,2.249904835,2.012675845,0.34657359,0.804718956,0,0.804718956,0,0,0,0,4.206915339,0.34657359,2.326980175,0,0.804718956,0,0,0,0,0,0,0,0,0.895879735,0,0,0,0,0,0.693147181,0,0,0,0,0,0,0,0,1.242453325,0,0,1.386294361,0,2.325810234,13,0.90676626,0.26455691,-122.9083333,37.7,CENTRAL,RREAS,1703,55,Gulf of the Farallones,Y,2,YES,18.12155485,-0.211686468,0.582289758,0.322004155,0.800813475,3.537281699,0.065653325,0.146143451,-0.060465041,0.176238816,0.657352,0.072684189,0.8380658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139,2017,139,0,0,0,1.098612289,0,0,0,0,0,0,0,0,0,0,0,0,0,0,0,0,0,0,0,0,0,0,0,0,0,0,0,0,0,0,0,0,0,0,0,0,0,0,0,0,0,0,0,1,0,0.563406494,-122.8666667,37.79166667,CENTRAL,RREAS,1703,55,Gulf of the Farallones,Y,3,YES,1.098612289,0.880058055,-0.202492338,0.602157322,1.1292982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152,2017,152,0,0,0,0.648636716,0.23104906,0,0.23104906,0,0.732408192,1.381044909,0,0.23104906,0,1.086032179,0,0.23104906,0,1.468906416,0,0,0,0,0.366204096,0,1.18511602,0,3.240655225,0,0,0,0,0,0,0,0,0,1.059351277,0.23104906,0,0,0,1.203639304,0,0,0.767528364,0,2.476354328,16,0.893155826,0.202692223,-123.0416667,37.65833333,CENTRAL,RREAS,1703,108,Farallones Outside,Y,2,YES,14.294768,-0.577746657,-0.095990176,-0.240975229,0.56846755,7.221975356,0.039059308,0.030484634,-0.01303232,0.060841716,0.583828,0.144408623,0.9033817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156,2017,156,0,0,0,0,1.386294361,0,0,0,0,0,0,0.693147181,0,0.693147181,0,0,0,0,0,0,0,0,0.693147181,0,0,0,2.708050201,0,0,0,0,0,0,0,0,0,1.609437912,0,0,0,0,0,0,0,0.693147181,0,1.795111617,7,0.922504207,0.331412332,-123.1383301,37.74333496,CENTRAL,RREAS,1703,91,Farallones Outside,Y,2,YES,8.476371197,-0.553565242,0.254393155,0.505235398,0.827124078,7,0.032333504,-0.27842571,0.128683173,0.309859298,0.429188,0.002750196,0.8136019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160,2017,160,0,0,0,0.693147181,0.693147181,0,0,0,0.693147181,3.688879454,0,0,0,1.386294361,0,0,1.098612289,1.098612289,0,0,0,0,0,0,0.693147181,0.693147181,4.418840608,0,0,0,0,0,0,0,0,0,0,0,0,0,0,1.098612289,0,0,0.693147181,0,2.203625636,12,0.886803895,0.186689315,-123.3166667,37.88333333,CENTRAL,RREAS,1703,91,Farallones Outside,Y,2,YES,16.94873437,-0.535788178,-0.251674811,-0.229925277,0.542371468,6.761852502,-0.159948853,0.074089366,-0.021950621,0.167154626,0.654779,0.040632383,0.9287441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162,2017,162,0,0,0,0.693147181,0.693147181,0,0,0,0,0,0,0,0,0,0,0,0,0,0,0,0,0,0,0,0,0,1.098612289,0,0,0,0,0,0,0,0,0,0,0,0,0,0,0.693147181,0,0,0,0,1.363572006,4,0.983607512,0.240353469,-123.5,37.88333333,CENTRAL,RREAS,1703,1328,Farallones Outside,Y,3,YES,3.17805383,0.375034908,-0.299402367,0.419298863,0.64756883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165,2017,165,0,0,0,0,0,0,0,0,0,0,0,3.433987204,0,2.48490665,0,0,0,0,0,0,0,0,0,0,0,0,0,0,0,0,0,0,0,0,0,0,0,0,0,0,0,0,0,0,0,0,0.680235837,2,0.981365789,0.885545139,-123,38.16666667,CENTRAL,RREAS,1703,55,Point Reyes,Y,5,YES,5.918893854,-0.096606523,1.171671506,1.126154876,1.734321956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167,2017,167,0,0,0,1.752498457,0.366204096,0,0,0,0,1.521449397,0,0,0,1.133732461,0,0,0,0,0,0,0,0,0,0,0.46209812,0,2.057928701,0,0,0,0,0,0.23104906,0,0,0,0,0,0,0,0,0,0,0,0,0,1.727711105,7,0.887867221,0.083290716,-123.1666667,38.16666667,CENTRAL,RREAS,1703,91,Point Reyes,Y,1,YES,7.524960293,-0.040792379,-0.306534483,0.018262039,0.198310005,5,-0.152437955,-0.222387411,-0.003434267,0.262501142,0.630173,0.008645613,0.8873147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170,2017,170,0,0,0,2.833213344,0,0,0,0,0,4.553876892,0,0,0,0.693147181,0,0,0,0,0,0,0,0,0,0,2.079441542,0,4.189654742,0,0,0,0,0,0,0,0,0,0.693147181,0,0,0,0,0,0,0,0,0,1.589350377,6,0.88703251,0.177431641,-123.3666667,38.16666667,CENTRAL,RREAS,1703,183,Point Reyes,Y,2,YES,15.04248088,-0.550705483,-0.216673801,-0.22977682,0.548252033,4.434668321,-0.39244829,-0.118847339,0.061972286,0.403500772,0.680699,0.000279462,0.8225019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171,2017,171,0,0,0,0,1.098612289,0,0,0,0,0.693147181,0,0,0,0,0,0.693147181,0,0,0,0,0,0,0,0,0,0,0.693147181,0,0,0,0,0,0,0,0,0,0,0,0,0,0,0,0,0,0,0,1.363572006,4,0.983607512,0.29710006,-123.4833333,38.16666667,CENTRAL,RREAS,1703,400,Point Reyes,Y,3,YES,3.17805383,0.600894672,-0.238193693,-0.262230956,0.69860852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183,2017,183,0,0,0,0,1.791759469,1.098612289,0,0,0,1.098612289,0,0,0,4.912654886,0,1.098612289,0,0,0,0,0,0,0,0,0,0,0,0,0,0,0,0,0,0,0,0,0,0,0,0,0,0,0,0,0,0,1.385138035,5,0.860633581,0.479072778,-123.2333333,38.46666667,CENTRAL,RREAS,1703,53,Fort Ross,Y,5,NO,10.00025122,0.372904054,0.338165897,-0.818806747,0.99883765,3.58911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211,2017,211,0.693147181,0,0,3.295836866,2.079441542,0,1.386294361,0,0,5.501258211,0.693147181,0,0.693147181,3.713572067,0,2.079441542,1.386294361,0.693147181,0,0,0,0,0,0,1.609437912,0,2.772588722,0,0,0,0,0.693147181,0,0,0,0,0.693147181,0,0,0,0,0.693147181,0,0,0,0,2.520954351,16,0.90924188,0.161314843,-122.325,36.58333333,CENTRAL,RREAS,1703,2516,Monterey Bay Outside,Y,2,YES,28.67619585,-0.541658382,0.199845575,-0.142196819,0.595371407,7.235175927,0.036774328,0.105525416,-0.061307629,0.13129051,0.722054,0.244853653,0.8881576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237,2017,237,0,0,0,0.549306144,0,0,0,0,0,0,0,1.935600505,0,1.282474679,0,0.972955075,0,1.242453325,0,0,0,0,0,0,1.098612289,0.549306144,0.895879735,0,0,0,0,0,0,0,0,0,0,0.549306144,0,0,0,0,0,0,0,0,2.111088689,9,0.960797382,0.483561012,-122.8316732,37.59666748,CENTRAL,RREAS,1703,74,Gulf of the Farallones,Y,2,YES,9.07589404,-0.342295124,-0.435291459,0.879117001,1.012052321,9,-0.044561244,0.106471205,-0.135909335,0.175046436,0.705324,0.064659363,0.8138185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401,2017,401,0,0,0,4.17438727,3.044522438,0,0,0,0,2.079441542,0,0,0,0,0.693147181,0,0,0,0,0,0,0,0,0,0,1.098612289,0,0,0,1.386294361,0,1.609437912,0,0,0,0,0,0,0,0.693147181,0,0.693147181,3.401197382,0,0,0,2.11116478,10,0.916866816,0.26505463,-118.2,32.71666667,SOUTH,RREAS,1703,1586,San Clemente,Y,6,NO,18.87333473,-0.554774354,-0.269467845,0.39494505,0.304413012,7.338838826,-0.077501747,0.018878431,-0.059981793,0.071506601,0.684074,0.091582262,0.8980067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402,2017,402,0,0,0,4.357776063,2.990707106,0,0,0,0,2.995732274,0,0,0.549306144,0,0.549306144,0,0,0,0,0,0.549306144,1.748253781,0,0,0.34657359,3.336016473,1.039720771,0,0,1.589026915,0,1.282474679,0,0,0.549306144,0.34657359,0,0.34657359,0,1.386294361,0,1.098612289,4.787422294,0,1.748253781,0,2.64031964,19,0.896713835,0.306235737,-118.4533366,32.71666667,SOUTH,RREAS,1703,222,San Clemente,Y,6,NO,31.59723613,-0.752070226,-0.278349097,0.280933994,0.472565731,8.736070501,-0.057972077,0.047398861,-0.108592765,0.123472367,0.609828,0.211463726,0.921320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403,2017,403,0,0,0,3.218875825,0,0,0,0,0,2.890371758,0,0,1.098612289,0,0,0,0,0,0,0,0,2.833213344,0,0,0,3.80666249,2.564949357,0,0,2.833213344,0,4.882801923,0,0,1.609437912,3.218875825,0,0,0,3.891820298,0,3.044522438,6.461468176,0,3.044522438,0,2.565804161,14,0.972242413,0.526768739,-118.7483398,32.71666667,SOUTH,RREAS,1703,1253,San Clemente,Y,6,NO,45.39934742,-1.080124246,-0.405956116,0.244413346,0.808548868,8.927102764,-0.086692353,-0.005435791,-0.095580441,0.086655391,0.695352,0.105091009,0.7962777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404,2017,404,0,0,0,3.33220451,1.386294361,0,0,0,0,6.228511004,0,0,0,2.197224577,0.693147181,0,0,0,0,0,0,4.127134385,0,0,0,5.262690189,5.472270674,0,0,2.197224577,0,3.465735903,0,0,0,3.663561646,0,3.17805383,0,3.17805383,0,2.197224577,7.263329617,0,2.197224577,0,2.64797356,16,0.955054365,0.459712525,-119.0166667,32.71666667,SOUTH,RREAS,1703,777,San Clemente,Y,6,NO,56.03988544,-1.056886671,-0.226087956,0.151421976,0.78811466,7.432738485,-0.080607499,0.033234323,-0.086655499,0.088984194,0.590661,0.138613388,0.8555475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411,2017,411,0,0,0,3.091042453,0.693147181,0,0,0,0,1.098612289,0,0,0,0,0.693147181,0,0,0,0,0,0,1.386294361,0,0,0,0,0.693147181,0,0,0.693147181,0,1.098612289,0,0,0,1.098612289,0,0,0,0.693147181,0,0,2.397895273,0,0,0,2.240398752,11,0.934318495,0.282715039,-119.2866699,33.68999837,SOUTH,RREAS,1703,892,San Nicolas,Y,6,NO,13.63680486,-0.329052814,-0.496827691,0.424719394,0.263733869,11,-0.077618666,0.014642674,0.01097875,0.072601441,0.642453,0.053399976,0.8702542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412,2017,412,0,0,0,0,0,0,0,0,0,0,0,0,0.693147181,0,0.693147181,0,0.693147181,0,0,0,0,1.098612289,0,0,1.609437912,4.682131227,3.988984047,1.098612289,0,0,0,3.828641396,0,0,0,1.609437912,0,0,0,0,0,3.091042453,5.602118821,0,0,0,2.240896643,12,0.901802847,0.661477531,-119.4483398,33.58666585,SOUTH,RREAS,1703,1874,San Nicolas,Y,6,NO,28.68845989,-1.281662165,-0.280656495,0.496934444,1.028059898,6.222251017,-0.169346778,0.180058646,-0.282904703,0.313426554,0.509497,0.026676911,0.737148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422,2017,422,0,0,0,2.368099224,0.895879735,0,0,0,0.693147181,3.080603661,0,0.34657359,0,0,0,0,0,1.791759469,0,2.491803311,0,0,0,0,1.903331245,0.804718956,1.945910149,0.895879735,0,0,0,0,0,0,0,0,1.732867951,3.165750925,0,0,0,1.151292546,0,0,0.804718956,0,2.560304848,15,0.945441933,0.211594604,-120.3,34.31833496,SOUTH,RREAS,1703,380,San Miguel,Y,2,NO,24.07233663,-0.647708918,-0.247011375,0.005912558,0.452692297,8.396218849,-0.031811286,0.017813605,-0.049195748,0.110176219,0.557436,0.131374421,0.8115175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423,2017,423,0,0,0,0,2.197224577,0,0,0,0,0,0,0,0.693147181,0,0,0,0,0.693147181,0,1.098612289,0,0,0,0,2.772588722,1.609437912,2.63905733,0,0,0,0,0.693147181,0,0,0,0,1.098612289,2.397895273,0,0,0,0,0,0,1.609437912,0,2.280033957,11,0.950847653,0.416793149,-120.4716634,34.17666829,SOUTH,RREAS,1703,122,San Miguel,Y,2,NO,17.50230785,-0.921459135,-0.196151769,0.407063673,0.663801948,10.39764233,-0.19842119,0.12349514,-0.185668266,0.208746132,0.643847,0.05012476,0.6524261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424,2017,424,0,0,0,0.693147181,0,0,0,0,0,2.833213344,0,0,0,0.693147181,0,0,0,0,0,0,0,0,0,0,1.791759469,0.693147181,0,0,0,0,0,0.693147181,0,0,0,0,0.693147181,0,0,0,0,0,0,0,2.197224577,0,1.897949927,8,0.912720434,0.34452905,-120.5783366,34.06999919,SOUTH,RREAS,1703,190,San Miguel,Y,2,NO,10.28793329,-0.52181987,-0.506888147,-0.515229743,0.845588127,8,-0.396628195,0.072848776,-0.045364397,0.268217077,0.803105,0.000906646,0.7589156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425,2017,425,0,0,0,2.833213344,2.302585093,0,1.386294361,0,0,2.772588722,0.693147181,0,0,0.693147181,0,0,0.693147181,0,0,0,0.693147181,1.945910149,0,0,3.610917913,5.323009979,6.456769656,0,0,0,0,0.693147181,0,0,0.693147181,0,3.433987204,3.218875825,0,0,0,3.891820298,2.564949357,0,4.007333185,0,2.726044012,19,0.925827821,0.35027594,-120.7116699,33.91833496,SOUTH,RREAS,1703,1848,San Miguel,Y,2,NO,47.90713817,-0.927540559,0.05742905,0.125187462,0.749213651,8.528148717,0.019128963,0.065603165,-0.053429753,0.171980329,0.567923,0.210825974,0.8718776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441,2017,441,0,0,0,0,0.693147181,0,0.693147181,0,0,0,0,0,0,0,0,0,0,0,0,0,0,0,0,0,0.693147181,0,1.386294361,0,0,0,0,0,0,0,0,0,0,0,0,0,0,0,0,0,0,0,1.33217904,4,0.960962314,0.351218064,-121.3633301,35.70333252,CENTRAL,RREAS,1703,60,Piedras Blancas,Y,2,NO,3.465735903,0.549410777,0.274394437,-0.264743257,0.7497589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442,2017,442,1.386294361,0,0,2.772588722,0,0,0,0,0,3.36729583,0,0,0.693147181,2.197224577,0,0,0,0,0,0,0,0,0,0,3.526360525,1.791759469,5.560681631,0.693147181,0,0,0,0,0,0,0,0,0.693147181,2.397895273,0,0,0,1.386294361,0,0,2.944438979,0,2.392049078,13,0.932590873,0.322359125,-121.4299967,35.70333252,CENTRAL,RREAS,1703,167,Piedras Blancas,Y,2,NO,29.41027527,-0.896230768,-0.15067178,-0.035380872,0.848685698,7.462957141,-0.167668298,0.127089885,-0.170967266,0.263339487,0.576748,0.086874786,0.8048526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443,2017,443,1.098612289,0,0,3.988984047,2.833213344,0,0.693147181,0,0,5.872117789,0,0,1.098612289,2.197224577,0,0,0.693147181,0,0,0,0,0,0.693147181,0,2.079441542,2.944438979,6.340359304,1.098612289,0,0,0,1.386294361,0,0,0,1.098612289,0,0.693147181,0,0,0,0,0.693147181,0,1.386294361,0,2.603388519,18,0.90071044,0.261169704,-121.5083333,35.70333252,CENTRAL,RREAS,1703,557,Piedras Blancas,Y,2,NO,36.88855336,-0.80172767,0.014051911,-0.029980276,0.764560529,5.489080973,-0.054278859,0.106764156,-0.098922675,0.151173015,0.636746,0.222059216,0.9357008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444,2017,444,0.693147181,0,0,1.791759469,1.098612289,0,0.693147181,0,0,0,0,0,0,1.609437912,0,0,0,0,0,0,0,0,0,0,0,0,1.791759469,0,0,0,0,0.693147181,0,0,0,0,0,0,0,1.386294361,0,0,1.386294361,0,0.693147181,0,2.230554533,10,0.968717104,0.217512594,-121.7,35.70333252,CENTRAL,RREAS,1703,885,Piedras Blancas,Y,3,NO,11.83674658,-0.214660957,0.158289863,0.524838083,0.645111788,9,0.073222862,0.119199563,0.169671168,0.225588872,0.559009,0.0124944,0.8254142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445,2017,445,0.693147181,0,0,1.386294361,1.386294361,0,1.098612289,0,0,2.708050201,0,0,0,0,0,0,0,0,0,0,0,0,0,0,0.693147181,0,1.098612289,0,0,0,0,0,0,0,0,0,0,0,0,0.693147181,0,0.693147181,1.609437912,0,0,0,2.194706416,10,0.953148472,0.049847707,-121.8666667,35.70333252,CENTRAL,RREAS,1703,1050,Piedras Blancas,Y,6,NO,12.05989014,-0.121556264,-0.103593522,-0.096181898,0.096220881,9,0.012268033,0.030598839,0.075694746,0.086656859,0.745013,0.048861242,0.8559278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453,2017,453,0,0,0,1.386294361,1.098612289,0,0.693147181,0,0,1.098612289,0,0,0,2.944438979,0,0.693147181,0,0,0,0,0,0,0,0,0,0,3.465735903,0,0,0,0,0,0,0,0,0,0.693147181,0,0,0,0,0,0,0,0,0,1.879317584,8,0.903760176,0.116051679,-123.3866699,38.46666667,CENTRAL,RREAS,1703,115,Fort Ross,Y,5,NO,12.07313536,-0.070222682,0.227880272,-0.045480313,0.344401098,7.497708327,-0.003529801,0.0723027,0.139825848,0.159216225,0.652928,0.020390576,0.919986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461,2017,461,0,0,0,1.319528665,0.549306144,0,0,0,0,0.34657359,0,0,0,1.903331245,0,0,0,0,0,0,0,0,0,0,0,0,0.34657359,0,0,0,0,0,0,0,0,0,0.34657359,0,0,0,0,0,0,0,0,0,1.537832692,6,0.858279969,0.257433774,-123.7833333,39.13333333,CENTRAL,RREAS,1703,73,Navarro,Y,5,NO,4.811886825,0.478952844,-0.173528754,0.271844262,0.612757373,3,-0.237039469,-0.081754577,0.191491403,0.307381966,0.520417,0.001372147,0.9335070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463,2017,463,0,0,0,0.693147181,0.895879735,0,0,0,0,6.885139427,0,0,0,0.34657359,0,0,0,0,0,0,0,0,0,0,0,0,0.34657359,0,0,0,0,0,0,0,0,0,0,0,0,0,0,0,0,0,0,0,0.885167182,5,0.54998461,0.240548573,-124,39.13333333,CENTRAL,RREAS,1703,404,Navarro,Y,1,NO,9.167313523,-0.056871826,-0.366380213,-0.5362379,0.560500144,1.08510638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464,2017,464,0,0,0,0.34657359,0.549306144,0,0,0,0,0,0,0,0,0.693147181,0,0,0,0,0,0,0,0,0,0,0,0,0,0,0,0,0,0,0,0,0,0,0.34657359,0,0,0,0,0,0,0,0,0,1.34115559,4,0.967437515,0.51078708,-124.3166667,39.13333333,CENTRAL,RREAS,1703,2153,Navarro,Y,5,NO,1.935600505,1.012552555,-0.106686831,0.213257581,1.08952206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471,2017,471,0,0,0,0.519860385,0.621226662,0,0.447939867,0,0.274653072,1.220700481,0.34657359,1.572892285,0.274653072,1.969633549,0,0.274653072,0,0,0,0,0,0,0.402359478,1.006337923,0,0,2.973268191,0,0,0,0.274653072,0,0.173286795,0,0,0,0.575646273,0,0,0,0,0.173286795,0,0,0.274653072,0,2.510646701,18,0.868623979,0.191099182,-123.9166667,39.83333333,CENTRAL,RREAS,1703,65,Delgada,Y,5,NO,13.37627764,-0.246045994,0.265817262,-0.386810262,0.555340476,7.250896059,0.081678001,0.024247427,-0.081409625,0.12559011,0.690001,0.367524319,0.9059913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473,2017,473,0,0,0,0.23104906,0.732408192,0,0,0.23104906,0,3.864543164,0,0.23104906,0,1.656604433,0.597253156,0,0,0,0,0,0,0,0,0,0.366204096,0,1.752498457,0,0,0,0,0,0,0,0,0,0,0,0,0,0,0,0,0,0,0,1.737944055,9,0.790972026,0.195817319,-124.1083333,39.83333333,CENTRAL,RREAS,1703,236,Delgada,Y,1,NO,9.66265868,-0.243477394,-0.37999544,-0.42827647,0.512479867,4.60406278,-0.03518103,-0.019583083,0.027238423,0.041485538,0.654701,0.058879055,0.8848767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481,2017,481,0,0,0,3.044522438,3.526360525,0,0,0,0,0,0,0,0,0,0,0,0,0,0,0,0,1.386294361,0,0,0,4.248495242,2.48490665,1.098612289,0,1.791759469,0,2.302585093,0,0,0.693147181,1.609437912,0,0,0,0,0,1.386294361,5.433722004,0,1.098612289,0,2.407229539,13,0.938509297,0.423410464,-117.75,33.01666667,SOUTH,RREAS,1703,798,San Diego,Y,6,NO,30.10474981,-0.785911382,-0.038837341,0.665184492,0.692416933,7.635219292,-0.210872047,0.06146908,-0.007180919,0.095421903,0.607216,0.017504016,0.8130242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482,2017,482,0,0,0,6.139884552,6.940222469,0,0,0,0,0,0,0,0,0,0,0,0,0,0,0,1.945910149,1.791759469,0,0,0,2.564949357,0,1.098612289,0,1.386294361,0,1.791759469,0,0,0,1.386294361,0.693147181,0,0,0,0,2.079441542,3.931825633,0,1.791759469,0,2.347239101,13,0.915120757,0.520198577,-117.5833333,32.91666667,SOUTH,RREAS,1703,865,San Diego,Y,6,NO,33.5418603,-0.823152942,0.088658472,0.81494971,0.86099868,4.213257815,-0.176778011,0.116776593,0.021654076,0.129934314,0.639243,0.016614228,0.8914327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484,2017,484,0,0,0,1.098612289,3.135494216,0,0,0,0,0.693147181,0.693147181,0,0,0,0,0,0,0,0,0,0,0,0,0,0,0,0.693147181,0.693147181,0,0,0,1.098612289,0,0,0,0,0,0,0,0,0,0,0.693147181,0,0,0,1.888206653,8,0.908034912,0.18461866,-117.3333333,32.70833333,SOUTH,RREAS,1703,94,San Diego,Y,2,NO,8.798454696,0.011162807,-0.200140743,0.421378807,0.342515704,8,-0.064253959,-0.013254945,0.094952983,0.143277744,0.725993,0.027622274,0.863693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493,2017,493,0,0,0,2.585241998,2.215408399,0,0,0,1.242453325,5.852763666,0,0,0.693147181,0,0,0,0,0,0,0,0,0,0,0,4.249921777,0.693147181,1.319528665,0.549306144,0,0,0,0.895879735,0,0,0,0,1.098612289,2.047172281,0,0,0,0.34657359,0,0,2.13833306,0,2.359105924,14,0.893919681,0.196423612,-120.8833333,35,CENTRAL,RREAS,1703,192,Point Sal,Y,2,NO,25.92748929,-0.652164078,-0.182417784,-0.06533661,0.608331271,5.546207239,-0.127284275,0.104162561,-0.106216866,0.187876556,0.658079,0.112397397,0.8396170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494,2017,494,0,0,0,0.693147181,0.693147181,0,1.945910149,0,0.693147181,2.772588722,0,0,0,0,0,0,0,0,0,0,0,0,0,0,3.044522438,3.258096538,5.891644212,0.693147181,0,0,0,0.693147181,0,0,0.693147181,0,0,1.386294361,0,0,0,1.945910149,0,0,1.386294361,0,2.378086044,14,0.901111686,0.275407922,-120.975,35,CENTRAL,RREAS,1703,374,Point Sal,Y,2,NO,25.79014401,-0.806716669,-0.040571944,-0.1682338,0.773712513,6.006574075,-0.046004795,0.062584779,-0.043219247,0.083168078,0.551114,0.125098929,0.8768798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495,2017,495,0,0,0,2.564949357,3.33220451,0,0.693147181,0,0.693147181,4.532599493,0,0,1.098612289,0,1.791759469,0,0,0,0,0,1.791759469,0,0,0,2.197224577,0,4.007333185,1.098612289,0,0,0,1.791759469,0,0,0,0.693147181,1.098612289,0.693147181,0,0,0,2.63905733,1.791759469,0,1.609437912,0,2.727632578,18,0.943695926,0.227597518,-121.1166667,35,CENTRAL,RREAS,1703,532,Point Sal,Y,2,NO,34.11826983,-0.746509281,-0.008433603,0.032001836,0.709598574,11.08407514,-0.067559814,0.160716871,-0.084012003,0.189677612,0.722175,0.157260579,0.8992344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601,2017,601,0,0,0,2.397895273,0.693147181,0,1.098612289,0.693147181,0,0,0,2.302585093,0,2.833213344,0,0,0,0,0,0,0,0,3.258096538,3.218875825,3.044522438,0.693147181,6.386879319,0,0,0,3.258096538,0,0,0,0,0,2.772588722,0,0,0,0,0,0,0,0,0,2.388538778,13,0.931222308,0.400363432,-124.5266602,40.5,NORTH,RREAS,1703,61,False Cape,Y,2,NO,32.65080692,-0.831252599,0.524956878,0.055959044,1.130053371,6.869030825,0.085734367,0.05765604,-0.008527323,0.107971828,0.537581,0.093064177,0.8026502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602,2017,602,0,0,0,1.098612289,0,0,1.609437912,0,0,4.564348191,0,0.693147181,0,1.386294361,0,0,0,0,0,0,0,0,1.098612289,0,1.098612289,0,3.688879454,0,0,0,0,0,0,0,0,0,0,0,0,0,0,0,0,0,0,0,1.869358742,8,0.898970989,0.170262027,-124.6200033,40.5,NORTH,RREAS,1703,187,False Cape,Y,2,NO,15.23794397,-0.442602216,0.032827757,-0.431019246,0.946816491,5.551494334,0.061514012,-0.022656463,0.036464327,0.11126789,0.655067,0.072443189,0.8392836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603,2017,603,0,0,0,0.693147181,0.693147181,0,0,0,0,0,0,0,0,0.693147181,0,0,0,0,0,0,0,0,0,0,0,0,1.386294361,0,0,0,0,0,0,0,0,0,0,0,0,0,0,0,0,0,0,0,1.33217904,4,0.960962314,0.251308183,-124.7299967,40.5,NORTH,RREAS,1703,1622,False Cape,Y,3,NO,3.465735903,0.379454657,-0.30991318,0.390873077,0.91799627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605,2017,605,0,0,0,1.098612289,0,0,0,0,0,0.693147181,0.693147181,0,0,0,0,0,0,0,1.386294361,0,0,0,1.386294361,1.098612289,0,0,2.197224577,0,0,0,0,0,0,0,0,0,0,0,0,0,0,0,0,0,0,0,1.873466338,7,0.962770539,0.279694596,-124.95,40.5,NORTH,RREAS,1703,2565,False Cape,Y,5,NO,8.553332238,-0.247801444,0.318184425,-0.525445865,0.740738503,7,0.008510778,-0.207165538,0.057718963,0.265169835,0.672487,0.017693147,0.7862764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611,2017,611,0,0,0,1.098612289,0.693147181,0,0.693147181,0,0.693147181,0,0,0,0,2.197224577,0,0.693147181,0,0,0,0,0,0,0,0,0,0,2.079441542,0,0,0,0,0,0.693147181,0,0,0,0,0,0,0,0,0,0,0,0,0,1.943559083,8,0.934653788,0.208611591,-124.2700033,41,NORTH,RREAS,1703,79,Trinidad Head,Y,5,NO,8.84101431,0.139256088,0.475085357,0.035588498,0.176882974,8,0.163334362,0.042071816,0.11335251,0.094223764,0.697635,0.026059635,0.8641391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613,2017,613,0,0,0,0,0,0,1.945910149,0,0,2.708050201,0,0,0,2.772588722,1.098612289,0,0,0,1.098612289,0,0,0,0,0,0,0,1.098612289,0,0,0,0,0.693147181,0.693147181,0,0,0,0,0,0,0,0,0,0,0,0,0,1.946993091,8,0.936305196,0.369251636,-124.4900065,41,NORTH,RREAS,1703,520,Trinidad Head,Y,1,NO,12.1086803,-0.336235322,0.227214783,-0.807604589,1.01972876,8,0.084631173,0.062551907,-0.055900722,0.134882191,0.85956,0.120955428,0.8983663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615,2017,615,0,0,0,0,1.098612289,0,1.098612289,0,0,3.931825633,1.609437912,0,0,1.098612289,0,0,0,0,0,0,0,0,0,0,0,0,1.098612289,0,0,0,0,0,0,0,0,0,0,0,0,0,0,0,0,0,0,0,1.635662267,6,0.912879643,0.190629113,-124.7099935,41,NORTH,RREAS,1703,743,Trinidad Head,Y,1,NO,9.9357127,-0.085160439,-0.010459203,-0.575097281,0.818672972,5.859503984,0.125093107,-0.010973962,0.143042519,0.123413632,0.861992,0.031262589,0.7946286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617,2017,617,0,0,0,0,0,0,1.791759469,0,0,2.302585093,0,0,0,1.098612289,0,0,0,0,0,0,0,0,0,0,0,0,0,0,0,0,0,0,0,0,0,0,0,0,0,0,0,0,0,0,0,0,1.056367581,3,0.961544293,0.453659861,-124.9299967,41,NORTH,RREAS,1703,2804,Trinidad Head,Y,1,NO,5.192956851,0.112990785,0.074159072,-0.963649157,1.020263215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621,2017,621,0,0,0,4.672828834,0.693147181,0.693147181,3.526360525,0,2.63905733,0,2.302585093,2.302585093,0,3.761200116,0,1.098612289,0,0,0,0,0,0,0,0.693147181,0.693147181,0,3.091042453,0,0,0,1.098612289,0,1.386294361,0,0,0,0,0,0,0,0,0,0,2.079441542,0,0,2.524340766,15,0.932161503,0.364024906,-124.2599935,41.5,NORTH,RREAS,1703,66,Flint Rock Head,Y,2,NO,30.73120865,-0.504328354,0.735225349,0.07239603,0.843191745,9.476342947,0.13100277,-0.007787758,-0.025511217,0.06733721,0.708814,0.154338589,0.847044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623,2017,623,0,0,0,1.609437912,0.693147181,0,3.044522438,0,2.995732274,4.852030264,0,0,0,3.36729583,0,1.791759469,0,0,0,0,0,0,0,0,0,0,2.833213344,0,0,0,0,0,1.386294361,0,0,0,0,0,0,0,0,0,0,0,0,0,2.080679706,9,0.946957664,0.211513242,-124.4799967,41.5,NORTH,RREAS,1703,169,Flint Rock Head,Y,2,NO,22.57343307,-0.343606131,0.325450926,-0.432060687,0.76092405,7.096231775,0.068389777,-0.033944223,0.033650549,0.107553298,0.727382,0.073821685,0.875638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625,2017,625,0,0,0,0,0,0,2.197224577,0,0,1.609437912,0.693147181,0,0,0,0,0.693147181,0,0,0,0,0,0,0,0,0,0,0,0,0,0,0,0,0,0,0,0,0,0,0,0,0,0,0,0,0,0,1.264581651,4,0.912201194,0.48895453,-124.7,41.5,NORTH,RREAS,1703,946,Flint Rock Head,Y,1,NO,5.192956851,0.268607509,0.319920875,-0.944241576,0.910821634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641,2017,641,0,0,0,2.197224577,2.302585093,0,1.386294361,0,0,1.609437912,0,0.693147181,0,3.737669618,0,3.828641396,0,0,0,0,0,0,2.708050201,1.791759469,0,0,3.295836866,0,0,0,2.397895273,0.693147181,1.098612289,0,0,0,1.386294361,0,0,0,0,0,0,0,0.693147181,0.693147181,2.623485611,16,0.946222207,0.232937267,-124.61,42.5,NORTH,RREAS,1703,87,Gold Beach,Y,2,NO,30.51289014,-0.51603205,0.462051041,-0.150763524,0.816102885,11.3471819,0.095329253,-0.028912796,-0.040178133,0.105901482,0.651344,0.206672844,0.8915138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643,2017,643,0,0,0,0,1.098612289,0,1.098612289,0,0,0,0,0,0,2.197224577,0,2.708050201,0,0,0,0,0,0,0,0,0,0,1.386294361,0,0,0,0,0,0,0,0,0,1.098612289,0,0,0,0,0,0,0,0,0,1.719088122,6,0.959440456,0.387586968,-124.83,42.5,NORTH,RREAS,1703,705,Gold Beach,Y,5,NO,9.587406006,0.003483485,0.774645308,-0.325758262,0.490617337,6,0.080126443,0.283776971,0.219684378,0.352671411,0.60671,0.001368153,0.8461181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647,2017,647,0,0,0,0,0,0,0,0,0,1.945910149,0,0,0,0,0,0,0,0,0,0,0,0,0,0,0,0,0,0,0,0,0,0,0,0,0,0,0,0,0,0,0,0,0,0,0,0,0,1,0,0.575147807,-125.27,42.5,NORTH,RREAS,1703,3090,Gold Beach,Y,4,NO,1.945910149,0.358607884,-0.619141147,-0.789556059,1.33532884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671,2017,671,0,0,0,0.693147181,1.386294361,0,0,0,0,0,0,0,0,0,0,0,0,0,0,0,0,0,0,0,0,0,0.693147181,0,0,0,0.693147181,0,0,0,0,0,0,0,0,0,0,0,0,0,0,0,1.33217904,4,0.960962314,0.24796843,-124.58,44,NORTH,RREAS,1703,149,Heceta Head,Y,3,NO,3.465735903,0.450515044,-0.171309228,0.376310617,0.80290440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673,2017,673,0,0,0,0,0,0,0,0,0,0,0,0,0,0,0,0,0,0,0,0,0,0,0,1.386294361,0,0,1.098612289,0,0,0,1.791759469,0,0,0,0,0,1.386294361,0,0,0,0,0,0,0,0,0,1.371257495,4,0.98915141,0.642040083,-124.82,44,NORTH,RREAS,1703,107,Heceta Head,Y,5,NO,5.66296048,-0.981154864,-0.551403691,-0.674695471,1.760854883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681,2017,681,0,0,0,0.693147181,0,0,0,0,0,0,0,0,0,2.833213344,0,0,0,0,0,0,0,0,0,0,0,0,0,0,0,0,0,0,0,0,0,0,0,0,0,0,0,0,0,0,0,0,0.495598728,2,0.71499267,0.671716135,-124.35,44.5,NORTH,RREAS,1703,59,Newport,Y,5,NO,3.526360525,0.717178813,0.352277767,1.009929449,1.149827963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683,2017,683,0,0,0,0,1.098612289,0,0,0,0,1.386294361,0,0,0,0,0,0,0,0,0,0,0,0,0,0,0,0,1.098612289,0,0,0,0,0,0,0,0,0,0,0,0,0,0,0,0,0,0,0,1.092320719,3,0.99427015,0.211498156,-124.59,44.5,NORTH,RREAS,1703,143,Newport,Y,3,NO,3.583518938,0.272603519,-0.476207563,-0.226832402,0.98318896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687,2017,687,0,0,0,1.386294361,1.098612289,0,0,0,0,0,0,0,0,0,0,0,0,0,1.098612289,0,0,0,0,0,0,0,3.526360525,0,0,0,0,1.386294361,1.098612289,0,0,0,0,0,0,1.098612289,0,0,0,0,0,0,1.830689932,7,0.940787831,0.248444605,-125.07,44.5,NORTH,RREAS,1703,1150,Newport,Y,2,NO,10.6933984,-0.265859872,0.098250662,0.577734995,0.927708032,7,0.068136607,-0.211824545,0.103488799,0.247663249,0.707406,0.010493767,0.8822729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701,2017,701,0,0,0,0,0,0,0,0,0,0,0,0,0,0.693147181,0,0.693147181,0,0,0,0,0,0,0,0,0,0,0,0,0,0,0,0,0,0,0,0,0,0,0,0,0,0,0,0,0,0,0.693147181,2,0.999992787,0.887314311,-124.16,45.5,NORTH,RREAS,1703,117,Tillamook,Y,5,NO,1.386294361,1.234458148,0.78039061,-0.65522144,1.15588476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703,2017,703,0,0,0,0,0,0,0,0,0.693147181,1.609437912,0,0,0,1.791759469,0,0,0,0,0,0,0,0,0,0,0,0,0,0,0,0,0,0,0,0,0,0,0,0,0,0,0,0,0,0,0,0,1.029372248,3,0.936972156,0.55912705,-124.4,45.5,NORTH,RREAS,1703,198,Tillamook,Y,5,NO,4.094344562,0.220371209,-0.335892463,-1.047756009,1.297796939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707,2017,707,0,0,0,2.708050201,1.386294361,0,1.098612289,0,0,7.883446354,1.098612289,0,1.098612289,1.386294361,1.098612289,0,1.098612289,0,0,0,0,0,0,0,1.386294361,0,2.197224577,0,0,0,0,0,0,0,0,0,0,0,0,0,0,0,0,0,0,0,2.104666105,11,0.877713606,0.166062296,-124.88,45.5,NORTH,RREAS,1703,1100,Tillamook,Y,1,NO,22.44066566,-0.494298402,0.065223099,-0.260980636,0.919735467,1.718725958,0.036906283,0.115899114,-0.03555467,0.187009632,0.691469,0.177905413,0.8841441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711,2017,711,0,0,0,1.386294361,0.693147181,0,0,0,0,2.397895273,0,0,0,0,0,0.693147181,0,0,0,0,0,0,0,0,0,0,0,0,0,0,0,0,0,0,0,0,0,0,0,0,0,0,0,0,0,0,1.248052597,4,0.900278023,0.137050761,-124.32,46,NORTH,RREAS,1703,121,Columbia River,Y,4,NO,5.170483995,0.299409631,-0.196197687,-0.269176784,0.7210801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7_715,2017,715,0,0,0,1.791759469,1.386294361,0,1.098612289,0,0,5.036952602,1.098612289,0,0,0,0,0,0,0,2.708050201,0,0,0,0,0,0,0,0,0,0,0,0,0,0,0,0,0,0,0,0,0,0,0,0,0,0,0,1.617930073,6,0.902983127,0.181831123,-124.8,46,NORTH,RREAS,1703,469,Columbia River,Y,1,NO,13.12028121,-0.032409798,0.165007275,-0.462340231,0.618278899,4.393278848,0.268933915,0.066903233,-0.012098617,0.125637606,0.654617,0.045469682,0.8963674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109,2018,109,0,0,0,1.242453325,0,0,0,0,0,3.857338737,0,0,0,0,0,0,0,0,0,0,0,0,0,0.549306144,0.549306144,0.693147181,1.098612289,0,0,0,0.549306144,0,0.549306144,0,0,0.693147181,0.972955075,1.386294361,0,0.34657359,0,0.549306144,0.34657359,0,0,0,2.361026441,14,0.894647409,0.185195611,-122.0333333,36.58333333,CENTRAL,RREAS,1802,608,Monterey Bay Outside,Y,2,YES,13.38362605,-0.469522689,-0.385762085,-0.264918692,0.550696861,1.809968277,-0.063743023,-0.093189443,-0.089227841,0.137675161,0.673633,0.083167401,0.8727838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110,2018,110,0.34657359,0,0,2.521712558,0.34657359,0,0,0,0,3.189213092,0,0,0.34657359,0,0.34657359,0,0,0,0,0,0,0,0,0.34657359,0,0.34657359,0,0,0,0,0,0,0,0,0,0,0.895879735,0.895879735,0,0,0,0,0.34657359,0,0,0,1.966741871,11,0.820194755,0.198439421,-122.175,36.58333333,CENTRAL,RREAS,1802,2304,Monterey Bay Outside,Y,2,YES,9.928700251,-0.284689179,-0.466972027,-0.249242373,0.474561704,2.38350321,-0.098833705,0.08948943,-0.111715455,0.166915569,0.640689,0.170616889,0.9738287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113,2018,113,0,0,0,1.098612289,1.386294361,0,0,0,0,7.532623619,0,0,1.098612289,0,0,1.386294361,0,0,0,0,0,0,0,0,1.098612289,0,1.386294361,0,0,0,0,0,0,0,0,0,1.945910149,1.945910149,0,0,0,0,0,0,0,0,1.906789614,9,0.867816913,0.205301313,-122.05,36.64666748,CENTRAL,RREAS,1802,900,Monterey Bay Outside,Y,2,YES,18.87916387,-0.498159596,-0.279748699,-0.323475661,0.55905116,1.684809658,-0.085784261,0.120543332,-0.029087114,0.144665072,0.615119,0.071332814,0.9000920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114,2018,114,0,0,0,2.833213344,3.091042453,0,0,0,0,0,0,0,1.098612289,0,0,0,0,0,0,0,0,0,0,0,1.098612289,0,1.945910149,0,0,0,0,0,0,0,0,0,0,1.098612289,0,0,0,0,0,0,0,0,1.692452504,6,0.944574849,0.182091412,-121.8666667,36.76666667,CENTRAL,RREAS,1802,73,Monterey Bay Inside,Y,2,YES,11.16600281,-0.284878164,-0.016795279,0.483933153,0.578847371,6,-0.281173273,0.18016192,-0.085573848,0.335133028,0.538431,0.007735925,0.9487157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115,2018,115,0,0,0,1.903331245,0.895879735,0,0,0,0,0.549306144,0,0.549306144,0,0,0,0,0,0,0,0,0,0,0.972955075,0.549306144,1.354025101,0.549306144,2.810200433,0,0,0,0,0.549306144,0,0,0,0,0.693147181,1.151292546,0,0,0,0,0,0,0,0,2.314257956,12,0.931325602,0.121064664,-121.9083333,36.70833333,CENTRAL,RREAS,1802,91,Monterey Bay Inside,Y,2,YES,12.52736204,-0.366874327,-0.150455543,0.243383932,0.424530176,11.44741562,-0.056571209,-0.041506224,-0.06737612,0.089514624,0.606323,0.092757356,0.7948846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116,2018,116,0,0,0,0,1.545521227,0,0,0,0,0.549306144,0,0.693147181,0,0,0,0,0,0,0,0,0,0,0,0,0,0.549306144,0.693147181,0,0,0,0.693147181,0,0,0,0,0,0.549306144,0.693147181,0,0.549306144,0,0,0,0,0,0,2.128893813,9,0.968900839,0.310697098,-121.9766602,36.73999837,CENTRAL,RREAS,1802,287,Monterey Bay Inside,Y,3,YES,6.515334526,-0.098365994,-0.695876959,0.228652459,0.639280934,9,-0.076730538,-0.086572513,-0.047088519,0.116900219,0.696374,0.049561543,0.8977350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117,2018,117,0,0,0,3.573779636,1.868834809,0,0,0,0,4.716741962,0,0,0,0,0,0,0,0,0,0,0,0,0,0,0,0,1.319528665,0,0,0,0,0,0,0,0,0,1.354025101,0.895879735,0.549306144,0.34657359,0,0,0,0,0,0,1.792577026,8,0.862046811,0.085719457,-122.1083333,36.7,CENTRAL,RREAS,1802,1920,Monterey Bay Outside,Y,2,YES,14.62466964,-0.340672615,-0.235678401,-0.073708797,0.318437182,5.346808484,-0.168897616,-0.097447473,-0.020932185,0.185463023,0.798179,0.023310486,0.8095885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119,2018,119,0,0,0,2.341065614,1.445185879,0,0,0,0,0,0.549306144,0,0,0,0,0,0,0,0,0,0,0,0,0,0,0,1.282474679,0,0,0,0,0,0,0,0,0,1.098612289,0,0,0,0,0.549306144,0,0,0,0,1.668345617,6,0.931120551,0.115913089,-121.9833333,36.84666748,CENTRAL,RREAS,1802,91,Monterey Bay Inside,Y,2,YES,7.265950749,0.0045311,0.022076124,0.398099596,0.457543312,6,-0.064102054,-0.074107553,0.315751598,0.329719016,0.489476,0.001161942,0.7934441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123,2018,123,0.23104906,0,0,3.525205122,1.978298065,0,0,0,0,0,0,0,0,0,0,0.23104906,0,0.366204096,0,0,0,0,0,0.23104906,0,0,0,0,0,0,0,0,0,0,0,0,0,0,0,0,0,0,0.23104906,0,0,0,1.317066439,7,0.676837763,0.268169148,-122.2916667,36.98333333,CENTRAL,RREAS,1802,82,Davenport,Y,3,YES,6.793903524,0.136949363,0.191322942,0.585644207,0.716770546,2,-0.091590636,0.273711853,0.082154384,0.297727244,0.459381,0.006267451,0.9041325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124,2018,124,0,0,0,3.368809466,1.194506313,0,0,0,0,0,0,0,0,0,0,0,0,0.597253156,0,0,0,0,0,0,0,0,0.597253156,0,0,0,0,0,0,0,0,0,0.366204096,0,0,0,0,0,0,0,0,0,1.270030492,5,0.789113332,0.192445163,-122.375,36.98333333,CENTRAL,RREAS,1802,128,Davenport,Y,2,YES,6.124026187,0.13588929,-0.018794641,0.486063101,0.561085862,3.612015883,-0.298838164,0.222044546,0.191544056,0.411337304,0.423282,0.000169326,0.9385090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125,2018,125,0,0,0,1.386294361,0.693147181,0,0,0,0,0,0,0,0,0,0,0,0,0.693147181,0,0,0,0,0,0,0,0,0.693147181,0,0,0,0,0,0,0,0,0,0,0,0,0,0,0.693147181,0,0,0,0,1.560710409,5,0.969722695,0.21759709,-122.425,36.98333333,CENTRAL,RREAS,1802,446,Davenport,Y,3,YES,4.158883083,0.325193058,-0.144899565,0.470115903,0.62887453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126,2018,126,0,0,0,2.282174096,0,0,0,0,0,2.744468863,0,0,0,0,0,0,0,0.34657359,0,0,0,0,0,0,0,0,0.693147181,0,0,0,0,0,0,0,0,0,0,0,0,0.34657359,0,0,0.34657359,0,0,0,1.42303497,6,0.7942102,0.164841581,-122.5916667,36.98333333,CENTRAL,RREAS,1802,432,Davenport,Y,1,YES,6.75951091,-0.072510898,-0.475664833,-0.174837283,0.386964274,2.371551605,-0.116113544,-0.249446617,-0.311306091,0.410814905,0.845539,0.0008632,0.7769976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131,2018,131,0.549306144,0,0,2.868286149,0.34657359,0,0.34657359,0,0,2.297559925,0.549306144,0.549306144,0,0.34657359,0,0,0,2.456327443,0,0,0,0,0,0.549306144,0.895879735,0.549306144,1.700598691,0,0,0,0,0,0.549306144,0,0,0,1.386294361,0.549306144,0,0,0,1.716993602,0,0,0,0,2.576582799,17,0.909420489,0.140403474,-122.5666667,37.275,CENTRAL,RREAS,1802,82,Pescadero,Y,2,YES,18.20680369,-0.501312687,-0.064502111,-0.011862051,0.456511816,8.009016413,0.041967276,0.019904238,-0.084206329,0.100881289,0.593014,0.340105946,0.9004640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132,2018,132,0.34657359,0,0,3.487706964,1.647918433,0,0,0,0,1.647918433,0.34657359,0,0,1.151292546,0,0,0,1.039720771,0,0,0,0,0.549306144,0,1.242453325,1.039720771,1.868834809,0,0,0,0.34657359,0,0,0,0,0,0.549306144,0.34657359,0,0,0,1.700598691,0,0,0,0,2.47813719,15,0.915099941,0.076141513,-122.65,37.275,CENTRAL,RREAS,1802,95,Pescadero,Y,2,YES,17.31107139,-0.387399343,-0.009817772,0.147565816,0.399434844,8.113548847,-0.024385496,0.074938693,-0.046868937,0.089125267,0.693942,0.153466942,0.8448672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133,2018,133,0,0,0,3.6313143,0.895879735,0,0,0,0,4.068112777,0,0,0,0,0,0,0,0.34657359,0,0,0,0,0.693147181,0.34657359,0.34657359,0.972955075,2.729792757,0,0,0,0,0,0,0,0,0,0.34657359,0.972955075,0,0.34657359,0,0.34657359,0.34657359,0,0,0,2.177048917,14,0.824934079,0.072227132,-122.8166667,37.275,CENTRAL,RREAS,1802,184,Pescadero,Y,2,YES,16.39017203,-0.416976968,-0.202713718,-0.055493948,0.37939985,5.297312802,-0.119230606,-0.079742864,-0.057652945,0.144688604,0.722409,0.044577491,0.8827342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134,2018,134,0,0,0,1.994492023,0.34657359,0,0,0,0,5.214832368,0,0,0,0,0,0,0,0,0,0,0.34657359,0,0,0,0,0.804718956,1.386294361,0,0,0,0,0,0,0,0,0,0.549306144,1.039720771,0,0.34657359,0,0,0.34657359,0,0.34657359,0,1.903334175,11,0.793751702,0.148582016,-122.9833333,37.275,CENTRAL,RREAS,1802,518,Pescadero,Y,2,YES,12.72223258,-0.377870828,-0.411939422,-0.16875256,0.462931384,1.524381784,-0.092776724,-0.004243405,-0.027708719,0.085138563,0.601243,0.061528201,0.8811617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135,2018,135,0,0,0,1.445185879,0.693147181,0,0,0,0.34657359,5.072667544,0,0,0,0,0,0,0,0,0,0,0,0,0,0,0,0,0.895879735,0,0,0,0,0,0,0,0,0,0.895879735,0,0,1.647918433,0,0.549306144,0.549306144,0,0,0,1.821874973,9,0.829170614,0.130850592,-123.15,37.275,CENTRAL,RREAS,1802,950,Pescadero,Y,1,YES,12.09586439,-0.240361854,-0.355666454,-0.25494524,0.377985412,1.751004304,-0.013301163,-0.024889487,0.09893663,0.103241404,0.584777,0.026361193,0.788805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139,2018,139,0,0,0,1.386294361,1.791759469,0,0,0,0,0,0,1.098612289,0,0,0,0,0,0,0,0,0,0,0,0,0,0,1.098612289,0,0,0,0,0,0,0,0,0,0,0,0,0,0,0,0,0,0,0,1.364727981,4,0.98444137,0.169317473,-122.8666667,37.79166667,CENTRAL,RREAS,1802,55,Gulf of the Farallones,Y,3,YES,5.375278408,0.200762869,-0.062938624,0.437211833,0.536462764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152,2018,152,0,0,0,2.744468863,0.34657359,0,0.34657359,0,1.198947636,2.604743076,0,0,0,1.098612289,0,0,0,0,0,0,0,0,0,0.34657359,0,0,2.232954059,0,0,0,0,0,0,0,0,0,0,0,0,0.34657359,0,0.34657359,0,0,0,0,1.974781432,10,0.857636307,0.074108504,-123.0416667,37.65833333,CENTRAL,RREAS,1802,108,Farallones Outside,Y,2,YES,11.61259388,-0.217693279,-0.122743879,-0.148202799,0.20388014,4.397120109,0.044690845,-0.013996493,0.067293952,0.089990536,0.68871,0.048567786,0.8577555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154,2018,154,0,0,0,1.945910149,2.564949357,0,0,0,0,4.262679877,0,0,0.693147181,0,0,0,0,0,0,0,0,0,0,0,0,0,0,0,0,0,0,0,0,0,0,0,0,0,0,0,0,0,0,0,0,0,1.229695251,4,0.88703602,0.130933686,-123.2083333,37.65833333,CENTRAL,RREAS,1802,1301,Farallones Outside,Y,2,YES,9.466686564,-0.051312812,-0.216049777,-0.240886838,0.229065835,3.55616678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156,2018,156,0,0,0,4.219940044,2.341065614,0,0.34657359,0,1.151292546,2.376795096,0,0.549306144,0.34657359,0.693147181,0,0,0,0.34657359,0,0,0,0,0.804718956,0,0,0,2.191013317,0,0,0,0,0.34657359,0,0,0,0,0.549306144,0.34657359,0,1.319528665,0,0,0.34657359,0,0,0,2.408667691,16,0.868743038,0.072220344,-123.1383301,37.74333496,CENTRAL,RREAS,1802,91,Farallones Outside,Y,2,YES,18.27555525,-0.354504879,0.007660978,0.042816668,0.339185843,7.57943695,0.028271606,0.056451108,-0.064124557,0.093860846,0.754151,0.254118454,0.9016754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160,2018,160,0,0,0,2.302585093,0.549306144,0,0.34657359,0,0,1.831780823,0,0.972955075,0,0,0,0,0,0,0,0,0,0,0.34657359,0,0,0,1.354025101,0,0,0,0,0,0.34657359,0,0,0,0,0,0,0.34657359,0,0,0,0,0,0,1.935559978,9,0.880910863,0.049559698,-123.3166667,37.88333333,CENTRAL,RREAS,1802,91,Farallones Outside,Y,1,YES,8.396946597,0.021875988,-0.157565331,-0.05178511,0.083411051,5,0.077192779,-0.05530658,-0.00583582,0.104568132,0.73547,0.106102671,0.8671245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162,2018,162,0,0,0,0,0,0,0,0,0,0.693147181,0.693147181,0,0,0,0,0,0,0,0,0,0,0,0,0.693147181,0,0,0,0,0,0,0,0,0,0,0,0,0,0,0,0,0,0,0,0,0,0,1.098612289,3,0.999996966,0.684148078,-123.5,37.88333333,CENTRAL,RREAS,1802,1328,Farallones Outside,Y,5,YES,2.079441542,0.592616425,-0.414132939,-1.089074428,1.26919777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165,2018,165,0,0,0,2.772588722,2.772588722,1.098612289,0,0,0,0,0,1.945910149,0,3.33220451,0,2.197224577,0,1.098612289,0,0,0,0,0,0,0,0,1.098612289,0,0,0,1.098612289,0,0,0,0,0,1.098612289,0,0,0,0,0,0,0,0,0,2.205118325,10,0.957670304,0.305475996,-123,38.16666667,CENTRAL,RREAS,1802,55,Point Reyes,Y,2,YES,18.51357812,-0.338908221,0.445602318,0.516766641,0.839016893,9.27989338,0.061840502,0.05865492,0.097244912,0.136719107,0.7035,0.032401293,0.9483616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167,2018,167,0,0,0,2.602003344,1.242453325,0,0,0,0.804718956,2.689948677,0.34657359,0.34657359,0,0,0,0,0.34657359,0,0,0,0,0,0.34657359,0.693147181,0,0,0.693147181,0,0,0,0,0,0,0,0,0,0,0,0,0,0,0,0,0,0,0,1.99052441,10,0.864473392,0.044098424,-123.1666667,38.16666667,CENTRAL,RREAS,1802,91,Point Reyes,Y,1,YES,10.11171302,-0.012713021,-0.107105252,-0.111946607,0.085182611,6,0.103151917,0.007788767,-0.007987497,0.115527209,0.714366,0.143309537,0.8476101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171,2018,171,0,0,0,0.549306144,0.549306144,0,0,0,0,1.098612289,0.804718956,0,0,0,0,0,0.34657359,0,0,0,0,0,0,0,0,0,0,0,0,0,0,0.34657359,0,0,0,0,0,0,0,0,0,0.34657359,0,0,0,0,1.849796976,7,0.950606902,0.294124078,-123.4833333,38.16666667,CENTRAL,RREAS,1802,400,Point Reyes,Y,3,YES,4.041664304,0.559277437,-0.312356686,-0.246583639,0.672727486,NA,0.093465546,0.099364953,0.169575919,0.224387685,0.687475,0.016777507,0.791715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174,2018,174,0,0,0,1.791759469,0,0,0,0,0,0.693147181,0,0,0,0,0,0,0,0,0,0,0,0,0,0,0,0,0,0,0,0,0,0.693147181,0,0,0,0,0,0,0,0,0,1.098612289,0.693147181,0,0,0,1.525687084,5,0.947961506,0.332804979,-123.7083333,38.16666667,CENTRAL,RREAS,1802,2063,Point Reyes,Y,3,YES,4.9698133,0.081970424,-0.374297524,0.643864143,0.738057788,5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183,2018,183,0,0,0,2.197224577,1.386294361,2.302585093,1.098612289,0,0,0,0,0,0,2.197224577,0,1.098612289,0,0,0,0,0,0,0,0,0,0,1.098612289,0,0,0,1.098612289,0,1.386294361,0,0,0,0,0,0,0,0,0,0,0,0,0,2.146136074,9,0.976748126,0.245555171,-123.2333333,38.46666667,CENTRAL,RREAS,1802,53,Fort Ross,Y,5,NO,13.86407212,-0.039411254,0.599374572,0.148090799,0.738160702,9,0.125956348,-0.034432422,0.044679003,0.149200246,0.732073,0.053520214,0.9019427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211,2018,211,0,0,0,0,0,0,0,0,0,0,0,0,0,0,0,0,0,0,0,0,0,0,0,0,0,0,0,0,0,0,0,1.609437912,0,0,0,0.693147181,0,0,0,0.693147181,0,0,0,0,0,0,1.011128754,3,0.920366263,0.917029973,-122.325,36.58333333,CENTRAL,RREAS,1802,2516,Monterey Bay Outside,Y,5,YES,2.995732274,-1.040388269,-1.392322211,0.392384201,1.6723743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212,2018,212,0.693147181,0,0,3.988984047,2.197224577,0,0,0,0,3.17805383,0,0,0,0,0,0,2.197224577,0,0,0,0,0,1.098612289,0,1.098612289,1.098612289,1.791759469,0,0,0,0.693147181,0.693147181,0,0,0,1.098612289,2.302585093,1.609437912,0.693147181,1.791759469,0,0.693147181,0,0,0,0,2.677094205,17,0.944896598,0.188769697,-122.5166667,36.58333333,CENTRAL,RREAS,1802,2997,Monterey Bay Outside,Y,2,YES,26.91721403,-0.659436021,-0.123325437,0.030873076,0.614757328,11.78510587,-0.03526864,0.045090587,-0.077727098,0.092014588,0.718278,0.19819506,0.8624504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237,2018,237,0,0,0,1.589026915,1.700598691,0,0,0,0,1.935600505,0,0,0,2.255429753,0,0,0,1.039720771,0,0,0,0,0,0,0,0,1.039720771,0,0,0,0.693147181,0,0,0,0,0,1.098612289,0,0,0,0,0.34657359,0,0,0,0,2.090631023,9,0.951486702,0.086401505,-122.8316732,37.59666748,CENTRAL,RREAS,1802,74,Gulf of the Farallones,Y,1,YES,11.69843047,-0.104259714,-0.149404332,0.03017327,0.092320156,8,-0.199290012,-0.051973854,0.09012986,0.214789753,0.665458,0.007547554,0.8373981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01,2018,401,0,0,0,1.700598691,0,0,0,0,0,2.99196814,0,0,0,0,0,0,0,0,0,0,0,0,0,0,0,2.10234631,1.945910149,0,0,0,0,0.804718956,0,0,0,1.567747108,0.549306144,2.429906202,0,1.198947636,0,2.131339939,1.683647915,0,0,0,2.316441301,11,0.966030689,0.275649683,-118.2,32.71666667,SOUTH,RREAS,1802,1586,San Clemente,Y,6,NO,19.10643719,-0.690123822,-0.45310336,0.02295946,0.503269948,7.879030822,-0.122451361,-0.0238342,-0.045106029,0.035879819,0.764519,0.051111856,0.8194853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02,2018,402,0,0,0,0.693147181,3.453877639,0,0,0,0,4.829113098,0,0,0.693147181,0,0,0,0,0,0,0,0,0,0,0,0.34657359,2.63905733,3.061246405,0,0,0.34657359,0,1.151292546,0,0,0,0,0.549306144,1.242453325,0,0,0,0.549306144,0,0,0,0,2.134455132,12,0.858967646,0.180921989,-118.4533366,32.71666667,SOUTH,RREAS,1802,222,San Clemente,Y,2,NO,19.55509417,-0.593505982,-0.308742132,-0.077360011,0.465304521,5.32623546,-0.152950226,0.04554288,-0.099732662,0.086174258,0.788067,0.082073032,0.8623503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03,2018,403,0,0,0,3.813772195,2.56198199,0,0,0,0,2.602003344,0,0,0.34657359,0,0,0,0,0.34657359,0,0,0,1.647918433,0,0,0,3.691994729,2.673553765,0.693147181,0,0.895879735,0,0.895879735,0,0,0,1.445185879,0,2.596478425,0,0.549306144,0,2.238668407,3.63306439,0,0.549306144,0,2.608058579,17,0.920530056,0.279444989,-118.7483398,32.71666667,SOUTH,RREAS,1802,1253,San Clemente,Y,6,NO,31.18128768,-0.749694009,-0.227434065,0.262725338,0.474184223,9.995398116,-0.098069383,0.009082178,-0.100272368,0.08434146,0.671792,0.117946604,0.8154466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04,2018,404,0,0,0,2.354765101,1.198947636,0,0,0,0,3.820061586,0,0,0.34657359,0,0,0,0,0,0,0,0,0,0,0,0,0.693147181,1.445185879,0,0,0,0,0,0,0,0,0,0,1.545521227,0,0.34657359,0,0.804718956,1.098612289,0,0,0,2.064818668,10,0.896738964,0.077799148,-119.0166667,32.71666667,SOUTH,RREAS,1802,777,San Clemente,Y,2,NO,13.65410704,-0.318911066,-0.301707582,0.006929694,0.262174874,5.699365569,-0.154234151,-0.017908002,-0.147920052,0.124024119,0.615742,0.06264779,0.9087584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11,2018,411,0,0,0,1.980057084,2.682716367,0,0,0,0,2.167596682,0,0,0.46209812,0,0,0,0,0,0,0,0,0,0,0,0,0.366204096,0.46209812,0.23104906,0,0,0,0,0,0,0,0,0.23104906,1.803882017,0,0,0,1.245889873,0,0,0.23104906,0,2.058930356,11,0.858640325,0.099252984,-119.2866699,33.68999837,SOUTH,RREAS,1802,892,San Nicolas,Y,2,NO,11.86368954,-0.219401002,-0.242466277,0.159759775,0.131936699,6.960784314,-0.205537122,0.05252435,-0.118805626,0.124558599,0.629497,0.053070333,0.9077306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12,2018,412,0,0,0,1.151292546,1.935600505,0,0,0,0,4.468017548,0,0,0.549306144,0,0,0,0.34657359,0.34657359,0,0,0,0,0,0,0,1.732867951,2.843487678,0.693147181,0,0,0,0,0,0,0,0,0,3.218075184,0,0.34657359,0,1.892094817,0.34657359,0,0,0,2.235892507,13,0.871709935,0.1814438,-119.4483398,33.58666585,SOUTH,RREAS,1802,1874,San Nicolas,Y,2,NO,19.87018392,-0.57157584,-0.320939701,-0.002950928,0.397781713,5.483809517,-0.136974526,0.002455344,-0.13661584,0.110052874,0.542694,0.089388443,0.9252415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13,2018,413,0,0,0,0.693147181,0.549306144,0,0,0,0,2.799210979,0,0,0,0,0,0,0,0,0,0,0,0,0,0,0,0,0.34657359,0.693147181,0,0,0,0,0,0,0,0,0,1.892094817,0,0,0,0.804718956,0,0,0,0,1.703092021,7,0.875215524,0.219225696,-119.6049967,33.48666585,SOUTH,RREAS,1802,775,San Nicolas,Y,2,NO,7.778198848,-0.082483404,-0.563599408,-0.279857915,0.640879115,6,-0.315230884,-0.052186224,0.026830741,0.192486292,0.762239,0.004148657,0.7456687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14,2018,414,0,0,0,0.895879735,1.868834809,0,0,0,0.34657359,0,0,0,0.34657359,0,0,0,0,0,0,0,0,0,0,0,0,0.549306144,1.700598691,0,0,0,0,0,0,0,0,0,0,1.098612289,0,0,0,1.609437912,0.34657359,0,0,0,2.009384393,9,0.914509786,0.203361205,-119.7633301,33.38333333,SOUTH,RREAS,1802,103,San Nicolas,Y,3,NO,8.762390351,-0.187633735,-0.133709812,0.560878626,0.347164699,6,-0.151636846,0.1629824,-0.222939721,0.254036573,0.509982,0.055906973,0.9364039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22,2018,422,0,0,0,2.249904835,2.109753853,0,0,0,0,7.459111216,0,1.935600505,0.34657359,0,0,0,0.34657359,2.312486407,0,3.553712737,0,0,0,0,0,3.603929936,3.154049221,0.804718956,0,0,0,0.804718956,0,0,0,0,0,5.40983914,0,0,0,3.044522438,0,0,2.302585093,0,2.464903472,15,0.910213136,0.358423088,-120.3,34.31833496,SOUTH,RREAS,1802,380,San Miguel,Y,2,NO,39.43808047,-0.910414268,-0.228200985,0.071916833,0.662754317,5.342512468,-0.06747709,0.01255288,-0.130913853,0.126644368,0.529578,0.179924401,0.8313372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23,2018,423,0,0,0,1.242453325,1.589026915,0,0,0,0.34657359,0.693147181,0,0.34657359,0.34657359,0.34657359,0,0,0,0.804718956,0,1.039720771,0,0,0,0,0,0,1.522261219,0,0,0,0,0,0,0,0,0,0.693147181,2.260894289,0,0,0,0.895879735,0,0,1.242453325,0,2.477125251,14,0.938639927,0.180532353,-120.4716634,34.17666829,SOUTH,RREAS,1802,122,San Miguel,Y,2,NO,13.36999726,-0.284108682,-0.224533331,0.387760253,0.139256217,10,-0.028871318,0.04371713,-0.070597237,0.125193439,0.611487,0.164360489,0.8922480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24,2018,424,0,0,0,2.255429753,2.671167126,0,0,0,0,0,0,0,0,1.47221949,0,0,0.34657359,0,0,0,0,0,0,0,0,0,1.242453325,0,0,0,0,0.34657359,0,0,0,0,0.693147181,1.522261219,0,0,0,1.039720771,0,0,1.039720771,0,2.137725392,10,0.928401938,0.177273135,-120.5783366,34.06999919,SOUTH,RREAS,1802,190,San Miguel,Y,2,NO,12.62926682,-0.293855332,0.093577132,0.491087799,0.446680355,8,-0.216972491,0.197117943,-0.049833574,0.211258088,0.551337,0.011332753,0.8833278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25,2018,425,0,0,0,3.572992234,2.802901033,0,0,0,0,1.763180262,0.549306144,0,0,1.039720771,0,0,0,0,0,0,0,0,0.34657359,0,0,0,0.34657359,0,0,0,0,0,0,0,0,0,0.34657359,0.34657359,0,0,0,0.34657359,1.151292546,0,0,0,2.021202637,11,0.84290665,0.09912795,-120.7116699,33.91833496,SOUTH,RREAS,1802,1848,San Miguel,Y,2,NO,12.61226094,-0.167851512,-0.004856551,0.195914519,0.316113616,5.472089312,-0.11520914,-0.034310307,0.060941,0.097705692,0.768791,0.031037447,0.8706215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41,2018,441,0,0,0,1.039720771,1.700598691,0,0,0,0,0,0,0,0.34657359,0,0,0,0.34657359,0.34657359,0,0.549306144,0,0,0.693147181,1.242453325,1.935600505,0,3.758760425,0,0,0,0.972955075,0.34657359,0.34657359,0,0,0,1.039720771,1.497866137,0,0,0,0.895879735,0,0,1.198947636,0,2.587627062,17,0.913318628,0.238713999,-121.3633301,35.70333252,CENTRAL,RREAS,1802,60,Piedras Blancas,Y,2,NO,18.25782435,-0.648016995,0.141404418,0.304697515,0.735652952,10.54525592,-0.072938433,-0.002567503,-0.147647918,0.158475418,0.517919,0.1397848,0.7353250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42,2018,442,0,0,0,1.098612289,1.386294361,0,0,0,0,1.098612289,0,0,0,0,0,0,0,0,0,0,0,0,0,0,0.693147181,0,1.098612289,0,0,0,0,0,0,0,0,0,0,0,0,0,0,0,0,0,0,0,1.587167805,5,0.986161579,0.040410759,-121.4299967,35.70333252,CENTRAL,RREAS,1802,167,Piedras Blancas,Y,1,NO,5.375278408,0.164427368,-0.238818175,0.067277754,0.26621478,5,-0.266688819,-0.133429629,0.173446319,0.336341062,0.579822,0.000861023,0.8811372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43,2018,443,0,0,0,0.895879735,1.945910149,0,0,0,0,1.282474679,0,0,0,0,0,0,0,0.34657359,0,0,0,0,0,0,0.895879735,0.549306144,1.935600505,0,0,0,0,0.972955075,0,0,0,0,0.895879735,0.693147181,0,0.34657359,0,0.34657359,0,0,0.34657359,0,2.39300895,13,0.932965099,0.084298309,-121.5083333,35.70333252,CENTRAL,RREAS,1802,557,Piedras Blancas,Y,2,NO,11.4533273,-0.278105012,-0.285105022,0.148023752,0.339174101,9,-0.119038538,-0.022356858,-0.046494461,0.118256032,0.597531,0.054380646,0.8320781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44,2018,444,0,0,0,0.549306144,0.34657359,0,0,0,0,0,0,0,0,0,0,0,0.34657359,0,0,0,0,0.34657359,0,0,0.34657359,0,0,0,0,0,0,0.693147181,0,0,0,0,0,0.34657359,0,0,0,0,0,0,0,0,1.903503667,7,0.978206661,0.533875635,-121.7,35.70333252,CENTRAL,RREAS,1802,885,Piedras Blancas,Y,5,NO,2.975321276,0.471221948,-0.546904612,0.827873455,1.095634029,NA,-0.22704266,0.225260856,-0.006869133,0.312065844,0.556402,0.006536502,0.8445967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45,2018,445,0.34657359,0,0,0.693147181,1.098612289,0,0,0,0,1.098612289,0,0,0,0,0,0,0,0,0,0,0,0,0,0,0.972955075,0.34657359,0,0,0,0,0,0.34657359,0,0,0,0,0.972955075,0.693147181,0,0,0,0,0,0,0.549306144,0,2.213537648,10,0.961326769,0.220382354,-121.8666667,35.70333252,CENTRAL,RREAS,1802,1050,Piedras Blancas,Y,2,NO,7.118456003,-0.00444915,-0.560593732,0.058590402,0.456778857,7,-0.140831152,0.123007166,-0.093498186,0.201025704,0.680699,0.073626625,0.8071214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53,2018,453,0,0,0,0,0,0,0,0,0,0,0,0,0,0.693147181,0,0,0,0,0,0,0,0,0,0,0,0,0,0,0,0,0,0,0,0,0,0,0,0,0,0,0,0,0,0,0,0,0,1,0,0.942232386,-123.3866699,38.46666667,CENTRAL,RREAS,1802,115,Fort Ross,Y,5,NO,0.693147181,1.64024658,0.376788731,-0.224535558,1.76904084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54,2018,454,0,0,0,1.098612289,1.098612289,0,0,0,0,0.693147181,0,0,0,0,0,0,0,0,0,0,0,0,0,0,0,0,0,0,0,0,0,0,0,0,0,0,0,0,0,0,0,0,0,0,0,0,1.077785511,3,0.981039674,0.188081624,-123.7099935,38.46666667,CENTRAL,RREAS,1802,910,Fort Ross,Y,3,NO,2.890371758,0.532314817,-0.167266891,0.069504159,0.59216806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55,2018,455,0,0,0,1.945910149,1.386294361,0,0,0,0,1.098612289,0,0,0,0,0,0,0,0,0,0,0,0,0,0,0,0,0,0,0,0,0,0,0,0,0,0,0,0,0,0,0,0,0,0,0,0,1.070696272,3,0.974586789,0.115465771,-124.0583333,38.46666667,CENTRAL,RREAS,1802,3263,Fort Ross,Y,3,NO,4.430816799,0.341351974,-0.111467891,0.063950886,0.402013547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61,2018,461,0,0,0,2.48490665,0.693147181,0,0.34657359,0,0.34657359,1.522261219,0.972955075,0,0,2.030221505,0,0,0,0,0,0,0,0,0,0.34657359,0,0,0.693147181,0,0,0,0,0,0,0,0,0,0.34657359,0,0,0,0,0,0,0,0,0,2.041915638,10,0.886792309,0.096386096,-123.7833333,39.13333333,CENTRAL,RREAS,1802,73,Navarro,Y,2,NO,9.782933171,0.098928785,0.065564999,-0.081596381,0.238074767,6,0.065669786,0.028740116,0.045892368,0.095491409,0.734849,0.082961873,0.8526227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63,2018,463,0,0,0,1.666102255,0.34657359,0,0.34657359,0,0,1.748253781,0.34657359,0,0,0.34657359,0,0,0,0,0,0,0,0,0,0,0,0,0.549306144,0,0,0,0,0,0,0,0,0,0,0,0,0,0.34657359,0,0,0,0,0,1.799228735,8,0.865245604,0.110238129,-124,39.13333333,CENTRAL,RREAS,1802,404,Navarro,Y,1,NO,5.696530132,0.229155943,-0.221321583,-0.152829299,0.319387919,3,0.083320362,0.014903794,0.07608554,0.123745894,0.702614,0.06717532,0.8101654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64,2018,464,0,0,0,0.549306144,0.34657359,0,0,0,0,0.34657359,0,0,0.34657359,0,0,0,0,0,0,0,0,0,0,0,0,0,0,0,0,0,0,0,0,0,0,0,0,0,0,0,0,0,0,0,0,0,1.363572006,4,0.983607512,0.46112369,-124.3166667,39.13333333,CENTRAL,RREAS,1802,2153,Navarro,Y,4,NO,1.589026915,0.888955091,-0.470928613,0.084688327,1.00942062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65,2018,465,0,0,0,0.34657359,0,0,0,0,0,0,0,0,0,0,0,0,0,0,0,0,0,0,0,0,0,0,0,0,0,0,0,0,0,0,0,0,0,0,0,0,0,0,0,0,0,0,0,1,0,0.783723041,-124.6,39.13333333,CENTRAL,RREAS,1802,3292,Navarro,Y,3,NO,0.34657359,1.076844586,-0.645653453,0.812082281,1.50477251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71,2018,471,0,0,0,2.890371758,1.609437912,0,0,0,0.693147181,0,0,0.693147181,0,1.098612289,0,0,0,0,0,0,0,0,2.079441542,0.693147181,0,0,0.693147181,0,0,0,0,0,0,0,0,0,0.693147181,0,0,0,0,0,0,0,0,0,2.034941159,9,0.926141165,0.179580566,-123.9166667,39.83333333,CENTRAL,RREAS,1802,65,Delgada,Y,2,NO,11.1435994,-0.096894035,0.317090405,0.323944933,0.564348433,9,0.06992571,-0.024293167,0.110535657,0.140649809,0.586127,0.029033896,0.9365092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73,2018,473,0,0,0,0.693147181,1.609437912,0,0,0,0,2.890371758,0,0,0,0,0,0,0,0,0,0,0,0,0,0,0,0,0,0,0,0,0,0,0,0,0,0,0,0,0,0,0,0,0,0,0,0,0.957973908,3,0.871982783,0.147435704,-124.1083333,39.83333333,CENTRAL,RREAS,1802,236,Delgada,Y,4,NO,5.192956851,0.218373097,-0.272386365,-0.301218902,0.408075505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81,2018,481,0,0,0,2.63905733,2.63905733,0,0,0,0,6.033086222,0,0,0,0,0,0,0,0,0,0,0,0,0,0,0,2.079441542,2.079441542,0,0,0,0,0.693147181,0,0,0,0,0.693147181,3.970291914,0,0,0,1.386294361,0.693147181,0,0,0,2.076017551,10,0.901602575,0.166022372,-117.75,33.01666667,SOUTH,RREAS,1802,798,San Diego,Y,2,NO,22.90611178,-0.6002297,-0.234187317,0.02492607,0.405031738,5.060302234,-0.205914408,0.032315905,-0.051911463,0.077982696,0.755548,0.030960115,0.8226433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82,2018,482,0,0,0,3.663561646,3.663561646,0,0,0,0,0.693147181,0,0,0,0,0,0,0,0,0,0,0,0,0,0,0,0,2.995732274,0,0,0,0,0,0,0,0,0,1.386294361,4.234106505,0,0,0,2.564949357,0,0,0,0,1.833913017,7,0.942444167,0.216709395,-117.5833333,32.91666667,SOUTH,RREAS,1802,865,San Diego,Y,2,NO,19.20135297,-0.555882924,-0.002132703,0.398504346,0.421572739,5.889283176,-0.264837836,-0.020076179,0.058892735,0.154150171,0.543158,0.006305805,0.9208219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83,2018,483,0,0,0,0.693147181,2.302585093,0,0,0,0,3.36729583,0,0,0,0,0,0,0,0,0,0,0,0,0,0,0,3.688879454,2.48490665,0,0,0,0,0,0,0,0,1.098612289,1.386294361,5.899897354,0,0,0,2.48490665,0,0,0,0,2.037018534,9,0.927086619,0.282605403,-117.4216634,32.81666667,SOUTH,RREAS,1802,555,San Diego,Y,2,NO,23.40652486,-0.733101086,-0.371094274,-0.031555156,0.547866822,5.621849656,-0.24605247,-0.012816481,-0.046296649,0.110367797,0.741134,0.018219376,0.8300379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84,2018,484,0,0,0,3.17805383,3.850147602,0,0,0,0,5.003946306,0,0,0,0,0,0,0,0,0,1.098612289,0,0,0,0,0,1.098612289,1.386294361,0,0,0,0,0,0,0,0,0,0,2.833213344,0,0,0,1.386294361,0,0,0,0,1.929467165,8,0.927877013,0.160498315,-117.3333333,32.70833333,SOUTH,RREAS,1802,94,San Diego,Y,2,NO,19.83517438,-0.531089674,-0.239889345,0.053520247,0.333083617,5.715243244,-0.269597258,-0.087556954,-0.184967615,0.224391273,0.722555,0.016576048,0.865753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91,2018,491,0,0,0,1.133732461,0.732408192,0,0,0,0,0,0,1.059351277,0,0,0,0,0,0,0,1.707987993,0,0,0,0,0,0,1.329661349,0,0,0,0,0,0,0,0,0,0,0,0.366204096,0,0,0,0,0,0,0,1.702909513,6,0.950411011,0.314995841,-120.7333333,35,CENTRAL,RREAS,1802,55,Point Sal,Y,2,NO,6.329345368,0.196798636,-0.279141866,0.641501857,0.737872696,5,-0.174179649,-0.295293985,-0.187776159,0.384520597,0.551747,0.0014981,0.9115669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92,2018,492,0,0,0,4.317488114,0.693147181,0,0,0,0,0,1.098612289,0.693147181,0,0,0,0,0,0,0,0,0,0,0,0,0.693147181,0,1.098612289,0,0,0,0,0,0,0,0,0,0,0.693147181,0,0,0,0,0,0,0,0,1.635845984,7,0.840657922,0.225911405,-120.7933268,35,CENTRAL,RREAS,1802,94,Point Sal,Y,2,NO,9.287301413,-0.123589117,-0.002556418,0.588403013,0.63805464,5.140319181,-0.064693564,-0.127725644,0.233614267,0.272335577,0.616811,0.004025535,0.8674645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93,2018,493,0,0,0,2.708050201,0,0,0,0,0,2.772588722,0,0,0,0,0,0,0,0,0,0,0,0,0,0,0,1.098612289,0,0,0,0,0,0.693147181,0,0,0,0,0,1.791759469,0,0,0,0,0,0,0.693147181,0,1.646135783,6,0.918725019,0.278204305,-120.8833333,35,CENTRAL,RREAS,1802,192,Point Sal,Y,2,NO,9.757305042,-0.453648148,-0.584617341,-0.153049915,0.631019967,6,-0.268015598,0.093265172,-0.159631656,0.31538522,0.921676,0.014374913,0.8290712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94,2018,494,0,0,0,1.791759469,0.34657359,0,0,0,0,1.935600505,0,0,0,0,0,0,0,0,0,0,0,0,0,0,0,0.549306144,0.34657359,0,0,0,0,0.34657359,0,0,0,0,0.549306144,1.039720771,0,0,0,0,0,0,0,0,1.844863274,8,0.887191166,0.149572439,-120.975,35,CENTRAL,RREAS,1802,374,Point Sal,Y,2,NO,6.905413805,-0.036946602,-0.496499037,-0.070986058,0.382700804,5,-0.205914408,0.032315905,-0.051911463,0.203200406,0.783996,0.030960115,0.8438818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495,2018,495,0,0,0,1.609437912,0,0,0,0,0,0,0,0,0,0,0,0,0.693147181,0,0,0,0,0,0,0,0,1.098612289,0,0,0,0,0,0,0,0,0,0,0,0,0,0,0,0,0,0,0,0,1.04325534,3,0.949609053,0.533942546,-121.1166667,35,CENTRAL,RREAS,1802,532,Point Sal,Y,3,NO,3.401197382,0.295882558,-0.154577235,1.033717395,1.12344955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601,2018,601,0,0,0,0.34657359,0,0,0,0,0,0,0,0,0,0,0,0,0,0,0,0,0,0,0,0,0,0,0,0,0,0,0,0,0,0,0,0,0,0,0,0,0,0,0,0,0,0,0,1,0,0.783723041,-124.5266602,40.5,NORTH,RREAS,1802,61,False Cape,Y,3,NO,0.34657359,1.076844586,-0.645653453,0.812082281,1.62735887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602,2018,602,0,0,0,0,0,0,0,0,0,0,0,0,0,0,0,0,0,0,0,0,0,0,0,0,0,0,0,0,0,0,0,0,0,0,0,0,0,0,0,0,0,0.693147181,0,0,0,0,0,1,0,0.908826915,-124.6200033,40.5,NORTH,RREAS,1802,187,False Cape,Y,5,NO,0.693147181,0.785449528,0.889074146,1.132471159,1.34124459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611,2018,611,0,0,0,1.386294361,0.693147181,0,0.693147181,0,0,0,0,0,0,0.693147181,0,0,0,0,0,0,0,0,0.693147181,0,0,0,0,0,0,0,0,0,0.693147181,0,0,0,0,0,0,0,0,0,0,0,0,0,1.747868097,6,0.975502852,0.258445174,-124.2700033,41,NORTH,RREAS,1802,79,Trinidad Head,Y,3,NO,4.852030264,0.460767216,0.42497163,0.096496528,0.231950487,NA,0.188114894,-0.166300196,0.191068638,0.233997845,0.713188,0.003589835,0.8238716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613,2018,613,0,0,0,0,0.693147181,0,0,0,0,0,0,0,0,0,0,0,0,0,0,0,0,0,0,0,0,0,0,0,0,0,0,0,0,0,0,0,0,0,0,0,0,0,0,0,0,0,0,1,0,0.665434619,-124.4900065,41,NORTH,RREAS,1802,520,Trinidad Head,Y,3,NO,0.693147181,1.234873944,-0.148398172,0.082971561,1.14571629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615,2018,615,0,0,0,0.693147181,0,0,0,0,0,0,0,0,0,0,0,0,0,0,0,0,0,0,0,0,0,0,0,0,0,0,0,0,0.693147181,0,0,0,0,0,0,0,0,0.693147181,0,0,0,0,1.098612289,3,0.999996966,0.573698945,-124.7099935,41,NORTH,RREAS,1802,743,Trinidad Head,Y,5,NO,2.079441542,0.766410561,0.287508394,0.793262155,0.98796156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617,2018,617,0,0,0,0,0,0,0,0,0,0,0,0,0,0,0,0,0,0,0,0,0,0,0,0,0,0,0,0,0,0,0,0,0.693147181,0,0,0,0,0,0,0,0,0.693147181,0,0,0,0,0.693147181,2,0.999992787,0.85020228,-124.9299967,41,NORTH,RREAS,1802,2804,Trinidad Head,Y,5,NO,1.386294361,0.718652411,0.956247306,0.873668056,1.11832468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621,2018,621,0,0,0,4.007333185,0.693147181,0,0,0,0,0,0,0,0,1.609437912,0,0.693147181,0,0,0,0,0,0,0,0.693147181,0,0,1.609437912,0,0,0,0,0,1.098612289,0,0,0,0,0,0,0,0,0,0,0,0,0,1.723653968,7,0.885782267,0.217495187,-124.2599935,41.5,NORTH,RREAS,1802,66,Flint Rock Head,Y,2,NO,10.40426284,-0.120460028,0.350406621,0.419249024,0.641098161,6.171085134,0.065159766,-0.20428292,0.206631127,0.291308968,0.576403,0.005516424,0.9277188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622,2018,622,0,0,0,2.833213344,0.693147181,0,1.386294361,0,0,0,0,0.693147181,0,1.098612289,0,1.098612289,0,0,0,0,0,0,1.098612289,0,0.693147181,0,0.693147181,0,0,0,0,0,0,0,0,0,0,0,0,0,0,0,0,0,0,0,2.06880737,9,0.941554334,0.177678835,-124.3700033,41.5,NORTH,RREAS,1802,96,Flint Rock Head,Y,5,NO,10.28793329,0.033057158,0.473725097,0.117881385,0.310122105,9,0.118570985,0.020926068,0.06248269,0.064542026,0.618914,0.054158681,0.927716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623,2018,623,0,0,0,1.098612289,0,0,0.693147181,0,0,0,0,0,0,0,0,0,0,0,0,0,0,0,0.693147181,0,0,0,0,0,0,0,0,0,0.693147181,0,0,0,0,0,0,0,0,0,0,0,0,0,1.363572006,4,0.983607512,0.444107788,-124.4799967,41.5,NORTH,RREAS,1802,169,Flint Rock Head,Y,3,NO,3.17805383,0.620672678,0.647667005,0.079708693,0.38549315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625,2018,625,0,0,0,1.098612289,0,0,0,0,0,0,0,0,0,0,0,0,0,0,0,0,0,0,0.693147181,0,0,0,0,0,0,0,0,0,0,0,0,0,0,0,0,0,0,0,0,0,0,0,0.667319472,2,0.962731548,0.525273947,-124.7,41.5,NORTH,RREAS,1802,946,Flint Rock Head,Y,3,NO,1.791759469,0.790777613,-0.010275916,0.661183725,1.00206193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641,2018,641,0,0,0,2.079441542,0,0,1.945910149,0,0,0,0,0,0,0,0,0.693147181,0,0,0,0,0,0,1.098612289,0,1.609437912,0,1.386294361,0,0.693147181,0,1.609437912,0,0,0,0,0,0,0,0,0,0,0,0,0,0,1.386294361,2.137882125,9,0.972991594,0.318090306,-124.61,42.5,NORTH,NWFSC,1805,87,Gold Beach,Y,2,NO,12.50172289,-0.329543957,0.699862378,-0.069613408,0.657325963,9,0.136287888,-0.044047353,-0.013954449,0.07070361,0.645053,0.114314443,0.8490151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643,2018,643,0,0,0,2.564949357,2.302585093,0,0.693147181,0,0,0,0,0,0,0,0,0,0,0,0,0,0,0,0,0,0,0,3.951243719,0,0.693147181,0,0,0,1.098612289,0,0,0,0.693147181,0,0,0,0,0,0,0,0,0,1.725545155,7,0.886754144,0.14923672,-124.83,42.5,NORTH,NWFSC,1805,705,Gold Beach,Y,2,NO,11.996832,-0.247557797,0.282643467,0.304976818,0.679542928,5.828063434,0.089219814,-0.088885199,0.108918203,0.145134075,0.62055,0.024100612,0.9095785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645,2018,645,0,0,0,0,0,0,0,0,0,0,0,0,0,0,0,0,0,0,0,0,0,0,0,0,0,0,1.098612289,0,0,0,0,0,0,0,0,0,0,0,0,0,0,0,0,0,0,0,0,1,0,0.697658439,-125.05,42.5,NORTH,NWFSC,1805,1732,Gold Beach,Y,3,NO,1.098612289,0.237645696,-1.208903511,0.303547721,1.73687288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651,2018,651,0,0,0,1.386294361,1.098612289,0,1.945910149,0,0.693147181,0,0,0,0,0,0,2.197224577,0,0,0,0,0,0,0,0,1.098612289,0,1.098612289,0,0,0,0,0,1.098612289,0,0,0,0,0,0,0,0.693147181,0,0,0,0,0,2.126582496,9,0.967848914,0.210958237,-124.63,43,NORTH,NWFSC,1805,116,Bandon,Y,5,NO,11.3101726,0.071913815,0.543087454,0.013986758,0.236310428,9,0.105846032,-0.017323873,0.062524563,0.074781137,0.660711,0.051167392,0.8668779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653,2018,653,0,0,0,1.386294361,1.098612289,0,0.693147181,0,0,0,0,0,0,0,0,0,0,0,0,0,0,0,0,0,0.693147181,0,2.48490665,0,0,0,0,0,0,0,0,0,0,0,0,0,0,0,0,0,0,0,1.486003876,5,0.923304974,0.113249058,-124.85,43,NORTH,NWFSC,1805,140,Bandon,Y,2,NO,6.356107661,0.064160493,0.05300896,0.315260029,0.61436702,5,-0.103697529,0.163364863,0.271348472,0.400040713,0.465437,0.001162753,0.9086366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655,2018,655,0,0,0,0,2.197224577,0,1.945910149,0,0,0,0,0,0,0,0,0,0,0,1.098612289,0,0,0,0,0,0,0,2.63905733,0,0,0,0,0,0,0,0,0,0,0,0,0,0,0,0,0,0,0,1.34249663,4,0.968404869,0.322636355,-125.07,43,NORTH,NWFSC,1805,1644,Bandon,Y,5,NO,7.880804345,-0.182847991,0.71034429,0.138756802,0.557280462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657,2018,657,0,0,0,3.091042453,2.772588722,0,0,0,0,0,0,0,0,0,0,0,0,0,0,0,0,0,0,0,0,0,3.17805383,0,0,0,0,0,0,0,0,0,0,0,0,0,0,0,0,0,0,0,1.096920195,3,0.99845676,0.164889204,-125.29,43,NORTH,NWFSC,1805,3077,Bandon,Y,2,NO,9.041685006,-0.177974729,0.040819168,0.455430441,0.824552844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661,2018,661,0,0,0,1.098612289,0,0,0.693147181,0,0,0,0,0,0,0,0,0.693147181,0,0,0,0,0,0,0,0,0,0,0,0,0,0,0,0,0,0,0,0,0,0,0,0,0,0,0,0,0,2.302585093,1.249419561,4,0.901264077,0.56058064,-124.36,43.5,NORTH,NWFSC,1805,98,Coos Bay,Y,3,NO,4.787491743,0.736173663,0.808381223,0.226452281,0.611083717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663,2018,663,0,0,0,1.386294361,0,0,1.386294361,0,0,0,0,0,0,0,0,0,0,0,0,0,0,0,0,0,0,0,0,0,0,0,0,0,0,0,0,0,0,0,0,0,0,0,0,0,0,1.098612289,1.092936491,3,0.994830648,0.485889923,-124.58,43.5,NORTH,NWFSC,1805,200,Coos Bay,Y,3,NO,3.871201011,0.608171488,0.714724394,0.306577203,0.52574557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665,2018,665,0,0,0,0,0,0,0,0,0,0,0,0,0,0,0,0,0,0,0,0,0,0,0,0,0,0,1.791759469,0,0,0,0,0,0,0,0,0,0,0,0,0,0,0,0,0,0,0,0,1,0,0.648598829,-124.8,43.5,NORTH,NWFSC,1805,603,Coos Bay,Y,3,NO,1.791759469,-0.142188617,-1.130347003,0.395435782,1.7366140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667,2018,667,0,0,0,0,1.098612289,0,1.098612289,0,0,0,0,0,0,0,0,0,0,0,0,0,0,0,0,0,0,0,2.302585093,0,0,0,0,0,0,0,0,0,0,0,0,0,0,0,0,0,0,0,1.031331802,3,0.938755813,0.316373452,-125.02,43.5,NORTH,NWFSC,1805,1181,Coos Bay,Y,2,NO,4.49980967,0.359399366,0.459518957,-0.138755785,0.115036015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671,2018,671,0,0,0,0,0.693147181,0,1.098612289,0,0,0,0,0,0,0,0,0,0,0,0.693147181,0,0,0,0,0,0,0,0,0,0,0,0,0,0,0,0,0,0,0,0,0,0,0,0,0,0,0,1.073127609,3,0.976799881,0.57919962,-124.58,44,NORTH,NWFSC,1805,149,Heceta Head,Y,3,NO,2.48490665,0.887497348,0.668094433,-0.163745603,0.63046152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677,2018,677,0,0,0,0.693147181,0.693147181,0,0,0,0,0,1.098612289,0,0,0,0,0,0,0,0,0,0,0,0,0,0,0,0,0,0,0,0,0,0,0,0,0,0,0,0,0,0,0,0,0,0,0,1.073127609,3,0.976799881,0.430714705,-125.3,44,NORTH,NWFSC,1805,2914,Heceta Head,Y,5,NO,2.48490665,0.844461915,0.112986454,0.36244046,0.78516550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681,2018,681,0,0,0,0,0.693147181,0,0,0,0,0,0,0,0,0,0,0,0,0,0,0,0,0,0,0,0,0,0,0,0,0,0,0,0,0,0,0,0,0,0,0,0,0,0,0,0,0,0,1,0,0.665434619,-124.35,44.5,NORTH,NWFSC,1805,59,Newport,Y,3,NO,0.693147181,1.234873944,-0.148398172,0.082971561,1.14571629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683,2018,683,0,0,0,0,1.386294361,0,1.098612289,0,0,0,0,0,0,0,0,0,0,0,0,0,0,0,0,0,0,0,0,0,0,0,0,0,0,0,0,0,0,0,0,0,0,0,0,0,0,0,0.686430577,2,0.990302845,0.482976666,-124.59,44.5,NORTH,NWFSC,1805,143,Newport,Y,5,NO,2.48490665,0.786373753,0.524673761,-0.002664816,0.49648698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685,2018,685,0,0,0,1.791759469,0,0,0,0,0,0,0,0,0,0,0,0,0,0,1.098612289,0,0,0,0,0,0,0,1.386294361,0,0,0,0,0,0,0,0,0,0,0,0,0,0,0,0,0,0,0,1.078797093,3,0.981960452,0.340644912,-124.83,44.5,NORTH,NWFSC,1805,227,Newport,Y,2,NO,4.276666119,0.107739835,-0.263291808,0.711310703,1.087393526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691,2018,691,0,0,0,0,0,0,1.386294361,0,0,0,0,0,0,0,0,0.693147181,0,0,0,0,0,0,0,0,0,0,0,0,0,0,0,0,0,0,0,0,0,0,0,0,0,0,0,0,0,0,0.636514168,2,0.91828921,0.789311533,-124.11,45,NORTH,NWFSC,1805,75,Lincoln City,Y,5,NO,2.079441542,0.75297972,0.979263603,-0.582790733,0.85669996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693,2018,693,0,0,0,1.098612289,0,0,0,0,0,0,0,0,0,0,0,0,0,0,1.791759469,0,0,0,0,0,0,0,0,0,0,0,0,0,0,0,0,0,0,0,0,0,0,0,0,0,0,0,0.664110011,2,0.958101309,0.610522759,-124.35,45,NORTH,NWFSC,1805,196,Lincoln City,Y,3,NO,2.890371758,0.726567322,0.176716809,0.923405375,1.11070350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695,2018,695,0,0,0,1.098612289,0,0,1.098612289,0,0,0,0,0,0,0,0,0,1.098612289,0,1.098612289,0,0,0,0,0,0,0,0,0,0,0,0,0,0,0,0,0,0,0,0,0,0,0,0,0,0,0,1.386294361,4,0.999998197,0.534526845,-124.59,45,NORTH,NWFSC,1805,449,Lincoln City,Y,3,NO,4.394449155,0.59518757,0.819473563,0.354179028,0.6020870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701,2018,701,0,0,0,0,0.693147181,0,0,0,0,0,0,0,0,0,0,0,0,0,0,0,0,0,0,0,0,0,0,0,0,0,0,0,0,0,0,0,0,0,0,0,0,0,0,0,0,0,0,1,0,0.665434619,-124.16,45.5,NORTH,NWFSC,1805,117,Tillamook,Y,3,NO,0.693147181,1.234873944,-0.148398172,0.082971561,1.14571629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703,2018,703,0,0,0,1.386294361,1.945910149,0,1.098612289,0,0,0,0,0,0,0,0,0,0,0,0,0,0,0,0,0,0,0,0,0,0,0,0,0,0,0,0,0,0,0,0,0,0,0,0,0,0,0,1.070696272,3,0.974586789,0.220079965,-124.4,45.5,NORTH,NWFSC,1805,198,Tillamook,Y,3,NO,4.430816799,0.408594009,0.319165115,0.264437002,0.376214523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705,2018,705,0,0,0,2.772588722,1.791759469,0,1.386294361,0,0,0,1.098612289,0,0,0,0,0,0,0,3.401197382,0,0,0,0,0,0.693147181,0,1.386294361,0,0,0,0,0,0,0,0,0,0,0,0,0,0,0,0,0,0,0,1.82653259,7,0.938651381,0.199714743,-124.64,45.5,NORTH,NWFSC,1805,471,Tillamook,Y,5,NO,12.52989376,-0.110149935,0.425560378,0.32366048,0.553700027,6.841488081,0.135922117,0.065606977,0.071533223,0.08447622,0.704964,0.044283708,0.8583051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707,2018,707,0,0,0,0,1.098612289,0,0,0,0,0,0,0,0,0,0,0,0,0,2.302585093,0,0,0,0,0,0,0,0,0,0,0,0,1.098612289,0,0,0,0,0,0,0,0,0,0,0,0,0,0,1.031331802,3,0.938755813,0.637117995,-124.88,45.5,NORTH,NWFSC,1805,1100,Tillamook,Y,3,NO,4.49980967,0.799910404,0.736273073,0.529449005,0.807843224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710,2018,710,0,0,0,0,1.098612289,0,0,0,0,0,0,0,0,0,0,0,0,0,0,0,0,0,0,0,0,0,0,0,0,0,0,0,0,0,0,0,0,0,0,0,0,0,0,0,0,0.693147181,0.667319472,2,0.962731548,0.614491916,-124.05,46,NORTH,NWFSC,1805,68,Columbia River,Y,3,NO,1.791759469,1.134599017,0.175240261,0.14608525,0.91962408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711,2018,711,0,0,0,1.098612289,1.098612289,0,0,0,0,0,0,0,0,0,0,0,0,0,0,0,0,0,0,0,0,0,0,0,0,0,0,0,0,0,0,0,0,0,0,0,0,0,0,0,0,0,0.693147181,2,0.999992787,0.305740273,-124.32,46,NORTH,NWFSC,1805,121,Columbia River,Y,3,NO,2.197224577,0.662231539,-0.021887363,0.283198114,0.71402205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713,2018,713,0,0,0,1.098612289,1.098612289,0,1.098612289,0,0,0,0,0,0,0,0,0,0,0,0,0,0,0,0,0,0,0,0,0,0,0,0,0,0,0,0,0,0,0,0,0,0,0,0,0,0,0,1.098612289,3,0.999996966,0.258731999,-124.56,46,NORTH,NWFSC,1805,159,Columbia River,Y,3,NO,3.295836866,0.574077268,0.2724506,0.183053672,0.42514022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715,2018,715,0,0,0,1.098612289,1.098612289,0,0,0,0,0,0,0,0,0,0,0,0,0,0,0,0,0,0,0,0,0,0,0,0,0,0,0,0,0,0,0,0,0,0,0,0,0,0,0,0,0,0.693147181,2,0.999992787,0.305740273,-124.8,46,NORTH,NWFSC,1805,469,Columbia River,Y,3,NO,2.197224577,0.662231539,-0.021887363,0.283198114,0.71402205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723,2018,723,0,0,0,0,1.098612289,0,0,0,0,0,0,0,0,0,0,1.098612289,0,0,0,0,0,0,0,0,0,0,0,0,0,0,0,0,0,0,0,0,0,0,0,0,0,0,0,0,0,0,0.693147181,2,0.999992787,0.582887166,-124.52,46.5,NORTH,NWFSC,1805,281,Willapa Bay,Y,5,NO,2.197224577,1.043661346,0.301668614,0.037058106,0.77867259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725,2018,725,0,0,0,3.526360525,3.526360525,0,1.791759469,0,0,0,0,0,0,0,0,0,1.098612289,0,1.098612289,0,0,0,0,0,0,0,0,0,0,0,0,0,0,0,0,0,0,0,0,0,0,0,0,0,0,0,1.48335195,5,0.921657241,0.299990386,-124.76,46.5,NORTH,NWFSC,1805,778,Willapa Bay,Y,5,NO,11.0417051,-0.0183994,0.567248701,0.447816303,0.592248536,4.780705459,0.21114768,0.301398299,0.126984602,0.318543256,0.6716,0.002955228,0.8427849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8_727,2018,727,0,0,0,1.945910149,0,0,0,0,0,0,0,0,0,0,0,0,1.098612289,0,0,0,0,0,0,0,0,0,0,0,0,0,0,0,0,0,0,0,0,0,0,0,0,0,0,0,0,0,0.653905005,2,0.943378703,0.524067506,-125,46.5,NORTH,NWFSC,1805,1347,Willapa Bay,Y,3,NO,3.044522438,0.455342494,0.018564964,0.941602178,1.11008457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109,2019,109,0,0,0,0,0,0,0,0,0,3.034212794,0,0,0,0,0,0,0,0,0,0,0,0,0,0,0,0,0,0,0,0,0,0,0,0,0,0,0.549306144,0,0,0,0,0,0,0,0,0,0.428368259,2,0.618000304,0.500259808,-122.0333333,36.58333333,CENTRAL,RREAS,1903,608,Monterey Bay Outside,Y,4,YES,3.583518938,0.005303443,-0.586891169,-0.8260293,0.922298382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110,2019,110,0,0,0,1.098612289,0,0,0,0,0,0,0,0,0,0,0,0,0,0,0,0,0,0,0,0,0.549306144,0,0,0,0,0,0,0,0,0,0,0,0,0,0,0,0,0,0,0,0,0,0.636514168,2,0.91828921,0.522878086,-122.175,36.58333333,CENTRAL,RREAS,1903,2304,Monterey Bay Outside,Y,3,YES,1.647918433,0.688857369,-0.240169727,0.74086082,1.07742107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112,2019,112,0,0,0,0.549306144,1.098612289,0,0,0,0,0,0,0,0,0,0,0,0,0,0,0,0,0,0,0,0.34657359,0,0.549306144,0,0,0,0,0,0,0,0,0,0.34657359,0.549306144,0,0,0,0,0,0,0,0,1.70590014,6,0.95208011,0.271203169,-121.9466634,36.65500081,CENTRAL,RREAS,1903,73,Monterey Bay Inside,Y,3,YES,3.439677902,0.388839282,-0.362290896,0.397559313,0.662576616,NA,-0.336998008,0.112736673,0.130335989,0.368690176,0.609485,0.000733627,0.8316282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113,2019,113,0,0,0,0,1.098612289,0,0,0,0.549306144,2.463626843,0,0,0.549306144,0,0,0,0,0,0,0,0,0,0,0,0.549306144,0,0,0,0,0,0,0,0,0,0,0,0,0,0,0,0,0,0,0,0,0,1.39392949,5,0.866096012,0.291948159,-122.05,36.64666748,CENTRAL,RREAS,1903,900,Monterey Bay Outside,Y,4,YES,5.210157564,0.159632428,-0.344522543,-0.614680981,0.656973987,5,-0.09956657,0.232723122,0.067046443,0.258580965,0.769241,0.014709969,0.8960885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115,2019,115,0,0,0,0,0.549306144,0,0,0,0,1.039720771,0,0,0,0,0,0,0,0,0,0,0,0,0,0,0.549306144,0,0,0,0,0,0,0,0,0,0,0,0,0,0,0,0,0,0,0,0,0,1.048886406,3,0.954734654,0.433468335,-121.9083333,36.70833333,CENTRAL,RREAS,1903,91,Monterey Bay Inside,Y,4,YES,2.13833306,0.589097007,-0.56013717,-0.479004207,0.89494180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116,2019,116,0,0,0,0,0,0,0,0,0,1.560710409,0,0,0,0,0,0,0,0,0,0,0,0,0,0,0.366204096,0,0,0,0,0,0,0,0,0,0,0,0.366204096,0,0,0,0,0,0,0,0,0,0.847798796,3,0.771697379,0.541888423,-121.9766602,36.73999837,CENTRAL,RREAS,1903,287,Monterey Bay Inside,Y,4,YES,2.293118601,0.207593188,-0.75199893,-0.783052439,1.014866273,1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117,2019,117,0,0,0,0,0.549306144,0,0,0,0,2.477913529,0,0,0,0,0,0,0,0,0,0,0,0,0,0,0,0,0,0,0,0,0,0,0,0,0,0,0,0,0,0,0,0,0,0,0,0,0.473593611,2,0.683246225,0.38429436,-122.1083333,36.7,CENTRAL,RREAS,1903,1920,Monterey Bay Outside,Y,4,YES,3.027219673,0.326420925,-0.488706941,-0.623819393,0.791358065,1.70422535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119,2019,119,0,0,0,1.133732461,0.366204096,0,0,0,0,0,0.366204096,0,0,0,0,0,0,0,0,0,0,0,0,0,0,0,0,0,0,0,0,0,0,0,0,0,0,0,0,0,0,0,0,0,0,0,0.941882014,3,0.857335354,0.415909203,-121.9833333,36.84666748,CENTRAL,RREAS,1903,91,Monterey Bay Inside,Y,3,YES,1.866140653,0.781615839,-0.075240574,0.460101128,0.96720139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123,2019,123,0,0,0,1.354025101,0,0,0,0,0,0,0,0,0,0,0,0,0,0,0,0,0,0,0,0,0,0,0,0,0,0,0.34657359,0,0,0,0,0,0.549306144,0.549306144,0,0,0,0,0,0,0,0,1.249059454,4,0.901004315,0.487885287,-122.2916667,36.98333333,CENTRAL,RREAS,1903,82,Davenport,Y,3,YES,2.799210979,0.389906214,-0.232527217,0.885898259,1.02651446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125,2019,125,0,0,0,0,0,0,0,0,0,0.34657359,0,0,0,0,0,0,0,0,0,0,0,0,0,0,0,0,0,0,0,0,0,0,0,0,0,0,0,0,0,0,0,0,0,0,0,0,0,1,0,0.841942722,-122.425,36.98333333,CENTRAL,RREAS,1903,446,Davenport,Y,4,YES,0.34657359,0.850463146,-1.079966206,-0.798237575,1.52319176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126,2019,126,0,0,0,0,0,0,0,0,0,3.877669406,0,0,0,0,0,0,0,0,0,0,0,0,0,0,0,0,0,0,0,0,0,0,0,0,0,0,0,0,0,0,0,0,0,0,0,0,0,1,0,0.528931595,-122.5916667,36.98333333,CENTRAL,RREAS,1903,432,Davenport,Y,4,YES,3.877669406,0.062978943,-0.563796692,-0.791411348,0.886193914,1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127,2019,127,0,0,0,0.549306144,0.972955075,0,0,0,0,0.693147181,0.549306144,0,0,0,0,0,0,0,0,0,0,0,0,0,0,0,0,0,0,0,0,0,0,0,0,0,0,0,0,0,0,0,0,0,0,0,1.35653888,4,0.978534193,0.277256362,-122.7583333,36.98333333,CENTRAL,RREAS,1903,1045,Davenport,Y,3,YES,2.764714544,0.665990296,-0.197460338,-0.042111143,0.71896167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133,2019,133,0,0,0,0,0,0,0,0,0,0,0,0,1.098612289,0,0,0,0,0,0,0,0,0,0,0,0,0,0,0,0,0,0,0,0,0,0,0,0,0,0,0,0,0,0,0,0,0,0,1,0,0.994982366,-122.8166667,37.275,CENTRAL,RREAS,1903,184,Pescadero,Y,5,YES,1.098612289,0.227104604,-0.755628518,1.772867041,1.93747758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152,2019,152,0,0,0,0,0,0,0,0,0,0,0,0,0,0,0,0,0,0,0,0,0,0,0,0,0,0,0.693147181,0,0,0,0,0,0,0,0,0,0,0,0,0,0,0,0,0,0,0,0,1,0,0.75872484,-123.0416667,37.65833333,CENTRAL,RREAS,1903,108,Farallones Outside,Y,3,YES,0.693147181,0.565427843,-1.20321936,0.324308443,1.29942971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154,2019,154,0,0,0,0,1.098612289,0,0,0,0,3.218875825,0,0,0,0,0,0,0,0,0,0,0,0,0,0,1.098612289,0,0,0,0,0,0,0,0,0,0,0,0,0,0,0,0,0,0,0,0,0,0.956447709,3,0.870593582,0.282936464,-123.2083333,37.65833333,CENTRAL,RREAS,1903,1301,Farallones Outside,Y,4,YES,5.416100402,0.040492825,-0.393864291,-0.587003542,0.624474888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156,2019,156,0,0,0,0,0,0,0,0,1.609437912,0,0,0,0,0,0,0,0,0,0,0,0,0,0,0,0,0,1.098612289,0,0,0,0,0,0,0,0,0,0,0,0,0,0,0,0,0,0,0,0.675249078,2,0.974171469,0.665829177,-123.1383301,37.74333496,CENTRAL,RREAS,1903,91,Farallones Outside,Y,5,YES,2.708050201,-0.051209678,-1.207848935,0.327780054,1.15087024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160,2019,160,0,0,0,0,0,0,0,0,0,0,0,0,0,0,0,0,0,0,0,0,0,0,0,0,0,0,1.098612289,0,0,0,0,0,0,0,0,0,0,0,0,0,0,0,0,0,0,0,0,1,0,0.697658439,-123.3166667,37.88333333,CENTRAL,RREAS,1903,91,Farallones Outside,Y,3,YES,1.098612289,0.237645696,-1.208903511,0.303547721,1.17963949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162,2019,162,0,0,0,0,0,0,0,0,0,0,0,0,0,0,0,0,0,0,0,0,0,0,0,0,1.098612289,0,0,0,0,0,0,0,0,0,0,0,0,0,0,0,0,1.098612289,0,0,0,0,0.693147181,2,0.999992787,0.795799446,-123.5,37.88333333,CENTRAL,RREAS,1903,1328,Farallones Outside,Y,5,YES,2.197224577,-0.408711025,0.169033232,1.41047429,1.5167083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165,2019,165,0,0,0,0,0,0,0,0,0,0,0,0,0,0,0,0,0,0,0,0,0,0,0,0,0,0,0,0,1.098612289,0,0,0,0,0,0,0,0,0,0,0,0,0,0,0,0,0,0,1,0,0.995709545,-123,38.16666667,CENTRAL,RREAS,1903,55,Point Reyes,Y,5,YES,1.098612289,-0.002757861,0.54976246,-2.036742689,2.10992424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170,2019,170,0,0,0,0,0,0,0,0,0,3.218875825,0,0,0,0,0,0,0,0,0,0,0,0,0,0,0,0,1.098612289,0,0,0,0,0,0,0,0,0,0,0,0,0,0,0,0,0,0,0,0.567178201,2,0.818259276,0.368181147,-123.3666667,38.16666667,CENTRAL,RREAS,1903,183,Point Reyes,Y,4,YES,4.317488114,-0.092473477,-0.611861644,-0.590200023,0.745923425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211,2019,211,0,0,0,0.549306144,0,0,0,0,0,0,0,0,0,0,0,0,0,0,0,0,0,0,0,0,0,0,0,0,0,0,0,0.549306144,0,0,0,0,0,0,0,0,0,0,0,0,0,0,0.693147181,2,0.999992787,0.682599254,-122.325,36.58333333,CENTRAL,RREAS,1903,2516,Monterey Bay Outside,Y,5,YES,1.098612289,0.854041058,-0.491692849,0.887922446,1.34438505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212,2019,212,0,0,0,1.098612289,1.098612289,0,0,0,0,3.218875825,0,0,0,0,0,0,0,0,0,0,0,0,0,0,0,0,0,0,0,0,0,0,0,0,0,0,0,0,0,0,0,0,0,0,0,0,0.956447709,3,0.870593582,0.125994347,-122.5166667,36.58333333,CENTRAL,RREAS,1903,2997,Monterey Bay Outside,Y,4,YES,5.416100402,0.195178382,-0.270745796,-0.277382604,0.376908752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237,2019,237,0,0,0,0,0,0,0,0,0,0,0,0,0,0,0,0,0,0.549306144,0,0,0,0,0,0,0,0,0.549306144,0,0,0,0,0,0,0,0,0,0,0,0,0,0,0,0,0,0,0,0.693147181,2,0.999992787,0.781283401,-122.8316732,37.59666748,CENTRAL,RREAS,1903,74,Gulf of the Farallones,Y,3,YES,1.098612289,0.223669914,-1.384980417,0.429704707,1.3787983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401,2019,401,0,0,0,0.693147181,0,0,0,0,0,6.23636959,0,0,0,0,0,0,0,0,0,0,0,2.772588722,0,0,0,6.23636959,5.278114659,0,0,2.772588722,0,1.098612289,0,0,0,0,0,7.283448229,0,0,0,5.802118375,5.602118821,0,0,0,2.147304897,10,0.932562263,0.559467405,-118.2,32.71666667,SOUTH,RREAS,1903,1586,San Clemente,Y,6,NO,43.77547618,-1.112882415,-0.510364638,-0.079608508,0.92786445,6.389394295,-0.195826676,0.015752361,-0.057652542,0.066550547,0.702216,0.032253447,0.7067247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402,2019,402,0,0,0,1.945910149,0,0,0,0,0,5.707110265,0,0,0.693147181,0,0,0,0,0,0,0,0,0,0,0,0,6.28785856,5.877735782,0,0,0,0,0,0,0,0,2.833213344,0,4.564348191,0,0,0,5.017279837,3.218875825,0,0,0,2.074533499,9,0.944160406,0.460587172,-118.4533366,32.71666667,SOUTH,RREAS,1903,222,San Clemente,Y,6,NO,36.14547913,-1.020415686,-0.405818763,-0.038848418,0.808827059,6.167499447,-0.246069556,0.058078551,-0.214281498,0.223395802,0.670402,0.032051906,0.7408648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403,2019,403,0,0,0,0,0,0,0,0,0,5.568344504,0,0,0,0,0,0,0,0,0,0,0,0,0,0,0,2.48490665,2.079441542,0,0,2.079441542,0,1.609437912,0,0,0,0,0,1.609437912,0,0,0,3.401197382,4.477336814,0,0,0,1.978744522,8,0.951574398,0.477827434,-118.7483398,32.71666667,SOUTH,RREAS,1903,1253,San Clemente,Y,6,NO,23.30954426,-0.947371981,-0.557531099,-0.224339609,0.869723053,5.760070372,-0.283498241,-0.043854624,-0.115446006,0.176210489,0.845484,0.008830849,0.8071997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404,2019,404,0,0,0,0.693147181,0.693147181,0,0,0,0,5.043425117,0,0,0.693147181,0,0,0,0,0,0,0,0,0.693147181,0,0,0.693147181,1.098612289,1.791759469,0,0,0,0,0,0,0,0,1.791759469,0.693147181,1.386294361,0,0,0,1.098612289,1.791759469,0,0,0,2.324938589,13,0.906426431,0.230958611,-119.0166667,32.71666667,SOUTH,RREAS,1903,777,San Clemente,Y,6,NO,18.16110555,-0.578128155,-0.451796557,-0.148651437,0.53516035,6.629990438,-0.206088878,0.051561991,-0.118334196,0.12412377,0.651544,0.052616091,0.8612688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411,2019,411,0,0,0,0,0,0,0,0,0,2.48490665,0,0,0,0,0,0,0.693147181,0,0,0,0,0,0,0,0,1.098612289,1.791759469,0,0,0,0,0,0,0,0,0,0,1.386294361,0,0,0,0.693147181,0,0,0,0,1.686011816,6,0.940980236,0.355784648,-119.2866699,33.68999837,SOUTH,RREAS,1903,892,San Nicolas,Y,2,NO,8.14786713,-0.525871182,-0.669294713,-0.342448134,0.757004554,6,-0.304809614,-0.021115058,-0.110441045,0.187709075,0.777537,0.009219606,0.8106678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412,2019,412,0,0,0,0,0,0,0,0,0.693147181,2.302585093,0,0,0,0,0,0,0,0,0,0,0,0,0,0,0,2.48490665,1.098612289,0,0,0,0,0,0,0,0,0,0,2.197224577,0,0,0,2.197224577,0,0,0,0,1.712883748,6,0.955977733,0.414743181,-119.4483398,33.58666585,SOUTH,RREAS,1903,1874,San Nicolas,Y,2,NO,10.97370037,-0.669588718,-0.665525959,-0.353133068,0.82139379,6,-0.252418925,0.096790844,-0.114012034,0.171861754,0.749792,0.015867435,0.7922519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414,2019,414,0,0,0,0.549306144,1.354025101,0,0,0,0.549306144,0,0.549306144,0,0,0,0,0,0.34657359,0,0,0,0,0,0,0,0,1.098612289,1.098612289,0,0,0,0,0.549306144,0,0,0,0,0,1.039720771,0,0,0,0.804718956,0,0,0,0,2.223107513,10,0.965482906,0.25733297,-119.7633301,33.38333333,SOUTH,RREAS,1903,103,San Nicolas,Y,3,NO,7.939487573,-0.125380979,-0.227407287,0.616180233,0.388174265,9,0.02502407,0.119195661,-0.038225051,0.201338897,0.745302,0.104929495,0.883800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422,2019,422,0,0,0,1.098612289,1.831780823,0,0,0,0,3.02368609,0,0,0,0,0,0,0,0,0,0,0,0,0,0,0,0.549306144,0,0,0,0,0,0,0,0,0,0,0,0.549306144,0,0,0,0.34657359,0,0,0,0,1.523997039,6,0.850558151,0.111496501,-120.3,34.31833496,SOUTH,RREAS,1903,380,San Miguel,Y,4,NO,7.39926508,0.044968549,-0.297435702,-0.180797891,0.552476771,4.165253241,-0.30437923,-0.158591206,-0.180398007,0.277616708,0.596454,0.002661831,0.8168198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423,2019,423,0,0,0,1.522261219,0.804718956,0,0,0,0,0.804718956,0,0,0,0.34657359,0,0,0,0,0,0,0,0,0,0,0,0,0.549306144,0,0,0,0,0,0,0,0,0,0,0.895879735,0,0,0,0,0,0,0,0,1.696553177,6,0.946863476,0.124189414,-120.4716634,34.17666829,SOUTH,RREAS,1903,122,San Miguel,Y,3,NO,4.923458601,0.28054939,-0.277168623,0.142977147,0.574023132,5,-0.338609152,-0.187179718,0.077351566,0.294542183,0.632391,0.000451917,0.8955365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424,2019,424,0,0,0,0.895879735,0.693147181,0,0,0,0,0.895879735,0,0,0,0,0,0,0,0,0,0,0,0,0,0,0,0,0,0,0,0,0,0,0,0,0,0,0.34657359,0,0,0,0,0,0,0,0,0,1.329800389,4,0.959246483,0.21557216,-120.5783366,34.06999919,SOUTH,RREAS,1903,190,San Miguel,Y,3,NO,2.83148024,0.546629248,-0.290084919,-0.048931971,0.88453636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425,2019,425,0,0,0,1.098612289,0.549306144,0,0,0,0,0,0,0,0,0,0,0,0.693147181,0,0,0,0,0,0,0,0,0,0,0,0,0,0,0,0,0,0,0,0,0,0,0,0,0,0,0,0,0,1.055561708,3,0.960810757,0.411509301,-120.7116699,33.91833496,SOUTH,RREAS,1903,1848,San Miguel,Y,3,NO,2.341065614,0.751385117,-0.083562375,0.482562606,1.07422885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441,2019,441,0,0,0,0,0,0,0,0,0,0,0,0,0,0,0,0,0,0,0,0,0,0,0,0.693147181,1.522261219,0.895879735,1.629048269,0,0,0,0,0.549306144,0,0,0,0,0,0.895879735,0,0,0,0,0,0,0.549306144,0,1.858977707,7,0.955324861,0.544534145,-121.3633301,35.70333252,CENTRAL,RREAS,1903,60,Piedras Blancas,Y,2,NO,6.734828426,-0.87640862,-0.711575906,0.337176188,1.086028166,7,-0.321124239,-0.041377386,-0.231935501,0.387848179,0.69489,0.002004148,0.6101938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442,2019,442,0,0,0,0.895879735,0.34657359,0,0,0,0,4.185042163,0.34657359,0,0,0,0,0,0,0,0,0,0,0,0,0,0,0,0.693147181,0,0,0,0,0.34657359,0,0,0,0,0.34657359,0.34657359,0,0,0,0,0,0,0.549306144,0,1.655344474,9,0.753379356,0.164683928,-121.4299967,35.70333252,CENTRAL,RREAS,1903,167,Piedras Blancas,Y,1,NO,8.056243174,-0.120488614,-0.437608139,-0.346035928,0.453432511,1.182581417,-0.081098146,0.018209073,0.051979009,0.089447672,0.631744,0.039507245,0.6716101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443,2019,443,0,0,0,1.098612289,0.549306144,0,0,0,0,1.903331245,0,0,0,0,0,0,0,0,0,0,0,0,0,0,0,0,0,0,0,0,0,0,0,0,0,0,0,0,0,0,0,0,0,0,0,0,0.985925976,3,0.897425775,0.177843078,-121.5083333,35.70333252,CENTRAL,RREAS,1903,557,Piedras Blancas,Y,4,NO,3.551249678,0.380141156,-0.334016201,-0.220182707,0.515267755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453,2019,453,0,0,0,0,0,0,0,0,0,1.098612289,0,0,0,0,0,0,0,0,0,0,0,0,0,0,0,0,0,0,0,0,0,0,0,0,0,0,0,0,0,0,0,0,0,0,0,0,0,1,0,0.660605705,-123.3866699,38.46666667,CENTRAL,RREAS,1903,115,Fort Ross,Y,4,NO,1.098612289,0.615457272,-0.762601592,-0.722516589,1.15400342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454,2019,454,0,0,0,0,0,0,0,0,0,2.48490665,0,0,0,0,0,0,0,0,0,0,0,0,0,0,0,0,0,0,0,0,0,0,0,0,0,0,0,0,0,1.098612289,0,0,0,0,0,0,0.616331633,2,0.889172177,0.551187087,-123.7099935,38.46666667,CENTRAL,RREAS,1903,910,Fort Ross,Y,4,NO,3.583518938,0.016061801,-0.687345763,-0.873009953,1.01646467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455,2019,455,0,0,0,1.386294361,0,0,0,0,0,1.386294361,0,0,0,0,0,0,0,0,0,0,0,0,0,0,0,0,0,0,0,0,0,0,0,0,0,0,0,0,0,0,0,0,0,0,0,0,0.693147181,2,0.999992787,0.299084733,-124.0583333,38.46666667,CENTRAL,RREAS,1903,3263,Fort Ross,Y,4,NO,2.772588722,0.453876634,-0.480200576,-0.199263131,0.64188477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463,2019,463,0,0,0,0,0.693147181,0,0,0,0.693147181,1.609437912,0,0,0,0,0,0,0,0,0,0,0,0,0,0,0,0,0,0,0,0,0,0,0,0,0,0,0,0,0,0,0,0,0,0,0,0,1.011128754,3,0.920366263,0.373762996,-124,39.13333333,CENTRAL,RREAS,1903,404,Navarro,Y,4,NO,2.995732274,0.474347253,-0.376281677,-0.606498838,0.81709566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464,2019,464,0,0,0,0,0,0,0,0,0,1.098612289,0,0,0,0,0,0,0,0,0,0,0,0,0,0,0,0,0,0,0,0,0,0,0,0,0,0,0,0,0,0,0,0,0,0,0,0,0,1,0,0.660605705,-124.3166667,39.13333333,CENTRAL,RREAS,1903,2153,Navarro,Y,4,NO,1.098612289,0.615457272,-0.762601592,-0.722516589,1.15400342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473,2019,473,0,0,0,0,0,0,0,0,0,3.610917913,0,0,0,0,0,0,0,0,0,0,0,0,0,0,0,0,0.693147181,0,0,0,0,0,0,0,0,0,0,0,0,0,0,0,0,0,0,0,0.441398296,2,0.636798539,0.404359905,-124.1083333,39.83333333,CENTRAL,RREAS,1903,236,Delgada,Y,4,NO,4.304065093,-0.037704124,-0.599911178,-0.646118555,0.779781819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475,2019,475,0,0,0,0,0,0,0,0,0,0.693147181,0,0,0,0,0,0,0,0,0,0,0,0,0,0,0.693147181,0,0,0,0,0,0,0,0,0,0,0,1.098612289,0,0,0,0,0,0,0,0,0,1.073127609,3,0.976799881,0.632852941,-124.7166667,39.83333333,CENTRAL,RREAS,1903,1344,Delgada,Y,4,NO,2.48490665,0.010749263,-0.984904021,-0.813565945,1.16842243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481,2019,481,0,0,0,0.693147181,0,0,0,0,0,5.703782475,0,0,0,0,0,0,0,0,0,0,0,0,0,0,0,0,0,0,0,0.693147181,0,0.693147181,0,0,0,0,0,0,0,0,0,2.833213344,0.693147181,0,0,0,1.376507186,6,0.768242573,0.401096911,-117.75,33.01666667,SOUTH,RREAS,1903,798,San Diego,Y,1,NO,11.30958454,-0.509409562,-0.513514798,-0.64088074,0.961341115,2.566159841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482,2019,482,0,0,0,0,1.098612289,0,0,0,0,8.709134992,0,0,0,0,0,0,0,0,0,0,0,0,0,0,0,4.634728988,2.48490665,0,0,2.48490665,0,0.693147181,0,0,0,0,0.693147181,5.860786223,0,0,0,4.997212274,5.068904202,0,0,0,2.059383402,10,0.894378459,0.488581201,-117.5833333,32.91666667,SOUTH,RREAS,1903,865,San Diego,Y,6,NO,36.72548663,-1.011180431,-0.493165218,-0.142103033,0.861243182,3.996565945,-0.178005851,-0.002836776,-0.034058734,0.040516929,0.762144,0.031370973,0.7929140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483,2019,483,0,0,0,3.258096538,3.496507561,0,0,0,0,7.192934221,0,0,0,0,0,0,0,0,0,0,0,0,0,0,0,0.693147181,1.791759469,0,0,0.693147181,0,0,0,0,0,0,0,1.609437912,0,0,0.693147181,2.48490665,2.197224577,0,0,0,2.043804417,10,0.887612595,0.203307595,-117.4216634,32.81666667,SOUTH,RREAS,1903,555,San Diego,Y,2,NO,24.11030847,-0.632493789,-0.249757473,0.088948295,0.396775882,3.265316153,-0.140697148,-0.113099041,-0.057607491,0.119565894,0.806552,0.026776677,0.8531271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484,2019,484,0,0,0,0,1.945910149,0,0,0,0,0,0,0,0,0,0,0,0,0,0,0,0,0,0,0,0,0,0.693147181,0,0,0,0,0,0,0,0,0,1.386294361,0.693147181,0,0,1.609437912,2.772588722,1.098612289,0,0,0,1.83825925,7,0.944677688,0.44806512,-117.3333333,32.70833333,SOUTH,RREAS,1903,94,San Diego,Y,6,NO,10.19913779,-0.524284596,-0.11065516,0.863193229,0.670238342,7,-0.200082203,-0.114791127,0.183879593,0.248599478,0.68012,0.001886482,0.8732826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491,2019,491,0,0,0,0,0,0,0,0,0,0,0,0,0,0,0,0,0,0,0,0,0,0,0,0,0.34657359,0,0,0,0,0,0,0.34657359,0,0,0,0,0,0,0,0,0,0,0,0,0,0,0.693147181,2,0.999992787,0.915093683,-120.7333333,35,CENTRAL,RREAS,1903,55,Point Sal,Y,5,NO,0.693147181,-0.451138098,-1.656086082,0.369541603,1.64282652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492,2019,492,0,0,0,0.895879735,0,0,0,0,0,0,0,0,0,0,0,0,0,0,0,0,0,0,0,0,0,0,0.34657359,0,0,0,0,0,0,0,0,0,0,1.098612289,0,0,0,0,0,0,0,0,1.005420022,3,0.915169966,0.513479557,-120.7933268,35,CENTRAL,RREAS,1903,94,Point Sal,Y,3,NO,2.341065614,0.413205137,-0.610591126,0.767004019,1.04935439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493,2019,493,0,0,0,0.693147181,0.895879735,0,0,0,0,3.58697916,0,0,0,0,0,0,0,0,0,0,0,0,0,0,0,0,0,0,0,0,0,0,0,0,0,0,0.549306144,0,0,0,0,0,0,0,0,0,1.063703103,4,0.767298212,0.177528761,-120.8833333,35,CENTRAL,RREAS,1903,192,Point Sal,Y,4,NO,5.725312219,0.125896531,-0.336162648,-0.418903684,0.475737404,3.11234177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494,2019,494,0,0,0,1.098612289,0.549306144,0,0,0,0,0.693147181,0.34657359,0,0,0,0,0,0,0,0,0,0,0,0,0,0,0,0,0,0,0,0,0,0,0,0,0,0.549306144,0,0,0,0,0,0,0,0,0,1.537982972,5,0.955601361,0.23511387,-120.975,35,CENTRAL,RREAS,1903,374,Point Sal,Y,3,NO,3.236945348,0.560928073,-0.233087589,0.017477647,0.622626452,NA,0.013960868,-0.007900186,0.301176047,0.303783363,0.713915,0.004442694,0.7350296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495,2019,495,0,0,0,1.098612289,1.098612289,0,0,0,0,0,0,0,0,0,0,0,0,0,0,0,0,0,0,0,0.549306144,0,0.549306144,0,0,0,0,0,0,0,0,0,0.693147181,0,0,0.549306144,0,1.039720771,0.549306144,0,0,0,2.028717677,8,0.975606391,0.197090719,-121.1166667,35,CENTRAL,RREAS,1903,532,Point Sal,Y,3,NO,6.127317106,0.106180921,-0.15507305,0.518871259,0.576364172,8,-0.152071033,-0.175197507,0.203366736,0.303384119,0.427839,0.001327331,0.9362719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611,2019,611,0,0,0,0,1.098612289,0,0,0,0,0,0,0,0,1.098612289,0,0,0,0,0,0,0,0,0,0.693147181,0,0,1.945910149,0,0,0,0,0,0,0,0,0,0,0,0,0,0,0,0,0,0,0,1.318086992,4,0.950797069,0.364977732,-124.2700033,41,NORTH,RREAS,1903,79,Trinidad Head,Y,2,NO,4.836281907,-0.04033289,-0.521967666,0.571746447,1.234221049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613,2019,613,0,0,0,1.386294361,0.693147181,0,0,0,0.693147181,3.951243719,0,0,0,2.079441542,0,0,0,0,0,0,0,0,0,0,0,0,0,0,0,0,0,0,0,0,0,0,0.693147181,0,0,0,0,0,0,0,0,0,1.551477216,6,0.865895116,0.174545422,-124.4900065,41,NORTH,RREAS,1903,520,Trinidad Head,Y,1,NO,9.496421163,-0.015926312,-0.171577423,-0.470797187,0.843441308,5.335007916,-0.04895936,0.129390177,0.258353717,0.34216046,0.655439,0.003252246,0.8403242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615,2019,615,0,0,0,0.693147181,0,0,0,0,0,3.295836866,0,0,0,0,0,0,0,0,0.693147181,0,0,0,0,0,0,0,0.693147181,0,0,0,0,0,0,0,0,0,0,0,0,0,0,0,0,0,0,0,1.092320719,4,0.787941422,0.258087147,-124.7099935,41,NORTH,RREAS,1903,743,Trinidad Head,Y,4,NO,5.375278408,0.010896301,-0.511308508,-0.484546198,1.128141703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617,2019,617,0,0,0,0.693147181,0,0,0,0,0,1.386294361,0,0,0,0,0,0,0,0,0,0,0,0,0,0,0,0,0,0,0,0,0,0,0,0,0,0,0,0,0,0,0,0,0,0,0,0,0.636514168,2,0.91828921,0.387600232,-124.9299967,41,NORTH,RREAS,1903,2804,Trinidad Head,Y,4,NO,2.079441542,0.529699291,-0.580511688,-0.342462642,1.13533382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641,2019,641,0,0,0,0,0.693147181,0,0.693147181,0,0,0,0,0,0,0,0,0,0,0,0,0,0,0,0,0,0,0,0,0,0,0,0,0,0,0,0,0,0,0,0,0,0,0,0,0,0,0,0.693147181,2,0.999992787,0.580705954,-124.61,42.5,NORTH,NWFSC,1905,87,Gold Beach,Y,5,NO,1.386294361,1.0360445,0.415511684,-0.147405991,0.75287155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643,2019,643,0.693147181,0,0,0,0,0,0.693147181,0,0,0,0,0,0,0,0,0,0,0,0,0,0,0,0,0,0,0,0,0,0,0,0,0,0,0,0,0,0,0,0,0,0,0,0,0,0,0,0.693147181,2,0.999992787,0.873962985,-124.83,42.5,NORTH,NWFSC,1905,705,Gold Beach,Y,5,NO,1.386294361,0.738746336,1.112082836,-0.907535125,1.14892368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645,2019,645,0,0,0,1.609437912,1.791759469,0,4.17438727,0,0,2.833213344,0,0,0,0,0,0.693147181,0,0,0,0,0,0,0,0,0,0,0.693147181,0,0,0,0,0,0,0,0,0,0,0,0,0,0,0,0,0,0,0,1.601359816,6,0.893735099,0.095132956,-125.05,42.5,NORTH,NWFSC,1905,1732,Gold Beach,Y,1,NO,11.79509236,0.04896429,0.144505773,-0.253759369,0.470228044,5.044895214,0.004615005,0.07005976,0.161932862,0.223189311,0.685162,0.016067825,0.8534107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647,2019,647,0,0,0,0,0,0,3.33220451,0,0,1.791759469,0,0,0,0,0,0,0,0,0,0,0,0,0,0,0,0,0,0,0,0,0,0.693147181,1.945910149,0,0,0,0,0,0,0,0,0.693147181,0,0,0,0,1.44391405,5,0.897153127,0.483441112,-125.27,42.5,NORTH,NWFSC,1905,3090,Gold Beach,Y,1,NO,8.45616849,-0.133135666,0.424847116,-0.952907807,1.000792339,5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651,2019,651,0,0,0,0,1.098612289,0,1.609437912,0,0,0,0,0,0,0,0,1.386294361,0,0,0,0,0,0,0,0,0,0,0,0,0,0,0,0,0,0,0,0,0,0,0,0,0,0,0,0,0,0,1.086712306,3,0.989165168,0.514092008,-124.63,43,NORTH,NWFSC,1905,116,Bandon,Y,5,NO,4.094344562,0.667411413,0.764101032,-0.220221097,0.49365783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653,2019,653,0,0,0,0.693147181,0,0,2.079441542,0,0,0,0,0,0,0,0,0,0,0,0,0,0,0,0.693147181,0,0,0,1.098612289,0,0,0,0,0,0,0,0,0,0,0,0,0,0,0,0,0,0,0,1.273424737,4,0.91858012,0.371954467,-124.85,43,NORTH,NWFSC,1905,140,Bandon,Y,3,NO,4.564348191,0.307327168,0.646271816,-0.269331703,0.269329321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655,2019,655,0,0,0,0,0,0,2.995732274,0,0,0,0,0,0,0,0,1.386294361,0,0,0,0,0,0,0,0,0,0,0.693147181,0,0,0,0,0,0,0,0,0,0,0,0,0,0,0,0,0,0,0,0.937557215,3,0.853398765,0.642884397,-125.07,43,NORTH,NWFSC,1905,1644,Bandon,Y,5,NO,5.075173815,0.323301117,0.999943101,-0.639269524,0.779456594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661,2019,661,0,0,0,0,0.693147181,0,1.386294361,0,0,0,0,0,0,0,0,1.098612289,0,0,0,0,0,0,0,0,0,0,0,0,0,0,0,0,0,0,0,0,0,0,0,0,0,0,0,0,0,0,1.061215256,3,0.965956823,0.563199142,-124.36,43.5,NORTH,NWFSC,1905,98,Coos Bay,Y,5,NO,3.17805383,0.78693635,0.735539506,-0.296690962,0.6037435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663,2019,663,0,0,0.693147181,0,0,0,2.302585093,0,0,0,0,0,0,0,0,0,0,0,0.693147181,0,0,0,0,0,0,0,0,0,0,0,0,0,0,0,0,0,0,0,0,0,0,0,0,0,0,0,0.922459625,3,0.839656388,0.808733146,-124.58,43.5,NORTH,NWFSC,1905,200,Coos Bay,Y,5,NO,3.688879454,0.414094129,1.3151564,-0.482194509,0.938702338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665,2019,665,0,0,0,0.693147181,0,0,2.197224577,0,0,0,1.386294361,0,0,0,0,0,0.693147181,0,0,0,0,0,0,0,0,0,3.401197382,0,0,0,0,0,0,0,0,0,0,0,0,0,0,0,0,0,0,0,1.42738452,5,0.886882765,0.405741416,-124.8,43.5,NORTH,NWFSC,1905,603,Coos Bay,Y,5,NO,8.371010681,-0.340973508,0.834287389,0.106913708,0.738210064,5,0.148502942,0.129287611,0.070553457,0.136427972,0.848643,0.031586581,0.8660381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667,2019,667,0,0,0,1.609437912,0,0,1.098612289,0,0,2.079441542,1.945910149,0,0,0,0,0,1.098612289,0,0,0,0,0,0,0,0,0,1.791759469,0,0,0,0,0,0,0,0,0,0,0,0,0,0,0,0,0,0,0,1.761802524,6,0.983279796,0.178267404,-125.02,43.5,NORTH,NWFSC,1905,1181,Coos Bay,Y,1,NO,9.62377365,-0.084776742,0.007501446,-0.43303738,0.723340811,6,0.097005888,0.082705099,0.06096975,0.114006128,0.869416,0.063722925,0.8617533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673,2019,673,0,0,0,0,1.098612289,0,2.564949357,0,0,0,0,0,0,0,0,0.693147181,0,0,0.693147181,0,0,0,0,0,0,0,2.708050201,0,0,0,0,0,0.693147181,0,0,0,0,0,0,0,0,0,0,0,0,0,1.607132798,6,0.896957058,0.343608234,-124.82,44,NORTH,NWFSC,1905,107,Heceta Head,Y,5,NO,8.451053389,-0.031662703,0.760141631,-0.224735519,0.456903097,6,0.274061616,0.038968678,-0.034520209,0.127551446,0.640731,0.025836212,0.9337457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675,2019,675,0,0,0,0.693147181,2.197224577,0,5.030437921,0,0,0,1.386294361,0,0,0,0,0,0,0,0,0,0,0,0.693147181,0,0,0,4.477336814,0,0,0,0,0,0,0,0,0,0,0,0,0,0,1.386294361,0,0,0,0,1.694600914,7,0.870851961,0.289716877,-125.06,44,NORTH,NWFSC,1905,1354,Heceta Head,Y,5,NO,15.8638824,-0.399130199,0.611430594,0.247988602,0.763408455,4.186271088,0.098754607,0.05809574,0.165004689,0.163942644,0.561487,0.020016774,0.8424504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677,2019,677,0,0,0,2.197224577,0,0,3.091042453,0,0,0,1.945910149,0,0,0,0,0,0,0,0,0,0,0,0,0,0,0,1.386294361,0,0.693147181,0,0,0,0.693147181,0,0,0,0,0,0,0,0,0,0,0,0,0,1.657890264,6,0.925285314,0.339190727,-125.3,44,NORTH,NWFSC,1905,2914,Heceta Head,Y,5,NO,10.0067659,-0.118546807,0.752932732,0.190925807,0.544417239,6,0.178441948,-0.081304125,-0.000988996,0.088111731,0.763744,0.054444243,0.9278553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681,2019,681,0,0,0,0,1.098612289,0,1.386294361,0,0,0,0,0,0,0,0,0,0,0,0,0,0,0,0,0,0,0,0,0,0,0,0,0,0,0,0,0,0,0,0,0,0,0,0,0,0,0,0.686430577,2,0.990302845,0.505942232,-124.35,44.5,NORTH,NWFSC,1905,59,Newport,Y,5,NO,2.48490665,0.825609911,0.512961003,-0.032258695,0.53305854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683,2019,683,0,0,1.791759469,1.098612289,0.693147181,0,1.945910149,0,0,0,0.693147181,0,0,0,0,0.693147181,0,0,0,0,0,0,0,0,0,0,1.098612289,0,0,0,0,0,0,0,0,0,0,0,0,0,0,0,0,0,0,0,1.858518115,7,0.955088678,0.268219159,-124.59,44.5,NORTH,NWFSC,1905,143,Newport,Y,5,NO,8.014335737,0.327496996,0.544352808,0.051912223,0.120064178,7,0.167186914,0.099468881,0.091064949,0.116405981,0.530043,0.030094473,0.7251068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685,2019,685,0,0,0,1.791759469,2.772588722,0,4.663439094,0,0,0,1.791759469,0,0,0,0,0,0,0,0,0,0,0,0,0,0,0,3.688879454,0,0,0,0,0,2.079441542,0.693147181,0,0,0,0,0,0,0,0,0,0,0,0,1.821051693,7,0.935834759,0.274897644,-124.83,44.5,NORTH,NWFSC,1905,227,Newport,Y,5,NO,17.48101493,-0.325822124,0.594982707,0.269224064,0.704305671,5.812012103,0.157980478,-0.061936208,0.051800034,0.068292568,0.767686,0.043840464,0.842501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687,2019,687,0,0,0,0.693147181,1.386294361,0,3.33220451,0,0,0,0.693147181,0,0,0,0,0,0,0,0,0,0,0,0,0,0.693147181,0,3.36729583,0,0,0,0,0,1.386294361,0,0,0,0,0,0,0,0,0,0,0,0,0,1.733275902,7,0.890726959,0.237084213,-125.07,44.5,NORTH,NWFSC,1905,1150,Newport,Y,5,NO,11.5515306,-0.180204188,0.586469529,0.070217627,0.497811582,6.326276882,0.116177871,-0.038198854,0.050022607,0.069967599,0.654229,0.058855674,0.8937779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691,2019,691,0,0,0,0,0.693147181,0,0,0,0,0,0,0,0,0,0,0,0,0,0.693147181,0,0,0,0,0,0,0,0,0,0.693147181,0,0,0,0,0,0,0,0,0,0,0,0,0,0,0,0,0,1.098612289,3,0.999996966,0.686797388,-124.11,45,NORTH,NWFSC,1905,75,Lincoln City,Y,3,NO,2.079441542,1.253483847,0.296620943,-0.004287061,0.98065773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693,2019,693,0,0,0,2.302585093,1.945910149,0,2.772588722,0,0,0,0,0,0,0,0,0,0,0,1.386294361,0,0,0,0,0,0,0,0.693147181,0,0,0,0,0,1.609437912,0,0,0,0,0,0,0,0,0,0,0,1.386294361,0,1.876110497,7,0.964129367,0.234579958,-124.35,45,NORTH,NWFSC,1905,196,Lincoln City,Y,5,NO,12.09625778,-0.030407679,0.561127001,0.262987389,0.455697041,7,0.14939834,-0.092974181,0.16424885,0.16632802,0.759969,0.011421265,0.8799824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695,2019,695,0,0,0,0,2.197224577,0,2.708050201,0,0,0,0,0,0,0,0,0,0,0,0,0,0,0,0,0,0,0,0,0,0,0,0,0,0,0,0,0,0,0,0,0,0,0,0,0,0,0,0.687714973,2,0.992155824,0.489251326,-124.59,45,NORTH,NWFSC,1905,449,Lincoln City,Y,5,NO,4.905274778,0.473408316,0.851788844,0.02099636,0.409684403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697,2019,697,0,0,0,0.693147181,3.496507561,0,4.043051268,0,0,0,1.609437912,0,0,0,0,0,0,0,2.079441542,0,0,0,0,0,0,0,0.693147181,0,0,0,0,0,0,0.693147181,0,0,0,0,0,0,0,0,0,0,0,0,1.72036917,7,0.884094216,0.38462028,-124.83,45,NORTH,NWFSC,1905,723,Lincoln City,Y,5,NO,13.30787983,-0.021806893,0.803148366,0.325930725,0.581529081,5.399637326,0.183365338,0.0618586,0.081369237,0.081439363,0.781015,0.030667301,0.768016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701,2019,701,0,0,0,0,0,0,2.708050201,0,0,0,0,0,0,0,0,2.890371758,0,0,0,0,0,0,0,0,0,0,0,0,0,0,0,0,0,0,0,0,0,0,0,0,0,0,0,1.609437912,0,0,1.069002575,3,0.973045124,0.807152962,-124.16,45.5,NORTH,NWFSC,1905,117,Tillamook,Y,5,NO,7.207859871,0.318961514,1.311970902,-0.630211273,1.00591562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703,2019,703,0,0,0,3.465735903,3.828641396,0,3.433987204,0,0,0,0,0,0,0,0,0,0,0,1.945910149,0,0,0,0,0,0.693147181,0,1.098612289,0,0,0,0,0,1.098612289,0,0,0,0,0,0,0,0,0,0,0,0,0,1.785630979,7,0.917632127,0.234203317,-124.4,45.5,NORTH,NWFSC,1905,198,Tillamook,Y,5,NO,15.56464641,-0.2215679,0.519154191,0.312287325,0.630157832,5.743806579,0.079166985,-0.077828597,0.097224421,0.138484399,0.749384,0.028184789,0.9172256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705,2019,705,0,0,0,2.197224577,3.433987204,0,3.912023005,0,0,0,0.693147181,0,0,0,0,0,0,0,2.079441542,0,0,0,0,0,0,0,0,0,0,0,0,0,2.079441542,0,0,0,0,0,0,0,0,0,0,0,0,0,1.687889138,6,0.942027988,0.350495649,-124.64,45.5,NORTH,NWFSC,1905,471,Tillamook,Y,5,NO,14.39526505,-0.043624619,0.770364151,0.290512227,0.554636513,5.472275377,0.308914454,-0.065671682,0.016218032,0.154760639,0.793949,0.018122327,0.831347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707,2019,707,0,0,0,3.044522438,3.401197382,0,2.079441542,0,0,0,1.609437912,0,0,0,0,0,0,0,0,0,0,0,0,0,0,0,0,0,0,0,0,0,0,0,0,0,0,0,0,0,0,2.079441542,0,0,0,0,1.572204205,5,0.976864183,0.2694785,-124.88,45.5,NORTH,NWFSC,1905,1100,Tillamook,Y,5,NO,12.21404082,-0.098450108,0.581019127,0.421309102,0.619422693,4.99685017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711,2019,711,0,0,0,0,1.098612289,0,0.693147181,0,0,0,0,0,0,0,0,0.693147181,0,0,0,0,0,0,0,0,0,0,0,0,0,0,0,0,0.693147181,0,0,0,0,0,0,0,0,0,0,0,0,0,1.363572006,4,0.983607512,0.487908316,-124.32,46,NORTH,NWFSC,1905,121,Columbia River,Y,5,NO,3.17805383,0.740479908,0.632696005,-0.220521883,0.49922705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713,2019,713,0,0,1.098612289,1.098612289,0.693147181,0,1.609437912,0,0,0,0,0,0,0,0,0,0,0,0,0,0,0,0,0,0,0,1.098612289,0,0,0,0,0,0,0,0,0,0,0,0,0,0,0,0,0,0,0,1.575688711,5,0.979029225,0.229324022,-124.56,46,NORTH,NWFSC,1905,159,Columbia River,Y,5,NO,5.598421959,0.40825231,0.333399151,0.139569616,0.271780133,5,0.068634414,0.218891943,0.304635871,0.365759229,0.482205,0.000581664,0.7805923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715,2019,715,0,0,0,0.693147181,2.564949357,0,2.708050201,0,0,0,1.098612289,0,0,0.693147181,0,0,0,0,0,0,0,0,4.762173935,1.098612289,0,0,8.901638932,0,0,0,0.693147181,1.791759469,0.693147181,0,0,0.693147181,0,0,0,0,0,0,0,0,0,0,2.060963375,12,0.829392398,0.388225484,-124.8,46,NORTH,NWFSC,1905,469,Columbia River,Y,2,NO,26.39153238,-0.650888057,0.691472025,-0.017008693,0.965865014,1.802038363,0.109129842,-0.03085766,-0.01339822,0.080596676,0.524526,0.10285985,0.8139700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717,2019,717,0,0,0,0.693147181,1.386294361,0,2.397895273,0,0,0,0,0,0,0,0,0,0,0,0,0,0,0,0,0,0,0,0,0,0,0,0,0,0,0,0,0,0,0,0,0,0,0,0,0,0,0,0.986236436,3,0.897708367,0.334737752,-125.04,46,NORTH,NWFSC,1905,1280,Columbia River,Y,5,NO,4.477336814,0.557602116,0.504285531,0.108496961,0.308431909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721,2019,721,0,0,0,0,0.693147181,0,0,0,0,0,0,0,0,0,0,2.197224577,0,0,0,0,0,0,0,0,0,0,0,0,0,0,0,0,0,0,0,0,0,0,0,0,0,0,0,0,0,0,0.550863666,2,0.794722546,0.683601016,-124.28,46.5,NORTH,NWFSC,1905,60,Willapa Bay,Y,5,NO,2.890371758,1.159812191,0.471053405,-0.251882646,0.88994653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723,2019,723,0,0,0,0,1.098612289,0,0.693147181,0,0,0,0,0,0,0,0,0,0,0,0,0,0,0,0,0,0,0,0,0,0,0,0,0,0,0,0,0,0,0,0,0,0,0,0,0,0,0,0.667319472,2,0.962731548,0.515630383,-124.52,46.5,NORTH,NWFSC,1905,281,Willapa Bay,Y,5,NO,1.791759469,0.918606382,0.407092244,-0.04195556,0.63091422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725,2019,725,0,0,0,0.693147181,2.63905733,0,2.079441542,0,0,0,0,0,0,0,0,0,0,0,0.693147181,0,0,0,0,0,0,0,0,0,0,0,0,0,3.33220451,0,0,0,0,0,0,0,0,0,0,0,0,0,1.44077877,5,0.89520507,0.391206471,-124.76,46.5,NORTH,NWFSC,1905,778,Willapa Bay,Y,5,NO,9.436997743,0.208075285,0.83163937,0.127369578,0.393607649,5,0.256663093,-0.151328767,0.207853422,0.250778213,0.770502,0.002173006,0.8554846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19_727,2019,727,0,0,0,1.386294361,1.791759469,0,3.713572067,0,0,0,2.397895273,0,0,0,0,0,0,0,0,0,0,0,0,0,0,0,0,0,0,0,0,0,0,0,0,0,0,0,0,0,0,0,0,0,0,0,1.317416391,4,0.950313333,0.349381359,-125,46.5,NORTH,NWFSC,1905,1347,Willapa Bay,Y,5,NO,9.28952117,0.260958924,0.684471951,0.279951325,0.383930575,3.998172897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0_119,2020,119,0,0,0,0,0.693147181,0,0,0,0,0,0,0,0,0,0,0,0,0,0,0,0,0,0,0,0,0,0,0,0,0,0,0,0,0,0,0,0,0,0,0,0,0,0,0,0,0,0,1,0,0.665434619,-121.9833333,36.84666748,CENTRAL,RREAS,2001,91,Monterey Bay Inside,Y,3,YES,0.693147181,1.234873944,-0.148398172,0.082971561,1.2889702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0_123,2020,123,0,1.098612289,0,1.098612289,2.079441542,0,1.098612289,0,0,0,0,0,0,0,0,0,0,0.693147181,0,0,0,0,0,0,0,0,0,0,0,0,0,0,0,0,0,0,0,0,0,0,0,0,0,0,0,0,1.543019095,5,0.958730477,0.30142474,-122.2916667,36.98333333,CENTRAL,RREAS,2001,82,Davenport,Y,3,YES,6.068425588,0.39501884,0.439930974,0.351338251,0.808982472,5,-0.011975034,0.255682134,0.144985232,0.295240408,0.640927,0.007535391,0.8120650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0_131,2020,131,0,0,0,0,0.693147181,0,0,0,0,0,0,0,0,0,0,0,0,0,0,0,0,0,0,0,0,0,0,0,0,0,0,0,0,0,0,0,0,0,0,0,0,0,0,0,0,0,0,1,0,0.665434619,-122.5666667,37.275,CENTRAL,RREAS,2001,82,Pescadero,Y,3,YES,0.693147181,1.234873944,-0.148398172,0.082971561,1.2889702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0_132,2020,132,0,0,0,0,0,0,1.386294361,0,0,0,0,0,0,0,0,0,0,0,0,0,0,0,0,0,0,0,0,0,0,0,0,0,0,0,0,0,0,0,0,0,0,0,0,0,0,0,0,1,0,0.828406345,-122.65,37.275,CENTRAL,RREAS,2001,95,Pescadero,Y,5,YES,1.386294361,0.834735884,0.983088272,-0.581485314,1.51181237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0_134,2020,134,0,0,0,0,0,0,0,0,0,1.098612289,0,0,0,0,0,0,0,0,0,0,0,0,0,0,0,0,0,0,0,0,0,0,0,0,0,0,0,0,0,0,0,0,0,0,0,0,0,1,0,0.660605705,-122.9833333,37.275,CENTRAL,RREAS,2001,518,Pescadero,Y,4,YES,1.098612289,0.615457272,-0.762601592,-0.722516589,1.15400342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0_135,2020,135,0,0,0,0,0,0,0,0,0,2.197224577,0,0,0,0,0,0,0,0,0,0,0,0,0,0,0,0,1.098612289,0,0,0,0,0,0,0,0,0,0,0,0,0,0,0,0,0,0,0,0.636514168,2,0.91828921,0.382079458,-123.15,37.275,CENTRAL,RREAS,2001,950,Pescadero,Y,4,YES,3.295836866,0.033511249,-0.681166703,-0.538990774,0.76189107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0_139,2020,139,0,0,0,1.386294361,0,0,0,0,1.098612289,0,0,0,0,0,0,0,0,2.197224577,0,0,0,0,0,0,0,0,2.708050201,0,0,0,0,0,0,0,0,0,0,0,0,0,0,1.791759469,0,0,0,0,1.560670879,5,0.969698134,0.366327484,-122.8666667,37.79166667,CENTRAL,RREAS,2001,55,Gulf of the Farallones,Y,2,YES,9.181940897,-0.394365032,-0.069358736,0.768893734,0.876466583,5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0_152,2020,152,0,0,0,0.693147181,0.693147181,0,0,0,0,0,0,0,0,0,0,0,0,0,0,0,0,0,0,0,0,0,0,0,0,0,0,0,0,0,0,0,0,0,0,0,0,0,0,0,0,0,0.693147181,2,0.999992787,0.414233917,-123.0416667,37.65833333,CENTRAL,RREAS,2001,108,Farallones Outside,Y,3,YES,1.386294361,0.859837811,-0.115540105,0.320248669,0.9751238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0_156,2020,156,0,0,0,1.098612289,0,0,0,0,0,0,0,0,0,0,0,0,0,0,0,0,0,0,0,0.693147181,0,0,0,0,0,0,0,0,0,0,0,0,0,0,0,0,0,0,0,0,0,0,0.667319472,2,0.962731548,0.552308266,-123.1383301,37.74333496,CENTRAL,RREAS,2001,91,Farallones Outside,Y,3,YES,1.791759469,0.785292794,-0.073825427,0.742277805,1.14050622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01,2021,101,0,0,0,0,0,0,0.693147181,0,0,0,0,0,0,0.693147181,0,0,0,0,0,0,0,0,0,0,1.609437912,0,1.098612289,0,0,0,0,0.693147181,0,0,0,0,0,0,0,0,0,0,0,0,0,0,1.543638495,5,0.959115331,0.523561652,-121.9383301,36.3,CENTRAL,RREAS,2103,65,Point Sur,Y,2,NO,4.787491743,-0.511684127,0.640445573,-0.698860474,1.10776579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03,2021,103,0,0,0,1.386294361,0,0,1.386294361,0,1.386294361,0,0,1.098612289,0,0,0,0.693147181,0,0.693147181,0,0,0,0,0,0,1.098612289,0,1.098612289,0.693147181,0,0,0,0,0,0,0,0,0.693147181,0,0,0,0,0,0,0,0,0,2.261290003,10,0.982065344,0.302216535,-122.0150065,36.3,CENTRAL,RREAS,2103,102,Point Sur,Y,2,NO,10.22730867,-0.161257372,0.65366136,0.052190025,0.78244988,10,0.055808308,0.111681091,0.048815175,0.140479319,0.659194,0.046282065,0.8905107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04,2021,104,0,0,0,0,0,0,2.197224577,0,0.693147181,3.36729583,0,0,0,0,0.693147181,0.693147181,0,0,0,0,0,0,0,0,0,0,0,0,0,0,0,0,0,0,0,0,0,0,0,0,0,0,0,0,0,0,1.372509098,5,0.852786791,0.435734389,-122.0900065,36.3,CENTRAL,RREAS,2103,354,Point Sur,Y,1,NO,7.643961949,-0.015461754,0.104373027,-0.963152804,0.95442877,5,0.155714696,0.407990524,0.036398718,0.443334295,0.771318,0.002044533,0.8292466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05,2021,105,0,0,0,0,0,0,0,0,0,5.673323267,0,0,0,0,0,0,0,0,0,0,0,0,0,0,0,0,0,0,0,0,0,0.693147181,0,0,0,0,0,0,0,0,0,0,0,0,0,0,0.344156014,2,0.496508593,0.53600128,-122.1916667,36.3,CENTRAL,RREAS,2103,828,Point Sur,Y,1,NO,6.366470448,-0.21011399,-0.525183003,-0.873154228,0.94677505,1.171821306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06,2021,106,0,0,0,0.693147181,0.693147181,0,0,0,0,5.017279837,0,0,0,0,0.693147181,0,0,0,0,0,0,0,0,0,2.079441542,0,1.609437912,0,0,0,0,0.693147181,0,0,0,0,1.386294361,3.401197382,0,0,0,1.098612289,0,0,0,0,2.043383474,10,0.887429782,0.213267253,-122.3083333,36.3,CENTRAL,RREAS,2103,928,Point Sur,Y,2,NO,17.36485204,-0.567449823,-0.357385061,-0.252445614,0.612582729,5.589331238,-0.179818341,0.115802697,-0.046030564,0.209207478,0.606117,0.045244757,0.7794788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09,2021,109,0.34657359,0,0,0,0.895879735,0,0,0,0,2.13833306,0,0,0,0,0,0,0,0,0,0,0,0,0,0,0.549306144,0,0.549306144,0,0,0,0,0.693147181,0,0,0,0,0.693147181,0,0,0,0,0,0,0,0,0,1.770285739,7,0.909746239,0.232850172,-122.0333333,36.58333333,CENTRAL,RREAS,2103,608,Monterey Bay Outside,Y,1,YES,5.865693034,-0.018274065,-0.519787547,-0.415820809,0.556086687,6,-0.156745155,0.139074636,0.189110519,0.277176007,0.709909,0.00502826,0.837624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10,2021,110,0,0,0,0,0,0,0,0,0,6.222576268,0,0,0,0,0.693147181,0,1.098612289,0,0,0,0,0,0,0,0,0,0.693147181,0,0,0,0,0,0,0,0,0,0,0,0,0,0,0,0,0,0,0,0.904204206,4,0.652244286,0.476722309,-122.175,36.58333333,CENTRAL,RREAS,2103,2304,Monterey Bay Outside,Y,1,YES,8.707482918,-0.347948757,-0.57512675,-0.794851457,0.937161589,1.38492722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12,2021,112,0,0,0,0.621226662,1.445185879,0,0.850299345,0,0,0,0,0,0,0.173286795,0,0,0,0.447939867,0,0,0,0,0.274653072,0,0.895879735,0,0.274653072,0,0,0,0.274653072,0,0,0,0,0,0.549306144,1.035783682,0,0,0,0.173286795,0,0,0,0,2.279537259,12,0.91735297,0.23263204,-121.9466634,36.65500081,CENTRAL,RREAS,2103,73,Monterey Bay Inside,Y,3,YES,7.016154121,0.196757854,0.34812337,0.272397775,0.607976008,6,-0.102330704,0.116685808,0.074405313,0.16646714,0.764525,0.022074,0.7940275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13,2021,113,0,0,0,1.386294361,1.791759469,0,1.386294361,0,0,2.48490665,0,0,0,0,0,0,0,1.791759469,0,0,0,0,0,0,0,0,1.386294361,1.098612289,0,0,0,0,0,0,0,0,0,1.098612289,0,0,0,0,0,0,0,0,2.043451615,8,0.982691913,0.087343644,-122.05,36.64666748,CENTRAL,RREAS,2103,900,Monterey Bay Outside,Y,1,YES,12.42453325,-0.11590187,-0.072419139,-0.129121597,0.123695727,8,-0.127307538,0.108129108,0.036186705,0.163042197,0.665667,0.035052945,0.8408435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15,2021,115,0,0,0,0,0,0,0,0,0,0,0,0,0,0,0,0,0,0,0,0,0,0,0,0,0,0,0,0,0,0,0,0,0,0,0,0,0,0,0,0,0,1.098612289,0,0,0,0,0,1,0,0.890222986,-121.9083333,36.70833333,CENTRAL,RREAS,2103,91,Monterey Bay Inside,Y,5,YES,1.098612289,0.391410835,1.095394141,1.060293991,1.69105566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17,2021,117,0.693147181,0,0,1.386294361,0,0,0,0,0,3.761200116,0,0,0,0,0,0,0,0,0,0,0,0,0,0,1.386294361,0,1.791759469,0.693147181,0,0,0,0,0,0,0,0,1.386294361,0.693147181,0,0,0,0,0,0,0,0,1.905602717,8,0.916400646,0.190676162,-122.1083333,36.7,CENTRAL,RREAS,2103,1920,Monterey Bay Outside,Y,2,YES,11.79128421,-0.435285238,-0.404677296,-0.268665123,0.536569053,6.718681064,-0.219984806,0.151667453,-0.115684921,0.282102244,0.663835,0.026521687,0.8155931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23,2021,123,0,0,0,1.647918433,0.693147181,0,0.693147181,0,0.549306144,0,0,0.972955075,0,0,0,0,0,0.693147181,0,0,0,0,0.549306144,0,0,0,1.098612289,0.549306144,0,0,0,0,0,0,0,0,0.549306144,0.972955075,0,0,0,0.549306144,0,0,0,0,2.414437796,12,0.971640921,0.173826715,-122.2916667,36.98333333,CENTRAL,RREAS,2103,82,Davenport,Y,2,YES,9.518413134,-0.027633893,0.196775476,0.381955727,0.521445413,12,0.032815476,0.067590426,0.035022104,0.089381557,0.599363,0.060521016,0.9360837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24,2021,124,0.693147181,0,0,2.63905733,1.945910149,0,2.890371758,0,1.791759469,0.693147181,0,0.693147181,0,0.693147181,0,0,0,1.609437912,0,0,0,0,1.098612289,0.693147181,1.945910149,0,2.833213344,0,0,0,0.693147181,0.693147181,0,0,0,0,2.890371758,2.197224577,0,0,0,2.197224577,0,0,0,0,2.746280027,18,0.9501475,0.20072051,-122.375,36.98333333,CENTRAL,RREAS,2103,128,Davenport,Y,2,YES,28.89112358,-0.589319878,0.331066038,0.090715655,0.712818526,13.31804059,0.0363463,0.03197986,-0.023134132,0.062167772,0.605323,0.164797311,0.8764478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25,2021,125,0,0,0,1.666102255,0.895879735,0,0.549306144,0,0.895879735,2.505317647,0,0,0,0.34657359,0,0,0,0.693147181,0,0,0,0,0.549306144,0.549306144,1.666102255,0.549306144,0.549306144,0,0,0,0,0,0,0,0,0,0.895879735,0.693147181,0,0,0,0.549306144,0,0,0,0,2.543473098,15,0.939226485,0.063031682,-122.425,36.98333333,CENTRAL,RREAS,2103,446,Davenport,Y,2,YES,13.55386618,-0.213972103,-0.052326027,-0.200632028,0.242690916,14,-0.064356154,0.055836018,-0.03703216,0.084963193,0.762464,0.105212761,0.8141601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26,2021,126,0.549306144,0.34657359,0,0.972955075,1.445185879,0,1.039720771,0,0.549306144,7.381175917,0,0,0,0,0,0,0,0.34657359,0,0,0,0,0.34657359,0,1.039720771,0,1.666102255,0,0,0,0,0,0,0,0,0,1.242453325,1.242453325,0,0,0,0.972955075,0,0,0.34657359,0,2.221762586,15,0.820428675,0.130702284,-122.5916667,36.98333333,CENTRAL,RREAS,2103,432,Davenport,Y,2,YES,19.48762904,-0.443180846,-0.082376653,-0.295155877,0.474065942,1.866834552,-0.058723019,0.119494783,-0.007402236,0.129140923,0.598456,0.103028931,0.8585421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27,2021,127,0.34657359,0,0,0.549306144,0.549306144,0,0.549306144,0,0.34657359,5.656993301,0,0,0,0,0,0,0,0,0.34657359,0,0,0,0.693147181,0,0.34657359,0.34657359,0.549306144,0,0,0,0,0.549306144,0,0,0,0,0.34657359,0.804718956,0,0,0,0.34657359,0,0,0,0,2.093417032,15,0.773034605,0.18442019,-122.7583333,36.98333333,CENTRAL,RREAS,2103,1045,Davenport,Y,1,YES,12.32740529,-0.281482258,-0.234226609,-0.503806858,0.536856029,1.097178527,-0.018524986,0.065651496,-0.064634579,0.091884551,0.721268,0.18885638,0.9382587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31,2021,131,0,0,0,1.386294361,1.098612289,0,0,0,0,0,1.098612289,1.098612289,0,0,0,0,0,1.098612289,0,0,0,0,0,0,0,0,1.386294361,0,0,0,0,0,0,0,0,0,0,0,0,0,0,0,0,0,0,0,1.7854679,6,0.996487681,0.2201792,-122.5666667,37.275,CENTRAL,RREAS,2103,82,Pescadero,Y,2,YES,7.167037877,0.130459685,-0.020312249,0.540671879,0.610285276,6,-0.029154851,-0.203060233,0.225746018,0.304717646,0.631637,0.00272629,0.7915786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32,2021,132,0,0,0,2.079441542,2.079441542,0,1.098612289,0,2.397895273,0,0,0.693147181,0,0,0,0.693147181,0,0,0,0,0,0,0,0,0,0,0,0,0,0,0,0,0,0,0,0,0,0,0,0,0,0,0,0,0,0,1.67792534,6,0.936467092,0.253970201,-122.65,37.275,CENTRAL,RREAS,2103,95,Pescadero,Y,5,YES,9.041685006,0.211392539,0.514913606,0.267199813,0.745909038,6,0.344046501,0.340269848,0.046156292,0.495181827,0.701072,0.000696256,0.8211420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33,2021,133,0,0,0,1.098612289,0.693147181,0,0.693147181,0,1.609437912,2.079441542,0,0,0,0,0,0,0,0,0,0,0,0,0,0,1.098612289,0,1.609437912,0,0,0,0,0.693147181,0,0,0,0,0.693147181,0,0,0,0,1.098612289,0,0,0.693147181,0,2.316259797,11,0.965954996,0.063970478,-122.8166667,37.275,CENTRAL,RREAS,2103,184,Pescadero,Y,2,YES,12.05989014,-0.199281204,-0.082975001,-0.166896447,0.20314198,11,-0.079670228,0.080129608,0.154174802,0.187988498,0.722115,0.012433068,0.8663777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34,2021,134,0,0,0,0,0,0,0.693147181,0,0,0.693147181,0,0,0,0,0.693147181,0,0,0,0,0,0,0,2.197224577,1.386294361,0,0,0.693147181,0,0,0,0,0,0,0,0,0,0.693147181,0,0,0,0,0,0,0,0,0,1.823515547,7,0.937100929,0.472437943,-122.9833333,37.275,CENTRAL,RREAS,2103,518,Pescadero,Y,2,YES,7.049254841,-0.198490069,0.253391754,-0.976563717,1.022391325,7,-0.047872451,0.226134327,-0.04712753,0.234177151,0.573092,0.022426113,0.7283804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35,2021,135,0,0,0,1.098612289,1.098612289,0,0,0,0,5.214935758,0,0,0,0,0,0,0,0,0,0,0,0,0,0,0.693147181,0,1.791759469,0,0,0,0,0,0,0,0,0,1.098612289,1.945910149,0,0,0,0,0,0,0,0,1.709783521,7,0.878654272,0.108931094,-123.15,37.275,CENTRAL,RREAS,2103,950,Pescadero,Y,2,YES,12.94158942,-0.324977715,-0.319839289,-0.209603746,0.385667161,4.147882227,-0.264837836,-0.020076179,0.058892735,0.260773872,0.809981,0.006305805,0.7852714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38,2021,138,0,0,0,0,1.098612289,0,0,0,0,0,1.098612289,5.241747015,0,1.609437912,0,0,0,3.737669618,0,0,0,0,0,0,0,0,3.044522438,0,0,0,0,1.386294361,0,0,0,0,1.386294361,0,0,0,0,1.098612289,0,0,0,0,2.017202396,9,0.91806791,0.485224323,-122.9083333,37.7,CENTRAL,RREAS,2103,55,Gulf of the Farallones,Y,2,YES,19.70180257,-0.854270075,0.470589984,0.505622049,1.133850313,5.517886253,0.076396742,-0.07336832,0.135269234,0.178204481,0.757061,0.021390948,0.8652739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52,2021,152,0,0,0,1.098612289,0,0,1.098612289,0,0,0,0,0,0,0,0,0,0,0,0,0,0,0,0,0,0,0,1.098612289,0,0,0,0,1.386294361,0,0,0,0,0,0,0,0,0,1.098612289,0,0,0,0,1.604707357,5,0.997059501,0.317963948,-123.0416667,37.65833333,CENTRAL,RREAS,2103,108,Farallones Outside,Y,5,YES,5.780743516,0.046793961,0.415809499,0.605027336,0.837346621,5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54,2021,154,0.34657359,0,0,1.386294361,1.039720771,0,1.319528665,0,0,4.897059508,0,0,0,0,0,0.34657359,0,0,0,0,0,0,0.895879735,0,0.693147181,0,1.791759469,0,0,0,0,0.34657359,0,0,0,0,1.151292546,1.445185879,0,0,0,0.693147181,0,0,0,0,2.26422103,13,0.882754408,0.054798434,-123.2083333,37.65833333,CENTRAL,RREAS,2103,1301,Farallones Outside,Y,2,YES,16.35273607,-0.325214507,-0.032548603,-0.253885642,0.36264636,4.317389235,-0.022816658,0.102478888,0.006828813,0.1040854,0.736108,0.093075417,0.915758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56,2021,156,0,0,0,2.381086967,1.975621859,0,0.693147181,0,0.34657359,0.804718956,0.34657359,0.549306144,0,1.319528665,0,0,0,0,0,0,0,0,0.34657359,0.693147181,0.804718956,0,1.416606672,0,0,0,0.549306144,0.804718956,0.549306144,0,0,0,0.549306144,0,0,0.34657359,0,0.693147181,0,0,0.34657359,0.34657359,2.79780939,20,0.933931562,0.050284189,-123.1383301,37.74333496,CENTRAL,RREAS,2103,91,Farallones Outside,Y,2,YES,15.86310869,-0.214307269,0.208632583,0.097054928,0.38752731,14,0.114725376,-0.010241601,-0.064057937,0.141570633,0.648716,0.318906628,0.9157677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60,2021,160,0,0,0,0.549306144,0.895879735,0,0.804718956,0,0,0.972955075,0,1.522261219,0,1.039720771,0,0,0,0,0,0,0,0,0.895879735,0.34657359,1.47221949,0,2.13833306,0,0,0,0.693147181,1.151292546,0,0,0,0,1.098612289,0.34657359,0,0.549306144,0,0.972955075,0,0,0,0,2.668441239,16,0.962436519,0.156413617,-123.3166667,37.88333333,CENTRAL,RREAS,2103,91,Farallones Outside,Y,2,YES,15.4497346,-0.435188684,0.241609875,-0.142250412,0.5374478,13.82135234,0.033710467,0.004527884,-0.010906918,0.046855271,0.677303,0.128582596,0.8531626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62,2021,162,0.34657359,0,0,1.098612289,0,0,1.844439727,0,0,3.82508435,0,0,0,0.34657359,0,0,0,0,0,0,0,0,0.34657359,0,1.098612289,0,0.895879735,0,0,0,0,0.972955075,0,0,0,0,0.895879735,0,0,0,0,1.198947636,0,0,0,0,2.138477061,11,0.891813865,0.147310719,-123.5,37.88333333,CENTRAL,RREAS,2103,1328,Farallones Outside,Y,2,YES,12.87013161,-0.343568604,-0.041644709,-0.440366147,0.506943867,1.962314588,-0.082359108,0.145776247,0.087743949,0.185401637,0.836526,0.028707764,0.859993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65,2021,165,0,0,0,1.098612289,1.098612289,0,0,0,1.098612289,0,0,0,0,0,0,0,0,0,0,0,0,0,1.098612289,0,0,0,1.791759469,0,0,0,0,0,0,0,0,0,0,0,0,0,0,0,0,0,0,0,1.586598199,5,0.985807663,0.170711951,-123,38.16666667,CENTRAL,RREAS,2103,55,Point Reyes,Y,2,YES,6.186208624,0.165895726,0.009487751,0.327020873,0.438858504,5,-0.069411491,0.04092627,0.261240647,0.272092456,0.576877,0.003031598,0.8971335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67,2021,167,0,0,0,0.34657359,0.693147181,0,0.804718956,0,1.868834809,2.585241998,0,0,0,0.34657359,0,0,0,0,0,0,0,0,1.039720771,0,0.34657359,0,2.047172281,0,0,0,0.34657359,0,0,0,0,0,0,0,0,0,0,0,0,0,0,0.34657359,2.110836199,11,0.880286734,0.136300206,-123.1666667,38.16666667,CENTRAL,RREAS,2103,91,Point Reyes,Y,1,YES,10.77170395,-0.139795029,-0.012770681,-0.472594767,0.458738807,4.891840864,0.062993567,0.026974837,0.049294079,0.0945693,0.767603,0.077905449,0.8925101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70,2021,170,0,0,0,0.34657359,1.039720771,0,1.777674031,0,1.386294361,5.592710449,0,0,0,0,0,0,0,0,0,0,0,0,1.242453325,0,0,0,1.198947636,0,0,0,0,0,0,0,0,0,0,0,0,0,0,0,0,0,0,0,1.637403028,7,0.841458084,0.165297052,-123.3666667,38.16666667,CENTRAL,RREAS,2103,183,Point Reyes,Y,1,YES,12.58437416,-0.175444881,0.021936155,-0.548035754,0.546167692,2.689365821,-0.028500057,0.033457064,0.148016862,0.154190756,0.8227,0.018019088,0.8188193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71,2021,171,0,0,0,0,0.34657359,0,2.171902711,0,0.549306144,3.756035623,0,0,0,0.34657359,0,0,0,0.34657359,0,0,0,0,0.549306144,0,0,0,1.589026915,0,0,0,0,0,0,0,0,0,0.693147181,0,0,0,0,0,0,0,0,0,1.817234099,9,0.827058462,0.210247098,-123.4833333,38.16666667,CENTRAL,RREAS,2103,400,Point Reyes,Y,1,YES,10.34844549,-0.243725362,-0.049482395,-0.614388098,0.615027317,5.459008017,-0.08235997,0.051258743,0.065153251,0.109999722,0.638323,0.031225231,0.8653064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74,2021,174,0,0,0,0,0,0,0,0,0,1.609437912,0,0,0,0,0,0,0,0,0,0,0,0,0.693147181,0,0,0,1.098612289,0,0,0,0,0,0,0,0,0,0,0,0,0,0,0,0,0,0,0,1.04325534,3,0.949609053,0.383272119,-123.7083333,38.16666667,CENTRAL,RREAS,2103,2063,Point Reyes,Y,4,YES,3.401197382,0.052310137,-0.676422949,-0.553313655,0.77019824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183,2021,183,0,0,0,0,0,0,0,0,1.386294361,0,0,1.098612289,0,1.098612289,0,0,0,0,0,0,0,0,0,0,0,0,4.317488114,0,0,0,0,0,0,0,0,0,0,0,0,0,0,0,0,0,0,0,1.184250591,4,0.854254687,0.577067957,-123.2333333,38.46666667,CENTRAL,RREAS,2103,53,Fort Ross,Y,2,NO,7.901007052,-1.073544505,0.483598578,0.238036686,1.218548671,3.66027895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212,2021,212,0,0,0,0,0,0,0,0,0,1.098612289,0,0,0,0,0,0,0,0,0,0,0,0,0,1.098612289,0,0,0,0,0,0,0,0,0,0,0,0,1.098612289,0,0,0,0,1.098612289,0,0,0,0,1.386294361,4,0.999998197,0.551809498,-122.5166667,36.58333333,CENTRAL,RREAS,2103,2997,Monterey Bay Outside,Y,4,YES,4.394449155,-0.206764189,-0.513706502,-1.016843383,1.07123852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237,2021,237,0,0,0,2.302585093,1.791759469,0,2.197224577,0,3.091042453,4.276666119,0,1.791759469,0,0,0,2.197224577,0,2.772588722,0,0,0,0,0,1.791759469,1.098612289,0,4.510859507,0,0,0,0,1.098612289,0,0,0,0,0,0,0,0,0,1.098612289,0,1.098612289,0,0,2.529822867,14,0.95860827,0.207316006,-122.8316732,37.59666748,CENTRAL,RREAS,2103,74,Gulf of the Farallones,Y,2,YES,31.11791861,-0.568995873,0.28656895,-0.200936915,0.678584886,10.04913413,0.039216547,0.013898002,-0.005832218,0.05331973,0.698009,0.128273583,0.8868423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01,2021,401,0,0,0,1.098612289,0,0,0,0,0,6.612041035,0,0,0.693147181,0,0,0,0,0,0,0,0,1.386294361,0,0,0,3.63758616,1.098612289,0,0,1.945910149,0,1.609437912,0,0,0,2.63905733,0,1.098612289,0,3.63758616,0,3.044522438,6.180016654,0,0.693147181,0,2.39547956,14,0.907702491,0.500816068,-118.2,32.71666667,SOUTH,RREAS,2103,1586,San Clemente,Y,6,NO,35.37458343,-0.983015135,-0.590811734,-0.0627635,0.831684207,5.17406838,-0.098371808,0.008744308,-0.098371903,0.082511556,0.783753,0.115093126,0.8383386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02,2021,402,0,0,0,1.242453325,0,0,0,0,0,5.808804876,0,0,0.549306144,0,0,0,0,0,0,0,0,2.714672814,0,0,0,3.513657257,2.336414417,0,0,2.215408399,0,1.47221949,0,0,0,2.354765101,0,2.385342312,0,2.10234631,0,3.650573903,5.113961678,0,0,0,2.431151589,13,0.947835813,0.468886628,-118.4533366,32.71666667,SOUTH,RREAS,2103,222,San Clemente,Y,6,NO,35.45992603,-0.978660384,-0.513603071,-0.026953135,0.789397843,7.473853661,-0.098371808,0.008744308,-0.098371903,0.082511556,0.735715,0.115093126,0.8005891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03,2021,403,0,0,0,0.549306144,0.34657359,0,0,0,0,6.339814665,0,0,0.34657359,0,0,0,0,0,0,0,0,0.895879735,0,0,0,2.951316667,1.700598691,0,0,0.549306144,0,0,0,0,0,1.831780823,0,2.079441542,0,1.497866137,0,1.844439727,3.736534544,0,0,0,2.248699121,13,0.876702863,0.402666454,-118.7483398,32.71666667,SOUTH,RREAS,2103,1253,San Clemente,Y,6,NO,24.669432,-0.813999788,-0.578443826,-0.141034412,0.730039519,4.340930826,-0.122369756,-0.008028397,-0.110470045,0.086065356,0.756283,0.086081178,0.8317582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04,2021,404,0,0,0,0,0.549306144,0,0,0,0,4.688901033,0,0,0.693147181,0,0,0,0,0,0,0,0,0.693147181,0,0,0,2.397895273,1.700598691,0,0,0.549306144,0,0,0,0,0,0.693147181,0.549306144,1.914320698,0,1.522261219,0,2.877871107,4.156926134,0,0,0,2.293361327,13,0.894115368,0.405600188,-119.0166667,32.71666667,SOUTH,RREAS,2103,777,San Clemente,Y,6,NO,22.98613413,-0.829838316,-0.562614632,-0.161569444,0.747293317,6.254542378,-0.121149645,-0.009146857,-0.101677809,0.07794008,0.830845,0.078547882,0.8525445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11,2021,411,0,0,0,2.197224577,1.098612289,0,0,0,0,0,0,0,0,0,0,0,0.693147181,0,0,0,0,0,0,0,1.098612289,1.098612289,3.871201011,0.693147181,0,0,0,1.386294361,0,0,0,0.693147181,1.098612289,2.302585093,0,0,0,0,0,0,0,0,2.232819763,11,0.931157812,0.264968687,-119.2866699,33.68999837,SOUTH,RREAS,2103,892,San Nicolas,Y,2,NO,16.23119574,-0.616440608,-0.146150278,0.44175525,0.406685221,9.376347785,-0.214137712,0.132889788,-0.114040568,0.174380578,0.564923,0.026361316,0.7777905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12,2021,412,0,0,0,0,0,0,0,0,0,1.386294361,0,0,0,0,0,0,0,0,0,0,0,0,0,0,0,0,0,0,0,0,0,0,0,0,0,0,0,0,0,0,0,0,0,0,0,0,0,1,0,0.623913335,-119.4483398,33.58666585,SOUTH,RREAS,2103,1874,San Nicolas,Y,4,NO,1.386294361,0.527466791,-0.716150386,-0.717166554,1.3410597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13,2021,413,0,0,0,0.34657359,0,0,0,0,0,2.863423874,0,0,0,0,0,0,0,0,0,0,0,0,0,0,0,1.039720771,0,0.34657359,0,0,0,0,0,0,0,0.34657359,0,1.666102255,0,0,0,0,0,0,0,0,1.464511661,6,0.817358761,0.457430475,-119.6049967,33.48666585,SOUTH,RREAS,2103,775,San Nicolas,Y,2,NO,6.608967671,-0.335762542,-0.766644072,-0.621386945,1.007907046,2.499699932,-0.328064602,0.00702491,-0.205811408,0.260908142,0.787568,0.006718034,0.8416679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14,2021,414,0,0,0,0.895879735,0.549306144,0,0,0,0,0,0,0,0,0,0,0,0,0,0,0,0,0,0,0,0,0,1.522261219,0,0,0,0,0,0,0,0,0.34657359,0.34657359,0.34657359,0,0,0,0,0,0,0,0,1.610109698,6,0.898618496,0.253071903,-119.7633301,33.38333333,SOUTH,RREAS,2103,103,San Nicolas,Y,3,NO,4.007167869,0.203990283,-0.427722772,0.442208849,0.532590813,3,-0.319938029,0.213229314,0.16576604,0.338194937,0.406577,0.000205625,0.803914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22,2021,422,0,0,0,0.693147181,0,0,0,0,0,3.488174035,0,0,0.549306144,0,0,0,0,0,0,0.34657359,0,0,0,0,0.34657359,0,0,0,0,0,0,0,0,0,0,0,0.34657359,1.791759469,0,0,0,0.34657359,0.34657359,0,0,0,1.749430133,9,0.796199563,0.3418089,-120.3,34.31833496,SOUTH,RREAS,2103,380,San Miguel,Y,2,NO,8.255254781,-0.325620099,-0.625886709,-0.503434691,0.840007256,3.219512192,-0.249549233,0.132068766,-0.195484751,0.24017583,0.617723,0.02206153,0.8267852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23,2021,423,0,0,0,1.098612289,1.242453325,0,0,0,0,1.763180262,0.693147181,0,0,0,0,0,0,0,0,0.693147181,0,0,0,0,0.34657359,0.34657359,0.804718956,0,0,0,0,0,0,0,0,0,0.895879735,2.7102675,0,0,0,0,0,0,0,0,2.118771542,10,0.920170389,0.145691195,-120.4716634,34.17666829,SOUTH,RREAS,2103,122,San Miguel,Y,2,NO,10.59455361,-0.135935865,-0.440702095,0.031533737,0.312774484,5.243929469,-0.125062649,-0.023993384,-0.013420758,0.032375328,0.625206,0.049442167,0.8171580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24,2021,424,0,0,0,0.895879735,1.666102255,0,0,0,0,2.995732274,0,0,0,0,0,0,0.693147181,0,0,0,0,0,0,0,0.549306144,0.34657359,0,0.549306144,0,0,0,0.34657359,0,0,0,0,0.895879735,1.151292546,0,0,0,0.549306144,0,0,0,0,2.164632618,11,0.902721575,0.150068839,-120.5783366,34.06999919,SOUTH,RREAS,2103,190,San Miguel,Y,2,NO,10.63909934,-0.239086606,-0.403419758,-0.168670878,0.450589041,9,-0.203119692,0.059874568,-0.069558496,0.096588368,0.614432,0.035409521,0.869357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25,2021,425,0.34657359,0,0,0.34657359,0,0,0,0,0,3.078489493,0,0,0,0,0,0,0,0,0,0,0,0,0,0,0.549306144,0.34657359,0.34657359,0,0,0,0,0,0,0,0,0,0,1.151292546,0,0,0,0,0,0,0.34657359,0,1.649677392,8,0.793326654,0.348385703,-120.7116699,33.91833496,SOUTH,RREAS,2103,1848,San Miguel,Y,2,NO,6.511956135,-0.258337831,-0.681464533,-0.50368265,0.862888057,1.818139488,-0.191781147,0.117750026,-0.153987884,0.179966475,0.552266,0.04935465,0.8207652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41,2021,441,0,0,0,1.386294361,0.693147181,0,0,0,0,0,0,0,0.693147181,0,0,0,0,1.609437912,0,0,0,0,4.406719247,3.36729583,5.929589143,1.609437912,5.811140993,0,0,0,0,2.48490665,0,0,0,0,6.361302478,5.929589143,0,0,0,0,0,0,0,0,2.269278051,12,0.913224362,0.532035866,-121.3633301,35.70333252,CENTRAL,RREAS,2103,60,Piedras Blancas,Y,2,NO,40.28200803,-1.18038575,0.075800562,0.159278778,1.164516356,6.072449984,-0.148897788,0.069562497,-0.134597332,0.203587567,0.361616,0.069255688,0.6930768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42,2021,442,0,0,0,2.197224577,1.386294361,0,0,0,0,5.278114659,0,0,0.693147181,0,0,0,0,0,0,0.693147181,0,0,2.302585093,1.098612289,2.890371758,1.098612289,4.043051268,0.693147181,0,0,0,0.693147181,0,0,0,0,3.931825633,4.304065093,0.693147181,0,0,0.693147181,0,0,0,0,2.50978189,16,0.905212268,0.257509772,-121.4299967,35.70333252,CENTRAL,RREAS,2103,167,Piedras Blancas,Y,2,NO,32.6896401,-0.787077151,-0.094689399,-0.152097364,0.748323488,7.685917982,-0.134573658,0.031386548,-0.12295353,0.175654592,0.547325,0.126024842,0.7381488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43,2021,443,0,0,0,0,1.386294361,0,1.098612289,0,0,4.605170186,0,0,0,0,0,0,0,0,0,0,0,0,0,0,2.48490665,0,3.091042453,0,0,0,0,0,0,0,0,0,1.945910149,2.708050201,0,0,0,0,0,0,0,0,1.851140905,7,0.951297544,0.22930575,-121.5083333,35.70333252,CENTRAL,RREAS,2103,557,Piedras Blancas,Y,2,NO,17.31998629,-0.613966046,-0.17058699,-0.376356947,0.662983523,6.119498355,-0.139599334,0.106473803,0.057965305,0.176992703,0.605068,0.025862856,0.7929850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44,2021,444,0,0,0,0,1.386294361,0,0,0,0,0,0,0,0,0,0,0,1.386294361,1.098612289,0,0,0,0,0,0,1.386294361,0,1.945910149,0,0,0,0,1.098612289,0,0,0,0,2.708050201,3.663561646,0,0,0,0,0,0,1.098612289,0,2.097686756,9,0.954697902,0.451082435,-121.7,35.70333252,CENTRAL,RREAS,2103,885,Piedras Blancas,Y,2,NO,15.77224195,-0.899450515,-0.331061655,0.445117238,1.000717274,8.62517071,-0.242290191,0.173334453,-0.054517998,0.293595535,0.50618,0.010857383,0.6569707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45,2021,445,0,0.693147181,0,0,0,0,0,0,0,0,0,0,0,0,0,0,0,0,0,0,0,0,0.693147181,0,2.564949357,1.609437912,1.098612289,0,0,0,0,1.098612289,0,0,0,0,2.833213344,3.295836866,0.693147181,0,0,0,0,0,0,0,2.027550756,9,0.92277765,0.612914989,-121.8666667,35.70333252,CENTRAL,RREAS,2103,1050,Piedras Blancas,Y,2,NO,14.5801036,-1.234906462,-0.473979388,0.090184238,1.245864482,8.20471464,-0.275173214,0.032723966,-0.19434256,0.328118154,0.514941,0.012235083,0.5153918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54,2021,454,0,0,0,0,0,0,0.693147181,0,0,3.988984047,0,0,0,0,0,0,0,0,0,0,0,0,0,0,0,0,2.944438979,0,0,0,0,0,0,0,0,0,0,0,0,0,0,0,0,0,0,0,0.92437622,3,0.841400942,0.305086422,-123.7099935,38.46666667,CENTRAL,RREAS,2103,910,Fort Ross,Y,1,NO,7.626570206,-0.368810403,-0.343660404,-0.620706328,0.705526684,2.69444444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55,2021,455,0,0,0,1.098612289,0,0,1.609437912,0,1.098612289,0.693147181,0,0,0,0,0,0,0,0,0,0,0,0,0,0.693147181,0.693147181,0,0.693147181,0,0,0,0,0,0,0,0,0,0,0,0,0,0,0,0,0,0,0,1.890553617,7,0.971551657,0.23353523,-124.0583333,38.46666667,CENTRAL,RREAS,2103,3263,Fort Ross,Y,2,NO,6.579251212,0.241469616,0.281658135,-0.363399388,0.591310036,7,-0.064883907,0.020743309,0.123151433,0.137069338,0.662266,0.018814878,0.9000326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61,2021,461,0,0,0,3.555348061,2.833213344,0,0,0,0,2.944438979,2.397895273,2.564949357,0,4.976733742,0,0,0,0,0,0,0,0,0,0,0,0,0.693147181,0,0,0,0,0,0.693147181,0,0,0,0,0,0,0,0,0,0,0,0,0,1.932648225,8,0.929406778,0.226360923,-123.7833333,39.13333333,CENTRAL,RREAS,2103,73,Navarro,Y,2,NO,20.65887312,-0.402253568,0.362044293,-0.013846686,0.594942285,6.252107589,0.083703484,-0.16935576,-0.075413924,0.207496731,0.610792,0.066075014,0.7639604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63,2021,463,0,0,0,1.386294361,0,0,0.693147181,0,0,2.48490665,1.098612289,0,0,3.583518938,0,0,0,0,0,0,0,0,0,0,0.693147181,0,1.098612289,0,0,0,0,2.079441542,2.079441542,0,0,0,0,0,0,0,0,0,0,0,0,0,2.060998647,9,0.938000433,0.248634717,-124,39.13333333,CENTRAL,RREAS,2103,404,Navarro,Y,1,NO,15.19712197,-0.351501769,0.223722332,-0.529624997,0.67214043,8.284907379,0.087134044,-0.040290439,-0.03445165,0.111630215,0.793193,0.147668329,0.8185483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64,2021,464,0,0,0,1.098612289,3.931825633,0,0,0,0,4.510859507,0.693147181,0,0,1.386294361,0,0,0,0,0,0,0,0,1.386294361,0,1.791759469,0,2.197224577,0,0,0,0,1.098612289,1.386294361,0,0,0,0.693147181,0,0,0,0,2.079441542,0,0,0,0,2.314643677,12,0.931480827,0.11974808,-124.3166667,39.13333333,CENTRAL,RREAS,2103,2153,Navarro,Y,1,NO,22.25351275,-0.514475278,0.085859821,-0.166410305,0.524619278,8.132284025,0.045845625,-0.095872434,-0.044305513,0.119283315,0.794108,0.109981467,0.7882208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65,2021,465,0,0,0,1.791759469,1.609437912,0,0,0,0,3.713572067,0.693147181,0,0,1.791759469,0,0,0,0,0.693147181,0,0,0,0,0,0.693147181,0,2.397895273,0,0,0,0,1.386294361,1.098612289,0,0,0,1.098612289,0,0,0,0.693147181,1.791759469,0,0,0,0,2.427494404,13,0.946409982,0.090013683,-124.6,39.13333333,CENTRAL,RREAS,2103,3292,Navarro,Y,1,NO,19.45229132,-0.428370575,0.043361199,-0.110014797,0.418797718,11.14013831,0.062867626,-0.08613424,-0.03832843,0.119363427,0.670482,0.114533363,0.84674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71,2021,471,0,0,0,3.433987204,3.295836866,1.098612289,3.761200116,0,4.65396035,7.376508126,1.098612289,1.386294361,0,1.945910149,0,0,0,0,0,0,0,0,1.945910149,2.302585093,2.708050201,0,5.783825182,0,0,0,0,1.945910149,3.828641396,0,0,0,0,0,0,0,0,0,0,0,0,0,2.563063362,15,0.946460568,0.307059878,-123.9166667,39.83333333,CENTRAL,RREAS,2103,65,Delgada,Y,2,NO,46.56584392,-0.716828066,0.382915286,-0.251242206,0.861571976,6.124740746,0.099292912,-0.015265195,-0.040251072,0.118652256,0.696979,0.227783193,0.8528068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73,2021,473,0,0,0,1.098612289,0,0,3.433987204,0,2.63905733,7.342131731,2.079441542,0,0.693147181,0.693147181,0.693147181,0,0,0,0.693147181,0,0,0,0.693147181,1.098612289,1.609437912,0,4.727387819,0,0,0,0,1.791759469,2.079441542,0,0,0,0.693147181,0,0,1.098612289,0,0,0,0,0,0,2.523511504,17,0.890688654,0.318732543,-124.1083333,39.83333333,CENTRAL,RREAS,2103,236,Delgada,Y,2,NO,33.1573645,-0.698990114,0.25558594,-0.466698353,0.86464794,3.83326372,0.074477645,0.035694594,-0.092226251,0.130487935,0.734829,0.411597615,0.8719637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81,2021,481,0,0,0,1.354025101,1.242453325,0,0,0,0,4.176984065,0,0,0,0,0,0,0,0,0,0,0,0.549306144,0,0,0,0,0.549306144,0,0,0.549306144,0,0,0,0,0,0,0.549306144,0.895879735,0,0.549306144,0,1.589026915,2.158744057,0,0,0,2.134945833,11,0.890341229,0.155645357,-117.75,33.01666667,SOUTH,RREAS,2103,798,San Diego,Y,6,NO,14.16364392,-0.346614308,-0.428678759,-0.067879661,0.366891133,1.776454888,-0.156276311,-0.100975521,0.032270195,0.120223316,0.879079,0.014106786,0.8111866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82,2021,482,0,0,0,1.522261219,0.549306144,0,0,0,0,3.887217755,0,0,0,0,0,0,0,0,0,0,0,0,0,0,0,0,0,0.549306144,0,0,0,0,0,0,0,0,0,0.549306144,0,0,0,1.445185879,1.609437912,0,0,0,1.697813139,7,0.872502717,0.208892311,-117.5833333,32.91666667,SOUTH,RREAS,2103,865,San Diego,Y,6,NO,10.1120212,-0.244552682,-0.498510174,-0.235753033,0.543750456,2.862330948,-0.37332869,-0.072301071,0.094324172,0.274447742,0.808189,0.000801293,0.6913549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83,2021,483,0,0,0,1.386294361,0,0,0,0,0,4.997212274,0,0,0,0,0,0,0,0,0,0,0,0,0,0,0,0,0,0,0,0,0,1.098612289,0,0,0,0,0,0,0,0,0,0,0,0,0,0,0.863637035,3,0.786113922,0.30704865,-117.4216634,32.81666667,SOUTH,RREAS,2103,555,San Diego,Y,1,NO,7.482118924,-0.177815137,-0.45667548,-0.572215146,0.86033022,2.25191704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84,2021,484,0,0,0,2.197224577,2.197224577,0,0,0,0,0,0,0,0,0,0,0,0,0,0,1.386294361,0,0,0,0,1.098612289,1.386294361,0,0,0,0,0,0,0,0,0,0,0,1.386294361,0,0,0,0,0,0,0,0,1.757309367,6,0.98077212,0.311841742,-117.3333333,32.70833333,SOUTH,RREAS,2103,94,San Diego,Y,2,NO,9.651944527,-0.186475289,0.023592126,0.74534712,0.581461694,6,-0.361834191,-0.022898228,-0.15059372,0.256681032,0.659988,0.00317211,0.8477109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91,2021,491,0,0.693147181,0,1.791759469,0,0,0,0,0,0,0,0,0,0,0,0,0,0,0,0,0,0,0,0.693147181,0.693147181,0,0,0,0,0,0,0,0,0,0,0,0.693147181,1.386294361,0,0,0,0,0,0,0.693147181,0,1.859436287,7,0.955560524,0.451328531,-120.7333333,35,CENTRAL,RREAS,2103,55,Point Sal,Y,3,NO,6.643789733,-0.258705017,-0.193598162,0.927769216,0.988588943,7,-0.254123777,0.056098832,0.173340926,0.30405928,0.600823,0.003287337,0.7759667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92,2021,492,0,0,0,3.583518938,0.693147181,0,0,0,0,0.693147181,0,0,0,0,0,0,0,0,0,0,0,0,0,0,0,0,0,0,0,0,0,0,0,0,0,0,0,0,0.693147181,0,0,0,0,0,0,0,1.060859783,4,0.765247194,0.249392287,-120.7933268,35,CENTRAL,RREAS,2103,94,Point Sal,Y,3,NO,5.66296048,0.346582766,-0.085661986,0.361357402,0.560282435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93,2021,493,0,0.895879735,0,0.549306144,0,0,0,0,0,4.060443011,0,0,0,0,0,0,0,0,0,0,0,0,0,0,1.242453325,0,0,0,0,0,0,1.039720771,0,0,0,0,1.545521227,0,0,0,0,0.693147181,0,0,0,0,1.707679518,7,0.87757303,0.349409072,-120.8833333,35,CENTRAL,RREAS,2103,192,Point Sal,Y,2,NO,10.02647139,-0.4806073,-0.454595174,-0.610155535,0.795350717,2.34192362,-0.072330754,0.352092863,0.162739505,0.393785109,0.704586,0.001199782,0.7747928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94,2021,494,0,0,0,0.693147181,0.34657359,0,0,0,0,1.386294361,0,0,0.34657359,0,0.34657359,0,0,0,0,0,0,0,0,0.34657359,2.16536667,0.693147181,1.386294361,0,0,0,0,0.804718956,0,0,0,0,2.215408399,1.039720771,0,0,0,0.34657359,0,0,0,0,2.340929656,13,0.912660886,0.242502957,-120.975,35,CENTRAL,RREAS,2103,374,Point Sal,Y,2,NO,12.11696583,-0.473291707,-0.559218315,-0.017139234,0.614579653,8,-0.132040129,0.064877822,-0.12548055,0.184745222,0.536689,0.134607325,0.7441415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495,2021,495,0,0,0,0,0.693147181,0,0,0,0,2.63905733,0,0,0,0,0,0,0,0,0,0,0,0,0,0.693147181,2.397895273,1.609437912,1.098612289,0,0,0,0,0.693147181,0,0,0,0,1.609437912,0,0,0,0,1.098612289,0,0,0,0,2.078734057,9,0.946072162,0.254339172,-121.1166667,35,CENTRAL,RREAS,2103,532,Point Sal,Y,2,NO,12.53249455,-0.558286113,-0.425490344,-0.335808876,0.668274796,9,-0.174491768,-0.085863181,0.007339683,0.183775426,0.727166,0.017504031,0.6664869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601,2021,601,0,0,0,4.127134385,3.526360525,0,0.693147181,0,0,1.098612289,1.098612289,1.098612289,0,3.433987204,0,1.609437912,0,0,0,0,0,0,0.693147181,1.386294361,0,0,0,0,0,0,1.386294361,0,2.302585093,0,0,0,0.693147181,0,0,0,0,0,0,5.983936281,0,3.526360525,2.481079444,15,0.916186425,0.386843323,-124.5266602,40.5,NORTH,RREAS,2103,61,False Cape,Y,2,NO,32.65766905,-0.447164781,0.772734333,-0.111825226,0.794776957,6.927948059,0.137427922,-0.016348963,-0.062424198,0.098325979,0.682663,0.281813768,0.8024087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603,2021,603,0,0,0,1.791759469,1.386294361,0,2.890371758,0,0.693147181,3.850147602,1.098612289,0,0,2.890371758,0,0,0,0,1.386294361,0,0,0,0,0,0,0,2.564949357,0,0,0,0,0,1.386294361,0,0,0,0,0,0,0,0,0.693147181,0,2.48490665,0,0.693147181,2.424644366,13,0.945298835,0.172892196,-124.7299967,40.5,NORTH,RREAS,2103,1622,False Cape,Y,2,NO,23.80944351,-0.319492952,0.384990719,-0.269767127,0.659573246,10.20625717,0.126061085,-0.014879472,-0.048563174,0.090289283,0.755426,0.238216894,0.8597680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605,2021,605,0,0,0,0.693147181,0.693147181,0,2.564949357,0,0,1.945910149,1.386294361,0,0,1.386294361,0,0,0,0,0.693147181,0,0,0,0,1.098612289,0,0,2.63905733,0,0,0,0,0,0,0,0,0,0,0,0,0,0,0,0,0,0,0,2.075021475,9,0.944382494,0.16852283,-124.95,40.5,NORTH,RREAS,2103,2565,False Cape,Y,5,NO,13.10055939,-0.131898429,0.293261587,-0.399230711,0.584643223,9,0.099340639,0.014969716,0.048194019,0.074495987,0.745728,0.080270864,0.8987384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607,2021,607,0,0,0,3.135494216,1.945910149,0,4.532599493,0,0,2.995732274,0,0,0,1.945910149,0,0,0,0,1.609437912,0,0,0,0,1.098612289,1.609437912,0,4.691347882,0,0,0,0,1.791759469,0,0,0,0,0,0,0,0,0,1.098612289,0,0.693147181,0,0,2.340202992,12,0.941766648,0.173757271,-125.1700033,40.5,NORTH,RREAS,2103,2634,False Cape,Y,2,NO,27.14800121,-0.553859908,0.272350125,-0.077197754,0.875283194,8.009970473,0.041324904,-0.024067997,0.032630736,0.131109497,0.729667,0.072705695,0.8960064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611,2021,611,0,0,0,1.791759469,1.386294361,0,2.48490665,0,2.944438979,0,0,0,0,4.442651256,0,0,0,0,0,0,0,0,0,0,0,0,0,0,0,0,0,0,0.693147181,0,0,0,0,0,0,0,0,0,0,0,0,0,1.652033837,6,0.922016782,0.370925453,-124.2700033,41,NORTH,RREAS,2103,79,Trinidad Head,Y,2,NO,13.7431979,0.077506247,0.814213399,0.138269751,0.432016601,5.138151426,0.293700506,-0.038703551,0.27949345,0.282510862,0.480431,0.000849629,0.7533912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613,2021,613,0,0,0,1.609437912,0,0,3.36729583,0,2.63905733,2.079441542,0.693147181,0,0,0.693147181,0,0,0,0,0.693147181,0,0,0,0,0,0,0,0,0,0,0,0,0,0.693147181,0,0,0,0,0,0,0,0,0,0,0.693147181,0,0,1.994677235,9,0.907816273,0.320079525,-124.4900065,41,NORTH,RREAS,2103,520,Trinidad Head,Y,1,NO,13.16096852,-0.013761583,0.498061412,-0.569841446,0.603877134,8.385876303,0.216696828,0.00386949,-0.043513161,0.086086662,0.703787,0.105722629,0.8715184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615,2021,615,0,0,0,1.609437912,0,0,2.197224577,0,2.397895273,2.564949357,0,0,0.693147181,1.609437912,0,0,0,0,0.693147181,0,0,0,0,0,0,0,0,0,0,0,0,0,1.098612289,0,0,0,0,0,0,0,0,0,0,0,0,0,1.981506467,8,0.952902612,0.295061803,-124.7099935,41,NORTH,RREAS,2103,743,Trinidad Head,Y,1,NO,12.86385168,-0.074957491,0.408803321,-0.603397799,0.669828294,8,0.106948791,0.058755213,-0.027155529,0.101959344,0.818775,0.112917105,0.8643836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617,2021,617,0,0,0,2.63905733,2.708050201,0,3.912023005,0,4.983606622,4.787491743,0,0,0,3.784189634,0,0,0,0,0,0,0,0,0,0,1.386294361,0,1.098612289,0,0,0,0.693147181,0,0.693147181,0,0,0,0,0,0,0,0,0.693147181,0,1.609437912,0,0,2.273590854,12,0.914959961,0.220397193,-124.9299967,41,NORTH,RREAS,2103,2804,Trinidad Head,Y,2,NO,28.98820464,-0.457485941,0.365409733,-0.277680327,0.79452458,7.055585995,0.057127738,-0.033540379,0.007611248,0.119889269,0.752214,0.097983216,0.864851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621,2021,621,0,0,0,4.158883083,1.609437912,0,4.304065093,0,0.693147181,0,3.912023005,1.098612289,0,3.135494216,0,3.091042453,0,0,0,0,0,0,0,0,0,0,0,0,0,0,1.098612289,0,1.609437912,0,0,0,0.693147181,0,0,0,0,0,0,3.80666249,0,3.33220451,2.408680954,13,0.939075162,0.477986107,-124.2599935,41.5,NORTH,RREAS,2103,66,Flint Rock Head,Y,2,NO,32.54276961,-0.323086121,0.984750365,0.126450888,0.809396366,8.866037243,0.173325354,-0.001077331,-0.046182206,0.074998091,0.714467,0.187851195,0.8445650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623,2021,623,0,0,0.693147181,1.098612289,2.079441542,0,1.386294361,0,2.197224577,3.891820298,0,0,0,3.258096538,0,0.693147181,0,0,0,0,0,0,0,0,0.693147181,0,0,0,0,0,0.693147181,0,1.098612289,0,0,0,0,0,0,0,0.693147181,0,0,1.098612289,0,2.397895273,2.453598357,14,0.929725044,0.266692788,-124.4799967,41.5,NORTH,RREAS,2103,169,Flint Rock Head,Y,2,NO,21.97234536,-0.188026773,0.45232608,-0.490228322,0.653476354,10.13097698,0.116607828,-0.0189848,-0.014743976,0.071674121,0.819792,0.147319565,0.8562933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625,2021,625,0,0,0,1.386294361,1.386294361,0,2.890371758,0,1.609437912,0,2.564949357,0,0,1.098612289,0,0,0,0,0.693147181,0,0,0,0,0,0,0,0.693147181,0,0,0,0,0,2.48490665,0,0,0,0,0,0,0,0,0,0,0,0,0,2.086457505,9,0.949587253,0.307012242,-124.7,41.5,NORTH,RREAS,2103,946,Flint Rock Head,Y,5,NO,14.80716105,0.027268592,0.734169087,0.044094821,0.372675587,8.847333289,0.162371908,-0.015750112,0.001219073,0.033167031,0.712454,0.079246368,0.8413530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627,2021,627,0,0,0,2.48490665,1.098612289,0,2.995732274,0,1.791759469,2.63905733,2.197224577,0,0,1.945910149,0,0,0,0,1.098612289,0,0,0,3.044522438,0.693147181,1.609437912,0,4.94875989,0,0,0,0,2.397895273,4.094344562,0,0,0,0.693147181,0,0,0.693147181,0,1.609437912,0,0,0,0,2.687396426,17,0.948532829,0.234781237,-124.9200033,41.5,NORTH,RREAS,2103,690,Flint Rock Head,Y,2,NO,36.03565456,-0.59506453,0.396951045,-0.201728893,0.906115289,10.68600233,0.100581273,-0.017069373,-0.043611695,0.101836744,0.679448,0.230128487,0.8737580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641,2021,641,0,0,0,0,0,0,1.386294361,0,0,0,0,0,0,1.098612289,0,0,0,0,0,0,0,0,0,0,0,0,1.386294361,0,0,0,0,0,0,0,0,0,0,0,0,0,0,0,0,1.791759469,0,2.48490665,1.568078373,5,0.974300662,0.623280727,-124.61,42.5,NORTH,RREAS,2103,87,Gold Beach,Y,5,NO,8.14786713,-0.189827876,1.069121656,-0.561581641,0.910922487,5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643,2021,643,0,0,2.63905733,1.386294361,0,0,1.945910149,0,0,0,1.098612289,0,0,1.945910149,0.693147181,0.693147181,0,0,0,0,0,0,0,0,0.693147181,0,1.386294361,0,0,0,0,0,1.386294361,0,0,0,0,0,0,0,0,0,0,0,0,0,2.207621465,10,0.958757404,0.370617551,-124.83,42.5,NORTH,RREAS,2103,705,Gold Beach,Y,5,NO,13.86781454,-0.178804334,0.840707102,-0.037477661,0.587828444,10,0.106635076,0.051180709,-0.028885722,0.099082222,0.686178,0.137930924,0.8019442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645,2021,645,0,0,0,1.386294361,0.693147181,0,1.098612289,0,0,0,1.098612289,0,0,0,0,0,0,0,1.098612289,0,0,0,0.693147181,2.197224577,0,0,2.708050201,0,0,0,0,0,0,0,0,0,1.945910149,0,0,0,0,2.48490665,0,0,0,0,2.199787521,10,0.955355167,0.250766193,-125.05,42.5,NORTH,RREAS,2103,1732,Gold Beach,Y,5,NO,15.40451717,-0.410528968,0.557058316,0.150185024,0.734731372,10,0.139370182,0.039063841,0.043073394,0.05071471,0.551411,0.064314144,0.8810969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647,2021,647,0,0,0,1.098612289,1.386294361,0,2.302585093,0,0,0,1.945910149,0,0,0.693147181,0,0,0,0,1.386294361,0,0,0,2.079441542,3.871201011,0,0,2.302585093,0,0,0,2.079441542,1.098612289,0,0,0,0,0,0,0,1.386294361,0,0.693147181,0,0,0,0,2.457093677,13,0.957949884,0.316733831,-125.27,42.5,NORTH,RREAS,2103,3090,Gold Beach,Y,1,NO,22.32356645,-0.472288128,0.674888167,0.011708894,0.789846355,11.11296975,0.146319415,0.005902803,0.010459628,0.030191003,0.660507,0.089952589,0.8685350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651,2021,651,0,0,0,0.693147181,2.397895273,0,0.693147181,1.098612289,1.098612289,0,0.693147181,0.693147181,0,0.693147181,0,1.945910149,0,0,0,0,0,0,0,0,0.693147181,0,0,0,0,0,0,0,1.098612289,0,0,0,0,0,0,0,0,0,0,0.693147181,0,3.091042453,2.398820325,13,0.935230787,0.40740764,-124.63,43,NORTH,RREAS,2103,116,Bandon,Y,5,NO,15.58271501,0.071567026,0.890134783,0.080507642,0.47509873,13,0.167452056,-0.002305199,-0.028296446,0.057161224,0.672614,0.153613702,0.8228719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653,2021,653,0,0,1.609437912,0.693147181,0.693147181,0,1.609437912,0,0.693147181,0,0,0.693147181,0,1.791759469,0,0,0,0,1.945910149,0,0,0,0,0,0,0,1.945910149,0,0,0,0,0,0.693147181,0,0,0,0,0,0,0,0,0.693147181,0,0,0.693147181,1.791759469,2.458587252,13,0.958532186,0.341872881,-124.85,43,NORTH,RREAS,2103,140,Bandon,Y,5,NO,15.54624533,-0.170395706,0.798061072,0.07824287,0.570885636,13,0.202893078,0.070449051,-0.056273187,0.114464191,0.673694,0.081512392,0.8882396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655,2021,655,0,0,0,1.945910149,1.098612289,0,1.791759469,0,0,0,0,0,0,1.609437912,0,1.098612289,0,0,0.693147181,0,0,0,0,0,0,0,1.386294361,0,0,0,0,0,0,0,0,0,0,0,0,0,0,0.693147181,0,0,0,0,2.018025526,8,0.970464556,0.15801126,-125.07,43,NORTH,RREAS,2103,1644,Bandon,Y,5,NO,10.31692083,0.045841625,0.456510286,0.185179935,0.343045583,8,0.136736506,0.191648282,0.138832469,0.222472957,0.67354,0.012304364,0.8690253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657,2021,657,0,0,1.098612289,1.098612289,0.693147181,0,1.791759469,0.693147181,0,0,1.386294361,0,0,2.079441542,0.693147181,0,0,0,0,0,0,0,0,0,0,0,1.098612289,0,0,0,0,0,0,0,0,0,0,0,0,0,0,0,0,0,0,0,2.122428966,9,0.965958562,0.316992166,-125.29,43,NORTH,RREAS,2103,3077,Bandon,Y,5,NO,10.63277378,0.160732555,0.6823929,0.135114899,0.297581835,9,0.137988453,0.083940923,-0.020758299,0.101534833,0.666218,0.101079757,0.7965746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661,2021,661,0,0,0,2.197224577,1.386294361,0,1.386294361,0,0,0,1.098612289,0,0,1.098612289,0,1.098612289,0,0,0,0,0,0,0,1.098612289,0,0,1.098612289,0,0,0,1.945910149,0,1.098612289,0,0,0,0,0,0,0,0,0,0,0,0,3.610917913,2.303476324,11,0.960623876,0.279777353,-124.36,43.5,NORTH,RREAS,2103,98,Coos Bay,Y,5,NO,17.11831509,-0.118899782,0.686402888,0.081565574,0.474866902,10.56427495,0.160302307,-0.007179893,-0.050279867,0.080007289,0.734438,0.180229242,0.8582275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663,2021,663,0,0,1.945910149,0,0,0,2.197224577,0,0,0,0,0,0,4.276666119,0,1.098612289,0,0,1.386294361,0,0,0,0,0,0,0,1.098612289,0,0,0,1.386294361,0,1.098612289,0,0,0,0,0,0,0,0,1.945910149,0,0,1.386294361,0,2.195531414,10,0.953506764,0.575225885,-124.58,43.5,NORTH,RREAS,2103,200,Coos Bay,Y,5,NO,17.82043094,-0.486731618,1.102692997,-0.209931797,1.004285223,8.695975692,0.268419015,-0.063818786,-0.181315473,0.240915888,0.697532,0.026408334,0.8728366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665,2021,665,0,0,0.693147181,2.564949357,1.098612289,0,3.555348061,0,0,0,0.693147181,0,0,2.397895273,0,0,0,0,2.079441542,0,0,0,0,0,0,0,0.693147181,0,0,0,0,0,0.693147181,0,0,0,0,0,0,0,0,0,0,0,0,0,2.006256804,9,0.913086359,0.294554632,-124.8,43.5,NORTH,RREAS,2103,603,Coos Bay,Y,5,NO,14.46883524,-0.02052269,0.704274237,0.196872564,0.452773922,7.825613718,0.175583016,-0.03886813,-0.011305025,0.056915849,0.658898,0.079652987,0.8581220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667,2021,667,0,0,0,0,1.098612289,0,2.63905733,0.693147181,0,0,2.197224577,0,0,1.386294361,0,0,0,0,2.197224577,0,0,0,0,2.708050201,0,0,4.8978398,0,0,0,0.693147181,0.693147181,1.386294361,1.791759469,0,0,0,0,0,0,0,2.833213344,0,0,1.098612289,0,2.477896415,14,0.938932139,0.460761994,-125.02,43.5,NORTH,RREAS,2103,1181,Coos Bay,Y,5,NO,26.31362414,-0.694542451,0.814309665,-0.032996619,1.039640272,9.148211141,0.188342696,-0.037690283,-0.070399913,0.108049218,0.775666,0.121925305,0.863667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677,2021,677,0,0,0,2.564949357,2.302585093,0,2.890371758,0,0,0,1.945910149,0,0,2.197224577,0,0,0,0,3.496507561,0,0,0,3.33220451,4.060443011,0,0,5.736572297,0,0,0,1.386294361,2.302585093,3.433987204,0,0,0,0,0,0,0,0,2.708050201,0,0,1.098612289,0,2.56158788,14,0.970644767,0.385347546,-125.3,44,NORTH,RREAS,2103,2914,Heceta Head,Y,2,NO,39.45629746,-0.685624586,0.671616234,0.094238397,1.005891474,9.712893109,0.140973746,-0.035589233,-0.033404326,0.077777731,0.665352,0.127086569,0.819916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681,2021,681,0,0,0,1.098612289,0,0,0,0,0,0,1.098612289,1.098612289,0,2.197224577,0,1.945910149,0,0,0,0,0,0,0,0,0,0,0,0,0,0,1.098612289,0,0,0,0,0,0,0,0,0,0,0,0,1.098612289,0,0,1.897984619,7,0.975370434,0.575512818,-124.35,44.5,NORTH,RREAS,2103,59,Newport,Y,5,NO,9.63619617,0.192876001,1.041224398,0.497580258,0.782882034,7,0.279825497,0.01169309,-0.033543177,0.12674786,0.825969,0.049956421,0.8162274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683,2021,683,0,0,0,0,0,0,0,0,1.098612289,0,1.098612289,0,0,1.098612289,0,1.791759469,0,0,0,0,0,0,0,0,0,0,0,0,0,0,0,0,0,0,0,0,0,0,0,0,0,0,0,0,0,0,1.360487781,4,0.981382718,0.784465358,-124.59,44.5,NORTH,RREAS,2103,143,Newport,Y,5,NO,5.087596335,0.470162311,1.283939548,-0.522150371,0.939942562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685,2021,685,0,0,1.609437912,1.098612289,1.098612289,0,1.386294361,0,2.833213344,0,0,0.693147181,0,3.258096538,0,0,0,0,1.098612289,0,0,0,0,0,0,0,0,0,0,0,0,0,0,0,0,0,0,0,0,0,0,1.098612289,0,0,1.098612289,0,2.18397209,10,0.948486615,0.406859647,-124.83,44.5,NORTH,RREAS,2103,227,Newport,Y,5,NO,15.27325078,-0.005363774,0.879221412,0.275779472,0.588407419,9.739395244,0.317685797,0.12922607,0.10830276,0.211091593,0.647682,0.009888831,0.6991971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687,2021,687,1.098612289,0,1.386294361,1.386294361,1.098612289,0,4.86753445,0,2.197224577,0,2.302585093,0,0,2.772588722,0,0,0,0,2.564949357,0,0,0,0,0,0,0,1.098612289,0,0,0,0,0,1.386294361,0,0,0,0,0,0,0,0,2.197224577,0,0,0,1.098612289,2.447384998,13,0.954164751,0.412477244,-125.07,44.5,NORTH,RREAS,2103,1150,Newport,Y,5,NO,25.45543902,-0.254568378,0.905361167,0.127395262,0.709607757,8.822672084,0.172184839,0.013715339,-0.057316261,0.086952715,0.718797,0.168510194,0.7895454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701,2021,701,0,0,0,1.098612289,0,0,0,0,0,0,0,0,0,1.098612289,0,0,0,0,0,0,0,0,0,0,0,0,0,0,0,0,0,0,0,0,0,0,0,0,0,0,0,0,0,1.791759469,0,0,1.069773754,3,0.97374708,0.59864901,-124.16,45.5,NORTH,RREAS,2103,117,Tillamook,Y,5,NO,3.988984047,0.689557496,0.395271147,0.857734875,0.99496429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703,2021,703,0,0,0,0.693147181,1.791759469,0,2.48490665,0,0.693147181,0,0,0,0,1.386294361,0,0,0,0,0.693147181,0,0,0,0,0,0,0,0,0,0,0,0,0,0,0,0,0,0,0,0,0,0,0,0,1.098612289,1.098612289,0,1.974171957,8,0.94937546,0.369706036,-124.4,45.5,NORTH,RREAS,2103,198,Tillamook,Y,5,NO,9.939626599,0.225161393,0.791292816,0.111898435,0.348105347,8,0.272089734,0.020886311,0.2253401,0.222470235,0.539751,0.002735322,0.8079076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705,2021,705,0,1.098612289,0,0.693147181,2.944438979,0,1.791759469,0,0,0,1.098612289,0,0,0.693147181,0,0,0,0,1.386294361,0,0,0,0,0.693147181,0,0,4.812184355,0,0,0,0,0,0.693147181,1.098612289,0,0,0,0,0,0,0,4.394449155,0,0,0,0,2.220317964,12,0.89352138,0.337038386,-124.64,45.5,NORTH,RREAS,2103,471,Tillamook,Y,5,NO,21.39755191,-0.497047419,0.670374943,0.24684828,0.863140404,6.163279011,0.162211085,-0.013281192,-0.039559968,0.070209061,0.758544,0.150127776,0.9036563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711,2021,711,0,0,0,0,0,0,1.098612289,0,2.397895273,0,0,0,0,5.402677382,0,2.397895273,0,0,0,0,0,0,0,0,0,0,1.098612289,0,0,0,0,0,0,0,0,0,0,0,0,0,0,1.098612289,0,4.521788577,0,2.302585093,1.91100332,8,0.918997785,0.668395569,-124.32,46,NORTH,RREAS,2103,121,Columbia River,Y,2,NO,20.31867846,-0.429732173,1.219852525,-0.347680122,1.069157329,5.148472609,0.274338256,0.042449668,0.1213873,0.145585645,0.656595,0.013362832,0.7599947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713,2021,713,0,0,1.098612289,0.693147181,0,0,1.386294361,0,0.693147181,0,0,0,0,2.564949357,0,0.693147181,0,0,0.693147181,0,0,0,0,0,0,0,0,0,0,0,0,0,0,0,0,0,0,0,0,0,0,0.693147181,0,0.693147181,0,0,2.062924666,9,0.938877002,0.537721138,-124.56,46,NORTH,RREAS,2103,159,Columbia River,Y,5,NO,9.208739091,0.228635133,1.100761223,-0.071772368,0.613857315,9,0.319541203,0.060250803,0.108989105,0.179776291,0.654065,0.008630451,0.7249866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715,2021,715,0,0,0,1.609437912,1.791759469,0,2.708050201,0,0.693147181,0,0,0,0,1.945910149,0,0,0.693147181,0,1.609437912,0,0,0,0,0,0,0,0,0,0,0,0,0,0,0,0,0,0,0,0,0,0,0.693147181,0,0,0,0,1.968804336,8,0.946794181,0.299119335,-124.8,46,NORTH,RREAS,2103,469,Columbia River,Y,5,NO,11.74403719,0.082425559,0.69407958,0.251538743,0.420363884,8,0.212472592,0.291536663,0.112258258,0.30508963,0.641627,0.004329828,0.8901948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1_717,2021,717,0,0,0.693147181,1.098612289,0,0,4.189654742,0,0.693147181,0,2.833213344,0,0,1.098612289,0,0,0,0,1.386294361,0,0,0,1.386294361,2.079441542,0,0,5.926926026,0,0,0,0,0,1.386294361,3.610917913,0,0,0,0,0,1.386294361,0,6.298949247,0,0,0,0.693147181,2.440740448,15,0.901290473,0.516360655,-125.04,46,NORTH,RREAS,2103,1280,Columbia River,Y,5,NO,34.76094638,-0.709417616,0.887021845,-0.09867046,1.079304755,5.485275455,0.156153839,-0.013956748,-0.057539459,0.088641371,0.725971,0.205909926,0.9117533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109,2022,109,0,0,0,2.021525634,1.732867951,0,0.549306144,0,1.386294361,2.827995905,0,0,0,0,0,0,0,0,0,0,0,0,0,0.34657359,0.549306144,0,0.549306144,0,0,0,0,0,0,0,0,0,0,0.549306144,0,0,0,0.693147181,0,0,0,0,2.074570136,10,0.900973971,0.019240053,-122.0333333,36.58333333,CENTRAL,RREAS,2202,608,Monterey Bay Outside,Y,2,YES,11.2056292,-0.068475743,-0.034141846,-0.09290018,0.102003068,9,-0.056779218,0.066624646,0.036848269,0.08951845,0.856883,0.053180384,0.8703400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110,2022,110,0,0,0,2.071567363,0,0,0.549306144,0,0.549306144,1.647918433,0,0,0,0,0.549306144,0.549306144,0,0,0,0,0,0,0,0,0.549306144,0,0.549306144,0,0,0,0,0,0,0,0,0,0.549306144,0,0,0,0,0,0,0,0.549306144,0,2.130657581,10,0.925332429,0.149550632,-122.175,36.58333333,CENTRAL,RREAS,2202,2304,Monterey Bay Outside,Y,1,YES,8.113934951,0.058364968,-0.063127328,-0.315657882,0.304781431,10,-0.014928078,0.181696642,-0.007608665,0.18252769,0.847988,0.073896884,0.9408171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112,2022,112,0,0,0,0,0,0,0,0,0,0,0,0,0,0,0,0,0,0,0,0,0,0,2.047172281,0.895879735,1.242453325,0.549306144,1.386294361,0,0,0,0,0.549306144,0,0,0,0,0.895879735,0.549306144,0,0,0,0,0,0.895879735,0,0,2.097907514,9,0.954798374,0.514753964,-121.9466634,36.65500081,CENTRAL,RREAS,2202,73,Monterey Bay Inside,Y,2,YES,9.011477604,-1.084406618,-0.094362986,-0.40525213,1.100506479,9,-0.178999322,-0.11192627,-0.081497299,0.216133469,0.658202,0.016614175,0.637994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113,2022,113,0,0,0,1.791759469,0,0,0,0,0,0,0,0,0,0,0,0,0,0,0,0,0,0,0,0,0,0,0,0,0,0,0,0,0,0,0,0,0,0,0,0,0,0,0,0,0,0,0,1,0,0.496781572,-122.05,36.64666748,CENTRAL,RREAS,2202,900,Monterey Bay Outside,Y,3,YES,1.791759469,0.649611787,-0.059505302,0.712029077,1.02384630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115,2022,115,0,0,0,0.895879735,1.098612289,0,0,0,0,0,0.549306144,0,0,0,0,0,0,0,0,0,0,0,0.549306144,0.549306144,0,0,0,0,0,0,0.549306144,0,0,0,0,0,0,0,0,0,0,0,0,0.549306144,0,0,1.90230139,7,0.977588813,0.333856516,-121.9083333,36.70833333,CENTRAL,RREAS,2202,91,Monterey Bay Inside,Y,3,YES,4.741022745,0.586499145,0.289270099,0.309251318,0.827898543,7,0.102436612,-0.234603573,0.041918373,0.263924615,0.570047,0.013998948,0.8541000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116,2022,116,0,0,0,1.791759469,0.549306144,0,0,0,1.522261219,1.545521227,0,0,0,0,0,0,0,0,0,0,0,0,0,0,0.549306144,0,1.47221949,0,0,0,0,0,0.549306144,0,0,0,0.895879735,0,0,0,0,1.354025101,0,0,0.549306144,0,2.199241509,10,0.955118037,0.078097624,-121.9766602,36.73999837,CENTRAL,RREAS,2202,287,Monterey Bay Inside,Y,2,YES,10.77889082,-0.158484903,-0.181249813,0.051394015,0.154647874,10,0.002573799,-0.06184121,0.0412922,0.075969593,0.654582,0.048108792,0.9147042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117,2022,117,0,0,0,3.528518491,1.098612289,0,1.242453325,0,0.549306144,5.76571166,0,0,0,0.549306144,0.34657359,0,0,0,0,0,0,0,0,0.693147181,1.098612289,0,0.895879735,0,0,0,0,0.693147181,0,0,0,0,1.589026915,0.549306144,0,0,0,0.693147181,0,0,0,0,2.257534609,14,0.855431965,0.083142961,-122.1083333,36.7,CENTRAL,RREAS,2202,1920,Monterey Bay Outside,Y,1,YES,19.29274827,-0.389712098,0.016435683,-0.210812624,0.406127174,3.955947937,-0.04529707,0.113611164,-0.032600064,0.123110936,0.661592,0.124375402,0.8921159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125,2022,125,0,0,0,2.393745871,1.098612289,0,1.319528665,0,1.198947636,2.896506804,0,0,0.693147181,0,0,0,0,0.549306144,0,0,0,0,0,1.151292546,1.791759469,0,2.917405369,0,0,0,0,0,1.098612289,0,0,0,0.549306144,0,0,0,0,0.895879735,0,0,0,0,2.42052845,13,0.943694158,0.057124264,-122.425,36.98333333,CENTRAL,RREAS,2202,446,Davenport,Y,2,YES,18.55405014,-0.344299826,0.120960426,-0.136293103,0.392278395,10.27556726,0.011411826,0.025318332,-0.064905157,0.072453649,0.645844,0.20187115,0.8741199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126,2022,126,0,0.549306144,0,2.094827371,1.098612289,0,0.972955075,0,0,2.433767225,0.549306144,0,0,0,0,0,0,0,0,0,0,0,0.549306144,0.549306144,0.972955075,0.549306144,1.242453325,0,0,0,0,0,0,0,0,0,0.972955075,0,0,0,0,0,0.549306144,0,0,0,2.416099757,13,0.941967538,0.023817031,-122.5916667,36.98333333,CENTRAL,RREAS,2202,432,Davenport,Y,2,YES,13.0843623,-0.178287742,-0.01052437,-0.122239245,0.188592964,13,0.041636294,0.055949576,-0.008726482,0.078269685,0.665444,0.150882604,0.8253985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127,2022,127,0,0,0,1.098612289,0,0,0,0,0,1.386294361,0,0,0,0,0,0,0,0,0,0,0,0,0,0,0,0,0,0,0,0,0,0,0,0,0,0,0,0,0,0,0,0,0,0,0,0,0.686430577,2,0.990302845,0.324209614,-122.7583333,36.98333333,CENTRAL,RREAS,2202,1045,Davenport,Y,4,YES,2.48490665,0.495794715,-0.502118551,-0.240951655,0.6984010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131,2022,131,0,0,0,1.386294361,0,0,0,0,1.791759469,2.197224577,0,0,0,0,0,0,0,0,0,0,0,0,3.526360525,2.197224577,0,0,2.772588722,0,0,0,0,1.098612289,0,0,0,0,0,0,0,0,0,1.098612289,0,0,0,0,2.002988421,8,0.963233242,0.250343788,-122.5666667,37.275,CENTRAL,RREAS,2202,82,Pescadero,Y,2,YES,16.06867681,-0.606602387,-0.017306633,-0.431307431,0.691708321,7.731219244,-0.084225236,-0.004714305,0.110481976,0.133314828,0.685914,0.020627143,0.7571327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132,2022,132,0,0,0,1.354025101,0.34657359,0,0,0,0,1.445185879,0,1.242453325,0,0,0.34657359,0,0,0,0,0,0,0,0.549306144,0.895879735,0.549306144,1.098612289,2.191013317,0,0,0,1.098612289,0,0,0,0,0,0.549306144,0,0,0,0,0,0,0,0,0,2.343849986,12,0.943234306,0.156277418,-122.65,37.275,CENTRAL,RREAS,2202,95,Pescadero,Y,2,YES,11.66684755,-0.331938806,-0.406786798,0.006799874,0.408622043,10,-0.022445521,0.011041318,-0.076875301,0.077090507,0.564419,0.157013928,0.8263662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133,2022,133,0,0,0,1.700598691,0,0,0,0,0,1.098612289,0.549306144,0,0,0,0,0,0,0,0,0,0,0,0,0,0,0,0.549306144,0,0,0,0,0,0,0,0,0,0,0,0,0,0,0,0,0,0,0,1.271104644,4,0.91690653,0.215168506,-122.8166667,37.275,CENTRAL,RREAS,2202,184,Pescadero,Y,1,YES,3.897823268,0.309075425,-0.445406058,0.021427015,0.489501192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134,2022,134,0,0,0,2.48490665,1.098612289,0,1.386294361,0,0,3.433987204,0,0,0,0,1.098612289,0,0,0,0,0,0,0,1.098612289,0,0,0,0,0,0,0,0,0,0,0,0,0,0,0,0,0,0,0,1.098612289,0,0,0,1.83009094,7,0.94048001,0.120097963,-122.9833333,37.275,CENTRAL,RREAS,2202,518,Pescadero,Y,1,YES,11.69963737,-0.0557888,0.105769165,-0.347115548,0.382747586,6.996983409,0.057106084,0.22749786,0.081929163,0.252547558,0.750746,0.034216369,0.8643756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135,2022,135,0,0,0,2.197224577,1.098612289,0,1.386294361,0,0,1.098612289,0,0,0,0,0,0,0,0,0,0,0,0,0,0,0,0,0,0,0,0,0,0,0,0,0,0,0,0,0,0,0,0,0,0,0,0,1.341246434,4,0.967503045,0.099174892,-123.15,37.275,CENTRAL,RREAS,2202,950,Pescadero,Y,3,YES,5.780743516,0.306873846,0.129096028,-0.041547741,0.431363076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152,2022,152,0,0,0,1.945910149,0,0,1.945910149,0,3.891820298,3.218875825,0,1.098612289,0,0,0,0,0,0,0,0,0,0,1.386294361,1.386294361,0,0,2.772588722,0,0,0,1.791759469,0,0,0,0,0,1.386294361,0,0,0,0,0,0,0,0,0,2.22089954,10,0.964523996,0.225315298,-123.0416667,37.65833333,CENTRAL,RREAS,2202,108,Farallones Outside,Y,1,YES,20.82435998,-0.514592423,0.200833478,-0.440934807,0.694550119,9.03933787,0.076042988,-0.007626172,0.017623846,0.090223952,0.676781,0.096066916,0.8800747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154,2022,154,0,0,0,0.895879735,0,0,0.549306144,0,0,1.985145957,0,0,0,0,0,0,0,0,0,0,0,0,0,0,0,0,0.693147181,0,0,0,0,0,0,0,0,0,0,0,0,0,0,0,0,0,0,0,1.251894146,4,0.903049109,0.184671563,-123.2083333,37.65833333,CENTRAL,RREAS,2202,1301,Farallones Outside,Y,4,YES,4.123479016,0.224037304,-0.369660559,-0.350380817,0.487978004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160,2022,160,0,0,0,0,0,0,1.039720771,0,1.039720771,1.647918433,0,0,0,0,0,0,0,0,0,0,0,0,0.972955075,0.972955075,0,0,1.151292546,0,0.549306144,0,0.895879735,0,0.549306144,0,0,0,0,0,0,0,0,0,0,0,0.549306144,0,2.245105164,10,0.975036361,0.330705139,-123.3166667,37.88333333,CENTRAL,RREAS,2202,91,Farallones Outside,Y,1,YES,9.368360838,-0.219675545,0.204107115,-0.781373966,0.829871468,10,0.140988801,-0.090342836,-0.063596123,0.187800496,0.68269,0.072964192,0.8344520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162,2022,162,0,0,0,0.693147181,0,0,0.972955075,0,0,3.206729479,0,0,0,0,0.549306144,0,0,0,0,0,0,0,0.693147181,0,0.549306144,0,1.098612289,0,0,0,0.895879735,0,0,0,0,0,0,0,0,0,0,0,0,0,0,0,1.86429145,8,0.896534138,0.178617434,-123.5,37.88333333,CENTRAL,RREAS,2202,1328,Farallones Outside,Y,1,YES,8.659083226,-0.167753763,-0.162987393,-0.537673457,0.518829523,8,-0.079280498,0.17622257,-0.001370644,0.189328337,0.674742,0.051753265,0.8266382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167,2022,167,0,0,0,0.972955075,0,0,1.666102255,0,2.644133515,4.362916028,0,0,0,0,0,0,0,0,0,0,0,0,0.693147181,0,0,0,0.549306144,0,0,0,0,0,0,0,0,0,0,0,0,0,0,0,0,0,0,0,1.539216148,6,0.85905209,0.241478404,-123.1666667,38.16666667,CENTRAL,RREAS,2202,91,Point Reyes,Y,1,YES,10.8885602,-0.120190335,0.018773585,-0.661742176,0.645007533,3.934829341,-0.062903062,0.063006759,0.209586718,0.226244728,0.80888,0.008496602,0.7916811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170,2022,170,0,0,0,1.151292546,0.34657359,0,0,0,0.34657359,3.348517124,0,0,0,0,0,0,0,0,0,0,0,0,0,0,0.34657359,0,1.732867951,0,0,0,0,0,0,0,0,0,0,0,0,0,0,0,0,0,0,0,1.425826878,6,0.795768392,0.088727078,-123.3666667,38.16666667,CENTRAL,RREAS,2202,183,Point Reyes,Y,1,YES,7.272398393,-0.081676071,-0.365840129,-0.22920659,0.318460122,3,-0.136585406,0.043917149,0.181708036,0.226007747,0.51604,0.005977599,0.8360927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171,2022,171,0,0,0,1.386294361,0.34657359,0,0,0,0.804718956,4.975853062,0,0,0,0,0,0,0,0,0,0,0,0,0.34657359,0,0,0,1.748253781,0,0,0,0,0.549306144,0.34657359,0,0,0.34657359,0,0,0,0.804718956,0,0,0,0,0.34657359,0,1.910283806,11,0.796649922,0.138857283,-123.4833333,38.16666667,CENTRAL,RREAS,2202,400,Point Reyes,Y,1,YES,12.00201321,-0.293371055,-0.298371474,-0.324333177,0.420909617,1.714205841,0.01901753,-0.042732242,-0.000736371,0.052168173,0.65239,0.08688138,0.8367990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174,2022,174,0,0,0,0,1.098612289,0,1.098612289,0,1.098612289,2.708050201,0,0,0,0,0,0,0,0,0,0,0,0,0,0,0,0,0,0,0,0,0,0,0,0,0,0,0,0,0,0,0,0,0,0,0,0,1.291430967,4,0.931568846,0.258262046,-123.7083333,38.16666667,CENTRAL,RREAS,2202,2063,Point Reyes,Y,4,YES,6.003887067,0.197514105,0.000779703,-0.649244479,0.671749305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183,2022,183,0,0,0,0.693147181,0,0,1.609437912,0,0,0,0,0,0,0.693147181,0,0,0,0,0,0,0,0,0,0,0,0,2.197224577,0,0,0,0,0.693147181,0.693147181,0,0,0,0,0,0,0,0,0,0,1.945910149,0,0,1.817536924,7,0.934028527,0.385286605,-123.2333333,38.46666667,CENTRAL,RREAS,2206,53,Fort Ross,Y,5,NO,8.525161361,-0.169081456,0.806695464,-0.204509187,0.945550697,7,0.104896576,-0.136348141,0.076469598,0.195199796,0.788721,0.020756307,0.8255287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211,2022,211,0,0,0,2.022808529,0,0,1.194506313,0,0.23104906,2.109906969,0,0,0,0.23104906,0,0,0,0.23104906,0,0,0,0,3.266375512,2.764849838,0.597253156,1.391462423,1.499936557,0,0,0,1.341783897,0,0.23104906,0,0,0,0.998577425,0.23104906,0.366204096,0.46209812,0,0.693147181,0,0,0.23104906,0,2.600678172,19,0.883250672,0.207785155,-122.325,36.58333333,CENTRAL,RREAS,2202,2516,Monterey Bay Outside,Y,2,YES,20.09520438,-0.561676337,0.165913703,-0.350037083,0.664915649,8.237686064,0.013244765,0.001631361,-0.071695719,0.074666,0.614715,0.246109321,0.7719247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212,2022,212,0,0,0,2.833213344,1.386294361,0,0.693147181,0,0,4.276666119,0.693147181,0,0,0,0,0,0,0,0,0,0,0,3.091042453,3.135494216,1.945910149,0.693147181,1.791759469,0,0,0,2.079441542,1.791759469,0.693147181,0,0,0,2.772588722,0.693147181,0,0.693147181,0,0,0,0,0,0,2.593754619,16,0.935499021,0.189452564,-122.5166667,36.58333333,CENTRAL,RREAS,2202,2997,Monterey Bay Outside,Y,2,YES,29.26305293,-0.631198954,0.101790043,-0.242994105,0.656010608,10.72102358,0.035355904,0.008790755,-0.081011207,0.093034993,0.562661,0.313654239,0.8180972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237,2022,237,0,0,0,0,0,0,2.48490665,0,1.945910149,0,0,0,0,0,0,1.098612289,0,0,0,0,0,0,2.772588722,2.564949357,1.098612289,0,3.737669618,1.098612289,0,0,1.386294361,0,0,0,0,0,1.098612289,0,0,0,0,1.945910149,0,0,0,0,2.307153213,11,0.962157257,0.468914606,-122.8316732,37.59666748,CENTRAL,RREAS,2202,74,Gulf of the Farallones,Y,2,YES,21.23267816,-0.80841604,0.68281859,-0.310935062,1.13645413,9.810841418,0.049959611,0.317550315,-0.025347729,0.325084197,0.616481,0.006233004,0.7780974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401,2022,401,0,0,0,2.397895273,1.791759469,0,0,0,0,6.278521424,0,0,0,0,0,0,0,0,0,0,0,0,0,0,0,2.833213344,0,0,0,3.871201011,0,0.693147181,0,0,0,0,0,0,0,0,0,2.079441542,4.615120517,0,0,0,1.9310544,8,0.928640311,0.338497184,-118.2,32.71666667,SOUTH,RREAS,2202,1586,San Clemente,Y,6,NO,24.56029976,-0.759128844,-0.445369057,0.035951722,0.553238816,4.946326244,-0.175278117,-0.032645693,0.045360836,0.088034044,0.787433,0.01538211,0.8274062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402,2022,402,0,0,0,1.945910149,0,0,0,0,0,5.568344504,0,0,0,0,0,0,0,0,0,0,0,1.945910149,0,0,0,2.890371758,0,0,0,3.465735903,0,0,0,0,0,0,0,0,0,0,0,1.386294361,5.568344504,0,0,0,1.828129436,7,0.939471997,0.475679763,-118.4533366,32.71666667,SOUTH,RREAS,2202,222,San Clemente,Y,6,NO,22.77091133,-0.850069702,-0.642733314,-0.197151755,0.813992234,4.796030979,-0.264750756,-0.126553502,0.016022464,0.185372894,0.815838,0.004618015,0.8315330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403,2022,403,0,0,0,2.708050201,1.945910149,0,0,0,0,3.17805383,0,0,0,0,0,0,0,0,0,0,0,0,0,0,0,1.098612289,1.098612289,0,0,1.386294361,0,0,0,0,0,1.098612289,0,0,0,2.197224577,0,0,3.33220451,0,0,0,2.107404784,9,0.959120765,0.206423862,-118.7483398,32.71666667,SOUTH,RREAS,2202,1253,San Clemente,Y,6,NO,18.0435745,-0.459663574,-0.414450111,0.150272011,0.246354992,8.387347311,-0.140840544,-0.134133609,-0.043042439,0.137491894,0.694975,0.021442937,0.8939828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404,2022,404,0,0,0,1.098612289,0,0,0,0,0,3.988984047,0,0,0,0,0,0,0,0,0,0,0,1.098612289,0,0,0,1.791759469,0,0,0,0,0,0,0,0,0,0,0,0,0,0,0,0,0,0,0,0,1.228034058,4,0.885837725,0.358489384,-119.0166667,32.71666667,SOUTH,RREAS,2202,777,San Clemente,Y,1,NO,7.977968093,-0.261132457,-0.604534558,-0.562121367,0.885343339,3.930073271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411,2022,411,0,0,0,2.302585093,0,0,0,0,0,1.098612289,0,0,1.791759469,0,0,0,0,0,0,0,0,0,0,0,0,0,0,0,0,0,0,0,0,0,0,0,0,0,0,0,0,0,0,0,0,0,1.056367581,3,0.961544293,0.364039362,-119.2866699,33.68999837,SOUTH,RREAS,2202,892,San Nicolas,Y,3,NO,5.192956851,0.246677553,-0.697211913,0.087909925,0.68792434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412,2022,412,0,0,0,1.386294361,1.098612289,0,0,0,0,0,0,0,1.098612289,0,0,0,0,0,0,0,0,0,0,0,0,0,0,0,0,0,0,0,0,0,0,0,0,0,0,0,0,0,0,0,0,0,1.092320719,3,0.99427015,0.332158107,-119.4483398,33.58666585,SOUTH,RREAS,2202,1874,San Nicolas,Y,3,NO,3.583518938,0.563858574,0.044544727,0.484451548,0.93432907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413,2022,413,0,0,0,0,1.098612289,0,0,0,0,2.197224577,0,0,0,0,0,0,0,0,0,0,0,0,0,0,0,0,0,0,0,0,0,0,0,0,0,0,0,0,0,0,0,0,0,0,0,0,0.636514168,2,0.91828921,0.312160635,-119.6049967,33.48666585,SOUTH,RREAS,2202,775,San Nicolas,Y,4,NO,3.295836866,0.376599362,-0.384451233,-0.49460316,1.009019313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414,2022,414,0,0,0,0,0,0,0,0,0,0,0,0,0,0,0,0,0,0,0,0,0,0,0,0,1.098612289,0,0,0,0,0,0,0,0,0,0,0,0,1.098612289,0,0,0,0,0,0,0,0,0.693147181,2,0.999992787,0.850064762,-119.7633301,33.38333333,SOUTH,RREAS,2202,103,San Nicolas,Y,3,NO,2.197224577,-0.705725403,-1.267078668,0.649947496,1.131142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422,2022,422,0,0,0,1.098612289,1.098612289,0,0,0,0,0,0,0,0,0,0,0,0,0,0,0,0,0,0,0,0,0,0,0,0,0,0,0,0,0,0,0,0,0,0,0,0,0,0,0,0,0,0.693147181,2,0.999992787,0.305740273,-120.3,34.31833496,SOUTH,RREAS,2202,380,San Miguel,Y,3,NO,2.197224577,0.662231539,-0.021887363,0.283198114,0.98027478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423,2022,423,0,0,0,1.791759469,0,0,0,0,0,0,0,0,0,0,0,0,0,0,0,0,0,0,0,0,0,0.693147181,0,0,0,0,0,0,0,0,0,0,0,0,0,0,0,0,0,0,0,0,0.591952197,2,0.854000339,0.498263134,-120.4716634,34.17666829,SOUTH,RREAS,2202,122,San Miguel,Y,3,NO,2.48490665,0.448530959,-0.094495991,0.892445832,0.98086501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424,2022,424,0,0,0,0,2.079441542,0,0,0,1.098612289,3.218875825,0,0,0.693147181,0,0,0,0,0,0,0,0,0,0,0,0.693147181,1.098612289,1.609437912,0,0,0,0,0,0,0,0,0,0,0.693147181,0,0,0,0.693147181,0,0,0,0,2.033341677,9,0.92541321,0.168120407,-120.5783366,34.06999919,SOUTH,RREAS,2202,190,San Miguel,Y,2,NO,11.87756858,-0.410939627,-0.367609053,-0.214193081,0.50346112,9,-0.147450215,0.102198711,-0.092238972,0.119839694,0.849412,0.073537408,0.9118144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425,2022,425,0,0,0,1.386294361,1.609437912,0,0,0,0,0.693147181,0,0,0.693147181,0,0,0,0,0,0,0,0,0,0,0.693147181,1.386294361,0,1.386294361,0,0,0,0,0,0,0,0,0,0,0,0.693147181,0,0,0.693147181,1.098612289,0,0,0,2.242650541,10,0.973970332,0.127124008,-120.7116699,33.91833496,SOUTH,RREAS,2202,1848,San Miguel,Y,2,NO,10.33266919,-0.154253351,-0.206743772,0.336150851,0.167286754,10,-0.210761773,0.00660159,-0.094588397,0.099308365,0.641585,0.036377352,0.8265382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441,2022,441,0,0,0,0,0,0,0,0,0,0,0,0,0,0,0,0,0,0,0,0,0,0,0,0,0,0,1.098612289,0,0,0,0,0,0,0,0,0,0,0,0,0,0,0,0,0,0,0,0,1,0,0.697658439,-121.3633301,35.70333252,CENTRAL,RREAS,2202,60,Piedras Blancas,Y,3,NO,1.098612289,0.237645696,-1.208903511,0.303547721,1.17963949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443,2022,443,0.693147181,0,0,0.693147181,0,0,0,0,0,0,0,0,0,0,0.693147181,0,0,0,0,0,0,0,0,0.693147181,1.098612289,0,0.693147181,0,0,0,0,0,0,0,0,0,0.693147181,0,0,0,0,0,0,0,0,0,1.929928364,7,0.991786259,0.459554611,-121.5083333,35.70333252,CENTRAL,RREAS,2202,557,Piedras Blancas,Y,2,NO,5.257495372,-0.107447717,-0.750935048,0.622135242,0.91592555,NA,-0.131717393,0.233903128,-0.00287254,0.263444589,0.612128,0.015737292,0.7971759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445,2022,445,0,0,0,1.386294361,1.386294361,0,0,0,0,0,1.098612289,0,0,0,1.098612289,0,0,0,1.098612289,0,0,0,0,0,1.098612289,1.098612289,2.302585093,0,0,0,0,1.098612289,0,0,0,0,1.098612289,0,0,1.098612289,0,1.386294361,0,0,0,0,2.455400747,12,0.98812562,0.22341126,-121.8666667,35.70333252,CENTRAL,RREAS,2202,1050,Piedras Blancas,Y,2,NO,15.25036649,-0.478628198,0.061613401,0.481008687,0.694920856,12,0.056803802,0.092705648,-0.06260372,0.13109128,0.676294,0.143228519,0.8779858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453,2022,453,0,0,0,2.079441542,0,0,1.609437912,0,2.890371758,2.197224577,0.693147181,0,0,0,0,0,0,0,0,0,0,0,0,0,0,0,2.302585093,0,0,0,0,0.693147181,0.693147181,0,0,0,0,0,0,0,0,0,0,0,0,0,1.950553399,8,0.938017341,0.161427001,-123.3866699,38.46666667,CENTRAL,RREAS,2206,115,Fort Ross,Y,1,NO,13.15850242,-0.24412787,0.226455431,-0.356671783,0.508791769,8,0.094676076,-0.014438111,-0.021258774,0.109249866,0.768652,0.164374604,0.8135671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454,2022,454,0,0,0,1.791759469,0,0,1.945910149,0,0,3.091042453,1.098612289,0,0,0,0,0,0,0,0,0,0,0,0,0,0,0,2.197224577,0,0,1.098612289,0,1.098612289,0,0,0,0,0,0,0,1.098612289,0,0,0,0,0,0,2.002782935,8,0.963134424,0.1768041,-123.7099935,38.46666667,CENTRAL,RREAS,2206,910,Fort Ross,Y,1,NO,13.4203858,-0.385846949,-0.041325046,-0.402554093,0.504551223,8,0.076971089,0.007785785,0.030186927,0.094682774,0.80507,0.098340547,0.8503077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481,2022,481,0,0,0,1.945910149,2.746530722,0,0,0,0,3.430331836,0,0,0,0,0,0,0,0,0,0,0,0.549306144,0,0,0,1.354025101,0.693147181,0,0,2.215408399,0,0,0,0,0,0,0,0.693147181,0,0,0,0,2.524928004,0,0,0,2.040863015,9,0.928836317,0.190941464,-117.75,33.01666667,SOUTH,RREAS,2202,798,San Diego,Y,6,NO,16.15273472,-0.414117886,-0.431575773,0.112878316,0.246850332,7.084170677,-0.227723385,-0.072690726,-0.049934936,0.118882106,0.755208,0.016769885,0.8826397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482,2022,482,0,0,0,1.945910149,2.564949357,0,0,0,0,3.755215278,0,0,0,0,0,0,0,0,0,0,0,0,0,0,0,0.895879735,0,0,0,0.895879735,0,0.549306144,0,0,0,0,0,0,0,0.34657359,0,0.34657359,1.831780823,0,0,0,1.925628931,9,0.876391051,0.165073895,-117.5833333,32.91666667,SOUTH,RREAS,2202,865,San Diego,Y,6,NO,13.1320684,-0.338125539,-0.38808927,0.016553344,0.27358281,6.066683599,-0.090622577,-0.076996026,-0.001386037,0.096045352,0.743267,0.03541452,0.8466938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483,2022,483,0,0,0,2.48490665,1.098612289,0,0,0,0,3.761200116,0,0,0,0,0,0,0,0,0,0,0,0,0,0,0,0,0,0,0,1.945910149,0,1.098612289,0,0,0,0,0,0,0,0,0,0,1.791759469,0,0,0,1.6960437,6,0.946579132,0.2097897,-117.4216634,32.81666667,SOUTH,RREAS,2202,555,San Diego,Y,6,NO,12.18100096,-0.285831909,-0.486480403,-0.119356313,0.431699541,5.864680075,-0.101003502,-0.046823298,0.317584502,0.34967245,0.695823,0.000967249,0.7995056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484,2022,484,0,0,0,0.693147181,1.445185879,0,0,0,0.693147181,0.895879735,0,0,0,0,0,0,0,0,0,0,0,0,0,0,0,0,0.34657359,0,0,0.693147181,0,0,0,0,0,0,0,0.34657359,0,0,0,0,0,0,0,0,1.839783533,7,0.945461014,0.189036667,-117.3333333,32.70833333,SOUTH,RREAS,2202,94,San Diego,Y,3,NO,5.113654336,0.39876369,-0.271349914,0.009678278,0.725787552,NA,-0.108318142,0.051075561,0.047137019,0.093381362,0.726205,0.032383518,0.9166642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640,2022,640,0,0,0,0.693147181,0,0,0,0,0,0,0,0,0,0,0,1.386294361,0,0,0,0,0,0,0.693147181,0,0,0,0,0,0,0,1.098612289,0,1.609437912,0,0,0,0,0,0,0,0,0,0,0,0,0,1.552708729,5,0.964750978,0.589968425,-124.53,42.5,NORTH,NWFSC,2205,50,Gold Beach,Y,5,NO,5.480638923,0.364284968,0.965298558,-0.514297569,0.667772154,5,0.163121576,-0.256090041,0.259447777,0.345680222,0.73052,0.000462071,0.8419520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644,2022,644,0,0,0,0.693147181,0,0,1.098612289,0,0,0,0,0,0,0,0,0,0,0,0,0,0,0,0,0.693147181,0,0,1.945910149,0,0,0,0,0,2.197224577,0,0,0,0,0,0,0,0,2.397895273,0,0,0,0,1.677441794,6,0.93619722,0.375816588,-124.94,42.5,NORTH,NWFSC,2205,1353,Gold Beach,Y,5,NO,9.025936649,-0.352733405,0.811480193,0.019978878,0.724671173,6,0.024179541,-0.19514209,0.349287535,0.403198047,0.739378,8.97080052843071e-05,0.8074302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670,2022,670,0,0,0,0,0,0,0,0,0,0,0,0,0,0,0,0,0,0,0,0,0,0,0,0,0,0,0,0,0,0,0,0,0,0,0,0,0,0,0,0,0,0,0,0,0,0.693147181,0,1,0,1,-124.19,44,NORTH,NWFSC,2205,50,Heceta Head,Y,5,NO,0.693147181,1.790846562,0.998977185,0.22832684,1.60573132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672,2022,672,0,0,0,0,0,0,0,0,0,0,0,0,0,0,0,0,0,0,0,0,0,0,0,0,0,0,0.693147181,0,0,0,0,0,0,0,0,0,0,0,0,0,0,0,0,0,0,0,0,1,0,0.75872484,-124.7,44,NORTH,NWFSC,2205,116,Heceta Head,Y,3,NO,0.693147181,0.565427843,-1.20321936,0.324308443,1.75598855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674,2022,674,0,0.693147181,0.693147181,0,0,0,1.609437912,0,0,0,0,0,0,0,0,0,0,0,0,0,0,0,0,0,0,0,2.48490665,0,0,0,0,0,0.693147181,1.098612289,0,0,0,0,0,0,0,1.609437912,0,0,0,0,1.831058358,7,0.940977164,0.52350983,-124.94,44,NORTH,NWFSC,2205,214,Heceta Head,Y,5,NO,8.881836305,-0.550635853,0.967354075,-0.189074619,0.979180915,7,0.285359716,-0.048118387,-0.225008319,0.28307428,0.667484,0.010814139,0.9391189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675,2022,675,0,0,0,1.098612289,0,0,0.693147181,0,0,0,1.386294361,0,0,0,0,0,0.693147181,0,0,0,0,0,1.791759469,2.197224577,0,0,0,0,0.693147181,0,0,0,2.564949357,0,0,0,0,0,0,0,0,3.218875825,0,0,0,0.693147181,2.144974586,10,0.931550222,0.53134093,-125.06,44,NORTH,NWFSC,2205,1354,Heceta Head,Y,5,NO,15.0303046,-0.340645515,1.084277935,-0.076568783,0.868866622,9.429509859,0.178642008,-0.015049527,-0.086909797,0.117077168,0.735292,0.242059691,0.8304373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680,2022,680,0,0,0,0,0,0,0,0,0,0,0,0,0,0,0,1.386294361,0,0,0,0,0,0,0,0,0,0,0,0,0,0,0,0,0,0,0,0,0,0,0,0,0,0,0,0,0,0.693147181,0.636514168,2,0.91828921,0.92935477,-124.17,44.5,NORTH,NWFSC,2205,50,Newport,Y,5,NO,2.079441542,1.248141294,1.004830203,-0.42007954,1.14588107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682,2022,682,0,0,0,0,0,0,0,0,0,0,0,0,0,0,0,1.386294361,0,0,0,0,0,0,0,0,0,0,0,0,0,0,0,0,0,0,0,0,0,0,0,0,0,0,0,0,0,0,0,1,0,0.934721128,-124.47,44.5,NORTH,NWFSC,2205,82,Newport,Y,5,NO,1.386294361,1.355194633,0.731680599,-0.5569563,1.20114802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684,2022,684,0,0,1.791759469,0.693147181,1.098612289,0,0.693147181,0,0,0,0,0,0,0,0,0.693147181,0,0,0,0,0,0,0,0,0,0,0,0,0,0,0,0,0,0,0,0,0,0,0,0,0,0,0,0,0,0,1.525687084,5,0.947961506,0.393225188,-124.71,44.5,NORTH,NWFSC,2205,196,Newport,Y,3,NO,4.9698133,0.689829847,0.503644199,0.102634825,0.425050968,5,0.348615936,0.367894621,-0.077148777,0.421418394,0.466859,1.64375617087073e-05,0.8497437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685,2022,685,0,0,0,1.098612289,0,0,0,0,0,0,0,0,0,0,0,0,0,0,0,0,0,0,0,0,0,0,0,0,0,0,0,0,0,0,0,0,0,0,0,0,0,0,0,0,0,0,0,1,0,0.563406494,-124.83,44.5,NORTH,NWFSC,2205,227,Newport,Y,3,NO,1.098612289,0.880058055,-0.202492338,0.602157322,1.1180373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700,2022,700,0,0,0,0,0,0,0,0,0,0,0.693147181,0,0,0,0,0.693147181,0,0,0,0,0,0,0,0,0,0,0,0,0,0,0,0,0,0,0,0,0,0,0,0,0,0.693147181,0,0,0,0,1.098612289,3,0.999996966,0.813994084,-124.03,45.5,NORTH,NWFSC,2205,50,Tillamook,Y,5,NO,2.079441542,0.738814579,1.315008401,0.048164285,0.94210431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702,2022,702,0,0,0,0.693147181,0,0,0,0,0,0,0,0,0,0,0,0.693147181,0,0,0,0,0,0,0,0,0,0,0,0,0,0,0,0,0,0,0,0,0,0,0,0,0,0,0,0,0,0,0.693147181,2,0.999992787,0.628220653,-124.28,45.5,NORTH,NWFSC,2205,163,Tillamook,Y,5,NO,1.386294361,1.084382477,0.019069292,0.531906899,1.08938665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704,2022,704,0,0,0.693147181,0,0,0,0,0,0,0,0,0,0,0,0,0,0,0,0,0,0,0,0,0,0,0,0,0,0.693147181,0,0,0,0,0,0,0,0,0,0,0,0,0,0,0,0,0,0.693147181,2,0.999992787,0.981358873,-124.52,45.5,NORTH,NWFSC,2205,463,Tillamook,Y,5,NO,1.386294361,1.416080856,0.970657067,-0.969416475,1.52854313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706,2022,706,0,0,0,1.386294361,0,0,0,0,0.693147181,0,0.693147181,0,0,0,0,0,0,0,2.197224577,0,0,0,0,0,0,0,0,0,0,0,0,0,1.945910149,0,0,0,0,0,0,0,0,0,0,0,0,0,1.504368747,5,0.934715695,0.542704517,-124.76,45.5,NORTH,NWFSC,2205,575,Tillamook,Y,5,NO,6.915723449,0.296947904,0.92148024,0.52001319,0.714419529,5,0.317242359,-0.07913289,0.032781733,0.167863267,0.78389,0.013185874,0.9372074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711,2022,711,0,0,0,1.098612289,0.693147181,0,0,0,0,0,0.693147181,0,0,0,0,1.609437912,0,0,0,0,0,0,0,0,0,0,0,0,0,0,0,0,0,0,0,0,0,0,0,0,0,0,0,0,0,0.693147181,1.543638495,5,0.959115331,0.408448378,-124.32,46,NORTH,NWFSC,2205,121,Columbia River,Y,5,NO,4.787491743,0.72331315,0.388183375,0.322885057,0.578270917,NA,0.385731485,0.301799511,0.059361872,0.371306672,0.664216,0.000492481,0.8414022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713,2022,713,0,0,0,0,0,0,0,0,0,0,0,0,0,0,0,0,0,0,0,0,0,0,0,0,0,0,0,0,0,0,0,0,0,0,0,0,0,0,0,0,0,0,0,0.693147181,0,0,0,1,0,0.992441888,-124.56,46,NORTH,NWFSC,2205,159,Columbia River,Y,5,NO,0.693147181,1.90982287,0.151667267,-0.049331863,1.65168685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715,2022,715,0,0,0,0,1.609437912,0,0.693147181,0,0,0,0.693147181,0,0,0,0,0,0,0,2.708050201,0,0,0,0,0,0,0,2.197224577,0,0,0,0,0,0.693147181,1.098612289,0,0,0,0,0,0,0,1.098612289,0,0,0,0,1.948970092,8,0.937255932,0.364808693,-124.8,46,NORTH,NWFSC,2205,469,Columbia River,Y,5,NO,10.79137881,-0.284685357,0.776650735,0.258119289,0.714650034,8,0.212071092,-0.061466257,-0.041223572,0.102936263,0.759474,0.05452207,0.8525564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717,2022,717,0,0,0,0,0,0,0,0,0,0,0.693147181,0,0,0,0,0,0,0,1.386294361,0,0,0,2.079441542,2.890371758,0,0,1.791759469,0,0,0,0,0,1.098612289,1.098612289,0,0,0,0,0,0,0,3.496507561,0,0,0,0,1.959823797,8,0.942475458,0.584688046,-125.04,46,NORTH,NWFSC,2205,1280,Columbia River,Y,5,NO,14.53474645,-0.83938168,0.872269747,-0.273359669,1.21593615,7.559281786,0.177304081,-0.233962206,-0.246234336,0.361874746,0.49689,0.013218946,0.7043754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722,2022,722,0,0,0.693147181,0.693147181,0,0,0,0,0,0,0,0,0,0,0,0,0,0,0,0,0,0,0,0,0,0,0,0,0,0,0,0,0,0,0,0,0,0,0,0,0,0,0,0,0,0,0.693147181,2,0.999992787,0.670781615,-124.4,46.5,NORTH,NWFSC,2205,94,Willapa Bay,Y,3,NO,1.386294361,1.025819245,-0.099879764,0.788576415,1.26033374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724,2022,724,0,0,0.693147181,0,0,0,0,0,0,0,0,0,0,0,0,0.693147181,0,0,0,0,0,0,0,0,0,0,0,0,0,0,0,0,0,0,0,0,0,0,0,0,0,0,0,0,0,0,0.693147181,2,0.999992787,0.936561776,-124.64,46.5,NORTH,NWFSC,2205,717,Willapa Bay,Y,5,NO,1.386294361,1.256711399,0.884828272,-0.778757873,1.27070123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726,2022,726,0,0,3.36729583,0.693147181,1.386294361,0,0,0,0,0,0,0,0,0,0,0,0,0,0,0,0,0,0,1.098612289,0,0,0,0,0,0,0,0,2.890371758,0,0,0,0,0,0,0,0,3.044522438,0,0,0,0.693147181,1.774024504,7,0.911667583,0.513189448,-124.88,46.5,NORTH,NWFSC,2205,1285,Willapa Bay,Y,5,NO,13.17339104,-0.041392257,0.881567195,0.616979429,0.84234415,6.272691706,0.239137944,-0.159338412,-0.002549507,0.177611828,0.845503,0.032179289,0.8447018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732,2022,732,0,0,1.098612289,0,1.098612289,0,0,0,0,0,0,0,0,0,0,0,0,0,0,0,0,0,0,0,0,0,0,0,0,0,0,0,0,0,0,0,0,0,0,0,0,0,0,0,0,0,0.693147181,2,0.999992787,0.625152027,-124.71,47,NORTH,NWFSC,2205,111,Grays Harbor,Y,3,NO,2.197224577,1.127707983,0.295296703,0.177161243,0.886551568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750,2022,750,0,0,0,0,0.693147181,0,0,0,0,0,0,0,0,0,0,0,0,0,0,0,0,0,0,0,0,0,0,0,0,0,0,0,0,0,0,0,0,0,0,0,0,0,0,0.693147181,0,0,0.693147181,2,0.999992787,0.681622155,-124.83,48,NORTH,NWFSC,2205,50,La Push,Y,5,NO,1.386294361,1.288824492,0.061274423,0.026111343,1.08685248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7511,2022,7511,0,0,0,0,0.693147181,0,0,0,0,0,1.386294361,0,0,0,0,0,0,0,0,0,0,0,0,0,0,0,0,0,0.693147181,0,0,0,0.693147181,0,0,0,0,0,0,0,0,0,0,0,0,0,1.33217904,4,0.960962314,0.644808187,-125.72,48,NORTH,NWFSC,2205,158,La Push,Y,5,NO,3.465735903,0.969858939,0.747680514,0.041193228,0.72942051,6,NA,NA,NA,NA,0.708683,0.071589191,0.8455952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754,2022,754,0,0,1.945910149,1.098612289,1.791759469,0,0,0,0,0,0,0,0,0,0,0.693147181,0,0,0,0,0,0,0,0.693147181,0,0,0.693147181,0,0,0,0,0,1.609437912,0,0,0,0,0,0,0,0,0,0,1.098612289,0,1.098612289,2.124801802,9,0.967038486,0.337149875,-125.24,48,NORTH,NWFSC,2205,908,La Push,Y,5,NO,10.72238594,0.222118007,0.569499679,0.421144873,0.482881949,NA,0.170651881,-0.097502959,-0.049360878,0.125855772,0.700748,0.004602603,0.9052747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2_758,2022,758,0,0,1.791759469,0,0.693147181,0,0,0,0,0,0,0,0,0,0,0.693147181,0,0,0,0,0,0,0,0,0,0,0,0,0,0,0,0,1.098612289,0,0,0,0,0,0,0,0,0,0,1.609437912,0,0.693147181,1.708819261,6,0.953709301,0.696048211,-125.49,48,NORTH,NWFSC,2205,161,La Push,Y,5,NO,6.579251212,0.864561164,0.988959383,-0.138043284,0.763116241,9,0.361484373,-0.222649841,0.004522232,0.295633703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109,2023,109,0,0,0,0.549306144,0.693147181,0,0,0,0,4.992718068,0,0,0,0,0,0,0,0,0,0,0,0,0,0,0.693147181,0,1.831780823,0.549306144,0,0,0,0,0,0,0,0,1.647918433,0,0,0,0,0,0,0,0,0,1.591455103,7,0.817845539,0.167131683,-122.0333333,36.58333333,CENTRAL,RREAS,2303,608,Monterey Bay Outside,Y,1,YES,10.95732397,-0.318394851,-0.378112097,-0.356245978,0.49501501,3.998705357,-0.258474015,-0.049030619,0.11900246,0.278654516,0.788294,0.003137933,0.7716669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110,2023,110,0,0,0,1.098612289,0,0,0,0,0,4.426546918,0,0,0,0,0,0,0,0,0,0,0,0,0,0,0,0,2.441400961,0,0,0,0,1.098612289,0,0,0,0,1.445185879,0,0,0,0,0,0,0,0,0,1.448209273,5,0.899821896,0.198874865,-122.175,36.58333333,CENTRAL,RREAS,2303,2304,Monterey Bay Outside,Y,1,YES,10.51035834,-0.401757003,-0.401381018,-0.345966209,0.550710919,4.31599016,-0.378913418,-0.030058899,0.165451062,0.404258451,0.781279,0.000228218,0.784538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112,2023,112,0,0,0,0,1.098612289,0,0,0,0,0,0,0,0,0,0,0,0,1.098612289,0,0,0,0,3.044522438,1.098612289,4.406719247,1.791759469,4.110873864,0,0,0,0,2.302585093,0,0,0,0,3.761200116,3.80666249,0,0,0,0,0,0,0,0,2.181262542,10,0.947309874,0.504369066,-121.9466634,36.65500081,CENTRAL,RREAS,2303,73,Monterey Bay Inside,Y,2,YES,26.52015958,-1.161319366,0.015667143,0.078137942,1.126469904,7.505310318,-0.208300382,0.0190799,-0.035366169,0.200315269,0.434778,0.020433313,0.6078319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113,2023,113,0,0,0,0,1.386294361,0,1.098612289,0,0,3.663561646,0,0,0,0,0,0,0,0,0,0,0,0,0,1.098612289,0,1.098612289,2.48490665,0,0,0,1.098612289,1.098612289,0,0,0,0,1.386294361,0,0,0,0,0,0,0,0,0,2.082603039,9,0.947833011,0.184562242,-122.05,36.64666748,CENTRAL,RREAS,2303,900,Monterey Bay Outside,Y,1,YES,14.41411846,-0.483380503,-0.11647772,-0.433352549,0.589913667,8.726762819,-0.067843726,0.017357612,0.023161522,0.063740265,0.730019,0.053487299,0.7810506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115,2023,115,0,0,0,0,0,0,0,0,0,0,0,0,0,0,0,0,0,0,0,0,0,0,0,0,0,0,0,0,0,0,0,0,0,0,0,0,1.098612289,0,0,0,0,0,0,0,0,0,0,1,0,0.909482492,-121.9083333,36.70833333,CENTRAL,RREAS,2303,91,Monterey Bay Inside,Y,5,YES,1.098612289,0.115924283,-0.343910184,-1.610370934,1.600252703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116,2023,116,0,0,0,0,2.708050201,0,0,0,0,6.661854741,0,0,1.098612289,0,0.693147181,0,0,0.693147181,0,0,0,0,0,0,3.80666249,0,2.302585093,0,0,0,0,0.693147181,0,0,0,0,2.302585093,1.098612289,0,0,0,0.693147181,0,0,1.386294361,0,2.1934664,12,0.88271552,0.298509294,-121.9766602,36.73999837,CENTRAL,RREAS,2304,287,Monterey Bay Inside,Y,2,YES,24.13784528,-0.789891696,-0.241585719,-0.240253975,0.779735291,3.946412983,-0.162991899,0.121087008,-0.101177351,0.218219301,0.696281,0.07406207,0.7824522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117,2023,117,0,0.34657359,0,0.804718956,0.549306144,0,0,0,0,6.025819296,0.34657359,0,0.34657359,0.34657359,0.34657359,0,0,0.34657359,0,0,0,0,1.844439727,0.549306144,2.871501594,0.549306144,3.499254821,0.549306144,0,0,0.895879735,2.117053252,0,0,0,0.34657359,2.740319462,2.810200433,0,0,0,0.549306144,0,0,0.34657359,0,2.624638879,22,0.849111112,0.283140808,-122.1083333,36.7,CENTRAL,RREAS,2304,1920,Monterey Bay Outside,Y,2,YES,29.12830672,-0.790567162,-0.138753929,-0.284740495,0.783521305,4.432352934,-0.002815551,0.085050148,-0.107151789,0.136434148,0.464993,0.349619671,0.8085249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119,2023,119,0,0,0,0.693147181,1.609437912,0,0,0,0,3.891820298,0,0,0,0,0,0.693147181,0,1.386294361,0,0,0,0,1.098612289,0,3.80666249,0.693147181,4.521788577,0,0,0,0,0.693147181,0,0,0,0,2.772588722,1.386294361,0,0,0,0,0,0,0,0,2.251959291,12,0.906254783,0.222404884,-121.9833333,36.84666748,CENTRAL,RREAS,2304,91,Monterey Bay Inside,Y,2,YES,23.24608773,-0.681327924,-0.161538083,-0.229220294,0.663766882,7.094109948,-0.083640331,0.060543255,-0.037078661,0.100858534,0.593797,0.082898667,0.7336009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123,2023,123,0,0.693147181,0,0,1.945910149,0,0,0,0,0,0,0,0,0,0,0,0,0,0,0,0,0,0,0,4.007333185,0,2.63905733,0.693147181,0,0,0,1.098612289,0,0,0,0,2.397895273,1.386294361,0,0,0,0.693147181,0,0,0,0,2.017214695,9,0.918073508,0.403736468,-122.2916667,36.98333333,CENTRAL,RREAS,2304,82,Davenport,Y,2,YES,15.55454413,-0.895148843,-0.097300914,0.422847273,0.962902447,7.353430739,-0.167397104,0.179192329,0.094357259,0.256362736,0.514291,0.010684171,0.5731757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124,2023,124,0,0,0,0,0,0,0,0,0,0,0,0,0,0,0,0,0,0,0,0,0,0,0,0,1.386294361,0,1.386294361,0,0,0,0,0,0,0,0,0,0.693147181,0,0,0,0,0,0,0,0,0,1.054920168,3,0.960226804,0.573290012,-122.375,36.98333333,CENTRAL,RREAS,2304,128,Davenport,Y,2,YES,3.465735903,-0.486553637,-0.994795427,0.305042295,1.03952388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125,2023,125,0,0,0,0,0,0,0.693147181,0,0,1.945910149,0,0,0,0,0,0,0,0,0,0,0,0,0,0,1.609437912,0,1.609437912,1.098612289,0,0,0.693147181,0,0,0,0,0,1.609437912,1.945910149,0,0,0,0,0,0,0.693147181,0,2.120886363,9,0.965256493,0.351613884,-122.425,36.98333333,CENTRAL,RREAS,2304,446,Davenport,Y,2,YES,11.89818787,-0.706327855,-0.371636728,-0.483011507,0.836223295,9,-0.169540115,0.250712642,-0.053174822,0.301239356,0.51635,0.010753825,0.7240375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126,2023,126,0,1.386294361,0,0.693147181,0,0,0.693147181,0,0,1.098612289,0,0,0,0,0.693147181,0,0,0,0,0,0,0,0,0,1.386294361,0,2.564949357,0.693147181,0,0,0,0,0,0,0,0,1.098612289,1.098612289,0,0,0,0,0,0,0,0,2.204833116,10,0.95754644,0.291172855,-122.5916667,36.98333333,CENTRAL,RREAS,2304,432,Davenport,Y,2,YES,11.40596367,-0.583604443,-0.517864519,-0.129950541,0.676288682,10,-0.097209582,0.190499816,-0.102892242,0.232671199,0.617526,0.105037505,0.832800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127,2023,127,0.693147181,0,0,0,0,0,0.693147181,0,0,2.079441542,0,0,0,0,0.693147181,0,0,1.098612289,0.693147181,0,0,0,0,0,1.386294361,0,2.079441542,0,0,0,0,0,0,0,0,0,1.386294361,0.693147181,0,0,0,0,0,0,0,0,2.199858679,10,0.95538607,0.336218917,-122.7583333,36.98333333,CENTRAL,RREAS,2304,1045,Davenport,Y,2,YES,11.49582,-0.644775389,-0.318936109,-0.529491398,0.801031231,9,-0.020359608,0.193331101,-0.102051454,0.218739036,0.646664,0.051080876,0.8159487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131,2023,131,0,0,0,0,0,0,0,0,0,0,0,0,0,0,0,0,0,2.708050201,0,0,0,0,0,0,2.197224577,0,2.48490665,0,0,0,0,0,0,0,0,0,1.098612289,1.098612289,0,0,0,0,0,0,0,0,1.541175983,5,0.957585289,0.57497431,-122.5666667,37.275,CENTRAL,RREAS,2304,82,Pescadero,Y,2,YES,9.587406006,-1.070011222,-0.584301948,0.226319647,1.154070754,5,-0.189295662,0.056971967,-0.471171823,0.505440219,0.867294,4.7359729247064e-06,0.8349969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133,2023,133,0,0,0,0.693147181,0,0,1.098612289,0,0,3.610917913,0.693147181,0.693147181,0,0.693147181,0,0,0,0,0,0,0,0,2.302585093,0.693147181,2.564949357,1.098612289,3.218875825,0,0,0,0,1.609437912,0,0,0,0.693147181,1.609437912,0,0,0,0,0,0,0,0,0,2.448639314,14,0.927845949,0.24421826,-122.8166667,37.275,CENTRAL,RREAS,2304,184,Pescadero,Y,1,YES,21.27231167,-0.669473945,0.027305279,-0.410531808,0.739831644,10.4315989,0.056844964,0.018597363,-0.051392384,0.087132529,0.550672,0.236225984,0.7781381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134,2023,134,0,1.609437912,0,2.397895273,0,0,1.098612289,0,0,5.036952602,0,0,1.098612289,1.098612289,0,0,0,0,0,0,0,0,5.513428746,4.077537444,2.564949357,1.609437912,6.253828812,0,0,0,0,2.397895273,0,0,0,1.098612289,2.397895273,1.945910149,0,0,0,0,0,0,0,0,2.532161129,15,0.935049322,0.378801555,-122.9833333,37.275,CENTRAL,RREAS,2304,518,Pescadero,Y,2,YES,40.19961791,-0.931273111,0.049795118,-0.318124736,0.941927039,6.55417583,-0.070865419,0.089481464,-0.108645328,0.152018588,0.612872,0.198943639,0.7743456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135,2023,135,0,0,0,1.945910149,1.609437912,0,2.397895273,0,0,7.763446389,0,0,0,1.945910149,0,1.609437912,0,0.693147181,0,0,0,0,6.721425701,2.890371758,4.430816799,3.951243719,7.074116816,0,0,0,1.945910149,2.564949357,0.693147181,0,0,2.564949357,2.302585093,3.80666249,0,0,0,2.564949357,0,0.693147181,0,0,2.789858946,20,0.931277639,0.390532876,-123.15,37.275,CENTRAL,RREAS,2304,950,Pescadero,Y,2,YES,60.16945992,-0.913587444,0.288134641,-0.246366848,0.978007982,5.439656131,0.02183765,0.010602748,-0.077951884,0.084387979,0.565297,0.280425014,0.8417609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138,2023,138,0,0,0,1.945910149,0,0,1.791759469,0,2.772588722,0,0,2.564949357,0,2.302585093,0,1.098612289,0,0,1.098612289,0,0,0,0,0,2.772588722,0,2.564949357,0,0,0,0,1.791759469,1.098612289,0,0,0,1.098612289,0,0,0,0,1.098612289,0,0,0,0,2.498509774,13,0.974096825,0.342911783,-122.9083333,37.7,CENTRAL,RREAS,2304,55,Gulf of the Farallones,Y,2,YES,24.00015178,-0.605959404,0.645647046,0.068990966,0.949434979,12.02015714,0.135744172,0.015787148,0.044076269,0.1553495,0.697931,0.068440886,0.8908831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139,2023,139,0,0.34657359,0,1.445185879,0,0,1.589026915,0,0.804718956,0,0,0.693147181,0,1.039720771,0,0.895879735,0,0.693147181,0,0,0,0,1.098612289,0,0.34657359,0,1.386294361,0,0,0,0.693147181,0.804718956,0.895879735,0,0,0,0,0,0.34657359,0,0,1.282474679,0,1.098612289,0.549306144,0,2.801455226,18,0.969236805,0.28551551,-122.8666667,37.79166667,CENTRAL,RREAS,2303,55,Gulf of the Farallones,Y,5,YES,16.00959302,-0.329166327,0.678754147,-0.039033491,0.842624178,15,0.072736367,0.016833797,-0.065027137,0.107295827,0.708885,0.234849509,0.8846454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152,2023,152,0,0,0,0.895879735,0.693147181,0,1.039720771,0,0.549306144,3.137381011,0.549306144,0,0.34657359,0.804718956,0.34657359,0,0,0,0.693147181,0,0,0,1.039720771,0,2.524928004,0,2.56198199,0,0,0,0,1.354025101,0.972955075,0,0,0.34657359,0.804718956,0,0,0,0,0,0,0,0.34657359,0,2.644018838,18,0.914767563,0.128027728,-123.0416667,37.65833333,CENTRAL,RREAS,2304,108,Farallones Outside,Y,1,YES,19.00723138,-0.406150504,0.122025,-0.338704314,0.526120748,5.877561679,0.070197473,0.038192237,-0.091792854,0.128123876,0.635007,0.40990004,0.8782014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154,2023,154,0,0.549306144,0,2.184723926,0.693147181,0,2.184723926,0,1.416606672,5.564476366,0.34657359,0,0.693147181,1.647918433,0,0,0,0.693147181,0.972955075,0,0.693147181,0,3.316659217,1.198947636,2.558996906,1.319528665,4.044127364,0.549306144,0,0,0.693147181,1.791759469,1.198947636,0,0,0,2.612873337,1.831780823,0,0.972955075,0,1.748253781,0,0,1.198947636,0,3.036068275,26,0.931853271,0.253876027,-123.2083333,37.65833333,CENTRAL,RREAS,2303,1301,Farallones Outside,Y,2,YES,42.67610372,-0.750436324,0.218510712,-0.207408202,0.796512147,7.034590796,0.04859432,0.034223749,-0.125313981,0.142217448,0.590374,0.572972747,0.8670518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156,2023,156,0,0,0,0.693147181,0.34657359,0,1.098612289,0,0,0.34657359,0,0,0,1.039720771,0,0,0,0.34657359,0.34657359,0,0,0,0.895879735,0,1.732867951,0,2.238668407,0,0,0,0.693147181,0.34657359,0,0,0,0,0.34657359,0.34657359,0,0,0,0.34657359,0,0,0,0,2.470431567,15,0.912254491,0.205353257,-123.1383301,37.74333496,CENTRAL,RREAS,2303,91,Farallones Outside,Y,2,YES,11.16463224,-0.341577286,0.424541578,-0.157971593,0.62687163,6.204545455,-0.015979105,0.049194483,0.006547922,0.050693795,0.608344,0.092783518,0.7334276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160,2023,160,0,0,0,3.465735903,2.48490665,1.098612289,0,0,2.564949357,0.693147181,0,1.791759469,1.386294361,2.944438979,0,2.302585093,0,0,1.386294361,0,0,0,2.079441542,1.098612289,3.17805383,0,5.505331536,0,0,0,0.693147181,1.791759469,2.48490665,0,0,0,1.791759469,1.098612289,0,0,0.693147181,0.693147181,0,0,1.098612289,2.397895273,2.985032373,23,0.952013225,0.340330842,-123.3166667,37.88333333,CENTRAL,RREAS,2304,91,Farallones Outside,Y,2,YES,44.72314982,-0.771210057,0.459164389,0.083176139,0.931149077,11.69118219,0.038125763,0.012540092,-0.11867122,0.128152546,0.652004,0.378443297,0.9027227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162,2023,162,0,0,0,2.708050201,0,0,2.302585093,0,0,7.43366654,0.693147181,0,0.693147181,1.609437912,0.693147181,0,0,0,1.098612289,0,0,0,1.098612289,0.693147181,1.609437912,0,0,0,0,0,0,1.386294361,1.098612289,0,0,0,0.693147181,0,0.693147181,0,0,0,0,0,0.693147181,0,2.431154121,16,0.876853301,0.295076962,-123.5,37.88333333,CENTRAL,RREAS,2304,1328,Farallones Outside,Y,1,YES,25.19733915,-0.57880733,0.309454471,-0.493717937,0.820125297,2.244055315,0.048210851,0.037355879,-0.115062174,0.134063432,0.785654,0.514651771,0.839943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165,2023,165,0,0,0,1.098612289,1.386294361,0,0,0,0,0,0,1.945910149,0,1.098612289,0,0,0,1.098612289,0,0,0,0,0,0,1.098612289,0,0,0,0,0,0,0,0,0,0,0,2.708050201,0,0,0,0,0,0,0,1.386294361,2.772588722,2.122828036,9,0.966140186,0.435806651,-123,38.16666667,CENTRAL,RREAS,2304,55,Point Reyes,Y,2,YES,14.59358695,-0.294074822,0.444241156,0.806129235,1.039919266,9,-0.056411123,-0.100813081,0.188878357,0.219589979,0.744335,0.011775834,0.9304902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167,2023,167,0,0,0,1.732867951,0.34657359,0.34657359,0.895879735,0,0.693147181,3.488174035,0,0.549306144,0,0.972955075,0,0,0,0,0,0,0,0,0.549306144,0.693147181,0.34657359,0,1.098612289,0,0,0,0,0,0,0,0,0,0.549306144,0,0,0,0,0,0,0.972955075,0,0,2.381531645,14,0.902417304,0.091005288,-123.1666667,38.16666667,CENTRAL,RREAS,2303,91,Point Reyes,Y,1,YES,13.23537772,-0.160642731,0.012391716,-0.363680642,0.370199847,7.778816379,0.067564854,-0.01384937,0.010215965,0.081357897,0.727435,0.104942368,0.8637869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170,2023,170,0,0,0,2.292483739,0.549306144,0,2.094827371,0,0,3.853081485,0,0.549306144,0,1.098612289,0,0.549306144,0,0,0.549306144,0,0,0,0.895879735,0.549306144,0.549306144,0.549306144,2.171902711,0,0,0,0.549306144,0,0.549306144,0,0,0,0.34657359,0,0,0,0,0,0,0,0,0,2.477370219,16,0.893522231,0.066785254,-123.3666667,38.16666667,CENTRAL,RREAS,2303,183,Point Reyes,Y,1,YES,17.69711622,-0.291493021,0.149585669,-0.268674422,0.429082633,10.03938876,0.066376642,-0.016577665,-0.07233074,0.106788103,0.614118,0.263727055,0.9118322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171,2023,171,0,0,0,0.34657359,0.693147181,0,0.549306144,0,0,3.54001325,1.098612289,0,0,0,0,0.34657359,0,0,0.804718956,0,0,0,0.549306144,0.34657359,0.693147181,0.549306144,2.071567363,0,0.549306144,0,0,0.34657359,0.972955075,0,0,0.34657359,0.693147181,0,0,0,0.34657359,0.549306144,0,0.34657359,0,0.34657359,2.744407562,21,0.901424505,0.154205301,-123.4833333,38.16666667,CENTRAL,RREAS,2304,400,Point Reyes,Y,1,YES,16.08642792,-0.357165076,0.045723776,-0.447577407,0.540066553,7.479118937,0.08782289,0.003253997,-0.114261751,0.150626955,0.720402,0.507700651,0.884505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174,2023,174,0,0,0,0.34657359,0.34657359,0,0,0,0,3.744985449,1.791759469,0,0,0.895879735,0,0,0,0,0,0,0,0,1.609437912,0.549306144,0.693147181,0,2.221325628,0,0,0,0,1.039720771,0.34657359,0,0,0,0.895879735,0.34657359,0,0,0,0.895879735,0,0,0,0,2.359484384,14,0.894063088,0.188471157,-123.7083333,38.16666667,CENTRAL,RREAS,2304,2063,Point Reyes,Y,1,YES,15.72361612,-0.513515197,-0.106032918,-0.427614313,0.60883795,6.547295008,0.014676388,-0.066508585,-0.062367572,0.093542442,0.749353,0.134533217,0.7849571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183,2023,183,0,0,0,0,0,0,0,0,0,0,0,0,0,1.098612289,0,0.693147181,0,0,0,0,0,0,0,0,0,0,0,0,0,0,0,0,0.693147181,0,0,0,0,0,0,0,0,0,0,1.098612289,0,0,1.360466652,4,0.981367476,0.827093522,-123.2333333,38.46666667,CENTRAL,RREAS,2304,53,Fort Ross,Y,5,NO,3.583518938,0.648736911,1.173961463,-0.738133991,1.62582900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211,2023,211,0,0,0,1.098612289,0.549306144,0,0.549306144,0,0,4.290365606,0,0,0,0,0.549306144,0,0,0,0,0,0,0,0,0,0,0,0.549306144,0,0,0,0,0.693147181,0,0,0,0,0,0,0,0,0,0,0,0,0,0,1.53626894,7,0.789485482,0.132505857,-122.325,36.58333333,CENTRAL,RREAS,2303,2516,Monterey Bay Outside,Y,1,YES,8.279349653,-0.013207663,-0.264029494,-0.391817997,0.388010446,4.313696613,-0.068727682,0.174673932,0.012103362,0.184854765,0.641874,0.059683186,0.8435062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212,2023,212,0,0,0,0.549306144,0,0,0,0,0,5.624421362,0.549306144,0,0,0,0,0,0,0,0,0,0,0,0,0,0,0,1.975621859,0,0,0,0,0.549306144,0,0,0,0,0,0,0,0,0,0,0,0,0,0,1.135304718,5,0.705403606,0.266682783,-122.5166667,36.58333333,CENTRAL,RREAS,2303,2997,Monterey Bay Outside,Y,1,YES,9.247961655,-0.356556969,-0.459611007,-0.486367615,0.645805559,2.439114592,-0.05416126,-0.037976993,0.162158554,0.173019852,0.473484,0.016293359,0.6186376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237,2023,237,0,0,0,0.693147181,0.972955075,0,0.693147181,0,0,0,0,0.549306144,0,0,0,0.549306144,0,0,0,0,0,0,0,1.098612289,2.776479792,0.549306144,1.880600058,0.549306144,0,0,0,0.972955075,1.098612289,0,0,0,0.693147181,0.693147181,0,0,0,0.549306144,0.549306144,0,0,0,2.619513634,16,0.944789619,0.239428944,-122.8316732,37.59666748,CENTRAL,RREAS,2303,74,Gulf of the Farallones,Y,2,YES,14.86864016,-0.514839071,0.353723928,0.264709236,0.726529129,13.49281274,0.013879499,0.044979204,-0.118859286,0.12861464,0.661855,0.182644161,0.7959212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411,2023,411,0,0,0,1.098612289,1.098612289,0,0,0,0,4.564348191,0,0,0,0,0,0,0,0,0,0,0,0,0,0,0,0,1.386294361,0,0,0,0,1.098612289,0,0,0,0,0,0,0,0,0,0,1.386294361,0,0,0,1.597863687,6,0.891783874,0.11138561,-119.2866699,33.68999837,SOUTH,RREAS,2303,892,San Nicolas,Y,1,NO,10.63277378,-0.194692963,-0.37548219,-0.191150659,0.472473926,4.860871099,-0.1951631,-0.018114781,0.191894657,0.226616686,0.82778,0.002689143,0.744542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412,2023,412,0,0,0,5.739792912,0,0,0,0,0,9.316140791,0,0,0,0,0,0,0,0,0,0,0,0,0,0,0,0,4.204692619,1.098612289,0,0,0,3.135494216,0,0,0,0,0,0,0,0,0,0,0,0,0,0,1.431009121,5,0.889134853,0.364110308,-119.4483398,33.58666585,SOUTH,RREAS,2303,1874,San Nicolas,Y,2,NO,23.49473283,-0.836960171,-0.294421474,-0.287083235,0.784978965,2.095546349,-0.326747146,0.044074866,0.009228307,0.196087497,0.905397,0.003631103,0.8625506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413,2023,413,0,0,0,3.871201011,1.945910149,0,0,0,0,5.147494477,0,0,0,0,0,0,0,0,0,0,0,0,0,0,0,3.663561646,2.890371758,0,0,0,0,0,0,0,0,0,0,2.302585093,0,0,0,0,0,0,0,0,1.739860271,6,0.971033602,0.171132143,-119.6049967,33.48666585,SOUTH,RREAS,2303,775,San Nicolas,Y,2,NO,19.82112413,-0.565439268,-0.263277402,-0.007330798,0.39629697,5.474327226,-0.279295052,-0.094000237,-0.163063895,0.218469108,0.77463,0.009631849,0.865725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414,2023,414,0,0,0,1.791759469,1.386294361,0,0,0,0,0,0,0,0,0,0,0,0,0,0,0,0,0,0,0,0,2.302585093,2.302585093,0,0,0,0,0,0,0,0,0,0,0,0,0,0,0,0,0,0,0,1.366056528,4,0.985399712,0.194372454,-119.7633301,33.38333333,SOUTH,RREAS,2303,103,San Nicolas,Y,2,NO,7.783224016,-0.108513153,-0.154103001,0.518609166,0.334975035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422,2023,422,0,0,0,1.386294361,0,0,0,0,0,3.044522438,0,0,0,0,0,0,0,0,0,0,0,0,0,0,0,0,0,0,0,0,0,0,0,0,0,0,0,1.098612289,0,0,0,0,0,0,0,0,0.996496564,3,0.907047509,0.275140923,-120.3,34.31833496,SOUTH,RREAS,2303,380,San Miguel,Y,2,NO,5.529429088,-0.032394636,-0.543798066,-0.435504146,0.785367208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423,2023,423,0,0,0,1.098612289,0,0,0,0,0,2.890371758,0,0,0,0,0,0,0,0,0,0,0,0,0,0,0,0,1.386294361,0,0,0,0,0,0,0,0,0,1.386294361,1.098612289,0,0,0,0,0,0,0,0,1.530007879,5,0.950646164,0.183290902,-120.4716634,34.17666829,SOUTH,RREAS,2303,122,San Miguel,Y,2,NO,7.860185057,-0.237567965,-0.507730878,-0.265840741,0.575499845,5,-0.334792555,0.001445004,-0.050932753,0.197775076,0.77198,0.004738856,0.7793745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424,2023,424,0,0,0,1.098612289,0,0,0,0,0,2.708050201,0,0,0,0,0,0,0,0,0,0,0,0,0,0,0,0,0,0,0,0,0,0,0,0,0,0,0,0,1.386294361,0,0,0,0,0,0,0,1.02069085,3,0.929070031,0.344393353,-120.5783366,34.06999919,SOUTH,RREAS,2303,190,San Miguel,Y,4,NO,5.192956851,0.107252348,-0.544686107,-0.579051551,0.96327308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425,2023,425,0,0,0,1.098612289,0,0,0,0,0,0,0,0,0,0,0,0,0,0,0,0,0,0,0,0,0,0,0,0,0,0,0,0,0,0,0,0,0,0,0,0,0,0,0,0,0,0,0,1,0,0.563406494,-120.7116699,33.91833496,SOUTH,RREAS,2303,1848,San Miguel,Y,3,NO,1.098612289,0.880058055,-0.202492338,0.602157322,1.2110311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441,2023,441,0,0,0,0,0,0,0,0,0,0,0,0,0,0,0,0,0,0,0,0,0,0,0,0,1.386294361,0,1.945910149,0,0,0,0,1.098612289,0,0,0,0,1.098612289,1.098612289,0,0,0,0,0,0,0,0,1.580775987,5,0.982190124,0.53422646,-121.3633301,35.70333252,CENTRAL,RREAS,2303,60,Piedras Blancas,Y,2,NO,6.628041376,-0.868456714,-0.720504605,0.22580828,1.051938177,5,-0.241507571,0.057311216,-0.447215121,0.504805485,0.76024,6.86185723388574e-05,0.6907778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442,2023,442,0,0,0,0,1.098612289,0,0,0,0,2.48490665,0,0,0,0,0,0,0,0,0,0,0,0,0,0,0,0,0,0,0,0,0,0,0,0,0,0,0,0,0,0,0,0,0,0,0,0,0.616331633,2,0.889172177,0.307091218,-121.4299967,35.70333252,CENTRAL,RREAS,2303,167,Piedras Blancas,Y,4,NO,3.583518938,0.3118723,-0.387348809,-0.534422176,0.672996587,2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443,2023,443,0,0,0,1.386294361,0,0,0,0,0,0,0,0,0,0,0,0,0,0,0,0,0,0,0,0,1.098612289,0,0,0,0,0,0,0,0,0,0,0,0,0,0,0,0,0,0,0,0,0,0.686430577,2,0.990302845,0.485217008,-121.5083333,35.70333252,CENTRAL,RREAS,2303,557,Piedras Blancas,Y,3,NO,2.48490665,0.438227204,-0.169507867,0.853950141,1.01480664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444,2023,444,0,0,0,1.098612289,0,0,0,0,0,0,0,0,0,0,0,0,0,0,0,0,0,0,0,0,0,0,0,0,0,0,0,0,0,0,0,0,0,0,0,0,0,0,0,0,0,0,0,1,0,0.563406494,-121.7,35.70333252,CENTRAL,RREAS,2303,885,Piedras Blancas,Y,3,NO,1.098612289,0.880058055,-0.202492338,0.602157322,1.1292982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445,2023,445,0,0,0,3.091042453,1.098612289,0,1.098612289,0,0,1.098612289,0,0,0,0,0,0,0,0,0,0,0,0,0,1.386294361,0,0,0,0,0,0,0,0,0,0,0,0,0,0,0,0,0,0,0,0,0,0,1.503791886,5,0.934357272,0.136386778,-121.8666667,35.70333252,CENTRAL,RREAS,2303,1050,Piedras Blancas,Y,5,NO,7.77317368,0.221494508,0.211852079,-0.049543127,0.424555608,5,0.030625311,-0.026579319,0.254407761,0.26062309,0.703181,0.005059597,0.7786504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453,2023,453,0,1.098612289,0,1.386294361,0.693147181,0,1.791759469,0,0,0.693147181,0,0.693147181,0,1.945910149,0,0,0,0,0,0,0,0,2.63905733,0,0.693147181,0,3.17805383,0,0,0,0,1.386294361,1.098612289,0,0,0,2.197224577,0,0,0,0,0,0,0,0,0,2.436548632,13,0.949939964,0.217904314,-123.3866699,38.46666667,CENTRAL,RREAS,2304,115,Fort Ross,Y,2,NO,19.49440738,-0.43954428,0.459840219,-0.163268806,0.707635825,11.71451168,0.086379517,-0.04618334,-0.040119836,0.11497984,0.597428,0.182306005,0.8619031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454,2023,454,0,0,0,1.386294361,1.609437912,0,1.386294361,0,0,4.356708827,0.693147181,0,0,1.386294361,0,0,0,0,0,0,0,0,2.197224577,1.609437912,0,0.693147181,5.442417711,0,0,0,0,0,0,0,0,0,2.397895273,0,0,0,0,2.397895273,0,0,0,0,2.304172683,12,0.92726699,0.15997477,-123.7099935,38.46666667,CENTRAL,RREAS,2304,910,Fort Ross,Y,2,NO,25.55619493,-0.552355684,0.187293285,-0.24747463,0.625320621,6.581643438,0.027887991,0.032835204,0.001362927,0.052091743,0.590863,0.117611734,0.8238128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455,2023,455,0,0,0,0.693147181,0.693147181,0,0,0,0,0.693147181,0,0,0,0,0,0,0,0,0,0,0,0,0,0,0.693147181,0,2.833213344,0,0,0,0,0.693147181,0,0,0,0,0,0,0,0,0,0.693147181,0,0,0,0,1.740799169,7,0.89459315,0.149279498,-124.0583333,38.46666667,CENTRAL,RREAS,2304,3263,Fort Ross,Y,2,NO,6.992096427,-0.094577502,-0.413522556,0.21927452,0.394370918,7,-0.20345356,-0.012353465,0.167159749,0.255455165,0.47697,0.003380042,0.8575445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471,2023,471,0,0,0,1.945910149,0,0,1.791759469,0,0,0,0,0,0,0,0,1.791759469,0,0,1.098612289,0,0,0,1.791759469,1.098612289,0,0,3.17805383,0,0,0,0,0,1.098612289,0,0,0,0,0,0,0,0,1.386294361,0,3.496507561,1.098612289,0,2.309556804,11,0.963159632,0.357614591,-123.9166667,39.83333333,CENTRAL,RREAS,2303,65,Delgada,Y,5,NO,19.77649346,-0.502412388,0.756299757,-0.007524445,0.983523504,10.17459093,0.125443633,-0.054876017,-0.000794266,0.147621009,0.694404,0.082916708,0.87733100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473,2023,473,0,0,0,2.944438979,0,0,2.564949357,0,1.098612289,8.828640617,3.526360525,0,0,0,1.098612289,1.386294361,0,0,0,0,0,0,1.386294361,2.302585093,0,0,2.302585093,0,0,0,1.098612289,0,0,0,0,0,0,0,0,0,0,0,0,0,0,0,2.148447155,11,0.895971715,0.30867584,-124.1083333,39.83333333,CENTRAL,RREAS,2303,236,Delgada,Y,1,NO,28.53798525,-0.59004008,0.312360352,-0.509514552,0.837777493,1.631943496,0.063463358,0.08766124,-0.023350237,0.118172232,0.780815,0.16791526,0.8895793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474,2023,474,0,0,0,1.098612289,0,0,1.098612289,0,0,6.206575927,1.098612289,0,0,0,0,0,0,0,0,0,0,0,0,0,0,0,0,0,0,0,0,0,0,0,0,0,0,0,0,0,0,0,0,0,0,0,1.026514831,4,0.740472593,0.31079858,-124.4,39.83333333,CENTRAL,RREAS,2303,1600,Delgada,Y,1,NO,9.502412793,-0.089110436,-0.042773912,-0.755855236,0.725667893,1.569461078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492,2023,492,0,0,0,0,0,0,0,0,0,0,0,0,0,0,0,0,0,0,0,0,0,0,0,0,0,0,1.098612289,0,0,0,0,0,0,0,0,0,0,0,0,0,0,0,0,0,0,0,0,1,0,0.697658439,-120.7933268,35,CENTRAL,RREAS,2303,94,Point Sal,Y,3,NO,1.098612289,0.237645696,-1.208903511,0.303547721,1.179639496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493,2023,493,0,0,0,1.098612289,0,0,0,0,0,3.17805383,0,0,0,0,0,0,0,0,0,0,0,0,0,0,0,0,1.098612289,0,0,0,0,1.098612289,0,0,0,0,0,1.098612289,0,0,0,0,0,0,0,0,1.48467923,5,0.922481926,0.202043851,-120.8833333,35,CENTRAL,RREAS,2303,192,Point Sal,Y,2,NO,7.572502985,-0.210511882,-0.541599502,-0.275129423,0.5151725,5,-0.291998609,0.056889052,-0.055719866,0.291090692,0.923239,0.009362408,0.7967707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494,2023,494,0,1.098612289,0,0,1.098612289,0,0,0,0,1.791759469,0,0,0,0,0,0,0,0,0,0,0,0,0,0,0,0,1.791759469,1.098612289,0,0,0,0,0,0,0,0,1.098612289,0,0,0,0,0,0,0,0,0,1.762920934,6,0.983903992,0.25914805,-120.975,35,CENTRAL,RREAS,2303,374,Point Sal,Y,2,NO,7.977968093,-0.219873382,-0.601801552,-0.294324042,0.577081794,6,-0.186898464,-0.023331307,0.147369158,0.23083248,0.678654,0.00924014,0.8241108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495,2023,495,0,0,0,0,0,0,1.098612289,0,0,0,1.098612289,0,0,0,0,0,0,0,0,0,0,0,0,0,0,0,1.386294361,0,0,0,0,0,0,0,0,0,0,0,0,0,0,0,0,0,0,0,1.092320719,3,0.99427015,0.553332312,-121.1166667,35,CENTRAL,RREAS,2303,532,Point Sal,Y,5,NO,3.583518938,0.158897589,0.808937644,-0.644787385,1.126776122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601,2023,601,0,0,0,0,1.386294361,0,1.098612289,0,0,0,1.386294361,0,0,1.386294361,0,1.098612289,0,0,0,0,0,0,4.430816799,2.48490665,0,1.098612289,1.791759469,0,0,0,1.386294361,0,1.945910149,0,0,0,0,0,0,1.098612289,0,1.098612289,0,1.098612289,0,0,2.528310422,14,0.95803517,0.407702242,-124.5266602,40.5,NORTH,RREAS,2303,61,False Cape,Y,5,NO,22.79024424,-0.521506184,0.798351409,-0.203284288,0.884356859,10.72171004,0.144507712,-0.028116631,-0.090229969,0.125103445,0.714307,0.171969526,0.8869379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603,2023,603,0,0,0,1.098612289,1.098612289,0,3.17805383,0,1.098612289,5.424950017,3.218875825,0,0,0,0,0,0,0,1.386294361,0,0,0,3.295836866,0,1.791759469,1.098612289,2.772588722,0,0,0,1.386294361,1.791759469,1.098612289,0,0,0,0,0,0,1.945910149,0,0,0,0,0,0,2.566577228,15,0.94775813,0.253867183,-124.7299967,40.5,NORTH,RREAS,2303,1622,False Cape,Y,1,NO,31.68538451,-0.60962347,0.267413592,-0.386540523,0.989173359,8.640428139,0.076746726,-0.007391463,-0.076793423,0.14100949,0.716757,0.306058876,0.869721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605,2023,605,0,0,0,0,0,0,1.386294361,0,0,0,1.386294361,0,0,0,0,0,0,0,0,0,0,0,0,0,0,0,0,0,0,0,0,0,0,0,0,0,0,0,0,0,0,0,0,0,0,0,0.693147181,2,0.999992787,0.791870377,-124.95,40.5,NORTH,RREAS,2303,2565,False Cape,Y,5,NO,2.772588722,0.582488235,1.191693535,-0.400639153,0.835467775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607,2023,607,0,0,0,1.791759469,0,0,4.48863637,0,0,3.091042453,3.091042453,0,0,1.098612289,0,0,0,0,0,0,0,0,0,0,1.098612289,0,1.791759469,0,0,0,0,1.386294361,1.098612289,0,0,0,0,0,0,0,0,0,1.386294361,0,0,0,2.17415318,10,0.944222319,0.246515703,-125.1700033,40.5,NORTH,RREAS,2303,2634,False Cape,Y,1,NO,20.3226658,-0.52318325,0.250990436,-0.414654752,0.925828819,7.791468711,0.087134044,-0.040290439,-0.03445165,0.112087724,0.825507,0.147668329,0.8792057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611,2023,611,0,0,0,0,1.098612289,0,0,0,0,0,1.386294361,0,0,2.197224577,0,0,0,0,0,0,0,0,2.197224577,1.791759469,0,0,2.197224577,0,0,0,1.791759469,0,1.098612289,0,0,0,0,0,0,0,0,1.945910149,0,0,0,0,2.165991837,9,0.985784869,0.398987597,-124.2700033,41,NORTH,RREAS,2303,79,Trinidad Head,Y,5,NO,15.70462176,-0.606402171,0.743099884,-0.079599423,0.934912049,9,0.11592376,-0.236593999,-0.05308079,0.257208868,0.561406,0.018650864,0.7552318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613,2023,613,0,0,0,1.098612289,1.098612289,0,2.564949357,0,0,2.197224577,2.772588722,0,0,0,0,0,0,0,1.098612289,0,0,0,1.791759469,1.098612289,0,0,1.791759469,0,0,0,0,1.098612289,1.098612289,0,0,0,0,0,0,1.098612289,0,0,0,0,0,0,2.414003865,12,0.971466295,0.176231333,-124.4900065,41,NORTH,RREAS,2303,520,Trinidad Head,Y,1,NO,18.80856762,-0.263314624,0.355678675,-0.358286368,0.650503728,11.85266737,0.103028412,-0.031522074,-0.04970525,0.108135112,0.787032,0.215200826,0.875929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615,2023,615,0,0,0,1.386294361,1.098612289,0,3.091042453,0,1.945910149,3.091042453,3.17805383,0,0,1.098612289,0,0,0,0,1.098612289,0,0,0,1.098612289,0,0,0,0,0,0,0,0,0,0,0,0,0,0,0,0,0,0,1.386294361,0,0,0,0,2.198211789,10,0.954670835,0.224636117,-124.7099935,41,NORTH,RREAS,2303,743,Trinidad Head,Y,5,NO,18.47308676,-0.144382918,0.448474739,-0.410902174,0.56891845,9.19709189,0.204702628,0.065975474,0.006611293,0.076761381,0.746166,0.08302464,0.8641682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617,2023,617,0,0,0,1.386294361,0,0,3.295836866,0,0,4.890349128,3.044522438,0,0,0,0,0,0,0,0,0,0,0,0,1.386294361,1.098612289,0,2.944438979,0,0,0,0,1.386294361,0,0,0,0,1.098612289,0,0,1.791759469,0,1.098612289,0,0,0,0,2.258086162,11,0.941694715,0.245826235,-124.9299967,41,NORTH,RREAS,2303,2804,Trinidad Head,Y,1,NO,23.42162683,-0.665293751,0.072315635,-0.381696967,1.097292964,7.598838724,0.074728311,0.001977912,0.019591475,0.095623527,0.80704,0.106243423,0.850975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642,2023,642,0,0,0,1.791759469,1.098612289,0,2.48490665,0,0,0,0,0,0,0,0,0,0,0,0,0,0,0,1.098612289,0,1.098612289,0,3.295836866,0,0,0,0,0,1.098612289,0,0,0,0,0,0,0,0,0,0,0,0,0,1.842813014,7,0.947017858,0.15173529,-124.72,42.5,NORTH,NWFSC,2305,163,Gold Beach,Y,5,NO,11.96695214,-0.204325898,0.436682219,0.093095727,0.52058816,7,0.058131996,-0.07045455,0.076487561,0.141120301,0.601643,0.03302653,0.9306675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644,2023,644,0,0,0,0.693147181,0,0,2.772588722,0,0,0,2.197224577,0,0,0,0,0,0,0,0.693147181,0,0,0,0,0,1.386294361,0,1.791759469,0,0,0,0,0,1.386294361,0,0,0,0,0,0,1.386294361,0,0.693147181,0,0,0,0,2.088143784,9,0.950354711,0.390566666,-124.94,42.5,NORTH,NWFSC,2305,1410,Gold Beach,Y,5,NO,12.99989739,-0.423013449,0.817558915,-0.033506795,0.787537851,9,0.142367564,-0.036474041,0.00170447,0.053927203,0.826545,0.083095264,0.8730195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646,2023,646,0,0,0,0,0,0,3.17805383,0,0,0,2.564949357,0,0,0,0,0,0,0,1.386294361,0,0,0,0,0,1.386294361,0,0,0,0,0,0,0,1.098612289,0,0,0,0,0,0,0,0,1.098612289,0,0,0,0,1.699070777,6,0.948268574,0.658721543,-125.16,42.5,NORTH,NWFSC,2305,2426,Gold Beach,Y,5,NO,10.71281649,-0.269548348,1.251975228,-0.199029828,0.958417929,6,0.268686922,-0.086277112,-0.183902929,0.250224486,0.841528,0.019743095,0.91095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670,2023,670,0,0,0,0,0,0,0,0,0.693147181,0,0,0,0,0,0,1.386294361,0,0,0.693147181,0,0,0,0,0,0,0,0,0,0,0,0,0,0,0,0,0,0,0,0,0,0,0,0,0,0,0.693147181,1.33217904,4,0.960962314,0.860036025,-124.19,44,NORTH,NWFSC,2305,53,Heceta Head,Y,5,NO,3.465735903,0.764192013,1.21118762,-0.732831888,1.098721717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672,2023,672,0,0,0,0,0.693147181,0,1.791759469,0,0,0,0,0,0,0,0,0,0,0,0,0,0,0,0,0,0,0,0,0,0,0,0,0.693147181,0,0,0,0,0,0,0,0,0,0,0,0,0,0,0.987343017,3,0.898715617,0.560494429,-124.7,44,NORTH,NWFSC,2305,119,Heceta Head,Y,5,NO,3.17805383,0.724971071,0.760119354,-0.273787899,0.555905629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674,2023,674,0,0,0,1.386294361,0,0,2.564949357,0,0,0,0.693147181,0.693147181,0,0,0,0,0.693147181,0,2.397895273,0,0,0,1.609437912,2.397895273,0.693147181,0,3.135494216,0,0.693147181,0,3.218875825,1.386294361,2.564949357,0,0,0,2.48490665,0,0,1.098612289,0,0,0,0,0.693147181,0.693147181,2.730366121,18,0.944641667,0.422355785,-124.94,44,NORTH,NWFSC,2305,232,Heceta Head,Y,2,NO,29.09763514,-0.75137404,0.670465039,-0.139172556,1.063785638,13.06626283,0.143340232,0.006740812,-0.099706801,0.131247142,0.628796,0.34676036,0.775541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675,2023,675,0,0,0.693147181,3.555348061,2.564949357,0,3.496507561,0,0,0,1.098612289,0,0,0,0,0,0,0,1.386294361,0,0,0,1.098612289,1.386294361,0,0,1.386294361,0,0,0,3.044522438,1.791759469,1.945910149,0,0,0,1.386294361,0,0,0,0,0,0,0.693147181,0,0,2.513399084,14,0.95238492,0.291891597,-125.06,44,NORTH,NWFSC,2305,1357,Heceta Head,Y,2,NO,25.52769342,-0.457631761,0.638613428,0.090398636,0.77812275,11.0529982,0.135902323,-0.033601691,-0.043809466,0.087332822,0.660277,0.153098693,0.8604722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681,2023,681,0,0,0,2.197224577,1.791759469,0,1.791759469,0,0,0,1.098612289,0,0,0,0,0,0,0,0,0,0,0,0,0,0,0,0,0,0,0,0,0,0,0,0,0,0,0,0,0,0,0,0,0,0,0,1.358287365,4,0.979795456,0.226685623,-124.35,44.5,NORTH,NWFSC,2305,65,Newport,Y,5,NO,6.879355804,0.253334882,0.455998299,0.251011483,0.305550142,4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682,2023,682,0,0,0,1.098612289,0.693147181,0,0,0,0,0,0,0,0,0,0,0,0,0,0.693147181,0,0,0,0,0.693147181,0,0,0,0,0,0,0,0,0,0,0,0,0,0,0,0,0,0,0,0,0,0,1.363572006,4,0.983607512,0.37415551,-124.47,44.5,NORTH,NWFSC,2305,81,Newport,Y,3,NO,3.17805383,0.703818525,0.116304547,0.403904026,0.717392871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684,2023,684,0,0,0,1.386294361,1.098612289,0,2.564949357,0.693147181,0.693147181,0,0.693147181,0,0,0,0,0.693147181,0,0,0.693147181,0,0,0,0,0,0.693147181,0,0.693147181,0,0,0,0,0,0.693147181,0,0,0,0,0,0,0,0,0,0,0,0,0.693147181,2.363008437,12,0.950944232,0.232009807,-124.71,44.5,NORTH,NWFSC,2305,197,Newport,Y,5,NO,11.28818063,0.147039868,0.584908243,0.024599714,0.189262558,12,0.151898294,0.005551125,-0.044706409,0.075712144,0.758252,0.19095638,0.8719965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686,2023,686,0,0,0,2.197224577,1.386294361,0,2.944438979,0,0,0,1.098612289,0,0,0,0,0,0,0,1.945910149,0,0,0,0,0,1.098612289,0,0,0,1.098612289,0,1.386294361,0,1.945910149,0,0,0,1.098612289,0,0,0,0,0,0,0,0,0,2.240665337,10,0.973108169,0.324143374,-124.95,44.5,NORTH,NWFSC,2305,585,Newport,Y,2,NO,16.20052173,-0.183169676,0.767020043,0.092606747,0.56893849,9.996983409,0.17189014,-0.032921415,-0.040970062,0.077611384,0.713288,0.119646869,0.8636891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700,2023,700,0,0,0,0,0.693147181,0,0,0,1.791759469,0,0,0,0,0,0,0,0,0,0,0,0,0,0,0,0,0,0,0,0,0,0,0,0,0,0,0,0,0,0,0,0,0,0,0,0,0,0.591952197,2,0.854000339,0.656887459,-124.03,45.5,NORTH,NWFSC,2305,118,Tillamook,Y,5,NO,2.48490665,1.164451881,0.188849975,-0.305872048,0.956830114,NA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702,2023,702,0,0,0,0,1.098612289,0,1.098612289,0,0.693147181,0,0,0,0,0,0,0,0,0,0,0,0,0,0,0,0,0,0.693147181,0,0,0,0,0,0,0,0,0,0,0,0,0,0,0,0,0,0,0.693147181,1.58306419,5,0.983611863,0.385482004,-124.28,45.5,NORTH,NWFSC,2305,163,Tillamook,Y,5,NO,4.276666119,0.576105949,0.496900462,-0.214394423,0.327208487,NA,0.185131675,0.28645519,0.043601853,0.28603465,0.710394,0.008753946,0.8146027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704,2023,704,0,0,0,0,1.098612289,0,2.48490665,0,0,0,1.098612289,0,0,0,0,0,0,0,2.079441542,0,0,0,0,0,0,0,0,0,0,0,0,0,1.386294361,0,0,0,0,0,0,0.693147181,0,0,0,0.693147181,0,0,1.842095366,7,0.94664906,0.549611965,-124.52,45.5,NORTH,NWFSC,2305,458,Tillamook,Y,5,NO,9.534161491,0.188281037,1.095737355,-0.18013136,0.627728192,7,0.302804012,-0.093476236,-0.066402694,0.188868479,0.824286,0.025111969,0.8666884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710,2023,710,0,0,0,5.288267031,0,0,0,0,0.693147181,0,0,0,0,0,0,0,0,0,0,0,0,0,0,0,0,0,0,0,0,0,0,0,0,0,0,0,0,0,0,0,0,0,0,0,0,0,0.3586421,2,0.517407447,0.504943351,-124.05,46,NORTH,NWFSC,2305,75,Columbia River,Y,2,NO,5.981414211,0.04578475,0.273978896,0.980618525,1.081778496,1.25252525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712,2023,712,0,0,0,0.693147181,1.098612289,0,0.693147181,0,0.693147181,0,0,0,0,0,0,1.386294361,0,0,0,0,0,0,0,0,0,0,0,0,0,0,0,0,0,0,0,0,0,0,0,0,0,0,0,1.945910149,0,1.609437912,1.865792956,7,0.958827204,0.448969688,-124.44,46,NORTH,NWFSC,2305,146,Columbia River,Y,5,NO,8.119696253,0.624217904,0.698362748,0.01882467,0.396667731,7,0.322483134,0.063859662,0.183321355,0.226072198,0.768592,0.004375706,0.8767714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714,2023,714,0,0,0,0,1.098612289,0,0.693147181,0,0,0,0,0,0,0,0,0.693147181,0,0,1.609437912,0,0,0,0,0,0,0,0,0,0,0,0,0.693147181,1.098612289,0,0,0,0,0,0,0,0,0,0,0.693147181,0,0.693147181,2.025019738,8,0.973828059,0.539472984,-124.68,46,NORTH,NWFSC,2305,206,Columbia River,Y,5,NO,7.272398393,0.43170777,0.971763341,-0.255220545,0.541031015,8,0.240950415,-0.027257538,-0.025870933,0.093995793,0.893426,0.064463334,0.8481599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716,2023,716,0,0,0,0,1.945910149,0,2.63905733,0,0,0,2.079441542,0,0,0,0,0,0,0,1.945910149,0,0,0,0.693147181,0,0,0,1.098612289,0,0,0,0,1.386294361,2.772588722,0,0,0,0,0,0,0,0,0,0,0,0,1.386294361,2.126129804,9,0.967642885,0.440581177,-124.92,46,NORTH,NWFSC,2305,929,Columbia River,Y,5,NO,15.94725608,-0.268832289,0.930986073,-0.156703008,0.721974595,8.88167382,0.181762362,-0.032245533,-0.084303736,0.118450529,0.922017,0.180375759,0.8253429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730,2023,730,0,0,0,0.693147181,0.693147181,0,1.791759469,0,0,0,0,0,0,0,0,1.609437912,0,0,1.098612289,0,0,0,0,0,0,0,0,0,0,0,0,0,1.098612289,0,0,0,0,0,0,0,0,0,0,1.609437912,0,1.945910149,2.016403445,8,0.969684501,0.500465087,-124.38,47,NORTH,NWFSC,2305,55,Grays Harbor,Y,5,NO,10.54006438,0.410722404,0.954546476,-0.138400545,0.486577896,8,0.290478537,-0.072862051,0.025338267,0.141543428,0.820066,0.026369215,0.876911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733,2023,733,0,0,0,1.098612289,1.386294361,0,1.386294361,0,0,0,0.693147181,0,0,0,0,0,0,0,0.693147181,0,0,0,0,0,0,0,0.693147181,0,0.693147181,0,0,0,2.197224577,0,0,0,0.693147181,0,0,0,0,0,0,0,0,2.079441542,2.194659275,10,0.953127999,0.290614705,-124.83,47,NORTH,NWFSC,2305,156,Grays Harbor,Y,5,NO,11.61360303,0.128870222,0.661517446,0.05480752,0.259194647,10,0.166396799,-0.008673227,-0.063867433,0.093163589,0.772612,0.193602278,0.8105492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750,2023,750,0,0,0,0,0.693147181,0,0,0,0,0,0,0,0,0,0,0,0,0,0,0,0,0,0,0,0,0,0,0,0,0,0,0,0,0,0,0,0,0,0,0,0,0,0,2.564949357,0,1.945910149,0.985050731,3,0.896629095,0.771213413,-124.83,48,NORTH,NWFSC,2305,56,La Push,Y,5,NO,5.204006687,1.209402574,0.747900531,0.169147666,0.976403306,3,NA,NA,NA,NA,NA,NA,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7511,2023,7511,0,0,0,0.693147181,2.564949357,0,2.079441542,0,1.098612289,0,0,0,0,0,0,0,0,0,0.693147181,0,0,0,0,0,0,0,0,0,0,0,0,0,0,0,0,0,0,0,0,0,0,0.693147181,0,1.609437912,0,0.693147181,1.940550145,8,0.933206796,0.361887617,-125.72,48,NORTH,NWFSC,2305,162,La Push,Y,5,NO,10.12502982,0.204448811,0.780657329,0.207669189,0.397888466,8,0.301094272,0.01089718,0.085118247,0.143124995,0.84897,0.025835796,0.8674464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754,2023,754,0,0,0,0,2.302585093,0,0,0,0,0,0,0,0,0,0,0,0,0,0.693147181,0,0,0,0,0,0,0,1.098612289,0,0,0,0,0,1.098612289,0,0,0,0,0,0,0,0,0,0,0.693147181,0,0.693147181,1.676460755,6,0.935649692,0.405230078,-125.24,48,NORTH,NWFSC,2305,521,La Push,Y,5,NO,6.579251212,0.041766302,0.592047149,0.614877513,0.717979275,8,0.158782918,-0.222354335,-0.142918827,0.282065636,0.782426,0.060509623,0.9117829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3_758,2023,758,0,0,0.693147181,0,1.098612289,0,1.098612289,0,0,0,0,0,0,0,0,0,0,0,0.693147181,0,0,0,0,0,0,0,0,0,0,0,0,0,0.693147181,0,0,0,1.098612289,0,0,0,0,0,0,0.693147181,0,0.693147181,2.053274357,8,0.98741565,0.512997361,-125.49,48,NORTH,NWFSC,2305,162,La Push,Y,5,NO,6.761572769,0.371067467,0.930734973,-0.299681601,0.511907499,6,0.206778828,-0.071109879,-0.013618711,0.091547777,0.595119,0.017687781,0.803436053</text:p>
          </table:table-cell>
          <table:table-cell table:number-columns-repeated="16383"/>
        </table:table-row>
        <table:table-row table:number-rows-repeated="10466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</meta:initial-creator>
    <dc:creator>prozac1@gmail.com</dc:creator>
    <meta:creation-date>2025-02-20T09:12:26Z</meta:creation-date>
    <dc:date>2025-02-20T09:12:26Z</dc:date>
  </office:meta>
</office:document-meta>
</file>